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number-columns-repeated="9" table:default-cell-style-name="Default"/>
        <table:table-row table:style-name="ro1">
          <table:table-cell table:number-columns-repeated="2"/>
          <table:table-cell office:value-type="string">
            <text:p>0qs2h9m</text:p>
          </table:table-cell>
          <table:table-cell table:number-columns-repeated="3"/>
          <table:table-cell office:value-type="string">
            <text:p>frequency</text:p>
          </table:table-cell>
          <table:table-cell table:number-columns-repeated="2"/>
        </table:table-row>
        <table:table-row table:style-name="ro1">
          <table:table-cell table:number-columns-repeated="2"/>
          <table:table-cell office:value-type="string">
            <text:p>0gvbcfq</text:p>
          </table:table-cell>
          <table:table-cell office:value-type="string">
            <text:p>siemens_per_meter</text:p>
          </table:table-cell>
          <table:table-cell office:value-type="string">
            <text:p>siemens per meter</text:p>
          </table:table-cell>
          <table:table-cell office:value-type="string">
            <text:p>s.m,s.m,℧.m</text:p>
          </table:table-cell>
          <table:table-cell office:value-type="string">
            <text:p>conductivity</text:p>
          </table:table-cell>
          <table:table-cell table:number-columns-repeated="2"/>
        </table:table-row>
        <table:table-row table:style-name="ro1">
          <table:table-cell table:number-columns-repeated="2"/>
          <table:table-cell office:value-type="string">
            <text:p>09gq6k</text:p>
          </table:table-cell>
          <table:table-cell table:number-columns-repeated="2" office:value-type="string">
            <text:p>toise</text:p>
          </table:table-cell>
          <table:table-cell office:value-type="string">
            <text:p>t,toise</text:p>
          </table:table-cell>
          <table:table-cell office:value-type="string">
            <text:p>distance</text:p>
          </table:table-cell>
          <table:table-cell office:value-type="string">
            <text:p>http://en.wikipedia.org/wiki/index.html?curid=3497015,http://en.wikipedia.org/wiki/toise</text:p>
          </table:table-cell>
          <table:table-cell office:value-type="string">
            <text:p>toise</text:p>
          </table:table-cell>
        </table:table-row>
        <table:table-row table:style-name="ro1">
          <table:table-cell table:number-columns-repeated="2"/>
          <table:table-cell office:value-type="string">
            <text:p>053jb</text:p>
          </table:table-cell>
          <table:table-cell table:number-columns-repeated="2" office:value-type="string">
            <text:p>month</text:p>
          </table:table-cell>
          <table:table-cell office:value-type="string">
            <text:p>mon,mon</text:p>
          </table:table-cell>
          <table:table-cell office:value-type="string">
            <text:p>time</text:p>
          </table:table-cell>
          <table:table-cell office:value-type="string">
            <text:p>http://en.wikipedia.org/wiki/index.html?curid=20354,http://en.wikipedia.org/wiki/month</text:p>
          </table:table-cell>
          <table:table-cell office:value-type="string">
            <text:p>month</text:p>
          </table:table-cell>
        </table:table-row>
        <table:table-row table:style-name="ro1">
          <table:table-cell table:number-columns-repeated="2"/>
          <table:table-cell office:value-type="string">
            <text:p>04vb3</text:p>
          </table:table-cell>
          <table:table-cell table:number-columns-repeated="2" office:value-type="string">
            <text:p>mile</text:p>
          </table:table-cell>
          <table:table-cell office:value-type="string">
            <text:p>mi,mi,mile</text:p>
          </table:table-cell>
          <table:table-cell office:value-type="string">
            <text:p>distance</text:p>
          </table:table-cell>
          <table:table-cell office:value-type="string">
            <text:p>http://en.wikipedia.org/wiki/index.html?curid=19159,http://en.wikipedia.org/wiki/mile</text:p>
          </table:table-cell>
          <table:table-cell office:value-type="string">
            <text:p>mile</text:p>
          </table:table-cell>
        </table:table-row>
        <table:table-row table:style-name="ro1">
          <table:table-cell table:number-columns-repeated="2"/>
          <table:table-cell office:value-type="string">
            <text:p>02sj3yn</text:p>
          </table:table-cell>
          <table:table-cell office:value-type="string">
            <text:p>kilogram_per_square_metre</text:p>
          </table:table-cell>
          <table:table-cell office:value-type="string">
            <text:p>kilogram per square metre,kilogram per square meter</text:p>
          </table:table-cell>
          <table:table-cell office:value-type="string">
            <text:p>kg.m²,kg.m²,kilogram per square meter</text:p>
          </table:table-cell>
          <table:table-cell office:value-type="string">
            <text:p>surface density</text:p>
          </table:table-cell>
          <table:table-cell table:number-columns-repeated="2"/>
        </table:table-row>
        <table:table-row table:style-name="ro1">
          <table:table-cell table:number-columns-repeated="2"/>
          <table:table-cell office:value-type="string">
            <text:p>024_6</text:p>
          </table:table-cell>
          <table:table-cell office:value-type="string">
            <text:p>centimeter</text:p>
          </table:table-cell>
          <table:table-cell office:value-type="string">
            <text:p>centimetres,cm \u0028unit\u0029,\u339d,centimeters,centimeter,centimetre</text:p>
          </table:table-cell>
          <table:table-cell office:value-type="string">
            <text:p>cm,cm,centimeter</text:p>
          </table:table-cell>
          <table:table-cell office:value-type="string">
            <text:p>distance</text:p>
          </table:table-cell>
          <table:table-cell office:value-type="string">
            <text:p>http://en.wikipedia.org/wiki/index.html?curid=7669,http://en.wikipedia.org/wiki/centimetre</text:p>
          </table:table-cell>
          <table:table-cell office:value-type="string">
            <text:p>centimetre</text:p>
          </table:table-cell>
        </table:table-row>
        <table:table-row table:style-name="ro1">
          <table:table-cell table:number-columns-repeated="2"/>
          <table:table-cell office:value-type="string">
            <text:p>025sx5b</text:p>
          </table:table-cell>
          <table:table-cell office:value-type="string">
            <text:p>picometre</text:p>
          </table:table-cell>
          <table:table-cell office:value-type="string">
            <text:p>pico meter,picometers,picometre,picometres,picometer</text:p>
          </table:table-cell>
          <table:table-cell office:value-type="string">
            <text:p>pm,pm</text:p>
          </table:table-cell>
          <table:table-cell office:value-type="string">
            <text:p>distance</text:p>
          </table:table-cell>
          <table:table-cell office:value-type="string">
            <text:p>http://en.wikipedia.org/wiki/index.html?curid=38964,http://en.wikipedia.org/wiki/picometre</text:p>
          </table:table-cell>
          <table:table-cell office:value-type="string">
            <text:p>picometre</text:p>
          </table:table-cell>
        </table:table-row>
        <table:table-row table:style-name="ro1">
          <table:table-cell table:number-columns-repeated="2"/>
          <table:table-cell office:value-type="string">
            <text:p>05v2cvz</text:p>
          </table:table-cell>
          <table:table-cell table:number-columns-repeated="2" office:value-type="string">
            <text:p>millisecond</text:p>
          </table:table-cell>
          <table:table-cell office:value-type="string">
            <text:p>ms,ms</text:p>
          </table:table-cell>
          <table:table-cell office:value-type="string">
            <text:p>time</text:p>
          </table:table-cell>
          <table:table-cell table:number-columns-repeated="2"/>
        </table:table-row>
        <table:table-row table:style-name="ro1">
          <table:table-cell table:number-columns-repeated="2"/>
          <table:table-cell office:value-type="string">
            <text:p>02wvjjb</text:p>
          </table:table-cell>
          <table:table-cell office:value-type="string">
            <text:p>jupiter_mass</text:p>
          </table:table-cell>
          <table:table-cell office:value-type="string">
            <text:p>jupiter mass,jovian mass,jupiter masses</text:p>
          </table:table-cell>
          <table:table-cell office:value-type="string">
            <text:p>m(jup),m j,m(j),m jup,m(jup)</text:p>
          </table:table-cell>
          <table:table-cell office:value-type="string">
            <text:p>mass</text:p>
          </table:table-cell>
          <table:table-cell office:value-type="string">
            <text:p>http://en.wikipedia.org/wiki/index.html?curid=10686210,http://en.wikipedia.org/wiki/jupiter_mass</text:p>
          </table:table-cell>
          <table:table-cell office:value-type="string">
            <text:p>jupiter_mass</text:p>
          </table:table-cell>
        </table:table-row>
        <table:table-row table:style-name="ro1">
          <table:table-cell table:number-columns-repeated="2"/>
          <table:table-cell office:value-type="string">
            <text:p>03502y</text:p>
          </table:table-cell>
          <table:table-cell office:value-type="string">
            <text:p>megalithic_yard</text:p>
          </table:table-cell>
          <table:table-cell office:value-type="string">
            <text:p>megalithic yard</text:p>
          </table:table-cell>
          <table:table-cell/>
          <table:table-cell office:value-type="string">
            <text:p>distance</text:p>
          </table:table-cell>
          <table:table-cell table:number-columns-repeated="2"/>
        </table:table-row>
        <table:table-row table:style-name="ro1">
          <table:table-cell table:number-columns-repeated="2"/>
          <table:table-cell office:value-type="string">
            <text:p>05cpvh4</text:p>
          </table:table-cell>
          <table:table-cell office:value-type="string">
            <text:p>microton_of_tnt</text:p>
          </table:table-cell>
          <table:table-cell office:value-type="string">
            <text:p>microton of tnt</text:p>
          </table:table-cell>
          <table:table-cell office:value-type="string">
            <text:p>μt,μt,g</text:p>
          </table:table-cell>
          <table:table-cell office:value-type="string">
            <text:p>energy</text:p>
          </table:table-cell>
          <table:table-cell table:number-columns-repeated="2"/>
        </table:table-row>
        <table:table-row table:style-name="ro1">
          <table:table-cell table:number-columns-repeated="2"/>
          <table:table-cell office:value-type="string">
            <text:p>04lmb</text:p>
          </table:table-cell>
          <table:table-cell office:value-type="string">
            <text:p>liter</text:p>
          </table:table-cell>
          <table:table-cell office:value-type="string">
            <text:p>yoctoliter,liter \u0028l\u0029,femtoliter,attolitre,megalitres,milliliter,litre per minute,hectoliter,hectolitres,\u3398,litres,nanolitre,gigalitres,\u3396,litre,microlitre,\u3395,exalitres,deciliters,liters,milliliters,zettalitre,megalitre,exalitre,picoliter,\u3397,hectolitre,yottalitre,teralitre,megaliter,deciliter,millilitre,1 liter,l \u0028unit\u0029,decilitre,liter,milli-litre,gigalitre,teraliter,attoliter,zettaliter,exaliter,petalitre,microliter,centiliter,zeptoliter,yottaliter,nanoliter,decilitres,m\u2113,cubic decimetre,cubic decimeter,picolitre,zeptolitre,gigaliter,hectoliters,decalitre,millilitres,yoctolitre,kiloliter,petaliter,centilitre,hektoliter,millileter</text:p>
          </table:table-cell>
          <table:table-cell office:value-type="string">
            <text:p>l,l,l,liter</text:p>
          </table:table-cell>
          <table:table-cell office:value-type="string">
            <text:p>volume</text:p>
          </table:table-cell>
          <table:table-cell office:value-type="string">
            <text:p>http://en.wikipedia.org/wiki/index.html?curid=18094,http://en.wikipedia.org/wiki/litre</text:p>
          </table:table-cell>
          <table:table-cell office:value-type="string">
            <text:p>litre</text:p>
          </table:table-cell>
        </table:table-row>
        <table:table-row table:style-name="ro1">
          <table:table-cell table:number-columns-repeated="2"/>
          <table:table-cell office:value-type="string">
            <text:p>0jdpt</text:p>
          </table:table-cell>
          <table:table-cell office:value-type="string">
            <text:p>barn_measure</text:p>
          </table:table-cell>
          <table:table-cell office:value-type="string">
            <text:p>millibarn,1 e-24 cm\u00b2,inverse femtobarn,barn \u0028area\u0029,1 e-28 m2,shed \u0028physics\u0029,picobarn,barn \u0028physics\u0029,shed \u0028unit\u0029,outhouse \u0028unit\u0029,1 e-28 m\u00b2,femtobarn,barn \u0028unit\u0029,barn unit,barn measure</text:p>
          </table:table-cell>
          <table:table-cell office:value-type="string">
            <text:p>b,b</text:p>
          </table:table-cell>
          <table:table-cell office:value-type="string">
            <text:p>area</text:p>
          </table:table-cell>
          <table:table-cell office:value-type="string">
            <text:p>http://en.wikipedia.org/wiki/index.html?curid=71469,http://en.wikipedia.org/wiki/barn_(unit)</text:p>
          </table:table-cell>
          <table:table-cell office:value-type="string">
            <text:p>barn_\u0028unit\u0029</text:p>
          </table:table-cell>
        </table:table-row>
        <table:table-row table:style-name="ro1">
          <table:table-cell table:number-columns-repeated="2"/>
          <table:table-cell office:value-type="string">
            <text:p>047l788</text:p>
          </table:table-cell>
          <table:table-cell table:number-columns-repeated="2" office:value-type="string">
            <text:p>kilonewton</text:p>
          </table:table-cell>
          <table:table-cell office:value-type="string">
            <text:p>kn,kn,kilonewton</text:p>
          </table:table-cell>
          <table:table-cell office:value-type="string">
            <text:p>force</text:p>
          </table:table-cell>
          <table:table-cell table:number-columns-repeated="2"/>
        </table:table-row>
        <table:table-row table:style-name="ro1">
          <table:table-cell table:number-columns-repeated="2"/>
          <table:table-cell office:value-type="string">
            <text:p>05v2dfk</text:p>
          </table:table-cell>
          <table:table-cell table:number-columns-repeated="2" office:value-type="string">
            <text:p>decisecond</text:p>
          </table:table-cell>
          <table:table-cell office:value-type="string">
            <text:p>ds,ds</text:p>
          </table:table-cell>
          <table:table-cell office:value-type="string">
            <text:p>time</text:p>
          </table:table-cell>
          <table:table-cell table:number-columns-repeated="2"/>
        </table:table-row>
        <table:table-row table:style-name="ro1">
          <table:table-cell table:number-columns-repeated="2"/>
          <table:table-cell office:value-type="string">
            <text:p>02sjt6q</text:p>
          </table:table-cell>
          <table:table-cell office:value-type="string">
            <text:p>every_4_years</text:p>
          </table:table-cell>
          <table:table-cell office:value-type="string">
            <text:p>every 4 years</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4x9_</text:p>
          </table:table-cell>
          <table:table-cell office:value-type="string">
            <text:p>minute</text:p>
          </table:table-cell>
          <table:table-cell office:value-type="string">
            <text:p>minuite,minute \u0028time\u0029,minute</text:p>
          </table:table-cell>
          <table:table-cell office:value-type="string">
            <text:p>min,min,minute</text:p>
          </table:table-cell>
          <table:table-cell office:value-type="string">
            <text:p>time</text:p>
          </table:table-cell>
          <table:table-cell office:value-type="string">
            <text:p>http://en.wikipedia.org/wiki/index.html?curid=19372,http://en.wikipedia.org/wiki/minute</text:p>
          </table:table-cell>
          <table:table-cell office:value-type="string">
            <text:p>minute</text:p>
          </table:table-cell>
        </table:table-row>
        <table:table-row table:style-name="ro1">
          <table:table-cell table:number-columns-repeated="2"/>
          <table:table-cell office:value-type="string">
            <text:p>09b4v</text:p>
          </table:table-cell>
          <table:table-cell office:value-type="string">
            <text:p>mole_measure</text:p>
          </table:table-cell>
          <table:table-cell office:value-type="string">
            <text:p>mole unit,lbmol,mole \u0028unit of measurement\u0029,kg-mol,a mole,mole measure,lb mol,millimoles,kilogram-mole,gram-molecular weight,pmol,mmol,gramme-atom,kmol,mole \u0028scientific term\u0029,picomole,\u33d6,gram molecular mass,pound-mole,unit mole,nanomole,mole\u0028unit\u0029,mole \u0028measurement\u0029,gram-molecule,the mol,mole \u0028number\u0029,pound mole,kg mol,chemistry mole,lb-mol,mole \u0028unit\u0029,milimole,gramme-molecule,ounce mole,mole number,micromole,mole \u0028chemistry\u0029,nmol,kilogram mole,millimole,mol \u0028unit\u0029,micromoles,kgmol</text:p>
          </table:table-cell>
          <table:table-cell office:value-type="string">
            <text:p>mol,mol</text:p>
          </table:table-cell>
          <table:table-cell office:value-type="string">
            <text:p>substance</text:p>
          </table:table-cell>
          <table:table-cell office:value-type="string">
            <text:p>http://en.wikipedia.org/wiki/index.html?curid=37400,http://en.wikipedia.org/wiki/mole_(unit)</text:p>
          </table:table-cell>
          <table:table-cell office:value-type="string">
            <text:p>mole_\u0028unit\u0029</text:p>
          </table:table-cell>
        </table:table-row>
        <table:table-row table:style-name="ro1">
          <table:table-cell table:number-columns-repeated="2"/>
          <table:table-cell office:value-type="string">
            <text:p>02mvqx</text:p>
          </table:table-cell>
          <table:table-cell office:value-type="string">
            <text:p>megametre</text:p>
          </table:table-cell>
          <table:table-cell office:value-type="string">
            <text:p>megametre,megameter</text:p>
          </table:table-cell>
          <table:table-cell office:value-type="string">
            <text:p>mm,mm</text:p>
          </table:table-cell>
          <table:table-cell office:value-type="string">
            <text:p>distance</text:p>
          </table:table-cell>
          <table:table-cell office:value-type="string">
            <text:p>http://en.wikipedia.org/wiki/index.html?curid=537543,http://en.wikipedia.org/wiki/megametre</text:p>
          </table:table-cell>
          <table:table-cell office:value-type="string">
            <text:p>megametre</text:p>
          </table:table-cell>
        </table:table-row>
        <table:table-row table:style-name="ro1">
          <table:table-cell table:number-columns-repeated="2"/>
          <table:table-cell office:value-type="string">
            <text:p>012sc7</text:p>
          </table:table-cell>
          <table:table-cell office:value-type="string">
            <text:p>tebibyte</text:p>
          </table:table-cell>
          <table:table-cell office:value-type="string">
            <text:p>tebi byte,teb,tebibyte,tebibytes,tib</text:p>
          </table:table-cell>
          <table:table-cell office:value-type="string">
            <text:p>tib,tib,tebibyte</text:p>
          </table:table-cell>
          <table:table-cell office:value-type="string">
            <text:p>data size</text:p>
          </table:table-cell>
          <table:table-cell office:value-type="string">
            <text:p>http://en.wikipedia.org/wiki/index.html?curid=147001,http://en.wikipedia.org/wiki/tebibyte</text:p>
          </table:table-cell>
          <table:table-cell office:value-type="string">
            <text:p>tebibyte</text:p>
          </table:table-cell>
        </table:table-row>
        <table:table-row table:style-name="ro1">
          <table:table-cell table:number-columns-repeated="2"/>
          <table:table-cell office:value-type="string">
            <text:p>025t9b5</text:p>
          </table:table-cell>
          <table:table-cell office:value-type="string">
            <text:p>picul</text:p>
          </table:table-cell>
          <table:table-cell office:value-type="string">
            <text:p>picul (tam),stone \u0028chinese weight\u0029,shek,picul,stone \u0028chinese mass\u0029</text:p>
          </table:table-cell>
          <table:table-cell office:value-type="string">
            <text:p>picul (tam)</text:p>
          </table:table-cell>
          <table:table-cell office:value-type="string">
            <text:p>mass</text:p>
          </table:table-cell>
          <table:table-cell office:value-type="string">
            <text:p>http://en.wikipedia.org/wiki/index.html?curid=4962816,http://en.wikipedia.org/wiki/picul</text:p>
          </table:table-cell>
          <table:table-cell office:value-type="string">
            <text:p>picul</text:p>
          </table:table-cell>
        </table:table-row>
        <table:table-row table:style-name="ro1">
          <table:table-cell table:number-columns-repeated="2"/>
          <table:table-cell office:value-type="string">
            <text:p>0fpdnq_</text:p>
          </table:table-cell>
          <table:table-cell office:value-type="string">
            <text:p>old_dunam</text:p>
          </table:table-cell>
          <table:table-cell office:value-type="string">
            <text:p>old dunam</text:p>
          </table:table-cell>
          <table:table-cell/>
          <table:table-cell office:value-type="string">
            <text:p>area</text:p>
          </table:table-cell>
          <table:table-cell table:number-columns-repeated="2"/>
        </table:table-row>
        <table:table-row table:style-name="ro1">
          <table:table-cell table:number-columns-repeated="2"/>
          <table:table-cell office:value-type="string">
            <text:p>05b1sy</text:p>
          </table:table-cell>
          <table:table-cell office:value-type="string">
            <text:p>finger_measure</text:p>
          </table:table-cell>
          <table:table-cell office:value-type="string">
            <text:p>finger \u0028unit\u0029,finger measure,finger \u0028measurement\u0029,finger \u0028length\u0029</text:p>
          </table:table-cell>
          <table:table-cell/>
          <table:table-cell office:value-type="string">
            <text:p>distance</text:p>
          </table:table-cell>
          <table:table-cell office:value-type="string">
            <text:p>http://en.wikipedia.org/wiki/index.html?curid=1555681,http://en.wikipedia.org/wiki/finger_(unit)</text:p>
          </table:table-cell>
          <table:table-cell office:value-type="string">
            <text:p>finger_\u0028unit\u0029</text:p>
          </table:table-cell>
        </table:table-row>
        <table:table-row table:style-name="ro1">
          <table:table-cell table:number-columns-repeated="2"/>
          <table:table-cell office:value-type="string">
            <text:p>03x_ct_</text:p>
          </table:table-cell>
          <table:table-cell office:value-type="string">
            <text:p>twenty_foot_equivalent_unit</text:p>
          </table:table-cell>
          <table:table-cell office:value-type="string">
            <text:p>forty foot equivalent unit,forty-foot equivalent unit,twenty-foot equivalent unit,20-foot equivalent unit,twenty-foot equivalent units,twenty foot equivalent units,twenty foot equivalent unit</text:p>
          </table:table-cell>
          <table:table-cell office:value-type="string">
            <text:p>teu,teu,teu</text:p>
          </table:table-cell>
          <table:table-cell office:value-type="string">
            <text:p>cargo capacity</text:p>
          </table:table-cell>
          <table:table-cell office:value-type="string">
            <text:p>http://en.wikipedia.org/wiki/index.html?curid=373474,http://en.wikipedia.org/wiki/twenty-foot_equivalent_unit</text:p>
          </table:table-cell>
          <table:table-cell office:value-type="string">
            <text:p>twenty-foot_equivalent_unit</text:p>
          </table:table-cell>
        </table:table-row>
        <table:table-row table:style-name="ro1">
          <table:table-cell table:number-columns-repeated="2"/>
          <table:table-cell office:value-type="string">
            <text:p>05v67f5</text:p>
          </table:table-cell>
          <table:table-cell office:value-type="string">
            <text:p>gallon_us_dry</text:p>
          </table:table-cell>
          <table:table-cell office:value-type="string">
            <text:p>gallon us dry</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49yfz</text:p>
          </table:table-cell>
          <table:table-cell office:value-type="string">
            <text:p>light_day</text:p>
          </table:table-cell>
          <table:table-cell office:value-type="string">
            <text:p>light day</text:p>
          </table:table-cell>
          <table:table-cell/>
          <table:table-cell office:value-type="string">
            <text:p>distance</text:p>
          </table:table-cell>
          <table:table-cell table:number-columns-repeated="2"/>
        </table:table-row>
        <table:table-row table:style-name="ro1">
          <table:table-cell table:number-columns-repeated="2"/>
          <table:table-cell office:value-type="string">
            <text:p>014fcr</text:p>
          </table:table-cell>
          <table:table-cell office:value-type="string">
            <text:p>becquerel</text:p>
          </table:table-cell>
          <table:table-cell office:value-type="string">
            <text:p>zeptobecquerel,microbecquerel,picobecquerel,becquerel,zettabecquerel,gigabecquerel,yoctobecquerel,kbq,bequerels,centibecquerel,petabecquerel,megabecquerel,decabecquerel,kilobecquerel,bequerel,\u33c3,attobecquerel,bq,millibecquerel,yottabecquerel,decibecquerel,femtobecquerel,hectobecquerel,terabecquerel,gbq,nanobecquerel,exabecquerel,becquerel \u0028unit\u0029,becquerel \u0028bq\u0029,becquerels</text:p>
          </table:table-cell>
          <table:table-cell office:value-type="string">
            <text:p>bq,bq,becquerel</text:p>
          </table:table-cell>
          <table:table-cell office:value-type="string">
            <text:p>radioactivity</text:p>
          </table:table-cell>
          <table:table-cell office:value-type="string">
            <text:p>http://en.wikipedia.org/wiki/index.html?curid=155835,http://en.wikipedia.org/wiki/becquerel</text:p>
          </table:table-cell>
          <table:table-cell office:value-type="string">
            <text:p>becquerel</text:p>
          </table:table-cell>
        </table:table-row>
        <table:table-row table:style-name="ro1">
          <table:table-cell table:number-columns-repeated="2"/>
          <table:table-cell office:value-type="string">
            <text:p>073n8</text:p>
          </table:table-cell>
          <table:table-cell office:value-type="string">
            <text:p>speed_of_light</text:p>
          </table:table-cell>
          <table:table-cell office:value-type="string">
            <text:p>speed of massless particles,186282,the speed of light in vacuum,speed of light,speed of light in vacuum,velocity of light,speed of light \u0028c\u0029,the speed of light in a vacuum,light speed,lightspeed,electromagnetic wave speed,luminal speed,speed-of-light,the speed of radio,speed of liht,the speed of light,planck velocity,speed of ligth,fundamental speed,weber\u0027s constant,299792458,299\u002c792\u002c458 metres per second,speed of radio,planck speed,299\u002c792\u002c458,speed of electricity\u002flight,speed of light in a vacuum,percentage of the speed of light,light speed barrier</text:p>
          </table:table-cell>
          <table:table-cell/>
          <table:table-cell office:value-type="string">
            <text:p>speed</text:p>
          </table:table-cell>
          <table:table-cell office:value-type="string">
            <text:p>http://en.wikipedia.org/wiki/index.html?curid=28736,http://en.wikipedia.org/wiki/speed_of_light</text:p>
          </table:table-cell>
          <table:table-cell office:value-type="string">
            <text:p>speed_of_light</text:p>
          </table:table-cell>
        </table:table-row>
        <table:table-row table:style-name="ro1">
          <table:table-cell table:number-columns-repeated="2"/>
          <table:table-cell office:value-type="string">
            <text:p>06nxt</text:p>
          </table:table-cell>
          <table:table-cell office:value-type="string">
            <text:p>second</text:p>
          </table:table-cell>
          <table:table-cell office:value-type="string">
            <text:p>second \u0028time\u0029,1 second,fourth \u0028time\u0029,seconds,number of seconds in a year,second duration,secs,secound,1 e0 s,second,calendar second,third \u0028time\u0029,second \u0028unit\u0029</text:p>
          </table:table-cell>
          <table:table-cell office:value-type="string">
            <text:p>s,sec,s,second</text:p>
          </table:table-cell>
          <table:table-cell office:value-type="string">
            <text:p>time</text:p>
          </table:table-cell>
          <table:table-cell office:value-type="string">
            <text:p>http://en.wikipedia.org/wiki/index.html?curid=26873,http://en.wikipedia.org/wiki/second</text:p>
          </table:table-cell>
          <table:table-cell office:value-type="string">
            <text:p>second</text:p>
          </table:table-cell>
        </table:table-row>
        <table:table-row table:style-name="ro1">
          <table:table-cell table:number-columns-repeated="2"/>
          <table:table-cell office:value-type="string">
            <text:p>017mjn</text:p>
          </table:table-cell>
          <table:table-cell office:value-type="string">
            <text:p>hartree_energy</text:p>
          </table:table-cell>
          <table:table-cell office:value-type="string">
            <text:p>hartree energy,hartree</text:p>
          </table:table-cell>
          <table:table-cell/>
          <table:table-cell office:value-type="string">
            <text:p>energy</text:p>
          </table:table-cell>
          <table:table-cell office:value-type="string">
            <text:p>http://en.wikipedia.org/wiki/index.html?curid=174901,http://en.wikipedia.org/wiki/hartree</text:p>
          </table:table-cell>
          <table:table-cell office:value-type="string">
            <text:p>hartree</text:p>
          </table:table-cell>
        </table:table-row>
        <table:table-row table:style-name="ro1">
          <table:table-cell table:number-columns-repeated="2"/>
          <table:table-cell office:value-type="string">
            <text:p>02nbmv6</text:p>
          </table:table-cell>
          <table:table-cell table:number-columns-repeated="2" office:value-type="string">
            <text:p>hourly</text:p>
          </table:table-cell>
          <table:table-cell/>
          <table:table-cell office:value-type="string">
            <text:p>time</text:p>
          </table:table-cell>
          <table:table-cell table:number-columns-repeated="2"/>
        </table:table-row>
        <table:table-row table:style-name="ro1">
          <table:table-cell table:number-columns-repeated="2"/>
          <table:table-cell office:value-type="string">
            <text:p>05v67h6</text:p>
          </table:table-cell>
          <table:table-cell office:value-type="string">
            <text:p>gill_imperial</text:p>
          </table:table-cell>
          <table:table-cell office:value-type="string">
            <text:p>gill imperial</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1p5ld</text:p>
          </table:table-cell>
          <table:table-cell office:value-type="string">
            <text:p>decimetre</text:p>
          </table:table-cell>
          <table:table-cell office:value-type="string">
            <text:p>\u3377,decimeter,decimetres,decimeters,decimetre</text:p>
          </table:table-cell>
          <table:table-cell office:value-type="string">
            <text:p>dm,dm,decimeter</text:p>
          </table:table-cell>
          <table:table-cell office:value-type="string">
            <text:p>distance</text:p>
          </table:table-cell>
          <table:table-cell office:value-type="string">
            <text:p>http://en.wikipedia.org/wiki/index.html?curid=274747,http://en.wikipedia.org/wiki/decimetre</text:p>
          </table:table-cell>
          <table:table-cell office:value-type="string">
            <text:p>decimetre</text:p>
          </table:table-cell>
        </table:table-row>
        <table:table-row table:style-name="ro1">
          <table:table-cell table:number-columns-repeated="2"/>
          <table:table-cell office:value-type="string">
            <text:p>05tk42</text:p>
          </table:table-cell>
          <table:table-cell office:value-type="string">
            <text:p>gigabit_per_second</text:p>
          </table:table-cell>
          <table:table-cell office:value-type="string">
            <text:p>gigabit per second</text:p>
          </table:table-cell>
          <table:table-cell office:value-type="string">
            <text:p>gbps,gigabit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5b1qt</text:p>
          </table:table-cell>
          <table:table-cell office:value-type="string">
            <text:p>digit_measure</text:p>
          </table:table-cell>
          <table:table-cell office:value-type="string">
            <text:p>digit \u0028length\u0029,digit measure,digit \u0028unit\u0029,digit \u0028measurement\u0029</text:p>
          </table:table-cell>
          <table:table-cell/>
          <table:table-cell office:value-type="string">
            <text:p>distance</text:p>
          </table:table-cell>
          <table:table-cell office:value-type="string">
            <text:p>http://en.wikipedia.org/wiki/index.html?curid=1555658,http://en.wikipedia.org/wiki/digit_(unit)</text:p>
          </table:table-cell>
          <table:table-cell office:value-type="string">
            <text:p>digit_\u0028unit\u0029</text:p>
          </table:table-cell>
        </table:table-row>
        <table:table-row table:style-name="ro1">
          <table:table-cell table:number-columns-repeated="2"/>
          <table:table-cell office:value-type="string">
            <text:p>027tq8y</text:p>
          </table:table-cell>
          <table:table-cell office:value-type="string">
            <text:p>bahar_measure</text:p>
          </table:table-cell>
          <table:table-cell office:value-type="string">
            <text:p>bahar \u0028unit\u0029,bahar measure,bahar \u0028measurement\u0029</text:p>
          </table:table-cell>
          <table:table-cell/>
          <table:table-cell office:value-type="string">
            <text:p>distance</text:p>
          </table:table-cell>
          <table:table-cell office:value-type="string">
            <text:p>http://en.wikipedia.org/wiki/index.html?curid=9019747,http://en.wikipedia.org/wiki/bahar_(unit)</text:p>
          </table:table-cell>
          <table:table-cell office:value-type="string">
            <text:p>bahar_\u0028unit\u0029</text:p>
          </table:table-cell>
        </table:table-row>
        <table:table-row table:style-name="ro1">
          <table:table-cell table:number-columns-repeated="2"/>
          <table:table-cell office:value-type="string">
            <text:p>038qd7</text:p>
          </table:table-cell>
          <table:table-cell office:value-type="string">
            <text:p>kibibit</text:p>
          </table:table-cell>
          <table:table-cell office:value-type="string">
            <text:p>kibibits,kibit,kibibit</text:p>
          </table:table-cell>
          <table:table-cell office:value-type="string">
            <text:p>kibit,kib,kibit,kibibit</text:p>
          </table:table-cell>
          <table:table-cell office:value-type="string">
            <text:p>data size</text:p>
          </table:table-cell>
          <table:table-cell office:value-type="string">
            <text:p>http://en.wikipedia.org/wiki/index.html?curid=756615,http://en.wikipedia.org/wiki/kibibit</text:p>
          </table:table-cell>
          <table:table-cell office:value-type="string">
            <text:p>kibibit</text:p>
          </table:table-cell>
        </table:table-row>
        <table:table-row table:style-name="ro1">
          <table:table-cell table:number-columns-repeated="2"/>
          <table:table-cell office:value-type="string">
            <text:p>05cdmtb</text:p>
          </table:table-cell>
          <table:table-cell office:value-type="string">
            <text:p>ton_of_tnt</text:p>
          </table:table-cell>
          <table:table-cell office:value-type="string">
            <text:p>tonne (metric) of tnt,ton of tnt</text:p>
          </table:table-cell>
          <table:table-cell office:value-type="string">
            <text:p>t,t,mg,tonne (metric) of tnt,ton of tnt</text:p>
          </table:table-cell>
          <table:table-cell office:value-type="string">
            <text:p>energy</text:p>
          </table:table-cell>
          <table:table-cell table:number-columns-repeated="2"/>
        </table:table-row>
        <table:table-row table:style-name="ro1">
          <table:table-cell table:number-columns-repeated="2"/>
          <table:table-cell office:value-type="string">
            <text:p>025xq4s</text:p>
          </table:table-cell>
          <table:table-cell office:value-type="string">
            <text:p>cham_am</text:p>
          </table:table-cell>
          <table:table-cell office:value-type="string">
            <text:p>cham am</text:p>
          </table:table-cell>
          <table:table-cell/>
          <table:table-cell office:value-type="string">
            <text:p>distance</text:p>
          </table:table-cell>
          <table:table-cell office:value-type="string">
            <text:p>http://en.wikipedia.org/wiki/index.html?curid=7266512,http://en.wikipedia.org/wiki/cham_am</text:p>
          </table:table-cell>
          <table:table-cell office:value-type="string">
            <text:p>cham_am</text:p>
          </table:table-cell>
        </table:table-row>
        <table:table-row table:style-name="ro1">
          <table:table-cell table:number-columns-repeated="2"/>
          <table:table-cell office:value-type="string">
            <text:p>0h0j3f</text:p>
          </table:table-cell>
          <table:table-cell office:value-type="string">
            <text:p>chopin_measure</text:p>
          </table:table-cell>
          <table:table-cell office:value-type="string">
            <text:p>chopin \u0028unit of measure\u0029,chopin \u0028unit\u0029,chopin \u0028volume\u0029,chopin measure</text:p>
          </table:table-cell>
          <table:table-cell/>
          <table:table-cell office:value-type="string">
            <text:p>volume</text:p>
          </table:table-cell>
          <table:table-cell office:value-type="string">
            <text:p>http://en.wikipedia.org/wiki/index.html?curid=7017642,http://en.wikipedia.org/wiki/chopin_(unit)</text:p>
          </table:table-cell>
          <table:table-cell office:value-type="string">
            <text:p>chopin_\u0028unit\u0029</text:p>
          </table:table-cell>
        </table:table-row>
        <table:table-row table:style-name="ro1">
          <table:table-cell table:number-columns-repeated="2"/>
          <table:table-cell office:value-type="string">
            <text:p>0cvb0rm</text:p>
          </table:table-cell>
          <table:table-cell office:value-type="string">
            <text:p>terabyte_per_second</text:p>
          </table:table-cell>
          <table:table-cell office:value-type="string">
            <text:p>terabyte per second</text:p>
          </table:table-cell>
          <table:table-cell office:value-type="string">
            <text:p>tbps,tera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2xj5ng</text:p>
          </table:table-cell>
          <table:table-cell office:value-type="string">
            <text:p>cubic_kilometer</text:p>
          </table:table-cell>
          <table:table-cell office:value-type="string">
            <text:p>cubic kilometer</text:p>
          </table:table-cell>
          <table:table-cell office:value-type="string">
            <text:p>km³,km³,cubic kilometer</text:p>
          </table:table-cell>
          <table:table-cell office:value-type="string">
            <text:p>volume</text:p>
          </table:table-cell>
          <table:table-cell table:number-columns-repeated="2"/>
        </table:table-row>
        <table:table-row table:style-name="ro1">
          <table:table-cell table:number-columns-repeated="2"/>
          <table:table-cell office:value-type="string">
            <text:p>05cdmtz</text:p>
          </table:table-cell>
          <table:table-cell office:value-type="string">
            <text:p>kiloton_of_tnt</text:p>
          </table:table-cell>
          <table:table-cell office:value-type="string">
            <text:p>kiloton of tnt</text:p>
          </table:table-cell>
          <table:table-cell office:value-type="string">
            <text:p>kt,kt</text:p>
          </table:table-cell>
          <table:table-cell office:value-type="string">
            <text:p>energy</text:p>
          </table:table-cell>
          <table:table-cell table:number-columns-repeated="2"/>
        </table:table-row>
        <table:table-row table:style-name="ro1">
          <table:table-cell table:number-columns-repeated="2"/>
          <table:table-cell office:value-type="string">
            <text:p>0ff5_v</text:p>
          </table:table-cell>
          <table:table-cell table:number-columns-repeated="2" office:value-type="string">
            <text:p>biweekly</text:p>
          </table:table-cell>
          <table:table-cell/>
          <table:table-cell office:value-type="string">
            <text:p>frequency</text:p>
          </table:table-cell>
          <table:table-cell office:value-type="string">
            <text:p>http://en.wikipedia.org/wiki/index.html?curid=5933152,http://en.wikipedia.org/wiki/biweekly</text:p>
          </table:table-cell>
          <table:table-cell office:value-type="string">
            <text:p>biweekly</text:p>
          </table:table-cell>
        </table:table-row>
        <table:table-row table:style-name="ro1">
          <table:table-cell table:number-columns-repeated="2"/>
          <table:table-cell office:value-type="string">
            <text:p>04jx5</text:p>
          </table:table-cell>
          <table:table-cell office:value-type="string">
            <text:p>leap_year</text:p>
          </table:table-cell>
          <table:table-cell office:value-type="string">
            <text:p>leap year</text:p>
          </table:table-cell>
          <table:table-cell/>
          <table:table-cell office:value-type="string">
            <text:p>time</text:p>
          </table:table-cell>
          <table:table-cell office:value-type="string">
            <text:p>http://en.wikipedia.org/wiki/index.html?curid=17895,http://en.wikipedia.org/wiki/leap_year</text:p>
          </table:table-cell>
          <table:table-cell office:value-type="string">
            <text:p>leap_year</text:p>
          </table:table-cell>
        </table:table-row>
        <table:table-row table:style-name="ro1">
          <table:table-cell table:number-columns-repeated="2"/>
          <table:table-cell office:value-type="string">
            <text:p>02wpm_</text:p>
          </table:table-cell>
          <table:table-cell office:value-type="string">
            <text:p>light-year</text:p>
          </table:table-cell>
          <table:table-cell office:value-type="string">
            <text:p>light-year,light years,light-years,light-month,light year,mly,lightyears,light month,lightyear</text:p>
          </table:table-cell>
          <table:table-cell office:value-type="string">
            <text:p>ly,ly</text:p>
          </table:table-cell>
          <table:table-cell office:value-type="string">
            <text:p>distance</text:p>
          </table:table-cell>
          <table:table-cell office:value-type="string">
            <text:p>http://en.wikipedia.org/wiki/index.html?curid=23473595,http://en.wikipedia.org/wiki/light-year</text:p>
          </table:table-cell>
          <table:table-cell office:value-type="string">
            <text:p>light-year</text:p>
          </table:table-cell>
        </table:table-row>
        <table:table-row table:style-name="ro1">
          <table:table-cell table:number-columns-repeated="2"/>
          <table:table-cell office:value-type="string">
            <text:p>02cylp</text:p>
          </table:table-cell>
          <table:table-cell office:value-type="string">
            <text:p>hundredweight</text:p>
          </table:table-cell>
          <table:table-cell office:value-type="string">
            <text:p>hundredweight,quarter \u0028weight\u0029,hundred weight,cwt\u002e,cental,short hundredweights,short hundredweight,short hundredweight (us),long hundredweight (uk),sh cwt,centum weight,long hundredweight</text:p>
          </table:table-cell>
          <table:table-cell office:value-type="string">
            <text:p>cwt,cwt,long hundredweight (uk),short hundredweight (us)</text:p>
          </table:table-cell>
          <table:table-cell office:value-type="string">
            <text:p>mass</text:p>
          </table:table-cell>
          <table:table-cell office:value-type="string">
            <text:p>http://en.wikipedia.org/wiki/index.html?curid=466716,http://en.wikipedia.org/wiki/hundredweight</text:p>
          </table:table-cell>
          <table:table-cell office:value-type="string">
            <text:p>hundredweight</text:p>
          </table:table-cell>
        </table:table-row>
        <table:table-row table:style-name="ro1">
          <table:table-cell table:number-columns-repeated="2"/>
          <table:table-cell office:value-type="string">
            <text:p>02sj5fc</text:p>
          </table:table-cell>
          <table:table-cell office:value-type="string">
            <text:p>watt_per_steradian</text:p>
          </table:table-cell>
          <table:table-cell office:value-type="string">
            <text:p>watt per steradian</text:p>
          </table:table-cell>
          <table:table-cell office:value-type="string">
            <text:p>w.sr,w.sr</text:p>
          </table:table-cell>
          <table:table-cell office:value-type="string">
            <text:p>radiant intensity</text:p>
          </table:table-cell>
          <table:table-cell table:number-columns-repeated="2"/>
        </table:table-row>
        <table:table-row table:style-name="ro1">
          <table:table-cell table:number-columns-repeated="2"/>
          <table:table-cell office:value-type="string">
            <text:p>027jql9</text:p>
          </table:table-cell>
          <table:table-cell office:value-type="string">
            <text:p>cash_measure</text:p>
          </table:table-cell>
          <table:table-cell office:value-type="string">
            <text:p>cash \u0028unit\u0029,cash \u0028mass\u0029,cash measure,cash \u0028measurement\u0029</text:p>
          </table:table-cell>
          <table:table-cell/>
          <table:table-cell office:value-type="string">
            <text:p>mass</text:p>
          </table:table-cell>
          <table:table-cell office:value-type="string">
            <text:p>http://en.wikipedia.org/wiki/index.html?curid=8786647,http://en.wikipedia.org/wiki/cash_(unit)</text:p>
          </table:table-cell>
          <table:table-cell office:value-type="string">
            <text:p>cash_\u0028unit\u0029</text:p>
          </table:table-cell>
        </table:table-row>
        <table:table-row table:style-name="ro1">
          <table:table-cell table:number-columns-repeated="2"/>
          <table:table-cell office:value-type="string">
            <text:p>02sj567</text:p>
          </table:table-cell>
          <table:table-cell office:value-type="string">
            <text:p>farad_per_metre</text:p>
          </table:table-cell>
          <table:table-cell office:value-type="string">
            <text:p>farad per metre</text:p>
          </table:table-cell>
          <table:table-cell office:value-type="string">
            <text:p>f.m,f.m</text:p>
          </table:table-cell>
          <table:table-cell office:value-type="string">
            <text:p>permittivity</text:p>
          </table:table-cell>
          <table:table-cell table:number-columns-repeated="2"/>
        </table:table-row>
        <table:table-row table:style-name="ro1">
          <table:table-cell table:number-columns-repeated="2"/>
          <table:table-cell office:value-type="string">
            <text:p>0gcsjp</text:p>
          </table:table-cell>
          <table:table-cell office:value-type="string">
            <text:p>mace_measure</text:p>
          </table:table-cell>
          <table:table-cell office:value-type="string">
            <text:p>mace \u0028unit\u0029,mace \u0028measurement\u0029,mace measure,mace \u0028chinese unit\u0029,tsin</text:p>
          </table:table-cell>
          <table:table-cell/>
          <table:table-cell office:value-type="string">
            <text:p>mass</text:p>
          </table:table-cell>
          <table:table-cell office:value-type="string">
            <text:p>http://en.wikipedia.org/wiki/index.html?curid=6587584,http://en.wikipedia.org/wiki/mace_(unit)</text:p>
          </table:table-cell>
          <table:table-cell office:value-type="string">
            <text:p>mace_\u0028unit\u0029</text:p>
          </table:table-cell>
        </table:table-row>
        <table:table-row table:style-name="ro1">
          <table:table-cell table:number-columns-repeated="2"/>
          <table:table-cell office:value-type="string">
            <text:p>06kgjt</text:p>
          </table:table-cell>
          <table:table-cell office:value-type="string">
            <text:p>gibibit_per_second</text:p>
          </table:table-cell>
          <table:table-cell office:value-type="string">
            <text:p>gibibit per second,gibibyte per second</text:p>
          </table:table-cell>
          <table:table-cell office:value-type="string">
            <text:p>gibi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7_7_</text:p>
          </table:table-cell>
          <table:table-cell table:number-columns-repeated="2" office:value-type="string">
            <text:p>volt</text:p>
          </table:table-cell>
          <table:table-cell office:value-type="string">
            <text:p>v,v</text:p>
          </table:table-cell>
          <table:table-cell office:value-type="string">
            <text:p>potential</text:p>
          </table:table-cell>
          <table:table-cell office:value-type="string">
            <text:p>http://en.wikipedia.org/wiki/index.html?curid=32567,http://en.wikipedia.org/wiki/volt</text:p>
          </table:table-cell>
          <table:table-cell office:value-type="string">
            <text:p>volt</text:p>
          </table:table-cell>
        </table:table-row>
        <table:table-row table:style-name="ro1">
          <table:table-cell table:number-columns-repeated="2"/>
          <table:table-cell office:value-type="string">
            <text:p>05t56</text:p>
          </table:table-cell>
          <table:table-cell office:value-type="string">
            <text:p>pound</text:p>
          </table:table-cell>
          <table:table-cell office:value-type="string">
            <text:p>pound,pound avoirdupois,us pound,pounds \u0028mass\u0029,international avoirdupois pound,pound mass,pound \u0028mass\u0029,metric pound,avoirdupois pound,lbs\u002e,london pound,pound-mass,pound troy,pound \u0028avoirdupois\u0029,lb\u002e,pound \u0028weight\u0029,russian pound,\u2114,pound \u0028metric\u0029,funt \u0028mass\u0029,pound \u0028unit of weight\u0029,pound \u0028metric unit\u0029,tower pound,lb av,tower pounds,pound \u0028troy\u0029</text:p>
          </table:table-cell>
          <table:table-cell office:value-type="string">
            <text:p>lb,#,lb av,lb,pound</text:p>
          </table:table-cell>
          <table:table-cell office:value-type="string">
            <text:p>mass</text:p>
          </table:table-cell>
          <table:table-cell office:value-type="string">
            <text:p>http://en.wikipedia.org/wiki/index.html?curid=23316,http://en.wikipedia.org/wiki/pound_(mass)</text:p>
          </table:table-cell>
          <table:table-cell office:value-type="string">
            <text:p>pound_\u0028mass\u0029</text:p>
          </table:table-cell>
        </table:table-row>
        <table:table-row table:style-name="ro1">
          <table:table-cell table:number-columns-repeated="2"/>
          <table:table-cell office:value-type="string">
            <text:p>04j3wb3</text:p>
          </table:table-cell>
          <table:table-cell office:value-type="string">
            <text:p>kilohertz_measure</text:p>
          </table:table-cell>
          <table:table-cell office:value-type="string">
            <text:p>kilohertz measure</text:p>
          </table:table-cell>
          <table:table-cell office:value-type="string">
            <text:p>khz,khz</text:p>
          </table:table-cell>
          <table:table-cell office:value-type="string">
            <text:p>frequency</text:p>
          </table:table-cell>
          <table:table-cell table:number-columns-repeated="2"/>
        </table:table-row>
        <table:table-row table:style-name="ro1">
          <table:table-cell table:number-columns-repeated="2"/>
          <table:table-cell office:value-type="string">
            <text:p>01_p2s</text:p>
          </table:table-cell>
          <table:table-cell office:value-type="string">
            <text:p>long_ton</text:p>
          </table:table-cell>
          <table:table-cell office:value-type="string">
            <text:p>imperial ton,long ton,english ton,long tons-force,long tons,long hundredweight,weight ton,long ton (uk)</text:p>
          </table:table-cell>
          <table:table-cell office:value-type="string">
            <text:p>l.t,long tn,ton,l.t,long ton (uk)</text:p>
          </table:table-cell>
          <table:table-cell office:value-type="string">
            <text:p>mass</text:p>
          </table:table-cell>
          <table:table-cell office:value-type="string">
            <text:p>http://en.wikipedia.org/wiki/index.html?curid=363218,http://en.wikipedia.org/wiki/long_ton</text:p>
          </table:table-cell>
          <table:table-cell office:value-type="string">
            <text:p>long_ton</text:p>
          </table:table-cell>
        </table:table-row>
        <table:table-row table:style-name="ro1">
          <table:table-cell table:number-columns-repeated="2"/>
          <table:table-cell office:value-type="string">
            <text:p>03r93c</text:p>
          </table:table-cell>
          <table:table-cell office:value-type="string">
            <text:p>ton_of_oil_equivalent</text:p>
          </table:table-cell>
          <table:table-cell office:value-type="string">
            <text:p>tonne of oil equivalent,gtoe,kilogrammes of oil equivalent,ton of oil equivalent,kilogramme of oil equivalent,oil equivalent,ton petroleum equivalent,million tonnes of oil equivalent</text:p>
          </table:table-cell>
          <table:table-cell office:value-type="string">
            <text:p>toe,toe,tonne of oil equivalent</text:p>
          </table:table-cell>
          <table:table-cell office:value-type="string">
            <text:p>energy</text:p>
          </table:table-cell>
          <table:table-cell office:value-type="string">
            <text:p>http://en.wikipedia.org/wiki/index.html?curid=933398,http://en.wikipedia.org/wiki/tonne_of_oil_equivalent</text:p>
          </table:table-cell>
          <table:table-cell office:value-type="string">
            <text:p>tonne_of_oil_equivalent</text:p>
          </table:table-cell>
        </table:table-row>
        <table:table-row table:style-name="ro1">
          <table:table-cell table:number-columns-repeated="2"/>
          <table:table-cell office:value-type="string">
            <text:p>018cl3</text:p>
          </table:table-cell>
          <table:table-cell office:value-type="string">
            <text:p>cable_length</text:p>
          </table:table-cell>
          <table:table-cell office:value-type="string">
            <text:p>cablelength,cable \u0028unit\u0029,cable length</text:p>
          </table:table-cell>
          <table:table-cell office:value-type="string">
            <text:p>cable length</text:p>
          </table:table-cell>
          <table:table-cell office:value-type="string">
            <text:p>distance</text:p>
          </table:table-cell>
          <table:table-cell office:value-type="string">
            <text:p>http://en.wikipedia.org/wiki/index.html?curid=178711,http://en.wikipedia.org/wiki/cable_length</text:p>
          </table:table-cell>
          <table:table-cell office:value-type="string">
            <text:p>cable_length</text:p>
          </table:table-cell>
        </table:table-row>
        <table:table-row table:style-name="ro1">
          <table:table-cell table:number-columns-repeated="2"/>
          <table:table-cell office:value-type="string">
            <text:p>055vq1</text:p>
          </table:table-cell>
          <table:table-cell office:value-type="string">
            <text:p>li_measure</text:p>
          </table:table-cell>
          <table:table-cell office:value-type="string">
            <text:p>chinese mile,li \u0028unit\u0029,li \u0028measurement\u0029,ri \u0028unit\u0029,li \u0028length\u0029,li \u0028chinese unit\u0029,li measure</text:p>
          </table:table-cell>
          <table:table-cell office:value-type="string">
            <text:p>li,li</text:p>
          </table:table-cell>
          <table:table-cell office:value-type="string">
            <text:p>distance</text:p>
          </table:table-cell>
          <table:table-cell office:value-type="string">
            <text:p>http://en.wikipedia.org/wiki/index.html?curid=1495421,http://en.wikipedia.org/wiki/li_(unit)</text:p>
          </table:table-cell>
          <table:table-cell office:value-type="string">
            <text:p>li_\u0028unit\u0029</text:p>
          </table:table-cell>
        </table:table-row>
        <table:table-row table:style-name="ro1">
          <table:table-cell table:number-columns-repeated="2"/>
          <table:table-cell office:value-type="string">
            <text:p>04xv3p</text:p>
          </table:table-cell>
          <table:table-cell office:value-type="string">
            <text:p>square_inch</text:p>
          </table:table-cell>
          <table:table-cell office:value-type="string">
            <text:p>inch2,inch\u005e2,square inch,square inches,inch\u00b2,sq in,inch\u002f-2</text:p>
          </table:table-cell>
          <table:table-cell office:value-type="string">
            <text:p>sq in,sq in,sq inch,in²,inches²,inch²,sq. in.,square in,square inch</text:p>
          </table:table-cell>
          <table:table-cell office:value-type="string">
            <text:p>area</text:p>
          </table:table-cell>
          <table:table-cell office:value-type="string">
            <text:p>http://en.wikipedia.org/wiki/index.html?curid=1376450,http://en.wikipedia.org/wiki/square_inch</text:p>
          </table:table-cell>
          <table:table-cell office:value-type="string">
            <text:p>square_inch</text:p>
          </table:table-cell>
        </table:table-row>
        <table:table-row table:style-name="ro1">
          <table:table-cell table:number-columns-repeated="2"/>
          <table:table-cell office:value-type="string">
            <text:p>02xkjqs</text:p>
          </table:table-cell>
          <table:table-cell office:value-type="string">
            <text:p>short_quarter</text:p>
          </table:table-cell>
          <table:table-cell office:value-type="string">
            <text:p>short quarter</text:p>
          </table:table-cell>
          <table:table-cell office:value-type="string">
            <text:p>qtr</text:p>
          </table:table-cell>
          <table:table-cell office:value-type="string">
            <text:p>mass</text:p>
          </table:table-cell>
          <table:table-cell table:number-columns-repeated="2"/>
        </table:table-row>
        <table:table-row table:style-name="ro1">
          <table:table-cell table:number-columns-repeated="2"/>
          <table:table-cell office:value-type="string">
            <text:p>05v67jp</text:p>
          </table:table-cell>
          <table:table-cell table:number-columns-repeated="3" office:value-type="string">
            <text:p>centiliter</text:p>
          </table:table-cell>
          <table:table-cell office:value-type="string">
            <text:p>volume</text:p>
          </table:table-cell>
          <table:table-cell table:number-columns-repeated="2"/>
        </table:table-row>
        <table:table-row table:style-name="ro1">
          <table:table-cell table:number-columns-repeated="2"/>
          <table:table-cell office:value-type="string">
            <text:p>0jljd</text:p>
          </table:table-cell>
          <table:table-cell office:value-type="string">
            <text:p>square_kilometer</text:p>
          </table:table-cell>
          <table:table-cell office:value-type="string">
            <text:p>sq km,square kms,square kilometres,square kilometers,\u33a2,kilometer square,quadratkilometer,square kilometre,square kilometer,km2,square km,km\u00b2</text:p>
          </table:table-cell>
          <table:table-cell office:value-type="string">
            <text:p>km²,km²,square kilometer</text:p>
          </table:table-cell>
          <table:table-cell office:value-type="string">
            <text:p>area</text:p>
          </table:table-cell>
          <table:table-cell office:value-type="string">
            <text:p>http://en.wikipedia.org/wiki/index.html?curid=72760,http://en.wikipedia.org/wiki/square_kilometre</text:p>
          </table:table-cell>
          <table:table-cell office:value-type="string">
            <text:p>square_kilometre</text:p>
          </table:table-cell>
        </table:table-row>
        <table:table-row table:style-name="ro1">
          <table:table-cell table:number-columns-repeated="2"/>
          <table:table-cell office:value-type="string">
            <text:p>07n10</text:p>
          </table:table-cell>
          <table:table-cell office:value-type="string">
            <text:p>teaspoon</text:p>
          </table:table-cell>
          <table:table-cell office:value-type="string">
            <text:p>tea spoon,us teaspoon,teaspoon \u0028volume\u0029,teaspoon,teaspoonful</text:p>
          </table:table-cell>
          <table:table-cell office:value-type="string">
            <text:p>t,t,tspn,tsp,teaspoon</text:p>
          </table:table-cell>
          <table:table-cell office:value-type="string">
            <text:p>volume</text:p>
          </table:table-cell>
          <table:table-cell office:value-type="string">
            <text:p>http://en.wikipedia.org/wiki/index.html?curid=31083,http://en.wikipedia.org/wiki/teaspoon</text:p>
          </table:table-cell>
          <table:table-cell office:value-type="string">
            <text:p>teaspoon</text:p>
          </table:table-cell>
        </table:table-row>
        <table:table-row table:style-name="ro1">
          <table:table-cell table:number-columns-repeated="2"/>
          <table:table-cell office:value-type="string">
            <text:p>0fyx0s</text:p>
          </table:table-cell>
          <table:table-cell office:value-type="string">
            <text:p>lambert_measure</text:p>
          </table:table-cell>
          <table:table-cell office:value-type="string">
            <text:p>lambert measure,foot-lambert,lambert \u0028unit\u0029,lambert \u0028luminance\u0029,millilambert</text:p>
          </table:table-cell>
          <table:table-cell office:value-type="string">
            <text:p>l,l,foot-lambert</text:p>
          </table:table-cell>
          <table:table-cell office:value-type="string">
            <text:p>luminance</text:p>
          </table:table-cell>
          <table:table-cell office:value-type="string">
            <text:p>http://en.wikipedia.org/wiki/index.html?curid=6249929,http://en.wikipedia.org/wiki/lambert_(unit)</text:p>
          </table:table-cell>
          <table:table-cell office:value-type="string">
            <text:p>lambert_\u0028unit\u0029</text:p>
          </table:table-cell>
        </table:table-row>
        <table:table-row table:style-name="ro1">
          <table:table-cell table:number-columns-repeated="2"/>
          <table:table-cell office:value-type="string">
            <text:p>017mv0</text:p>
          </table:table-cell>
          <table:table-cell office:value-type="string">
            <text:p>bohr_magneton</text:p>
          </table:table-cell>
          <table:table-cell office:value-type="string">
            <text:p>mu b,bohr magneton,bohr-procopiu magneton,procopiu magneton</text:p>
          </table:table-cell>
          <table:table-cell office:value-type="string">
            <text:p>μb,μb</text:p>
          </table:table-cell>
          <table:table-cell/>
          <table:table-cell office:value-type="string">
            <text:p>http://en.wikipedia.org/wiki/index.html?curid=174955,http://en.wikipedia.org/wiki/bohr_magneton</text:p>
          </table:table-cell>
          <table:table-cell office:value-type="string">
            <text:p>bohr_magneton</text:p>
          </table:table-cell>
        </table:table-row>
        <table:table-row table:style-name="ro1">
          <table:table-cell table:number-columns-repeated="2"/>
          <table:table-cell office:value-type="string">
            <text:p>0cv2t5d</text:p>
          </table:table-cell>
          <table:table-cell office:value-type="string">
            <text:p>moot_measure</text:p>
          </table:table-cell>
          <table:table-cell office:value-type="string">
            <text:p>moot measure</text:p>
          </table:table-cell>
          <table:table-cell/>
          <table:table-cell office:value-type="string">
            <text:p>distance</text:p>
          </table:table-cell>
          <table:table-cell table:number-columns-repeated="2"/>
        </table:table-row>
        <table:table-row table:style-name="ro1">
          <table:table-cell table:number-columns-repeated="2"/>
          <table:table-cell office:value-type="string">
            <text:p>07hw7v1</text:p>
          </table:table-cell>
          <table:table-cell table:number-columns-repeated="2" office:value-type="string">
            <text:p>quintennial</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3mxv</text:p>
          </table:table-cell>
          <table:table-cell table:number-columns-repeated="2" office:value-type="string">
            <text:p>hour</text:p>
          </table:table-cell>
          <table:table-cell office:value-type="string">
            <text:p>h,hr,h,hour</text:p>
          </table:table-cell>
          <table:table-cell office:value-type="string">
            <text:p>time</text:p>
          </table:table-cell>
          <table:table-cell office:value-type="string">
            <text:p>http://en.wikipedia.org/wiki/index.html?curid=14004,http://en.wikipedia.org/wiki/hour</text:p>
          </table:table-cell>
          <table:table-cell office:value-type="string">
            <text:p>hour</text:p>
          </table:table-cell>
        </table:table-row>
        <table:table-row table:style-name="ro1">
          <table:table-cell table:number-columns-repeated="2"/>
          <table:table-cell office:value-type="string">
            <text:p>02sbhv</text:p>
          </table:table-cell>
          <table:table-cell office:value-type="string">
            <text:p>atmosphere_measure</text:p>
          </table:table-cell>
          <table:table-cell office:value-type="string">
            <text:p>atmospheres,atmospheres \u0028unit\u0029,atmosphere \u0028unit\u0029,atmosphere \u0028pressure\u0029,atm \u0028unit\u0029,atmosphere \u0028unit of measurement\u0029,atmosphere measure,atm\u002e</text:p>
          </table:table-cell>
          <table:table-cell office:value-type="string">
            <text:p>atm,atm</text:p>
          </table:table-cell>
          <table:table-cell office:value-type="string">
            <text:p>pressure</text:p>
          </table:table-cell>
          <table:table-cell office:value-type="string">
            <text:p>http://en.wikipedia.org/wiki/index.html?curid=582780,http://en.wikipedia.org/wiki/atmosphere_(unit)</text:p>
          </table:table-cell>
          <table:table-cell office:value-type="string">
            <text:p>atmosphere_\u0028unit\u0029</text:p>
          </table:table-cell>
        </table:table-row>
        <table:table-row table:style-name="ro1">
          <table:table-cell table:number-columns-repeated="2"/>
          <table:table-cell office:value-type="string">
            <text:p>02phk</text:p>
          </table:table-cell>
          <table:table-cell table:number-columns-repeated="2" office:value-type="string">
            <text:p>erg</text:p>
          </table:table-cell>
          <table:table-cell office:value-type="string">
            <text:p>erg,erg</text:p>
          </table:table-cell>
          <table:table-cell office:value-type="string">
            <text:p>energy</text:p>
          </table:table-cell>
          <table:table-cell office:value-type="string">
            <text:p>http://en.wikipedia.org/wiki/index.html?curid=9877,http://en.wikipedia.org/wiki/erg</text:p>
          </table:table-cell>
          <table:table-cell office:value-type="string">
            <text:p>erg</text:p>
          </table:table-cell>
        </table:table-row>
        <table:table-row table:style-name="ro1">
          <table:table-cell table:number-columns-repeated="2"/>
          <table:table-cell office:value-type="string">
            <text:p>02sj4xx</text:p>
          </table:table-cell>
          <table:table-cell office:value-type="string">
            <text:p>joule_per_kelvin</text:p>
          </table:table-cell>
          <table:table-cell office:value-type="string">
            <text:p>joule per kelvin</text:p>
          </table:table-cell>
          <table:table-cell office:value-type="string">
            <text:p>j.k,j.k</text:p>
          </table:table-cell>
          <table:table-cell office:value-type="string">
            <text:p>heat capacity</text:p>
          </table:table-cell>
          <table:table-cell table:number-columns-repeated="2"/>
        </table:table-row>
        <table:table-row table:style-name="ro1">
          <table:table-cell table:number-columns-repeated="2"/>
          <table:table-cell office:value-type="string">
            <text:p>03x8x8</text:p>
          </table:table-cell>
          <table:table-cell office:value-type="string">
            <text:p>point_measure</text:p>
          </table:table-cell>
          <table:table-cell office:value-type="string">
            <text:p>point \u0028typography\u0029,point size,pointsize,point \u0028font\u0029,24-point,12-point,text size,font size,point measure,point \u0028postscript\u0029,didot point,postscript point</text:p>
          </table:table-cell>
          <table:table-cell/>
          <table:table-cell office:value-type="string">
            <text:p>distance</text:p>
          </table:table-cell>
          <table:table-cell office:value-type="string">
            <text:p>http://en.wikipedia.org/wiki/index.html?curid=991349,http://en.wikipedia.org/wiki/point_(typography)</text:p>
          </table:table-cell>
          <table:table-cell office:value-type="string">
            <text:p>point_\u0028typography\u0029</text:p>
          </table:table-cell>
        </table:table-row>
        <table:table-row table:style-name="ro1">
          <table:table-cell table:number-columns-repeated="2"/>
          <table:table-cell office:value-type="string">
            <text:p>01x336r</text:p>
          </table:table-cell>
          <table:table-cell office:value-type="string">
            <text:p>fluid_ounce_imperial</text:p>
          </table:table-cell>
          <table:table-cell office:value-type="string">
            <text:p>fluid ounce imperial</text:p>
          </table:table-cell>
          <table:table-cell office:value-type="string">
            <text:p>imp. fl. oz.,imp. fl. oz.,fl. oz.,fl oz</text:p>
          </table:table-cell>
          <table:table-cell office:value-type="string">
            <text:p>volume</text:p>
          </table:table-cell>
          <table:table-cell table:number-columns-repeated="2"/>
        </table:table-row>
        <table:table-row table:style-name="ro1">
          <table:table-cell table:number-columns-repeated="2"/>
          <table:table-cell office:value-type="string">
            <text:p>07yrn30</text:p>
          </table:table-cell>
          <table:table-cell office:value-type="string">
            <text:p>every_5_years</text:p>
          </table:table-cell>
          <table:table-cell office:value-type="string">
            <text:p>every 5 years</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dm1_c8</text:p>
          </table:table-cell>
          <table:table-cell office:value-type="string">
            <text:p>julian_century</text:p>
          </table:table-cell>
          <table:table-cell office:value-type="string">
            <text:p>julian century,century</text:p>
          </table:table-cell>
          <table:table-cell office:value-type="string">
            <text:p>century</text:p>
          </table:table-cell>
          <table:table-cell office:value-type="string">
            <text:p>time</text:p>
          </table:table-cell>
          <table:table-cell table:number-columns-repeated="2"/>
        </table:table-row>
        <table:table-row table:style-name="ro1">
          <table:table-cell table:number-columns-repeated="2"/>
          <table:table-cell office:value-type="string">
            <text:p>0975by</text:p>
          </table:table-cell>
          <table:table-cell office:value-type="string">
            <text:p>terabit_per_second</text:p>
          </table:table-cell>
          <table:table-cell office:value-type="string">
            <text:p>terabit per second</text:p>
          </table:table-cell>
          <table:table-cell office:value-type="string">
            <text:p>tbps,terabit per second</text:p>
          </table:table-cell>
          <table:table-cell office:value-type="string">
            <text:p>data transmission rate</text:p>
          </table:table-cell>
          <table:table-cell table:number-columns-repeated="2"/>
        </table:table-row>
        <table:table-row table:style-name="ro1">
          <table:table-cell table:number-columns-repeated="2"/>
          <table:table-cell office:value-type="float" office:value="2162">
            <text:p>2162</text:p>
          </table:table-cell>
          <table:table-cell office:value-type="string">
            <text:p>celsius</text:p>
          </table:table-cell>
          <table:table-cell office:value-type="string">
            <text:p>celcius,celsius temperature,celsius,\u2103,degc,degrees centigrade,centigrade temperature scale,celsius scale,celsius degree,celsius thermometer,\u00b0c,degree centigrade,centigrade degree,centigrade scale,degree celsius,degrees celcius,cdeg,celsius temperature scale,degree celcius,centrigrade scale,c\u00b0,degrees celsius,centigrade degrees,centigrade,\u00bac,\u00b0\u0421</text:p>
          </table:table-cell>
          <table:table-cell office:value-type="string">
            <text:p>°c,°c,degrees celsius,celsius</text:p>
          </table:table-cell>
          <table:table-cell office:value-type="string">
            <text:p>temperature</text:p>
          </table:table-cell>
          <table:table-cell office:value-type="string">
            <text:p>http://en.wikipedia.org/wiki/index.html?curid=19593040,http://en.wikipedia.org/wiki/celsius</text:p>
          </table:table-cell>
          <table:table-cell office:value-type="string">
            <text:p>celsius</text:p>
          </table:table-cell>
        </table:table-row>
        <table:table-row table:style-name="ro1">
          <table:table-cell table:number-columns-repeated="2"/>
          <table:table-cell office:value-type="string">
            <text:p>0381xc</text:p>
          </table:table-cell>
          <table:table-cell office:value-type="string">
            <text:p>planck_length</text:p>
          </table:table-cell>
          <table:table-cell table:number-columns-repeated="2" office:value-type="string">
            <text:p>planck length</text:p>
          </table:table-cell>
          <table:table-cell office:value-type="string">
            <text:p>distance</text:p>
          </table:table-cell>
          <table:table-cell office:value-type="string">
            <text:p>http://en.wikipedia.org/wiki/index.html?curid=748908,http://en.wikipedia.org/wiki/planck_length</text:p>
          </table:table-cell>
          <table:table-cell office:value-type="string">
            <text:p>planck_length</text:p>
          </table:table-cell>
        </table:table-row>
        <table:table-row table:style-name="ro1">
          <table:table-cell table:number-columns-repeated="2"/>
          <table:table-cell office:value-type="string">
            <text:p>03cm3</text:p>
          </table:table-cell>
          <table:table-cell table:number-columns-repeated="2" office:value-type="string">
            <text:p>gallon</text:p>
          </table:table-cell>
          <table:table-cell office:value-type="string">
            <text:p>gal,gal,gallon</text:p>
          </table:table-cell>
          <table:table-cell office:value-type="string">
            <text:p>volume</text:p>
          </table:table-cell>
          <table:table-cell office:value-type="string">
            <text:p>http://en.wikipedia.org/wiki/index.html?curid=12882,http://en.wikipedia.org/wiki/gallon</text:p>
          </table:table-cell>
          <table:table-cell office:value-type="string">
            <text:p>gallon</text:p>
          </table:table-cell>
        </table:table-row>
        <table:table-row table:style-name="ro1">
          <table:table-cell table:number-columns-repeated="2"/>
          <table:table-cell office:value-type="string">
            <text:p>05v66rl</text:p>
          </table:table-cell>
          <table:table-cell office:value-type="string">
            <text:p>cup_japan</text:p>
          </table:table-cell>
          <table:table-cell office:value-type="string">
            <text:p>cup japan</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k3sdt</text:p>
          </table:table-cell>
          <table:table-cell office:value-type="string">
            <text:p>conrad_hool</text:p>
          </table:table-cell>
          <table:table-cell office:value-type="string">
            <text:p>conrad hool</text:p>
          </table:table-cell>
          <table:table-cell table:number-columns-repeated="4"/>
        </table:table-row>
        <table:table-row table:style-name="ro1">
          <table:table-cell table:number-columns-repeated="2"/>
          <table:table-cell office:value-type="string">
            <text:p>02t6r4z</text:p>
          </table:table-cell>
          <table:table-cell office:value-type="string">
            <text:p>joule_per_cubic_metre_per_kelvin</text:p>
          </table:table-cell>
          <table:table-cell office:value-type="string">
            <text:p>joule per cubic metre per kelvin</text:p>
          </table:table-cell>
          <table:table-cell office:value-type="string">
            <text:p>j.(m³·k),j.(m³·k)</text:p>
          </table:table-cell>
          <table:table-cell office:value-type="string">
            <text:p>volumetric heat capacity</text:p>
          </table:table-cell>
          <table:table-cell table:number-columns-repeated="2"/>
        </table:table-row>
        <table:table-row table:style-name="ro1">
          <table:table-cell table:number-columns-repeated="2"/>
          <table:table-cell office:value-type="string">
            <text:p>05v2ddm</text:p>
          </table:table-cell>
          <table:table-cell table:number-columns-repeated="2" office:value-type="string">
            <text:p>yottasecond</text:p>
          </table:table-cell>
          <table:table-cell office:value-type="string">
            <text:p>ys,ys</text:p>
          </table:table-cell>
          <table:table-cell office:value-type="string">
            <text:p>time</text:p>
          </table:table-cell>
          <table:table-cell table:number-columns-repeated="2"/>
        </table:table-row>
        <table:table-row table:style-name="ro1">
          <table:table-cell table:number-columns-repeated="2"/>
          <table:table-cell office:value-type="string">
            <text:p>0f093</text:p>
          </table:table-cell>
          <table:table-cell office:value-type="string">
            <text:p>statcoulomb</text:p>
          </table:table-cell>
          <table:table-cell office:value-type="string">
            <text:p>statcoulomb,statc,electrostatic unit of charge,statcoulombs,franklin \u0028unit\u0029,electrostatic unit</text:p>
          </table:table-cell>
          <table:table-cell office:value-type="string">
            <text:p>statc,fr,esu,statc</text:p>
          </table:table-cell>
          <table:table-cell office:value-type="string">
            <text:p>charge</text:p>
          </table:table-cell>
          <table:table-cell office:value-type="string">
            <text:p>http://en.wikipedia.org/wiki/index.html?curid=53460,http://en.wikipedia.org/wiki/statcoulomb</text:p>
          </table:table-cell>
          <table:table-cell office:value-type="string">
            <text:p>statcoulomb</text:p>
          </table:table-cell>
        </table:table-row>
        <table:table-row table:style-name="ro1">
          <table:table-cell table:number-columns-repeated="2"/>
          <table:table-cell office:value-type="string">
            <text:p>0c9135</text:p>
          </table:table-cell>
          <table:table-cell office:value-type="string">
            <text:p>radian_per_second_squared</text:p>
          </table:table-cell>
          <table:table-cell office:value-type="string">
            <text:p>radian per second squared</text:p>
          </table:table-cell>
          <table:table-cell office:value-type="string">
            <text:p>rad.s²,rad.s²</text:p>
          </table:table-cell>
          <table:table-cell office:value-type="string">
            <text:p>angular acceleration</text:p>
          </table:table-cell>
          <table:table-cell table:number-columns-repeated="2"/>
        </table:table-row>
        <table:table-row table:style-name="ro1">
          <table:table-cell table:number-columns-repeated="2"/>
          <table:table-cell office:value-type="string">
            <text:p>04ckf7</text:p>
          </table:table-cell>
          <table:table-cell office:value-type="string">
            <text:p>lumen_measure</text:p>
          </table:table-cell>
          <table:table-cell office:value-type="string">
            <text:p>lumen measure</text:p>
          </table:table-cell>
          <table:table-cell office:value-type="string">
            <text:p>lm,lm</text:p>
          </table:table-cell>
          <table:table-cell office:value-type="string">
            <text:p>luminous flux</text:p>
          </table:table-cell>
          <table:table-cell office:value-type="string">
            <text:p>http://en.wikipedia.org/wiki/index.html?curid=1163049,http://en.wikipedia.org/wiki/lumen_(unit)</text:p>
          </table:table-cell>
          <table:table-cell office:value-type="string">
            <text:p>lumen_\u0028unit\u0029</text:p>
          </table:table-cell>
        </table:table-row>
        <table:table-row table:style-name="ro1">
          <table:table-cell table:number-columns-repeated="2"/>
          <table:table-cell office:value-type="string">
            <text:p>0jmrm</text:p>
          </table:table-cell>
          <table:table-cell office:value-type="string">
            <text:p>millimeter</text:p>
          </table:table-cell>
          <table:table-cell office:value-type="string">
            <text:p>millimetre,milimeter,millimeter,metric line,\u339c,milimetre</text:p>
          </table:table-cell>
          <table:table-cell office:value-type="string">
            <text:p>mm,mm,millimeter</text:p>
          </table:table-cell>
          <table:table-cell office:value-type="string">
            <text:p>distance</text:p>
          </table:table-cell>
          <table:table-cell office:value-type="string">
            <text:p>http://en.wikipedia.org/wiki/index.html?curid=72949,http://en.wikipedia.org/wiki/millimetre</text:p>
          </table:table-cell>
          <table:table-cell office:value-type="string">
            <text:p>millimetre</text:p>
          </table:table-cell>
        </table:table-row>
        <table:table-row table:style-name="ro1">
          <table:table-cell table:number-columns-repeated="2"/>
          <table:table-cell office:value-type="string">
            <text:p>08rzl1</text:p>
          </table:table-cell>
          <table:table-cell office:value-type="string">
            <text:p>jiffy</text:p>
          </table:table-cell>
          <table:table-cell office:value-type="string">
            <text:p>jiffy \u0028time\u0029,cpu tick,a jiffy,tickless kernel,jiffie,jiffy,tick-less kernel,clock tick,jiffies</text:p>
          </table:table-cell>
          <table:table-cell/>
          <table:table-cell office:value-type="string">
            <text:p>time</text:p>
          </table:table-cell>
          <table:table-cell office:value-type="string">
            <text:p>http://en.wikipedia.org/wiki/index.html?curid=30169125,http://en.wikipedia.org/wiki/jiffy_(time)</text:p>
          </table:table-cell>
          <table:table-cell office:value-type="string">
            <text:p>jiffy_\u0028time\u0029</text:p>
          </table:table-cell>
        </table:table-row>
        <table:table-row table:style-name="ro1">
          <table:table-cell table:number-columns-repeated="2"/>
          <table:table-cell office:value-type="string">
            <text:p>012v0b</text:p>
          </table:table-cell>
          <table:table-cell office:value-type="string">
            <text:p>smoot</text:p>
          </table:table-cell>
          <table:table-cell office:value-type="string">
            <text:p>smoot celebration day,smoot,smoot \u0028unit\u0029,smoots</text:p>
          </table:table-cell>
          <table:table-cell/>
          <table:table-cell office:value-type="string">
            <text:p>distance</text:p>
          </table:table-cell>
          <table:table-cell office:value-type="string">
            <text:p>http://en.wikipedia.org/wiki/index.html?curid=147294,http://en.wikipedia.org/wiki/smoot</text:p>
          </table:table-cell>
          <table:table-cell office:value-type="string">
            <text:p>smoot</text:p>
          </table:table-cell>
        </table:table-row>
        <table:table-row table:style-name="ro1">
          <table:table-cell table:number-columns-repeated="2"/>
          <table:table-cell office:value-type="string">
            <text:p>02kdll2</text:p>
          </table:table-cell>
          <table:table-cell office:value-type="string">
            <text:p>metric_horsepower</text:p>
          </table:table-cell>
          <table:table-cell office:value-type="string">
            <text:p>metric horsepower</text:p>
          </table:table-cell>
          <table:table-cell office:value-type="string">
            <text:p>hp,ch,pk,cv,ps,hp</text:p>
          </table:table-cell>
          <table:table-cell office:value-type="string">
            <text:p>power</text:p>
          </table:table-cell>
          <table:table-cell table:number-columns-repeated="2"/>
        </table:table-row>
        <table:table-row table:style-name="ro1">
          <table:table-cell table:number-columns-repeated="2"/>
          <table:table-cell office:value-type="string">
            <text:p>02t6n_0</text:p>
          </table:table-cell>
          <table:table-cell office:value-type="string">
            <text:p>us_survey_acre</text:p>
          </table:table-cell>
          <table:table-cell office:value-type="string">
            <text:p>us survey acre</text:p>
          </table:table-cell>
          <table:table-cell/>
          <table:table-cell office:value-type="string">
            <text:p>area</text:p>
          </table:table-cell>
          <table:table-cell table:number-columns-repeated="2"/>
        </table:table-row>
        <table:table-row table:style-name="ro1">
          <table:table-cell table:number-columns-repeated="2"/>
          <table:table-cell office:value-type="string">
            <text:p>02sj4_5</text:p>
          </table:table-cell>
          <table:table-cell office:value-type="string">
            <text:p>joule_per_kilogram</text:p>
          </table:table-cell>
          <table:table-cell office:value-type="string">
            <text:p>joule per kilogram</text:p>
          </table:table-cell>
          <table:table-cell office:value-type="string">
            <text:p>j.kg,j.kg</text:p>
          </table:table-cell>
          <table:table-cell office:value-type="string">
            <text:p>specific energy</text:p>
          </table:table-cell>
          <table:table-cell table:number-columns-repeated="2"/>
        </table:table-row>
        <table:table-row table:style-name="ro1">
          <table:table-cell table:number-columns-repeated="2"/>
          <table:table-cell office:value-type="string">
            <text:p>05tk15</text:p>
          </table:table-cell>
          <table:table-cell office:value-type="string">
            <text:p>kilobit_per_second</text:p>
          </table:table-cell>
          <table:table-cell office:value-type="string">
            <text:p>kilobit per second</text:p>
          </table:table-cell>
          <table:table-cell office:value-type="string">
            <text:p>kbps,kilobit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17msg</text:p>
          </table:table-cell>
          <table:table-cell office:value-type="string">
            <text:p>elementary_charge</text:p>
          </table:table-cell>
          <table:table-cell office:value-type="string">
            <text:p>elementary charge,quantization of charge,charge of electron,electron charge,atomic unit of charge,quantizaton of electric charge,fundamental charge,charge of the electron,charge quantization</text:p>
          </table:table-cell>
          <table:table-cell office:value-type="string">
            <text:p>e,e</text:p>
          </table:table-cell>
          <table:table-cell office:value-type="string">
            <text:p>charge</text:p>
          </table:table-cell>
          <table:table-cell office:value-type="string">
            <text:p>http://en.wikipedia.org/wiki/index.html?curid=174945,http://en.wikipedia.org/wiki/elementary_charge</text:p>
          </table:table-cell>
          <table:table-cell office:value-type="string">
            <text:p>elementary_charge</text:p>
          </table:table-cell>
        </table:table-row>
        <table:table-row table:style-name="ro1">
          <table:table-cell table:number-columns-repeated="2"/>
          <table:table-cell office:value-type="string">
            <text:p>05b1wb</text:p>
          </table:table-cell>
          <table:table-cell table:number-columns-repeated="3" office:value-type="string">
            <text:p>shaftment</text:p>
          </table:table-cell>
          <table:table-cell office:value-type="string">
            <text:p>distance</text:p>
          </table:table-cell>
          <table:table-cell office:value-type="string">
            <text:p>http://en.wikipedia.org/wiki/index.html?curid=1555718,http://en.wikipedia.org/wiki/shaftment</text:p>
          </table:table-cell>
          <table:table-cell office:value-type="string">
            <text:p>shaftment</text:p>
          </table:table-cell>
        </table:table-row>
        <table:table-row table:style-name="ro1">
          <table:table-cell table:number-columns-repeated="2"/>
          <table:table-cell office:value-type="string">
            <text:p>0bn2l</text:p>
          </table:table-cell>
          <table:table-cell office:value-type="string">
            <text:p>atomic_mass_unit</text:p>
          </table:table-cell>
          <table:table-cell office:value-type="string">
            <text:p>atomic mass unit</text:p>
          </table:table-cell>
          <table:table-cell office:value-type="string">
            <text:p>u,u,da,atomic mass unit</text:p>
          </table:table-cell>
          <table:table-cell office:value-type="string">
            <text:p>mass</text:p>
          </table:table-cell>
          <table:table-cell office:value-type="string">
            <text:p>http://en.wikipedia.org/wiki/index.html?curid=42445,http://en.wikipedia.org/wiki/atomic_mass_unit</text:p>
          </table:table-cell>
          <table:table-cell office:value-type="string">
            <text:p>atomic_mass_unit</text:p>
          </table:table-cell>
        </table:table-row>
        <table:table-row table:style-name="ro1">
          <table:table-cell table:number-columns-repeated="2"/>
          <table:table-cell office:value-type="string">
            <text:p>0179r5</text:p>
          </table:table-cell>
          <table:table-cell office:value-type="string">
            <text:p>solar_mass</text:p>
          </table:table-cell>
          <table:table-cell office:value-type="string">
            <text:p>solar weight,m\u2609,sun\u0027s weight,solar mass,sun\u0027s mass,the sun\u0027s weight,m\u2299,the weight of the sun,msun,mass of the sun,the mass of the sun,solar masses,mass of sun,the sun\u0027s mass,weight of the sun,solar-mass</text:p>
          </table:table-cell>
          <table:table-cell office:value-type="string">
            <text:p>m⊙,m(sun),m⊙</text:p>
          </table:table-cell>
          <table:table-cell office:value-type="string">
            <text:p>mass</text:p>
          </table:table-cell>
          <table:table-cell office:value-type="string">
            <text:p>http://en.wikipedia.org/wiki/index.html?curid=172987,http://en.wikipedia.org/wiki/solar_mass</text:p>
          </table:table-cell>
          <table:table-cell office:value-type="string">
            <text:p>solar_mass</text:p>
          </table:table-cell>
        </table:table-row>
        <table:table-row table:style-name="ro1">
          <table:table-cell table:number-columns-repeated="2"/>
          <table:table-cell office:value-type="string">
            <text:p>039f0</text:p>
          </table:table-cell>
          <table:table-cell office:value-type="string">
            <text:p>gigabyte</text:p>
          </table:table-cell>
          <table:table-cell office:value-type="string">
            <text:p>g-byte,gbyte,\u3387,gigbyte,giga-byte,gigabytes,gegabyte,gigabyte,gigobyte,gbytes\u002fsec,1gb,giga byte</text:p>
          </table:table-cell>
          <table:table-cell office:value-type="string">
            <text:p>gb,gb,gigabyte</text:p>
          </table:table-cell>
          <table:table-cell office:value-type="string">
            <text:p>data size</text:p>
          </table:table-cell>
          <table:table-cell office:value-type="string">
            <text:p>http://en.wikipedia.org/wiki/index.html?curid=12570,http://en.wikipedia.org/wiki/gigabyte</text:p>
          </table:table-cell>
          <table:table-cell office:value-type="string">
            <text:p>gigabyte</text:p>
          </table:table-cell>
        </table:table-row>
        <table:table-row table:style-name="ro1">
          <table:table-cell table:number-columns-repeated="2"/>
          <table:table-cell office:value-type="string">
            <text:p>05tk1z</text:p>
          </table:table-cell>
          <table:table-cell office:value-type="string">
            <text:p>megabit_per_second</text:p>
          </table:table-cell>
          <table:table-cell office:value-type="string">
            <text:p>megabit per second</text:p>
          </table:table-cell>
          <table:table-cell office:value-type="string">
            <text:p>mbps,megabit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87b3wt</text:p>
          </table:table-cell>
          <table:table-cell office:value-type="string">
            <text:p>carly_hugo</text:p>
          </table:table-cell>
          <table:table-cell office:value-type="string">
            <text:p>carly hugo</text:p>
          </table:table-cell>
          <table:table-cell table:number-columns-repeated="4"/>
        </table:table-row>
        <table:table-row table:style-name="ro1">
          <table:table-cell table:number-columns-repeated="2"/>
          <table:table-cell office:value-type="string">
            <text:p>04cph</text:p>
          </table:table-cell>
          <table:table-cell office:value-type="string">
            <text:p>katal</text:p>
          </table:table-cell>
          <table:table-cell office:value-type="string">
            <text:p>nkat,\u33cf,katal</text:p>
          </table:table-cell>
          <table:table-cell office:value-type="string">
            <text:p>kat,kat</text:p>
          </table:table-cell>
          <table:table-cell office:value-type="string">
            <text:p>catalytic activity</text:p>
          </table:table-cell>
          <table:table-cell office:value-type="string">
            <text:p>http://en.wikipedia.org/wiki/index.html?curid=17140,http://en.wikipedia.org/wiki/katal</text:p>
          </table:table-cell>
          <table:table-cell office:value-type="string">
            <text:p>katal</text:p>
          </table:table-cell>
        </table:table-row>
        <table:table-row table:style-name="ro1">
          <table:table-cell table:number-columns-repeated="2"/>
          <table:table-cell office:value-type="string">
            <text:p>02wv8g3</text:p>
          </table:table-cell>
          <table:table-cell office:value-type="string">
            <text:p>kilobytes_per_second</text:p>
          </table:table-cell>
          <table:table-cell office:value-type="string">
            <text:p>kilobytes per second,kilobyte per second</text:p>
          </table:table-cell>
          <table:table-cell office:value-type="string">
            <text:p>kbps,kilo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2sj53t</text:p>
          </table:table-cell>
          <table:table-cell office:value-type="string">
            <text:p>coulomb_per_cubic_metre</text:p>
          </table:table-cell>
          <table:table-cell office:value-type="string">
            <text:p>coulomb per cubic metre</text:p>
          </table:table-cell>
          <table:table-cell office:value-type="string">
            <text:p>c.m³,c.m³</text:p>
          </table:table-cell>
          <table:table-cell office:value-type="string">
            <text:p>electric charge density</text:p>
          </table:table-cell>
          <table:table-cell table:number-columns-repeated="2"/>
        </table:table-row>
        <table:table-row table:style-name="ro1">
          <table:table-cell table:number-columns-repeated="2"/>
          <table:table-cell office:value-type="string">
            <text:p>0fh7k2</text:p>
          </table:table-cell>
          <table:table-cell table:number-columns-repeated="2" office:value-type="string">
            <text:p>jigger</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355rq</text:p>
          </table:table-cell>
          <table:table-cell office:value-type="string">
            <text:p>chain_measure</text:p>
          </table:table-cell>
          <table:table-cell office:value-type="string">
            <text:p>chainage,two chain road,chain measure,land chain,chain \u0028length\u0029,five chain road,engineer\u0027s chain,acres breadth,chain \u0028unit\u0029,chain \u0028unit of measure\u0029,acre\u0027s breadth,chain \u0028measurement\u0029,surveyor\u0027s chain,ramsden\u0027s chain,vara chain,three chain road,ramden\u0027s chain</text:p>
          </table:table-cell>
          <table:table-cell/>
          <table:table-cell office:value-type="string">
            <text:p>distance</text:p>
          </table:table-cell>
          <table:table-cell office:value-type="string">
            <text:p>http://en.wikipedia.org/wiki/index.html?curid=715028,http://en.wikipedia.org/wiki/chain_(unit)</text:p>
          </table:table-cell>
          <table:table-cell office:value-type="string">
            <text:p>chain_\u0028unit\u0029</text:p>
          </table:table-cell>
        </table:table-row>
        <table:table-row table:style-name="ro1">
          <table:table-cell table:number-columns-repeated="2"/>
          <table:table-cell office:value-type="string">
            <text:p>09ppg</text:p>
          </table:table-cell>
          <table:table-cell table:number-columns-repeated="2" office:value-type="string">
            <text:p>hectare</text:p>
          </table:table-cell>
          <table:table-cell office:value-type="string">
            <text:p>ha,ha,hectare</text:p>
          </table:table-cell>
          <table:table-cell office:value-type="string">
            <text:p>area</text:p>
          </table:table-cell>
          <table:table-cell office:value-type="string">
            <text:p>http://en.wikipedia.org/wiki/index.html?curid=24919513,http://en.wikipedia.org/wiki/hectare</text:p>
          </table:table-cell>
          <table:table-cell office:value-type="string">
            <text:p>hectare</text:p>
          </table:table-cell>
        </table:table-row>
        <table:table-row table:style-name="ro1">
          <table:table-cell table:number-columns-repeated="2"/>
          <table:table-cell office:value-type="string">
            <text:p>01x333y</text:p>
          </table:table-cell>
          <table:table-cell table:number-columns-repeated="2" office:value-type="string">
            <text:p>milliliter</text:p>
          </table:table-cell>
          <table:table-cell office:value-type="string">
            <text:p>ml,ml,milliliter</text:p>
          </table:table-cell>
          <table:table-cell office:value-type="string">
            <text:p>volume</text:p>
          </table:table-cell>
          <table:table-cell table:number-columns-repeated="2"/>
        </table:table-row>
        <table:table-row table:style-name="ro1">
          <table:table-cell table:number-columns-repeated="2"/>
          <table:table-cell office:value-type="string">
            <text:p>04sf9</text:p>
          </table:table-cell>
          <table:table-cell office:value-type="string">
            <text:p>meter</text:p>
          </table:table-cell>
          <table:table-cell office:value-type="string">
            <text:p>petametre,zettameter,petameter,metres,attometer,kma,meter \u0028unit\u0029,measurement system in meters,metre,metrical form,km\u00c2,meters,meter,metre \u0028unit\u0029,femtometres,terameter,terametre,meter \u0028m\u0029,yottameter,exameter</text:p>
          </table:table-cell>
          <table:table-cell office:value-type="string">
            <text:p>m,m,meter</text:p>
          </table:table-cell>
          <table:table-cell office:value-type="string">
            <text:p>distance</text:p>
          </table:table-cell>
          <table:table-cell office:value-type="string">
            <text:p>http://en.wikipedia.org/wiki/index.html?curid=18947,http://en.wikipedia.org/wiki/metre</text:p>
          </table:table-cell>
          <table:table-cell office:value-type="string">
            <text:p>metre</text:p>
          </table:table-cell>
        </table:table-row>
        <table:table-row table:style-name="ro1">
          <table:table-cell table:number-columns-repeated="2"/>
          <table:table-cell office:value-type="string">
            <text:p>0hh0v</text:p>
          </table:table-cell>
          <table:table-cell table:number-columns-repeated="2" office:value-type="string">
            <text:p>pascal</text:p>
          </table:table-cell>
          <table:table-cell office:value-type="string">
            <text:p>pa,pa,pascal</text:p>
          </table:table-cell>
          <table:table-cell office:value-type="string">
            <text:p>pressure</text:p>
          </table:table-cell>
          <table:table-cell office:value-type="string">
            <text:p>http://en.wikipedia.org/wiki/index.html?curid=66014,http://en.wikipedia.org/wiki/pascal_(unit)</text:p>
          </table:table-cell>
          <table:table-cell office:value-type="string">
            <text:p>pascal_\u0028unit\u0029</text:p>
          </table:table-cell>
        </table:table-row>
        <table:table-row table:style-name="ro1">
          <table:table-cell table:number-columns-repeated="2"/>
          <table:table-cell office:value-type="string">
            <text:p>035w7q</text:p>
          </table:table-cell>
          <table:table-cell office:value-type="string">
            <text:p>light_hour</text:p>
          </table:table-cell>
          <table:table-cell office:value-type="string">
            <text:p>light hour</text:p>
          </table:table-cell>
          <table:table-cell/>
          <table:table-cell office:value-type="string">
            <text:p>distance</text:p>
          </table:table-cell>
          <table:table-cell table:number-columns-repeated="2"/>
        </table:table-row>
        <table:table-row table:style-name="ro1">
          <table:table-cell table:number-columns-repeated="2"/>
          <table:table-cell office:value-type="string">
            <text:p>0455v08</text:p>
          </table:table-cell>
          <table:table-cell table:number-columns-repeated="2" office:value-type="string">
            <text:p>gigapascal</text:p>
          </table:table-cell>
          <table:table-cell office:value-type="string">
            <text:p>gpa,gpa</text:p>
          </table:table-cell>
          <table:table-cell office:value-type="string">
            <text:p>pressure</text:p>
          </table:table-cell>
          <table:table-cell table:number-columns-repeated="2"/>
        </table:table-row>
        <table:table-row table:style-name="ro1">
          <table:table-cell table:number-columns-repeated="2"/>
          <table:table-cell office:value-type="string">
            <text:p>02kdm0w</text:p>
          </table:table-cell>
          <table:table-cell office:value-type="string">
            <text:p>kilowatt_measure</text:p>
          </table:table-cell>
          <table:table-cell office:value-type="string">
            <text:p>kilowatt measure</text:p>
          </table:table-cell>
          <table:table-cell office:value-type="string">
            <text:p>kw,kw</text:p>
          </table:table-cell>
          <table:table-cell office:value-type="string">
            <text:p>power</text:p>
          </table:table-cell>
          <table:table-cell table:number-columns-repeated="2"/>
        </table:table-row>
        <table:table-row table:style-name="ro1">
          <table:table-cell table:number-columns-repeated="2"/>
          <table:table-cell office:value-type="string">
            <text:p>090ly2</text:p>
          </table:table-cell>
          <table:table-cell office:value-type="string">
            <text:p>gill_measure</text:p>
          </table:table-cell>
          <table:table-cell office:value-type="string">
            <text:p>gill measure,gill \u0028volume\u0029,gill \u0028unit\u0029,gill \u0028weights and measures\u0029</text:p>
          </table:table-cell>
          <table:table-cell/>
          <table:table-cell office:value-type="string">
            <text:p>volume</text:p>
          </table:table-cell>
          <table:table-cell office:value-type="string">
            <text:p>http://en.wikipedia.org/wiki/index.html?curid=3240285,http://en.wikipedia.org/wiki/gill_(unit)</text:p>
          </table:table-cell>
          <table:table-cell office:value-type="string">
            <text:p>gill_\u0028unit\u0029</text:p>
          </table:table-cell>
        </table:table-row>
        <table:table-row table:style-name="ro1">
          <table:table-cell table:number-columns-repeated="2"/>
          <table:table-cell office:value-type="string">
            <text:p>031l7</text:p>
          </table:table-cell>
          <table:table-cell office:value-type="string">
            <text:p>furlong</text:p>
          </table:table-cell>
          <table:table-cell office:value-type="string">
            <text:p>furlongs,acre\u0027s length,acres length,furlong</text:p>
          </table:table-cell>
          <table:table-cell office:value-type="string">
            <text:p>furlong</text:p>
          </table:table-cell>
          <table:table-cell office:value-type="string">
            <text:p>distance</text:p>
          </table:table-cell>
          <table:table-cell office:value-type="string">
            <text:p>http://en.wikipedia.org/wiki/index.html?curid=11488,http://en.wikipedia.org/wiki/furlong</text:p>
          </table:table-cell>
          <table:table-cell office:value-type="string">
            <text:p>furlong</text:p>
          </table:table-cell>
        </table:table-row>
        <table:table-row table:style-name="ro1">
          <table:table-cell table:number-columns-repeated="2"/>
          <table:table-cell office:value-type="string">
            <text:p>02nbmyr</text:p>
          </table:table-cell>
          <table:table-cell table:number-columns-repeated="2" office:value-type="string">
            <text:p>biennially</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7gwd</text:p>
          </table:table-cell>
          <table:table-cell office:value-type="string">
            <text:p>torr</text:p>
          </table:table-cell>
          <table:table-cell office:value-type="string">
            <text:p>micrometre of mercury,torr \u0028unit\u0029,millitorr,millimeter of mercury,conventional millimetre of mercury,millimetres of mercury,mm hg,torr,micrometer of mercury,mm of hg,conventional millimeter of mercury</text:p>
          </table:table-cell>
          <table:table-cell office:value-type="string">
            <text:p>mmhg,torr,mmhg</text:p>
          </table:table-cell>
          <table:table-cell office:value-type="string">
            <text:p>pressure</text:p>
          </table:table-cell>
          <table:table-cell office:value-type="string">
            <text:p>http://en.wikipedia.org/wiki/index.html?curid=30366,http://en.wikipedia.org/wiki/torr</text:p>
          </table:table-cell>
          <table:table-cell office:value-type="string">
            <text:p>torr</text:p>
          </table:table-cell>
        </table:table-row>
        <table:table-row table:style-name="ro1">
          <table:table-cell table:number-columns-repeated="2"/>
          <table:table-cell office:value-type="string">
            <text:p>02sj414</text:p>
          </table:table-cell>
          <table:table-cell office:value-type="string">
            <text:p>ampere_per_metre</text:p>
          </table:table-cell>
          <table:table-cell office:value-type="string">
            <text:p>ampere per metre</text:p>
          </table:table-cell>
          <table:table-cell office:value-type="string">
            <text:p>a.m,a.m</text:p>
          </table:table-cell>
          <table:table-cell office:value-type="string">
            <text:p>magnetic field strength</text:p>
          </table:table-cell>
          <table:table-cell table:number-columns-repeated="2"/>
        </table:table-row>
        <table:table-row table:style-name="ro1">
          <table:table-cell table:number-columns-repeated="2"/>
          <table:table-cell office:value-type="string">
            <text:p>0354xw</text:p>
          </table:table-cell>
          <table:table-cell office:value-type="string">
            <text:p>weber</text:p>
          </table:table-cell>
          <table:table-cell office:value-type="string">
            <text:p>weber \u0028unit\u0029,nanoweber,\u33dd,weber,weber \u0028wb\u0029</text:p>
          </table:table-cell>
          <table:table-cell office:value-type="string">
            <text:p>wb,wb</text:p>
          </table:table-cell>
          <table:table-cell office:value-type="string">
            <text:p>magnetic flux</text:p>
          </table:table-cell>
          <table:table-cell office:value-type="string">
            <text:p>http://en.wikipedia.org/wiki/index.html?curid=714710,http://en.wikipedia.org/wiki/weber_(unit)</text:p>
          </table:table-cell>
          <table:table-cell office:value-type="string">
            <text:p>weber_\u0028unit\u0029</text:p>
          </table:table-cell>
        </table:table-row>
        <table:table-row table:style-name="ro1">
          <table:table-cell table:number-columns-repeated="2"/>
          <table:table-cell office:value-type="string">
            <text:p>0d1kg</text:p>
          </table:table-cell>
          <table:table-cell office:value-type="string">
            <text:p>kilogram_per_cubic_metre</text:p>
          </table:table-cell>
          <table:table-cell office:value-type="string">
            <text:p>kilograms per cubic meter,grams per cubic meter,gram per cubic centimetre,gram per cubic centimeter,kg\u002fm\u00b3,kg\u002fm3,kilograms per cubic metre,kilogram per metre cubed,kilogram per cubic metre,kilogram per cubic meter</text:p>
          </table:table-cell>
          <table:table-cell office:value-type="string">
            <text:p>kg.m³,kg.m³,kilogram per cubic meter</text:p>
          </table:table-cell>
          <table:table-cell office:value-type="string">
            <text:p>density</text:p>
          </table:table-cell>
          <table:table-cell office:value-type="string">
            <text:p>http://en.wikipedia.org/wiki/index.html?curid=48902,http://en.wikipedia.org/wiki/kilogram_per_cubic_metre</text:p>
          </table:table-cell>
          <table:table-cell office:value-type="string">
            <text:p>kilogram_per_cubic_metre</text:p>
          </table:table-cell>
        </table:table-row>
        <table:table-row table:style-name="ro1">
          <table:table-cell table:number-columns-repeated="2"/>
          <table:table-cell office:value-type="string">
            <text:p>0hpsm</text:p>
          </table:table-cell>
          <table:table-cell office:value-type="string">
            <text:p>metre_per_second</text:p>
          </table:table-cell>
          <table:table-cell office:value-type="string">
            <text:p>kilometres per second,metre per second,kilometer per second,meter per second,benz \u0028unit\u0029,meters per second,km\u002fs,kilometers per second,m\u002fs,kilometre per second,metres per second,\u33a7</text:p>
          </table:table-cell>
          <table:table-cell office:value-type="string">
            <text:p>m.s,m.s,meter per second</text:p>
          </table:table-cell>
          <table:table-cell office:value-type="string">
            <text:p>speed</text:p>
          </table:table-cell>
          <table:table-cell office:value-type="string">
            <text:p>http://en.wikipedia.org/wiki/index.html?curid=67231,http://en.wikipedia.org/wiki/metre_per_second</text:p>
          </table:table-cell>
          <table:table-cell office:value-type="string">
            <text:p>metre_per_second</text:p>
          </table:table-cell>
        </table:table-row>
        <table:table-row table:style-name="ro1">
          <table:table-cell table:number-columns-repeated="2"/>
          <table:table-cell office:value-type="string">
            <text:p>038qg1</text:p>
          </table:table-cell>
          <table:table-cell office:value-type="string">
            <text:p>gibibit</text:p>
          </table:table-cell>
          <table:table-cell office:value-type="string">
            <text:p>gibit,gibibit,gibibits</text:p>
          </table:table-cell>
          <table:table-cell office:value-type="string">
            <text:p>gibit,gib,gibit,gibibit</text:p>
          </table:table-cell>
          <table:table-cell office:value-type="string">
            <text:p>data size</text:p>
          </table:table-cell>
          <table:table-cell office:value-type="string">
            <text:p>http://en.wikipedia.org/wiki/index.html?curid=756623,http://en.wikipedia.org/wiki/gibibit</text:p>
          </table:table-cell>
          <table:table-cell office:value-type="string">
            <text:p>gibibit</text:p>
          </table:table-cell>
        </table:table-row>
        <table:table-row table:style-name="ro1">
          <table:table-cell table:number-columns-repeated="2"/>
          <table:table-cell office:value-type="string">
            <text:p>02bbq</text:p>
          </table:table-cell>
          <table:table-cell office:value-type="string">
            <text:p>day</text:p>
          </table:table-cell>
          <table:table-cell office:value-type="string">
            <text:p>civil day,si day,day duration,days,d\u00eda,day,si days</text:p>
          </table:table-cell>
          <table:table-cell office:value-type="string">
            <text:p>d,d,day</text:p>
          </table:table-cell>
          <table:table-cell office:value-type="string">
            <text:p>time</text:p>
          </table:table-cell>
          <table:table-cell office:value-type="string">
            <text:p>http://en.wikipedia.org/wiki/index.html?curid=8376,http://en.wikipedia.org/wiki/day</text:p>
          </table:table-cell>
          <table:table-cell office:value-type="string">
            <text:p>day</text:p>
          </table:table-cell>
        </table:table-row>
        <table:table-row table:style-name="ro1">
          <table:table-cell table:number-columns-repeated="2"/>
          <table:table-cell office:value-type="string">
            <text:p>049xlh</text:p>
          </table:table-cell>
          <table:table-cell office:value-type="string">
            <text:p>light_week</text:p>
          </table:table-cell>
          <table:table-cell office:value-type="string">
            <text:p>light week</text:p>
          </table:table-cell>
          <table:table-cell/>
          <table:table-cell office:value-type="string">
            <text:p>distance</text:p>
          </table:table-cell>
          <table:table-cell table:number-columns-repeated="2"/>
        </table:table-row>
        <table:table-row table:style-name="ro1">
          <table:table-cell table:number-columns-repeated="2"/>
          <table:table-cell office:value-type="string">
            <text:p>05v2ddt</text:p>
          </table:table-cell>
          <table:table-cell table:number-columns-repeated="2" office:value-type="string">
            <text:p>exasecond</text:p>
          </table:table-cell>
          <table:table-cell office:value-type="string">
            <text:p>es,es</text:p>
          </table:table-cell>
          <table:table-cell office:value-type="string">
            <text:p>time</text:p>
          </table:table-cell>
          <table:table-cell table:number-columns-repeated="2"/>
        </table:table-row>
        <table:table-row table:style-name="ro1">
          <table:table-cell table:number-columns-repeated="2"/>
          <table:table-cell office:value-type="string">
            <text:p>01x32f_</text:p>
          </table:table-cell>
          <table:table-cell office:value-type="string">
            <text:p>milligram_measure</text:p>
          </table:table-cell>
          <table:table-cell office:value-type="string">
            <text:p>milligram measure</text:p>
          </table:table-cell>
          <table:table-cell office:value-type="string">
            <text:p>mg,mg</text:p>
          </table:table-cell>
          <table:table-cell office:value-type="string">
            <text:p>mass</text:p>
          </table:table-cell>
          <table:table-cell table:number-columns-repeated="2"/>
        </table:table-row>
        <table:table-row table:style-name="ro1">
          <table:table-cell table:number-columns-repeated="2"/>
          <table:table-cell office:value-type="string">
            <text:p>042p3f</text:p>
          </table:table-cell>
          <table:table-cell office:value-type="string">
            <text:p>planck_charge</text:p>
          </table:table-cell>
          <table:table-cell office:value-type="string">
            <text:p>planck charge,1 e-18 c</text:p>
          </table:table-cell>
          <table:table-cell office:value-type="string">
            <text:p>qp,qp</text:p>
          </table:table-cell>
          <table:table-cell office:value-type="string">
            <text:p>charge</text:p>
          </table:table-cell>
          <table:table-cell office:value-type="string">
            <text:p>http://en.wikipedia.org/wiki/index.html?curid=1062060,http://en.wikipedia.org/wiki/planck_charge</text:p>
          </table:table-cell>
          <table:table-cell office:value-type="string">
            <text:p>planck_charge</text:p>
          </table:table-cell>
        </table:table-row>
        <table:table-row table:style-name="ro1">
          <table:table-cell table:number-columns-repeated="2"/>
          <table:table-cell office:value-type="string">
            <text:p>06h39</text:p>
          </table:table-cell>
          <table:table-cell office:value-type="string">
            <text:p>radian</text:p>
          </table:table-cell>
          <table:table-cell office:value-type="string">
            <text:p>radians,milliradian,raidans,radian,nanoradian,\u33ad,microradian,radian measure</text:p>
          </table:table-cell>
          <table:table-cell office:value-type="string">
            <text:p>rad,rad,radian</text:p>
          </table:table-cell>
          <table:table-cell office:value-type="string">
            <text:p>angle</text:p>
          </table:table-cell>
          <table:table-cell office:value-type="string">
            <text:p>http://en.wikipedia.org/wiki/index.html?curid=26003,http://en.wikipedia.org/wiki/radian</text:p>
          </table:table-cell>
          <table:table-cell office:value-type="string">
            <text:p>radian</text:p>
          </table:table-cell>
        </table:table-row>
        <table:table-row table:style-name="ro1">
          <table:table-cell table:number-columns-repeated="2"/>
          <table:table-cell office:value-type="string">
            <text:p>01crvy</text:p>
          </table:table-cell>
          <table:table-cell office:value-type="string">
            <text:p>international_foot</text:p>
          </table:table-cell>
          <table:table-cell office:value-type="string">
            <text:p>cu\u002e ft\u002e,feet \u0028length\u0029,feet \u0028distance\u0029,foot \u0028length\u0029,foot \u0028measurement\u0029,30\u002e48 cm,english foot,survey feet,lineal foot,international feet,foot \u0028unit\u0029,feet \u0028unit of length\u0029,foot \u0028unit of measure\u0029,feet \u0028unit\u0029,foot \u0028measure\u0029,u\u002es\u002e survey feet,international foot,u\u002es\u002e survey foot,12 inches,foot \u0028unit of length\u0029,foot \u0028unit of length,linear feet,linear foot,survey foot,foot \u0028unit of measurement\u0029,ft \u0028unit of length\u0029,foot\u0028unit of length\u0029</text:p>
          </table:table-cell>
          <table:table-cell office:value-type="string">
            <text:p>ft,′,',ft</text:p>
          </table:table-cell>
          <table:table-cell office:value-type="string">
            <text:p>distance</text:p>
          </table:table-cell>
          <table:table-cell office:value-type="string">
            <text:p>http://en.wikipedia.org/wiki/index.html?curid=202482,http://en.wikipedia.org/wiki/foot_(unit)</text:p>
          </table:table-cell>
          <table:table-cell office:value-type="string">
            <text:p>foot_\u0028unit\u0029</text:p>
          </table:table-cell>
        </table:table-row>
        <table:table-row table:style-name="ro1">
          <table:table-cell table:number-columns-repeated="2"/>
          <table:table-cell office:value-type="string">
            <text:p>038qbj</text:p>
          </table:table-cell>
          <table:table-cell table:number-columns-repeated="2" office:value-type="string">
            <text:p>petabit</text:p>
          </table:table-cell>
          <table:table-cell office:value-type="string">
            <text:p>pbit,pb,pbit,petabit</text:p>
          </table:table-cell>
          <table:table-cell office:value-type="string">
            <text:p>data size</text:p>
          </table:table-cell>
          <table:table-cell office:value-type="string">
            <text:p>http://en.wikipedia.org/wiki/index.html?curid=756595,http://en.wikipedia.org/wiki/petabit</text:p>
          </table:table-cell>
          <table:table-cell office:value-type="string">
            <text:p>petabit</text:p>
          </table:table-cell>
        </table:table-row>
        <table:table-row table:style-name="ro1">
          <table:table-cell table:number-columns-repeated="2"/>
          <table:table-cell office:value-type="string">
            <text:p>02xk7qw</text:p>
          </table:table-cell>
          <table:table-cell office:value-type="string">
            <text:p>electron_rest_mass</text:p>
          </table:table-cell>
          <table:table-cell office:value-type="string">
            <text:p>electron rest mass</text:p>
          </table:table-cell>
          <table:table-cell/>
          <table:table-cell office:value-type="string">
            <text:p>mass</text:p>
          </table:table-cell>
          <table:table-cell table:number-columns-repeated="2"/>
        </table:table-row>
        <table:table-row table:style-name="ro1">
          <table:table-cell table:number-columns-repeated="2"/>
          <table:table-cell office:value-type="string">
            <text:p>03jdsnw</text:p>
          </table:table-cell>
          <table:table-cell table:number-columns-repeated="2" office:value-type="string">
            <text:p>megapascal</text:p>
          </table:table-cell>
          <table:table-cell office:value-type="string">
            <text:p>mpa,mpa,megapascal</text:p>
          </table:table-cell>
          <table:table-cell office:value-type="string">
            <text:p>pressure</text:p>
          </table:table-cell>
          <table:table-cell table:number-columns-repeated="2"/>
        </table:table-row>
        <table:table-row table:style-name="ro1">
          <table:table-cell table:number-columns-repeated="2"/>
          <table:table-cell office:value-type="string">
            <text:p>09_8nv</text:p>
          </table:table-cell>
          <table:table-cell office:value-type="string">
            <text:p>gary_downie</text:p>
          </table:table-cell>
          <table:table-cell office:value-type="string">
            <text:p>gary downie</text:p>
          </table:table-cell>
          <table:table-cell table:number-columns-repeated="2"/>
          <table:table-cell office:value-type="string">
            <text:p>http://en.wikipedia.org/wiki/index.html?curid=3774094,http://en.wikipedia.org/wiki/gary_downie</text:p>
          </table:table-cell>
          <table:table-cell office:value-type="string">
            <text:p>gary_downie</text:p>
          </table:table-cell>
        </table:table-row>
        <table:table-row table:style-name="ro1">
          <table:table-cell table:number-columns-repeated="2"/>
          <table:table-cell office:value-type="string">
            <text:p>038qdm</text:p>
          </table:table-cell>
          <table:table-cell office:value-type="string">
            <text:p>mebibit</text:p>
          </table:table-cell>
          <table:table-cell office:value-type="string">
            <text:p>mebibit,mibit,mibibit,mebibits</text:p>
          </table:table-cell>
          <table:table-cell office:value-type="string">
            <text:p>mibit,mib,mibit,mebibit</text:p>
          </table:table-cell>
          <table:table-cell office:value-type="string">
            <text:p>data size</text:p>
          </table:table-cell>
          <table:table-cell office:value-type="string">
            <text:p>http://en.wikipedia.org/wiki/index.html?curid=756616,http://en.wikipedia.org/wiki/mebibit</text:p>
          </table:table-cell>
          <table:table-cell office:value-type="string">
            <text:p>mebibit</text:p>
          </table:table-cell>
        </table:table-row>
        <table:table-row table:style-name="ro1">
          <table:table-cell table:number-columns-repeated="2"/>
          <table:table-cell office:value-type="string">
            <text:p>0jdpc</text:p>
          </table:table-cell>
          <table:table-cell office:value-type="string">
            <text:p>joule_per_mole</text:p>
          </table:table-cell>
          <table:table-cell office:value-type="string">
            <text:p>kj\u002fmol,kilojoule per mole,joule per mole,kilojoule per mol,joule per mol</text:p>
          </table:table-cell>
          <table:table-cell office:value-type="string">
            <text:p>j.mol,j.mol</text:p>
          </table:table-cell>
          <table:table-cell office:value-type="string">
            <text:p>molar energy</text:p>
          </table:table-cell>
          <table:table-cell office:value-type="string">
            <text:p>http://en.wikipedia.org/wiki/index.html?curid=71468,http://en.wikipedia.org/wiki/joule_per_mole</text:p>
          </table:table-cell>
          <table:table-cell office:value-type="string">
            <text:p>joule_per_mole</text:p>
          </table:table-cell>
        </table:table-row>
        <table:table-row table:style-name="ro1">
          <table:table-cell table:number-columns-repeated="2"/>
          <table:table-cell office:value-type="string">
            <text:p>0dm1_dv</text:p>
          </table:table-cell>
          <table:table-cell office:value-type="string">
            <text:p>myriad_measure</text:p>
          </table:table-cell>
          <table:table-cell office:value-type="string">
            <text:p>myriad measure</text:p>
          </table:table-cell>
          <table:table-cell/>
          <table:table-cell office:value-type="string">
            <text:p>time</text:p>
          </table:table-cell>
          <table:table-cell table:number-columns-repeated="2"/>
        </table:table-row>
        <table:table-row table:style-name="ro1">
          <table:table-cell table:number-columns-repeated="2"/>
          <table:table-cell office:value-type="string">
            <text:p>01464h</text:p>
          </table:table-cell>
          <table:table-cell office:value-type="string">
            <text:p>fathom</text:p>
          </table:table-cell>
          <table:table-cell office:value-type="string">
            <text:p>fadom,fathom \u0028unit\u0029,fathom \u0028unit of length\u0029,fathom,fathoms</text:p>
          </table:table-cell>
          <table:table-cell office:value-type="string">
            <text:p>fathom</text:p>
          </table:table-cell>
          <table:table-cell office:value-type="string">
            <text:p>distance</text:p>
          </table:table-cell>
          <table:table-cell office:value-type="string">
            <text:p>http://en.wikipedia.org/wiki/index.html?curid=154456,http://en.wikipedia.org/wiki/fathom</text:p>
          </table:table-cell>
          <table:table-cell office:value-type="string">
            <text:p>fathom</text:p>
          </table:table-cell>
        </table:table-row>
        <table:table-row table:style-name="ro1">
          <table:table-cell table:number-columns-repeated="2"/>
          <table:table-cell office:value-type="string">
            <text:p>018lqb</text:p>
          </table:table-cell>
          <table:table-cell office:value-type="string">
            <text:p>watt-hour</text:p>
          </table:table-cell>
          <table:table-cell office:value-type="string">
            <text:p>gigawatt-hours,gw\u002ah,watthour,kwh,terawatt-hour,terawatt hour,kilowatt-hours,kilowatt\u002ahour,w\u002ah,tw\u00b7h,megawatt hour \u0028mwh\u0029,watt hours,kw\u2022h,kw h,watt-hour,gigawatt-hour,gigawatt hour,terrawatt-hour,kw\u00b7h,kw\u002fh,mwh,kilowatts per hour,kilowatt hour,kilowatt-hour,w\u2022h,kilowatthour,tw\u002ah,gigawatt hours,petawatt-hour,watt-hours,megawatt hour,kilowatt hours,whr,gigawatthour,pwh,milliwatt hour,megawatt-hours,mw\u00b7h,kwhr,gwh,board of trade unit,gw\u00b7h,megawatt-hour,kilowatt\u00b7hour,megawatt hours,megawatthours,botu,watt hour</text:p>
          </table:table-cell>
          <table:table-cell office:value-type="string">
            <text:p>w·h,w·h,watt hour</text:p>
          </table:table-cell>
          <table:table-cell office:value-type="string">
            <text:p>energy</text:p>
          </table:table-cell>
          <table:table-cell office:value-type="string">
            <text:p>http://en.wikipedia.org/wiki/index.html?curid=180234,http://en.wikipedia.org/wiki/kilowatt_hour</text:p>
          </table:table-cell>
          <table:table-cell office:value-type="string">
            <text:p>kilowatt_hour</text:p>
          </table:table-cell>
        </table:table-row>
        <table:table-row table:style-name="ro1">
          <table:table-cell table:number-columns-repeated="2"/>
          <table:table-cell office:value-type="string">
            <text:p>04g9275</text:p>
          </table:table-cell>
          <table:table-cell table:number-columns-repeated="2" office:value-type="string">
            <text:p>kilocalorie</text:p>
          </table:table-cell>
          <table:table-cell office:value-type="string">
            <text:p>kcal,kcal,kilocalorie</text:p>
          </table:table-cell>
          <table:table-cell office:value-type="string">
            <text:p>energy</text:p>
          </table:table-cell>
          <table:table-cell table:number-columns-repeated="2"/>
        </table:table-row>
        <table:table-row table:style-name="ro1">
          <table:table-cell table:number-columns-repeated="2"/>
          <table:table-cell office:value-type="string">
            <text:p>01d0mv</text:p>
          </table:table-cell>
          <table:table-cell table:number-columns-repeated="2" office:value-type="string">
            <text:p>millennium</text:p>
          </table:table-cell>
          <table:table-cell/>
          <table:table-cell office:value-type="string">
            <text:p>time</text:p>
          </table:table-cell>
          <table:table-cell office:value-type="string">
            <text:p>http://en.wikipedia.org/wiki/index.html?curid=204504,http://en.wikipedia.org/wiki/millennium</text:p>
          </table:table-cell>
          <table:table-cell office:value-type="string">
            <text:p>millennium</text:p>
          </table:table-cell>
        </table:table-row>
        <table:table-row table:style-name="ro1">
          <table:table-cell table:number-columns-repeated="2"/>
          <table:table-cell office:value-type="string">
            <text:p>0d0y2x1</text:p>
          </table:table-cell>
          <table:table-cell office:value-type="string">
            <text:p>oil_barrel</text:p>
          </table:table-cell>
          <table:table-cell office:value-type="string">
            <text:p>oil barrel</text:p>
          </table:table-cell>
          <table:table-cell office:value-type="string">
            <text:p>bbl,bl</text:p>
          </table:table-cell>
          <table:table-cell office:value-type="string">
            <text:p>volume</text:p>
          </table:table-cell>
          <table:table-cell table:number-columns-repeated="2"/>
        </table:table-row>
        <table:table-row table:style-name="ro1">
          <table:table-cell table:number-columns-repeated="2"/>
          <table:table-cell office:value-type="string">
            <text:p>03bx3f3</text:p>
          </table:table-cell>
          <table:table-cell table:number-columns-repeated="2" office:value-type="string">
            <text:p>triennial</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2lwfn</text:p>
          </table:table-cell>
          <table:table-cell office:value-type="string">
            <text:p>solar_radius</text:p>
          </table:table-cell>
          <table:table-cell office:value-type="string">
            <text:p>radius of the sun,r\u2609,sun radii,sun radius,the radius of the sun,solar radii,solar radius</text:p>
          </table:table-cell>
          <table:table-cell office:value-type="string">
            <text:p>r☉,r(sun),r☉</text:p>
          </table:table-cell>
          <table:table-cell office:value-type="string">
            <text:p>distance</text:p>
          </table:table-cell>
          <table:table-cell office:value-type="string">
            <text:p>http://en.wikipedia.org/wiki/index.html?curid=528155,http://en.wikipedia.org/wiki/solar_radius</text:p>
          </table:table-cell>
          <table:table-cell office:value-type="string">
            <text:p>solar_radius</text:p>
          </table:table-cell>
        </table:table-row>
        <table:table-row table:style-name="ro1">
          <table:table-cell table:number-columns-repeated="2"/>
          <table:table-cell office:value-type="string">
            <text:p>02sj3xb</text:p>
          </table:table-cell>
          <table:table-cell office:value-type="string">
            <text:p>reciprocal_metre</text:p>
          </table:table-cell>
          <table:table-cell office:value-type="string">
            <text:p>reciprocal metre</text:p>
          </table:table-cell>
          <table:table-cell office:value-type="string">
            <text:p>1.m,1.m</text:p>
          </table:table-cell>
          <table:table-cell office:value-type="string">
            <text:p>wavenumber</text:p>
          </table:table-cell>
          <table:table-cell table:number-columns-repeated="2"/>
        </table:table-row>
        <table:table-row table:style-name="ro1">
          <table:table-cell table:number-columns-repeated="2"/>
          <table:table-cell office:value-type="string">
            <text:p>02kdlzj</text:p>
          </table:table-cell>
          <table:table-cell office:value-type="string">
            <text:p>electrical_horsepower</text:p>
          </table:table-cell>
          <table:table-cell office:value-type="string">
            <text:p>electrical horsepower</text:p>
          </table:table-cell>
          <table:table-cell office:value-type="string">
            <text:p>hp,hp</text:p>
          </table:table-cell>
          <table:table-cell office:value-type="string">
            <text:p>power</text:p>
          </table:table-cell>
          <table:table-cell table:number-columns-repeated="2"/>
        </table:table-row>
        <table:table-row table:style-name="ro1">
          <table:table-cell table:number-columns-repeated="2"/>
          <table:table-cell office:value-type="string">
            <text:p>015b9</text:p>
          </table:table-cell>
          <table:table-cell table:number-columns-repeated="2" office:value-type="string">
            <text:p>byte</text:p>
          </table:table-cell>
          <table:table-cell office:value-type="string">
            <text:p>b,o,b</text:p>
          </table:table-cell>
          <table:table-cell office:value-type="string">
            <text:p>data size</text:p>
          </table:table-cell>
          <table:table-cell office:value-type="string">
            <text:p>http://en.wikipedia.org/wiki/byte,http://en.wikipedia.org/wiki/index.html?curid=3365</text:p>
          </table:table-cell>
          <table:table-cell office:value-type="string">
            <text:p>byte</text:p>
          </table:table-cell>
        </table:table-row>
        <table:table-row table:style-name="ro1">
          <table:table-cell table:number-columns-repeated="2"/>
          <table:table-cell office:value-type="string">
            <text:p>0t8t</text:p>
          </table:table-cell>
          <table:table-cell office:value-type="string">
            <text:p>acre</text:p>
          </table:table-cell>
          <table:table-cell office:value-type="string">
            <text:p>imperial acre,acrage,survey acre,acerage,acreage,ekar,aakri,akreo,acre,acres,eekkeri</text:p>
          </table:table-cell>
          <table:table-cell office:value-type="string">
            <text:p>acres,acres,acre</text:p>
          </table:table-cell>
          <table:table-cell office:value-type="string">
            <text:p>area</text:p>
          </table:table-cell>
          <table:table-cell office:value-type="string">
            <text:p>http://en.wikipedia.org/wiki/index.html?curid=1797,http://en.wikipedia.org/wiki/acre</text:p>
          </table:table-cell>
          <table:table-cell office:value-type="string">
            <text:p>acre</text:p>
          </table:table-cell>
        </table:table-row>
        <table:table-row table:style-name="ro1">
          <table:table-cell table:number-columns-repeated="2"/>
          <table:table-cell office:value-type="string">
            <text:p>087tz</text:p>
          </table:table-cell>
          <table:table-cell table:number-columns-repeated="2" office:value-type="string">
            <text:p>yard</text:p>
          </table:table-cell>
          <table:table-cell office:value-type="string">
            <text:p>yd,yd,yard</text:p>
          </table:table-cell>
          <table:table-cell office:value-type="string">
            <text:p>distance</text:p>
          </table:table-cell>
          <table:table-cell office:value-type="string">
            <text:p>http://en.wikipedia.org/wiki/index.html?curid=34242,http://en.wikipedia.org/wiki/yard</text:p>
          </table:table-cell>
          <table:table-cell office:value-type="string">
            <text:p>yard</text:p>
          </table:table-cell>
        </table:table-row>
        <table:table-row table:style-name="ro1">
          <table:table-cell table:number-columns-repeated="2"/>
          <table:table-cell office:value-type="string">
            <text:p>01fr3</text:p>
          </table:table-cell>
          <table:table-cell office:value-type="string">
            <text:p>british_thermal_unit</text:p>
          </table:table-cell>
          <table:table-cell office:value-type="string">
            <text:p>mbtu,btu,btu\u002fh,mbtuh,basic thermal unit,bthu,british thermal unit \u0028btu\u0029,mmbtu,british thermal unit,british thermal units,international table british thermal,thermal unit</text:p>
          </table:table-cell>
          <table:table-cell office:value-type="string">
            <text:p>btu,british thermal unit</text:p>
          </table:table-cell>
          <table:table-cell office:value-type="string">
            <text:p>energy</text:p>
          </table:table-cell>
          <table:table-cell office:value-type="string">
            <text:p>http://en.wikipedia.org/wiki/index.html?curid=4495,http://en.wikipedia.org/wiki/british_thermal_unit</text:p>
          </table:table-cell>
          <table:table-cell office:value-type="string">
            <text:p>british_thermal_unit</text:p>
          </table:table-cell>
        </table:table-row>
        <table:table-row table:style-name="ro1">
          <table:table-cell table:number-columns-repeated="2"/>
          <table:table-cell office:value-type="string">
            <text:p>05v689d</text:p>
          </table:table-cell>
          <table:table-cell office:value-type="string">
            <text:p>bushel_imperial</text:p>
          </table:table-cell>
          <table:table-cell office:value-type="string">
            <text:p>bushel imperial</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bshsw</text:p>
          </table:table-cell>
          <table:table-cell office:value-type="string">
            <text:p>square_meter</text:p>
          </table:table-cell>
          <table:table-cell office:value-type="string">
            <text:p>square meter</text:p>
          </table:table-cell>
          <table:table-cell office:value-type="string">
            <text:p>m²,m²,square meter</text:p>
          </table:table-cell>
          <table:table-cell office:value-type="string">
            <text:p>area</text:p>
          </table:table-cell>
          <table:table-cell office:value-type="string">
            <text:p>http://en.wikipedia.org/wiki/index.html?curid=74366,http://en.wikipedia.org/wiki/square_metre</text:p>
          </table:table-cell>
          <table:table-cell office:value-type="string">
            <text:p>square_metre</text:p>
          </table:table-cell>
        </table:table-row>
        <table:table-row table:style-name="ro1">
          <table:table-cell table:number-columns-repeated="2"/>
          <table:table-cell office:value-type="string">
            <text:p>012sbv</text:p>
          </table:table-cell>
          <table:table-cell office:value-type="string">
            <text:p>gibibyte</text:p>
          </table:table-cell>
          <table:table-cell office:value-type="string">
            <text:p>binary gigabyte,gibibyte,gib,gibibytes</text:p>
          </table:table-cell>
          <table:table-cell office:value-type="string">
            <text:p>gib,gib,gibibyte</text:p>
          </table:table-cell>
          <table:table-cell office:value-type="string">
            <text:p>data size</text:p>
          </table:table-cell>
          <table:table-cell office:value-type="string">
            <text:p>http://en.wikipedia.org/wiki/index.html?curid=147000,http://en.wikipedia.org/wiki/gibibyte</text:p>
          </table:table-cell>
          <table:table-cell office:value-type="string">
            <text:p>gibibyte</text:p>
          </table:table-cell>
        </table:table-row>
        <table:table-row table:style-name="ro1">
          <table:table-cell table:number-columns-repeated="2"/>
          <table:table-cell office:value-type="string">
            <text:p>048w6</text:p>
          </table:table-cell>
          <table:table-cell office:value-type="string">
            <text:p>kilobyte</text:p>
          </table:table-cell>
          <table:table-cell office:value-type="string">
            <text:p>\u3385,kilobyte,kbyte,kbytes,kbytes\u002fsec,kilobytes,kilo byte,kilo-byte,k-byte</text:p>
          </table:table-cell>
          <table:table-cell office:value-type="string">
            <text:p>kb,kb,kilobyte</text:p>
          </table:table-cell>
          <table:table-cell office:value-type="string">
            <text:p>data size</text:p>
          </table:table-cell>
          <table:table-cell office:value-type="string">
            <text:p>http://en.wikipedia.org/wiki/index.html?curid=16794,http://en.wikipedia.org/wiki/kilobyte</text:p>
          </table:table-cell>
          <table:table-cell office:value-type="string">
            <text:p>kilobyte</text:p>
          </table:table-cell>
        </table:table-row>
        <table:table-row table:style-name="ro1">
          <table:table-cell table:number-columns-repeated="2"/>
          <table:table-cell office:value-type="string">
            <text:p>02sj509</text:p>
          </table:table-cell>
          <table:table-cell office:value-type="string">
            <text:p>watt_per_metre_per_kelvin</text:p>
          </table:table-cell>
          <table:table-cell office:value-type="string">
            <text:p>watt per metre per kelvin</text:p>
          </table:table-cell>
          <table:table-cell office:value-type="string">
            <text:p>w.(m·k),w.(m·k)</text:p>
          </table:table-cell>
          <table:table-cell office:value-type="string">
            <text:p>thermal conductivity</text:p>
          </table:table-cell>
          <table:table-cell table:number-columns-repeated="2"/>
        </table:table-row>
        <table:table-row table:style-name="ro1">
          <table:table-cell table:number-columns-repeated="2"/>
          <table:table-cell office:value-type="string">
            <text:p>05b1tz</text:p>
          </table:table-cell>
          <table:table-cell office:value-type="string">
            <text:p>palm_measure</text:p>
          </table:table-cell>
          <table:table-cell office:value-type="string">
            <text:p>palm \u0028unit\u0029,handbreadth,palm \u0028measurement\u0029,palm measure,palm \u0028length\u0029,handsbreadth</text:p>
          </table:table-cell>
          <table:table-cell/>
          <table:table-cell office:value-type="string">
            <text:p>distance</text:p>
          </table:table-cell>
          <table:table-cell office:value-type="string">
            <text:p>http://en.wikipedia.org/wiki/index.html?curid=1555695,http://en.wikipedia.org/wiki/palm_(unit)</text:p>
          </table:table-cell>
          <table:table-cell office:value-type="string">
            <text:p>palm_\u0028unit\u0029</text:p>
          </table:table-cell>
        </table:table-row>
        <table:table-row table:style-name="ro1">
          <table:table-cell table:number-columns-repeated="2"/>
          <table:table-cell office:value-type="string">
            <text:p>0b720dc</text:p>
          </table:table-cell>
          <table:table-cell office:value-type="string">
            <text:p>million_years</text:p>
          </table:table-cell>
          <table:table-cell office:value-type="string">
            <text:p>million years</text:p>
          </table:table-cell>
          <table:table-cell office:value-type="string">
            <text:p>ma,mya,m.yr.,ma</text:p>
          </table:table-cell>
          <table:table-cell office:value-type="string">
            <text:p>time</text:p>
          </table:table-cell>
          <table:table-cell table:number-columns-repeated="2"/>
        </table:table-row>
        <table:table-row table:style-name="ro1">
          <table:table-cell table:number-columns-repeated="2"/>
          <table:table-cell office:value-type="string">
            <text:p>01wv2</text:p>
          </table:table-cell>
          <table:table-cell table:number-columns-repeated="2" office:value-type="string">
            <text:p>calorie</text:p>
          </table:table-cell>
          <table:table-cell office:value-type="string">
            <text:p>cal,cal,calorie</text:p>
          </table:table-cell>
          <table:table-cell office:value-type="string">
            <text:p>energy</text:p>
          </table:table-cell>
          <table:table-cell office:value-type="string">
            <text:p>http://en.wikipedia.org/wiki/index.html?curid=6423,http://en.wikipedia.org/wiki/calorie</text:p>
          </table:table-cell>
          <table:table-cell office:value-type="string">
            <text:p>calorie</text:p>
          </table:table-cell>
        </table:table-row>
        <table:table-row table:style-name="ro1">
          <table:table-cell table:number-columns-repeated="2"/>
          <table:table-cell office:value-type="string">
            <text:p>02xh680</text:p>
          </table:table-cell>
          <table:table-cell office:value-type="string">
            <text:p>long_quarter</text:p>
          </table:table-cell>
          <table:table-cell office:value-type="string">
            <text:p>long quarter</text:p>
          </table:table-cell>
          <table:table-cell office:value-type="string">
            <text:p>qtr,qtr</text:p>
          </table:table-cell>
          <table:table-cell office:value-type="string">
            <text:p>mass</text:p>
          </table:table-cell>
          <table:table-cell table:number-columns-repeated="2"/>
        </table:table-row>
        <table:table-row table:style-name="ro1">
          <table:table-cell table:number-columns-repeated="2"/>
          <table:table-cell office:value-type="string">
            <text:p>031xl</text:p>
          </table:table-cell>
          <table:table-cell office:value-type="string">
            <text:p>fahrenheit</text:p>
          </table:table-cell>
          <table:table-cell office:value-type="string">
            <text:p>fahrenheit scale,degree fahrenheit,degf,farenheit degree,degrees faranheight,\u2109,fahrenheit,farenheit scale of temperature,\u00b0f,farenheit,degrees farenheit,farenhiet,fahrenheit temperature scale,ferhenheit,fahrenheit \u0028degree\u0029,fahrenheight,farenheight,fahreinheit,fahrenheit degree,farhenheit,degrees fahrenheit,faerenheit,fahrenheit scale of temperature,fahrenheit temperature</text:p>
          </table:table-cell>
          <table:table-cell office:value-type="string">
            <text:p>°f,°f,degrees fahrenheit,fahrenheit</text:p>
          </table:table-cell>
          <table:table-cell office:value-type="string">
            <text:p>temperature</text:p>
          </table:table-cell>
          <table:table-cell office:value-type="string">
            <text:p>http://en.wikipedia.org/wiki/index.html?curid=11524,http://en.wikipedia.org/wiki/fahrenheit</text:p>
          </table:table-cell>
          <table:table-cell office:value-type="string">
            <text:p>fahrenheit</text:p>
          </table:table-cell>
        </table:table-row>
        <table:table-row table:style-name="ro1">
          <table:table-cell table:number-columns-repeated="2"/>
          <table:table-cell office:value-type="string">
            <text:p>02kdlm7</text:p>
          </table:table-cell>
          <table:table-cell office:value-type="string">
            <text:p>boiler_horsepower</text:p>
          </table:table-cell>
          <table:table-cell office:value-type="string">
            <text:p>boiler horsepower</text:p>
          </table:table-cell>
          <table:table-cell office:value-type="string">
            <text:p>hp,hp</text:p>
          </table:table-cell>
          <table:table-cell office:value-type="string">
            <text:p>power</text:p>
          </table:table-cell>
          <table:table-cell table:number-columns-repeated="2"/>
        </table:table-row>
        <table:table-row table:style-name="ro1">
          <table:table-cell table:number-columns-repeated="2"/>
          <table:table-cell office:value-type="string">
            <text:p>0708n</text:p>
          </table:table-cell>
          <table:table-cell office:value-type="string">
            <text:p>steradian</text:p>
          </table:table-cell>
          <table:table-cell office:value-type="string">
            <text:p>\u33db,steradian,sterad,steradians</text:p>
          </table:table-cell>
          <table:table-cell office:value-type="string">
            <text:p>sr,sr</text:p>
          </table:table-cell>
          <table:table-cell office:value-type="string">
            <text:p>solid angle</text:p>
          </table:table-cell>
          <table:table-cell office:value-type="string">
            <text:p>http://en.wikipedia.org/wiki/index.html?curid=28299,http://en.wikipedia.org/wiki/steradian</text:p>
          </table:table-cell>
          <table:table-cell office:value-type="string">
            <text:p>steradian</text:p>
          </table:table-cell>
        </table:table-row>
        <table:table-row table:style-name="ro1">
          <table:table-cell table:number-columns-repeated="2"/>
          <table:table-cell office:value-type="string">
            <text:p>01hwhq</text:p>
          </table:table-cell>
          <table:table-cell office:value-type="string">
            <text:p>cubic_foot</text:p>
          </table:table-cell>
          <table:table-cell office:value-type="string">
            <text:p>suces,feet3,trillion cubic feet,timber foot,cubic foot per minute,foot3,foot\u00b3,feet\u005e3,cubic feet,mmcf,cubic foot,thousand cubic feet,ft\u002f-3,ft\u005e3,cubic feet per minute,cubic feet per second,cubic feet\u002fsecond,cubic inches per second,feet\u002f-3,cu ft,feet\u00b3,cuft,ft\u00b3,cubic foot per second,cu feet</text:p>
          </table:table-cell>
          <table:table-cell office:value-type="string">
            <text:p>cubic ft,cu feet,cu foot,cu ft,feet³,foot³,ft³,cubic foot</text:p>
          </table:table-cell>
          <table:table-cell office:value-type="string">
            <text:p>volume</text:p>
          </table:table-cell>
          <table:table-cell office:value-type="string">
            <text:p>http://en.wikipedia.org/wiki/index.html?curid=233027,http://en.wikipedia.org/wiki/cubic_foot</text:p>
          </table:table-cell>
          <table:table-cell office:value-type="string">
            <text:p>cubic_foot</text:p>
          </table:table-cell>
        </table:table-row>
        <table:table-row table:style-name="ro1">
          <table:table-cell table:number-columns-repeated="2"/>
          <table:table-cell office:value-type="string">
            <text:p>032b8h</text:p>
          </table:table-cell>
          <table:table-cell office:value-type="string">
            <text:p>stone_measure</text:p>
          </table:table-cell>
          <table:table-cell office:value-type="string">
            <text:p>stone \u0028weight\u0029,stone \u0028measurement\u0029,stone \u0028imperial mass\u0029,stone \u0028unit\u0029,stone \u0028mass\u0029,stone measure</text:p>
          </table:table-cell>
          <table:table-cell office:value-type="string">
            <text:p>st,st</text:p>
          </table:table-cell>
          <table:table-cell office:value-type="string">
            <text:p>mass</text:p>
          </table:table-cell>
          <table:table-cell office:value-type="string">
            <text:p>http://en.wikipedia.org/wiki/index.html?curid=679929,http://en.wikipedia.org/wiki/stone_(unit)</text:p>
          </table:table-cell>
          <table:table-cell office:value-type="string">
            <text:p>stone_\u0028unit\u0029</text:p>
          </table:table-cell>
        </table:table-row>
        <table:table-row table:style-name="ro1">
          <table:table-cell table:number-columns-repeated="2"/>
          <table:table-cell office:value-type="string">
            <text:p>03j_tsk</text:p>
          </table:table-cell>
          <table:table-cell office:value-type="string">
            <text:p>kilowatt_hour</text:p>
          </table:table-cell>
          <table:table-cell office:value-type="string">
            <text:p>kilowatt hour</text:p>
          </table:table-cell>
          <table:table-cell office:value-type="string">
            <text:p>kwh,kwh,kilowatt hour</text:p>
          </table:table-cell>
          <table:table-cell office:value-type="string">
            <text:p>energy</text:p>
          </table:table-cell>
          <table:table-cell table:number-columns-repeated="2"/>
        </table:table-row>
        <table:table-row table:style-name="ro1">
          <table:table-cell table:number-columns-repeated="2"/>
          <table:table-cell office:value-type="string">
            <text:p>0n0_</text:p>
          </table:table-cell>
          <table:table-cell office:value-type="string">
            <text:p>astronomical_unit</text:p>
          </table:table-cell>
          <table:table-cell office:value-type="string">
            <text:p>astronomical unit</text:p>
          </table:table-cell>
          <table:table-cell office:value-type="string">
            <text:p>au,ua,a.u.,au,au,astronomical unit</text:p>
          </table:table-cell>
          <table:table-cell office:value-type="string">
            <text:p>distance</text:p>
          </table:table-cell>
          <table:table-cell office:value-type="string">
            <text:p>http://en.wikipedia.org/wiki/astronomical_unit,http://en.wikipedia.org/wiki/index.html?curid=1210</text:p>
          </table:table-cell>
          <table:table-cell office:value-type="string">
            <text:p>astronomical_unit</text:p>
          </table:table-cell>
        </table:table-row>
        <table:table-row table:style-name="ro1">
          <table:table-cell table:number-columns-repeated="2"/>
          <table:table-cell office:value-type="string">
            <text:p>02c_m</text:p>
          </table:table-cell>
          <table:table-cell office:value-type="string">
            <text:p>dyne</text:p>
          </table:table-cell>
          <table:table-cell office:value-type="string">
            <text:p>kilodyne,dyne</text:p>
          </table:table-cell>
          <table:table-cell office:value-type="string">
            <text:p>dyn,dyn,dyne</text:p>
          </table:table-cell>
          <table:table-cell office:value-type="string">
            <text:p>force</text:p>
          </table:table-cell>
          <table:table-cell office:value-type="string">
            <text:p>http://en.wikipedia.org/wiki/index.html?curid=8578,http://en.wikipedia.org/wiki/dyne</text:p>
          </table:table-cell>
          <table:table-cell office:value-type="string">
            <text:p>dyne</text:p>
          </table:table-cell>
        </table:table-row>
        <table:table-row table:style-name="ro1">
          <table:table-cell table:number-columns-repeated="2"/>
          <table:table-cell office:value-type="string">
            <text:p>0p52c</text:p>
          </table:table-cell>
          <table:table-cell office:value-type="string">
            <text:p>peck</text:p>
          </table:table-cell>
          <table:table-cell office:value-type="string">
            <text:p>peck,peck \u0028unit\u0029</text:p>
          </table:table-cell>
          <table:table-cell office:value-type="string">
            <text:p>peck</text:p>
          </table:table-cell>
          <table:table-cell office:value-type="string">
            <text:p>volume</text:p>
          </table:table-cell>
          <table:table-cell office:value-type="string">
            <text:p>http://en.wikipedia.org/wiki/index.html?curid=97792,http://en.wikipedia.org/wiki/peck</text:p>
          </table:table-cell>
          <table:table-cell office:value-type="string">
            <text:p>peck</text:p>
          </table:table-cell>
        </table:table-row>
        <table:table-row table:style-name="ro1">
          <table:table-cell table:number-columns-repeated="2"/>
          <table:table-cell office:value-type="float" office:value="21189">
            <text:p>21189</text:p>
          </table:table-cell>
          <table:table-cell office:value-type="string">
            <text:p>megabit</text:p>
          </table:table-cell>
          <table:table-cell office:value-type="string">
            <text:p>mega-bit,megabits,megabit,mbit,mega bit</text:p>
          </table:table-cell>
          <table:table-cell office:value-type="string">
            <text:p>mbit,mbit,mb,megabit</text:p>
          </table:table-cell>
          <table:table-cell office:value-type="string">
            <text:p>data size</text:p>
          </table:table-cell>
          <table:table-cell office:value-type="string">
            <text:p>http://en.wikipedia.org/wiki/index.html?curid=376259,http://en.wikipedia.org/wiki/megabit</text:p>
          </table:table-cell>
          <table:table-cell office:value-type="string">
            <text:p>megabit</text:p>
          </table:table-cell>
        </table:table-row>
        <table:table-row table:style-name="ro1">
          <table:table-cell table:number-columns-repeated="2"/>
          <table:table-cell office:value-type="string">
            <text:p>02sj5bw</text:p>
          </table:table-cell>
          <table:table-cell office:value-type="string">
            <text:p>coulomb_per_kilogram</text:p>
          </table:table-cell>
          <table:table-cell office:value-type="string">
            <text:p>coulomb per kilogram</text:p>
          </table:table-cell>
          <table:table-cell office:value-type="string">
            <text:p>c.kg,c.kg,coulomb per kilogram</text:p>
          </table:table-cell>
          <table:table-cell office:value-type="string">
            <text:p>exposure</text:p>
          </table:table-cell>
          <table:table-cell table:number-columns-repeated="2"/>
        </table:table-row>
        <table:table-row table:style-name="ro1">
          <table:table-cell table:number-columns-repeated="2"/>
          <table:table-cell office:value-type="string">
            <text:p>03cd9_</text:p>
          </table:table-cell>
          <table:table-cell office:value-type="string">
            <text:p>centimetre_of_water</text:p>
          </table:table-cell>
          <table:table-cell office:value-type="string">
            <text:p>meters\u002c water gauge,centimeter of water,cmh2o,centimeters of water,centimetres of water,centimetre of water</text:p>
          </table:table-cell>
          <table:table-cell office:value-type="string">
            <text:p>cmh2o,cmh2o,centimeter of water</text:p>
          </table:table-cell>
          <table:table-cell office:value-type="string">
            <text:p>pressure</text:p>
          </table:table-cell>
          <table:table-cell office:value-type="string">
            <text:p>http://en.wikipedia.org/wiki/index.html?curid=790061,http://en.wikipedia.org/wiki/centimetre_of_water</text:p>
          </table:table-cell>
          <table:table-cell office:value-type="string">
            <text:p>centimetre_of_water</text:p>
          </table:table-cell>
        </table:table-row>
        <table:table-row table:style-name="ro1">
          <table:table-cell table:number-columns-repeated="2"/>
          <table:table-cell office:value-type="string">
            <text:p>02kdm16</text:p>
          </table:table-cell>
          <table:table-cell table:number-columns-repeated="2" office:value-type="string">
            <text:p>milliwatt</text:p>
          </table:table-cell>
          <table:table-cell office:value-type="string">
            <text:p>mw,mw</text:p>
          </table:table-cell>
          <table:table-cell office:value-type="string">
            <text:p>power</text:p>
          </table:table-cell>
          <table:table-cell table:number-columns-repeated="2"/>
        </table:table-row>
        <table:table-row table:style-name="ro1">
          <table:table-cell table:number-columns-repeated="2"/>
          <table:table-cell office:value-type="string">
            <text:p>07gn1q</text:p>
          </table:table-cell>
          <table:table-cell table:number-columns-repeated="2" office:value-type="string">
            <text:p>decibars</text:p>
          </table:table-cell>
          <table:table-cell office:value-type="string">
            <text:p>dbar,dbar</text:p>
          </table:table-cell>
          <table:table-cell office:value-type="string">
            <text:p>pressure</text:p>
          </table:table-cell>
          <table:table-cell table:number-columns-repeated="2"/>
        </table:table-row>
        <table:table-row table:style-name="ro1">
          <table:table-cell table:number-columns-repeated="2"/>
          <table:table-cell office:value-type="string">
            <text:p>02xk14f</text:p>
          </table:table-cell>
          <table:table-cell office:value-type="string">
            <text:p>troy_pound</text:p>
          </table:table-cell>
          <table:table-cell office:value-type="string">
            <text:p>troy pound</text:p>
          </table:table-cell>
          <table:table-cell office:value-type="string">
            <text:p>tr. lb.,tr. lb.,lb</text:p>
          </table:table-cell>
          <table:table-cell office:value-type="string">
            <text:p>mass</text:p>
          </table:table-cell>
          <table:table-cell table:number-columns-repeated="2"/>
        </table:table-row>
        <table:table-row table:style-name="ro1">
          <table:table-cell table:number-columns-repeated="2"/>
          <table:table-cell office:value-type="string">
            <text:p>01dyjx</text:p>
          </table:table-cell>
          <table:table-cell office:value-type="string">
            <text:p>solar_luminosity</text:p>
          </table:table-cell>
          <table:table-cell office:value-type="string">
            <text:p>solar brightness,the sun\u0027s luminosity,sun luminosity,sun\u0027s power,power of the sun,solar luminosity,luminosity of the sun,the luminosity of the sun,solar luminosities,the sun\u0027s power,the sun\u0027s brightness,sun\u0027s brightness,brightness of the sun,the brightness of the sun,the power of the sun,solar brightnesses,solar luminositys</text:p>
          </table:table-cell>
          <table:table-cell office:value-type="string">
            <text:p>l☉,l☉</text:p>
          </table:table-cell>
          <table:table-cell office:value-type="string">
            <text:p>power</text:p>
          </table:table-cell>
          <table:table-cell office:value-type="string">
            <text:p>http://en.wikipedia.org/wiki/index.html?curid=210900,http://en.wikipedia.org/wiki/solar_luminosity</text:p>
          </table:table-cell>
          <table:table-cell office:value-type="string">
            <text:p>solar_luminosity</text:p>
          </table:table-cell>
        </table:table-row>
        <table:table-row table:style-name="ro1">
          <table:table-cell table:number-columns-repeated="2"/>
          <table:table-cell office:value-type="string">
            <text:p>02sj400</text:p>
          </table:table-cell>
          <table:table-cell office:value-type="string">
            <text:p>ampere_per_square_metre</text:p>
          </table:table-cell>
          <table:table-cell office:value-type="string">
            <text:p>ampere per square metre</text:p>
          </table:table-cell>
          <table:table-cell office:value-type="string">
            <text:p>a.m²,a.m²</text:p>
          </table:table-cell>
          <table:table-cell office:value-type="string">
            <text:p>current density</text:p>
          </table:table-cell>
          <table:table-cell table:number-columns-repeated="2"/>
        </table:table-row>
        <table:table-row table:style-name="ro1">
          <table:table-cell table:number-columns-repeated="2"/>
          <table:table-cell office:value-type="string">
            <text:p>075xs_</text:p>
          </table:table-cell>
          <table:table-cell office:value-type="string">
            <text:p>catty</text:p>
          </table:table-cell>
          <table:table-cell office:value-type="string">
            <text:p>jin \u0028unit of weight\u0029,jin \u0028unit\u0029,catty,caddy \u0028unit of measure\u0029,catties</text:p>
          </table:table-cell>
          <table:table-cell/>
          <table:table-cell office:value-type="string">
            <text:p>mass</text:p>
          </table:table-cell>
          <table:table-cell office:value-type="string">
            <text:p>http://en.wikipedia.org/wiki/index.html?curid=2351950,http://en.wikipedia.org/wiki/catty</text:p>
          </table:table-cell>
          <table:table-cell office:value-type="string">
            <text:p>catty</text:p>
          </table:table-cell>
        </table:table-row>
        <table:table-row table:style-name="ro1">
          <table:table-cell table:number-columns-repeated="2"/>
          <table:table-cell office:value-type="string">
            <text:p>02qs2d</text:p>
          </table:table-cell>
          <table:table-cell office:value-type="string">
            <text:p>hectometre</text:p>
          </table:table-cell>
          <table:table-cell office:value-type="string">
            <text:p>hectometer,hectometre</text:p>
          </table:table-cell>
          <table:table-cell office:value-type="string">
            <text:p>hm,hm</text:p>
          </table:table-cell>
          <table:table-cell office:value-type="string">
            <text:p>distance</text:p>
          </table:table-cell>
          <table:table-cell office:value-type="string">
            <text:p>http://en.wikipedia.org/wiki/index.html?curid=566803,http://en.wikipedia.org/wiki/hectometre</text:p>
          </table:table-cell>
          <table:table-cell office:value-type="string">
            <text:p>hectometre</text:p>
          </table:table-cell>
        </table:table-row>
        <table:table-row table:style-name="ro1">
          <table:table-cell table:number-columns-repeated="2"/>
          <table:table-cell office:value-type="string">
            <text:p>05v66kc</text:p>
          </table:table-cell>
          <table:table-cell office:value-type="string">
            <text:p>cup_metric</text:p>
          </table:table-cell>
          <table:table-cell office:value-type="string">
            <text:p>cup metric</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1x338z</text:p>
          </table:table-cell>
          <table:table-cell office:value-type="string">
            <text:p>quart_imperial</text:p>
          </table:table-cell>
          <table:table-cell office:value-type="string">
            <text:p>quart imperial</text:p>
          </table:table-cell>
          <table:table-cell office:value-type="string">
            <text:p>imp. qt.,imp. qt.,qt</text:p>
          </table:table-cell>
          <table:table-cell office:value-type="string">
            <text:p>volume</text:p>
          </table:table-cell>
          <table:table-cell table:number-columns-repeated="2"/>
        </table:table-row>
        <table:table-row table:style-name="ro1">
          <table:table-cell table:number-columns-repeated="2"/>
          <table:table-cell office:value-type="string">
            <text:p>05v2dfg</text:p>
          </table:table-cell>
          <table:table-cell table:number-columns-repeated="2" office:value-type="string">
            <text:p>decasecond</text:p>
          </table:table-cell>
          <table:table-cell office:value-type="string">
            <text:p>das,das</text:p>
          </table:table-cell>
          <table:table-cell office:value-type="string">
            <text:p>time</text:p>
          </table:table-cell>
          <table:table-cell table:number-columns-repeated="2"/>
        </table:table-row>
        <table:table-row table:style-name="ro1">
          <table:table-cell table:number-columns-repeated="2"/>
          <table:table-cell office:value-type="string">
            <text:p>0gs0zq</text:p>
          </table:table-cell>
          <table:table-cell office:value-type="string">
            <text:p>grave_measure</text:p>
          </table:table-cell>
          <table:table-cell office:value-type="string">
            <text:p>grave \u0028unit\u0029,grave \u0028mass\u0029,grave \u0028measurement\u0029,grave measure</text:p>
          </table:table-cell>
          <table:table-cell/>
          <table:table-cell office:value-type="string">
            <text:p>mass</text:p>
          </table:table-cell>
          <table:table-cell office:value-type="string">
            <text:p>http://en.wikipedia.org/wiki/index.html?curid=6840750,http://en.wikipedia.org/wiki/grave_(unit)</text:p>
          </table:table-cell>
          <table:table-cell office:value-type="string">
            <text:p>grave_\u0028unit\u0029</text:p>
          </table:table-cell>
        </table:table-row>
        <table:table-row table:style-name="ro1">
          <table:table-cell table:number-columns-repeated="2"/>
          <table:table-cell office:value-type="string">
            <text:p>0446ky1</text:p>
          </table:table-cell>
          <table:table-cell table:number-columns-repeated="2" office:value-type="string">
            <text:p>hectoliter</text:p>
          </table:table-cell>
          <table:table-cell office:value-type="string">
            <text:p>hl,hl,hectoliter</text:p>
          </table:table-cell>
          <table:table-cell office:value-type="string">
            <text:p>volume</text:p>
          </table:table-cell>
          <table:table-cell table:number-columns-repeated="2"/>
        </table:table-row>
        <table:table-row table:style-name="ro1">
          <table:table-cell table:number-columns-repeated="2"/>
          <table:table-cell office:value-type="string">
            <text:p>0291hb</text:p>
          </table:table-cell>
          <table:table-cell office:value-type="string">
            <text:p>gigabit</text:p>
          </table:table-cell>
          <table:table-cell office:value-type="string">
            <text:p>gigabit,gigabits,giga bit,gbits\u002fsec,gbit,giga-bit</text:p>
          </table:table-cell>
          <table:table-cell office:value-type="string">
            <text:p>gbit,gb,gbit,gigabit</text:p>
          </table:table-cell>
          <table:table-cell office:value-type="string">
            <text:p>data size</text:p>
          </table:table-cell>
          <table:table-cell office:value-type="string">
            <text:p>http://en.wikipedia.org/wiki/index.html?curid=442674,http://en.wikipedia.org/wiki/gigabit</text:p>
          </table:table-cell>
          <table:table-cell office:value-type="string">
            <text:p>gigabit</text:p>
          </table:table-cell>
        </table:table-row>
        <table:table-row table:style-name="ro1">
          <table:table-cell table:number-columns-repeated="2"/>
          <table:table-cell office:value-type="string">
            <text:p>03n12</text:p>
          </table:table-cell>
          <table:table-cell office:value-type="string">
            <text:p>horsepower</text:p>
          </table:table-cell>
          <table:table-cell office:value-type="string">
            <text:p>horsepower,horsepower boiler,horsepower metric,horsepower electric,horsepower hydraulic</text:p>
          </table:table-cell>
          <table:table-cell office:value-type="string">
            <text:p>hp,hp,horsepower_metric,horsepower_electric,horsepower_hydraulic,horsepower_boiler</text:p>
          </table:table-cell>
          <table:table-cell office:value-type="string">
            <text:p>power</text:p>
          </table:table-cell>
          <table:table-cell office:value-type="string">
            <text:p>http://en.wikipedia.org/wiki/index.html?curid=14019,http://en.wikipedia.org/wiki/horsepower</text:p>
          </table:table-cell>
          <table:table-cell office:value-type="string">
            <text:p>horsepower</text:p>
          </table:table-cell>
        </table:table-row>
        <table:table-row table:style-name="ro1">
          <table:table-cell table:number-columns-repeated="2"/>
          <table:table-cell office:value-type="string">
            <text:p>075rt4_</text:p>
          </table:table-cell>
          <table:table-cell office:value-type="string">
            <text:p>ohm_meter</text:p>
          </table:table-cell>
          <table:table-cell office:value-type="string">
            <text:p>ohm meter</text:p>
          </table:table-cell>
          <table:table-cell office:value-type="string">
            <text:p>Ω m,Ω m</text:p>
          </table:table-cell>
          <table:table-cell office:value-type="string">
            <text:p>resistivity</text:p>
          </table:table-cell>
          <table:table-cell table:number-columns-repeated="2"/>
        </table:table-row>
        <table:table-row table:style-name="ro1">
          <table:table-cell table:number-columns-repeated="2"/>
          <table:table-cell office:value-type="string">
            <text:p>01p6gt</text:p>
          </table:table-cell>
          <table:table-cell office:value-type="string">
            <text:p>decametre</text:p>
          </table:table-cell>
          <table:table-cell office:value-type="string">
            <text:p>decameter,dekametre,dekameter,cubic decametre,decametre</text:p>
          </table:table-cell>
          <table:table-cell office:value-type="string">
            <text:p>dam,dam</text:p>
          </table:table-cell>
          <table:table-cell office:value-type="string">
            <text:p>distance</text:p>
          </table:table-cell>
          <table:table-cell office:value-type="string">
            <text:p>http://en.wikipedia.org/wiki/index.html?curid=274968,http://en.wikipedia.org/wiki/decametre</text:p>
          </table:table-cell>
          <table:table-cell office:value-type="string">
            <text:p>decametre</text:p>
          </table:table-cell>
        </table:table-row>
        <table:table-row table:style-name="ro1">
          <table:table-cell table:number-columns-repeated="2"/>
          <table:table-cell office:value-type="string">
            <text:p>02sj3zx</text:p>
          </table:table-cell>
          <table:table-cell office:value-type="string">
            <text:p>cubic_metre_per_kilogram</text:p>
          </table:table-cell>
          <table:table-cell office:value-type="string">
            <text:p>cubic metre per kilogram</text:p>
          </table:table-cell>
          <table:table-cell office:value-type="string">
            <text:p>m³.kg,m³.kg</text:p>
          </table:table-cell>
          <table:table-cell office:value-type="string">
            <text:p>specific volume</text:p>
          </table:table-cell>
          <table:table-cell table:number-columns-repeated="2"/>
        </table:table-row>
        <table:table-row table:style-name="ro1">
          <table:table-cell table:number-columns-repeated="2"/>
          <table:table-cell office:value-type="string">
            <text:p>05cdmv8</text:p>
          </table:table-cell>
          <table:table-cell office:value-type="string">
            <text:p>megaton_of_tnt</text:p>
          </table:table-cell>
          <table:table-cell office:value-type="string">
            <text:p>megaton of tnt</text:p>
          </table:table-cell>
          <table:table-cell office:value-type="string">
            <text:p>mt,mt</text:p>
          </table:table-cell>
          <table:table-cell office:value-type="string">
            <text:p>energy</text:p>
          </table:table-cell>
          <table:table-cell table:number-columns-repeated="2"/>
        </table:table-row>
        <table:table-row table:style-name="ro1">
          <table:table-cell table:number-columns-repeated="2"/>
          <table:table-cell office:value-type="string">
            <text:p>0261wyt</text:p>
          </table:table-cell>
          <table:table-cell office:value-type="string">
            <text:p>joug</text:p>
          </table:table-cell>
          <table:table-cell office:value-type="string">
            <text:p>stirling joug,joug,scots pint,pint \u0028scots\u0029</text:p>
          </table:table-cell>
          <table:table-cell/>
          <table:table-cell office:value-type="string">
            <text:p>volume</text:p>
          </table:table-cell>
          <table:table-cell office:value-type="string">
            <text:p>http://en.wikipedia.org/wiki/index.html?curid=7443552,http://en.wikipedia.org/wiki/joug</text:p>
          </table:table-cell>
          <table:table-cell office:value-type="string">
            <text:p>joug</text:p>
          </table:table-cell>
        </table:table-row>
        <table:table-row table:style-name="ro1">
          <table:table-cell table:number-columns-repeated="2"/>
          <table:table-cell office:value-type="string">
            <text:p>02sj43m</text:p>
          </table:table-cell>
          <table:table-cell office:value-type="string">
            <text:p>candela_per_square_metre</text:p>
          </table:table-cell>
          <table:table-cell office:value-type="string">
            <text:p>nit \u0028unit,candela per square meter,cd\u002fm2,nit \u0028unit\u0029,millinit,candela per square metre</text:p>
          </table:table-cell>
          <table:table-cell office:value-type="string">
            <text:p>cd.m²,cd.m²</text:p>
          </table:table-cell>
          <table:table-cell office:value-type="string">
            <text:p>luminance</text:p>
          </table:table-cell>
          <table:table-cell office:value-type="string">
            <text:p>http://en.wikipedia.org/wiki/index.html?curid=74238,http://en.wikipedia.org/wiki/candela_per_square_metre</text:p>
          </table:table-cell>
          <table:table-cell office:value-type="string">
            <text:p>candela_per_square_metre</text:p>
          </table:table-cell>
        </table:table-row>
        <table:table-row table:style-name="ro1">
          <table:table-cell table:number-columns-repeated="2"/>
          <table:table-cell office:value-type="string">
            <text:p>02xk087</text:p>
          </table:table-cell>
          <table:table-cell office:value-type="string">
            <text:p>troy_ounce</text:p>
          </table:table-cell>
          <table:table-cell office:value-type="string">
            <text:p>troy ounce,silver (troy ounce)</text:p>
          </table:table-cell>
          <table:table-cell office:value-type="string">
            <text:p>tr. oz.,tr. oz.,oz,silver (troy ounce)</text:p>
          </table:table-cell>
          <table:table-cell office:value-type="string">
            <text:p>mass</text:p>
          </table:table-cell>
          <table:table-cell table:number-columns-repeated="2"/>
        </table:table-row>
        <table:table-row table:style-name="ro1">
          <table:table-cell table:number-columns-repeated="2"/>
          <table:table-cell office:value-type="string">
            <text:p>06d8bg</text:p>
          </table:table-cell>
          <table:table-cell office:value-type="string">
            <text:p>mebibit_per_second</text:p>
          </table:table-cell>
          <table:table-cell office:value-type="string">
            <text:p>mebibyte per second,mebibit per second</text:p>
          </table:table-cell>
          <table:table-cell office:value-type="string">
            <text:p>mibit.s,mebi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47l7k0</text:p>
          </table:table-cell>
          <table:table-cell office:value-type="string">
            <text:p>kilonewton_per_metre_squared</text:p>
          </table:table-cell>
          <table:table-cell office:value-type="string">
            <text:p>kilonewton per metre squared</text:p>
          </table:table-cell>
          <table:table-cell office:value-type="string">
            <text:p>kn.m²,kn.m²</text:p>
          </table:table-cell>
          <table:table-cell office:value-type="string">
            <text:p>pressure</text:p>
          </table:table-cell>
          <table:table-cell table:number-columns-repeated="2"/>
        </table:table-row>
        <table:table-row table:style-name="ro1">
          <table:table-cell table:number-columns-repeated="2"/>
          <table:table-cell office:value-type="string">
            <text:p>05v66jz</text:p>
          </table:table-cell>
          <table:table-cell office:value-type="string">
            <text:p>cup_imperial</text:p>
          </table:table-cell>
          <table:table-cell office:value-type="string">
            <text:p>cup imperial</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3rhvb</text:p>
          </table:table-cell>
          <table:table-cell office:value-type="string">
            <text:p>tesla_measure</text:p>
          </table:table-cell>
          <table:table-cell office:value-type="string">
            <text:p>tesla measure</text:p>
          </table:table-cell>
          <table:table-cell office:value-type="string">
            <text:p>t,t</text:p>
          </table:table-cell>
          <table:table-cell office:value-type="string">
            <text:p>magnetic flux density</text:p>
          </table:table-cell>
          <table:table-cell office:value-type="string">
            <text:p>http://en.wikipedia.org/wiki/index.html?curid=935979,http://en.wikipedia.org/wiki/tesla_(unit)</text:p>
          </table:table-cell>
          <table:table-cell office:value-type="string">
            <text:p>tesla_\u0028unit\u0029</text:p>
          </table:table-cell>
        </table:table-row>
        <table:table-row table:style-name="ro1">
          <table:table-cell table:number-columns-repeated="2"/>
          <table:table-cell office:value-type="string">
            <text:p>033sw1</text:p>
          </table:table-cell>
          <table:table-cell office:value-type="string">
            <text:p>square_foot</text:p>
          </table:table-cell>
          <table:table-cell office:value-type="string">
            <text:p>feet2,feet\u005e2,sq ft,ft\u005e2,feet\u00b2,sq feet,foot\u00b2,square footage,ft\u00b2,square foot,sq\u002eft,foot2,ft\u002f-2,sq\u002eft\u002e,ft2,square feet,\u23cd,sq\u002e ft\u002e,feet\u002f-2,sqf</text:p>
          </table:table-cell>
          <table:table-cell office:value-type="string">
            <text:p>ft²,ft²,square ft,sq ft,square foot</text:p>
          </table:table-cell>
          <table:table-cell office:value-type="string">
            <text:p>area</text:p>
          </table:table-cell>
          <table:table-cell office:value-type="string">
            <text:p>http://en.wikipedia.org/wiki/index.html?curid=699235,http://en.wikipedia.org/wiki/square_foot</text:p>
          </table:table-cell>
          <table:table-cell office:value-type="string">
            <text:p>square_foot</text:p>
          </table:table-cell>
        </table:table-row>
        <table:table-row table:style-name="ro1">
          <table:table-cell table:number-columns-repeated="2"/>
          <table:table-cell office:value-type="string">
            <text:p>02npmgq</text:p>
          </table:table-cell>
          <table:table-cell office:value-type="string">
            <text:p>semi_monthly</text:p>
          </table:table-cell>
          <table:table-cell office:value-type="string">
            <text:p>semi monthly</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5gwxt</text:p>
          </table:table-cell>
          <table:table-cell office:value-type="string">
            <text:p>link_measure</text:p>
          </table:table-cell>
          <table:table-cell office:value-type="string">
            <text:p>link \u0028unit\u0029,link \u0028measurement\u0029,gunter\u0027s link,link measure,gunter\u2019s link,link \u0028measure\u0029</text:p>
          </table:table-cell>
          <table:table-cell office:value-type="string">
            <text:p>lnk,lnk,li.,l.</text:p>
          </table:table-cell>
          <table:table-cell office:value-type="string">
            <text:p>distance</text:p>
          </table:table-cell>
          <table:table-cell office:value-type="string">
            <text:p>http://en.wikipedia.org/wiki/index.html?curid=1615880,http://en.wikipedia.org/wiki/link_(unit)</text:p>
          </table:table-cell>
          <table:table-cell office:value-type="string">
            <text:p>link_\u0028unit\u0029</text:p>
          </table:table-cell>
        </table:table-row>
        <table:table-row table:style-name="ro1">
          <table:table-cell table:number-columns-repeated="2"/>
          <table:table-cell office:value-type="string">
            <text:p>05v2cwg</text:p>
          </table:table-cell>
          <table:table-cell table:number-columns-repeated="2" office:value-type="string">
            <text:p>microsecond</text:p>
          </table:table-cell>
          <table:table-cell office:value-type="string">
            <text:p>µs,µs</text:p>
          </table:table-cell>
          <table:table-cell office:value-type="string">
            <text:p>time</text:p>
          </table:table-cell>
          <table:table-cell table:number-columns-repeated="2"/>
        </table:table-row>
        <table:table-row table:style-name="ro1">
          <table:table-cell table:number-columns-repeated="2"/>
          <table:table-cell office:value-type="string">
            <text:p>09hl5</text:p>
          </table:table-cell>
          <table:table-cell table:number-columns-repeated="2" office:value-type="string">
            <text:p>watt</text:p>
          </table:table-cell>
          <table:table-cell office:value-type="string">
            <text:p>w,w,watt</text:p>
          </table:table-cell>
          <table:table-cell office:value-type="string">
            <text:p>power</text:p>
          </table:table-cell>
          <table:table-cell office:value-type="string">
            <text:p>http://en.wikipedia.org/wiki/index.html?curid=21347693,http://en.wikipedia.org/wiki/watt</text:p>
          </table:table-cell>
          <table:table-cell office:value-type="string">
            <text:p>watt</text:p>
          </table:table-cell>
        </table:table-row>
        <table:table-row table:style-name="ro1">
          <table:table-cell table:number-columns-repeated="2"/>
          <table:table-cell office:value-type="string">
            <text:p>018cjy</text:p>
          </table:table-cell>
          <table:table-cell office:value-type="string">
            <text:p>pound-force</text:p>
          </table:table-cell>
          <table:table-cell office:value-type="string">
            <text:p>pound force,pounds-force,lb force,klbf,pound \u0028force\u0029,pound of force,pounds force,lbf,ounce-force,pound-force</text:p>
          </table:table-cell>
          <table:table-cell office:value-type="string">
            <text:p>lbf,lbf,pound-force</text:p>
          </table:table-cell>
          <table:table-cell office:value-type="string">
            <text:p>force</text:p>
          </table:table-cell>
          <table:table-cell office:value-type="string">
            <text:p>http://en.wikipedia.org/wiki/index.html?curid=178702,http://en.wikipedia.org/wiki/pound_(force)</text:p>
          </table:table-cell>
          <table:table-cell office:value-type="string">
            <text:p>pound_\u0028force\u0029</text:p>
          </table:table-cell>
        </table:table-row>
        <table:table-row table:style-name="ro1">
          <table:table-cell table:number-columns-repeated="2"/>
          <table:table-cell office:value-type="string">
            <text:p>08_86</text:p>
          </table:table-cell>
          <table:table-cell office:value-type="string">
            <text:p>1_e-9_s</text:p>
          </table:table-cell>
          <table:table-cell office:value-type="string">
            <text:p>1e-9 s,1 e7 hz,1 e-9 s,1 e -9 s,1e-8 s,nanoseconds,light-foot,nanosecond,nanosecond\u002fversion 2,1 e8 hz,1 e-7 s,1 e6 hz,\u33b1,1 e -8 s,1 e -7 s,1 e-8 s,1e-7 s</text:p>
          </table:table-cell>
          <table:table-cell/>
          <table:table-cell office:value-type="string">
            <text:p>time</text:p>
          </table:table-cell>
          <table:table-cell office:value-type="string">
            <text:p>http://en.wikipedia.org/wiki/index.html?curid=36104,http://en.wikipedia.org/wiki/nanosecond</text:p>
          </table:table-cell>
          <table:table-cell office:value-type="string">
            <text:p>nanosecond</text:p>
          </table:table-cell>
        </table:table-row>
        <table:table-row table:style-name="ro1">
          <table:table-cell table:number-columns-repeated="2"/>
          <table:table-cell office:value-type="string">
            <text:p>01flbh</text:p>
          </table:table-cell>
          <table:table-cell office:value-type="string">
            <text:p>newton_metre</text:p>
          </table:table-cell>
          <table:table-cell office:value-type="string">
            <text:p>newton\u2022meter,newton-meter of energy,newton centimetre,newtonmeter,newton metre,newton meter,n\u00b7m,newton meters,n\u002am,newton-meter,newton\u2022meters,newton\u002ameter,newton-meter of torque,newton\u002ameters,newton-metre</text:p>
          </table:table-cell>
          <table:table-cell office:value-type="string">
            <text:p>n·m,n·m,newton meter</text:p>
          </table:table-cell>
          <table:table-cell office:value-type="string">
            <text:p>force moment</text:p>
          </table:table-cell>
          <table:table-cell office:value-type="string">
            <text:p>http://en.wikipedia.org/wiki/index.html?curid=215754,http://en.wikipedia.org/wiki/newton_metre</text:p>
          </table:table-cell>
          <table:table-cell office:value-type="string">
            <text:p>newton_metre</text:p>
          </table:table-cell>
        </table:table-row>
        <table:table-row table:style-name="ro1">
          <table:table-cell table:number-columns-repeated="2"/>
          <table:table-cell office:value-type="string">
            <text:p>014fbb</text:p>
          </table:table-cell>
          <table:table-cell office:value-type="string">
            <text:p>curie</text:p>
          </table:table-cell>
          <table:table-cell office:value-type="string">
            <text:p>pci\u002fl,nanocurie,gigacurie,nci\u002fg,curies,picocuries,millicuries,kilocurie,millicurie,terracurie,curie,curie \u0028measurement\u0029,nanocuries,curie \u0028ci\u0029,picocurie,megacurie,curie \u0028unit\u0029,microcurie</text:p>
          </table:table-cell>
          <table:table-cell office:value-type="string">
            <text:p>ci,ci,curie</text:p>
          </table:table-cell>
          <table:table-cell office:value-type="string">
            <text:p>radioactivity</text:p>
          </table:table-cell>
          <table:table-cell office:value-type="string">
            <text:p>http://en.wikipedia.org/wiki/index.html?curid=155829,http://en.wikipedia.org/wiki/curie</text:p>
          </table:table-cell>
          <table:table-cell office:value-type="string">
            <text:p>curie</text:p>
          </table:table-cell>
        </table:table-row>
        <table:table-row table:style-name="ro1">
          <table:table-cell table:number-columns-repeated="2"/>
          <table:table-cell office:value-type="string">
            <text:p>05qqsx</text:p>
          </table:table-cell>
          <table:table-cell table:number-columns-repeated="2" office:value-type="string">
            <text:p>centisecond</text:p>
          </table:table-cell>
          <table:table-cell office:value-type="string">
            <text:p>cs,cs</text:p>
          </table:table-cell>
          <table:table-cell office:value-type="string">
            <text:p>time</text:p>
          </table:table-cell>
          <table:table-cell table:number-columns-repeated="2"/>
        </table:table-row>
        <table:table-row table:style-name="ro1">
          <table:table-cell table:number-columns-repeated="2"/>
          <table:table-cell office:value-type="string">
            <text:p>025l73</text:p>
          </table:table-cell>
          <table:table-cell office:value-type="string">
            <text:p>pebibyte</text:p>
          </table:table-cell>
          <table:table-cell office:value-type="string">
            <text:p>pebibyte,pib,peta binary byte</text:p>
          </table:table-cell>
          <table:table-cell office:value-type="string">
            <text:p>pib,pib,pebibyte</text:p>
          </table:table-cell>
          <table:table-cell office:value-type="string">
            <text:p>data size</text:p>
          </table:table-cell>
          <table:table-cell office:value-type="string">
            <text:p>http://en.wikipedia.org/wiki/index.html?curid=414807,http://en.wikipedia.org/wiki/pebibyte</text:p>
          </table:table-cell>
          <table:table-cell office:value-type="string">
            <text:p>pebibyte</text:p>
          </table:table-cell>
        </table:table-row>
        <table:table-row table:style-name="ro1">
          <table:table-cell table:number-columns-repeated="2"/>
          <table:table-cell office:value-type="string">
            <text:p>0jn_</text:p>
          </table:table-cell>
          <table:table-cell table:number-columns-repeated="2" office:value-type="string">
            <text:p>ampere</text:p>
          </table:table-cell>
          <table:table-cell office:value-type="string">
            <text:p>a,a</text:p>
          </table:table-cell>
          <table:table-cell office:value-type="string">
            <text:p>current</text:p>
          </table:table-cell>
          <table:table-cell office:value-type="string">
            <text:p>http://en.wikipedia.org/wiki/index.html?curid=772,http://en.wikipedia.org/wiki/ampere</text:p>
          </table:table-cell>
          <table:table-cell office:value-type="string">
            <text:p>ampere</text:p>
          </table:table-cell>
        </table:table-row>
        <table:table-row table:style-name="ro1">
          <table:table-cell table:number-columns-repeated="2"/>
          <table:table-cell office:value-type="string">
            <text:p>02z1jf_</text:p>
          </table:table-cell>
          <table:table-cell office:value-type="string">
            <text:p>lunar_mass</text:p>
          </table:table-cell>
          <table:table-cell office:value-type="string">
            <text:p>lunar mass,moon weight,planetary mass,weight of the moon,the weight of the moon,the mass of the moon</text:p>
          </table:table-cell>
          <table:table-cell office:value-type="string">
            <text:p>m(l),m(lunar),m(l)</text:p>
          </table:table-cell>
          <table:table-cell office:value-type="string">
            <text:p>mass</text:p>
          </table:table-cell>
          <table:table-cell office:value-type="string">
            <text:p>http://en.wikipedia.org/wiki/index.html?curid=24479046,http://en.wikipedia.org/wiki/planetary_mass</text:p>
          </table:table-cell>
          <table:table-cell office:value-type="string">
            <text:p>planetary_mass</text:p>
          </table:table-cell>
        </table:table-row>
        <table:table-row table:style-name="ro1">
          <table:table-cell table:number-columns-repeated="2"/>
          <table:table-cell office:value-type="string">
            <text:p>03hhs8r</text:p>
          </table:table-cell>
          <table:table-cell office:value-type="string">
            <text:p>marty_hornstein</text:p>
          </table:table-cell>
          <table:table-cell office:value-type="string">
            <text:p>marty hornstein</text:p>
          </table:table-cell>
          <table:table-cell table:number-columns-repeated="2"/>
          <table:table-cell office:value-type="string">
            <text:p>http://en.wikipedia.org/wiki/index.html?curid=15111509,http://en.wikipedia.org/wiki/marty_hornstein</text:p>
          </table:table-cell>
          <table:table-cell office:value-type="string">
            <text:p>marty_hornstein</text:p>
          </table:table-cell>
        </table:table-row>
        <table:table-row table:style-name="ro1">
          <table:table-cell table:number-columns-repeated="2"/>
          <table:table-cell office:value-type="string">
            <text:p>05v67d7</text:p>
          </table:table-cell>
          <table:table-cell office:value-type="string">
            <text:p>quart_us_dry</text:p>
          </table:table-cell>
          <table:table-cell office:value-type="string">
            <text:p>quart us dry</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33g_h</text:p>
          </table:table-cell>
          <table:table-cell table:number-columns-repeated="2" office:value-type="string">
            <text:p>decade</text:p>
          </table:table-cell>
          <table:table-cell/>
          <table:table-cell office:value-type="string">
            <text:p>frequency</text:p>
          </table:table-cell>
          <table:table-cell office:value-type="string">
            <text:p>http://en.wikipedia.org/wiki/index.html?curid=695530,http://en.wikipedia.org/wiki/decade</text:p>
          </table:table-cell>
          <table:table-cell office:value-type="string">
            <text:p>decade</text:p>
          </table:table-cell>
        </table:table-row>
        <table:table-row table:style-name="ro1">
          <table:table-cell table:number-columns-repeated="2"/>
          <table:table-cell office:value-type="string">
            <text:p>02md_f</text:p>
          </table:table-cell>
          <table:table-cell office:value-type="string">
            <text:p>short_ton</text:p>
          </table:table-cell>
          <table:table-cell office:value-type="string">
            <text:p>short ton (us),short tons,us ton,short tons-force,net ton,short ton,short tonnes</text:p>
          </table:table-cell>
          <table:table-cell office:value-type="string">
            <text:p>s.t,ton,s.t,sh tn,short ton (us)</text:p>
          </table:table-cell>
          <table:table-cell office:value-type="string">
            <text:p>mass</text:p>
          </table:table-cell>
          <table:table-cell office:value-type="string">
            <text:p>http://en.wikipedia.org/wiki/index.html?curid=533150,http://en.wikipedia.org/wiki/short_ton</text:p>
          </table:table-cell>
          <table:table-cell office:value-type="string">
            <text:p>short_ton</text:p>
          </table:table-cell>
        </table:table-row>
        <table:table-row table:style-name="ro1">
          <table:table-cell table:number-columns-repeated="2"/>
          <table:table-cell office:value-type="string">
            <text:p>02p0rth</text:p>
          </table:table-cell>
          <table:table-cell office:value-type="string">
            <text:p>nanometre</text:p>
          </table:table-cell>
          <table:table-cell office:value-type="string">
            <text:p>nanometre,nanometer</text:p>
          </table:table-cell>
          <table:table-cell office:value-type="string">
            <text:p>nm,nm,nanometer</text:p>
          </table:table-cell>
          <table:table-cell office:value-type="string">
            <text:p>distance</text:p>
          </table:table-cell>
          <table:table-cell office:value-type="string">
            <text:p>http://en.wikipedia.org/wiki/index.html?curid=21837,http://en.wikipedia.org/wiki/nanometre</text:p>
          </table:table-cell>
          <table:table-cell office:value-type="string">
            <text:p>nanometre</text:p>
          </table:table-cell>
        </table:table-row>
        <table:table-row table:style-name="ro1">
          <table:table-cell table:number-columns-repeated="2"/>
          <table:table-cell office:value-type="float" office:value="913468">
            <text:p>913468</text:p>
          </table:table-cell>
          <table:table-cell office:value-type="string">
            <text:p>mev_c</text:p>
          </table:table-cell>
          <table:table-cell office:value-type="string">
            <text:p>mev c</text:p>
          </table:table-cell>
          <table:table-cell office:value-type="string">
            <text:p>mev.c²,mev.c²</text:p>
          </table:table-cell>
          <table:table-cell office:value-type="string">
            <text:p>mass</text:p>
          </table:table-cell>
          <table:table-cell table:number-columns-repeated="2"/>
        </table:table-row>
        <table:table-row table:style-name="ro1">
          <table:table-cell table:number-columns-repeated="2"/>
          <table:table-cell office:value-type="string">
            <text:p>036gsq</text:p>
          </table:table-cell>
          <table:table-cell office:value-type="string">
            <text:p>julian_year</text:p>
          </table:table-cell>
          <table:table-cell office:value-type="string">
            <text:p>julian centuries,julian year,julian millennium,julian year \u0028astronomy\u0029,julian century,julian millennia</text:p>
          </table:table-cell>
          <table:table-cell office:value-type="string">
            <text:p>a,a,julian year</text:p>
          </table:table-cell>
          <table:table-cell office:value-type="string">
            <text:p>time</text:p>
          </table:table-cell>
          <table:table-cell office:value-type="string">
            <text:p>http://en.wikipedia.org/wiki/index.html?curid=730958,http://en.wikipedia.org/wiki/julian_year_(astronomy)</text:p>
          </table:table-cell>
          <table:table-cell office:value-type="string">
            <text:p>julian_year_\u0028astronomy\u0029</text:p>
          </table:table-cell>
        </table:table-row>
        <table:table-row table:style-name="ro1">
          <table:table-cell table:number-columns-repeated="2"/>
          <table:table-cell office:value-type="string">
            <text:p>06j0f</text:p>
          </table:table-cell>
          <table:table-cell office:value-type="string">
            <text:p>rankine</text:p>
          </table:table-cell>
          <table:table-cell office:value-type="string">
            <text:p>\u00b0ra,degr,rankine,\u00b0r,rankine temperature,degree rankine,degra,rankine scale,degrees rankine,rankine temperature scale,rankine degree</text:p>
          </table:table-cell>
          <table:table-cell office:value-type="string">
            <text:p>°r,°r,°ra,degrees rankine</text:p>
          </table:table-cell>
          <table:table-cell office:value-type="string">
            <text:p>temperature</text:p>
          </table:table-cell>
          <table:table-cell office:value-type="string">
            <text:p>http://en.wikipedia.org/wiki/index.html?curid=26132,http://en.wikipedia.org/wiki/rankine_scale</text:p>
          </table:table-cell>
          <table:table-cell office:value-type="string">
            <text:p>rankine_scale</text:p>
          </table:table-cell>
        </table:table-row>
        <table:table-row table:style-name="ro1">
          <table:table-cell table:number-columns-repeated="2"/>
          <table:table-cell office:value-type="string">
            <text:p>038q9r</text:p>
          </table:table-cell>
          <table:table-cell office:value-type="string">
            <text:p>terabit</text:p>
          </table:table-cell>
          <table:table-cell office:value-type="string">
            <text:p>tbit,terabits,terabit,tera-bit,tera bit</text:p>
          </table:table-cell>
          <table:table-cell office:value-type="string">
            <text:p>tbit,tb,tbit,terabit</text:p>
          </table:table-cell>
          <table:table-cell office:value-type="string">
            <text:p>data size</text:p>
          </table:table-cell>
          <table:table-cell office:value-type="string">
            <text:p>http://en.wikipedia.org/wiki/index.html?curid=756591,http://en.wikipedia.org/wiki/terabit</text:p>
          </table:table-cell>
          <table:table-cell office:value-type="string">
            <text:p>terabit</text:p>
          </table:table-cell>
        </table:table-row>
        <table:table-row table:style-name="ro1">
          <table:table-cell table:number-columns-repeated="2"/>
          <table:table-cell office:value-type="string">
            <text:p>073jh4</text:p>
          </table:table-cell>
          <table:table-cell office:value-type="string">
            <text:p>inch_of_mercury</text:p>
          </table:table-cell>
          <table:table-cell office:value-type="string">
            <text:p>\u0022 hg,inhg,in of hg,inches of mercury,\u0022hg,\u0022 of hg,in hg,inch of mercury</text:p>
          </table:table-cell>
          <table:table-cell office:value-type="string">
            <text:p>inhg,"hg,inhg,inch of mercury</text:p>
          </table:table-cell>
          <table:table-cell office:value-type="string">
            <text:p>pressure</text:p>
          </table:table-cell>
          <table:table-cell office:value-type="string">
            <text:p>http://en.wikipedia.org/wiki/index.html?curid=2319766,http://en.wikipedia.org/wiki/inch_of_mercury</text:p>
          </table:table-cell>
          <table:table-cell office:value-type="string">
            <text:p>inch_of_mercury</text:p>
          </table:table-cell>
        </table:table-row>
        <table:table-row table:style-name="ro1">
          <table:table-cell table:number-columns-repeated="2"/>
          <table:table-cell office:value-type="string">
            <text:p>01q5dt</text:p>
          </table:table-cell>
          <table:table-cell office:value-type="string">
            <text:p>gray</text:p>
          </table:table-cell>
          <table:table-cell office:value-type="string">
            <text:p>decigray,\u33c9,hectogray,microgray,petagray,yoctogray,milligray,ngy\u002fh,megagray,decagray,grey \u0028unit\u0029,gray unit,gray \u0028unit\u0029,femtogray,yottagray,zeptogray,gy unit,gigagray,picogray,gray \u0028radiation\u0029,ngy,gray \u0028gy\u0029,mgy,gy \u0028unit\u0029,gray,centigray,nanogray,zettagray,teragray,attogray,exagray,kilogray</text:p>
          </table:table-cell>
          <table:table-cell office:value-type="string">
            <text:p>gy,gy,gray</text:p>
          </table:table-cell>
          <table:table-cell office:value-type="string">
            <text:p>absorbed dose</text:p>
          </table:table-cell>
          <table:table-cell office:value-type="string">
            <text:p>http://en.wikipedia.org/wiki/index.html?curid=287152,http://en.wikipedia.org/wiki/gray_(unit)</text:p>
          </table:table-cell>
          <table:table-cell office:value-type="string">
            <text:p>gray_\u0028unit\u0029</text:p>
          </table:table-cell>
        </table:table-row>
        <table:table-row table:style-name="ro1">
          <table:table-cell table:number-columns-repeated="2"/>
          <table:table-cell office:value-type="string">
            <text:p>01_m3f</text:p>
          </table:table-cell>
          <table:table-cell office:value-type="string">
            <text:p>bar</text:p>
          </table:table-cell>
          <table:table-cell office:value-type="string">
            <text:p>kbar,bar,kilobar,centibar,decibars,\u3374,mbar,millibar,microbar,nanobar,bar \u0028unit\u0029,bar \u0028pressure\u0029,gigabar,megabar,decibar,\u33d4,picobar,millibars,terabar</text:p>
          </table:table-cell>
          <table:table-cell office:value-type="string">
            <text:p>bar,bar</text:p>
          </table:table-cell>
          <table:table-cell office:value-type="string">
            <text:p>pressure</text:p>
          </table:table-cell>
          <table:table-cell office:value-type="string">
            <text:p>http://en.wikipedia.org/wiki/index.html?curid=362631,http://en.wikipedia.org/wiki/bar_(unit)</text:p>
          </table:table-cell>
          <table:table-cell office:value-type="string">
            <text:p>bar_\u0028unit\u0029</text:p>
          </table:table-cell>
        </table:table-row>
        <table:table-row table:style-name="ro1">
          <table:table-cell table:number-columns-repeated="2"/>
          <table:table-cell office:value-type="string">
            <text:p>07jy7</text:p>
          </table:table-cell>
          <table:table-cell office:value-type="string">
            <text:p>terabyte</text:p>
          </table:table-cell>
          <table:table-cell office:value-type="string">
            <text:p>tbytes,tbytes\u002fsec,tera-byte,t byte,terabytes,terabyte,terrabyte,tbyte,tera byte,t-byte</text:p>
          </table:table-cell>
          <table:table-cell office:value-type="string">
            <text:p>tb,tb,terabyte</text:p>
          </table:table-cell>
          <table:table-cell office:value-type="string">
            <text:p>data size</text:p>
          </table:table-cell>
          <table:table-cell office:value-type="string">
            <text:p>http://en.wikipedia.org/wiki/index.html?curid=30657,http://en.wikipedia.org/wiki/terabyte</text:p>
          </table:table-cell>
          <table:table-cell office:value-type="string">
            <text:p>terabyte</text:p>
          </table:table-cell>
        </table:table-row>
        <table:table-row table:style-name="ro1">
          <table:table-cell table:number-columns-repeated="2"/>
          <table:table-cell office:value-type="string">
            <text:p>01x32j1</text:p>
          </table:table-cell>
          <table:table-cell office:value-type="string">
            <text:p>gram</text:p>
          </table:table-cell>
          <table:table-cell office:value-type="string">
            <text:p>grams,grammes,\u338e,\u338d,gram,gramme</text:p>
          </table:table-cell>
          <table:table-cell office:value-type="string">
            <text:p>g,g,gram</text:p>
          </table:table-cell>
          <table:table-cell office:value-type="string">
            <text:p>mass</text:p>
          </table:table-cell>
          <table:table-cell office:value-type="string">
            <text:p>http://en.wikipedia.org/wiki/index.html?curid=146839,http://en.wikipedia.org/wiki/gram</text:p>
          </table:table-cell>
          <table:table-cell office:value-type="string">
            <text:p>gram</text:p>
          </table:table-cell>
        </table:table-row>
        <table:table-row table:style-name="ro1">
          <table:table-cell table:number-columns-repeated="2"/>
          <table:table-cell office:value-type="string">
            <text:p>02nbmxj</text:p>
          </table:table-cell>
          <table:table-cell office:value-type="string">
            <text:p>semiannually</text:p>
          </table:table-cell>
          <table:table-cell office:value-type="string">
            <text:p>semiannually,every 6 months</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5pxqc7</text:p>
          </table:table-cell>
          <table:table-cell table:number-columns-repeated="2" office:value-type="string">
            <text:p>megaelectronvolt</text:p>
          </table:table-cell>
          <table:table-cell office:value-type="string">
            <text:p>mev,mev</text:p>
          </table:table-cell>
          <table:table-cell office:value-type="string">
            <text:p>energy</text:p>
          </table:table-cell>
          <table:table-cell table:number-columns-repeated="2"/>
        </table:table-row>
        <table:table-row table:style-name="ro1">
          <table:table-cell table:number-columns-repeated="2"/>
          <table:table-cell office:value-type="string">
            <text:p>05v2df8</text:p>
          </table:table-cell>
          <table:table-cell table:number-columns-repeated="2" office:value-type="string">
            <text:p>kilosecond</text:p>
          </table:table-cell>
          <table:table-cell office:value-type="string">
            <text:p>ks,ks</text:p>
          </table:table-cell>
          <table:table-cell office:value-type="string">
            <text:p>time</text:p>
          </table:table-cell>
          <table:table-cell table:number-columns-repeated="2"/>
        </table:table-row>
        <table:table-row table:style-name="ro1">
          <table:table-cell table:number-columns-repeated="2"/>
          <table:table-cell office:value-type="string">
            <text:p>059k0</text:p>
          </table:table-cell>
          <table:table-cell office:value-type="string">
            <text:p>nibble</text:p>
          </table:table-cell>
          <table:table-cell office:value-type="string">
            <text:p>quadbit,4bit,nibble,semioctet,4bits,nyble,nybble</text:p>
          </table:table-cell>
          <table:table-cell/>
          <table:table-cell office:value-type="string">
            <text:p>data size</text:p>
          </table:table-cell>
          <table:table-cell office:value-type="string">
            <text:p>http://en.wikipedia.org/wiki/index.html?curid=21150,http://en.wikipedia.org/wiki/nibble</text:p>
          </table:table-cell>
          <table:table-cell office:value-type="string">
            <text:p>nibble</text:p>
          </table:table-cell>
        </table:table-row>
        <table:table-row table:style-name="ro1">
          <table:table-cell table:number-columns-repeated="2"/>
          <table:table-cell office:value-type="string">
            <text:p>02m68</text:p>
          </table:table-cell>
          <table:table-cell table:number-columns-repeated="2" office:value-type="string">
            <text:p>electronvolt</text:p>
          </table:table-cell>
          <table:table-cell office:value-type="string">
            <text:p>ev,ev,electronvolt</text:p>
          </table:table-cell>
          <table:table-cell office:value-type="string">
            <text:p>energy</text:p>
          </table:table-cell>
          <table:table-cell office:value-type="string">
            <text:p>http://en.wikipedia.org/wiki/index.html?curid=9598,http://en.wikipedia.org/wiki/electronvolt</text:p>
          </table:table-cell>
          <table:table-cell office:value-type="string">
            <text:p>electronvolt</text:p>
          </table:table-cell>
        </table:table-row>
        <table:table-row table:style-name="ro1">
          <table:table-cell table:number-columns-repeated="2"/>
          <table:table-cell office:value-type="string">
            <text:p>0468t2</text:p>
          </table:table-cell>
          <table:table-cell table:number-columns-repeated="2" office:value-type="string">
            <text:p>barye</text:p>
          </table:table-cell>
          <table:table-cell office:value-type="string">
            <text:p>ba,ba</text:p>
          </table:table-cell>
          <table:table-cell office:value-type="string">
            <text:p>pressure</text:p>
          </table:table-cell>
          <table:table-cell office:value-type="string">
            <text:p>http://en.wikipedia.org/wiki/index.html?curid=1103920,http://en.wikipedia.org/wiki/barye</text:p>
          </table:table-cell>
          <table:table-cell office:value-type="string">
            <text:p>barye</text:p>
          </table:table-cell>
        </table:table-row>
        <table:table-row table:style-name="ro1">
          <table:table-cell table:number-columns-repeated="2"/>
          <table:table-cell office:value-type="string">
            <text:p>02sj4ws</text:p>
          </table:table-cell>
          <table:table-cell office:value-type="string">
            <text:p>watt_per_square_metre</text:p>
          </table:table-cell>
          <table:table-cell office:value-type="string">
            <text:p>watt per square metre</text:p>
          </table:table-cell>
          <table:table-cell office:value-type="string">
            <text:p>w.m²,w.m²</text:p>
          </table:table-cell>
          <table:table-cell office:value-type="string">
            <text:p>irradiance</text:p>
          </table:table-cell>
          <table:table-cell table:number-columns-repeated="2"/>
        </table:table-row>
        <table:table-row table:style-name="ro1">
          <table:table-cell table:number-columns-repeated="2"/>
          <table:table-cell office:value-type="string">
            <text:p>0c90_b</text:p>
          </table:table-cell>
          <table:table-cell office:value-type="string">
            <text:p>radian_per_second</text:p>
          </table:table-cell>
          <table:table-cell office:value-type="string">
            <text:p>\u33ae,radians per second,radian per second</text:p>
          </table:table-cell>
          <table:table-cell office:value-type="string">
            <text:p>rad.s,rad.s,radian per second</text:p>
          </table:table-cell>
          <table:table-cell office:value-type="string">
            <text:p>angular velocity</text:p>
          </table:table-cell>
          <table:table-cell office:value-type="string">
            <text:p>http://en.wikipedia.org/wiki/index.html?curid=4562902,http://en.wikipedia.org/wiki/radian_per_second</text:p>
          </table:table-cell>
          <table:table-cell office:value-type="string">
            <text:p>radian_per_second</text:p>
          </table:table-cell>
        </table:table-row>
        <table:table-row table:style-name="ro1">
          <table:table-cell table:number-columns-repeated="2"/>
          <table:table-cell office:value-type="string">
            <text:p>014fpz</text:p>
          </table:table-cell>
          <table:table-cell office:value-type="string">
            <text:p>lux</text:p>
          </table:table-cell>
          <table:table-cell office:value-type="string">
            <text:p>kilolux,metre-candle,lux,meter-candle,\u33d3,nox \u0028unit\u0029</text:p>
          </table:table-cell>
          <table:table-cell office:value-type="string">
            <text:p>lx,lx</text:p>
          </table:table-cell>
          <table:table-cell office:value-type="string">
            <text:p>illuminance</text:p>
          </table:table-cell>
          <table:table-cell office:value-type="string">
            <text:p>http://en.wikipedia.org/wiki/index.html?curid=155869,http://en.wikipedia.org/wiki/lux</text:p>
          </table:table-cell>
          <table:table-cell office:value-type="string">
            <text:p>lux</text:p>
          </table:table-cell>
        </table:table-row>
        <table:table-row table:style-name="ro1">
          <table:table-cell table:number-columns-repeated="2"/>
          <table:table-cell office:value-type="string">
            <text:p>07m6k</text:p>
          </table:table-cell>
          <table:table-cell office:value-type="string">
            <text:p>tropical_year</text:p>
          </table:table-cell>
          <table:table-cell office:value-type="string">
            <text:p>tropical year,solar year,vernal equinox year,solar years,mean tropical year,tropic year</text:p>
          </table:table-cell>
          <table:table-cell office:value-type="string">
            <text:p>yr,yr,tropic year</text:p>
          </table:table-cell>
          <table:table-cell office:value-type="string">
            <text:p>time</text:p>
          </table:table-cell>
          <table:table-cell office:value-type="string">
            <text:p>http://en.wikipedia.org/wiki/index.html?curid=25453345,http://en.wikipedia.org/wiki/tropical_year</text:p>
          </table:table-cell>
          <table:table-cell office:value-type="string">
            <text:p>tropical_year</text:p>
          </table:table-cell>
        </table:table-row>
        <table:table-row table:style-name="ro1">
          <table:table-cell table:number-columns-repeated="2"/>
          <table:table-cell office:value-type="string">
            <text:p>02sj59n</text:p>
          </table:table-cell>
          <table:table-cell office:value-type="string">
            <text:p>joule_per_mole_per_kelvin</text:p>
          </table:table-cell>
          <table:table-cell office:value-type="string">
            <text:p>joule per mole per kelvin</text:p>
          </table:table-cell>
          <table:table-cell office:value-type="string">
            <text:p>j.(mol·k),j.(mol·k)</text:p>
          </table:table-cell>
          <table:table-cell office:value-type="string">
            <text:p>molar heat capacity</text:p>
          </table:table-cell>
          <table:table-cell table:number-columns-repeated="2"/>
        </table:table-row>
        <table:table-row table:style-name="ro1">
          <table:table-cell table:number-columns-repeated="2"/>
          <table:table-cell office:value-type="string">
            <text:p>0db_d</text:p>
          </table:table-cell>
          <table:table-cell office:value-type="string">
            <text:p>kilometer</text:p>
          </table:table-cell>
          <table:table-cell office:value-type="string">
            <text:p>kilometre,kilometer,kilometres,kilo meters,kilometrage,km,\u339e,kilometers,kilo meter</text:p>
          </table:table-cell>
          <table:table-cell office:value-type="string">
            <text:p>km,km,kilometer</text:p>
          </table:table-cell>
          <table:table-cell office:value-type="string">
            <text:p>distance</text:p>
          </table:table-cell>
          <table:table-cell office:value-type="string">
            <text:p>http://en.wikipedia.org/wiki/index.html?curid=50510,http://en.wikipedia.org/wiki/kilometre</text:p>
          </table:table-cell>
          <table:table-cell office:value-type="string">
            <text:p>kilometre</text:p>
          </table:table-cell>
        </table:table-row>
        <table:table-row table:style-name="ro1">
          <table:table-cell table:number-columns-repeated="2"/>
          <table:table-cell office:value-type="string">
            <text:p>05v2ddx</text:p>
          </table:table-cell>
          <table:table-cell table:number-columns-repeated="2" office:value-type="string">
            <text:p>petasecond</text:p>
          </table:table-cell>
          <table:table-cell office:value-type="string">
            <text:p>ps,ps</text:p>
          </table:table-cell>
          <table:table-cell office:value-type="string">
            <text:p>time</text:p>
          </table:table-cell>
          <table:table-cell table:number-columns-repeated="2"/>
        </table:table-row>
        <table:table-row table:style-name="ro1">
          <table:table-cell table:number-columns-repeated="2"/>
          <table:table-cell office:value-type="string">
            <text:p>01gj4c</text:p>
          </table:table-cell>
          <table:table-cell office:value-type="string">
            <text:p>pint_us</text:p>
          </table:table-cell>
          <table:table-cell office:value-type="string">
            <text:p>a pint\u0027s a pound the world around,pint us,pints,us pint,pint \u0028uk\u0029,u\u002es\u002e pint,pint,imperial pint</text:p>
          </table:table-cell>
          <table:table-cell office:value-type="string">
            <text:p>pt,pt,pint</text:p>
          </table:table-cell>
          <table:table-cell office:value-type="string">
            <text:p>volume</text:p>
          </table:table-cell>
          <table:table-cell office:value-type="string">
            <text:p>http://en.wikipedia.org/wiki/index.html?curid=222881,http://en.wikipedia.org/wiki/pint</text:p>
          </table:table-cell>
          <table:table-cell office:value-type="string">
            <text:p>pint</text:p>
          </table:table-cell>
        </table:table-row>
        <table:table-row table:style-name="ro1">
          <table:table-cell table:number-columns-repeated="2"/>
          <table:table-cell office:value-type="string">
            <text:p>03jz6t3</text:p>
          </table:table-cell>
          <table:table-cell table:number-columns-repeated="2" office:value-type="string">
            <text:p>millibar</text:p>
          </table:table-cell>
          <table:table-cell office:value-type="string">
            <text:p>mbar,mbar,millibar</text:p>
          </table:table-cell>
          <table:table-cell office:value-type="string">
            <text:p>pressure</text:p>
          </table:table-cell>
          <table:table-cell table:number-columns-repeated="2"/>
        </table:table-row>
        <table:table-row table:style-name="ro1">
          <table:table-cell table:number-columns-repeated="2"/>
          <table:table-cell office:value-type="string">
            <text:p>0cvb0rc</text:p>
          </table:table-cell>
          <table:table-cell office:value-type="string">
            <text:p>gigabyte_per_second</text:p>
          </table:table-cell>
          <table:table-cell office:value-type="string">
            <text:p>gigabyte per second</text:p>
          </table:table-cell>
          <table:table-cell office:value-type="string">
            <text:p>gbps,giga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50f99</text:p>
          </table:table-cell>
          <table:table-cell office:value-type="string">
            <text:p>league</text:p>
          </table:table-cell>
          <table:table-cell office:value-type="string">
            <text:p>league,league \u0028measurement\u0029,league \u0028unit\u0029,lieue</text:p>
          </table:table-cell>
          <table:table-cell office:value-type="string">
            <text:p>league</text:p>
          </table:table-cell>
          <table:table-cell office:value-type="string">
            <text:p>distance</text:p>
          </table:table-cell>
          <table:table-cell office:value-type="string">
            <text:p>http://en.wikipedia.org/wiki/index.html?curid=1424274,http://en.wikipedia.org/wiki/league_(unit)</text:p>
          </table:table-cell>
          <table:table-cell office:value-type="string">
            <text:p>league_\u0028unit\u0029</text:p>
          </table:table-cell>
        </table:table-row>
        <table:table-row table:style-name="ro1">
          <table:table-cell table:number-columns-repeated="2"/>
          <table:table-cell office:value-type="string">
            <text:p>0fpdnqv</text:p>
          </table:table-cell>
          <table:table-cell office:value-type="string">
            <text:p>metric_dunam</text:p>
          </table:table-cell>
          <table:table-cell office:value-type="string">
            <text:p>metric dunam</text:p>
          </table:table-cell>
          <table:table-cell/>
          <table:table-cell office:value-type="string">
            <text:p>area</text:p>
          </table:table-cell>
          <table:table-cell table:number-columns-repeated="2"/>
        </table:table-row>
        <table:table-row table:style-name="ro1">
          <table:table-cell table:number-columns-repeated="2"/>
          <table:table-cell office:value-type="string">
            <text:p>03yvsyr</text:p>
          </table:table-cell>
          <table:table-cell office:value-type="string">
            <text:p>jupiter_radius</text:p>
          </table:table-cell>
          <table:table-cell office:value-type="string">
            <text:p>jupiter radius</text:p>
          </table:table-cell>
          <table:table-cell office:value-type="string">
            <text:p>r(jup),r(j),r j,r jup,r(jup)</text:p>
          </table:table-cell>
          <table:table-cell office:value-type="string">
            <text:p>distance</text:p>
          </table:table-cell>
          <table:table-cell table:number-columns-repeated="2"/>
        </table:table-row>
        <table:table-row table:style-name="ro1">
          <table:table-cell table:number-columns-repeated="2"/>
          <table:table-cell office:value-type="string">
            <text:p>0h0h_z</text:p>
          </table:table-cell>
          <table:table-cell office:value-type="string">
            <text:p>mutchkin</text:p>
          </table:table-cell>
          <table:table-cell office:value-type="string">
            <text:p>muchkin,mutchkin</text:p>
          </table:table-cell>
          <table:table-cell/>
          <table:table-cell office:value-type="string">
            <text:p>volume</text:p>
          </table:table-cell>
          <table:table-cell office:value-type="string">
            <text:p>http://en.wikipedia.org/wiki/index.html?curid=7017575,http://en.wikipedia.org/wiki/mutchkin</text:p>
          </table:table-cell>
          <table:table-cell office:value-type="string">
            <text:p>mutchkin</text:p>
          </table:table-cell>
        </table:table-row>
        <table:table-row table:style-name="ro1">
          <table:table-cell table:number-columns-repeated="2"/>
          <table:table-cell office:value-type="string">
            <text:p>02n9t4t</text:p>
          </table:table-cell>
          <table:table-cell table:number-columns-repeated="2" office:value-type="string">
            <text:p>yearly</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7hq9y</text:p>
          </table:table-cell>
          <table:table-cell office:value-type="string">
            <text:p>kilogram-force_per_square_centimetre</text:p>
          </table:table-cell>
          <table:table-cell office:value-type="string">
            <text:p>kg\u002fcm2,kilogram per square centimeter,kgf\u002fcm2,kilogram-force per square centimeter,kgf\u002fcm\u00b2,kp\u002fcm\u00b2,kg\u002fcm\u00b2,kilogram per centimeter squared,kilogram-force per square centimetre</text:p>
          </table:table-cell>
          <table:table-cell office:value-type="string">
            <text:p>kgf.cm²,kgf.cm²,kg.cm²,ksc,kilogram per square centimeter</text:p>
          </table:table-cell>
          <table:table-cell office:value-type="string">
            <text:p>pressure</text:p>
          </table:table-cell>
          <table:table-cell office:value-type="string">
            <text:p>http://en.wikipedia.org/wiki/index.html?curid=2493007,http://en.wikipedia.org/wiki/kilogram-force_per_square_centimetre</text:p>
          </table:table-cell>
          <table:table-cell office:value-type="string">
            <text:p>kilogram-force_per_square_centimetre</text:p>
          </table:table-cell>
        </table:table-row>
        <table:table-row table:style-name="ro1">
          <table:table-cell table:number-columns-repeated="2"/>
          <table:table-cell office:value-type="string">
            <text:p>0c3sjp</text:p>
          </table:table-cell>
          <table:table-cell office:value-type="string">
            <text:p>ohm</text:p>
          </table:table-cell>
          <table:table-cell office:value-type="string">
            <text:p>ohm,gohm,\u039a\u03a9,milliohm,megaohms,k\u03a9,\u33c1,megohm,\u33c0,megaohm,kiloohm,ohm \u0028unit\u0029,milli-ohm,kilohm,teraohm,gigaohm</text:p>
          </table:table-cell>
          <table:table-cell office:value-type="string">
            <text:p>Ω,Ω</text:p>
          </table:table-cell>
          <table:table-cell office:value-type="string">
            <text:p>resistance</text:p>
          </table:table-cell>
          <table:table-cell office:value-type="string">
            <text:p>http://en.wikipedia.org/wiki/index.html?curid=4462484,http://en.wikipedia.org/wiki/ohm</text:p>
          </table:table-cell>
          <table:table-cell office:value-type="string">
            <text:p>ohm</text:p>
          </table:table-cell>
        </table:table-row>
        <table:table-row table:style-name="ro1">
          <table:table-cell table:number-columns-repeated="2"/>
          <table:table-cell office:value-type="string">
            <text:p>0501t</text:p>
          </table:table-cell>
          <table:table-cell office:value-type="string">
            <text:p>megabyte</text:p>
          </table:table-cell>
          <table:table-cell office:value-type="string">
            <text:p>mega-byte,mega byte,mbyte,\u3386,m\u002cegabyte,1048576,megabyte,megabytes,m-byte,megabite</text:p>
          </table:table-cell>
          <table:table-cell office:value-type="string">
            <text:p>mb,mb,megabyte</text:p>
          </table:table-cell>
          <table:table-cell office:value-type="string">
            <text:p>data size</text:p>
          </table:table-cell>
          <table:table-cell office:value-type="string">
            <text:p>http://en.wikipedia.org/wiki/index.html?curid=19918,http://en.wikipedia.org/wiki/megabyte</text:p>
          </table:table-cell>
          <table:table-cell office:value-type="string">
            <text:p>megabyte</text:p>
          </table:table-cell>
        </table:table-row>
        <table:table-row table:style-name="ro1">
          <table:table-cell table:number-columns-repeated="2"/>
          <table:table-cell office:value-type="string">
            <text:p>0392s</text:p>
          </table:table-cell>
          <table:table-cell office:value-type="string">
            <text:p>geographical_mile</text:p>
          </table:table-cell>
          <table:table-cell table:number-columns-repeated="2" office:value-type="string">
            <text:p>geographical mile</text:p>
          </table:table-cell>
          <table:table-cell office:value-type="string">
            <text:p>distance</text:p>
          </table:table-cell>
          <table:table-cell office:value-type="string">
            <text:p>http://en.wikipedia.org/wiki/index.html?curid=12534,http://en.wikipedia.org/wiki/geographical_mile</text:p>
          </table:table-cell>
          <table:table-cell office:value-type="string">
            <text:p>geographical_mile</text:p>
          </table:table-cell>
        </table:table-row>
        <table:table-row table:style-name="ro1">
          <table:table-cell table:number-columns-repeated="2"/>
          <table:table-cell office:value-type="string">
            <text:p>05v66b8</text:p>
          </table:table-cell>
          <table:table-cell office:value-type="string">
            <text:p>tablespoon_au</text:p>
          </table:table-cell>
          <table:table-cell office:value-type="string">
            <text:p>tablespoon au</text:p>
          </table:table-cell>
          <table:table-cell office:value-type="string">
            <text:p>t,t,tbsp,tbs</text:p>
          </table:table-cell>
          <table:table-cell office:value-type="string">
            <text:p>volume</text:p>
          </table:table-cell>
          <table:table-cell table:number-columns-repeated="2"/>
        </table:table-row>
        <table:table-row table:style-name="ro1">
          <table:table-cell table:number-columns-repeated="2"/>
          <table:table-cell office:value-type="string">
            <text:p>02n9szq</text:p>
          </table:table-cell>
          <table:table-cell table:number-columns-repeated="2" office:value-type="string">
            <text:p>gigahertz</text:p>
          </table:table-cell>
          <table:table-cell office:value-type="string">
            <text:p>ghz,ghz</text:p>
          </table:table-cell>
          <table:table-cell office:value-type="string">
            <text:p>frequency</text:p>
          </table:table-cell>
          <table:table-cell table:number-columns-repeated="2"/>
        </table:table-row>
        <table:table-row table:style-name="ro1">
          <table:table-cell table:number-columns-repeated="2"/>
          <table:table-cell office:value-type="string">
            <text:p>0l4l0</text:p>
          </table:table-cell>
          <table:table-cell office:value-type="string">
            <text:p>farad</text:p>
          </table:table-cell>
          <table:table-cell office:value-type="string">
            <text:p>yottafarad,microfarads,picofarad,millifarad,farads,megafarad,farad,gigafarad,zettafarad,\u338a,\u338c,\u338b,terafarad,exafarad,farad \u0028unit\u0029,petafarad,megafarads,zeptofarad,abfarad,microfarad,nanofarad,decafarads,attofarad,micro-microfarad,yoctofarad,ferad,femtofarad,kilofarad,micromicrofarad,decafarad</text:p>
          </table:table-cell>
          <table:table-cell office:value-type="string">
            <text:p>f,f</text:p>
          </table:table-cell>
          <table:table-cell office:value-type="string">
            <text:p>capacitance</text:p>
          </table:table-cell>
          <table:table-cell office:value-type="string">
            <text:p>http://en.wikipedia.org/wiki/index.html?curid=82355,http://en.wikipedia.org/wiki/farad</text:p>
          </table:table-cell>
          <table:table-cell office:value-type="string">
            <text:p>farad</text:p>
          </table:table-cell>
        </table:table-row>
        <table:table-row table:style-name="ro1">
          <table:table-cell table:number-columns-repeated="2"/>
          <table:table-cell office:value-type="string">
            <text:p>0975d_</text:p>
          </table:table-cell>
          <table:table-cell office:value-type="string">
            <text:p>tebibit_per_second</text:p>
          </table:table-cell>
          <table:table-cell office:value-type="string">
            <text:p>tebibyte per second,tebibit per second</text:p>
          </table:table-cell>
          <table:table-cell office:value-type="string">
            <text:p>tibit.s,tebi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5v2dfc</text:p>
          </table:table-cell>
          <table:table-cell table:number-columns-repeated="2" office:value-type="string">
            <text:p>hectosecond</text:p>
          </table:table-cell>
          <table:table-cell office:value-type="string">
            <text:p>hs,hs</text:p>
          </table:table-cell>
          <table:table-cell office:value-type="string">
            <text:p>time</text:p>
          </table:table-cell>
          <table:table-cell table:number-columns-repeated="2"/>
        </table:table-row>
        <table:table-row table:style-name="ro1">
          <table:table-cell table:number-columns-repeated="2"/>
          <table:table-cell office:value-type="string">
            <text:p>016sl1</text:p>
          </table:table-cell>
          <table:table-cell office:value-type="string">
            <text:p>grain_measure</text:p>
          </table:table-cell>
          <table:table-cell office:value-type="string">
            <text:p>grain \u0028mass\u0029,grain \u0028unit\u0029,grain measure,grain \u0028measure\u0029,grain \u0028weights and measures\u0029,troy grain,grains troy</text:p>
          </table:table-cell>
          <table:table-cell office:value-type="string">
            <text:p>gr,gr</text:p>
          </table:table-cell>
          <table:table-cell office:value-type="string">
            <text:p>mass</text:p>
          </table:table-cell>
          <table:table-cell office:value-type="string">
            <text:p>http://en.wikipedia.org/wiki/index.html?curid=169946,http://en.wikipedia.org/wiki/grain_(unit)</text:p>
          </table:table-cell>
          <table:table-cell office:value-type="string">
            <text:p>grain_\u0028unit\u0029</text:p>
          </table:table-cell>
        </table:table-row>
        <table:table-row table:style-name="ro1">
          <table:table-cell table:number-columns-repeated="2"/>
          <table:table-cell office:value-type="string">
            <text:p>02sj4sk</text:p>
          </table:table-cell>
          <table:table-cell office:value-type="string">
            <text:p>newton_per_metre</text:p>
          </table:table-cell>
          <table:table-cell office:value-type="string">
            <text:p>newton per metre</text:p>
          </table:table-cell>
          <table:table-cell office:value-type="string">
            <text:p>n.m,n.m</text:p>
          </table:table-cell>
          <table:table-cell office:value-type="string">
            <text:p>surface tension</text:p>
          </table:table-cell>
          <table:table-cell table:number-columns-repeated="2"/>
        </table:table-row>
        <table:table-row table:style-name="ro1">
          <table:table-cell table:number-columns-repeated="2"/>
          <table:table-cell office:value-type="string">
            <text:p>05h4jd</text:p>
          </table:table-cell>
          <table:table-cell office:value-type="string">
            <text:p>square_yard</text:p>
          </table:table-cell>
          <table:table-cell office:value-type="string">
            <text:p>square yard,yard\u002f-2,sq yards,yds\u00b2,square yds,yds2,yards\u00b2,sq yard,sq yds,square yd,sq yd,yard\u00b2,yards2,yards\u002f-2,yard2,yd\u00b2,yd2,yds\u002f-2,square yards,yd\u002f-2</text:p>
          </table:table-cell>
          <table:table-cell office:value-type="string">
            <text:p>yd²,sq yd,sq. yd.,yd²,square yard</text:p>
          </table:table-cell>
          <table:table-cell office:value-type="string">
            <text:p>area</text:p>
          </table:table-cell>
          <table:table-cell office:value-type="string">
            <text:p>http://en.wikipedia.org/wiki/index.html?curid=1618887,http://en.wikipedia.org/wiki/square_yard</text:p>
          </table:table-cell>
          <table:table-cell office:value-type="string">
            <text:p>square_yard</text:p>
          </table:table-cell>
        </table:table-row>
        <table:table-row table:style-name="ro1">
          <table:table-cell table:number-columns-repeated="2"/>
          <table:table-cell office:value-type="string">
            <text:p>0b49y</text:p>
          </table:table-cell>
          <table:table-cell office:value-type="string">
            <text:p>baud</text:p>
          </table:table-cell>
          <table:table-cell office:value-type="string">
            <text:p>baud,baudrate,symbol time,kbaud,symbol duration time,28\u002c800 baud</text:p>
          </table:table-cell>
          <table:table-cell office:value-type="string">
            <text:p>bd,bd</text:p>
          </table:table-cell>
          <table:table-cell office:value-type="string">
            <text:p>symbol rate</text:p>
          </table:table-cell>
          <table:table-cell office:value-type="string">
            <text:p>http://en.wikipedia.org/wiki/index.html?curid=40688,http://en.wikipedia.org/wiki/baud</text:p>
          </table:table-cell>
          <table:table-cell office:value-type="string">
            <text:p>baud</text:p>
          </table:table-cell>
        </table:table-row>
        <table:table-row table:style-name="ro1">
          <table:table-cell table:number-columns-repeated="2"/>
          <table:table-cell office:value-type="string">
            <text:p>014f9f</text:p>
          </table:table-cell>
          <table:table-cell office:value-type="string">
            <text:p>sievert</text:p>
          </table:table-cell>
          <table:table-cell office:value-type="string">
            <text:p>milisievert,\u33dc,\u039csv\u002fh,microsievert,picosievert,microsieverts,msv,kilosievert,sievert,millisievert,gigasievert,sievert \u0028sv\u0029,usv,seivert,terasievert,\u039csv,megasievert,nanosievert</text:p>
          </table:table-cell>
          <table:table-cell office:value-type="string">
            <text:p>sv,sv,sievert</text:p>
          </table:table-cell>
          <table:table-cell office:value-type="string">
            <text:p>dose equivalence</text:p>
          </table:table-cell>
          <table:table-cell office:value-type="string">
            <text:p>http://en.wikipedia.org/wiki/index.html?curid=155823,http://en.wikipedia.org/wiki/sievert</text:p>
          </table:table-cell>
          <table:table-cell office:value-type="string">
            <text:p>sievert</text:p>
          </table:table-cell>
        </table:table-row>
        <table:table-row table:style-name="ro1">
          <table:table-cell table:number-columns-repeated="2"/>
          <table:table-cell office:value-type="string">
            <text:p>030zvd</text:p>
          </table:table-cell>
          <table:table-cell office:value-type="string">
            <text:p>gal</text:p>
          </table:table-cell>
          <table:table-cell office:value-type="string">
            <text:p>gal \u0028unit\u0029,mgal,\u039cgal,gal,microgal,milligal,gal \u0028acceleration\u0029,galileo \u0028unit\u0029</text:p>
          </table:table-cell>
          <table:table-cell office:value-type="string">
            <text:p>gal,gal</text:p>
          </table:table-cell>
          <table:table-cell office:value-type="string">
            <text:p>acceleration</text:p>
          </table:table-cell>
          <table:table-cell office:value-type="string">
            <text:p>http://en.wikipedia.org/wiki/index.html?curid=664655,http://en.wikipedia.org/wiki/gal_(unit)</text:p>
          </table:table-cell>
          <table:table-cell office:value-type="string">
            <text:p>gal_\u0028unit\u0029</text:p>
          </table:table-cell>
        </table:table-row>
        <table:table-row table:style-name="ro1">
          <table:table-cell table:number-columns-repeated="2"/>
          <table:table-cell office:value-type="string">
            <text:p>05v2dfy</text:p>
          </table:table-cell>
          <table:table-cell table:number-columns-repeated="2" office:value-type="string">
            <text:p>zeptosecond</text:p>
          </table:table-cell>
          <table:table-cell office:value-type="string">
            <text:p>zs,zs</text:p>
          </table:table-cell>
          <table:table-cell office:value-type="string">
            <text:p>time</text:p>
          </table:table-cell>
          <table:table-cell table:number-columns-repeated="2"/>
        </table:table-row>
        <table:table-row table:style-name="ro1">
          <table:table-cell table:number-columns-repeated="2"/>
          <table:table-cell office:value-type="string">
            <text:p>0hgm6</text:p>
          </table:table-cell>
          <table:table-cell office:value-type="string">
            <text:p>tael</text:p>
          </table:table-cell>
          <table:table-cell office:value-type="string">
            <text:p>liang \u0028unit\u0029,\u4e24,kuping taels,haiguan tael,chinese tael,taels,haikwan tael,tael,tahil</text:p>
          </table:table-cell>
          <table:table-cell/>
          <table:table-cell office:value-type="string">
            <text:p>mass</text:p>
          </table:table-cell>
          <table:table-cell office:value-type="string">
            <text:p>http://en.wikipedia.org/wiki/index.html?curid=65937,http://en.wikipedia.org/wiki/tael</text:p>
          </table:table-cell>
          <table:table-cell office:value-type="string">
            <text:p>tael</text:p>
          </table:table-cell>
        </table:table-row>
        <table:table-row table:style-name="ro1">
          <table:table-cell table:number-columns-repeated="2"/>
          <table:table-cell office:value-type="string">
            <text:p>051v_f</text:p>
          </table:table-cell>
          <table:table-cell office:value-type="string">
            <text:p>span_measure</text:p>
          </table:table-cell>
          <table:table-cell office:value-type="string">
            <text:p>hand span,span \u0028unit\u0029,span \u0028length\u0029,span \u0028unit of length\u0029,span \u0028measurement\u0029,span measure,handspan</text:p>
          </table:table-cell>
          <table:table-cell/>
          <table:table-cell office:value-type="string">
            <text:p>distance</text:p>
          </table:table-cell>
          <table:table-cell office:value-type="string">
            <text:p>http://en.wikipedia.org/wiki/index.html?curid=1441461,http://en.wikipedia.org/wiki/span_(unit)</text:p>
          </table:table-cell>
          <table:table-cell office:value-type="string">
            <text:p>span_\u0028unit\u0029</text:p>
          </table:table-cell>
        </table:table-row>
        <table:table-row table:style-name="ro1">
          <table:table-cell table:number-columns-repeated="2"/>
          <table:table-cell office:value-type="string">
            <text:p>01j5v</text:p>
          </table:table-cell>
          <table:table-cell office:value-type="string">
            <text:p>body_mass_index</text:p>
          </table:table-cell>
          <table:table-cell office:value-type="string">
            <text:p>bmi calculator,body mass index \u0028bmi\u0029,body-mass-index,quetelet index,body mass index,body-mass index,quatelet index</text:p>
          </table:table-cell>
          <table:table-cell table:number-columns-repeated="2"/>
          <table:table-cell office:value-type="string">
            <text:p>http://en.wikipedia.org/wiki/index.html?curid=4788,http://en.wikipedia.org/wiki/body_mass_index</text:p>
          </table:table-cell>
          <table:table-cell office:value-type="string">
            <text:p>body_mass_index</text:p>
          </table:table-cell>
        </table:table-row>
        <table:table-row table:style-name="ro1">
          <table:table-cell table:number-columns-repeated="2"/>
          <table:table-cell office:value-type="string">
            <text:p>05v683h</text:p>
          </table:table-cell>
          <table:table-cell office:value-type="string">
            <text:p>peck_us</text:p>
          </table:table-cell>
          <table:table-cell office:value-type="string">
            <text:p>peck us</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5cpvgm</text:p>
          </table:table-cell>
          <table:table-cell office:value-type="string">
            <text:p>milliton_of_tnt</text:p>
          </table:table-cell>
          <table:table-cell office:value-type="string">
            <text:p>milliton of tnt</text:p>
          </table:table-cell>
          <table:table-cell office:value-type="string">
            <text:p>mt,kg,mt</text:p>
          </table:table-cell>
          <table:table-cell office:value-type="string">
            <text:p>energy</text:p>
          </table:table-cell>
          <table:table-cell table:number-columns-repeated="2"/>
        </table:table-row>
        <table:table-row table:style-name="ro1">
          <table:table-cell table:number-columns-repeated="2"/>
          <table:table-cell office:value-type="string">
            <text:p>05v2dg0</text:p>
          </table:table-cell>
          <table:table-cell table:number-columns-repeated="2" office:value-type="string">
            <text:p>yoctosecond</text:p>
          </table:table-cell>
          <table:table-cell office:value-type="string">
            <text:p>ys,ys</text:p>
          </table:table-cell>
          <table:table-cell office:value-type="string">
            <text:p>time</text:p>
          </table:table-cell>
          <table:table-cell table:number-columns-repeated="2"/>
        </table:table-row>
        <table:table-row table:style-name="ro1">
          <table:table-cell table:number-columns-repeated="2"/>
          <table:table-cell office:value-type="string">
            <text:p>04rvmz</text:p>
          </table:table-cell>
          <table:table-cell table:number-columns-repeated="2" office:value-type="string">
            <text:p>abcoulomb</text:p>
          </table:table-cell>
          <table:table-cell office:value-type="string">
            <text:p>abc,abc,ac</text:p>
          </table:table-cell>
          <table:table-cell office:value-type="string">
            <text:p>charge</text:p>
          </table:table-cell>
          <table:table-cell office:value-type="string">
            <text:p>http://en.wikipedia.org/wiki/index.html?curid=1310518,http://en.wikipedia.org/wiki/abcoulomb</text:p>
          </table:table-cell>
          <table:table-cell office:value-type="string">
            <text:p>abcoulomb</text:p>
          </table:table-cell>
        </table:table-row>
        <table:table-row table:style-name="ro1">
          <table:table-cell table:number-columns-repeated="2"/>
          <table:table-cell office:value-type="string">
            <text:p>05wpd</text:p>
          </table:table-cell>
          <table:table-cell office:value-type="string">
            <text:p>pound-force_per_square_inch</text:p>
          </table:table-cell>
          <table:table-cell office:value-type="string">
            <text:p>pound per square inch,pound-force per square inch</text:p>
          </table:table-cell>
          <table:table-cell office:value-type="string">
            <text:p>psi,lbf.in²,psi,pound per square inch</text:p>
          </table:table-cell>
          <table:table-cell office:value-type="string">
            <text:p>pressure</text:p>
          </table:table-cell>
          <table:table-cell table:number-columns-repeated="2"/>
        </table:table-row>
        <table:table-row table:style-name="ro1">
          <table:table-cell table:number-columns-repeated="2"/>
          <table:table-cell office:value-type="string">
            <text:p>02qdq0</text:p>
          </table:table-cell>
          <table:table-cell office:value-type="string">
            <text:p>barrel_of_oil_equivalent</text:p>
          </table:table-cell>
          <table:table-cell office:value-type="string">
            <text:p>bboe,kilobarrel of oil equivalent,oil-equivalent,barrel of oil equivalent,barrels of oil equivalent</text:p>
          </table:table-cell>
          <table:table-cell office:value-type="string">
            <text:p>boe,kilobarrel of oil equivalent,barrel of oil equivalent</text:p>
          </table:table-cell>
          <table:table-cell office:value-type="string">
            <text:p>energy</text:p>
          </table:table-cell>
          <table:table-cell office:value-type="string">
            <text:p>http://en.wikipedia.org/wiki/index.html?curid=563532,http://en.wikipedia.org/wiki/barrel_of_oil_equivalent</text:p>
          </table:table-cell>
          <table:table-cell office:value-type="string">
            <text:p>barrel_of_oil_equivalent</text:p>
          </table:table-cell>
        </table:table-row>
        <table:table-row table:style-name="ro1">
          <table:table-cell table:number-columns-repeated="2"/>
          <table:table-cell office:value-type="string">
            <text:p>05v2df2</text:p>
          </table:table-cell>
          <table:table-cell table:number-columns-repeated="2" office:value-type="string">
            <text:p>gigasecond</text:p>
          </table:table-cell>
          <table:table-cell office:value-type="string">
            <text:p>gs,gs</text:p>
          </table:table-cell>
          <table:table-cell office:value-type="string">
            <text:p>time</text:p>
          </table:table-cell>
          <table:table-cell table:number-columns-repeated="2"/>
        </table:table-row>
        <table:table-row table:style-name="ro1">
          <table:table-cell table:number-columns-repeated="2"/>
          <table:table-cell office:value-type="string">
            <text:p>0ghb0</text:p>
          </table:table-cell>
          <table:table-cell office:value-type="string">
            <text:p>mebibyte</text:p>
          </table:table-cell>
          <table:table-cell office:value-type="string">
            <text:p>mibibytes,mibibyte,mib,mebibytes,mebibyte</text:p>
          </table:table-cell>
          <table:table-cell office:value-type="string">
            <text:p>mib,mib,mebibyte</text:p>
          </table:table-cell>
          <table:table-cell office:value-type="string">
            <text:p>data size</text:p>
          </table:table-cell>
          <table:table-cell office:value-type="string">
            <text:p>http://en.wikipedia.org/wiki/index.html?curid=60727,http://en.wikipedia.org/wiki/mebibyte</text:p>
          </table:table-cell>
          <table:table-cell office:value-type="string">
            <text:p>mebibyte</text:p>
          </table:table-cell>
        </table:table-row>
        <table:table-row table:style-name="ro1">
          <table:table-cell table:number-columns-repeated="2"/>
          <table:table-cell office:value-type="string">
            <text:p>012q8k</text:p>
          </table:table-cell>
          <table:table-cell office:value-type="string">
            <text:p>earth_radius</text:p>
          </table:table-cell>
          <table:table-cell office:value-type="string">
            <text:p>earth\u0027s radius,earth radius,radius of earth,earth radii,radius of the earth,equatorial radius,the radius of the earth</text:p>
          </table:table-cell>
          <table:table-cell office:value-type="string">
            <text:p>r⊕,r⊕,r(earth)</text:p>
          </table:table-cell>
          <table:table-cell office:value-type="string">
            <text:p>distance</text:p>
          </table:table-cell>
          <table:table-cell office:value-type="string">
            <text:p>http://en.wikipedia.org/wiki/index.html?curid=146689,http://en.wikipedia.org/wiki/earth_radius</text:p>
          </table:table-cell>
          <table:table-cell office:value-type="string">
            <text:p>earth_radius</text:p>
          </table:table-cell>
        </table:table-row>
        <table:table-row table:style-name="ro1">
          <table:table-cell table:number-columns-repeated="2"/>
          <table:table-cell office:value-type="string">
            <text:p>05v2crr</text:p>
          </table:table-cell>
          <table:table-cell table:number-columns-repeated="2" office:value-type="string">
            <text:p>nanosecond</text:p>
          </table:table-cell>
          <table:table-cell/>
          <table:table-cell office:value-type="string">
            <text:p>time</text:p>
          </table:table-cell>
          <table:table-cell table:number-columns-repeated="2"/>
        </table:table-row>
        <table:table-row table:style-name="ro1">
          <table:table-cell table:number-columns-repeated="2"/>
          <table:table-cell office:value-type="string">
            <text:p>04kf9h0</text:p>
          </table:table-cell>
          <table:table-cell office:value-type="string">
            <text:p>fluid_dram_us</text:p>
          </table:table-cell>
          <table:table-cell office:value-type="string">
            <text:p>fluid dram us,fluid dram</text:p>
          </table:table-cell>
          <table:table-cell office:value-type="string">
            <text:p>ℨ,ℨ,fluid dram</text:p>
          </table:table-cell>
          <table:table-cell office:value-type="string">
            <text:p>volume</text:p>
          </table:table-cell>
          <table:table-cell table:number-columns-repeated="2"/>
        </table:table-row>
        <table:table-row table:style-name="ro1">
          <table:table-cell table:number-columns-repeated="2"/>
          <table:table-cell office:value-type="string">
            <text:p>04xw8v0</text:p>
          </table:table-cell>
          <table:table-cell table:number-columns-repeated="2" office:value-type="string">
            <text:p>kilojoule</text:p>
          </table:table-cell>
          <table:table-cell office:value-type="string">
            <text:p>kj,kj,kilojoule</text:p>
          </table:table-cell>
          <table:table-cell office:value-type="string">
            <text:p>energy</text:p>
          </table:table-cell>
          <table:table-cell table:number-columns-repeated="2"/>
        </table:table-row>
        <table:table-row table:style-name="ro1">
          <table:table-cell table:number-columns-repeated="2"/>
          <table:table-cell office:value-type="string">
            <text:p>03th6</text:p>
          </table:table-cell>
          <table:table-cell office:value-type="string">
            <text:p>inch</text:p>
          </table:table-cell>
          <table:table-cell office:value-type="string">
            <text:p>international inch,decimal inch,inches,u\u002es\u002e survey inch,scots inch,inch \u0028scots\u0029,ynch,inch \u0028scottish length\u0029,inch \u0028length\u0029,inch,scottish inch,\u33cc,in \u0028unit\u0029</text:p>
          </table:table-cell>
          <table:table-cell office:value-type="string">
            <text:p>in,in,",″,inch</text:p>
          </table:table-cell>
          <table:table-cell office:value-type="string">
            <text:p>distance</text:p>
          </table:table-cell>
          <table:table-cell office:value-type="string">
            <text:p>http://en.wikipedia.org/wiki/index.html?curid=14775,http://en.wikipedia.org/wiki/inch</text:p>
          </table:table-cell>
          <table:table-cell office:value-type="string">
            <text:p>inch</text:p>
          </table:table-cell>
        </table:table-row>
        <table:table-row table:style-name="ro1">
          <table:table-cell table:number-columns-repeated="2"/>
          <table:table-cell office:value-type="string">
            <text:p>02bn8</text:p>
          </table:table-cell>
          <table:table-cell table:number-columns-repeated="2" office:value-type="string">
            <text:p>decibel</text:p>
          </table:table-cell>
          <table:table-cell office:value-type="string">
            <text:p>db,db</text:p>
          </table:table-cell>
          <table:table-cell/>
          <table:table-cell office:value-type="string">
            <text:p>http://en.wikipedia.org/wiki/index.html?curid=8410,http://en.wikipedia.org/wiki/decibel</text:p>
          </table:table-cell>
          <table:table-cell office:value-type="string">
            <text:p>decibel</text:p>
          </table:table-cell>
        </table:table-row>
        <table:table-row table:style-name="ro1">
          <table:table-cell table:number-columns-repeated="2"/>
          <table:table-cell office:value-type="string">
            <text:p>05v677w</text:p>
          </table:table-cell>
          <table:table-cell office:value-type="string">
            <text:p>pint_us_dry</text:p>
          </table:table-cell>
          <table:table-cell office:value-type="string">
            <text:p>pint us dry</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ct2z_z</text:p>
          </table:table-cell>
          <table:table-cell office:value-type="string">
            <text:p>bit_per_second</text:p>
          </table:table-cell>
          <table:table-cell office:value-type="string">
            <text:p>bit per second</text:p>
          </table:table-cell>
          <table:table-cell office:value-type="string">
            <text:p>bps,baud,bps,bit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83sl</text:p>
          </table:table-cell>
          <table:table-cell table:number-columns-repeated="2" office:value-type="string">
            <text:p>week</text:p>
          </table:table-cell>
          <table:table-cell office:value-type="string">
            <text:p>wk,wk,week</text:p>
          </table:table-cell>
          <table:table-cell office:value-type="string">
            <text:p>time</text:p>
          </table:table-cell>
          <table:table-cell office:value-type="string">
            <text:p>http://en.wikipedia.org/wiki/index.html?curid=33538,http://en.wikipedia.org/wiki/week</text:p>
          </table:table-cell>
          <table:table-cell office:value-type="string">
            <text:p>week</text:p>
          </table:table-cell>
        </table:table-row>
        <table:table-row table:style-name="ro1">
          <table:table-cell table:number-columns-repeated="2"/>
          <table:table-cell office:value-type="string">
            <text:p>047f7</text:p>
          </table:table-cell>
          <table:table-cell office:value-type="string">
            <text:p>kelvin</text:p>
          </table:table-cell>
          <table:table-cell office:value-type="string">
            <text:p>kelvin \u0028unit\u0029,absolute scale,kelvin thermometer,decikelvin,degk,degrees kelvin,kelvin scale of temperature,zeptokelvin,degree kelvin,yottakelvin,kelvin temperature scale,exakelvin,attokelvin,kilokelvin,kelvin degree,thermodynamic scale of temperature,\u00b0k,zettakelvin,yoctokelvin,kelvin,kevin scale,kelvin absolute temperature scale,kelvins,kelvin scale,petakelvin,centikelvin,hectokelvin,gigakelvin,\u039ck,terakelvin,decakelvin,megakelvin,femtokelvin,kelven</text:p>
          </table:table-cell>
          <table:table-cell office:value-type="string">
            <text:p>k,k,kelvin</text:p>
          </table:table-cell>
          <table:table-cell office:value-type="string">
            <text:p>temperature</text:p>
          </table:table-cell>
          <table:table-cell office:value-type="string">
            <text:p>http://en.wikipedia.org/wiki/index.html?curid=19593121,http://en.wikipedia.org/wiki/kelvin</text:p>
          </table:table-cell>
          <table:table-cell office:value-type="string">
            <text:p>kelvin</text:p>
          </table:table-cell>
        </table:table-row>
        <table:table-row table:style-name="ro1">
          <table:table-cell table:number-columns-repeated="2"/>
          <table:table-cell office:value-type="string">
            <text:p>018xnw</text:p>
          </table:table-cell>
          <table:table-cell office:value-type="string">
            <text:p>cubit</text:p>
          </table:table-cell>
          <table:table-cell office:value-type="string">
            <text:p>royal cubit,cubits,egyptian royal cubit,egyptian cubit,cubit,royal egyptian cubit,cubit arm,royal cubits,cubit \u0028unit\u0029</text:p>
          </table:table-cell>
          <table:table-cell office:value-type="string">
            <text:p>cubit</text:p>
          </table:table-cell>
          <table:table-cell office:value-type="string">
            <text:p>distance</text:p>
          </table:table-cell>
          <table:table-cell office:value-type="string">
            <text:p>http://en.wikipedia.org/wiki/index.html?curid=182358,http://en.wikipedia.org/wiki/cubit</text:p>
          </table:table-cell>
          <table:table-cell office:value-type="string">
            <text:p>cubit</text:p>
          </table:table-cell>
        </table:table-row>
        <table:table-row table:style-name="ro1">
          <table:table-cell table:number-columns-repeated="2"/>
          <table:table-cell office:value-type="string">
            <text:p>096l23</text:p>
          </table:table-cell>
          <table:table-cell table:number-columns-repeated="2" office:value-type="string">
            <text:p>beard-second</text:p>
          </table:table-cell>
          <table:table-cell/>
          <table:table-cell office:value-type="string">
            <text:p>distance</text:p>
          </table:table-cell>
          <table:table-cell table:number-columns-repeated="2"/>
        </table:table-row>
        <table:table-row table:style-name="ro1">
          <table:table-cell table:number-columns-repeated="2"/>
          <table:table-cell office:value-type="string">
            <text:p>02sj5hn</text:p>
          </table:table-cell>
          <table:table-cell office:value-type="string">
            <text:p>katal_per_cubic_metre</text:p>
          </table:table-cell>
          <table:table-cell office:value-type="string">
            <text:p>katal per cubic metre</text:p>
          </table:table-cell>
          <table:table-cell office:value-type="string">
            <text:p>kat.m³,kat.m³</text:p>
          </table:table-cell>
          <table:table-cell office:value-type="string">
            <text:p>catalytic concentration</text:p>
          </table:table-cell>
          <table:table-cell table:number-columns-repeated="2"/>
        </table:table-row>
        <table:table-row table:style-name="ro1">
          <table:table-cell table:number-columns-repeated="2"/>
          <table:table-cell office:value-type="string">
            <text:p>018x8t</text:p>
          </table:table-cell>
          <table:table-cell office:value-type="string">
            <text:p>miles_per_hour</text:p>
          </table:table-cell>
          <table:table-cell office:value-type="string">
            <text:p>miles per hour,mile per hour</text:p>
          </table:table-cell>
          <table:table-cell office:value-type="string">
            <text:p>mph,mph,mile per hour</text:p>
          </table:table-cell>
          <table:table-cell office:value-type="string">
            <text:p>speed</text:p>
          </table:table-cell>
          <table:table-cell office:value-type="string">
            <text:p>http://en.wikipedia.org/wiki/index.html?curid=182283,http://en.wikipedia.org/wiki/miles_per_hour</text:p>
          </table:table-cell>
          <table:table-cell office:value-type="string">
            <text:p>miles_per_hour</text:p>
          </table:table-cell>
        </table:table-row>
        <table:table-row table:style-name="ro1">
          <table:table-cell table:number-columns-repeated="2"/>
          <table:table-cell office:value-type="string">
            <text:p>05v2df5</text:p>
          </table:table-cell>
          <table:table-cell table:number-columns-repeated="2" office:value-type="string">
            <text:p>megasecond</text:p>
          </table:table-cell>
          <table:table-cell office:value-type="string">
            <text:p>ms,ms</text:p>
          </table:table-cell>
          <table:table-cell office:value-type="string">
            <text:p>time</text:p>
          </table:table-cell>
          <table:table-cell table:number-columns-repeated="2"/>
        </table:table-row>
        <table:table-row table:style-name="ro1">
          <table:table-cell table:number-columns-repeated="2"/>
          <table:table-cell office:value-type="string">
            <text:p>0137y0</text:p>
          </table:table-cell>
          <table:table-cell office:value-type="string">
            <text:p>kibibyte</text:p>
          </table:table-cell>
          <table:table-cell office:value-type="string">
            <text:p>kib,kibbibytes,kibibyte,kibybyte,kibibytes</text:p>
          </table:table-cell>
          <table:table-cell office:value-type="string">
            <text:p>kib,kib,kibybyte</text:p>
          </table:table-cell>
          <table:table-cell office:value-type="string">
            <text:p>data size</text:p>
          </table:table-cell>
          <table:table-cell office:value-type="string">
            <text:p>http://en.wikipedia.org/wiki/index.html?curid=149755,http://en.wikipedia.org/wiki/kibibyte</text:p>
          </table:table-cell>
          <table:table-cell office:value-type="string">
            <text:p>kibibyte</text:p>
          </table:table-cell>
        </table:table-row>
        <table:table-row table:style-name="ro1">
          <table:table-cell table:number-columns-repeated="2"/>
          <table:table-cell office:value-type="string">
            <text:p>02sj5d4</text:p>
          </table:table-cell>
          <table:table-cell office:value-type="string">
            <text:p>gray_per_second</text:p>
          </table:table-cell>
          <table:table-cell office:value-type="string">
            <text:p>gram per second,gray per second</text:p>
          </table:table-cell>
          <table:table-cell office:value-type="string">
            <text:p>gy.s,gy.s,gram per second</text:p>
          </table:table-cell>
          <table:table-cell office:value-type="string">
            <text:p>absorbed dose rate</text:p>
          </table:table-cell>
          <table:table-cell table:number-columns-repeated="2"/>
        </table:table-row>
        <table:table-row table:style-name="ro1">
          <table:table-cell table:number-columns-repeated="2"/>
          <table:table-cell office:value-type="string">
            <text:p>049yp4</text:p>
          </table:table-cell>
          <table:table-cell office:value-type="string">
            <text:p>light_month</text:p>
          </table:table-cell>
          <table:table-cell office:value-type="string">
            <text:p>light month</text:p>
          </table:table-cell>
          <table:table-cell/>
          <table:table-cell office:value-type="string">
            <text:p>distance</text:p>
          </table:table-cell>
          <table:table-cell table:number-columns-repeated="2"/>
        </table:table-row>
        <table:table-row table:style-name="ro1">
          <table:table-cell table:number-columns-repeated="2"/>
          <table:table-cell office:value-type="string">
            <text:p>01x337p</text:p>
          </table:table-cell>
          <table:table-cell office:value-type="string">
            <text:p>pint_imperial</text:p>
          </table:table-cell>
          <table:table-cell office:value-type="string">
            <text:p>pint imperial</text:p>
          </table:table-cell>
          <table:table-cell office:value-type="string">
            <text:p>imp. pt.,imp. pt.,pt</text:p>
          </table:table-cell>
          <table:table-cell office:value-type="string">
            <text:p>volume</text:p>
          </table:table-cell>
          <table:table-cell table:number-columns-repeated="2"/>
        </table:table-row>
        <table:table-row table:style-name="ro1">
          <table:table-cell table:number-columns-repeated="2"/>
          <table:table-cell office:value-type="string">
            <text:p>0fpdnqp</text:p>
          </table:table-cell>
          <table:table-cell office:value-type="string">
            <text:p>iraqi_dunam</text:p>
          </table:table-cell>
          <table:table-cell office:value-type="string">
            <text:p>iraqi dunam</text:p>
          </table:table-cell>
          <table:table-cell/>
          <table:table-cell office:value-type="string">
            <text:p>area</text:p>
          </table:table-cell>
          <table:table-cell table:number-columns-repeated="2"/>
        </table:table-row>
        <table:table-row table:style-name="ro1">
          <table:table-cell table:number-columns-repeated="2"/>
          <table:table-cell office:value-type="string">
            <text:p>086qlz</text:p>
          </table:table-cell>
          <table:table-cell table:number-columns-repeated="2" office:value-type="string">
            <text:p>siriometer</text:p>
          </table:table-cell>
          <table:table-cell/>
          <table:table-cell office:value-type="string">
            <text:p>distance</text:p>
          </table:table-cell>
          <table:table-cell office:value-type="string">
            <text:p>http://en.wikipedia.org/wiki/index.html?curid=2849571,http://en.wikipedia.org/wiki/siriometer</text:p>
          </table:table-cell>
          <table:table-cell office:value-type="string">
            <text:p>siriometer</text:p>
          </table:table-cell>
        </table:table-row>
        <table:table-row table:style-name="ro1">
          <table:table-cell table:number-columns-repeated="2"/>
          <table:table-cell office:value-type="string">
            <text:p>0gdk8b4</text:p>
          </table:table-cell>
          <table:table-cell office:value-type="string">
            <text:p>tin_kai_mun</text:p>
          </table:table-cell>
          <table:table-cell office:value-type="string">
            <text:p>tin kai-mun,tin kai-man,tin kai mun</text:p>
          </table:table-cell>
          <table:table-cell table:number-columns-repeated="2"/>
          <table:table-cell office:value-type="string">
            <text:p>http://en.wikipedia.org/wiki/index.html?curid=19396619,http://en.wikipedia.org/wiki/tin_kai-man</text:p>
          </table:table-cell>
          <table:table-cell office:value-type="string">
            <text:p>tin_kai-man</text:p>
          </table:table-cell>
        </table:table-row>
        <table:table-row table:style-name="ro1">
          <table:table-cell table:number-columns-repeated="2"/>
          <table:table-cell office:value-type="string">
            <text:p>01x3357</text:p>
          </table:table-cell>
          <table:table-cell office:value-type="string">
            <text:p>gallon_imperial</text:p>
          </table:table-cell>
          <table:table-cell office:value-type="string">
            <text:p>gallon imperial</text:p>
          </table:table-cell>
          <table:table-cell office:value-type="string">
            <text:p>imp. gal.,imp. gal.,gal</text:p>
          </table:table-cell>
          <table:table-cell office:value-type="string">
            <text:p>volume</text:p>
          </table:table-cell>
          <table:table-cell table:number-columns-repeated="2"/>
        </table:table-row>
        <table:table-row table:style-name="ro1">
          <table:table-cell table:number-columns-repeated="2"/>
          <table:table-cell office:value-type="string">
            <text:p>02njz</text:p>
          </table:table-cell>
          <table:table-cell office:value-type="string">
            <text:p>exabyte</text:p>
          </table:table-cell>
          <table:table-cell office:value-type="string">
            <text:p>exaflood,ebyte,exobyte,exabyte,exabytes</text:p>
          </table:table-cell>
          <table:table-cell office:value-type="string">
            <text:p>eb,eb,exabyte</text:p>
          </table:table-cell>
          <table:table-cell office:value-type="string">
            <text:p>data size</text:p>
          </table:table-cell>
          <table:table-cell office:value-type="string">
            <text:p>http://en.wikipedia.org/wiki/index.html?curid=9756,http://en.wikipedia.org/wiki/exabyte</text:p>
          </table:table-cell>
          <table:table-cell office:value-type="string">
            <text:p>exabyte</text:p>
          </table:table-cell>
        </table:table-row>
        <table:table-row table:style-name="ro1">
          <table:table-cell table:number-columns-repeated="2"/>
          <table:table-cell office:value-type="string">
            <text:p>0jkgw</text:p>
          </table:table-cell>
          <table:table-cell office:value-type="string">
            <text:p>newton</text:p>
          </table:table-cell>
          <table:table-cell office:value-type="string">
            <text:p>newton,degrees newton</text:p>
          </table:table-cell>
          <table:table-cell office:value-type="string">
            <text:p>n,n,degrees newton,newton</text:p>
          </table:table-cell>
          <table:table-cell office:value-type="string">
            <text:p>force</text:p>
          </table:table-cell>
          <table:table-cell office:value-type="string">
            <text:p>http://en.wikipedia.org/wiki/index.html?curid=72540,http://en.wikipedia.org/wiki/newton_(unit)</text:p>
          </table:table-cell>
          <table:table-cell office:value-type="string">
            <text:p>newton_\u0028unit\u0029</text:p>
          </table:table-cell>
        </table:table-row>
        <table:table-row table:style-name="ro1">
          <table:table-cell table:number-columns-repeated="2"/>
          <table:table-cell office:value-type="string">
            <text:p>08m__fw</text:p>
          </table:table-cell>
          <table:table-cell office:value-type="string">
            <text:p>amy_herman</text:p>
          </table:table-cell>
          <table:table-cell office:value-type="string">
            <text:p>amy herman</text:p>
          </table:table-cell>
          <table:table-cell table:number-columns-repeated="4"/>
        </table:table-row>
        <table:table-row table:style-name="ro1">
          <table:table-cell table:number-columns-repeated="2"/>
          <table:table-cell office:value-type="string">
            <text:p>02k9zmh</text:p>
          </table:table-cell>
          <table:table-cell table:number-columns-repeated="2" office:value-type="string">
            <text:p>weekly</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2sj51f</text:p>
          </table:table-cell>
          <table:table-cell office:value-type="string">
            <text:p>joule_per_cubic_metre</text:p>
          </table:table-cell>
          <table:table-cell office:value-type="string">
            <text:p>joule per cubic metre</text:p>
          </table:table-cell>
          <table:table-cell office:value-type="string">
            <text:p>j.m³,j.m³</text:p>
          </table:table-cell>
          <table:table-cell office:value-type="string">
            <text:p>energy density</text:p>
          </table:table-cell>
          <table:table-cell table:number-columns-repeated="2"/>
        </table:table-row>
        <table:table-row table:style-name="ro1">
          <table:table-cell table:number-columns-repeated="2"/>
          <table:table-cell office:value-type="string">
            <text:p>05b1y1</text:p>
          </table:table-cell>
          <table:table-cell office:value-type="string">
            <text:p>ell</text:p>
          </table:table-cell>
          <table:table-cell office:value-type="string">
            <text:p>ell \u0028scots\u0029,ell-wand,aune,ell,ell \u0028unit\u0029,flemish ell,ell \u0028scottish length\u0029,ells,ellwand</text:p>
          </table:table-cell>
          <table:table-cell office:value-type="string">
            <text:p>ell</text:p>
          </table:table-cell>
          <table:table-cell office:value-type="string">
            <text:p>distance</text:p>
          </table:table-cell>
          <table:table-cell office:value-type="string">
            <text:p>http://en.wikipedia.org/wiki/index.html?curid=1555740,http://en.wikipedia.org/wiki/ell</text:p>
          </table:table-cell>
          <table:table-cell office:value-type="string">
            <text:p>ell</text:p>
          </table:table-cell>
        </table:table-row>
        <table:table-row table:style-name="ro1">
          <table:table-cell table:number-columns-repeated="2"/>
          <table:table-cell office:value-type="string">
            <text:p>064t199</text:p>
          </table:table-cell>
          <table:table-cell office:value-type="string">
            <text:p>bi_monthly</text:p>
          </table:table-cell>
          <table:table-cell office:value-type="string">
            <text:p>bi monthly</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213d</text:p>
          </table:table-cell>
          <table:table-cell office:value-type="string">
            <text:p>carat</text:p>
          </table:table-cell>
          <table:table-cell office:value-type="string">
            <text:p>point \u0028gemstone\u0029,carat \u0028measurement\u0029,kilate,carat,metric carat,carat \u0028mass\u0029,carat \u0028unit\u0029</text:p>
          </table:table-cell>
          <table:table-cell office:value-type="string">
            <text:p>cd,cd,carat</text:p>
          </table:table-cell>
          <table:table-cell office:value-type="string">
            <text:p>mass</text:p>
          </table:table-cell>
          <table:table-cell office:value-type="string">
            <text:p>http://en.wikipedia.org/wiki/index.html?curid=7158,http://en.wikipedia.org/wiki/carat_(mass)</text:p>
          </table:table-cell>
          <table:table-cell office:value-type="string">
            <text:p>carat_\u0028mass\u0029</text:p>
          </table:table-cell>
        </table:table-row>
        <table:table-row table:style-name="ro1">
          <table:table-cell table:number-columns-repeated="2"/>
          <table:table-cell office:value-type="string">
            <text:p>02sj52k</text:p>
          </table:table-cell>
          <table:table-cell office:value-type="string">
            <text:p>volt_per_metre</text:p>
          </table:table-cell>
          <table:table-cell office:value-type="string">
            <text:p>volt per metre</text:p>
          </table:table-cell>
          <table:table-cell office:value-type="string">
            <text:p>v.m,v.m</text:p>
          </table:table-cell>
          <table:table-cell office:value-type="string">
            <text:p>electric field strength</text:p>
          </table:table-cell>
          <table:table-cell table:number-columns-repeated="2"/>
        </table:table-row>
        <table:table-row table:style-name="ro1">
          <table:table-cell table:number-columns-repeated="2"/>
          <table:table-cell office:value-type="string">
            <text:p>025sl9b</text:p>
          </table:table-cell>
          <table:table-cell office:value-type="string">
            <text:p>cun</text:p>
          </table:table-cell>
          <table:table-cell office:value-type="string">
            <text:p>tsun,cun \u0028measurement\u0029,sun \u0028length\u0029,cun \u0028length\u0029,sun \u0028japanese unit\u0029,cun,cun \u0028unit\u0029</text:p>
          </table:table-cell>
          <table:table-cell/>
          <table:table-cell office:value-type="string">
            <text:p>distance</text:p>
          </table:table-cell>
          <table:table-cell office:value-type="string">
            <text:p>http://en.wikipedia.org/wiki/index.html?curid=3090255,http://en.wikipedia.org/wiki/cun_(unit)</text:p>
          </table:table-cell>
          <table:table-cell office:value-type="string">
            <text:p>cun_\u0028unit\u0029</text:p>
          </table:table-cell>
        </table:table-row>
        <table:table-row table:style-name="ro1">
          <table:table-cell table:number-columns-repeated="2"/>
          <table:table-cell office:value-type="string">
            <text:p>026z5d</text:p>
          </table:table-cell>
          <table:table-cell office:value-type="string">
            <text:p>kilogram-force</text:p>
          </table:table-cell>
          <table:table-cell office:value-type="string">
            <text:p>kilogram force,gram force,kilograms-force,kilogram weight,gram-weight,kgf,dekanewton,gram-force,decanewton,megagram-force,pond \u0028unit\u0029,megapond,kilogram-force,kilopond,kilogram metre</text:p>
          </table:table-cell>
          <table:table-cell office:value-type="string">
            <text:p>kgf,kgf,kp,kilogram-force</text:p>
          </table:table-cell>
          <table:table-cell office:value-type="string">
            <text:p>force</text:p>
          </table:table-cell>
          <table:table-cell office:value-type="string">
            <text:p>http://en.wikipedia.org/wiki/index.html?curid=425290,http://en.wikipedia.org/wiki/kilogram-force</text:p>
          </table:table-cell>
          <table:table-cell office:value-type="string">
            <text:p>kilogram-force</text:p>
          </table:table-cell>
        </table:table-row>
        <table:table-row table:style-name="ro1">
          <table:table-cell table:number-columns-repeated="2"/>
          <table:table-cell office:value-type="string">
            <text:p>05pvy78</text:p>
          </table:table-cell>
          <table:table-cell office:value-type="string">
            <text:p>every_28_years</text:p>
          </table:table-cell>
          <table:table-cell office:value-type="string">
            <text:p>every 28 years</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1g8lv</text:p>
          </table:table-cell>
          <table:table-cell office:value-type="string">
            <text:p>hand_measure</text:p>
          </table:table-cell>
          <table:table-cell office:value-type="string">
            <text:p>hand \u0028unit\u0029,hand \u0028unit of length\u0029,hands \u0028horses\u0029,hand \u0028length\u0029,hand measure,hand \u0028measurement\u0029,hand-breadth</text:p>
          </table:table-cell>
          <table:table-cell office:value-type="string">
            <text:p>hh,hh,h</text:p>
          </table:table-cell>
          <table:table-cell office:value-type="string">
            <text:p>distance</text:p>
          </table:table-cell>
          <table:table-cell office:value-type="string">
            <text:p>http://en.wikipedia.org/wiki/index.html?curid=221081,http://en.wikipedia.org/wiki/hand_(unit)</text:p>
          </table:table-cell>
          <table:table-cell office:value-type="string">
            <text:p>hand_\u0028unit\u0029</text:p>
          </table:table-cell>
        </table:table-row>
        <table:table-row table:style-name="ro1">
          <table:table-cell table:number-columns-repeated="2"/>
          <table:table-cell office:value-type="string">
            <text:p>018cll</text:p>
          </table:table-cell>
          <table:table-cell office:value-type="string">
            <text:p>light_second</text:p>
          </table:table-cell>
          <table:table-cell office:value-type="string">
            <text:p>light day,light-day,light week,light hour,light-second,light-hour,light-week,light-minute,light minute,light second,lightsecond,light-hours</text:p>
          </table:table-cell>
          <table:table-cell office:value-type="string">
            <text:p>light second</text:p>
          </table:table-cell>
          <table:table-cell office:value-type="string">
            <text:p>distance</text:p>
          </table:table-cell>
          <table:table-cell office:value-type="string">
            <text:p>http://en.wikipedia.org/wiki/index.html?curid=178713,http://en.wikipedia.org/wiki/light-second</text:p>
          </table:table-cell>
          <table:table-cell office:value-type="string">
            <text:p>light-second</text:p>
          </table:table-cell>
        </table:table-row>
        <table:table-row table:style-name="ro1">
          <table:table-cell table:number-columns-repeated="2"/>
          <table:table-cell office:value-type="string">
            <text:p>04tyry</text:p>
          </table:table-cell>
          <table:table-cell office:value-type="string">
            <text:p>technical_atmosphere</text:p>
          </table:table-cell>
          <table:table-cell office:value-type="string">
            <text:p>technical atmosphere</text:p>
          </table:table-cell>
          <table:table-cell office:value-type="string">
            <text:p>at,at,technical atmosphere</text:p>
          </table:table-cell>
          <table:table-cell office:value-type="string">
            <text:p>pressure</text:p>
          </table:table-cell>
          <table:table-cell office:value-type="string">
            <text:p>http://en.wikipedia.org/wiki/index.html?curid=1338931,http://en.wikipedia.org/wiki/technical_atmosphere</text:p>
          </table:table-cell>
          <table:table-cell office:value-type="string">
            <text:p>technical_atmosphere</text:p>
          </table:table-cell>
        </table:table-row>
        <table:table-row table:style-name="ro1">
          <table:table-cell table:number-columns-repeated="2"/>
          <table:table-cell office:value-type="string">
            <text:p>06dnnd</text:p>
          </table:table-cell>
          <table:table-cell office:value-type="string">
            <text:p>arpent</text:p>
          </table:table-cell>
          <table:table-cell office:value-type="string">
            <text:p>arpent,arpent area,arpent length</text:p>
          </table:table-cell>
          <table:table-cell office:value-type="string">
            <text:p>arpent</text:p>
          </table:table-cell>
          <table:table-cell office:value-type="string">
            <text:p>distance</text:p>
          </table:table-cell>
          <table:table-cell office:value-type="string">
            <text:p>http://en.wikipedia.org/wiki/index.html?curid=2008209,http://en.wikipedia.org/wiki/arpent</text:p>
          </table:table-cell>
          <table:table-cell office:value-type="string">
            <text:p>arpent</text:p>
          </table:table-cell>
        </table:table-row>
        <table:table-row table:style-name="ro1">
          <table:table-cell table:number-columns-repeated="2"/>
          <table:table-cell office:value-type="string">
            <text:p>01cn2d</text:p>
          </table:table-cell>
          <table:table-cell office:value-type="string">
            <text:p>siemens</text:p>
          </table:table-cell>
          <table:table-cell office:value-type="string">
            <text:p>nanosiemens,millisiemens,picosiemens,\u2127,exasiemens,siemens \u0028unit\u0029,terasiemens,yoctosiemens,attosiemens,megasiemens,microsiemens,femtosiemens,siemens,yottasiemens,zettasiemens,inverted omega,kilosiemens,mho,gigasiemens,zeptosiemens,siemen,petasiemens</text:p>
          </table:table-cell>
          <table:table-cell office:value-type="string">
            <text:p>s,℧,s</text:p>
          </table:table-cell>
          <table:table-cell office:value-type="string">
            <text:p>conductance</text:p>
          </table:table-cell>
          <table:table-cell office:value-type="string">
            <text:p>http://en.wikipedia.org/wiki/index.html?curid=31109470,http://en.wikipedia.org/wiki/siemens_(unit)</text:p>
          </table:table-cell>
          <table:table-cell office:value-type="string">
            <text:p>siemens_\u0028unit\u0029</text:p>
          </table:table-cell>
        </table:table-row>
        <table:table-row table:style-name="ro1">
          <table:table-cell table:number-columns-repeated="2"/>
          <table:table-cell office:value-type="string">
            <text:p>05v2dfn</text:p>
          </table:table-cell>
          <table:table-cell table:number-columns-repeated="2" office:value-type="string">
            <text:p>picosecond</text:p>
          </table:table-cell>
          <table:table-cell office:value-type="string">
            <text:p>ps,ps</text:p>
          </table:table-cell>
          <table:table-cell office:value-type="string">
            <text:p>time</text:p>
          </table:table-cell>
          <table:table-cell table:number-columns-repeated="2"/>
        </table:table-row>
        <table:table-row table:style-name="ro1">
          <table:table-cell table:number-columns-repeated="2"/>
          <table:table-cell office:value-type="string">
            <text:p>0159t</text:p>
          </table:table-cell>
          <table:table-cell office:value-type="string">
            <text:p>bit</text:p>
          </table:table-cell>
          <table:table-cell office:value-type="string">
            <text:p>bit pattern,binary bits,millibit,binary digit,binary digits,data bits,bit \u0028computing\u0029,bit</text:p>
          </table:table-cell>
          <table:table-cell office:value-type="string">
            <text:p>bit,b,bit</text:p>
          </table:table-cell>
          <table:table-cell office:value-type="string">
            <text:p>data size</text:p>
          </table:table-cell>
          <table:table-cell office:value-type="string">
            <text:p>http://en.wikipedia.org/wiki/index.html?curid=3364,http://en.wikipedia.org/wiki/bit</text:p>
          </table:table-cell>
          <table:table-cell office:value-type="string">
            <text:p>bit</text:p>
          </table:table-cell>
        </table:table-row>
        <table:table-row table:style-name="ro1">
          <table:table-cell table:number-columns-repeated="2"/>
          <table:table-cell office:value-type="string">
            <text:p>0cz9j60</text:p>
          </table:table-cell>
          <table:table-cell office:value-type="string">
            <text:p>kilogram_oil_equivalent</text:p>
          </table:table-cell>
          <table:table-cell office:value-type="string">
            <text:p>kilogram oil equivalent</text:p>
          </table:table-cell>
          <table:table-cell office:value-type="string">
            <text:p>kgoe,kgoe</text:p>
          </table:table-cell>
          <table:table-cell office:value-type="string">
            <text:p>energy</text:p>
          </table:table-cell>
          <table:table-cell office:value-type="string">
            <text:p>http://en.wikipedia.org/wiki/index.html?curid=28632577,http://en.wikipedia.org/wiki/kilogram_oil_equivalent</text:p>
          </table:table-cell>
          <table:table-cell office:value-type="string">
            <text:p>kilogram_oil_equivalent</text:p>
          </table:table-cell>
        </table:table-row>
        <table:table-row table:style-name="ro1">
          <table:table-cell table:number-columns-repeated="2"/>
          <table:table-cell office:value-type="string">
            <text:p>02sj5gj</text:p>
          </table:table-cell>
          <table:table-cell office:value-type="string">
            <text:p>watt_per_square_metre_per_steradian</text:p>
          </table:table-cell>
          <table:table-cell office:value-type="string">
            <text:p>watt per square metre per steradian</text:p>
          </table:table-cell>
          <table:table-cell office:value-type="string">
            <text:p>w.(m²·sr),w.(m²·sr)</text:p>
          </table:table-cell>
          <table:table-cell office:value-type="string">
            <text:p>radiance</text:p>
          </table:table-cell>
          <table:table-cell table:number-columns-repeated="2"/>
        </table:table-row>
        <table:table-row table:style-name="ro1">
          <table:table-cell table:number-columns-repeated="2"/>
          <table:table-cell office:value-type="string">
            <text:p>01q68</text:p>
          </table:table-cell>
          <table:table-cell office:value-type="string">
            <text:p>calendar_year</text:p>
          </table:table-cell>
          <table:table-cell office:value-type="string">
            <text:p>q4 \u0028calendar year\u0029,q3 \u0028calendar year\u0029,second quarter of a calendar year,calendar year,first quarter of a calendar year,q2 \u0028calendar year\u0029,365\u002e2425,q1 \u0028calendar year\u0029,third quarter of a calendar year,fourth quarter of a calendar year,civil year</text:p>
          </table:table-cell>
          <table:table-cell office:value-type="string">
            <text:p>yr.,cal. yr.,yr</text:p>
          </table:table-cell>
          <table:table-cell office:value-type="string">
            <text:p>measurement system</text:p>
          </table:table-cell>
          <table:table-cell office:value-type="string">
            <text:p>http://en.wikipedia.org/wiki/index.html?curid=5662,http://en.wikipedia.org/wiki/calendar_year</text:p>
          </table:table-cell>
          <table:table-cell office:value-type="string">
            <text:p>calendar_year</text:p>
          </table:table-cell>
        </table:table-row>
        <table:table-row table:style-name="ro1">
          <table:table-cell table:number-columns-repeated="2"/>
          <table:table-cell office:value-type="string">
            <text:p>02_xg81</text:p>
          </table:table-cell>
          <table:table-cell office:value-type="string">
            <text:p>kilometres_per_second</text:p>
          </table:table-cell>
          <table:table-cell office:value-type="string">
            <text:p>kilometres per second,kilometer per second</text:p>
          </table:table-cell>
          <table:table-cell office:value-type="string">
            <text:p>km.s,km.s,kilometer per second</text:p>
          </table:table-cell>
          <table:table-cell office:value-type="string">
            <text:p>speed</text:p>
          </table:table-cell>
          <table:table-cell table:number-columns-repeated="2"/>
        </table:table-row>
        <table:table-row table:style-name="ro1">
          <table:table-cell table:number-columns-repeated="2"/>
          <table:table-cell office:value-type="string">
            <text:p>017k5b</text:p>
          </table:table-cell>
          <table:table-cell office:value-type="string">
            <text:p>planck_time</text:p>
          </table:table-cell>
          <table:table-cell office:value-type="string">
            <text:p>planck interval,1e-44 s,planck time,planck\u0027s time,1 e-44 s,plank time,1 e -44 s,plancks time</text:p>
          </table:table-cell>
          <table:table-cell office:value-type="string">
            <text:p>planck time</text:p>
          </table:table-cell>
          <table:table-cell office:value-type="string">
            <text:p>time</text:p>
          </table:table-cell>
          <table:table-cell office:value-type="string">
            <text:p>http://en.wikipedia.org/wiki/index.html?curid=174386,http://en.wikipedia.org/wiki/planck_time</text:p>
          </table:table-cell>
          <table:table-cell office:value-type="string">
            <text:p>planck_time</text:p>
          </table:table-cell>
        </table:table-row>
        <table:table-row table:style-name="ro1">
          <table:table-cell table:number-columns-repeated="2"/>
          <table:table-cell office:value-type="string">
            <text:p>05vp56</text:p>
          </table:table-cell>
          <table:table-cell office:value-type="string">
            <text:p>kibibit_per_second</text:p>
          </table:table-cell>
          <table:table-cell office:value-type="string">
            <text:p>kibibyte per second,kibibit per second</text:p>
          </table:table-cell>
          <table:table-cell office:value-type="string">
            <text:p>kibit.s,kibi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5vnzt</text:p>
          </table:table-cell>
          <table:table-cell office:value-type="string">
            <text:p>megabyte_per_second</text:p>
          </table:table-cell>
          <table:table-cell office:value-type="string">
            <text:p>megabyte per second</text:p>
          </table:table-cell>
          <table:table-cell office:value-type="string">
            <text:p>mbps,megabyte per second</text:p>
          </table:table-cell>
          <table:table-cell office:value-type="string">
            <text:p>data transmission rate</text:p>
          </table:table-cell>
          <table:table-cell table:number-columns-repeated="2"/>
        </table:table-row>
        <table:table-row table:style-name="ro1">
          <table:table-cell table:number-columns-repeated="2"/>
          <table:table-cell office:value-type="string">
            <text:p>04g1rh</text:p>
          </table:table-cell>
          <table:table-cell office:value-type="string">
            <text:p>pieze</text:p>
          </table:table-cell>
          <table:table-cell office:value-type="string">
            <text:p>pieze,pi\u00e8ze</text:p>
          </table:table-cell>
          <table:table-cell office:value-type="string">
            <text:p>pz,pz</text:p>
          </table:table-cell>
          <table:table-cell office:value-type="string">
            <text:p>pressure</text:p>
          </table:table-cell>
          <table:table-cell office:value-type="string">
            <text:p>http://en.wikipedia.org/wiki/index.html?curid=1192089,http://en.wikipedia.org/wiki/pi\xe8ze</text:p>
          </table:table-cell>
          <table:table-cell office:value-type="string">
            <text:p>pi\u00e8ze</text:p>
          </table:table-cell>
        </table:table-row>
        <table:table-row table:style-name="ro1">
          <table:table-cell table:number-columns-repeated="2"/>
          <table:table-cell office:value-type="string">
            <text:p>037jgl</text:p>
          </table:table-cell>
          <table:table-cell office:value-type="string">
            <text:p>metre_per_second_squared</text:p>
          </table:table-cell>
          <table:table-cell office:value-type="string">
            <text:p>metre per square second,m\u002fs\u002fs,m\u002fs\u005e2,metres per second squared,\u33a8,metre per squere second,ms\u00b2,m\u002fs2,metre per second per second,ms\u005e-2,meter per second per second,meter per second squared,meters per second per second,newton per kilogram,m\u002fs\u00b2,metre per second squared,metres per second per second,meters per second squared</text:p>
          </table:table-cell>
          <table:table-cell office:value-type="string">
            <text:p>m.s²,m.s²,meter per second squared</text:p>
          </table:table-cell>
          <table:table-cell office:value-type="string">
            <text:p>acceleration</text:p>
          </table:table-cell>
          <table:table-cell office:value-type="string">
            <text:p>http://en.wikipedia.org/wiki/index.html?curid=742238,http://en.wikipedia.org/wiki/metre_per_second_squared</text:p>
          </table:table-cell>
          <table:table-cell office:value-type="string">
            <text:p>metre_per_second_squared</text:p>
          </table:table-cell>
        </table:table-row>
        <table:table-row table:style-name="ro1">
          <table:table-cell table:number-columns-repeated="2"/>
          <table:table-cell office:value-type="string">
            <text:p>04cry</text:p>
          </table:table-cell>
          <table:table-cell office:value-type="string">
            <text:p>kilobit</text:p>
          </table:table-cell>
          <table:table-cell office:value-type="string">
            <text:p>kilo bit,kilobit,kilo-bit,kilobits</text:p>
          </table:table-cell>
          <table:table-cell office:value-type="string">
            <text:p>kbit,kbit,kb,kilobit</text:p>
          </table:table-cell>
          <table:table-cell office:value-type="string">
            <text:p>data size</text:p>
          </table:table-cell>
          <table:table-cell office:value-type="string">
            <text:p>http://en.wikipedia.org/wiki/index.html?curid=17152,http://en.wikipedia.org/wiki/kilobit</text:p>
          </table:table-cell>
          <table:table-cell office:value-type="string">
            <text:p>kilobit</text:p>
          </table:table-cell>
        </table:table-row>
        <table:table-row table:style-name="ro1">
          <table:table-cell table:number-columns-repeated="2"/>
          <table:table-cell office:value-type="string">
            <text:p>01x32k5</text:p>
          </table:table-cell>
          <table:table-cell table:number-columns-repeated="2" office:value-type="string">
            <text:p>microgram</text:p>
          </table:table-cell>
          <table:table-cell office:value-type="string">
            <text:p>µg,µg,ug,microgram</text:p>
          </table:table-cell>
          <table:table-cell office:value-type="string">
            <text:p>mass</text:p>
          </table:table-cell>
          <table:table-cell table:number-columns-repeated="2"/>
        </table:table-row>
        <table:table-row table:style-name="ro1">
          <table:table-cell table:number-columns-repeated="2"/>
          <table:table-cell office:value-type="string">
            <text:p>05v2ddq</text:p>
          </table:table-cell>
          <table:table-cell table:number-columns-repeated="2" office:value-type="string">
            <text:p>zettasecond</text:p>
          </table:table-cell>
          <table:table-cell office:value-type="string">
            <text:p>zs,zs</text:p>
          </table:table-cell>
          <table:table-cell office:value-type="string">
            <text:p>time</text:p>
          </table:table-cell>
          <table:table-cell table:number-columns-repeated="2"/>
        </table:table-row>
        <table:table-row table:style-name="ro1">
          <table:table-cell table:number-columns-repeated="2"/>
          <table:table-cell office:value-type="string">
            <text:p>02sj57c</text:p>
          </table:table-cell>
          <table:table-cell office:value-type="string">
            <text:p>henry_per_metre</text:p>
          </table:table-cell>
          <table:table-cell office:value-type="string">
            <text:p>henry per metre</text:p>
          </table:table-cell>
          <table:table-cell office:value-type="string">
            <text:p>h.m,h.m</text:p>
          </table:table-cell>
          <table:table-cell office:value-type="string">
            <text:p>permeability</text:p>
          </table:table-cell>
          <table:table-cell table:number-columns-repeated="2"/>
        </table:table-row>
        <table:table-row table:style-name="ro1">
          <table:table-cell table:number-columns-repeated="2"/>
          <table:table-cell office:value-type="string">
            <text:p>038n1p</text:p>
          </table:table-cell>
          <table:table-cell office:value-type="string">
            <text:p>poundal</text:p>
          </table:table-cell>
          <table:table-cell office:value-type="string">
            <text:p>poundal,poundals</text:p>
          </table:table-cell>
          <table:table-cell office:value-type="string">
            <text:p>pdl,pdl,poundal</text:p>
          </table:table-cell>
          <table:table-cell office:value-type="string">
            <text:p>force</text:p>
          </table:table-cell>
          <table:table-cell office:value-type="string">
            <text:p>http://en.wikipedia.org/wiki/index.html?curid=755615,http://en.wikipedia.org/wiki/poundal</text:p>
          </table:table-cell>
          <table:table-cell office:value-type="string">
            <text:p>poundal</text:p>
          </table:table-cell>
        </table:table-row>
        <table:table-row table:style-name="ro1">
          <table:table-cell table:number-columns-repeated="2"/>
          <table:table-cell office:value-type="string">
            <text:p>05b2wc</text:p>
          </table:table-cell>
          <table:table-cell office:value-type="string">
            <text:p>nail_measure</text:p>
          </table:table-cell>
          <table:table-cell office:value-type="string">
            <text:p>nail measure,nail \u0028measurement\u0029,nail \u0028unit\u0029</text:p>
          </table:table-cell>
          <table:table-cell/>
          <table:table-cell office:value-type="string">
            <text:p>distance</text:p>
          </table:table-cell>
          <table:table-cell office:value-type="string">
            <text:p>http://en.wikipedia.org/wiki/index.html?curid=1556266,http://en.wikipedia.org/wiki/nail_(unit)</text:p>
          </table:table-cell>
          <table:table-cell office:value-type="string">
            <text:p>nail_\u0028unit\u0029</text:p>
          </table:table-cell>
        </table:table-row>
        <table:table-row table:style-name="ro1">
          <table:table-cell table:number-columns-repeated="2"/>
          <table:table-cell office:value-type="string">
            <text:p>05v67j_</text:p>
          </table:table-cell>
          <table:table-cell table:number-columns-repeated="3" office:value-type="string">
            <text:p>deciliter</text:p>
          </table:table-cell>
          <table:table-cell office:value-type="string">
            <text:p>volume</text:p>
          </table:table-cell>
          <table:table-cell table:number-columns-repeated="2"/>
        </table:table-row>
        <table:table-row table:style-name="ro1">
          <table:table-cell table:number-columns-repeated="2"/>
          <table:table-cell office:value-type="string">
            <text:p>0fhs97</text:p>
          </table:table-cell>
          <table:table-cell office:value-type="string">
            <text:p>thou_measure</text:p>
          </table:table-cell>
          <table:table-cell office:value-type="string">
            <text:p>mil \u0028length\u0029,thou \u0028length\u0029,thou \u0028unit\u0029,thou \u0028measurement\u0029,thousandth of an inch,thou measure,thou \u0028unit of length\u0029,thousandths of an inch</text:p>
          </table:table-cell>
          <table:table-cell/>
          <table:table-cell office:value-type="string">
            <text:p>distance</text:p>
          </table:table-cell>
          <table:table-cell office:value-type="string">
            <text:p>http://en.wikipedia.org/wiki/index.html?curid=5978127,http://en.wikipedia.org/wiki/thousandth_of_an_inch</text:p>
          </table:table-cell>
          <table:table-cell office:value-type="string">
            <text:p>thousandth_of_an_inch</text:p>
          </table:table-cell>
        </table:table-row>
        <table:table-row table:style-name="ro1">
          <table:table-cell table:number-columns-repeated="2"/>
          <table:table-cell office:value-type="string">
            <text:p>01lctl</text:p>
          </table:table-cell>
          <table:table-cell office:value-type="string">
            <text:p>quart_us</text:p>
          </table:table-cell>
          <table:table-cell office:value-type="string">
            <text:p>quart,u\u002es\u002e quart,quarts,quart us,us quart</text:p>
          </table:table-cell>
          <table:table-cell office:value-type="string">
            <text:p>qt,qt,quart</text:p>
          </table:table-cell>
          <table:table-cell office:value-type="string">
            <text:p>volume</text:p>
          </table:table-cell>
          <table:table-cell office:value-type="string">
            <text:p>http://en.wikipedia.org/wiki/index.html?curid=251882,http://en.wikipedia.org/wiki/quart</text:p>
          </table:table-cell>
          <table:table-cell office:value-type="string">
            <text:p>quart</text:p>
          </table:table-cell>
        </table:table-row>
        <table:table-row table:style-name="ro1">
          <table:table-cell table:number-columns-repeated="2"/>
          <table:table-cell office:value-type="string">
            <text:p>05v2dfv</text:p>
          </table:table-cell>
          <table:table-cell table:number-columns-repeated="2" office:value-type="string">
            <text:p>attosecond</text:p>
          </table:table-cell>
          <table:table-cell office:value-type="string">
            <text:p>as,as</text:p>
          </table:table-cell>
          <table:table-cell office:value-type="string">
            <text:p>time</text:p>
          </table:table-cell>
          <table:table-cell table:number-columns-repeated="2"/>
        </table:table-row>
        <table:table-row table:style-name="ro1">
          <table:table-cell table:number-columns-repeated="2"/>
          <table:table-cell office:value-type="string">
            <text:p>0bshjk</text:p>
          </table:table-cell>
          <table:table-cell office:value-type="string">
            <text:p>ampere-hour</text:p>
          </table:table-cell>
          <table:table-cell office:value-type="string">
            <text:p>milliampere-second,mas,ka\u00b7h,ma\u00b7h,a\u002fh,amp-hour,amp-hours,a\u00b7h,ampere-hour,ma\u002ah,ampere hours,amp hour,amp\u00e8re-hour,amp hours,ampere-hours,energy capacity,mah,ampere hour,milliampere-hour,milliamp-hour</text:p>
          </table:table-cell>
          <table:table-cell office:value-type="string">
            <text:p>ah,a·h,ah,a h</text:p>
          </table:table-cell>
          <table:table-cell office:value-type="string">
            <text:p>charge</text:p>
          </table:table-cell>
          <table:table-cell office:value-type="string">
            <text:p>http://en.wikipedia.org/wiki/index.html?curid=4253054,http://en.wikipedia.org/wiki/ampere-hour</text:p>
          </table:table-cell>
          <table:table-cell office:value-type="string">
            <text:p>ampere-hour</text:p>
          </table:table-cell>
        </table:table-row>
        <table:table-row table:style-name="ro1">
          <table:table-cell table:number-columns-repeated="2"/>
          <table:table-cell office:value-type="string">
            <text:p>0262c7x</text:p>
          </table:table-cell>
          <table:table-cell office:value-type="string">
            <text:p>gallon_scots</text:p>
          </table:table-cell>
          <table:table-cell office:value-type="string">
            <text:p>gallon scots,gallon \u0028scottish volume\u0029,gallon \u0028scots\u0029</text:p>
          </table:table-cell>
          <table:table-cell/>
          <table:table-cell office:value-type="string">
            <text:p>volume</text:p>
          </table:table-cell>
          <table:table-cell office:value-type="string">
            <text:p>http://en.wikipedia.org/wiki/index.html?curid=7457217,http://en.wikipedia.org/wiki/gallon_(scots)</text:p>
          </table:table-cell>
          <table:table-cell office:value-type="string">
            <text:p>gallon_\u0028scots\u0029</text:p>
          </table:table-cell>
        </table:table-row>
        <table:table-row table:style-name="ro1">
          <table:table-cell table:number-columns-repeated="2"/>
          <table:table-cell office:value-type="float" office:value="4570">
            <text:p>4570</text:p>
          </table:table-cell>
          <table:table-cell table:number-columns-repeated="2" office:value-type="string">
            <text:p>joule</text:p>
          </table:table-cell>
          <table:table-cell office:value-type="string">
            <text:p>j,j,joule</text:p>
          </table:table-cell>
          <table:table-cell office:value-type="string">
            <text:p>energy</text:p>
          </table:table-cell>
          <table:table-cell office:value-type="string">
            <text:p>http://en.wikipedia.org/wiki/index.html?curid=16327,http://en.wikipedia.org/wiki/joule</text:p>
          </table:table-cell>
          <table:table-cell office:value-type="string">
            <text:p>joule</text:p>
          </table:table-cell>
        </table:table-row>
        <table:table-row table:style-name="ro1">
          <table:table-cell table:number-columns-repeated="2"/>
          <table:table-cell office:value-type="string">
            <text:p>08l4709</text:p>
          </table:table-cell>
          <table:table-cell office:value-type="string">
            <text:p>grams_per_joule</text:p>
          </table:table-cell>
          <table:table-cell office:value-type="string">
            <text:p>grams per joule</text:p>
          </table:table-cell>
          <table:table-cell office:value-type="string">
            <text:p>g.j,g.j</text:p>
          </table:table-cell>
          <table:table-cell office:value-type="string">
            <text:p>brake specific fuel consumption</text:p>
          </table:table-cell>
          <table:table-cell table:number-columns-repeated="2"/>
        </table:table-row>
        <table:table-row table:style-name="ro1">
          <table:table-cell table:number-columns-repeated="2"/>
          <table:table-cell office:value-type="string">
            <text:p>05v2dd_</text:p>
          </table:table-cell>
          <table:table-cell table:number-columns-repeated="2" office:value-type="string">
            <text:p>terasecond</text:p>
          </table:table-cell>
          <table:table-cell office:value-type="string">
            <text:p>ts,ts</text:p>
          </table:table-cell>
          <table:table-cell office:value-type="string">
            <text:p>time</text:p>
          </table:table-cell>
          <table:table-cell table:number-columns-repeated="2"/>
        </table:table-row>
        <table:table-row table:style-name="ro1">
          <table:table-cell table:number-columns-repeated="2"/>
          <table:table-cell office:value-type="string">
            <text:p>0h12bb_</text:p>
          </table:table-cell>
          <table:table-cell office:value-type="string">
            <text:p>kilopound_force_per_square_inch</text:p>
          </table:table-cell>
          <table:table-cell office:value-type="string">
            <text:p>kilopound force per square inch</text:p>
          </table:table-cell>
          <table:table-cell office:value-type="string">
            <text:p>kpsi,kpsi</text:p>
          </table:table-cell>
          <table:table-cell office:value-type="string">
            <text:p>pressure</text:p>
          </table:table-cell>
          <table:table-cell table:number-columns-repeated="2"/>
        </table:table-row>
        <table:table-row table:style-name="ro1">
          <table:table-cell table:number-columns-repeated="2"/>
          <table:table-cell office:value-type="string">
            <text:p>01n0v</text:p>
          </table:table-cell>
          <table:table-cell office:value-type="string">
            <text:p>candela</text:p>
          </table:table-cell>
          <table:table-cell office:value-type="string">
            <text:p>neue kerze,candella,\u33c5,new candle,candela \u0028unit\u0029,millicandela,zeptocandela,candle \u0028unit\u0029,kilocandela,megacandela,candela,candelas</text:p>
          </table:table-cell>
          <table:table-cell office:value-type="string">
            <text:p>cd,cd</text:p>
          </table:table-cell>
          <table:table-cell office:value-type="string">
            <text:p>luminous intensity</text:p>
          </table:table-cell>
          <table:table-cell office:value-type="string">
            <text:p>http://en.wikipedia.org/wiki/index.html?curid=5385,http://en.wikipedia.org/wiki/candela</text:p>
          </table:table-cell>
          <table:table-cell office:value-type="string">
            <text:p>candela</text:p>
          </table:table-cell>
        </table:table-row>
        <table:table-row table:style-name="ro1">
          <table:table-cell table:number-columns-repeated="2"/>
          <table:table-cell office:value-type="string">
            <text:p>02hfk6k</text:p>
          </table:table-cell>
          <table:table-cell table:number-columns-repeated="2" office:value-type="string">
            <text:p>monthly</text:p>
          </table:table-cell>
          <table:table-cell/>
          <table:table-cell office:value-type="string">
            <text:p>time</text:p>
          </table:table-cell>
          <table:table-cell table:number-columns-repeated="2"/>
        </table:table-row>
        <table:table-row table:style-name="ro1">
          <table:table-cell table:number-columns-repeated="2"/>
          <table:table-cell office:value-type="string">
            <text:p>018lyq</text:p>
          </table:table-cell>
          <table:table-cell table:number-columns-repeated="2" office:value-type="string">
            <text:p>ounce</text:p>
          </table:table-cell>
          <table:table-cell office:value-type="string">
            <text:p>oz,oz,oz av,ounce</text:p>
          </table:table-cell>
          <table:table-cell office:value-type="string">
            <text:p>mass</text:p>
          </table:table-cell>
          <table:table-cell office:value-type="string">
            <text:p>http://en.wikipedia.org/wiki/index.html?curid=180279,http://en.wikipedia.org/wiki/ounce</text:p>
          </table:table-cell>
          <table:table-cell office:value-type="string">
            <text:p>ounce</text:p>
          </table:table-cell>
        </table:table-row>
        <table:table-row table:style-name="ro1">
          <table:table-cell table:number-columns-repeated="2"/>
          <table:table-cell office:value-type="string">
            <text:p>055v9</text:p>
          </table:table-cell>
          <table:table-cell office:value-type="string">
            <text:p>micrometer_measure</text:p>
          </table:table-cell>
          <table:table-cell office:value-type="string">
            <text:p>micrometer measure</text:p>
          </table:table-cell>
          <table:table-cell office:value-type="string">
            <text:p>µm,µm,um,µ</text:p>
          </table:table-cell>
          <table:table-cell office:value-type="string">
            <text:p>distance</text:p>
          </table:table-cell>
          <table:table-cell office:value-type="string">
            <text:p>http://en.wikipedia.org/wiki/index.html?curid=20627,http://en.wikipedia.org/wiki/micrometre</text:p>
          </table:table-cell>
          <table:table-cell office:value-type="string">
            <text:p>micrometre</text:p>
          </table:table-cell>
        </table:table-row>
        <table:table-row table:style-name="ro1">
          <table:table-cell table:number-columns-repeated="2"/>
          <table:table-cell office:value-type="string">
            <text:p>02xh69r</text:p>
          </table:table-cell>
          <table:table-cell table:number-columns-repeated="2" office:value-type="string">
            <text:p>cental</text:p>
          </table:table-cell>
          <table:table-cell/>
          <table:table-cell office:value-type="string">
            <text:p>mass</text:p>
          </table:table-cell>
          <table:table-cell table:number-columns-repeated="2"/>
        </table:table-row>
        <table:table-row table:style-name="ro1">
          <table:table-cell table:number-columns-repeated="2"/>
          <table:table-cell office:value-type="string">
            <text:p>0btdn</text:p>
          </table:table-cell>
          <table:table-cell office:value-type="string">
            <text:p>scoville_scale</text:p>
          </table:table-cell>
          <table:table-cell office:value-type="string">
            <text:p>scoville organoleptic test,scoville unit,scoville heat index,scoville rating,scoville heat scale,heat units,scoville scale,scoville heat unit,scoville units,gillett method,scoville test,scoville heat units,scoville</text:p>
          </table:table-cell>
          <table:table-cell office:value-type="string">
            <text:p>shu,shu</text:p>
          </table:table-cell>
          <table:table-cell/>
          <table:table-cell office:value-type="string">
            <text:p>http://en.wikipedia.org/wiki/index.html?curid=43036,http://en.wikipedia.org/wiki/scoville_scale</text:p>
          </table:table-cell>
          <table:table-cell office:value-type="string">
            <text:p>scoville_scale</text:p>
          </table:table-cell>
        </table:table-row>
        <table:table-row table:style-name="ro1">
          <table:table-cell table:number-columns-repeated="2"/>
          <table:table-cell office:value-type="string">
            <text:p>01w8dz</text:p>
          </table:table-cell>
          <table:table-cell office:value-type="string">
            <text:p>fluid_ounce_us</text:p>
          </table:table-cell>
          <table:table-cell office:value-type="string">
            <text:p>floz,fl\u002e oz,fluid ounces,oz\u002e fl\u002e,fluid oz,fluid ounce us,floz\u002e,us fluid ounces,us fluid ounce,fluid ounce,fl\u002e oz\u002e,fluidounce,fl oz,liquid ounce,liquid oz,fl\u002eoz</text:p>
          </table:table-cell>
          <table:table-cell office:value-type="string">
            <text:p>fl oz,fl oz,fl. oz.,oz. fl.,fluid ounce</text:p>
          </table:table-cell>
          <table:table-cell office:value-type="string">
            <text:p>volume</text:p>
          </table:table-cell>
          <table:table-cell office:value-type="string">
            <text:p>http://en.wikipedia.org/wiki/index.html?curid=326971,http://en.wikipedia.org/wiki/fluid_ounce</text:p>
          </table:table-cell>
          <table:table-cell office:value-type="string">
            <text:p>fluid_ounce</text:p>
          </table:table-cell>
        </table:table-row>
        <table:table-row table:style-name="ro1">
          <table:table-cell table:number-columns-repeated="2"/>
          <table:table-cell office:value-type="string">
            <text:p>02mr9z</text:p>
          </table:table-cell>
          <table:table-cell office:value-type="string">
            <text:p>rod_measure</text:p>
          </table:table-cell>
          <table:table-cell office:value-type="string">
            <text:p>rod \u0028unit\u0029,pole \u0028unit of length\u0029,rod \u0028length\u0029,rod \u0028measurement\u0029,pole \u0028length\u0029,rod measure,lug \u0028unit\u0029</text:p>
          </table:table-cell>
          <table:table-cell/>
          <table:table-cell office:value-type="string">
            <text:p>distance</text:p>
          </table:table-cell>
          <table:table-cell office:value-type="string">
            <text:p>http://en.wikipedia.org/wiki/index.html?curid=536505,http://en.wikipedia.org/wiki/rod_(unit)</text:p>
          </table:table-cell>
          <table:table-cell office:value-type="string">
            <text:p>rod_\u0028unit\u0029</text:p>
          </table:table-cell>
        </table:table-row>
        <table:table-row table:style-name="ro1">
          <table:table-cell table:number-columns-repeated="2"/>
          <table:table-cell office:value-type="string">
            <text:p>04gpv2</text:p>
          </table:table-cell>
          <table:table-cell office:value-type="string">
            <text:p>parasang</text:p>
          </table:table-cell>
          <table:table-cell office:value-type="string">
            <text:p>parsangs,parasang,farsakh,parsang,frasang</text:p>
          </table:table-cell>
          <table:table-cell/>
          <table:table-cell office:value-type="string">
            <text:p>distance</text:p>
          </table:table-cell>
          <table:table-cell office:value-type="string">
            <text:p>http://en.wikipedia.org/wiki/index.html?curid=1199580,http://en.wikipedia.org/wiki/parasang</text:p>
          </table:table-cell>
          <table:table-cell office:value-type="string">
            <text:p>parasang</text:p>
          </table:table-cell>
        </table:table-row>
        <table:table-row table:style-name="ro1">
          <table:table-cell table:number-columns-repeated="2"/>
          <table:table-cell office:value-type="string">
            <text:p>0gbw2l</text:p>
          </table:table-cell>
          <table:table-cell office:value-type="string">
            <text:p>cubic_metres_per_second</text:p>
          </table:table-cell>
          <table:table-cell office:value-type="string">
            <text:p>m3\u002fs,cubic metre per second,m\u00b3s\u207b\u00b9,cubic meters per second,cubic meter per second,imperial gallons per second,us gallons per second,m\u00b3\u22c5s\u207b\u00b9,cubic metres per second,m\u00b3\u002fs</text:p>
          </table:table-cell>
          <table:table-cell office:value-type="string">
            <text:p>m3.s,m3·s−1,m3.s,cumecs,cubic meter per second</text:p>
          </table:table-cell>
          <table:table-cell office:value-type="string">
            <text:p>volumetric flow rate</text:p>
          </table:table-cell>
          <table:table-cell office:value-type="string">
            <text:p>http://en.wikipedia.org/wiki/index.html?curid=6567126,http://en.wikipedia.org/wiki/cubic_metre_per_second</text:p>
          </table:table-cell>
          <table:table-cell office:value-type="string">
            <text:p>cubic_metre_per_second</text:p>
          </table:table-cell>
        </table:table-row>
        <table:table-row table:style-name="ro1">
          <table:table-cell table:number-columns-repeated="2"/>
          <table:table-cell office:value-type="string">
            <text:p>038qh4</text:p>
          </table:table-cell>
          <table:table-cell office:value-type="string">
            <text:p>tebibit</text:p>
          </table:table-cell>
          <table:table-cell office:value-type="string">
            <text:p>tebibit,tebi bit</text:p>
          </table:table-cell>
          <table:table-cell office:value-type="string">
            <text:p>tibit,tibit,tib,tebibit</text:p>
          </table:table-cell>
          <table:table-cell office:value-type="string">
            <text:p>data size</text:p>
          </table:table-cell>
          <table:table-cell office:value-type="string">
            <text:p>http://en.wikipedia.org/wiki/index.html?curid=756630,http://en.wikipedia.org/wiki/tebibit</text:p>
          </table:table-cell>
          <table:table-cell office:value-type="string">
            <text:p>tebibit</text:p>
          </table:table-cell>
        </table:table-row>
        <table:table-row table:style-name="ro1">
          <table:table-cell table:number-columns-repeated="2"/>
          <table:table-cell office:value-type="string">
            <text:p>03nsh</text:p>
          </table:table-cell>
          <table:table-cell office:value-type="string">
            <text:p>hertz</text:p>
          </table:table-cell>
          <table:table-cell office:value-type="string">
            <text:p>decahertz,khz,megacycles,megahertz,microhertz,yoctohertz,megacycle,\u3394,\u3392,tetrahertz,\u3390,\u3391,hectohertz,ehz,hertz,nanohertz,femtohertz,attohertz,kilohertz,hz,petahertz,zettahertz,hertz \u0028unit\u0029,gihz,picohertz,phz,dahz,yottahertz,decihertz,khertz,reciprocal seconds,gigahertz,hert,hertez,zeptohertz,thz,centihertz,zhz,ghz,\u3393,mhz,reciprocal second,millihertz,exahertz</text:p>
          </table:table-cell>
          <table:table-cell office:value-type="string">
            <text:p>hz,1.s,hz</text:p>
          </table:table-cell>
          <table:table-cell office:value-type="string">
            <text:p>frequency</text:p>
          </table:table-cell>
          <table:table-cell office:value-type="string">
            <text:p>http://en.wikipedia.org/wiki/index.html?curid=14121,http://en.wikipedia.org/wiki/hertz</text:p>
          </table:table-cell>
          <table:table-cell office:value-type="string">
            <text:p>hertz</text:p>
          </table:table-cell>
        </table:table-row>
        <table:table-row table:style-name="ro1">
          <table:table-cell table:number-columns-repeated="2"/>
          <table:table-cell office:value-type="string">
            <text:p>02sjt3_</text:p>
          </table:table-cell>
          <table:table-cell office:value-type="string">
            <text:p>every_2_years</text:p>
          </table:table-cell>
          <table:table-cell office:value-type="string">
            <text:p>every 2 years</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8wqx1</text:p>
          </table:table-cell>
          <table:table-cell office:value-type="string">
            <text:p>spat</text:p>
          </table:table-cell>
          <table:table-cell office:value-type="string">
            <text:p>spat \u0028unit\u0029,spat \u0028measurement\u0029,spat</text:p>
          </table:table-cell>
          <table:table-cell office:value-type="string">
            <text:p>s</text:p>
          </table:table-cell>
          <table:table-cell office:value-type="string">
            <text:p>distance</text:p>
          </table:table-cell>
          <table:table-cell office:value-type="string">
            <text:p>http://en.wikipedia.org/wiki/index.html?curid=3168178,http://en.wikipedia.org/wiki/spat_(unit)</text:p>
          </table:table-cell>
          <table:table-cell office:value-type="string">
            <text:p>spat_\u0028unit\u0029</text:p>
          </table:table-cell>
        </table:table-row>
        <table:table-row table:style-name="ro1">
          <table:table-cell table:number-columns-repeated="2"/>
          <table:table-cell office:value-type="string">
            <text:p>04k0rf</text:p>
          </table:table-cell>
          <table:table-cell office:value-type="string">
            <text:p>dessert_spoon</text:p>
          </table:table-cell>
          <table:table-cell office:value-type="string">
            <text:p>dessert spoon,dessert spoons,dessertspoon,dessert teaspoon</text:p>
          </table:table-cell>
          <table:table-cell office:value-type="string">
            <text:p>dessert teaspoon</text:p>
          </table:table-cell>
          <table:table-cell office:value-type="string">
            <text:p>volume</text:p>
          </table:table-cell>
          <table:table-cell office:value-type="string">
            <text:p>http://en.wikipedia.org/wiki/index.html?curid=1226047,http://en.wikipedia.org/wiki/dessert_spoon</text:p>
          </table:table-cell>
          <table:table-cell office:value-type="string">
            <text:p>dessert_spoon</text:p>
          </table:table-cell>
        </table:table-row>
        <table:table-row table:style-name="ro1">
          <table:table-cell table:number-columns-repeated="2"/>
          <table:table-cell office:value-type="string">
            <text:p>02sj4z0</text:p>
          </table:table-cell>
          <table:table-cell office:value-type="string">
            <text:p>joule_per_kilogram_per_kelvin</text:p>
          </table:table-cell>
          <table:table-cell office:value-type="string">
            <text:p>joule per kilogram per kelvin</text:p>
          </table:table-cell>
          <table:table-cell office:value-type="string">
            <text:p>j.(kg·k),j.(kg·k)</text:p>
          </table:table-cell>
          <table:table-cell office:value-type="string">
            <text:p>specific heat capacity</text:p>
          </table:table-cell>
          <table:table-cell table:number-columns-repeated="2"/>
        </table:table-row>
        <table:table-row table:style-name="ro1">
          <table:table-cell table:number-columns-repeated="2"/>
          <table:table-cell office:value-type="string">
            <text:p>05v2dfr</text:p>
          </table:table-cell>
          <table:table-cell table:number-columns-repeated="2" office:value-type="string">
            <text:p>femtosecond</text:p>
          </table:table-cell>
          <table:table-cell office:value-type="string">
            <text:p>fs,fs</text:p>
          </table:table-cell>
          <table:table-cell office:value-type="string">
            <text:p>time</text:p>
          </table:table-cell>
          <table:table-cell table:number-columns-repeated="2"/>
        </table:table-row>
        <table:table-row table:style-name="ro1">
          <table:table-cell table:number-columns-repeated="2"/>
          <table:table-cell office:value-type="string">
            <text:p>02sj4qd</text:p>
          </table:table-cell>
          <table:table-cell office:value-type="string">
            <text:p>pascal_second_measure</text:p>
          </table:table-cell>
          <table:table-cell office:value-type="string">
            <text:p>pascal second measure</text:p>
          </table:table-cell>
          <table:table-cell office:value-type="string">
            <text:p>pa·s,pa·s</text:p>
          </table:table-cell>
          <table:table-cell office:value-type="string">
            <text:p>viscosity</text:p>
          </table:table-cell>
          <table:table-cell table:number-columns-repeated="2"/>
        </table:table-row>
        <table:table-row table:style-name="ro1">
          <table:table-cell table:number-columns-repeated="2"/>
          <table:table-cell office:value-type="string">
            <text:p>01nx1h</text:p>
          </table:table-cell>
          <table:table-cell office:value-type="string">
            <text:p>pennyweight</text:p>
          </table:table-cell>
          <table:table-cell office:value-type="string">
            <text:p>dwt\u002e,pennyweight,penny weight,pennyweights</text:p>
          </table:table-cell>
          <table:table-cell office:value-type="string">
            <text:p>dwt,pwt,dwt,pennyweight</text:p>
          </table:table-cell>
          <table:table-cell office:value-type="string">
            <text:p>mass</text:p>
          </table:table-cell>
          <table:table-cell office:value-type="string">
            <text:p>http://en.wikipedia.org/wiki/index.html?curid=271396,http://en.wikipedia.org/wiki/pennyweight</text:p>
          </table:table-cell>
          <table:table-cell office:value-type="string">
            <text:p>pennyweight</text:p>
          </table:table-cell>
        </table:table-row>
        <table:table-row table:style-name="ro1">
          <table:table-cell table:number-columns-repeated="2"/>
          <table:table-cell office:value-type="string">
            <text:p>02sj42c</text:p>
          </table:table-cell>
          <table:table-cell office:value-type="string">
            <text:p>mole_per_cubic_metre</text:p>
          </table:table-cell>
          <table:table-cell office:value-type="string">
            <text:p>mole per cubic metre</text:p>
          </table:table-cell>
          <table:table-cell office:value-type="string">
            <text:p>mol.m³,mol.m³</text:p>
          </table:table-cell>
          <table:table-cell office:value-type="string">
            <text:p>amount concentration</text:p>
          </table:table-cell>
          <table:table-cell table:number-columns-repeated="2"/>
        </table:table-row>
        <table:table-row table:style-name="ro1">
          <table:table-cell table:number-columns-repeated="2"/>
          <table:table-cell office:value-type="string">
            <text:p>05v6789</text:p>
          </table:table-cell>
          <table:table-cell office:value-type="string">
            <text:p>pint_metric</text:p>
          </table:table-cell>
          <table:table-cell office:value-type="string">
            <text:p>pint metric</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l4kj</text:p>
          </table:table-cell>
          <table:table-cell office:value-type="string">
            <text:p>henry_measure</text:p>
          </table:table-cell>
          <table:table-cell office:value-type="string">
            <text:p>megahenry,henry inductance,unit of inductance,zeptohenry,henry \u0028inductance\u0029,kilohenry,millihenries,terahenry,femtohenry,yottahenry,petahenry,henry \u0028unit\u0029,millihenry,attohenry,nanohenry,microhenries,microhenry,exahenry,gigahenry,henry measure,picohenry,yoctohenry,zettahenry,henries</text:p>
          </table:table-cell>
          <table:table-cell office:value-type="string">
            <text:p>h,h</text:p>
          </table:table-cell>
          <table:table-cell office:value-type="string">
            <text:p>inductance</text:p>
          </table:table-cell>
          <table:table-cell office:value-type="string">
            <text:p>http://en.wikipedia.org/wiki/index.html?curid=82354,http://en.wikipedia.org/wiki/henry_(unit)</text:p>
          </table:table-cell>
          <table:table-cell office:value-type="string">
            <text:p>henry_\u0028unit\u0029</text:p>
          </table:table-cell>
        </table:table-row>
        <table:table-row table:style-name="ro1">
          <table:table-cell table:number-columns-repeated="2"/>
          <table:table-cell office:value-type="string">
            <text:p>0m7l2</text:p>
          </table:table-cell>
          <table:table-cell office:value-type="string">
            <text:p>square_mile</text:p>
          </table:table-cell>
          <table:table-cell office:value-type="string">
            <text:p>mile\u00b2,sq mi,mile\u002f-2,sq miles,square nautical miles,square mile,mi\u002f-2,sqmi,mile\u005e2,sq nmi,sq\u002e mile,mi\u00b2,sq mile,mi\u005e2,square miles</text:p>
          </table:table-cell>
          <table:table-cell office:value-type="string">
            <text:p>mi²,mi²,sq. mi.,sq mi,square mile</text:p>
          </table:table-cell>
          <table:table-cell office:value-type="string">
            <text:p>area</text:p>
          </table:table-cell>
          <table:table-cell office:value-type="string">
            <text:p>http://en.wikipedia.org/wiki/index.html?curid=88945,http://en.wikipedia.org/wiki/square_mile</text:p>
          </table:table-cell>
          <table:table-cell office:value-type="string">
            <text:p>square_mile</text:p>
          </table:table-cell>
        </table:table-row>
        <table:table-row table:style-name="ro1">
          <table:table-cell table:number-columns-repeated="2"/>
          <table:table-cell office:value-type="string">
            <text:p>0170tx</text:p>
          </table:table-cell>
          <table:table-cell office:value-type="string">
            <text:p>planck_mass</text:p>
          </table:table-cell>
          <table:table-cell office:value-type="string">
            <text:p>reduced planck mass,plank mass,planck mass</text:p>
          </table:table-cell>
          <table:table-cell office:value-type="string">
            <text:p>planck mass</text:p>
          </table:table-cell>
          <table:table-cell office:value-type="string">
            <text:p>mass</text:p>
          </table:table-cell>
          <table:table-cell office:value-type="string">
            <text:p>http://en.wikipedia.org/wiki/index.html?curid=171541,http://en.wikipedia.org/wiki/planck_mass</text:p>
          </table:table-cell>
          <table:table-cell office:value-type="string">
            <text:p>planck_mass</text:p>
          </table:table-cell>
        </table:table-row>
        <table:table-row table:style-name="ro1">
          <table:table-cell table:number-columns-repeated="2"/>
          <table:table-cell office:value-type="string">
            <text:p>05_19</text:p>
          </table:table-cell>
          <table:table-cell office:value-type="string">
            <text:p>petabyte</text:p>
          </table:table-cell>
          <table:table-cell office:value-type="string">
            <text:p>petabytes,pbyte,petabyte</text:p>
          </table:table-cell>
          <table:table-cell office:value-type="string">
            <text:p>pb,pb,petabyte</text:p>
          </table:table-cell>
          <table:table-cell office:value-type="string">
            <text:p>data size</text:p>
          </table:table-cell>
          <table:table-cell office:value-type="string">
            <text:p>http://en.wikipedia.org/wiki/index.html?curid=23980,http://en.wikipedia.org/wiki/petabyte</text:p>
          </table:table-cell>
          <table:table-cell office:value-type="string">
            <text:p>petabyte</text:p>
          </table:table-cell>
        </table:table-row>
        <table:table-row table:style-name="ro1">
          <table:table-cell table:number-columns-repeated="2"/>
          <table:table-cell office:value-type="string">
            <text:p>0gcsf7</text:p>
          </table:table-cell>
          <table:table-cell office:value-type="string">
            <text:p>candareen</text:p>
          </table:table-cell>
          <table:table-cell office:value-type="string">
            <text:p>candareen troy,candareen,candarin</text:p>
          </table:table-cell>
          <table:table-cell office:value-type="string">
            <text:p>candareen troy</text:p>
          </table:table-cell>
          <table:table-cell office:value-type="string">
            <text:p>mass</text:p>
          </table:table-cell>
          <table:table-cell office:value-type="string">
            <text:p>http://en.wikipedia.org/wiki/index.html?curid=6587493,http://en.wikipedia.org/wiki/candareen</text:p>
          </table:table-cell>
          <table:table-cell office:value-type="string">
            <text:p>candareen</text:p>
          </table:table-cell>
        </table:table-row>
        <table:table-row table:style-name="ro1">
          <table:table-cell table:number-columns-repeated="2"/>
          <table:table-cell office:value-type="string">
            <text:p>07ny7</text:p>
          </table:table-cell>
          <table:table-cell office:value-type="string">
            <text:p>tonne</text:p>
          </table:table-cell>
          <table:table-cell office:value-type="string">
            <text:p>tonne,tonne m\u00e9trique,m\u002ft,metric tons,megatonnes,metric tonne unit,metric tonnes,megagram,gigatons,metric ton unit,tonne \u0028unit\u0029,megatonne,metric ton,teratonnes,gigatonne,attotonne,gigatonnes,gigaton,tonnes per annum,tonnean,metric tonne,tonnes</text:p>
          </table:table-cell>
          <table:table-cell office:value-type="string">
            <text:p>t,m.t,t,tonne</text:p>
          </table:table-cell>
          <table:table-cell office:value-type="string">
            <text:p>mass</text:p>
          </table:table-cell>
          <table:table-cell office:value-type="string">
            <text:p>http://en.wikipedia.org/wiki/index.html?curid=31185,http://en.wikipedia.org/wiki/tonne</text:p>
          </table:table-cell>
          <table:table-cell office:value-type="string">
            <text:p>tonne</text:p>
          </table:table-cell>
        </table:table-row>
        <table:table-row table:style-name="ro1">
          <table:table-cell table:number-columns-repeated="2"/>
          <table:table-cell office:value-type="string">
            <text:p>0201lh</text:p>
          </table:table-cell>
          <table:table-cell office:value-type="string">
            <text:p>knot_measure</text:p>
          </table:table-cell>
          <table:table-cell office:value-type="string">
            <text:p>knots \u0028speed\u0029,admiralty knot,knot \u0028unit\u0029,knot measure,knot \u0028nautical\u0029,nautical mile per hour,knots \u0028unit\u0029,knot \u0028speed\u0029</text:p>
          </table:table-cell>
          <table:table-cell office:value-type="string">
            <text:p>kn,kn,kts,kt</text:p>
          </table:table-cell>
          <table:table-cell office:value-type="string">
            <text:p>speed</text:p>
          </table:table-cell>
          <table:table-cell office:value-type="string">
            <text:p>http://en.wikipedia.org/wiki/index.html?curid=366810,http://en.wikipedia.org/wiki/knot_(unit)</text:p>
          </table:table-cell>
          <table:table-cell office:value-type="string">
            <text:p>knot_\u0028unit\u0029</text:p>
          </table:table-cell>
        </table:table-row>
        <table:table-row table:style-name="ro1">
          <table:table-cell table:number-columns-repeated="2"/>
          <table:table-cell office:value-type="string">
            <text:p>02n9swl</text:p>
          </table:table-cell>
          <table:table-cell table:number-columns-repeated="2" office:value-type="string">
            <text:p>megahertz</text:p>
          </table:table-cell>
          <table:table-cell office:value-type="string">
            <text:p>mhz,mhz</text:p>
          </table:table-cell>
          <table:table-cell office:value-type="string">
            <text:p>frequency</text:p>
          </table:table-cell>
          <table:table-cell table:number-columns-repeated="2"/>
        </table:table-row>
        <table:table-row table:style-name="ro1">
          <table:table-cell table:number-columns-repeated="2"/>
          <table:table-cell office:value-type="string">
            <text:p>0887n</text:p>
          </table:table-cell>
          <table:table-cell table:number-columns-repeated="2" office:value-type="string">
            <text:p>year</text:p>
          </table:table-cell>
          <table:table-cell table:number-columns-repeated="2"/>
          <table:table-cell office:value-type="string">
            <text:p>http://en.wikipedia.org/wiki/index.html?curid=34341,http://en.wikipedia.org/wiki/year</text:p>
          </table:table-cell>
          <table:table-cell office:value-type="string">
            <text:p>year</text:p>
          </table:table-cell>
        </table:table-row>
        <table:table-row table:style-name="ro1">
          <table:table-cell table:number-columns-repeated="2"/>
          <table:table-cell office:value-type="string">
            <text:p>02y_9nz</text:p>
          </table:table-cell>
          <table:table-cell office:value-type="string">
            <text:p>earth_mass</text:p>
          </table:table-cell>
          <table:table-cell office:value-type="string">
            <text:p>mass of the earth,earth weight,mass of earth,the weight of the earth,the mass of the earth,weight of the earth,earth mass</text:p>
          </table:table-cell>
          <table:table-cell office:value-type="string">
            <text:p>m⊕,m⊕,m(earth)</text:p>
          </table:table-cell>
          <table:table-cell office:value-type="string">
            <text:p>mass</text:p>
          </table:table-cell>
          <table:table-cell office:value-type="string">
            <text:p>http://en.wikipedia.org/wiki/index.html?curid=9951602,http://en.wikipedia.org/wiki/earth_mass</text:p>
          </table:table-cell>
          <table:table-cell office:value-type="string">
            <text:p>earth_mass</text:p>
          </table:table-cell>
        </table:table-row>
        <table:table-row table:style-name="ro1">
          <table:table-cell table:number-columns-repeated="2"/>
          <table:table-cell office:value-type="string">
            <text:p>047dr</text:p>
          </table:table-cell>
          <table:table-cell table:number-columns-repeated="2" office:value-type="string">
            <text:p>kilogram</text:p>
          </table:table-cell>
          <table:table-cell office:value-type="string">
            <text:p>kg,kg,kilogram</text:p>
          </table:table-cell>
          <table:table-cell office:value-type="string">
            <text:p>mass</text:p>
          </table:table-cell>
          <table:table-cell office:value-type="string">
            <text:p>http://en.wikipedia.org/wiki/index.html?curid=16619,http://en.wikipedia.org/wiki/kilogram</text:p>
          </table:table-cell>
          <table:table-cell office:value-type="string">
            <text:p>kilogram</text:p>
          </table:table-cell>
        </table:table-row>
        <table:table-row table:style-name="ro1">
          <table:table-cell table:number-columns-repeated="2"/>
          <table:table-cell office:value-type="string">
            <text:p>09_86v</text:p>
          </table:table-cell>
          <table:table-cell office:value-type="string">
            <text:p>cubic_mile</text:p>
          </table:table-cell>
          <table:table-cell office:value-type="string">
            <text:p>mile\u00b3,cu mile,cubic miles,mile\u002f-3,mi\u002f-3,mile\u005e3,cu miles,mile3,mi\u00b3,mi3,cubic mile,mi\u005e3,cu mi</text:p>
          </table:table-cell>
          <table:table-cell office:value-type="string">
            <text:p>cu mi,cu mile,mile³,mi³</text:p>
          </table:table-cell>
          <table:table-cell office:value-type="string">
            <text:p>volume</text:p>
          </table:table-cell>
          <table:table-cell office:value-type="string">
            <text:p>http://en.wikipedia.org/wiki/index.html?curid=3773864,http://en.wikipedia.org/wiki/cubic_mile</text:p>
          </table:table-cell>
          <table:table-cell office:value-type="string">
            <text:p>cubic_mile</text:p>
          </table:table-cell>
        </table:table-row>
        <table:table-row table:style-name="ro1">
          <table:table-cell table:number-columns-repeated="2"/>
          <table:table-cell office:value-type="string">
            <text:p>05td3</text:p>
          </table:table-cell>
          <table:table-cell office:value-type="string">
            <text:p>parsec</text:p>
          </table:table-cell>
          <table:table-cell office:value-type="string">
            <text:p>parsecs,megaparsec,megaparsecs,kiloparsecs,\u3376,secpar,parallax second,microparsec,milliparsec,kiloparsec,parsec,parallax of one arc second,gigaparsec</text:p>
          </table:table-cell>
          <table:table-cell office:value-type="string">
            <text:p>pc,pc,parsec</text:p>
          </table:table-cell>
          <table:table-cell office:value-type="string">
            <text:p>distance</text:p>
          </table:table-cell>
          <table:table-cell office:value-type="string">
            <text:p>http://en.wikipedia.org/wiki/index.html?curid=23335,http://en.wikipedia.org/wiki/parsec</text:p>
          </table:table-cell>
          <table:table-cell office:value-type="string">
            <text:p>parsec</text:p>
          </table:table-cell>
        </table:table-row>
        <table:table-row table:style-name="ro1">
          <table:table-cell table:number-columns-repeated="2"/>
          <table:table-cell office:value-type="string">
            <text:p>0bj4qy_</text:p>
          </table:table-cell>
          <table:table-cell office:value-type="string">
            <text:p>beer_barrel_uk</text:p>
          </table:table-cell>
          <table:table-cell office:value-type="string">
            <text:p>beer barrel uk</text:p>
          </table:table-cell>
          <table:table-cell office:value-type="string">
            <text:p>bbl,bbl</text:p>
          </table:table-cell>
          <table:table-cell office:value-type="string">
            <text:p>volume</text:p>
          </table:table-cell>
          <table:table-cell table:number-columns-repeated="2"/>
        </table:table-row>
        <table:table-row table:style-name="ro1">
          <table:table-cell table:number-columns-repeated="2"/>
          <table:table-cell office:value-type="string">
            <text:p>049ynd</text:p>
          </table:table-cell>
          <table:table-cell office:value-type="string">
            <text:p>light_minute</text:p>
          </table:table-cell>
          <table:table-cell table:number-columns-repeated="2" office:value-type="string">
            <text:p>light minute</text:p>
          </table:table-cell>
          <table:table-cell office:value-type="string">
            <text:p>distance</text:p>
          </table:table-cell>
          <table:table-cell table:number-columns-repeated="2"/>
        </table:table-row>
        <table:table-row table:style-name="ro1">
          <table:table-cell table:number-columns-repeated="2"/>
          <table:table-cell office:value-type="string">
            <text:p>0133lr</text:p>
          </table:table-cell>
          <table:table-cell table:number-columns-repeated="2" office:value-type="string">
            <text:p>angstrom</text:p>
          </table:table-cell>
          <table:table-cell office:value-type="string">
            <text:p>Å,Å,Å,angstrom</text:p>
          </table:table-cell>
          <table:table-cell office:value-type="string">
            <text:p>distance</text:p>
          </table:table-cell>
          <table:table-cell office:value-type="string">
            <text:p>http://en.wikipedia.org/wiki/angstrom,http://en.wikipedia.org/wiki/index.html?curid=25739045</text:p>
          </table:table-cell>
          <table:table-cell office:value-type="string">
            <text:p>angstrom</text:p>
          </table:table-cell>
        </table:table-row>
        <table:table-row table:style-name="ro1">
          <table:table-cell table:number-columns-repeated="2"/>
          <table:table-cell office:value-type="string">
            <text:p>0fpdnr4</text:p>
          </table:table-cell>
          <table:table-cell office:value-type="string">
            <text:p>cypriot_dunam</text:p>
          </table:table-cell>
          <table:table-cell office:value-type="string">
            <text:p>cypriot dunam</text:p>
          </table:table-cell>
          <table:table-cell/>
          <table:table-cell office:value-type="string">
            <text:p>area</text:p>
          </table:table-cell>
          <table:table-cell table:number-columns-repeated="2"/>
        </table:table-row>
        <table:table-row table:style-name="ro1">
          <table:table-cell table:number-columns-repeated="2"/>
          <table:table-cell office:value-type="string">
            <text:p>0bj4qy4</text:p>
          </table:table-cell>
          <table:table-cell office:value-type="string">
            <text:p>beer_barrel_us</text:p>
          </table:table-cell>
          <table:table-cell office:value-type="string">
            <text:p>beer barrel us</text:p>
          </table:table-cell>
          <table:table-cell office:value-type="string">
            <text:p>bbl,bbl</text:p>
          </table:table-cell>
          <table:table-cell office:value-type="string">
            <text:p>volume</text:p>
          </table:table-cell>
          <table:table-cell table:number-columns-repeated="2"/>
        </table:table-row>
        <table:table-row table:style-name="ro1">
          <table:table-cell table:number-columns-repeated="2"/>
          <table:table-cell office:value-type="string">
            <text:p>02kdlhb</text:p>
          </table:table-cell>
          <table:table-cell office:value-type="string">
            <text:p>mechanical_horsepower</text:p>
          </table:table-cell>
          <table:table-cell office:value-type="string">
            <text:p>mechanical horsepower,horsepower mechanical (imperial)</text:p>
          </table:table-cell>
          <table:table-cell office:value-type="string">
            <text:p>hp,hp,horsepower_mechanical (imperial)</text:p>
          </table:table-cell>
          <table:table-cell office:value-type="string">
            <text:p>power</text:p>
          </table:table-cell>
          <table:table-cell table:number-columns-repeated="2"/>
        </table:table-row>
        <table:table-row table:style-name="ro1">
          <table:table-cell table:number-columns-repeated="2"/>
          <table:table-cell office:value-type="string">
            <text:p>05v686y</text:p>
          </table:table-cell>
          <table:table-cell office:value-type="string">
            <text:p>bushel_us</text:p>
          </table:table-cell>
          <table:table-cell office:value-type="string">
            <text:p>bushel us</text:p>
          </table:table-cell>
          <table:table-cell/>
          <table:table-cell office:value-type="string">
            <text:p>volume</text:p>
          </table:table-cell>
          <table:table-cell table:number-columns-repeated="2"/>
        </table:table-row>
        <table:table-row table:style-name="ro1">
          <table:table-cell table:number-columns-repeated="2"/>
          <table:table-cell office:value-type="string">
            <text:p>07n1g</text:p>
          </table:table-cell>
          <table:table-cell office:value-type="string">
            <text:p>tablespoon</text:p>
          </table:table-cell>
          <table:table-cell office:value-type="string">
            <text:p>australian tablespoon,tablespoon,us tablespoon,tbsp,tablespoons,tablespoonful,tablespoon \u0028unit\u0029</text:p>
          </table:table-cell>
          <table:table-cell office:value-type="string">
            <text:p>t,tbs,tbsp,t,tablespoon</text:p>
          </table:table-cell>
          <table:table-cell office:value-type="string">
            <text:p>volume</text:p>
          </table:table-cell>
          <table:table-cell office:value-type="string">
            <text:p>http://en.wikipedia.org/wiki/index.html?curid=31084,http://en.wikipedia.org/wiki/tablespoon</text:p>
          </table:table-cell>
          <table:table-cell office:value-type="string">
            <text:p>tablespoon</text:p>
          </table:table-cell>
        </table:table-row>
        <table:table-row table:style-name="ro1">
          <table:table-cell table:number-columns-repeated="2"/>
          <table:table-cell office:value-type="string">
            <text:p>0h5qxr7</text:p>
          </table:table-cell>
          <table:table-cell table:number-columns-repeated="2" office:value-type="string">
            <text:p>kilopascal</text:p>
          </table:table-cell>
          <table:table-cell office:value-type="string">
            <text:p>kpa,kpa,kilopascal</text:p>
          </table:table-cell>
          <table:table-cell office:value-type="string">
            <text:p>pressure</text:p>
          </table:table-cell>
          <table:table-cell table:number-columns-repeated="2"/>
        </table:table-row>
        <table:table-row table:style-name="ro1">
          <table:table-cell table:number-columns-repeated="2"/>
          <table:table-cell office:value-type="string">
            <text:p>030skj</text:p>
          </table:table-cell>
          <table:table-cell office:value-type="string">
            <text:p>kilometres_per_hour</text:p>
          </table:table-cell>
          <table:table-cell office:value-type="string">
            <text:p>kilometer per hour,kilometres per hour</text:p>
          </table:table-cell>
          <table:table-cell office:value-type="string">
            <text:p>km.h,kph,km.h,kilometer per hour</text:p>
          </table:table-cell>
          <table:table-cell office:value-type="string">
            <text:p>speed</text:p>
          </table:table-cell>
          <table:table-cell office:value-type="string">
            <text:p>http://en.wikipedia.org/wiki/index.html?curid=23921051,http://en.wikipedia.org/wiki/kilometres_per_hour</text:p>
          </table:table-cell>
          <table:table-cell office:value-type="string">
            <text:p>kilometres_per_hour</text:p>
          </table:table-cell>
        </table:table-row>
        <table:table-row table:style-name="ro1">
          <table:table-cell table:number-columns-repeated="2"/>
          <table:table-cell office:value-type="string">
            <text:p>05bl8</text:p>
          </table:table-cell>
          <table:table-cell office:value-type="string">
            <text:p>nautical_mile</text:p>
          </table:table-cell>
          <table:table-cell office:value-type="string">
            <text:p>international nautical mile,nautical mile,radar mile,nautical-mile,nautical mile so,nautical miles,sea mile,square nautical mile</text:p>
          </table:table-cell>
          <table:table-cell office:value-type="string">
            <text:p>nm,n mile,nmi,nm,nm,m,nautical mile</text:p>
          </table:table-cell>
          <table:table-cell office:value-type="string">
            <text:p>distance</text:p>
          </table:table-cell>
          <table:table-cell office:value-type="string">
            <text:p>http://en.wikipedia.org/wiki/index.html?curid=21289,http://en.wikipedia.org/wiki/nautical_mile</text:p>
          </table:table-cell>
          <table:table-cell office:value-type="string">
            <text:p>nautical_mile</text:p>
          </table:table-cell>
        </table:table-row>
        <table:table-row table:style-name="ro1">
          <table:table-cell table:number-columns-repeated="2"/>
          <table:table-cell office:value-type="string">
            <text:p>033xqn</text:p>
          </table:table-cell>
          <table:table-cell office:value-type="string">
            <text:p>dram</text:p>
          </table:table-cell>
          <table:table-cell office:value-type="string">
            <text:p>\u2128,fluid drachm,drachms,dram up,fluid dram,fluidrachm,dram \u0028mass\u0029,drachm,dram \u0028unit\u0029,dram,fluidram,dram \u0028measurement\u0029,dram \u0028volume\u0029,dram unit</text:p>
          </table:table-cell>
          <table:table-cell office:value-type="string">
            <text:p>dr,dr,ʒ,dram</text:p>
          </table:table-cell>
          <table:table-cell office:value-type="string">
            <text:p>volume</text:p>
          </table:table-cell>
          <table:table-cell office:value-type="string">
            <text:p>http://en.wikipedia.org/wiki/index.html?curid=700633,http://en.wikipedia.org/wiki/dram_(unit)</text:p>
          </table:table-cell>
          <table:table-cell office:value-type="string">
            <text:p>dram_\u0028unit\u0029</text:p>
          </table:table-cell>
        </table:table-row>
        <table:table-row table:style-name="ro1">
          <table:table-cell table:number-columns-repeated="2"/>
          <table:table-cell office:value-type="string">
            <text:p>04q0_4f</text:p>
          </table:table-cell>
          <table:table-cell office:value-type="string">
            <text:p>quadrennial_measure</text:p>
          </table:table-cell>
          <table:table-cell office:value-type="string">
            <text:p>quadrennial measure</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2sj550</text:p>
          </table:table-cell>
          <table:table-cell office:value-type="string">
            <text:p>coulomb_per_square_metre</text:p>
          </table:table-cell>
          <table:table-cell office:value-type="string">
            <text:p>coulomb per square metre</text:p>
          </table:table-cell>
          <table:table-cell office:value-type="string">
            <text:p>c.m²,c.m²</text:p>
          </table:table-cell>
          <table:table-cell office:value-type="string">
            <text:p>electric flux density</text:p>
          </table:table-cell>
          <table:table-cell table:number-columns-repeated="2"/>
        </table:table-row>
        <table:table-row table:style-name="ro1">
          <table:table-cell table:number-columns-repeated="2"/>
          <table:table-cell office:value-type="string">
            <text:p>025yhnx</text:p>
          </table:table-cell>
          <table:table-cell office:value-type="string">
            <text:p>cubic_centimetre</text:p>
          </table:table-cell>
          <table:table-cell office:value-type="string">
            <text:p>cubic centimeter,cm\u00b3,cubic centimeters,\u33c4,cubic centimetre</text:p>
          </table:table-cell>
          <table:table-cell office:value-type="string">
            <text:p>cc,cc,cubic centimeter</text:p>
          </table:table-cell>
          <table:table-cell office:value-type="string">
            <text:p>volume</text:p>
          </table:table-cell>
          <table:table-cell office:value-type="string">
            <text:p>http://en.wikipedia.org/wiki/index.html?curid=72967,http://en.wikipedia.org/wiki/cubic_centimetre</text:p>
          </table:table-cell>
          <table:table-cell office:value-type="string">
            <text:p>cubic_centimetre</text:p>
          </table:table-cell>
        </table:table-row>
        <table:table-row table:style-name="ro1">
          <table:table-cell table:number-columns-repeated="2"/>
          <table:table-cell office:value-type="string">
            <text:p>0ctyj</text:p>
          </table:table-cell>
          <table:table-cell office:value-type="string">
            <text:p>coulomb</text:p>
          </table:table-cell>
          <table:table-cell office:value-type="string">
            <text:p>petacoulomb,teracoulomb,yottacoulomb,coulomb \u0028unit\u0029,picocoulombs,zeptocoulomb,nanocoulomb,kilocoulomb,attocoulomb,millicoulomb,columb,exacoulomb,femtocoulomb,gigacoulomb,megacoulomb,coulomb,microcoulomb,zettacoulomb,picocoulomb,yoctocoulomb,coloumb,q\u003dit</text:p>
          </table:table-cell>
          <table:table-cell office:value-type="string">
            <text:p>c,c</text:p>
          </table:table-cell>
          <table:table-cell office:value-type="string">
            <text:p>charge</text:p>
          </table:table-cell>
          <table:table-cell office:value-type="string">
            <text:p>http://en.wikipedia.org/wiki/index.html?curid=47719,http://en.wikipedia.org/wiki/coulomb</text:p>
          </table:table-cell>
          <table:table-cell office:value-type="string">
            <text:p>coulomb</text:p>
          </table:table-cell>
        </table:table-row>
        <table:table-row table:style-name="ro1">
          <table:table-cell table:number-columns-repeated="2"/>
          <table:table-cell office:value-type="string">
            <text:p>037kwr</text:p>
          </table:table-cell>
          <table:table-cell table:number-columns-repeated="2" office:value-type="string">
            <text:p>daily</text:p>
          </table:table-cell>
          <table:table-cell/>
          <table:table-cell office:value-type="string">
            <text:p>frequency</text:p>
          </table:table-cell>
          <table:table-cell table:number-columns-repeated="2"/>
        </table:table-row>
        <table:table-row table:style-name="ro1">
          <table:table-cell table:number-columns-repeated="2"/>
          <table:table-cell office:value-type="string">
            <text:p>02t6rcf</text:p>
          </table:table-cell>
          <table:table-cell office:value-type="string">
            <text:p>cubic_metre_per_mole</text:p>
          </table:table-cell>
          <table:table-cell office:value-type="string">
            <text:p>cubic metre per mole</text:p>
          </table:table-cell>
          <table:table-cell office:value-type="string">
            <text:p>m³.mol,m³.mol</text:p>
          </table:table-cell>
          <table:table-cell office:value-type="string">
            <text:p>molar volume</text:p>
          </table:table-cell>
          <table:table-cell table:number-columns-repeated="2"/>
        </table:table-row>
        <table:table-row table:style-name="ro1">
          <table:table-cell table:number-columns-repeated="2"/>
          <table:table-cell office:value-type="string">
            <text:p>05v66m2</text:p>
          </table:table-cell>
          <table:table-cell office:value-type="string">
            <text:p>cup_us</text:p>
          </table:table-cell>
          <table:table-cell office:value-type="string">
            <text:p>cup us</text:p>
          </table:table-cell>
          <table:table-cell office:value-type="string">
            <text:p>c,c</text:p>
          </table:table-cell>
          <table:table-cell office:value-type="string">
            <text:p>volume</text:p>
          </table:table-cell>
          <table:table-cell table:number-columns-repeated="2"/>
        </table:table-row>
        <table:table-row table:style-name="ro1">
          <table:table-cell table:number-columns-repeated="2"/>
          <table:table-cell office:value-type="string">
            <text:p>017k78</text:p>
          </table:table-cell>
          <table:table-cell office:value-type="string">
            <text:p>bohr_radius</text:p>
          </table:table-cell>
          <table:table-cell office:value-type="string">
            <text:p>bohr radius</text:p>
          </table:table-cell>
          <table:table-cell/>
          <table:table-cell office:value-type="string">
            <text:p>distance</text:p>
          </table:table-cell>
          <table:table-cell office:value-type="string">
            <text:p>http://en.wikipedia.org/wiki/index.html?curid=174396,http://en.wikipedia.org/wiki/bohr_radius</text:p>
          </table:table-cell>
          <table:table-cell office:value-type="string">
            <text:p>bohr_radius</text:p>
          </table:table-cell>
        </table:table-row>
        <table:table-row table:style-name="ro1">
          <table:table-cell table:number-columns-repeated="2"/>
          <table:table-cell office:value-type="string">
            <text:p>05cq6tg</text:p>
          </table:table-cell>
          <table:table-cell table:number-columns-repeated="2" office:value-type="string">
            <text:p>megawatt</text:p>
          </table:table-cell>
          <table:table-cell office:value-type="string">
            <text:p>mw,mw,megawatt</text:p>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office:value-type="float" office:value="1">
            <text:p>1</text:p>
          </table:table-cell>
          <table:table-cell table:formula="of:=CONCATENATE([.$A394];TEXT([.$B394];&quot;#####&quot;))" office:value-type="string" office:string-value="SER_1">
            <text:p>SER_1</text:p>
          </table:table-cell>
          <table:table-cell office:value-type="string">
            <text:p>lumen_per_square_inch</text:p>
          </table:table-cell>
          <table:table-cell office:value-type="string">
            <text:p>lumen per square inch</text:p>
          </table:table-cell>
          <table:table-cell office:value-type="string">
            <text:p>lm/in²</text:p>
          </table:table-cell>
          <table:table-cell office:value-type="string">
            <text:p>illuminance</text:p>
          </table:table-cell>
          <table:table-cell table:number-columns-repeated="2"/>
        </table:table-row>
        <table:table-row table:style-name="ro2">
          <table:table-cell table:formula="of:=&quot;SER_&quot;" office:value-type="string" office:string-value="SER_">
            <text:p>SER_</text:p>
          </table:table-cell>
          <table:table-cell table:formula="of:=[.B394]+1" office:value-type="float" office:value="2">
            <text:p>2</text:p>
          </table:table-cell>
          <table:table-cell table:formula="of:=CONCATENATE([.$A395];TEXT([.$B395];&quot;#####&quot;))" office:value-type="string" office:string-value="SER_2">
            <text:p>SER_2</text:p>
          </table:table-cell>
          <table:table-cell office:value-type="string">
            <text:p>cuo_(撮)</text:p>
          </table:table-cell>
          <table:table-cell office:value-type="string">
            <text:p>cuo (撮)</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395]+1" office:value-type="float" office:value="3">
            <text:p>3</text:p>
          </table:table-cell>
          <table:table-cell table:formula="of:=CONCATENATE([.$A396];TEXT([.$B396];&quot;#####&quot;))" office:value-type="string" office:string-value="SER_3">
            <text:p>SER_3</text:p>
          </table:table-cell>
          <table:table-cell office:value-type="string">
            <text:p>short_(us)_ton_per_day</text:p>
          </table:table-cell>
          <table:table-cell office:value-type="string">
            <text:p>short (us) ton per day</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396]+1" office:value-type="float" office:value="4">
            <text:p>4</text:p>
          </table:table-cell>
          <table:table-cell table:formula="of:=CONCATENATE([.$A397];TEXT([.$B397];&quot;#####&quot;))" office:value-type="string" office:string-value="SER_4">
            <text:p>SER_4</text:p>
          </table:table-cell>
          <table:table-cell office:value-type="string">
            <text:p>one_ninth</text:p>
          </table:table-cell>
          <table:table-cell office:value-type="string">
            <text:p>one ninth</text:p>
          </table:table-cell>
          <table:table-cell table:style-name="ce1" office:value-type="string">
            <text:p>1/9</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397]+1" office:value-type="float" office:value="5">
            <text:p>5</text:p>
          </table:table-cell>
          <table:table-cell table:formula="of:=CONCATENATE([.$A398];TEXT([.$B398];&quot;#####&quot;))" office:value-type="string" office:string-value="SER_5">
            <text:p>SER_5</text:p>
          </table:table-cell>
          <table:table-cell table:number-columns-repeated="2" office:value-type="string">
            <text:p>chai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398]+1" office:value-type="float" office:value="6">
            <text:p>6</text:p>
          </table:table-cell>
          <table:table-cell table:formula="of:=CONCATENATE([.$A399];TEXT([.$B399];&quot;#####&quot;))" office:value-type="string" office:string-value="SER_6">
            <text:p>SER_6</text:p>
          </table:table-cell>
          <table:table-cell office:value-type="string">
            <text:p>millimeter_of_water</text:p>
          </table:table-cell>
          <table:table-cell office:value-type="string">
            <text:p>millimeter of water</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399]+1" office:value-type="float" office:value="7">
            <text:p>7</text:p>
          </table:table-cell>
          <table:table-cell table:formula="of:=CONCATENATE([.$A400];TEXT([.$B400];&quot;#####&quot;))" office:value-type="string" office:string-value="SER_7">
            <text:p>SER_7</text:p>
          </table:table-cell>
          <table:table-cell table:number-columns-repeated="2" office:value-type="string">
            <text:p>cod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00]+1" office:value-type="float" office:value="8">
            <text:p>8</text:p>
          </table:table-cell>
          <table:table-cell table:formula="of:=CONCATENATE([.$A401];TEXT([.$B401];&quot;#####&quot;))" office:value-type="string" office:string-value="SER_8">
            <text:p>SER_8</text:p>
          </table:table-cell>
          <table:table-cell office:value-type="string">
            <text:p>disintegrations_per_second</text:p>
          </table:table-cell>
          <table:table-cell office:value-type="string">
            <text:p>disintegrations per second</text:p>
          </table:table-cell>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401]+1" office:value-type="float" office:value="9">
            <text:p>9</text:p>
          </table:table-cell>
          <table:table-cell table:formula="of:=CONCATENATE([.$A402];TEXT([.$B402];&quot;#####&quot;))" office:value-type="string" office:string-value="SER_9">
            <text:p>SER_9</text:p>
          </table:table-cell>
          <table:table-cell table:number-columns-repeated="2" office:value-type="string">
            <text:p>rod</text:p>
          </table:table-cell>
          <table:table-cell office:value-type="string">
            <text:p>rd</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02]+1" office:value-type="float" office:value="10">
            <text:p>10</text:p>
          </table:table-cell>
          <table:table-cell table:formula="of:=CONCATENATE([.$A403];TEXT([.$B403];&quot;#####&quot;))" office:value-type="string" office:string-value="SER_10">
            <text:p>SER_10</text:p>
          </table:table-cell>
          <table:table-cell table:number-columns-repeated="2" office:value-type="string">
            <text:p>tonne-force</text:p>
          </table:table-cell>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403]+1" office:value-type="float" office:value="11">
            <text:p>11</text:p>
          </table:table-cell>
          <table:table-cell table:formula="of:=CONCATENATE([.$A404];TEXT([.$B404];&quot;#####&quot;))" office:value-type="string" office:string-value="SER_11">
            <text:p>SER_11</text:p>
          </table:table-cell>
          <table:table-cell office:value-type="string">
            <text:p>bahraini_dinar</text:p>
          </table:table-cell>
          <table:table-cell office:value-type="string">
            <text:p>bahraini dinar</text:p>
          </table:table-cell>
          <table:table-cell office:value-type="string">
            <text:p>bh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04]+1" office:value-type="float" office:value="12">
            <text:p>12</text:p>
          </table:table-cell>
          <table:table-cell table:formula="of:=CONCATENATE([.$A405];TEXT([.$B405];&quot;#####&quot;))" office:value-type="string" office:string-value="SER_12">
            <text:p>SER_12</text:p>
          </table:table-cell>
          <table:table-cell office:value-type="string">
            <text:p>u.s._refrigeration_ton</text:p>
          </table:table-cell>
          <table:table-cell office:value-type="string">
            <text:p>u.s. refrigeration ton</text:p>
          </table:table-cell>
          <table:table-cell office:value-type="string">
            <text:p>usrt</text:p>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405]+1" office:value-type="float" office:value="13">
            <text:p>13</text:p>
          </table:table-cell>
          <table:table-cell table:formula="of:=CONCATENATE([.$A406];TEXT([.$B406];&quot;#####&quot;))" office:value-type="string" office:string-value="SER_13">
            <text:p>SER_13</text:p>
          </table:table-cell>
          <table:table-cell office:value-type="string">
            <text:p>guatemalan_quetzal</text:p>
          </table:table-cell>
          <table:table-cell office:value-type="string">
            <text:p>guatemalan quetzal</text:p>
          </table:table-cell>
          <table:table-cell office:value-type="string">
            <text:p>gtq</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06]+1" office:value-type="float" office:value="14">
            <text:p>14</text:p>
          </table:table-cell>
          <table:table-cell table:formula="of:=CONCATENATE([.$A407];TEXT([.$B407];&quot;#####&quot;))" office:value-type="string" office:string-value="SER_14">
            <text:p>SER_14</text:p>
          </table:table-cell>
          <table:table-cell table:number-columns-repeated="2" office:value-type="string">
            <text:p>go</text:p>
          </table:table-cell>
          <table:table-cell office:value-type="string">
            <text:p>合</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407]+1" office:value-type="float" office:value="15">
            <text:p>15</text:p>
          </table:table-cell>
          <table:table-cell table:formula="of:=CONCATENATE([.$A408];TEXT([.$B408];&quot;#####&quot;))" office:value-type="string" office:string-value="SER_15">
            <text:p>SER_15</text:p>
          </table:table-cell>
          <table:table-cell office:value-type="string">
            <text:p>density_of_diamond</text:p>
          </table:table-cell>
          <table:table-cell office:value-type="string">
            <text:p>density of diamond</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408]+1" office:value-type="float" office:value="16">
            <text:p>16</text:p>
          </table:table-cell>
          <table:table-cell table:formula="of:=CONCATENATE([.$A409];TEXT([.$B409];&quot;#####&quot;))" office:value-type="string" office:string-value="SER_16">
            <text:p>SER_16</text:p>
          </table:table-cell>
          <table:table-cell office:value-type="string">
            <text:p>brunei_dollar</text:p>
          </table:table-cell>
          <table:table-cell office:value-type="string">
            <text:p>brunei dollar</text:p>
          </table:table-cell>
          <table:table-cell office:value-type="string">
            <text:p>bnd,$,b$</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09]+1" office:value-type="float" office:value="17">
            <text:p>17</text:p>
          </table:table-cell>
          <table:table-cell table:formula="of:=CONCATENATE([.$A410];TEXT([.$B410];&quot;#####&quot;))" office:value-type="string" office:string-value="SER_17">
            <text:p>SER_17</text:p>
          </table:table-cell>
          <table:table-cell table:number-columns-repeated="2" office:value-type="string">
            <text:p>doite</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10]+1" office:value-type="float" office:value="18">
            <text:p>18</text:p>
          </table:table-cell>
          <table:table-cell table:formula="of:=CONCATENATE([.$A411];TEXT([.$B411];&quot;#####&quot;))" office:value-type="string" office:string-value="SER_18">
            <text:p>SER_18</text:p>
          </table:table-cell>
          <table:table-cell office:value-type="string">
            <text:p>cfa_franc_bceao</text:p>
          </table:table-cell>
          <table:table-cell office:value-type="string">
            <text:p>cfa franc bceao</text:p>
          </table:table-cell>
          <table:table-cell office:value-type="string">
            <text:p>xo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11]+1" office:value-type="float" office:value="19">
            <text:p>19</text:p>
          </table:table-cell>
          <table:table-cell table:formula="of:=CONCATENATE([.$A412];TEXT([.$B412];&quot;#####&quot;))" office:value-type="string" office:string-value="SER_19">
            <text:p>SER_19</text:p>
          </table:table-cell>
          <table:table-cell table:number-columns-repeated="2" office:value-type="string">
            <text:p>volt-ampere</text:p>
          </table:table-cell>
          <table:table-cell office:value-type="string">
            <text:p>va</text:p>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412]+1" office:value-type="float" office:value="20">
            <text:p>20</text:p>
          </table:table-cell>
          <table:table-cell table:formula="of:=CONCATENATE([.$A413];TEXT([.$B413];&quot;#####&quot;))" office:value-type="string" office:string-value="SER_20">
            <text:p>SER_20</text:p>
          </table:table-cell>
          <table:table-cell office:value-type="string">
            <text:p>megabyte_per_day</text:p>
          </table:table-cell>
          <table:table-cell office:value-type="string">
            <text:p>megabyte per day</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13]+1" office:value-type="float" office:value="21">
            <text:p>21</text:p>
          </table:table-cell>
          <table:table-cell table:formula="of:=CONCATENATE([.$A414];TEXT([.$B414];&quot;#####&quot;))" office:value-type="string" office:string-value="SER_21">
            <text:p>SER_21</text:p>
          </table:table-cell>
          <table:table-cell office:value-type="string">
            <text:p>density_of_silver</text:p>
          </table:table-cell>
          <table:table-cell office:value-type="string">
            <text:p>density of silver</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414]+1" office:value-type="float" office:value="22">
            <text:p>22</text:p>
          </table:table-cell>
          <table:table-cell table:formula="of:=CONCATENATE([.$A415];TEXT([.$B415];&quot;#####&quot;))" office:value-type="string" office:string-value="SER_22">
            <text:p>SER_22</text:p>
          </table:table-cell>
          <table:table-cell office:value-type="string">
            <text:p>admiralty_mile</text:p>
          </table:table-cell>
          <table:table-cell office:value-type="string">
            <text:p>admiralty mil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15]+1" office:value-type="float" office:value="23">
            <text:p>23</text:p>
          </table:table-cell>
          <table:table-cell table:formula="of:=CONCATENATE([.$A416];TEXT([.$B416];&quot;#####&quot;))" office:value-type="string" office:string-value="SER_23">
            <text:p>SER_23</text:p>
          </table:table-cell>
          <table:table-cell office:value-type="string">
            <text:p>gigacalories_per_hour</text:p>
          </table:table-cell>
          <table:table-cell office:value-type="string">
            <text:p>gigacalories per hour</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416]+1" office:value-type="float" office:value="24">
            <text:p>24</text:p>
          </table:table-cell>
          <table:table-cell table:formula="of:=CONCATENATE([.$A417];TEXT([.$B417];&quot;#####&quot;))" office:value-type="string" office:string-value="SER_24">
            <text:p>SER_24</text:p>
          </table:table-cell>
          <table:table-cell office:value-type="string">
            <text:p>bluetooth_1</text:p>
          </table:table-cell>
          <table:table-cell office:value-type="string">
            <text:p>bluetooth 1</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17]+1" office:value-type="float" office:value="25">
            <text:p>25</text:p>
          </table:table-cell>
          <table:table-cell table:formula="of:=CONCATENATE([.$A418];TEXT([.$B418];&quot;#####&quot;))" office:value-type="string" office:string-value="SER_25">
            <text:p>SER_25</text:p>
          </table:table-cell>
          <table:table-cell office:value-type="string">
            <text:p>gurley's_link</text:p>
          </table:table-cell>
          <table:table-cell office:value-type="string">
            <text:p>gurley's link</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18]+1" office:value-type="float" office:value="26">
            <text:p>26</text:p>
          </table:table-cell>
          <table:table-cell table:formula="of:=CONCATENATE([.$A419];TEXT([.$B419];&quot;#####&quot;))" office:value-type="string" office:string-value="SER_26">
            <text:p>SER_26</text:p>
          </table:table-cell>
          <table:table-cell office:value-type="string">
            <text:p>hungarian_forint</text:p>
          </table:table-cell>
          <table:table-cell office:value-type="string">
            <text:p>hungarian forint</text:p>
          </table:table-cell>
          <table:table-cell office:value-type="string">
            <text:p>hu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19]+1" office:value-type="float" office:value="27">
            <text:p>27</text:p>
          </table:table-cell>
          <table:table-cell table:formula="of:=CONCATENATE([.$A420];TEXT([.$B420];&quot;#####&quot;))" office:value-type="string" office:string-value="SER_27">
            <text:p>SER_27</text:p>
          </table:table-cell>
          <table:table-cell table:number-columns-repeated="2" office:value-type="string">
            <text:p>fanega</text:p>
          </table:table-cell>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420]+1" office:value-type="float" office:value="28">
            <text:p>28</text:p>
          </table:table-cell>
          <table:table-cell table:formula="of:=CONCATENATE([.$A421];TEXT([.$B421];&quot;#####&quot;))" office:value-type="string" office:string-value="SER_28">
            <text:p>SER_28</text:p>
          </table:table-cell>
          <table:table-cell office:value-type="string">
            <text:p>li_(市厘)</text:p>
          </table:table-cell>
          <table:table-cell office:value-type="string">
            <text:p>li (市厘)</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21]+1" office:value-type="float" office:value="29">
            <text:p>29</text:p>
          </table:table-cell>
          <table:table-cell table:formula="of:=CONCATENATE([.$A422];TEXT([.$B422];&quot;#####&quot;))" office:value-type="string" office:string-value="SER_29">
            <text:p>SER_29</text:p>
          </table:table-cell>
          <table:table-cell table:number-columns-repeated="2" office:value-type="string">
            <text:p>giga</text:p>
          </table:table-cell>
          <table:table-cell office:value-type="string">
            <text:p>g</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422]+1" office:value-type="float" office:value="30">
            <text:p>30</text:p>
          </table:table-cell>
          <table:table-cell table:formula="of:=CONCATENATE([.$A423];TEXT([.$B423];&quot;#####&quot;))" office:value-type="string" office:string-value="SER_30">
            <text:p>SER_30</text:p>
          </table:table-cell>
          <table:table-cell office:value-type="string">
            <text:p>costa_rican_colón</text:p>
          </table:table-cell>
          <table:table-cell office:value-type="string">
            <text:p>costa rican colón</text:p>
          </table:table-cell>
          <table:table-cell office:value-type="string">
            <text:p>crc</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23]+1" office:value-type="float" office:value="31">
            <text:p>31</text:p>
          </table:table-cell>
          <table:table-cell table:formula="of:=CONCATENATE([.$A424];TEXT([.$B424];&quot;#####&quot;))" office:value-type="string" office:string-value="SER_31">
            <text:p>SER_31</text:p>
          </table:table-cell>
          <table:table-cell office:value-type="string">
            <text:p>acceleration_of_free_fall_on_uranus</text:p>
          </table:table-cell>
          <table:table-cell office:value-type="string">
            <text:p>acceleration of free fall on uranus</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424]+1" office:value-type="float" office:value="32">
            <text:p>32</text:p>
          </table:table-cell>
          <table:table-cell table:formula="of:=CONCATENATE([.$A425];TEXT([.$B425];&quot;#####&quot;))" office:value-type="string" office:string-value="SER_32">
            <text:p>SER_32</text:p>
          </table:table-cell>
          <table:table-cell table:number-columns-repeated="2" office:value-type="string">
            <text:p>digit</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25]+1" office:value-type="float" office:value="33">
            <text:p>33</text:p>
          </table:table-cell>
          <table:table-cell table:formula="of:=CONCATENATE([.$A426];TEXT([.$B426];&quot;#####&quot;))" office:value-type="string" office:string-value="SER_33">
            <text:p>SER_33</text:p>
          </table:table-cell>
          <table:table-cell office:value-type="string">
            <text:p>revolution_per_second</text:p>
          </table:table-cell>
          <table:table-cell office:value-type="string">
            <text:p>revolution per second</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426]+1" office:value-type="float" office:value="34">
            <text:p>34</text:p>
          </table:table-cell>
          <table:table-cell table:formula="of:=CONCATENATE([.$A427];TEXT([.$B427];&quot;#####&quot;))" office:value-type="string" office:string-value="SER_34">
            <text:p>SER_34</text:p>
          </table:table-cell>
          <table:table-cell table:number-columns-repeated="2" office:value-type="string">
            <text:p>kilotonne</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27]+1" office:value-type="float" office:value="35">
            <text:p>35</text:p>
          </table:table-cell>
          <table:table-cell table:formula="of:=CONCATENATE([.$A428];TEXT([.$B428];&quot;#####&quot;))" office:value-type="string" office:string-value="SER_35">
            <text:p>SER_35</text:p>
          </table:table-cell>
          <table:table-cell table:number-columns-repeated="2" office:value-type="string">
            <text:p>pulgad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28]+1" office:value-type="float" office:value="36">
            <text:p>36</text:p>
          </table:table-cell>
          <table:table-cell table:formula="of:=CONCATENATE([.$A429];TEXT([.$B429];&quot;#####&quot;))" office:value-type="string" office:string-value="SER_36">
            <text:p>SER_36</text:p>
          </table:table-cell>
          <table:table-cell table:number-columns-repeated="2" office:value-type="string">
            <text:p>rem</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429]+1" office:value-type="float" office:value="37">
            <text:p>37</text:p>
          </table:table-cell>
          <table:table-cell table:formula="of:=CONCATENATE([.$A430];TEXT([.$B430];&quot;#####&quot;))" office:value-type="string" office:string-value="SER_37">
            <text:p>SER_37</text:p>
          </table:table-cell>
          <table:table-cell office:value-type="string">
            <text:p>sudanese_pound</text:p>
          </table:table-cell>
          <table:table-cell office:value-type="string">
            <text:p>sudanese pound</text:p>
          </table:table-cell>
          <table:table-cell office:value-type="string">
            <text:p>sdg</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30]+1" office:value-type="float" office:value="38">
            <text:p>38</text:p>
          </table:table-cell>
          <table:table-cell table:formula="of:=CONCATENATE([.$A431];TEXT([.$B431];&quot;#####&quot;))" office:value-type="string" office:string-value="SER_38">
            <text:p>SER_38</text:p>
          </table:table-cell>
          <table:table-cell office:value-type="string">
            <text:p>argentine_peso</text:p>
          </table:table-cell>
          <table:table-cell office:value-type="string">
            <text:p>argentine peso</text:p>
          </table:table-cell>
          <table:table-cell office:value-type="string">
            <text:p>ar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31]+1" office:value-type="float" office:value="39">
            <text:p>39</text:p>
          </table:table-cell>
          <table:table-cell table:formula="of:=CONCATENATE([.$A432];TEXT([.$B432];&quot;#####&quot;))" office:value-type="string" office:string-value="SER_39">
            <text:p>SER_39</text:p>
          </table:table-cell>
          <table:table-cell table:number-columns-repeated="2" office:value-type="string">
            <text:p>gravet-force</text:p>
          </table:table-cell>
          <table:table-cell office:value-type="string">
            <text:p>gf</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432]+1" office:value-type="float" office:value="40">
            <text:p>40</text:p>
          </table:table-cell>
          <table:table-cell table:formula="of:=CONCATENATE([.$A433];TEXT([.$B433];&quot;#####&quot;))" office:value-type="string" office:string-value="SER_40">
            <text:p>SER_40</text:p>
          </table:table-cell>
          <table:table-cell table:number-columns-repeated="2" office:value-type="string">
            <text:p>ton-force</text:p>
          </table:table-cell>
          <table:table-cell office:value-type="string">
            <text:p>tnf</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433]+1" office:value-type="float" office:value="41">
            <text:p>41</text:p>
          </table:table-cell>
          <table:table-cell table:formula="of:=CONCATENATE([.$A434];TEXT([.$B434];&quot;#####&quot;))" office:value-type="string" office:string-value="SER_41">
            <text:p>SER_41</text:p>
          </table:table-cell>
          <table:table-cell table:number-columns-repeated="2" office:value-type="string">
            <text:p>yugad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434]+1" office:value-type="float" office:value="42">
            <text:p>42</text:p>
          </table:table-cell>
          <table:table-cell table:formula="of:=CONCATENATE([.$A435];TEXT([.$B435];&quot;#####&quot;))" office:value-type="string" office:string-value="SER_42">
            <text:p>SER_42</text:p>
          </table:table-cell>
          <table:table-cell office:value-type="string">
            <text:p>minute_per_gigabyte</text:p>
          </table:table-cell>
          <table:table-cell office:value-type="string">
            <text:p>minute per giga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35]+1" office:value-type="float" office:value="43">
            <text:p>43</text:p>
          </table:table-cell>
          <table:table-cell table:formula="of:=CONCATENATE([.$A436];TEXT([.$B436];&quot;#####&quot;))" office:value-type="string" office:string-value="SER_43">
            <text:p>SER_43</text:p>
          </table:table-cell>
          <table:table-cell office:value-type="string">
            <text:p>wifi_802.11g</text:p>
          </table:table-cell>
          <table:table-cell office:value-type="string">
            <text:p>wifi 802.11g</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36]+1" office:value-type="float" office:value="44">
            <text:p>44</text:p>
          </table:table-cell>
          <table:table-cell table:formula="of:=CONCATENATE([.$A437];TEXT([.$B437];&quot;#####&quot;))" office:value-type="string" office:string-value="SER_44">
            <text:p>SER_44</text:p>
          </table:table-cell>
          <table:table-cell office:value-type="string">
            <text:p>myanma_kyat</text:p>
          </table:table-cell>
          <table:table-cell office:value-type="string">
            <text:p>myanma kyat</text:p>
          </table:table-cell>
          <table:table-cell office:value-type="string">
            <text:p>mm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37]+1" office:value-type="float" office:value="45">
            <text:p>45</text:p>
          </table:table-cell>
          <table:table-cell table:formula="of:=CONCATENATE([.$A438];TEXT([.$B438];&quot;#####&quot;))" office:value-type="string" office:string-value="SER_45">
            <text:p>SER_45</text:p>
          </table:table-cell>
          <table:table-cell office:value-type="string">
            <text:p>meio-selamim_(half-selamim)</text:p>
          </table:table-cell>
          <table:table-cell office:value-type="string">
            <text:p>meio-selamim (half-selami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438]+1" office:value-type="float" office:value="46">
            <text:p>46</text:p>
          </table:table-cell>
          <table:table-cell table:formula="of:=CONCATENATE([.$A439];TEXT([.$B439];&quot;#####&quot;))" office:value-type="string" office:string-value="SER_46">
            <text:p>SER_46</text:p>
          </table:table-cell>
          <table:table-cell office:value-type="string">
            <text:p>ounce_per_day</text:p>
          </table:table-cell>
          <table:table-cell office:value-type="string">
            <text:p>ounce per day</text:p>
          </table:table-cell>
          <table:table-cell office:value-type="string">
            <text:p>oz/day</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439]+1" office:value-type="float" office:value="47">
            <text:p>47</text:p>
          </table:table-cell>
          <table:table-cell table:formula="of:=CONCATENATE([.$A440];TEXT([.$B440];&quot;#####&quot;))" office:value-type="string" office:string-value="SER_47">
            <text:p>SER_47</text:p>
          </table:table-cell>
          <table:table-cell office:value-type="string">
            <text:p>pound-force_foot</text:p>
          </table:table-cell>
          <table:table-cell office:value-type="string">
            <text:p>pound-force foot</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440]+1" office:value-type="float" office:value="48">
            <text:p>48</text:p>
          </table:table-cell>
          <table:table-cell table:formula="of:=CONCATENATE([.$A441];TEXT([.$B441];&quot;#####&quot;))" office:value-type="string" office:string-value="SER_48">
            <text:p>SER_48</text:p>
          </table:table-cell>
          <table:table-cell table:number-columns-repeated="2" office:value-type="string">
            <text:p>cántar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441]+1" office:value-type="float" office:value="49">
            <text:p>49</text:p>
          </table:table-cell>
          <table:table-cell table:formula="of:=CONCATENATE([.$A442];TEXT([.$B442];&quot;#####&quot;))" office:value-type="string" office:string-value="SER_49">
            <text:p>SER_49</text:p>
          </table:table-cell>
          <table:table-cell table:number-columns-repeated="2" office:value-type="string">
            <text:p>button</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442]+1" office:value-type="float" office:value="50">
            <text:p>50</text:p>
          </table:table-cell>
          <table:table-cell table:formula="of:=CONCATENATE([.$A443];TEXT([.$B443];&quot;#####&quot;))" office:value-type="string" office:string-value="SER_50">
            <text:p>SER_50</text:p>
          </table:table-cell>
          <table:table-cell office:value-type="string">
            <text:p>hyakume_(百目)</text:p>
          </table:table-cell>
          <table:table-cell office:value-type="string">
            <text:p>hyakume (百目)</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43]+1" office:value-type="float" office:value="51">
            <text:p>51</text:p>
          </table:table-cell>
          <table:table-cell table:formula="of:=CONCATENATE([.$A444];TEXT([.$B444];&quot;#####&quot;))" office:value-type="string" office:string-value="SER_51">
            <text:p>SER_51</text:p>
          </table:table-cell>
          <table:table-cell office:value-type="string">
            <text:p>thousand_of_orgium</text:p>
          </table:table-cell>
          <table:table-cell office:value-type="string">
            <text:p>thousand of orgium</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444]+1" office:value-type="float" office:value="52">
            <text:p>52</text:p>
          </table:table-cell>
          <table:table-cell table:formula="of:=CONCATENATE([.$A445];TEXT([.$B445];&quot;#####&quot;))" office:value-type="string" office:string-value="SER_52">
            <text:p>SER_52</text:p>
          </table:table-cell>
          <table:table-cell office:value-type="string">
            <text:p>dou_(斗)</text:p>
          </table:table-cell>
          <table:table-cell office:value-type="string">
            <text:p>dou (斗)</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445]+1" office:value-type="float" office:value="53">
            <text:p>53</text:p>
          </table:table-cell>
          <table:table-cell table:formula="of:=CONCATENATE([.$A446];TEXT([.$B446];&quot;#####&quot;))" office:value-type="string" office:string-value="SER_53">
            <text:p>SER_53</text:p>
          </table:table-cell>
          <table:table-cell office:value-type="string">
            <text:p>syderic_year</text:p>
          </table:table-cell>
          <table:table-cell office:value-type="string">
            <text:p>syderic year</text:p>
          </table:table-cell>
          <table:table-cell/>
          <table:table-cell office:value-type="string">
            <text:p>time</text:p>
          </table:table-cell>
          <table:table-cell table:number-columns-repeated="2"/>
        </table:table-row>
        <table:table-row table:style-name="ro1">
          <table:table-cell table:formula="of:=&quot;SER_&quot;" office:value-type="string" office:string-value="SER_">
            <text:p>SER_</text:p>
          </table:table-cell>
          <table:table-cell table:formula="of:=[.B446]+1" office:value-type="float" office:value="54">
            <text:p>54</text:p>
          </table:table-cell>
          <table:table-cell table:formula="of:=CONCATENATE([.$A447];TEXT([.$B447];&quot;#####&quot;))" office:value-type="string" office:string-value="SER_54">
            <text:p>SER_54</text:p>
          </table:table-cell>
          <table:table-cell table:number-columns-repeated="2" office:value-type="string">
            <text:p>solid</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47]+1" office:value-type="float" office:value="55">
            <text:p>55</text:p>
          </table:table-cell>
          <table:table-cell table:formula="of:=CONCATENATE([.$A448];TEXT([.$B448];&quot;#####&quot;))" office:value-type="string" office:string-value="SER_55">
            <text:p>SER_55</text:p>
          </table:table-cell>
          <table:table-cell office:value-type="string">
            <text:p>congolese_franc</text:p>
          </table:table-cell>
          <table:table-cell office:value-type="string">
            <text:p>congolese franc</text:p>
          </table:table-cell>
          <table:table-cell office:value-type="string">
            <text:p>cd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48]+1" office:value-type="float" office:value="56">
            <text:p>56</text:p>
          </table:table-cell>
          <table:table-cell table:formula="of:=CONCATENATE([.$A449];TEXT([.$B449];&quot;#####&quot;))" office:value-type="string" office:string-value="SER_56">
            <text:p>SER_56</text:p>
          </table:table-cell>
          <table:table-cell office:value-type="string">
            <text:p>ounce_per_british_gallon</text:p>
          </table:table-cell>
          <table:table-cell office:value-type="string">
            <text:p>ounce per british gallon</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449]+1" office:value-type="float" office:value="57">
            <text:p>57</text:p>
          </table:table-cell>
          <table:table-cell table:formula="of:=CONCATENATE([.$A450];TEXT([.$B450];&quot;#####&quot;))" office:value-type="string" office:string-value="SER_57">
            <text:p>SER_57</text:p>
          </table:table-cell>
          <table:table-cell office:value-type="string">
            <text:p>russian_fuel_equivalent_unit</text:p>
          </table:table-cell>
          <table:table-cell office:value-type="string">
            <text:p>russian fuel equivalent unit</text:p>
          </table:table-cell>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450]+1" office:value-type="float" office:value="58">
            <text:p>58</text:p>
          </table:table-cell>
          <table:table-cell table:formula="of:=CONCATENATE([.$A451];TEXT([.$B451];&quot;#####&quot;))" office:value-type="string" office:string-value="SER_58">
            <text:p>SER_58</text:p>
          </table:table-cell>
          <table:table-cell office:value-type="string">
            <text:p>cubic_foot_per_second</text:p>
          </table:table-cell>
          <table:table-cell office:value-type="string">
            <text:p>cubic foot per second</text:p>
          </table:table-cell>
          <table:table-cell office:value-type="string">
            <text:p>ft³/s</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451]+1" office:value-type="float" office:value="59">
            <text:p>59</text:p>
          </table:table-cell>
          <table:table-cell table:formula="of:=CONCATENATE([.$A452];TEXT([.$B452];&quot;#####&quot;))" office:value-type="string" office:string-value="SER_59">
            <text:p>SER_59</text:p>
          </table:table-cell>
          <table:table-cell table:number-columns-repeated="2" office:value-type="string">
            <text:p>milliaresium</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52]+1" office:value-type="float" office:value="60">
            <text:p>60</text:p>
          </table:table-cell>
          <table:table-cell table:formula="of:=CONCATENATE([.$A453];TEXT([.$B453];&quot;#####&quot;))" office:value-type="string" office:string-value="SER_60">
            <text:p>SER_60</text:p>
          </table:table-cell>
          <table:table-cell office:value-type="string">
            <text:p>albanian_lek</text:p>
          </table:table-cell>
          <table:table-cell office:value-type="string">
            <text:p>albanian lek</text:p>
          </table:table-cell>
          <table:table-cell office:value-type="string">
            <text:p>al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53]+1" office:value-type="float" office:value="61">
            <text:p>61</text:p>
          </table:table-cell>
          <table:table-cell table:formula="of:=CONCATENATE([.$A454];TEXT([.$B454];&quot;#####&quot;))" office:value-type="string" office:string-value="SER_61">
            <text:p>SER_61</text:p>
          </table:table-cell>
          <table:table-cell office:value-type="string">
            <text:p>foot_of_water</text:p>
          </table:table-cell>
          <table:table-cell office:value-type="string">
            <text:p>foot of water</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454]+1" office:value-type="float" office:value="62">
            <text:p>62</text:p>
          </table:table-cell>
          <table:table-cell table:formula="of:=CONCATENATE([.$A455];TEXT([.$B455];&quot;#####&quot;))" office:value-type="string" office:string-value="SER_62">
            <text:p>SER_62</text:p>
          </table:table-cell>
          <table:table-cell office:value-type="string">
            <text:p>lebanese_pound</text:p>
          </table:table-cell>
          <table:table-cell office:value-type="string">
            <text:p>lebanese pound</text:p>
          </table:table-cell>
          <table:table-cell office:value-type="string">
            <text:p>lb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55]+1" office:value-type="float" office:value="63">
            <text:p>63</text:p>
          </table:table-cell>
          <table:table-cell table:formula="of:=CONCATENATE([.$A456];TEXT([.$B456];&quot;#####&quot;))" office:value-type="string" office:string-value="SER_63">
            <text:p>SER_63</text:p>
          </table:table-cell>
          <table:table-cell office:value-type="string">
            <text:p>algerian_dinar</text:p>
          </table:table-cell>
          <table:table-cell office:value-type="string">
            <text:p>algerian dinar</text:p>
          </table:table-cell>
          <table:table-cell office:value-type="string">
            <text:p>dz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56]+1" office:value-type="float" office:value="64">
            <text:p>64</text:p>
          </table:table-cell>
          <table:table-cell table:formula="of:=CONCATENATE([.$A457];TEXT([.$B457];&quot;#####&quot;))" office:value-type="string" office:string-value="SER_64">
            <text:p>SER_64</text:p>
          </table:table-cell>
          <table:table-cell table:number-columns-repeated="2" office:value-type="string">
            <text:p>headache</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457]+1" office:value-type="float" office:value="65">
            <text:p>65</text:p>
          </table:table-cell>
          <table:table-cell table:formula="of:=CONCATENATE([.$A458];TEXT([.$B458];&quot;#####&quot;))" office:value-type="string" office:string-value="SER_65">
            <text:p>SER_65</text:p>
          </table:table-cell>
          <table:table-cell office:value-type="string">
            <text:p>pound_per_british_gallon</text:p>
          </table:table-cell>
          <table:table-cell office:value-type="string">
            <text:p>pound per british gallon</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458]+1" office:value-type="float" office:value="66">
            <text:p>66</text:p>
          </table:table-cell>
          <table:table-cell table:formula="of:=CONCATENATE([.$A459];TEXT([.$B459];&quot;#####&quot;))" office:value-type="string" office:string-value="SER_66">
            <text:p>SER_66</text:p>
          </table:table-cell>
          <table:table-cell office:value-type="string">
            <text:p>dominican_peso</text:p>
          </table:table-cell>
          <table:table-cell office:value-type="string">
            <text:p>dominican peso</text:p>
          </table:table-cell>
          <table:table-cell office:value-type="string">
            <text:p>do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59]+1" office:value-type="float" office:value="67">
            <text:p>67</text:p>
          </table:table-cell>
          <table:table-cell table:formula="of:=CONCATENATE([.$A460];TEXT([.$B460];&quot;#####&quot;))" office:value-type="string" office:string-value="SER_67">
            <text:p>SER_67</text:p>
          </table:table-cell>
          <table:table-cell office:value-type="string">
            <text:p>kilonewton_per_square_meter</text:p>
          </table:table-cell>
          <table:table-cell office:value-type="string">
            <text:p>kilonewton per square meter</text:p>
          </table:table-cell>
          <table:table-cell office:value-type="string">
            <text:p>kn/m²</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460]+1" office:value-type="float" office:value="68">
            <text:p>68</text:p>
          </table:table-cell>
          <table:table-cell table:formula="of:=CONCATENATE([.$A461];TEXT([.$B461];&quot;#####&quot;))" office:value-type="string" office:string-value="SER_68">
            <text:p>SER_68</text:p>
          </table:table-cell>
          <table:table-cell table:number-columns-repeated="2" office:value-type="string">
            <text:p>pas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61]+1" office:value-type="float" office:value="69">
            <text:p>69</text:p>
          </table:table-cell>
          <table:table-cell table:formula="of:=CONCATENATE([.$A462];TEXT([.$B462];&quot;#####&quot;))" office:value-type="string" office:string-value="SER_69">
            <text:p>SER_69</text:p>
          </table:table-cell>
          <table:table-cell office:value-type="string">
            <text:p>dioptre_(diopter)</text:p>
          </table:table-cell>
          <table:table-cell office:value-type="string">
            <text:p>dioptre (diopter)</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62]+1" office:value-type="float" office:value="70">
            <text:p>70</text:p>
          </table:table-cell>
          <table:table-cell table:formula="of:=CONCATENATE([.$A463];TEXT([.$B463];&quot;#####&quot;))" office:value-type="string" office:string-value="SER_70">
            <text:p>SER_70</text:p>
          </table:table-cell>
          <table:table-cell office:value-type="string">
            <text:p>usb_1</text:p>
          </table:table-cell>
          <table:table-cell office:value-type="string">
            <text:p>usb 1</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63]+1" office:value-type="float" office:value="71">
            <text:p>71</text:p>
          </table:table-cell>
          <table:table-cell table:formula="of:=CONCATENATE([.$A464];TEXT([.$B464];&quot;#####&quot;))" office:value-type="string" office:string-value="SER_71">
            <text:p>SER_71</text:p>
          </table:table-cell>
          <table:table-cell table:number-columns-repeated="2" office:value-type="string">
            <text:p>milligram</text:p>
          </table:table-cell>
          <table:table-cell office:value-type="string">
            <text:p>mg</text:p>
          </table:table-cell>
          <table:table-cell office:value-type="string">
            <text:p>weight</text:p>
          </table:table-cell>
          <table:table-cell table:number-columns-repeated="2"/>
        </table:table-row>
        <table:table-row table:style-name="ro2">
          <table:table-cell table:formula="of:=&quot;SER_&quot;" office:value-type="string" office:string-value="SER_">
            <text:p>SER_</text:p>
          </table:table-cell>
          <table:table-cell table:formula="of:=[.B464]+1" office:value-type="float" office:value="72">
            <text:p>72</text:p>
          </table:table-cell>
          <table:table-cell table:formula="of:=CONCATENATE([.$A465];TEXT([.$B465];&quot;#####&quot;))" office:value-type="string" office:string-value="SER_72">
            <text:p>SER_72</text:p>
          </table:table-cell>
          <table:table-cell office:value-type="string">
            <text:p>hao_(毫)</text:p>
          </table:table-cell>
          <table:table-cell office:value-type="string">
            <text:p>hao (毫)</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465]+1" office:value-type="float" office:value="73">
            <text:p>73</text:p>
          </table:table-cell>
          <table:table-cell table:formula="of:=CONCATENATE([.$A466];TEXT([.$B466];&quot;#####&quot;))" office:value-type="string" office:string-value="SER_73">
            <text:p>SER_73</text:p>
          </table:table-cell>
          <table:table-cell office:value-type="string">
            <text:p>gunter's_(surveyors')_pole</text:p>
          </table:table-cell>
          <table:table-cell office:value-type="string">
            <text:p>gunter's (surveyors') pol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66]+1" office:value-type="float" office:value="74">
            <text:p>74</text:p>
          </table:table-cell>
          <table:table-cell table:formula="of:=CONCATENATE([.$A467];TEXT([.$B467];&quot;#####&quot;))" office:value-type="string" office:string-value="SER_74">
            <text:p>SER_74</text:p>
          </table:table-cell>
          <table:table-cell office:value-type="string">
            <text:p>tonne-force_meter</text:p>
          </table:table-cell>
          <table:table-cell office:value-type="string">
            <text:p>tonne-force 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467]+1" office:value-type="float" office:value="75">
            <text:p>75</text:p>
          </table:table-cell>
          <table:table-cell table:formula="of:=CONCATENATE([.$A468];TEXT([.$B468];&quot;#####&quot;))" office:value-type="string" office:string-value="SER_75">
            <text:p>SER_75</text:p>
          </table:table-cell>
          <table:table-cell office:value-type="string">
            <text:p>sri_lankan_rupee</text:p>
          </table:table-cell>
          <table:table-cell office:value-type="string">
            <text:p>sri lankan rupee</text:p>
          </table:table-cell>
          <table:table-cell office:value-type="string">
            <text:p>lk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68]+1" office:value-type="float" office:value="76">
            <text:p>76</text:p>
          </table:table-cell>
          <table:table-cell table:formula="of:=CONCATENATE([.$A469];TEXT([.$B469];&quot;#####&quot;))" office:value-type="string" office:string-value="SER_76">
            <text:p>SER_76</text:p>
          </table:table-cell>
          <table:table-cell table:number-columns-repeated="2" office:value-type="string">
            <text:p>milligray</text:p>
          </table:table-cell>
          <table:table-cell office:value-type="string">
            <text:p>mgy</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469]+1" office:value-type="float" office:value="77">
            <text:p>77</text:p>
          </table:table-cell>
          <table:table-cell table:formula="of:=CONCATENATE([.$A470];TEXT([.$B470];&quot;#####&quot;))" office:value-type="string" office:string-value="SER_77">
            <text:p>SER_77</text:p>
          </table:table-cell>
          <table:table-cell office:value-type="string">
            <text:p>cable_modem</text:p>
          </table:table-cell>
          <table:table-cell office:value-type="string">
            <text:p>cable modem</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70]+1" office:value-type="float" office:value="78">
            <text:p>78</text:p>
          </table:table-cell>
          <table:table-cell table:formula="of:=CONCATENATE([.$A471];TEXT([.$B471];&quot;#####&quot;))" office:value-type="string" office:string-value="SER_78">
            <text:p>SER_78</text:p>
          </table:table-cell>
          <table:table-cell office:value-type="string">
            <text:p>cdma_1xev-do_rev.a</text:p>
          </table:table-cell>
          <table:table-cell office:value-type="string">
            <text:p>cdma 1xev-do rev.a</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71]+1" office:value-type="float" office:value="79">
            <text:p>79</text:p>
          </table:table-cell>
          <table:table-cell table:formula="of:=CONCATENATE([.$A472];TEXT([.$B472];&quot;#####&quot;))" office:value-type="string" office:string-value="SER_79">
            <text:p>SER_79</text:p>
          </table:table-cell>
          <table:table-cell table:number-columns-repeated="2" office:value-type="string">
            <text:p>pebibit</text:p>
          </table:table-cell>
          <table:table-cell office:value-type="string">
            <text:p>pibit</text:p>
          </table:table-cell>
          <table:table-cell office:value-type="string">
            <text:p>computer</text:p>
          </table:table-cell>
          <table:table-cell table:number-columns-repeated="2"/>
        </table:table-row>
        <table:table-row table:style-name="ro2">
          <table:table-cell table:formula="of:=&quot;SER_&quot;" office:value-type="string" office:string-value="SER_">
            <text:p>SER_</text:p>
          </table:table-cell>
          <table:table-cell table:formula="of:=[.B472]+1" office:value-type="float" office:value="80">
            <text:p>80</text:p>
          </table:table-cell>
          <table:table-cell table:formula="of:=CONCATENATE([.$A473];TEXT([.$B473];&quot;#####&quot;))" office:value-type="string" office:string-value="SER_80">
            <text:p>SER_80</text:p>
          </table:table-cell>
          <table:table-cell office:value-type="string">
            <text:p>jin_(市斤)</text:p>
          </table:table-cell>
          <table:table-cell office:value-type="string">
            <text:p>jin (市斤)</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73]+1" office:value-type="float" office:value="81">
            <text:p>81</text:p>
          </table:table-cell>
          <table:table-cell table:formula="of:=CONCATENATE([.$A474];TEXT([.$B474];&quot;#####&quot;))" office:value-type="string" office:string-value="SER_81">
            <text:p>SER_81</text:p>
          </table:table-cell>
          <table:table-cell office:value-type="string">
            <text:p>density_of_copper</text:p>
          </table:table-cell>
          <table:table-cell office:value-type="string">
            <text:p>density of copper</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474]+1" office:value-type="float" office:value="82">
            <text:p>82</text:p>
          </table:table-cell>
          <table:table-cell table:formula="of:=CONCATENATE([.$A475];TEXT([.$B475];&quot;#####&quot;))" office:value-type="string" office:string-value="SER_82">
            <text:p>SER_82</text:p>
          </table:table-cell>
          <table:table-cell table:number-columns-repeated="2" office:value-type="string">
            <text:p>nano</text:p>
          </table:table-cell>
          <table:table-cell office:value-type="string">
            <text:p>n</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475]+1" office:value-type="float" office:value="83">
            <text:p>83</text:p>
          </table:table-cell>
          <table:table-cell table:formula="of:=CONCATENATE([.$A476];TEXT([.$B476];&quot;#####&quot;))" office:value-type="string" office:string-value="SER_83">
            <text:p>SER_83</text:p>
          </table:table-cell>
          <table:table-cell table:number-columns-repeated="2" office:value-type="string">
            <text:p>gigabecquerel</text:p>
          </table:table-cell>
          <table:table-cell office:value-type="string">
            <text:p>gbq</text:p>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476]+1" office:value-type="float" office:value="84">
            <text:p>84</text:p>
          </table:table-cell>
          <table:table-cell table:formula="of:=CONCATENATE([.$A477];TEXT([.$B477];&quot;#####&quot;))" office:value-type="string" office:string-value="SER_84">
            <text:p>SER_84</text:p>
          </table:table-cell>
          <table:table-cell office:value-type="string">
            <text:p>square_centimeter</text:p>
          </table:table-cell>
          <table:table-cell office:value-type="string">
            <text:p>square centimeter</text:p>
          </table:table-cell>
          <table:table-cell office:value-type="string">
            <text:p>cm²</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477]+1" office:value-type="float" office:value="85">
            <text:p>85</text:p>
          </table:table-cell>
          <table:table-cell table:formula="of:=CONCATENATE([.$A478];TEXT([.$B478];&quot;#####&quot;))" office:value-type="string" office:string-value="SER_85">
            <text:p>SER_85</text:p>
          </table:table-cell>
          <table:table-cell office:value-type="string">
            <text:p>zimbabwean_dollar</text:p>
          </table:table-cell>
          <table:table-cell office:value-type="string">
            <text:p>zimbabwean dollar</text:p>
          </table:table-cell>
          <table:table-cell office:value-type="string">
            <text:p>zwl,$,z$</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78]+1" office:value-type="float" office:value="86">
            <text:p>86</text:p>
          </table:table-cell>
          <table:table-cell table:formula="of:=CONCATENATE([.$A479];TEXT([.$B479];&quot;#####&quot;))" office:value-type="string" office:string-value="SER_86">
            <text:p>SER_86</text:p>
          </table:table-cell>
          <table:table-cell office:value-type="string">
            <text:p>tanzanian_shilling</text:p>
          </table:table-cell>
          <table:table-cell office:value-type="string">
            <text:p>tanzanian shilling</text:p>
          </table:table-cell>
          <table:table-cell office:value-type="string">
            <text:p>tz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79]+1" office:value-type="float" office:value="87">
            <text:p>87</text:p>
          </table:table-cell>
          <table:table-cell table:formula="of:=CONCATENATE([.$A480];TEXT([.$B480];&quot;#####&quot;))" office:value-type="string" office:string-value="SER_87">
            <text:p>SER_87</text:p>
          </table:table-cell>
          <table:table-cell office:value-type="string">
            <text:p>gigabyte_per_hour</text:p>
          </table:table-cell>
          <table:table-cell office:value-type="string">
            <text:p>gigabyte per hour</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480]+1" office:value-type="float" office:value="88">
            <text:p>88</text:p>
          </table:table-cell>
          <table:table-cell table:formula="of:=CONCATENATE([.$A481];TEXT([.$B481];&quot;#####&quot;))" office:value-type="string" office:string-value="SER_88">
            <text:p>SER_88</text:p>
          </table:table-cell>
          <table:table-cell office:value-type="string">
            <text:p>mebibyte_per_minute</text:p>
          </table:table-cell>
          <table:table-cell office:value-type="string">
            <text:p>mebibyte per minute</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481]+1" office:value-type="float" office:value="89">
            <text:p>89</text:p>
          </table:table-cell>
          <table:table-cell table:formula="of:=CONCATENATE([.$A482];TEXT([.$B482];&quot;#####&quot;))" office:value-type="string" office:string-value="SER_89">
            <text:p>SER_89</text:p>
          </table:table-cell>
          <table:table-cell office:value-type="string">
            <text:p>fueang_(เฟื้อง)</text:p>
          </table:table-cell>
          <table:table-cell office:value-type="string">
            <text:p>fueang (เฟื้อง)</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482]+1" office:value-type="float" office:value="90">
            <text:p>90</text:p>
          </table:table-cell>
          <table:table-cell table:formula="of:=CONCATENATE([.$A483];TEXT([.$B483];&quot;#####&quot;))" office:value-type="string" office:string-value="SER_90">
            <text:p>SER_90</text:p>
          </table:table-cell>
          <table:table-cell office:value-type="string">
            <text:p>icelandic_króna</text:p>
          </table:table-cell>
          <table:table-cell office:value-type="string">
            <text:p>icelandic króna</text:p>
          </table:table-cell>
          <table:table-cell office:value-type="string">
            <text:p>is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83]+1" office:value-type="float" office:value="91">
            <text:p>91</text:p>
          </table:table-cell>
          <table:table-cell table:formula="of:=CONCATENATE([.$A484];TEXT([.$B484];&quot;#####&quot;))" office:value-type="string" office:string-value="SER_91">
            <text:p>SER_91</text:p>
          </table:table-cell>
          <table:table-cell office:value-type="string">
            <text:p>liter_per_minute</text:p>
          </table:table-cell>
          <table:table-cell office:value-type="string">
            <text:p>liter per minute</text:p>
          </table:table-cell>
          <table:table-cell office:value-type="string">
            <text:p>l/min</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484]+1" office:value-type="float" office:value="92">
            <text:p>92</text:p>
          </table:table-cell>
          <table:table-cell table:formula="of:=CONCATENATE([.$A485];TEXT([.$B485];&quot;#####&quot;))" office:value-type="string" office:string-value="SER_92">
            <text:p>SER_92</text:p>
          </table:table-cell>
          <table:table-cell table:number-columns-repeated="2" office:value-type="string">
            <text:p>braç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85]+1" office:value-type="float" office:value="93">
            <text:p>93</text:p>
          </table:table-cell>
          <table:table-cell table:formula="of:=CONCATENATE([.$A486];TEXT([.$B486];&quot;#####&quot;))" office:value-type="string" office:string-value="SER_93">
            <text:p>SER_93</text:p>
          </table:table-cell>
          <table:table-cell office:value-type="string">
            <text:p>gram-force_meter</text:p>
          </table:table-cell>
          <table:table-cell office:value-type="string">
            <text:p>gram-force 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486]+1" office:value-type="float" office:value="94">
            <text:p>94</text:p>
          </table:table-cell>
          <table:table-cell table:formula="of:=CONCATENATE([.$A487];TEXT([.$B487];&quot;#####&quot;))" office:value-type="string" office:string-value="SER_94">
            <text:p>SER_94</text:p>
          </table:table-cell>
          <table:table-cell office:value-type="string">
            <text:p>short_(us)_ton_per_year</text:p>
          </table:table-cell>
          <table:table-cell office:value-type="string">
            <text:p>short (us) ton per year</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487]+1" office:value-type="float" office:value="95">
            <text:p>95</text:p>
          </table:table-cell>
          <table:table-cell table:formula="of:=CONCATENATE([.$A488];TEXT([.$B488];&quot;#####&quot;))" office:value-type="string" office:string-value="SER_95">
            <text:p>SER_95</text:p>
          </table:table-cell>
          <table:table-cell office:value-type="string">
            <text:p>kilocalories_per_second</text:p>
          </table:table-cell>
          <table:table-cell office:value-type="string">
            <text:p>kilocalories per second</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488]+1" office:value-type="float" office:value="96">
            <text:p>96</text:p>
          </table:table-cell>
          <table:table-cell table:formula="of:=CONCATENATE([.$A489];TEXT([.$B489];&quot;#####&quot;))" office:value-type="string" office:string-value="SER_96">
            <text:p>SER_96</text:p>
          </table:table-cell>
          <table:table-cell table:number-columns-repeated="2" office:value-type="string">
            <text:p>kilobecquerel</text:p>
          </table:table-cell>
          <table:table-cell office:value-type="string">
            <text:p>kbq</text:p>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489]+1" office:value-type="float" office:value="97">
            <text:p>97</text:p>
          </table:table-cell>
          <table:table-cell table:formula="of:=CONCATENATE([.$A490];TEXT([.$B490];&quot;#####&quot;))" office:value-type="string" office:string-value="SER_97">
            <text:p>SER_97</text:p>
          </table:table-cell>
          <table:table-cell office:value-type="string">
            <text:p>mauritian_rupee</text:p>
          </table:table-cell>
          <table:table-cell office:value-type="string">
            <text:p>mauritian rupee</text:p>
          </table:table-cell>
          <table:table-cell office:value-type="string">
            <text:p>mu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90]+1" office:value-type="float" office:value="98">
            <text:p>98</text:p>
          </table:table-cell>
          <table:table-cell table:formula="of:=CONCATENATE([.$A491];TEXT([.$B491];&quot;#####&quot;))" office:value-type="string" office:string-value="SER_98">
            <text:p>SER_98</text:p>
          </table:table-cell>
          <table:table-cell office:value-type="string">
            <text:p>gregorian_year</text:p>
          </table:table-cell>
          <table:table-cell office:value-type="string">
            <text:p>gregorian year</text:p>
          </table:table-cell>
          <table:table-cell/>
          <table:table-cell office:value-type="string">
            <text:p>time</text:p>
          </table:table-cell>
          <table:table-cell table:number-columns-repeated="2"/>
        </table:table-row>
        <table:table-row table:style-name="ro1">
          <table:table-cell table:formula="of:=&quot;SER_&quot;" office:value-type="string" office:string-value="SER_">
            <text:p>SER_</text:p>
          </table:table-cell>
          <table:table-cell table:formula="of:=[.B491]+1" office:value-type="float" office:value="99">
            <text:p>99</text:p>
          </table:table-cell>
          <table:table-cell table:formula="of:=CONCATENATE([.$A492];TEXT([.$B492];&quot;#####&quot;))" office:value-type="string" office:string-value="SER_99">
            <text:p>SER_99</text:p>
          </table:table-cell>
          <table:table-cell office:value-type="string">
            <text:p>cuerda_of_valencia</text:p>
          </table:table-cell>
          <table:table-cell office:value-type="string">
            <text:p>cuerda of valenci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492]+1" office:value-type="float" office:value="100">
            <text:p>100</text:p>
          </table:table-cell>
          <table:table-cell table:formula="of:=CONCATENATE([.$A493];TEXT([.$B493];&quot;#####&quot;))" office:value-type="string" office:string-value="SER_100">
            <text:p>SER_100</text:p>
          </table:table-cell>
          <table:table-cell office:value-type="string">
            <text:p>new_zealand_dollar</text:p>
          </table:table-cell>
          <table:table-cell office:value-type="string">
            <text:p>new zealand dollar</text:p>
          </table:table-cell>
          <table:table-cell office:value-type="string">
            <text:p>nzd,nz$,$</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93]+1" office:value-type="float" office:value="101">
            <text:p>101</text:p>
          </table:table-cell>
          <table:table-cell table:formula="of:=CONCATENATE([.$A494];TEXT([.$B494];&quot;#####&quot;))" office:value-type="string" office:string-value="SER_101">
            <text:p>SER_101</text:p>
          </table:table-cell>
          <table:table-cell table:number-columns-repeated="2" office:value-type="string">
            <text:p>degree</text:p>
          </table:table-cell>
          <table:table-cell office:value-type="string">
            <text:p>deg</text:p>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494]+1" office:value-type="float" office:value="102">
            <text:p>102</text:p>
          </table:table-cell>
          <table:table-cell table:formula="of:=CONCATENATE([.$A495];TEXT([.$B495];&quot;#####&quot;))" office:value-type="string" office:string-value="SER_102">
            <text:p>SER_102</text:p>
          </table:table-cell>
          <table:table-cell office:value-type="string">
            <text:p>moldovan_leu</text:p>
          </table:table-cell>
          <table:table-cell office:value-type="string">
            <text:p>moldovan leu</text:p>
          </table:table-cell>
          <table:table-cell office:value-type="string">
            <text:p>md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95]+1" office:value-type="float" office:value="103">
            <text:p>103</text:p>
          </table:table-cell>
          <table:table-cell table:formula="of:=CONCATENATE([.$A496];TEXT([.$B496];&quot;#####&quot;))" office:value-type="string" office:string-value="SER_103">
            <text:p>SER_103</text:p>
          </table:table-cell>
          <table:table-cell table:number-columns-repeated="2" office:value-type="string">
            <text:p>amphor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496]+1" office:value-type="float" office:value="104">
            <text:p>104</text:p>
          </table:table-cell>
          <table:table-cell table:formula="of:=CONCATENATE([.$A497];TEXT([.$B497];&quot;#####&quot;))" office:value-type="string" office:string-value="SER_104">
            <text:p>SER_104</text:p>
          </table:table-cell>
          <table:table-cell office:value-type="string">
            <text:p>kulee_(dolee)</text:p>
          </table:table-cell>
          <table:table-cell office:value-type="string">
            <text:p>kulee (dole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497]+1" office:value-type="float" office:value="105">
            <text:p>105</text:p>
          </table:table-cell>
          <table:table-cell table:formula="of:=CONCATENATE([.$A498];TEXT([.$B498];&quot;#####&quot;))" office:value-type="string" office:string-value="SER_105">
            <text:p>SER_105</text:p>
          </table:table-cell>
          <table:table-cell office:value-type="string">
            <text:p>nicaraguan_cordoba</text:p>
          </table:table-cell>
          <table:table-cell office:value-type="string">
            <text:p>nicaraguan cordoba</text:p>
          </table:table-cell>
          <table:table-cell office:value-type="string">
            <text:p>nio</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498]+1" office:value-type="float" office:value="106">
            <text:p>106</text:p>
          </table:table-cell>
          <table:table-cell table:formula="of:=CONCATENATE([.$A499];TEXT([.$B499];&quot;#####&quot;))" office:value-type="string" office:string-value="SER_106">
            <text:p>SER_106</text:p>
          </table:table-cell>
          <table:table-cell office:value-type="string">
            <text:p>panilla_(for_olive_oil)</text:p>
          </table:table-cell>
          <table:table-cell office:value-type="string">
            <text:p>panilla (for olive oil)</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499]+1" office:value-type="float" office:value="107">
            <text:p>107</text:p>
          </table:table-cell>
          <table:table-cell table:formula="of:=CONCATENATE([.$A500];TEXT([.$B500];&quot;#####&quot;))" office:value-type="string" office:string-value="SER_107">
            <text:p>SER_107</text:p>
          </table:table-cell>
          <table:table-cell office:value-type="string">
            <text:p>horizontal_pitch</text:p>
          </table:table-cell>
          <table:table-cell office:value-type="string">
            <text:p>horizontal pitch</text:p>
          </table:table-cell>
          <table:table-cell office:value-type="string">
            <text:p>hp</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00]+1" office:value-type="float" office:value="108">
            <text:p>108</text:p>
          </table:table-cell>
          <table:table-cell table:formula="of:=CONCATENATE([.$A501];TEXT([.$B501];&quot;#####&quot;))" office:value-type="string" office:string-value="SER_108">
            <text:p>SER_108</text:p>
          </table:table-cell>
          <table:table-cell table:number-columns-repeated="2" office:value-type="string">
            <text:p>galileo</text:p>
          </table:table-cell>
          <table:table-cell office:value-type="string">
            <text:p>gal</text:p>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501]+1" office:value-type="float" office:value="109">
            <text:p>109</text:p>
          </table:table-cell>
          <table:table-cell table:formula="of:=CONCATENATE([.$A502];TEXT([.$B502];&quot;#####&quot;))" office:value-type="string" office:string-value="SER_109">
            <text:p>SER_109</text:p>
          </table:table-cell>
          <table:table-cell office:value-type="string">
            <text:p>micrometre_(micron)</text:p>
          </table:table-cell>
          <table:table-cell office:value-type="string">
            <text:p>micrometre (micro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02]+1" office:value-type="float" office:value="110">
            <text:p>110</text:p>
          </table:table-cell>
          <table:table-cell table:formula="of:=CONCATENATE([.$A503];TEXT([.$B503];&quot;#####&quot;))" office:value-type="string" office:string-value="SER_110">
            <text:p>SER_110</text:p>
          </table:table-cell>
          <table:table-cell office:value-type="string">
            <text:p>tunisian_dinar</text:p>
          </table:table-cell>
          <table:table-cell office:value-type="string">
            <text:p>tunisian dinar</text:p>
          </table:table-cell>
          <table:table-cell office:value-type="string">
            <text:p>tn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03]+1" office:value-type="float" office:value="111">
            <text:p>111</text:p>
          </table:table-cell>
          <table:table-cell table:formula="of:=CONCATENATE([.$A504];TEXT([.$B504];&quot;#####&quot;))" office:value-type="string" office:string-value="SER_111">
            <text:p>SER_111</text:p>
          </table:table-cell>
          <table:table-cell table:number-columns-repeated="2" office:value-type="string">
            <text:p>linh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04]+1" office:value-type="float" office:value="112">
            <text:p>112</text:p>
          </table:table-cell>
          <table:table-cell table:formula="of:=CONCATENATE([.$A505];TEXT([.$B505];&quot;#####&quot;))" office:value-type="string" office:string-value="SER_112">
            <text:p>SER_112</text:p>
          </table:table-cell>
          <table:table-cell office:value-type="string">
            <text:p>mauritanian_ouguiya</text:p>
          </table:table-cell>
          <table:table-cell office:value-type="string">
            <text:p>mauritanian ouguiya</text:p>
          </table:table-cell>
          <table:table-cell office:value-type="string">
            <text:p>mro</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05]+1" office:value-type="float" office:value="113">
            <text:p>113</text:p>
          </table:table-cell>
          <table:table-cell table:formula="of:=CONCATENATE([.$A506];TEXT([.$B506];&quot;#####&quot;))" office:value-type="string" office:string-value="SER_113">
            <text:p>SER_113</text:p>
          </table:table-cell>
          <table:table-cell table:number-columns-repeated="2" office:value-type="string">
            <text:p>talent</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506]+1" office:value-type="float" office:value="114">
            <text:p>114</text:p>
          </table:table-cell>
          <table:table-cell table:formula="of:=CONCATENATE([.$A507];TEXT([.$B507];&quot;#####&quot;))" office:value-type="string" office:string-value="SER_114">
            <text:p>SER_114</text:p>
          </table:table-cell>
          <table:table-cell office:value-type="string">
            <text:p>ounce_per_minute</text:p>
          </table:table-cell>
          <table:table-cell office:value-type="string">
            <text:p>ounce per minute</text:p>
          </table:table-cell>
          <table:table-cell office:value-type="string">
            <text:p>oz/min</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507]+1" office:value-type="float" office:value="115">
            <text:p>115</text:p>
          </table:table-cell>
          <table:table-cell table:formula="of:=CONCATENATE([.$A508];TEXT([.$B508];&quot;#####&quot;))" office:value-type="string" office:string-value="SER_115">
            <text:p>SER_115</text:p>
          </table:table-cell>
          <table:table-cell office:value-type="string">
            <text:p>kilogramm-force_meter_per_second</text:p>
          </table:table-cell>
          <table:table-cell office:value-type="string">
            <text:p>kilogramm-force meter per second</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508]+1" office:value-type="float" office:value="116">
            <text:p>116</text:p>
          </table:table-cell>
          <table:table-cell table:formula="of:=CONCATENATE([.$A509];TEXT([.$B509];&quot;#####&quot;))" office:value-type="string" office:string-value="SER_116">
            <text:p>SER_116</text:p>
          </table:table-cell>
          <table:table-cell office:value-type="string">
            <text:p>cubic_meter</text:p>
          </table:table-cell>
          <table:table-cell office:value-type="string">
            <text:p>cubic meter</text:p>
          </table:table-cell>
          <table:table-cell office:value-type="string">
            <text:p>m³</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09]+1" office:value-type="float" office:value="117">
            <text:p>117</text:p>
          </table:table-cell>
          <table:table-cell table:formula="of:=CONCATENATE([.$A510];TEXT([.$B510];&quot;#####&quot;))" office:value-type="string" office:string-value="SER_117">
            <text:p>SER_117</text:p>
          </table:table-cell>
          <table:table-cell table:number-columns-repeated="2" office:value-type="string">
            <text:p>selami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10]+1" office:value-type="float" office:value="118">
            <text:p>118</text:p>
          </table:table-cell>
          <table:table-cell table:formula="of:=CONCATENATE([.$A511];TEXT([.$B511];&quot;#####&quot;))" office:value-type="string" office:string-value="SER_118">
            <text:p>SER_118</text:p>
          </table:table-cell>
          <table:table-cell office:value-type="string">
            <text:p>south_african_rand</text:p>
          </table:table-cell>
          <table:table-cell office:value-type="string">
            <text:p>south african rand</text:p>
          </table:table-cell>
          <table:table-cell office:value-type="string">
            <text:p>za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11]+1" office:value-type="float" office:value="119">
            <text:p>119</text:p>
          </table:table-cell>
          <table:table-cell table:formula="of:=CONCATENATE([.$A512];TEXT([.$B512];&quot;#####&quot;))" office:value-type="string" office:string-value="SER_119">
            <text:p>SER_119</text:p>
          </table:table-cell>
          <table:table-cell office:value-type="string">
            <text:p>british_gallon_per_second</text:p>
          </table:table-cell>
          <table:table-cell office:value-type="string">
            <text:p>british gallon per second</text:p>
          </table:table-cell>
          <table:table-cell/>
          <table:table-cell office:value-type="string">
            <text:p>flow_rate_volume</text:p>
          </table:table-cell>
          <table:table-cell table:number-columns-repeated="2"/>
        </table:table-row>
        <table:table-row table:style-name="ro2">
          <table:table-cell table:formula="of:=&quot;SER_&quot;" office:value-type="string" office:string-value="SER_">
            <text:p>SER_</text:p>
          </table:table-cell>
          <table:table-cell table:formula="of:=[.B512]+1" office:value-type="float" office:value="120">
            <text:p>120</text:p>
          </table:table-cell>
          <table:table-cell table:formula="of:=CONCATENATE([.$A513];TEXT([.$B513];&quot;#####&quot;))" office:value-type="string" office:string-value="SER_120">
            <text:p>SER_120</text:p>
          </table:table-cell>
          <table:table-cell office:value-type="string">
            <text:p>dan_(市石)</text:p>
          </table:table-cell>
          <table:table-cell office:value-type="string">
            <text:p>dan (市石)</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13]+1" office:value-type="float" office:value="121">
            <text:p>121</text:p>
          </table:table-cell>
          <table:table-cell table:formula="of:=CONCATENATE([.$A514];TEXT([.$B514];&quot;#####&quot;))" office:value-type="string" office:string-value="SER_121">
            <text:p>SER_121</text:p>
          </table:table-cell>
          <table:table-cell table:number-columns-repeated="2" office:value-type="string">
            <text:p>akt</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14]+1" office:value-type="float" office:value="122">
            <text:p>122</text:p>
          </table:table-cell>
          <table:table-cell table:formula="of:=CONCATENATE([.$A515];TEXT([.$B515];&quot;#####&quot;))" office:value-type="string" office:string-value="SER_122">
            <text:p>SER_122</text:p>
          </table:table-cell>
          <table:table-cell office:value-type="string">
            <text:p>synodic_month</text:p>
          </table:table-cell>
          <table:table-cell office:value-type="string">
            <text:p>synodic month</text:p>
          </table:table-cell>
          <table:table-cell/>
          <table:table-cell office:value-type="string">
            <text:p>time</text:p>
          </table:table-cell>
          <table:table-cell table:number-columns-repeated="2"/>
        </table:table-row>
        <table:table-row table:style-name="ro2">
          <table:table-cell table:formula="of:=&quot;SER_&quot;" office:value-type="string" office:string-value="SER_">
            <text:p>SER_</text:p>
          </table:table-cell>
          <table:table-cell table:formula="of:=[.B515]+1" office:value-type="float" office:value="123">
            <text:p>123</text:p>
          </table:table-cell>
          <table:table-cell table:formula="of:=CONCATENATE([.$A516];TEXT([.$B516];&quot;#####&quot;))" office:value-type="string" office:string-value="SER_123">
            <text:p>SER_123</text:p>
          </table:table-cell>
          <table:table-cell office:value-type="string">
            <text:p>koku_(石)</text:p>
          </table:table-cell>
          <table:table-cell office:value-type="string">
            <text:p>koku (石)</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16]+1" office:value-type="float" office:value="124">
            <text:p>124</text:p>
          </table:table-cell>
          <table:table-cell table:formula="of:=CONCATENATE([.$A517];TEXT([.$B517];&quot;#####&quot;))" office:value-type="string" office:string-value="SER_124">
            <text:p>SER_124</text:p>
          </table:table-cell>
          <table:table-cell table:number-columns-repeated="2" office:value-type="string">
            <text:p>pico</text:p>
          </table:table-cell>
          <table:table-cell office:value-type="string">
            <text:p>p</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517]+1" office:value-type="float" office:value="125">
            <text:p>125</text:p>
          </table:table-cell>
          <table:table-cell table:formula="of:=CONCATENATE([.$A518];TEXT([.$B518];&quot;#####&quot;))" office:value-type="string" office:string-value="SER_125">
            <text:p>SER_125</text:p>
          </table:table-cell>
          <table:table-cell office:value-type="string">
            <text:p>desyatina_(farmery)</text:p>
          </table:table-cell>
          <table:table-cell office:value-type="string">
            <text:p>desyatina (farmery)</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518]+1" office:value-type="float" office:value="126">
            <text:p>126</text:p>
          </table:table-cell>
          <table:table-cell table:formula="of:=CONCATENATE([.$A519];TEXT([.$B519];&quot;#####&quot;))" office:value-type="string" office:string-value="SER_126">
            <text:p>SER_126</text:p>
          </table:table-cell>
          <table:table-cell office:value-type="string">
            <text:p>minute_per_mebibyte</text:p>
          </table:table-cell>
          <table:table-cell office:value-type="string">
            <text:p>minute per mebi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519]+1" office:value-type="float" office:value="127">
            <text:p>127</text:p>
          </table:table-cell>
          <table:table-cell table:formula="of:=CONCATENATE([.$A520];TEXT([.$B520];&quot;#####&quot;))" office:value-type="string" office:string-value="SER_127">
            <text:p>SER_127</text:p>
          </table:table-cell>
          <table:table-cell office:value-type="string">
            <text:p>planck_pressure</text:p>
          </table:table-cell>
          <table:table-cell office:value-type="string">
            <text:p>planck pressure</text:p>
          </table:table-cell>
          <table:table-cell office:value-type="string">
            <text:p>l⁻¹mt⁻²</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520]+1" office:value-type="float" office:value="128">
            <text:p>128</text:p>
          </table:table-cell>
          <table:table-cell table:formula="of:=CONCATENATE([.$A521];TEXT([.$B521];&quot;#####&quot;))" office:value-type="string" office:string-value="SER_128">
            <text:p>SER_128</text:p>
          </table:table-cell>
          <table:table-cell table:number-columns-repeated="2" office:value-type="string">
            <text:p>pic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21]+1" office:value-type="float" office:value="129">
            <text:p>129</text:p>
          </table:table-cell>
          <table:table-cell table:formula="of:=CONCATENATE([.$A522];TEXT([.$B522];&quot;#####&quot;))" office:value-type="string" office:string-value="SER_129">
            <text:p>SER_129</text:p>
          </table:table-cell>
          <table:table-cell office:value-type="string">
            <text:p>hour_per_mebibyte</text:p>
          </table:table-cell>
          <table:table-cell office:value-type="string">
            <text:p>hour per mebibyte</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522]+1" office:value-type="float" office:value="130">
            <text:p>130</text:p>
          </table:table-cell>
          <table:table-cell table:formula="of:=CONCATENATE([.$A523];TEXT([.$B523];&quot;#####&quot;))" office:value-type="string" office:string-value="SER_130">
            <text:p>SER_130</text:p>
          </table:table-cell>
          <table:table-cell office:value-type="string">
            <text:p>mayon/mayong_(มายน/มะยง)</text:p>
          </table:table-cell>
          <table:table-cell office:value-type="string">
            <text:p>mayon/mayong (มายน/มะยง)</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523]+1" office:value-type="float" office:value="131">
            <text:p>131</text:p>
          </table:table-cell>
          <table:table-cell table:formula="of:=CONCATENATE([.$A524];TEXT([.$B524];&quot;#####&quot;))" office:value-type="string" office:string-value="SER_131">
            <text:p>SER_131</text:p>
          </table:table-cell>
          <table:table-cell office:value-type="string">
            <text:p>chetvert_(quart)</text:p>
          </table:table-cell>
          <table:table-cell office:value-type="string">
            <text:p>chetvert (quart)</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24]+1" office:value-type="float" office:value="132">
            <text:p>132</text:p>
          </table:table-cell>
          <table:table-cell table:formula="of:=CONCATENATE([.$A525];TEXT([.$B525];&quot;#####&quot;))" office:value-type="string" office:string-value="SER_132">
            <text:p>SER_132</text:p>
          </table:table-cell>
          <table:table-cell office:value-type="string">
            <text:p>sea_mile_per_hour</text:p>
          </table:table-cell>
          <table:table-cell office:value-type="string">
            <text:p>sea mile per hour</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525]+1" office:value-type="float" office:value="133">
            <text:p>133</text:p>
          </table:table-cell>
          <table:table-cell table:formula="of:=CONCATENATE([.$A526];TEXT([.$B526];&quot;#####&quot;))" office:value-type="string" office:string-value="SER_133">
            <text:p>SER_133</text:p>
          </table:table-cell>
          <table:table-cell office:value-type="string">
            <text:p>ukrainian_hryvnia</text:p>
          </table:table-cell>
          <table:table-cell office:value-type="string">
            <text:p>ukrainian hryvnia</text:p>
          </table:table-cell>
          <table:table-cell office:value-type="string">
            <text:p>uah</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26]+1" office:value-type="float" office:value="134">
            <text:p>134</text:p>
          </table:table-cell>
          <table:table-cell table:formula="of:=CONCATENATE([.$A527];TEXT([.$B527];&quot;#####&quot;))" office:value-type="string" office:string-value="SER_134">
            <text:p>SER_134</text:p>
          </table:table-cell>
          <table:table-cell office:value-type="string">
            <text:p>acre_foot__per_hour</text:p>
          </table:table-cell>
          <table:table-cell office:value-type="string">
            <text:p>acre foot <text:s/>per hour</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527]+1" office:value-type="float" office:value="135">
            <text:p>135</text:p>
          </table:table-cell>
          <table:table-cell table:formula="of:=CONCATENATE([.$A528];TEXT([.$B528];&quot;#####&quot;))" office:value-type="string" office:string-value="SER_135">
            <text:p>SER_135</text:p>
          </table:table-cell>
          <table:table-cell table:number-columns-repeated="2" office:value-type="string">
            <text:p>sextet</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528]+1" office:value-type="float" office:value="136">
            <text:p>136</text:p>
          </table:table-cell>
          <table:table-cell table:formula="of:=CONCATENATE([.$A529];TEXT([.$B529];&quot;#####&quot;))" office:value-type="string" office:string-value="SER_136">
            <text:p>SER_136</text:p>
          </table:table-cell>
          <table:table-cell office:value-type="string">
            <text:p>mezhevaya_verst</text:p>
          </table:table-cell>
          <table:table-cell office:value-type="string">
            <text:p>mezhevaya verst</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29]+1" office:value-type="float" office:value="137">
            <text:p>137</text:p>
          </table:table-cell>
          <table:table-cell table:formula="of:=CONCATENATE([.$A530];TEXT([.$B530];&quot;#####&quot;))" office:value-type="string" office:string-value="SER_137">
            <text:p>SER_137</text:p>
          </table:table-cell>
          <table:table-cell office:value-type="string">
            <text:p>liter_per_day</text:p>
          </table:table-cell>
          <table:table-cell office:value-type="string">
            <text:p>liter per day</text:p>
          </table:table-cell>
          <table:table-cell office:value-type="string">
            <text:p>l/day</text:p>
          </table:table-cell>
          <table:table-cell office:value-type="string">
            <text:p>flow_rate_volume</text:p>
          </table:table-cell>
          <table:table-cell table:number-columns-repeated="2"/>
        </table:table-row>
        <table:table-row table:style-name="ro2">
          <table:table-cell table:formula="of:=&quot;SER_&quot;" office:value-type="string" office:string-value="SER_">
            <text:p>SER_</text:p>
          </table:table-cell>
          <table:table-cell table:formula="of:=[.B530]+1" office:value-type="float" office:value="138">
            <text:p>138</text:p>
          </table:table-cell>
          <table:table-cell table:formula="of:=CONCATENATE([.$A531];TEXT([.$B531];&quot;#####&quot;))" office:value-type="string" office:string-value="SER_138">
            <text:p>SER_138</text:p>
          </table:table-cell>
          <table:table-cell office:value-type="string">
            <text:p>shaku_(尺)</text:p>
          </table:table-cell>
          <table:table-cell office:value-type="string">
            <text:p>shaku (尺)</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31]+1" office:value-type="float" office:value="139">
            <text:p>139</text:p>
          </table:table-cell>
          <table:table-cell table:formula="of:=CONCATENATE([.$A532];TEXT([.$B532];&quot;#####&quot;))" office:value-type="string" office:string-value="SER_139">
            <text:p>SER_139</text:p>
          </table:table-cell>
          <table:table-cell office:value-type="string">
            <text:p>cubic_light_second</text:p>
          </table:table-cell>
          <table:table-cell office:value-type="string">
            <text:p>cubic light second</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32]+1" office:value-type="float" office:value="140">
            <text:p>140</text:p>
          </table:table-cell>
          <table:table-cell table:formula="of:=CONCATENATE([.$A533];TEXT([.$B533];&quot;#####&quot;))" office:value-type="string" office:string-value="SER_140">
            <text:p>SER_140</text:p>
          </table:table-cell>
          <table:table-cell office:value-type="string">
            <text:p>british_thermal_unit_per_minute</text:p>
          </table:table-cell>
          <table:table-cell office:value-type="string">
            <text:p>british thermal unit per minute</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533]+1" office:value-type="float" office:value="141">
            <text:p>141</text:p>
          </table:table-cell>
          <table:table-cell table:formula="of:=CONCATENATE([.$A534];TEXT([.$B534];&quot;#####&quot;))" office:value-type="string" office:string-value="SER_141">
            <text:p>SER_141</text:p>
          </table:table-cell>
          <table:table-cell table:number-columns-repeated="2" office:value-type="string">
            <text:p>ounce-force</text:p>
          </table:table-cell>
          <table:table-cell office:value-type="string">
            <text:p>ozf</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534]+1" office:value-type="float" office:value="142">
            <text:p>142</text:p>
          </table:table-cell>
          <table:table-cell table:formula="of:=CONCATENATE([.$A535];TEXT([.$B535];&quot;#####&quot;))" office:value-type="string" office:string-value="SER_142">
            <text:p>SER_142</text:p>
          </table:table-cell>
          <table:table-cell table:number-columns-repeated="2" office:value-type="string">
            <text:p>ster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35]+1" office:value-type="float" office:value="143">
            <text:p>143</text:p>
          </table:table-cell>
          <table:table-cell table:formula="of:=CONCATENATE([.$A536];TEXT([.$B536];&quot;#####&quot;))" office:value-type="string" office:string-value="SER_143">
            <text:p>SER_143</text:p>
          </table:table-cell>
          <table:table-cell office:value-type="string">
            <text:p>foot_per_minute</text:p>
          </table:table-cell>
          <table:table-cell office:value-type="string">
            <text:p>foot per minute</text:p>
          </table:table-cell>
          <table:table-cell/>
          <table:table-cell office:value-type="string">
            <text:p>speed</text:p>
          </table:table-cell>
          <table:table-cell table:number-columns-repeated="2"/>
        </table:table-row>
        <table:table-row table:style-name="ro3">
          <table:table-cell table:formula="of:=&quot;SER_&quot;" office:value-type="string" office:string-value="SER_">
            <text:p>SER_</text:p>
          </table:table-cell>
          <table:table-cell table:formula="of:=[.B536]+1" office:value-type="float" office:value="144">
            <text:p>144</text:p>
          </table:table-cell>
          <table:table-cell table:formula="of:=CONCATENATE([.$A537];TEXT([.$B537];&quot;#####&quot;))" office:value-type="string" office:string-value="SER_144">
            <text:p>SER_144</text:p>
          </table:table-cell>
          <table:table-cell office:value-type="string">
            <text:p>khuep_(คืบ_span)</text:p>
          </table:table-cell>
          <table:table-cell office:value-type="string">
            <text:p>khuep (คืบ_spa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37]+1" office:value-type="float" office:value="145">
            <text:p>145</text:p>
          </table:table-cell>
          <table:table-cell table:formula="of:=CONCATENATE([.$A538];TEXT([.$B538];&quot;#####&quot;))" office:value-type="string" office:string-value="SER_145">
            <text:p>SER_145</text:p>
          </table:table-cell>
          <table:table-cell office:value-type="string">
            <text:p>gray_day</text:p>
          </table:table-cell>
          <table:table-cell office:value-type="string">
            <text:p>gray day</text:p>
          </table:table-cell>
          <table:table-cell/>
          <table:table-cell office:value-type="string">
            <text:p>illuminance</text:p>
          </table:table-cell>
          <table:table-cell table:number-columns-repeated="2"/>
        </table:table-row>
        <table:table-row table:style-name="ro3">
          <table:table-cell table:formula="of:=&quot;SER_&quot;" office:value-type="string" office:string-value="SER_">
            <text:p>SER_</text:p>
          </table:table-cell>
          <table:table-cell table:formula="of:=[.B538]+1" office:value-type="float" office:value="146">
            <text:p>146</text:p>
          </table:table-cell>
          <table:table-cell table:formula="of:=CONCATENATE([.$A539];TEXT([.$B539];&quot;#####&quot;))" office:value-type="string" office:string-value="SER_146">
            <text:p>SER_146</text:p>
          </table:table-cell>
          <table:table-cell office:value-type="string">
            <text:p>yip_mue_(หยิบมือ_pinch)</text:p>
          </table:table-cell>
          <table:table-cell office:value-type="string">
            <text:p>yip mue (หยิบมือ_pinch)</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39]+1" office:value-type="float" office:value="147">
            <text:p>147</text:p>
          </table:table-cell>
          <table:table-cell table:formula="of:=CONCATENATE([.$A540];TEXT([.$B540];&quot;#####&quot;))" office:value-type="string" office:string-value="SER_147">
            <text:p>SER_147</text:p>
          </table:table-cell>
          <table:table-cell office:value-type="string">
            <text:p>second_per_mile</text:p>
          </table:table-cell>
          <table:table-cell office:value-type="string">
            <text:p>second per mile</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540]+1" office:value-type="float" office:value="148">
            <text:p>148</text:p>
          </table:table-cell>
          <table:table-cell table:formula="of:=CONCATENATE([.$A541];TEXT([.$B541];&quot;#####&quot;))" office:value-type="string" office:string-value="SER_148">
            <text:p>SER_148</text:p>
          </table:table-cell>
          <table:table-cell table:number-columns-repeated="2" office:value-type="string">
            <text:p>cuarterón</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541]+1" office:value-type="float" office:value="149">
            <text:p>149</text:p>
          </table:table-cell>
          <table:table-cell table:formula="of:=CONCATENATE([.$A542];TEXT([.$B542];&quot;#####&quot;))" office:value-type="string" office:string-value="SER_149">
            <text:p>SER_149</text:p>
          </table:table-cell>
          <table:table-cell office:value-type="string">
            <text:p>acre_foot__per_day</text:p>
          </table:table-cell>
          <table:table-cell office:value-type="string">
            <text:p>acre foot <text:s/>per day</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542]+1" office:value-type="float" office:value="150">
            <text:p>150</text:p>
          </table:table-cell>
          <table:table-cell table:formula="of:=CONCATENATE([.$A543];TEXT([.$B543];&quot;#####&quot;))" office:value-type="string" office:string-value="SER_150">
            <text:p>SER_150</text:p>
          </table:table-cell>
          <table:table-cell office:value-type="string">
            <text:p>bolivian_boliviano</text:p>
          </table:table-cell>
          <table:table-cell office:value-type="string">
            <text:p>bolivian boliviano</text:p>
          </table:table-cell>
          <table:table-cell office:value-type="string">
            <text:p>bob</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43]+1" office:value-type="float" office:value="151">
            <text:p>151</text:p>
          </table:table-cell>
          <table:table-cell table:formula="of:=CONCATENATE([.$A544];TEXT([.$B544];&quot;#####&quot;))" office:value-type="string" office:string-value="SER_151">
            <text:p>SER_151</text:p>
          </table:table-cell>
          <table:table-cell table:number-columns-repeated="2" office:value-type="string">
            <text:p>e1</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544]+1" office:value-type="float" office:value="152">
            <text:p>152</text:p>
          </table:table-cell>
          <table:table-cell table:formula="of:=CONCATENATE([.$A545];TEXT([.$B545];&quot;#####&quot;))" office:value-type="string" office:string-value="SER_152">
            <text:p>SER_152</text:p>
          </table:table-cell>
          <table:table-cell office:value-type="string">
            <text:p>vodka_bottle</text:p>
          </table:table-cell>
          <table:table-cell office:value-type="string">
            <text:p>vodka bottl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45]+1" office:value-type="float" office:value="153">
            <text:p>153</text:p>
          </table:table-cell>
          <table:table-cell table:formula="of:=CONCATENATE([.$A546];TEXT([.$B546];&quot;#####&quot;))" office:value-type="string" office:string-value="SER_153">
            <text:p>SER_153</text:p>
          </table:table-cell>
          <table:table-cell office:value-type="string">
            <text:p>gram_per_millilitre</text:p>
          </table:table-cell>
          <table:table-cell office:value-type="string">
            <text:p>gram per millilitre</text:p>
          </table:table-cell>
          <table:table-cell office:value-type="string">
            <text:p>g/ml</text:p>
          </table:table-cell>
          <table:table-cell office:value-type="string">
            <text:p>density</text:p>
          </table:table-cell>
          <table:table-cell table:number-columns-repeated="2"/>
        </table:table-row>
        <table:table-row table:style-name="ro2">
          <table:table-cell table:formula="of:=&quot;SER_&quot;" office:value-type="string" office:string-value="SER_">
            <text:p>SER_</text:p>
          </table:table-cell>
          <table:table-cell table:formula="of:=[.B546]+1" office:value-type="float" office:value="154">
            <text:p>154</text:p>
          </table:table-cell>
          <table:table-cell table:formula="of:=CONCATENATE([.$A547];TEXT([.$B547];&quot;#####&quot;))" office:value-type="string" office:string-value="SER_154">
            <text:p>SER_154</text:p>
          </table:table-cell>
          <table:table-cell office:value-type="string">
            <text:p>tsubo_(坪)</text:p>
          </table:table-cell>
          <table:table-cell office:value-type="string">
            <text:p>tsubo (坪)</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547]+1" office:value-type="float" office:value="155">
            <text:p>155</text:p>
          </table:table-cell>
          <table:table-cell table:formula="of:=CONCATENATE([.$A548];TEXT([.$B548];&quot;#####&quot;))" office:value-type="string" office:string-value="SER_155">
            <text:p>SER_155</text:p>
          </table:table-cell>
          <table:table-cell office:value-type="string">
            <text:p>tonne_per_second</text:p>
          </table:table-cell>
          <table:table-cell office:value-type="string">
            <text:p>tonne per second</text:p>
          </table:table-cell>
          <table:table-cell office:value-type="string">
            <text:p>t/s</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548]+1" office:value-type="float" office:value="156">
            <text:p>156</text:p>
          </table:table-cell>
          <table:table-cell table:formula="of:=CONCATENATE([.$A549];TEXT([.$B549];&quot;#####&quot;))" office:value-type="string" office:string-value="SER_156">
            <text:p>SER_156</text:p>
          </table:table-cell>
          <table:table-cell table:number-columns-repeated="2" office:value-type="string">
            <text:p>millirem</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549]+1" office:value-type="float" office:value="157">
            <text:p>157</text:p>
          </table:table-cell>
          <table:table-cell table:formula="of:=CONCATENATE([.$A550];TEXT([.$B550];&quot;#####&quot;))" office:value-type="string" office:string-value="SER_157">
            <text:p>SER_157</text:p>
          </table:table-cell>
          <table:table-cell table:number-columns-repeated="2" office:value-type="string">
            <text:p>minot</text:p>
          </table:table-cell>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550]+1" office:value-type="float" office:value="158">
            <text:p>158</text:p>
          </table:table-cell>
          <table:table-cell table:formula="of:=CONCATENATE([.$A551];TEXT([.$B551];&quot;#####&quot;))" office:value-type="string" office:string-value="SER_158">
            <text:p>SER_158</text:p>
          </table:table-cell>
          <table:table-cell office:value-type="string">
            <text:p>si_(丝)</text:p>
          </table:table-cell>
          <table:table-cell office:value-type="string">
            <text:p>si (丝)</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51]+1" office:value-type="float" office:value="159">
            <text:p>159</text:p>
          </table:table-cell>
          <table:table-cell table:formula="of:=CONCATENATE([.$A552];TEXT([.$B552];&quot;#####&quot;))" office:value-type="string" office:string-value="SER_159">
            <text:p>SER_159</text:p>
          </table:table-cell>
          <table:table-cell office:value-type="string">
            <text:p>storage_length_in_feet</text:p>
          </table:table-cell>
          <table:table-cell office:value-type="string">
            <text:p>storage length in feet</text:p>
          </table:table-cell>
          <table:table-cell office:value-type="string">
            <text:p>ft</text:p>
          </table:table-cell>
          <table:table-cell office:value-type="string">
            <text:p>computer</text:p>
          </table:table-cell>
          <table:table-cell table:number-columns-repeated="2"/>
        </table:table-row>
        <table:table-row table:style-name="ro1">
          <table:table-cell table:formula="of:=&quot;SER_&quot;" office:value-type="string" office:string-value="SER_">
            <text:p>SER_</text:p>
          </table:table-cell>
          <table:table-cell table:formula="of:=[.B552]+1" office:value-type="float" office:value="160">
            <text:p>160</text:p>
          </table:table-cell>
          <table:table-cell table:formula="of:=CONCATENATE([.$A553];TEXT([.$B553];&quot;#####&quot;))" office:value-type="string" office:string-value="SER_160">
            <text:p>SER_160</text:p>
          </table:table-cell>
          <table:table-cell office:value-type="string">
            <text:p>litre_per_100_miles</text:p>
          </table:table-cell>
          <table:table-cell office:value-type="string">
            <text:p>litre per 100 miles</text:p>
          </table:table-cell>
          <table:table-cell/>
          <table:table-cell office:value-type="string">
            <text:p>fuel</text:p>
          </table:table-cell>
          <table:table-cell table:number-columns-repeated="2"/>
        </table:table-row>
        <table:table-row table:style-name="ro2">
          <table:table-cell table:formula="of:=&quot;SER_&quot;" office:value-type="string" office:string-value="SER_">
            <text:p>SER_</text:p>
          </table:table-cell>
          <table:table-cell table:formula="of:=[.B553]+1" office:value-type="float" office:value="161">
            <text:p>161</text:p>
          </table:table-cell>
          <table:table-cell table:formula="of:=CONCATENATE([.$A554];TEXT([.$B554];&quot;#####&quot;))" office:value-type="string" office:string-value="SER_161">
            <text:p>SER_161</text:p>
          </table:table-cell>
          <table:table-cell office:value-type="string">
            <text:p>tan_(段_反)</text:p>
          </table:table-cell>
          <table:table-cell office:value-type="string">
            <text:p>tan (段_反)</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554]+1" office:value-type="float" office:value="162">
            <text:p>162</text:p>
          </table:table-cell>
          <table:table-cell table:formula="of:=CONCATENATE([.$A555];TEXT([.$B555];&quot;#####&quot;))" office:value-type="string" office:string-value="SER_162">
            <text:p>SER_162</text:p>
          </table:table-cell>
          <table:table-cell office:value-type="string">
            <text:p>terabyte_per_week</text:p>
          </table:table-cell>
          <table:table-cell office:value-type="string">
            <text:p>terabyte per week</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555]+1" office:value-type="float" office:value="163">
            <text:p>163</text:p>
          </table:table-cell>
          <table:table-cell table:formula="of:=CONCATENATE([.$A556];TEXT([.$B556];&quot;#####&quot;))" office:value-type="string" office:string-value="SER_163">
            <text:p>SER_163</text:p>
          </table:table-cell>
          <table:table-cell office:value-type="string">
            <text:p>sen_(เส้น_rope)</text:p>
          </table:table-cell>
          <table:table-cell office:value-type="string">
            <text:p>sen (เส้น_rope)</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556]+1" office:value-type="float" office:value="164">
            <text:p>164</text:p>
          </table:table-cell>
          <table:table-cell table:formula="of:=CONCATENATE([.$A557];TEXT([.$B557];&quot;#####&quot;))" office:value-type="string" office:string-value="SER_164">
            <text:p>SER_164</text:p>
          </table:table-cell>
          <table:table-cell office:value-type="string">
            <text:p>sheng_(升)</text:p>
          </table:table-cell>
          <table:table-cell office:value-type="string">
            <text:p>sheng (升)</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57]+1" office:value-type="float" office:value="165">
            <text:p>165</text:p>
          </table:table-cell>
          <table:table-cell table:formula="of:=CONCATENATE([.$A558];TEXT([.$B558];&quot;#####&quot;))" office:value-type="string" office:string-value="SER_165">
            <text:p>SER_165</text:p>
          </table:table-cell>
          <table:table-cell table:number-columns-repeated="2" office:value-type="string">
            <text:p>oc-48</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558]+1" office:value-type="float" office:value="166">
            <text:p>166</text:p>
          </table:table-cell>
          <table:table-cell table:formula="of:=CONCATENATE([.$A559];TEXT([.$B559];&quot;#####&quot;))" office:value-type="string" office:string-value="SER_166">
            <text:p>SER_166</text:p>
          </table:table-cell>
          <table:table-cell office:value-type="string">
            <text:p>ounce_per_cubic_yard</text:p>
          </table:table-cell>
          <table:table-cell office:value-type="string">
            <text:p>ounce per cubic yard</text:p>
          </table:table-cell>
          <table:table-cell office:value-type="string">
            <text:p>oz/yd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559]+1" office:value-type="float" office:value="167">
            <text:p>167</text:p>
          </table:table-cell>
          <table:table-cell table:formula="of:=CONCATENATE([.$A560];TEXT([.$B560];&quot;#####&quot;))" office:value-type="string" office:string-value="SER_167">
            <text:p>SER_167</text:p>
          </table:table-cell>
          <table:table-cell office:value-type="string">
            <text:p>syderic_month</text:p>
          </table:table-cell>
          <table:table-cell office:value-type="string">
            <text:p>syderic month</text:p>
          </table:table-cell>
          <table:table-cell/>
          <table:table-cell office:value-type="string">
            <text:p>time</text:p>
          </table:table-cell>
          <table:table-cell table:number-columns-repeated="2"/>
        </table:table-row>
        <table:table-row table:style-name="ro1">
          <table:table-cell table:formula="of:=&quot;SER_&quot;" office:value-type="string" office:string-value="SER_">
            <text:p>SER_</text:p>
          </table:table-cell>
          <table:table-cell table:formula="of:=[.B560]+1" office:value-type="float" office:value="168">
            <text:p>168</text:p>
          </table:table-cell>
          <table:table-cell table:formula="of:=CONCATENATE([.$A561];TEXT([.$B561];&quot;#####&quot;))" office:value-type="string" office:string-value="SER_168">
            <text:p>SER_168</text:p>
          </table:table-cell>
          <table:table-cell table:number-columns-repeated="2" office:value-type="string">
            <text:p>obol</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561]+1" office:value-type="float" office:value="169">
            <text:p>169</text:p>
          </table:table-cell>
          <table:table-cell table:formula="of:=CONCATENATE([.$A562];TEXT([.$B562];&quot;#####&quot;))" office:value-type="string" office:string-value="SER_169">
            <text:p>SER_169</text:p>
          </table:table-cell>
          <table:table-cell office:value-type="string">
            <text:p>byte_per_day</text:p>
          </table:table-cell>
          <table:table-cell office:value-type="string">
            <text:p>byte per day</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562]+1" office:value-type="float" office:value="170">
            <text:p>170</text:p>
          </table:table-cell>
          <table:table-cell table:formula="of:=CONCATENATE([.$A563];TEXT([.$B563];&quot;#####&quot;))" office:value-type="string" office:string-value="SER_170">
            <text:p>SER_170</text:p>
          </table:table-cell>
          <table:table-cell table:number-columns-repeated="2" office:value-type="string">
            <text:p>pouc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63]+1" office:value-type="float" office:value="171">
            <text:p>171</text:p>
          </table:table-cell>
          <table:table-cell table:formula="of:=CONCATENATE([.$A564];TEXT([.$B564];&quot;#####&quot;))" office:value-type="string" office:string-value="SER_171">
            <text:p>SER_171</text:p>
          </table:table-cell>
          <table:table-cell office:value-type="string">
            <text:p>kazakhstani_tenge</text:p>
          </table:table-cell>
          <table:table-cell office:value-type="string">
            <text:p>kazakhstani tenge</text:p>
          </table:table-cell>
          <table:table-cell office:value-type="string">
            <text:p>kzt</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64]+1" office:value-type="float" office:value="172">
            <text:p>172</text:p>
          </table:table-cell>
          <table:table-cell table:formula="of:=CONCATENATE([.$A565];TEXT([.$B565];&quot;#####&quot;))" office:value-type="string" office:string-value="SER_172">
            <text:p>SER_172</text:p>
          </table:table-cell>
          <table:table-cell office:value-type="string">
            <text:p>inch_per_second_squared</text:p>
          </table:table-cell>
          <table:table-cell office:value-type="string">
            <text:p>inch per second squared</text:p>
          </table:table-cell>
          <table:table-cell office:value-type="string">
            <text:p>in/s²</text:p>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565]+1" office:value-type="float" office:value="173">
            <text:p>173</text:p>
          </table:table-cell>
          <table:table-cell table:formula="of:=CONCATENATE([.$A566];TEXT([.$B566];&quot;#####&quot;))" office:value-type="string" office:string-value="SER_173">
            <text:p>SER_173</text:p>
          </table:table-cell>
          <table:table-cell table:number-columns-repeated="2" office:value-type="string">
            <text:p>botell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66]+1" office:value-type="float" office:value="174">
            <text:p>174</text:p>
          </table:table-cell>
          <table:table-cell table:formula="of:=CONCATENATE([.$A567];TEXT([.$B567];&quot;#####&quot;))" office:value-type="string" office:string-value="SER_174">
            <text:p>SER_174</text:p>
          </table:table-cell>
          <table:table-cell office:value-type="string">
            <text:p>kilogram-force_meter</text:p>
          </table:table-cell>
          <table:table-cell office:value-type="string">
            <text:p>kilogram-force 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567]+1" office:value-type="float" office:value="175">
            <text:p>175</text:p>
          </table:table-cell>
          <table:table-cell table:formula="of:=CONCATENATE([.$A568];TEXT([.$B568];&quot;#####&quot;))" office:value-type="string" office:string-value="SER_175">
            <text:p>SER_175</text:p>
          </table:table-cell>
          <table:table-cell table:number-columns-repeated="2" office:value-type="string">
            <text:p>moi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68]+1" office:value-type="float" office:value="176">
            <text:p>176</text:p>
          </table:table-cell>
          <table:table-cell table:formula="of:=CONCATENATE([.$A569];TEXT([.$B569];&quot;#####&quot;))" office:value-type="string" office:string-value="SER_176">
            <text:p>SER_176</text:p>
          </table:table-cell>
          <table:table-cell office:value-type="string">
            <text:p>indonesian_rupiah</text:p>
          </table:table-cell>
          <table:table-cell office:value-type="string">
            <text:p>indonesian rupiah</text:p>
          </table:table-cell>
          <table:table-cell office:value-type="string">
            <text:p>id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69]+1" office:value-type="float" office:value="177">
            <text:p>177</text:p>
          </table:table-cell>
          <table:table-cell table:formula="of:=CONCATENATE([.$A570];TEXT([.$B570];&quot;#####&quot;))" office:value-type="string" office:string-value="SER_177">
            <text:p>SER_177</text:p>
          </table:table-cell>
          <table:table-cell office:value-type="string">
            <text:p>stadium_ptolemey</text:p>
          </table:table-cell>
          <table:table-cell office:value-type="string">
            <text:p>stadium ptolemey</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570]+1" office:value-type="float" office:value="178">
            <text:p>178</text:p>
          </table:table-cell>
          <table:table-cell table:formula="of:=CONCATENATE([.$A571];TEXT([.$B571];&quot;#####&quot;))" office:value-type="string" office:string-value="SER_178">
            <text:p>SER_178</text:p>
          </table:table-cell>
          <table:table-cell office:value-type="string">
            <text:p>bangladeshi_taka</text:p>
          </table:table-cell>
          <table:table-cell office:value-type="string">
            <text:p>bangladeshi taka</text:p>
          </table:table-cell>
          <table:table-cell office:value-type="string">
            <text:p>bdt</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71]+1" office:value-type="float" office:value="179">
            <text:p>179</text:p>
          </table:table-cell>
          <table:table-cell table:formula="of:=CONCATENATE([.$A572];TEXT([.$B572];&quot;#####&quot;))" office:value-type="string" office:string-value="SER_179">
            <text:p>SER_179</text:p>
          </table:table-cell>
          <table:table-cell office:value-type="string">
            <text:p>short_(us)_ton_per_hour</text:p>
          </table:table-cell>
          <table:table-cell office:value-type="string">
            <text:p>short (us) ton per hour</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572]+1" office:value-type="float" office:value="180">
            <text:p>180</text:p>
          </table:table-cell>
          <table:table-cell table:formula="of:=CONCATENATE([.$A573];TEXT([.$B573];&quot;#####&quot;))" office:value-type="string" office:string-value="SER_180">
            <text:p>SER_180</text:p>
          </table:table-cell>
          <table:table-cell office:value-type="string">
            <text:p>cubic_meter_per_hour</text:p>
          </table:table-cell>
          <table:table-cell office:value-type="string">
            <text:p>cubic meter per hour</text:p>
          </table:table-cell>
          <table:table-cell office:value-type="string">
            <text:p>m³/hou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573]+1" office:value-type="float" office:value="181">
            <text:p>181</text:p>
          </table:table-cell>
          <table:table-cell table:formula="of:=CONCATENATE([.$A574];TEXT([.$B574];&quot;#####&quot;))" office:value-type="string" office:string-value="SER_181">
            <text:p>SER_181</text:p>
          </table:table-cell>
          <table:table-cell office:value-type="string">
            <text:p>kilopound_kip_(mass)</text:p>
          </table:table-cell>
          <table:table-cell office:value-type="string">
            <text:p>kilopound_kip (mass)</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574]+1" office:value-type="float" office:value="182">
            <text:p>182</text:p>
          </table:table-cell>
          <table:table-cell table:formula="of:=CONCATENATE([.$A575];TEXT([.$B575];&quot;#####&quot;))" office:value-type="string" office:string-value="SER_182">
            <text:p>SER_182</text:p>
          </table:table-cell>
          <table:table-cell office:value-type="string">
            <text:p>terabyte_per_hour</text:p>
          </table:table-cell>
          <table:table-cell office:value-type="string">
            <text:p>terabyte per hour</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575]+1" office:value-type="float" office:value="183">
            <text:p>183</text:p>
          </table:table-cell>
          <table:table-cell table:formula="of:=CONCATENATE([.$A576];TEXT([.$B576];&quot;#####&quot;))" office:value-type="string" office:string-value="SER_183">
            <text:p>SER_183</text:p>
          </table:table-cell>
          <table:table-cell table:number-columns-repeated="2" office:value-type="string">
            <text:p>leukopenia</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576]+1" office:value-type="float" office:value="184">
            <text:p>184</text:p>
          </table:table-cell>
          <table:table-cell table:formula="of:=CONCATENATE([.$A577];TEXT([.$B577];&quot;#####&quot;))" office:value-type="string" office:string-value="SER_184">
            <text:p>SER_184</text:p>
          </table:table-cell>
          <table:table-cell office:value-type="string">
            <text:p>short_(us)_ton_per_minute</text:p>
          </table:table-cell>
          <table:table-cell office:value-type="string">
            <text:p>short (us) ton per minute</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577]+1" office:value-type="float" office:value="185">
            <text:p>185</text:p>
          </table:table-cell>
          <table:table-cell table:formula="of:=CONCATENATE([.$A578];TEXT([.$B578];&quot;#####&quot;))" office:value-type="string" office:string-value="SER_185">
            <text:p>SER_185</text:p>
          </table:table-cell>
          <table:table-cell table:number-columns-repeated="2" office:value-type="string">
            <text:p>meen</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578]+1" office:value-type="float" office:value="186">
            <text:p>186</text:p>
          </table:table-cell>
          <table:table-cell table:formula="of:=CONCATENATE([.$A579];TEXT([.$B579];&quot;#####&quot;))" office:value-type="string" office:string-value="SER_186">
            <text:p>SER_186</text:p>
          </table:table-cell>
          <table:table-cell office:value-type="string">
            <text:p>acceleration_of_free_fall_on_venus</text:p>
          </table:table-cell>
          <table:table-cell office:value-type="string">
            <text:p>acceleration of free fall on venus</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579]+1" office:value-type="float" office:value="187">
            <text:p>187</text:p>
          </table:table-cell>
          <table:table-cell table:formula="of:=CONCATENATE([.$A580];TEXT([.$B580];&quot;#####&quot;))" office:value-type="string" office:string-value="SER_187">
            <text:p>SER_187</text:p>
          </table:table-cell>
          <table:table-cell table:number-columns-repeated="2" office:value-type="string">
            <text:p>phot</text:p>
          </table:table-cell>
          <table:table-cell office:value-type="string">
            <text:p>ph</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580]+1" office:value-type="float" office:value="188">
            <text:p>188</text:p>
          </table:table-cell>
          <table:table-cell table:formula="of:=CONCATENATE([.$A581];TEXT([.$B581];&quot;#####&quot;))" office:value-type="string" office:string-value="SER_188">
            <text:p>SER_188</text:p>
          </table:table-cell>
          <table:table-cell table:number-columns-repeated="2" office:value-type="string">
            <text:p>oc-3</text:p>
          </table:table-cell>
          <table:table-cell/>
          <table:table-cell office:value-type="string">
            <text:p>data_transfer_rate</text:p>
          </table:table-cell>
          <table:table-cell table:number-columns-repeated="2"/>
        </table:table-row>
        <table:table-row table:style-name="ro2">
          <table:table-cell table:formula="of:=&quot;SER_&quot;" office:value-type="string" office:string-value="SER_">
            <text:p>SER_</text:p>
          </table:table-cell>
          <table:table-cell table:formula="of:=[.B581]+1" office:value-type="float" office:value="189">
            <text:p>189</text:p>
          </table:table-cell>
          <table:table-cell table:formula="of:=CONCATENATE([.$A582];TEXT([.$B582];&quot;#####&quot;))" office:value-type="string" office:string-value="SER_189">
            <text:p>SER_189</text:p>
          </table:table-cell>
          <table:table-cell office:value-type="string">
            <text:p>liang_(市两)</text:p>
          </table:table-cell>
          <table:table-cell office:value-type="string">
            <text:p>liang (市两)</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582]+1" office:value-type="float" office:value="190">
            <text:p>190</text:p>
          </table:table-cell>
          <table:table-cell table:formula="of:=CONCATENATE([.$A583];TEXT([.$B583];&quot;#####&quot;))" office:value-type="string" office:string-value="SER_190">
            <text:p>SER_190</text:p>
          </table:table-cell>
          <table:table-cell table:number-columns-repeated="2" office:value-type="string">
            <text:p>rutherford</text:p>
          </table:table-cell>
          <table:table-cell office:value-type="string">
            <text:p>rd</text:p>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583]+1" office:value-type="float" office:value="191">
            <text:p>191</text:p>
          </table:table-cell>
          <table:table-cell table:formula="of:=CONCATENATE([.$A584];TEXT([.$B584];&quot;#####&quot;))" office:value-type="string" office:string-value="SER_191">
            <text:p>SER_191</text:p>
          </table:table-cell>
          <table:table-cell table:number-columns-repeated="2" office:value-type="string">
            <text:p>rood</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584]+1" office:value-type="float" office:value="192">
            <text:p>192</text:p>
          </table:table-cell>
          <table:table-cell table:formula="of:=CONCATENATE([.$A585];TEXT([.$B585];&quot;#####&quot;))" office:value-type="string" office:string-value="SER_192">
            <text:p>SER_192</text:p>
          </table:table-cell>
          <table:table-cell table:number-columns-repeated="2" office:value-type="string">
            <text:p>centi</text:p>
          </table:table-cell>
          <table:table-cell office:value-type="string">
            <text:p>c</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585]+1" office:value-type="float" office:value="193">
            <text:p>193</text:p>
          </table:table-cell>
          <table:table-cell table:formula="of:=CONCATENATE([.$A586];TEXT([.$B586];&quot;#####&quot;))" office:value-type="string" office:string-value="SER_193">
            <text:p>SER_193</text:p>
          </table:table-cell>
          <table:table-cell table:number-columns-repeated="2" office:value-type="string">
            <text:p>microroentgen</text:p>
          </table:table-cell>
          <table:table-cell office:value-type="string">
            <text:p>µr</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586]+1" office:value-type="float" office:value="194">
            <text:p>194</text:p>
          </table:table-cell>
          <table:table-cell table:formula="of:=CONCATENATE([.$A587];TEXT([.$B587];&quot;#####&quot;))" office:value-type="string" office:string-value="SER_194">
            <text:p>SER_194</text:p>
          </table:table-cell>
          <table:table-cell office:value-type="string">
            <text:p>cubic_foot_per_day</text:p>
          </table:table-cell>
          <table:table-cell office:value-type="string">
            <text:p>cubic foot per day</text:p>
          </table:table-cell>
          <table:table-cell office:value-type="string">
            <text:p>ft³/day</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587]+1" office:value-type="float" office:value="195">
            <text:p>195</text:p>
          </table:table-cell>
          <table:table-cell table:formula="of:=CONCATENATE([.$A588];TEXT([.$B588];&quot;#####&quot;))" office:value-type="string" office:string-value="SER_195">
            <text:p>SER_195</text:p>
          </table:table-cell>
          <table:table-cell office:value-type="string">
            <text:p>turkish_lira</text:p>
          </table:table-cell>
          <table:table-cell office:value-type="string">
            <text:p>turkish lira</text:p>
          </table:table-cell>
          <table:table-cell office:value-type="string">
            <text:p>try</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88]+1" office:value-type="float" office:value="196">
            <text:p>196</text:p>
          </table:table-cell>
          <table:table-cell table:formula="of:=CONCATENATE([.$A589];TEXT([.$B589];&quot;#####&quot;))" office:value-type="string" office:string-value="SER_196">
            <text:p>SER_196</text:p>
          </table:table-cell>
          <table:table-cell office:value-type="string">
            <text:p>laotian_kip</text:p>
          </table:table-cell>
          <table:table-cell office:value-type="string">
            <text:p>laotian kip</text:p>
          </table:table-cell>
          <table:table-cell office:value-type="string">
            <text:p>la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89]+1" office:value-type="float" office:value="197">
            <text:p>197</text:p>
          </table:table-cell>
          <table:table-cell table:formula="of:=CONCATENATE([.$A590];TEXT([.$B590];&quot;#####&quot;))" office:value-type="string" office:string-value="SER_197">
            <text:p>SER_197</text:p>
          </table:table-cell>
          <table:table-cell office:value-type="string">
            <text:p>lux_(lumen_per_square_meter)</text:p>
          </table:table-cell>
          <table:table-cell office:value-type="string">
            <text:p>lux (lumen per square meter)</text:p>
          </table:table-cell>
          <table:table-cell office:value-type="string">
            <text:p>lx</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590]+1" office:value-type="float" office:value="198">
            <text:p>198</text:p>
          </table:table-cell>
          <table:table-cell table:formula="of:=CONCATENATE([.$A591];TEXT([.$B591];&quot;#####&quot;))" office:value-type="string" office:string-value="SER_198">
            <text:p>SER_198</text:p>
          </table:table-cell>
          <table:table-cell table:number-columns-repeated="2" office:value-type="string">
            <text:p>cab</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91]+1" office:value-type="float" office:value="199">
            <text:p>199</text:p>
          </table:table-cell>
          <table:table-cell table:formula="of:=CONCATENATE([.$A592];TEXT([.$B592];&quot;#####&quot;))" office:value-type="string" office:string-value="SER_199">
            <text:p>SER_199</text:p>
          </table:table-cell>
          <table:table-cell office:value-type="string">
            <text:p>nausea_and_vomiting</text:p>
          </table:table-cell>
          <table:table-cell office:value-type="string">
            <text:p>nausea and vomiting</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592]+1" office:value-type="float" office:value="200">
            <text:p>200</text:p>
          </table:table-cell>
          <table:table-cell table:formula="of:=CONCATENATE([.$A593];TEXT([.$B593];&quot;#####&quot;))" office:value-type="string" office:string-value="SER_200">
            <text:p>SER_200</text:p>
          </table:table-cell>
          <table:table-cell office:value-type="string">
            <text:p>million_board-feet</text:p>
          </table:table-cell>
          <table:table-cell office:value-type="string">
            <text:p>million board-feet</text:p>
          </table:table-cell>
          <table:table-cell office:value-type="string">
            <text:p>mmfbm,mmbdft,mmbf</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593]+1" office:value-type="float" office:value="201">
            <text:p>201</text:p>
          </table:table-cell>
          <table:table-cell table:formula="of:=CONCATENATE([.$A594];TEXT([.$B594];&quot;#####&quot;))" office:value-type="string" office:string-value="SER_201">
            <text:p>SER_201</text:p>
          </table:table-cell>
          <table:table-cell office:value-type="string">
            <text:p>danish_krone</text:p>
          </table:table-cell>
          <table:table-cell office:value-type="string">
            <text:p>danish krone</text:p>
          </table:table-cell>
          <table:table-cell office:value-type="string">
            <text:p>dk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94]+1" office:value-type="float" office:value="202">
            <text:p>202</text:p>
          </table:table-cell>
          <table:table-cell table:formula="of:=CONCATENATE([.$A595];TEXT([.$B595];&quot;#####&quot;))" office:value-type="string" office:string-value="SER_202">
            <text:p>SER_202</text:p>
          </table:table-cell>
          <table:table-cell office:value-type="string">
            <text:p>cubic_foot_per_hour</text:p>
          </table:table-cell>
          <table:table-cell office:value-type="string">
            <text:p>cubic foot per hour</text:p>
          </table:table-cell>
          <table:table-cell office:value-type="string">
            <text:p>ft³/hou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595]+1" office:value-type="float" office:value="203">
            <text:p>203</text:p>
          </table:table-cell>
          <table:table-cell table:formula="of:=CONCATENATE([.$A596];TEXT([.$B596];&quot;#####&quot;))" office:value-type="string" office:string-value="SER_203">
            <text:p>SER_203</text:p>
          </table:table-cell>
          <table:table-cell office:value-type="string">
            <text:p>millimeter_of_mercury_(torr)</text:p>
          </table:table-cell>
          <table:table-cell office:value-type="string">
            <text:p>millimeter of mercury (torr)</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596]+1" office:value-type="float" office:value="204">
            <text:p>204</text:p>
          </table:table-cell>
          <table:table-cell table:formula="of:=CONCATENATE([.$A597];TEXT([.$B597];&quot;#####&quot;))" office:value-type="string" office:string-value="SER_204">
            <text:p>SER_204</text:p>
          </table:table-cell>
          <table:table-cell office:value-type="string">
            <text:p>solomon_islands_dollar</text:p>
          </table:table-cell>
          <table:table-cell office:value-type="string">
            <text:p>solomon islands dollar</text:p>
          </table:table-cell>
          <table:table-cell office:value-type="string">
            <text:p>sbd,$,s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97]+1" office:value-type="float" office:value="205">
            <text:p>205</text:p>
          </table:table-cell>
          <table:table-cell table:formula="of:=CONCATENATE([.$A598];TEXT([.$B598];&quot;#####&quot;))" office:value-type="string" office:string-value="SER_205">
            <text:p>SER_205</text:p>
          </table:table-cell>
          <table:table-cell office:value-type="string">
            <text:p>comorian_franc</text:p>
          </table:table-cell>
          <table:table-cell office:value-type="string">
            <text:p>comorian franc</text:p>
          </table:table-cell>
          <table:table-cell office:value-type="string">
            <text:p>km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598]+1" office:value-type="float" office:value="206">
            <text:p>206</text:p>
          </table:table-cell>
          <table:table-cell table:formula="of:=CONCATENATE([.$A599];TEXT([.$B599];&quot;#####&quot;))" office:value-type="string" office:string-value="SER_206">
            <text:p>SER_206</text:p>
          </table:table-cell>
          <table:table-cell office:value-type="string">
            <text:p>cdma_1xev-do</text:p>
          </table:table-cell>
          <table:table-cell office:value-type="string">
            <text:p>cdma 1xev-do</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599]+1" office:value-type="float" office:value="207">
            <text:p>207</text:p>
          </table:table-cell>
          <table:table-cell table:formula="of:=CONCATENATE([.$A600];TEXT([.$B600];&quot;#####&quot;))" office:value-type="string" office:string-value="SER_207">
            <text:p>SER_207</text:p>
          </table:table-cell>
          <table:table-cell office:value-type="string">
            <text:p>megabyte_per_minute</text:p>
          </table:table-cell>
          <table:table-cell office:value-type="string">
            <text:p>megabyte per minu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600]+1" office:value-type="float" office:value="208">
            <text:p>208</text:p>
          </table:table-cell>
          <table:table-cell table:formula="of:=CONCATENATE([.$A601];TEXT([.$B601];&quot;#####&quot;))" office:value-type="string" office:string-value="SER_208">
            <text:p>SER_208</text:p>
          </table:table-cell>
          <table:table-cell table:number-columns-repeated="2" office:value-type="string">
            <text:p>pont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01]+1" office:value-type="float" office:value="209">
            <text:p>209</text:p>
          </table:table-cell>
          <table:table-cell table:formula="of:=CONCATENATE([.$A602];TEXT([.$B602];&quot;#####&quot;))" office:value-type="string" office:string-value="SER_209">
            <text:p>SER_209</text:p>
          </table:table-cell>
          <table:table-cell table:number-columns-repeated="2" office:value-type="string">
            <text:p>legu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02]+1" office:value-type="float" office:value="210">
            <text:p>210</text:p>
          </table:table-cell>
          <table:table-cell table:formula="of:=CONCATENATE([.$A603];TEXT([.$B603];&quot;#####&quot;))" office:value-type="string" office:string-value="SER_210">
            <text:p>SER_210</text:p>
          </table:table-cell>
          <table:table-cell office:value-type="string">
            <text:p>cdma_1xev-do_rev.b</text:p>
          </table:table-cell>
          <table:table-cell office:value-type="string">
            <text:p>cdma 1xev-do rev.b</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603]+1" office:value-type="float" office:value="211">
            <text:p>211</text:p>
          </table:table-cell>
          <table:table-cell table:formula="of:=CONCATENATE([.$A604];TEXT([.$B604];&quot;#####&quot;))" office:value-type="string" office:string-value="SER_211">
            <text:p>SER_211</text:p>
          </table:table-cell>
          <table:table-cell table:number-columns-repeated="2" office:value-type="string">
            <text:p>decanewton</text:p>
          </table:table-cell>
          <table:table-cell office:value-type="string">
            <text:p>dn</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604]+1" office:value-type="float" office:value="212">
            <text:p>212</text:p>
          </table:table-cell>
          <table:table-cell table:formula="of:=CONCATENATE([.$A605];TEXT([.$B605];&quot;#####&quot;))" office:value-type="string" office:string-value="SER_212">
            <text:p>SER_212</text:p>
          </table:table-cell>
          <table:table-cell office:value-type="string">
            <text:p>degrees_delisle</text:p>
          </table:table-cell>
          <table:table-cell office:value-type="string">
            <text:p>degrees delisle</text:p>
          </table:table-cell>
          <table:table-cell office:value-type="string">
            <text:p>°d</text:p>
          </table:table-cell>
          <table:table-cell office:value-type="string">
            <text:p>temperature-inc</text:p>
          </table:table-cell>
          <table:table-cell table:number-columns-repeated="2"/>
        </table:table-row>
        <table:table-row table:style-name="ro1">
          <table:table-cell table:formula="of:=&quot;SER_&quot;" office:value-type="string" office:string-value="SER_">
            <text:p>SER_</text:p>
          </table:table-cell>
          <table:table-cell table:formula="of:=[.B605]+1" office:value-type="float" office:value="213">
            <text:p>213</text:p>
          </table:table-cell>
          <table:table-cell table:formula="of:=CONCATENATE([.$A606];TEXT([.$B606];&quot;#####&quot;))" office:value-type="string" office:string-value="SER_213">
            <text:p>SER_213</text:p>
          </table:table-cell>
          <table:table-cell office:value-type="string">
            <text:p>meter_of_water</text:p>
          </table:table-cell>
          <table:table-cell office:value-type="string">
            <text:p>meter of water</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606]+1" office:value-type="float" office:value="214">
            <text:p>214</text:p>
          </table:table-cell>
          <table:table-cell table:formula="of:=CONCATENATE([.$A607];TEXT([.$B607];&quot;#####&quot;))" office:value-type="string" office:string-value="SER_214">
            <text:p>SER_214</text:p>
          </table:table-cell>
          <table:table-cell office:value-type="string">
            <text:p>second_per_megabyte</text:p>
          </table:table-cell>
          <table:table-cell office:value-type="string">
            <text:p>second per mega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607]+1" office:value-type="float" office:value="215">
            <text:p>215</text:p>
          </table:table-cell>
          <table:table-cell table:formula="of:=CONCATENATE([.$A608];TEXT([.$B608];&quot;#####&quot;))" office:value-type="string" office:string-value="SER_215">
            <text:p>SER_215</text:p>
          </table:table-cell>
          <table:table-cell office:value-type="string">
            <text:p>tongan_paʻanga</text:p>
          </table:table-cell>
          <table:table-cell office:value-type="string">
            <text:p>tongan paʻanga</text:p>
          </table:table-cell>
          <table:table-cell office:value-type="string">
            <text:p>to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08]+1" office:value-type="float" office:value="216">
            <text:p>216</text:p>
          </table:table-cell>
          <table:table-cell table:formula="of:=CONCATENATE([.$A609];TEXT([.$B609];&quot;#####&quot;))" office:value-type="string" office:string-value="SER_216">
            <text:p>SER_216</text:p>
          </table:table-cell>
          <table:table-cell table:number-columns-repeated="2" office:value-type="string">
            <text:p>megajoule</text:p>
          </table:table-cell>
          <table:table-cell office:value-type="string">
            <text:p>mj</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609]+1" office:value-type="float" office:value="217">
            <text:p>217</text:p>
          </table:table-cell>
          <table:table-cell table:formula="of:=CONCATENATE([.$A610];TEXT([.$B610];&quot;#####&quot;))" office:value-type="string" office:string-value="SER_217">
            <text:p>SER_217</text:p>
          </table:table-cell>
          <table:table-cell office:value-type="string">
            <text:p>gibraltar_pound</text:p>
          </table:table-cell>
          <table:table-cell office:value-type="string">
            <text:p>gibraltar pound</text:p>
          </table:table-cell>
          <table:table-cell office:value-type="string">
            <text:p>gi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10]+1" office:value-type="float" office:value="218">
            <text:p>218</text:p>
          </table:table-cell>
          <table:table-cell table:formula="of:=CONCATENATE([.$A611];TEXT([.$B611];&quot;#####&quot;))" office:value-type="string" office:string-value="SER_218">
            <text:p>SER_218</text:p>
          </table:table-cell>
          <table:table-cell office:value-type="string">
            <text:p>vara_quadrada_(square_vara)</text:p>
          </table:table-cell>
          <table:table-cell office:value-type="string">
            <text:p>vara quadrada (square var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11]+1" office:value-type="float" office:value="219">
            <text:p>219</text:p>
          </table:table-cell>
          <table:table-cell table:formula="of:=CONCATENATE([.$A612];TEXT([.$B612];&quot;#####&quot;))" office:value-type="string" office:string-value="SER_219">
            <text:p>SER_219</text:p>
          </table:table-cell>
          <table:table-cell office:value-type="string">
            <text:p>cor_(homer)</text:p>
          </table:table-cell>
          <table:table-cell office:value-type="string">
            <text:p>cor (homer)</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12]+1" office:value-type="float" office:value="220">
            <text:p>220</text:p>
          </table:table-cell>
          <table:table-cell table:formula="of:=CONCATENATE([.$A613];TEXT([.$B613];&quot;#####&quot;))" office:value-type="string" office:string-value="SER_220">
            <text:p>SER_220</text:p>
          </table:table-cell>
          <table:table-cell office:value-type="string">
            <text:p>meganewton_per_square_meter</text:p>
          </table:table-cell>
          <table:table-cell office:value-type="string">
            <text:p>meganewton per square meter</text:p>
          </table:table-cell>
          <table:table-cell office:value-type="string">
            <text:p>mn/m²</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613]+1" office:value-type="float" office:value="221">
            <text:p>221</text:p>
          </table:table-cell>
          <table:table-cell table:formula="of:=CONCATENATE([.$A614];TEXT([.$B614];&quot;#####&quot;))" office:value-type="string" office:string-value="SER_221">
            <text:p>SER_221</text:p>
          </table:table-cell>
          <table:table-cell office:value-type="string">
            <text:p>peruvian_nuevo_sol</text:p>
          </table:table-cell>
          <table:table-cell office:value-type="string">
            <text:p>peruvian nuevo sol</text:p>
          </table:table-cell>
          <table:table-cell office:value-type="string">
            <text:p>pen</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614]+1" office:value-type="float" office:value="222">
            <text:p>222</text:p>
          </table:table-cell>
          <table:table-cell table:formula="of:=CONCATENATE([.$A615];TEXT([.$B615];&quot;#####&quot;))" office:value-type="string" office:string-value="SER_222">
            <text:p>SER_222</text:p>
          </table:table-cell>
          <table:table-cell office:value-type="string">
            <text:p>zhang_(丈)</text:p>
          </table:table-cell>
          <table:table-cell office:value-type="string">
            <text:p>zhang (丈)</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15]+1" office:value-type="float" office:value="223">
            <text:p>223</text:p>
          </table:table-cell>
          <table:table-cell table:formula="of:=CONCATENATE([.$A616];TEXT([.$B616];&quot;#####&quot;))" office:value-type="string" office:string-value="SER_223">
            <text:p>SER_223</text:p>
          </table:table-cell>
          <table:table-cell table:number-columns-repeated="2" office:value-type="string">
            <text:p>goad</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16]+1" office:value-type="float" office:value="224">
            <text:p>224</text:p>
          </table:table-cell>
          <table:table-cell table:formula="of:=CONCATENATE([.$A617];TEXT([.$B617];&quot;#####&quot;))" office:value-type="string" office:string-value="SER_224">
            <text:p>SER_224</text:p>
          </table:table-cell>
          <table:table-cell table:number-columns-repeated="2" office:value-type="string">
            <text:p>cuartillo</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17]+1" office:value-type="float" office:value="225">
            <text:p>225</text:p>
          </table:table-cell>
          <table:table-cell table:formula="of:=CONCATENATE([.$A618];TEXT([.$B618];&quot;#####&quot;))" office:value-type="string" office:string-value="SER_225">
            <text:p>SER_225</text:p>
          </table:table-cell>
          <table:table-cell office:value-type="string">
            <text:p>foot_per_second_squared</text:p>
          </table:table-cell>
          <table:table-cell office:value-type="string">
            <text:p>foot per second squared</text:p>
          </table:table-cell>
          <table:table-cell office:value-type="string">
            <text:p>ft/s²</text:p>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618]+1" office:value-type="float" office:value="226">
            <text:p>226</text:p>
          </table:table-cell>
          <table:table-cell table:formula="of:=CONCATENATE([.$A619];TEXT([.$B619];&quot;#####&quot;))" office:value-type="string" office:string-value="SER_226">
            <text:p>SER_226</text:p>
          </table:table-cell>
          <table:table-cell office:value-type="string">
            <text:p>seychellois_rupee</text:p>
          </table:table-cell>
          <table:table-cell office:value-type="string">
            <text:p>seychellois rupee</text:p>
          </table:table-cell>
          <table:table-cell office:value-type="string">
            <text:p>sc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19]+1" office:value-type="float" office:value="227">
            <text:p>227</text:p>
          </table:table-cell>
          <table:table-cell table:formula="of:=CONCATENATE([.$A620];TEXT([.$B620];&quot;#####&quot;))" office:value-type="string" office:string-value="SER_227">
            <text:p>SER_227</text:p>
          </table:table-cell>
          <table:table-cell office:value-type="string">
            <text:p>tonne_per_day</text:p>
          </table:table-cell>
          <table:table-cell office:value-type="string">
            <text:p>tonne per day</text:p>
          </table:table-cell>
          <table:table-cell office:value-type="string">
            <text:p>t/day</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620]+1" office:value-type="float" office:value="228">
            <text:p>228</text:p>
          </table:table-cell>
          <table:table-cell table:formula="of:=CONCATENATE([.$A621];TEXT([.$B621];&quot;#####&quot;))" office:value-type="string" office:string-value="SER_228">
            <text:p>SER_228</text:p>
          </table:table-cell>
          <table:table-cell office:value-type="string">
            <text:p>armenian_dram</text:p>
          </table:table-cell>
          <table:table-cell office:value-type="string">
            <text:p>armenian dram</text:p>
          </table:table-cell>
          <table:table-cell office:value-type="string">
            <text:p>am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21]+1" office:value-type="float" office:value="229">
            <text:p>229</text:p>
          </table:table-cell>
          <table:table-cell table:formula="of:=CONCATENATE([.$A622];TEXT([.$B622];&quot;#####&quot;))" office:value-type="string" office:string-value="SER_229">
            <text:p>SER_229</text:p>
          </table:table-cell>
          <table:table-cell office:value-type="string">
            <text:p>gunter's_(surveyors')_foot</text:p>
          </table:table-cell>
          <table:table-cell office:value-type="string">
            <text:p>gunter's (surveyors') foot</text:p>
          </table:table-cell>
          <table:table-cell office:value-type="string">
            <text:p>ft</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22]+1" office:value-type="float" office:value="230">
            <text:p>230</text:p>
          </table:table-cell>
          <table:table-cell table:formula="of:=CONCATENATE([.$A623];TEXT([.$B623];&quot;#####&quot;))" office:value-type="string" office:string-value="SER_230">
            <text:p>SER_230</text:p>
          </table:table-cell>
          <table:table-cell office:value-type="string">
            <text:p>mile_per_litre</text:p>
          </table:table-cell>
          <table:table-cell office:value-type="string">
            <text:p>mile per litre</text:p>
          </table:table-cell>
          <table:table-cell/>
          <table:table-cell office:value-type="string">
            <text:p>fuel</text:p>
          </table:table-cell>
          <table:table-cell table:number-columns-repeated="2"/>
        </table:table-row>
        <table:table-row table:style-name="ro1">
          <table:table-cell table:formula="of:=&quot;SER_&quot;" office:value-type="string" office:string-value="SER_">
            <text:p>SER_</text:p>
          </table:table-cell>
          <table:table-cell table:formula="of:=[.B623]+1" office:value-type="float" office:value="231">
            <text:p>231</text:p>
          </table:table-cell>
          <table:table-cell table:formula="of:=CONCATENATE([.$A624];TEXT([.$B624];&quot;#####&quot;))" office:value-type="string" office:string-value="SER_231">
            <text:p>SER_231</text:p>
          </table:table-cell>
          <table:table-cell table:number-columns-repeated="2" office:value-type="string">
            <text:p>centumpondus</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24]+1" office:value-type="float" office:value="232">
            <text:p>232</text:p>
          </table:table-cell>
          <table:table-cell table:formula="of:=CONCATENATE([.$A625];TEXT([.$B625];&quot;#####&quot;))" office:value-type="string" office:string-value="SER_232">
            <text:p>SER_232</text:p>
          </table:table-cell>
          <table:table-cell table:number-columns-repeated="2" office:value-type="string">
            <text:p>kilowatt</text:p>
          </table:table-cell>
          <table:table-cell office:value-type="string">
            <text:p>kw</text:p>
          </table:table-cell>
          <table:table-cell office:value-type="string">
            <text:p>power</text:p>
          </table:table-cell>
          <table:table-cell table:number-columns-repeated="2"/>
        </table:table-row>
        <table:table-row table:style-name="ro3">
          <table:table-cell table:formula="of:=&quot;SER_&quot;" office:value-type="string" office:string-value="SER_">
            <text:p>SER_</text:p>
          </table:table-cell>
          <table:table-cell table:formula="of:=[.B625]+1" office:value-type="float" office:value="233">
            <text:p>233</text:p>
          </table:table-cell>
          <table:table-cell table:formula="of:=CONCATENATE([.$A626];TEXT([.$B626];&quot;#####&quot;))" office:value-type="string" office:string-value="SER_233">
            <text:p>SER_233</text:p>
          </table:table-cell>
          <table:table-cell office:value-type="string">
            <text:p>kwian_(เกวียน_cartload)</text:p>
          </table:table-cell>
          <table:table-cell office:value-type="string">
            <text:p>kwian (เกวียน_cartload)</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26]+1" office:value-type="float" office:value="234">
            <text:p>234</text:p>
          </table:table-cell>
          <table:table-cell table:formula="of:=CONCATENATE([.$A627];TEXT([.$B627];&quot;#####&quot;))" office:value-type="string" office:string-value="SER_234">
            <text:p>SER_234</text:p>
          </table:table-cell>
          <table:table-cell table:number-columns-repeated="2" office:value-type="string">
            <text:p>ds-3</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627]+1" office:value-type="float" office:value="235">
            <text:p>235</text:p>
          </table:table-cell>
          <table:table-cell table:formula="of:=CONCATENATE([.$A628];TEXT([.$B628];&quot;#####&quot;))" office:value-type="string" office:string-value="SER_235">
            <text:p>SER_235</text:p>
          </table:table-cell>
          <table:table-cell office:value-type="string">
            <text:p>minute_per_megabyte</text:p>
          </table:table-cell>
          <table:table-cell office:value-type="string">
            <text:p>minute per mega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628]+1" office:value-type="float" office:value="236">
            <text:p>236</text:p>
          </table:table-cell>
          <table:table-cell table:formula="of:=CONCATENATE([.$A629];TEXT([.$B629];&quot;#####&quot;))" office:value-type="string" office:string-value="SER_236">
            <text:p>SER_236</text:p>
          </table:table-cell>
          <table:table-cell office:value-type="string">
            <text:p>iraqi_dinar</text:p>
          </table:table-cell>
          <table:table-cell office:value-type="string">
            <text:p>iraqi dinar</text:p>
          </table:table-cell>
          <table:table-cell office:value-type="string">
            <text:p>iqd</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629]+1" office:value-type="float" office:value="237">
            <text:p>237</text:p>
          </table:table-cell>
          <table:table-cell table:formula="of:=CONCATENATE([.$A630];TEXT([.$B630];&quot;#####&quot;))" office:value-type="string" office:string-value="SER_237">
            <text:p>SER_237</text:p>
          </table:table-cell>
          <table:table-cell office:value-type="string">
            <text:p>li_(釐)</text:p>
          </table:table-cell>
          <table:table-cell office:value-type="string">
            <text:p>li (釐)</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30]+1" office:value-type="float" office:value="238">
            <text:p>238</text:p>
          </table:table-cell>
          <table:table-cell table:formula="of:=CONCATENATE([.$A631];TEXT([.$B631];&quot;#####&quot;))" office:value-type="string" office:string-value="SER_238">
            <text:p>SER_238</text:p>
          </table:table-cell>
          <table:table-cell office:value-type="string">
            <text:p>british_gallon_per_100_miles</text:p>
          </table:table-cell>
          <table:table-cell office:value-type="string">
            <text:p>british gallon per 100 miles</text:p>
          </table:table-cell>
          <table:table-cell/>
          <table:table-cell office:value-type="string">
            <text:p>fuel</text:p>
          </table:table-cell>
          <table:table-cell table:number-columns-repeated="2"/>
        </table:table-row>
        <table:table-row table:style-name="ro1">
          <table:table-cell table:formula="of:=&quot;SER_&quot;" office:value-type="string" office:string-value="SER_">
            <text:p>SER_</text:p>
          </table:table-cell>
          <table:table-cell table:formula="of:=[.B631]+1" office:value-type="float" office:value="239">
            <text:p>239</text:p>
          </table:table-cell>
          <table:table-cell table:formula="of:=CONCATENATE([.$A632];TEXT([.$B632];&quot;#####&quot;))" office:value-type="string" office:string-value="SER_239">
            <text:p>SER_239</text:p>
          </table:table-cell>
          <table:table-cell table:number-columns-repeated="2" office:value-type="string">
            <text:p>micronewton</text:p>
          </table:table-cell>
          <table:table-cell office:value-type="string">
            <text:p>µn</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632]+1" office:value-type="float" office:value="240">
            <text:p>240</text:p>
          </table:table-cell>
          <table:table-cell table:formula="of:=CONCATENATE([.$A633];TEXT([.$B633];&quot;#####&quot;))" office:value-type="string" office:string-value="SER_240">
            <text:p>SER_240</text:p>
          </table:table-cell>
          <table:table-cell table:number-columns-repeated="2" office:value-type="string">
            <text:p>arshi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33]+1" office:value-type="float" office:value="241">
            <text:p>241</text:p>
          </table:table-cell>
          <table:table-cell table:formula="of:=CONCATENATE([.$A634];TEXT([.$B634];&quot;#####&quot;))" office:value-type="string" office:string-value="SER_241">
            <text:p>SER_241</text:p>
          </table:table-cell>
          <table:table-cell office:value-type="string">
            <text:p>density_of_ice</text:p>
          </table:table-cell>
          <table:table-cell office:value-type="string">
            <text:p>density of ice</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634]+1" office:value-type="float" office:value="242">
            <text:p>242</text:p>
          </table:table-cell>
          <table:table-cell table:formula="of:=CONCATENATE([.$A635];TEXT([.$B635];&quot;#####&quot;))" office:value-type="string" office:string-value="SER_242">
            <text:p>SER_242</text:p>
          </table:table-cell>
          <table:table-cell office:value-type="string">
            <text:p>azerbaijani_manat</text:p>
          </table:table-cell>
          <table:table-cell office:value-type="string">
            <text:p>azerbaijani manat</text:p>
          </table:table-cell>
          <table:table-cell office:value-type="string">
            <text:p>az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35]+1" office:value-type="float" office:value="243">
            <text:p>243</text:p>
          </table:table-cell>
          <table:table-cell table:formula="of:=CONCATENATE([.$A636];TEXT([.$B636];&quot;#####&quot;))" office:value-type="string" office:string-value="SER_243">
            <text:p>SER_243</text:p>
          </table:table-cell>
          <table:table-cell office:value-type="string">
            <text:p>kuwaiti_dinar</text:p>
          </table:table-cell>
          <table:table-cell office:value-type="string">
            <text:p>kuwaiti dinar</text:p>
          </table:table-cell>
          <table:table-cell office:value-type="string">
            <text:p>kw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36]+1" office:value-type="float" office:value="244">
            <text:p>244</text:p>
          </table:table-cell>
          <table:table-cell table:formula="of:=CONCATENATE([.$A637];TEXT([.$B637];&quot;#####&quot;))" office:value-type="string" office:string-value="SER_244">
            <text:p>SER_244</text:p>
          </table:table-cell>
          <table:table-cell office:value-type="string">
            <text:p>são_tomé_and_príncipe_dobra</text:p>
          </table:table-cell>
          <table:table-cell office:value-type="string">
            <text:p>são tomé and príncipe dobra</text:p>
          </table:table-cell>
          <table:table-cell office:value-type="string">
            <text:p>std</text:p>
          </table:table-cell>
          <table:table-cell office:value-type="string">
            <text:p>currency</text:p>
          </table:table-cell>
          <table:table-cell table:number-columns-repeated="2"/>
        </table:table-row>
        <table:table-row table:style-name="ro3">
          <table:table-cell table:formula="of:=&quot;SER_&quot;" office:value-type="string" office:string-value="SER_">
            <text:p>SER_</text:p>
          </table:table-cell>
          <table:table-cell table:formula="of:=[.B637]+1" office:value-type="float" office:value="245">
            <text:p>245</text:p>
          </table:table-cell>
          <table:table-cell table:formula="of:=CONCATENATE([.$A638];TEXT([.$B638];&quot;#####&quot;))" office:value-type="string" office:string-value="SER_245">
            <text:p>SER_245</text:p>
          </table:table-cell>
          <table:table-cell office:value-type="string">
            <text:p>chang_(ชั่ง)</text:p>
          </table:table-cell>
          <table:table-cell office:value-type="string">
            <text:p>chang (ชั่ง)</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38]+1" office:value-type="float" office:value="246">
            <text:p>246</text:p>
          </table:table-cell>
          <table:table-cell table:formula="of:=CONCATENATE([.$A639];TEXT([.$B639];&quot;#####&quot;))" office:value-type="string" office:string-value="SER_246">
            <text:p>SER_246</text:p>
          </table:table-cell>
          <table:table-cell table:number-columns-repeated="2" office:value-type="string">
            <text:p>sextant</text:p>
          </table:table-cell>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639]+1" office:value-type="float" office:value="247">
            <text:p>247</text:p>
          </table:table-cell>
          <table:table-cell table:formula="of:=CONCATENATE([.$A640];TEXT([.$B640];&quot;#####&quot;))" office:value-type="string" office:string-value="SER_247">
            <text:p>SER_247</text:p>
          </table:table-cell>
          <table:table-cell office:value-type="string">
            <text:p>nautical_league</text:p>
          </table:table-cell>
          <table:table-cell office:value-type="string">
            <text:p>nautical league</text:p>
          </table:table-cell>
          <table:table-cell office:value-type="string">
            <text:p>naut.leag</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40]+1" office:value-type="float" office:value="248">
            <text:p>248</text:p>
          </table:table-cell>
          <table:table-cell table:formula="of:=CONCATENATE([.$A641];TEXT([.$B641];&quot;#####&quot;))" office:value-type="string" office:string-value="SER_248">
            <text:p>SER_248</text:p>
          </table:table-cell>
          <table:table-cell office:value-type="string">
            <text:p>cubic_inch_per_day</text:p>
          </table:table-cell>
          <table:table-cell office:value-type="string">
            <text:p>cubic inch per day</text:p>
          </table:table-cell>
          <table:table-cell office:value-type="string">
            <text:p>in³/day</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641]+1" office:value-type="float" office:value="249">
            <text:p>249</text:p>
          </table:table-cell>
          <table:table-cell table:formula="of:=CONCATENATE([.$A642];TEXT([.$B642];&quot;#####&quot;))" office:value-type="string" office:string-value="SER_249">
            <text:p>SER_249</text:p>
          </table:table-cell>
          <table:table-cell office:value-type="string">
            <text:p>square_akt_(small)</text:p>
          </table:table-cell>
          <table:table-cell office:value-type="string">
            <text:p>square akt (small)</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42]+1" office:value-type="float" office:value="250">
            <text:p>250</text:p>
          </table:table-cell>
          <table:table-cell table:formula="of:=CONCATENATE([.$A643];TEXT([.$B643];&quot;#####&quot;))" office:value-type="string" office:string-value="SER_250">
            <text:p>SER_250</text:p>
          </table:table-cell>
          <table:table-cell table:number-columns-repeated="2" office:value-type="string">
            <text:p>zentner</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43]+1" office:value-type="float" office:value="251">
            <text:p>251</text:p>
          </table:table-cell>
          <table:table-cell table:formula="of:=CONCATENATE([.$A644];TEXT([.$B644];&quot;#####&quot;))" office:value-type="string" office:string-value="SER_251">
            <text:p>SER_251</text:p>
          </table:table-cell>
          <table:table-cell office:value-type="string">
            <text:p>georgian_lari</text:p>
          </table:table-cell>
          <table:table-cell office:value-type="string">
            <text:p>georgian lari</text:p>
          </table:table-cell>
          <table:table-cell office:value-type="string">
            <text:p>gel</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644]+1" office:value-type="float" office:value="252">
            <text:p>252</text:p>
          </table:table-cell>
          <table:table-cell table:formula="of:=CONCATENATE([.$A645];TEXT([.$B645];&quot;#####&quot;))" office:value-type="string" office:string-value="SER_252">
            <text:p>SER_252</text:p>
          </table:table-cell>
          <table:table-cell office:value-type="string">
            <text:p>sun_(寸)</text:p>
          </table:table-cell>
          <table:table-cell office:value-type="string">
            <text:p>sun (寸)</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45]+1" office:value-type="float" office:value="253">
            <text:p>253</text:p>
          </table:table-cell>
          <table:table-cell table:formula="of:=CONCATENATE([.$A646];TEXT([.$B646];&quot;#####&quot;))" office:value-type="string" office:string-value="SER_253">
            <text:p>SER_253</text:p>
          </table:table-cell>
          <table:table-cell office:value-type="string">
            <text:p>seconds_from_0_to_60_mph</text:p>
          </table:table-cell>
          <table:table-cell office:value-type="string">
            <text:p>seconds from 0 to 60 mph</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646]+1" office:value-type="float" office:value="254">
            <text:p>254</text:p>
          </table:table-cell>
          <table:table-cell table:formula="of:=CONCATENATE([.$A647];TEXT([.$B647];&quot;#####&quot;))" office:value-type="string" office:string-value="SER_254">
            <text:p>SER_254</text:p>
          </table:table-cell>
          <table:table-cell office:value-type="string">
            <text:p>fijian_dollar</text:p>
          </table:table-cell>
          <table:table-cell office:value-type="string">
            <text:p>fijian dollar</text:p>
          </table:table-cell>
          <table:table-cell office:value-type="string">
            <text:p>fjd,$,fj$</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47]+1" office:value-type="float" office:value="255">
            <text:p>255</text:p>
          </table:table-cell>
          <table:table-cell table:formula="of:=CONCATENATE([.$A648];TEXT([.$B648];&quot;#####&quot;))" office:value-type="string" office:string-value="SER_255">
            <text:p>SER_255</text:p>
          </table:table-cell>
          <table:table-cell table:number-columns-repeated="2" office:value-type="string">
            <text:p>poppyseed</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48]+1" office:value-type="float" office:value="256">
            <text:p>256</text:p>
          </table:table-cell>
          <table:table-cell table:formula="of:=CONCATENATE([.$A649];TEXT([.$B649];&quot;#####&quot;))" office:value-type="string" office:string-value="SER_256">
            <text:p>SER_256</text:p>
          </table:table-cell>
          <table:table-cell office:value-type="string">
            <text:p>fanega_de_centeno_(bushel_of_rye)</text:p>
          </table:table-cell>
          <table:table-cell office:value-type="string">
            <text:p>fanega de centeno (bushel of rye)</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49]+1" office:value-type="float" office:value="257">
            <text:p>257</text:p>
          </table:table-cell>
          <table:table-cell table:formula="of:=CONCATENATE([.$A650];TEXT([.$B650];&quot;#####&quot;))" office:value-type="string" office:string-value="SER_257">
            <text:p>SER_257</text:p>
          </table:table-cell>
          <table:table-cell office:value-type="string">
            <text:p>acceleration_of_free_fall_on_saturn</text:p>
          </table:table-cell>
          <table:table-cell office:value-type="string">
            <text:p>acceleration of free fall on saturn</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650]+1" office:value-type="float" office:value="258">
            <text:p>258</text:p>
          </table:table-cell>
          <table:table-cell table:formula="of:=CONCATENATE([.$A651];TEXT([.$B651];&quot;#####&quot;))" office:value-type="string" office:string-value="SER_258">
            <text:p>SER_258</text:p>
          </table:table-cell>
          <table:table-cell office:value-type="string">
            <text:p>ounce_per_cubic_foot</text:p>
          </table:table-cell>
          <table:table-cell office:value-type="string">
            <text:p>ounce per cubic foot</text:p>
          </table:table-cell>
          <table:table-cell office:value-type="string">
            <text:p>oz/ft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651]+1" office:value-type="float" office:value="259">
            <text:p>259</text:p>
          </table:table-cell>
          <table:table-cell table:formula="of:=CONCATENATE([.$A652];TEXT([.$B652];&quot;#####&quot;))" office:value-type="string" office:string-value="SER_259">
            <text:p>SER_259</text:p>
          </table:table-cell>
          <table:table-cell table:number-columns-repeated="2" office:value-type="string">
            <text:p>omer</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52]+1" office:value-type="float" office:value="260">
            <text:p>260</text:p>
          </table:table-cell>
          <table:table-cell table:formula="of:=CONCATENATE([.$A653];TEXT([.$B653];&quot;#####&quot;))" office:value-type="string" office:string-value="SER_260">
            <text:p>SER_260</text:p>
          </table:table-cell>
          <table:table-cell table:number-columns-repeated="2" office:value-type="string">
            <text:p>half-dozen</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653]+1" office:value-type="float" office:value="261">
            <text:p>261</text:p>
          </table:table-cell>
          <table:table-cell table:formula="of:=CONCATENATE([.$A654];TEXT([.$B654];&quot;#####&quot;))" office:value-type="string" office:string-value="SER_261">
            <text:p>SER_261</text:p>
          </table:table-cell>
          <table:table-cell table:number-columns-repeated="2" office:value-type="string">
            <text:p>line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54]+1" office:value-type="float" office:value="262">
            <text:p>262</text:p>
          </table:table-cell>
          <table:table-cell table:formula="of:=CONCATENATE([.$A655];TEXT([.$B655];&quot;#####&quot;))" office:value-type="string" office:string-value="SER_262">
            <text:p>SER_262</text:p>
          </table:table-cell>
          <table:table-cell table:number-columns-repeated="2" office:value-type="string">
            <text:p>yocto</text:p>
          </table:table-cell>
          <table:table-cell office:value-type="string">
            <text:p>y</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655]+1" office:value-type="float" office:value="263">
            <text:p>263</text:p>
          </table:table-cell>
          <table:table-cell table:formula="of:=CONCATENATE([.$A656];TEXT([.$B656];&quot;#####&quot;))" office:value-type="string" office:string-value="SER_263">
            <text:p>SER_263</text:p>
          </table:table-cell>
          <table:table-cell table:number-columns-repeated="2" office:value-type="string">
            <text:p>fang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56]+1" office:value-type="float" office:value="264">
            <text:p>264</text:p>
          </table:table-cell>
          <table:table-cell table:formula="of:=CONCATENATE([.$A657];TEXT([.$B657];&quot;#####&quot;))" office:value-type="string" office:string-value="SER_264">
            <text:p>SER_264</text:p>
          </table:table-cell>
          <table:table-cell table:number-columns-repeated="2" office:value-type="string">
            <text:p>oc-192</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657]+1" office:value-type="float" office:value="265">
            <text:p>265</text:p>
          </table:table-cell>
          <table:table-cell table:formula="of:=CONCATENATE([.$A658];TEXT([.$B658];&quot;#####&quot;))" office:value-type="string" office:string-value="SER_265">
            <text:p>SER_265</text:p>
          </table:table-cell>
          <table:table-cell office:value-type="string">
            <text:p>metric_refrigeration_ton</text:p>
          </table:table-cell>
          <table:table-cell office:value-type="string">
            <text:p>metric refrigeration ton</text:p>
          </table:table-cell>
          <table:table-cell office:value-type="string">
            <text:p>rt</text:p>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658]+1" office:value-type="float" office:value="266">
            <text:p>266</text:p>
          </table:table-cell>
          <table:table-cell table:formula="of:=CONCATENATE([.$A659];TEXT([.$B659];&quot;#####&quot;))" office:value-type="string" office:string-value="SER_266">
            <text:p>SER_266</text:p>
          </table:table-cell>
          <table:table-cell table:number-columns-repeated="2" office:value-type="string">
            <text:p>deci</text:p>
          </table:table-cell>
          <table:table-cell office:value-type="string">
            <text:p>d</text:p>
          </table:table-cell>
          <table:table-cell office:value-type="string">
            <text:p>percent</text:p>
          </table:table-cell>
          <table:table-cell table:number-columns-repeated="2"/>
        </table:table-row>
        <table:table-row table:style-name="ro2">
          <table:table-cell table:formula="of:=&quot;SER_&quot;" office:value-type="string" office:string-value="SER_">
            <text:p>SER_</text:p>
          </table:table-cell>
          <table:table-cell table:formula="of:=[.B659]+1" office:value-type="float" office:value="267">
            <text:p>267</text:p>
          </table:table-cell>
          <table:table-cell table:formula="of:=CONCATENATE([.$A660];TEXT([.$B660];&quot;#####&quot;))" office:value-type="string" office:string-value="SER_267">
            <text:p>SER_267</text:p>
          </table:table-cell>
          <table:table-cell office:value-type="string">
            <text:p>cho_(町_町歩)</text:p>
          </table:table-cell>
          <table:table-cell office:value-type="string">
            <text:p>cho (町_町歩)</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60]+1" office:value-type="float" office:value="268">
            <text:p>268</text:p>
          </table:table-cell>
          <table:table-cell table:formula="of:=CONCATENATE([.$A661];TEXT([.$B661];&quot;#####&quot;))" office:value-type="string" office:string-value="SER_268">
            <text:p>SER_268</text:p>
          </table:table-cell>
          <table:table-cell office:value-type="string">
            <text:p>pound_per_second</text:p>
          </table:table-cell>
          <table:table-cell office:value-type="string">
            <text:p>pound per second</text:p>
          </table:table-cell>
          <table:table-cell office:value-type="string">
            <text:p>lb/s</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661]+1" office:value-type="float" office:value="269">
            <text:p>269</text:p>
          </table:table-cell>
          <table:table-cell table:formula="of:=CONCATENATE([.$A662];TEXT([.$B662];&quot;#####&quot;))" office:value-type="string" office:string-value="SER_269">
            <text:p>SER_269</text:p>
          </table:table-cell>
          <table:table-cell office:value-type="string">
            <text:p>angular_mil_(sweden)</text:p>
          </table:table-cell>
          <table:table-cell office:value-type="string">
            <text:p>angular mil (sweden)</text:p>
          </table:table-cell>
          <table:table-cell/>
          <table:table-cell office:value-type="string">
            <text:p>circular</text:p>
          </table:table-cell>
          <table:table-cell table:number-columns-repeated="2"/>
        </table:table-row>
        <table:table-row table:style-name="ro2">
          <table:table-cell table:formula="of:=&quot;SER_&quot;" office:value-type="string" office:string-value="SER_">
            <text:p>SER_</text:p>
          </table:table-cell>
          <table:table-cell table:formula="of:=[.B662]+1" office:value-type="float" office:value="270">
            <text:p>270</text:p>
          </table:table-cell>
          <table:table-cell table:formula="of:=CONCATENATE([.$A663];TEXT([.$B663];&quot;#####&quot;))" office:value-type="string" office:string-value="SER_270">
            <text:p>SER_270</text:p>
          </table:table-cell>
          <table:table-cell office:value-type="string">
            <text:p>rin_(厘)</text:p>
          </table:table-cell>
          <table:table-cell office:value-type="string">
            <text:p>rin (厘)</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63]+1" office:value-type="float" office:value="271">
            <text:p>271</text:p>
          </table:table-cell>
          <table:table-cell table:formula="of:=CONCATENATE([.$A664];TEXT([.$B664];&quot;#####&quot;))" office:value-type="string" office:string-value="SER_271">
            <text:p>SER_271</text:p>
          </table:table-cell>
          <table:table-cell table:number-columns-repeated="2" office:value-type="string">
            <text:p>cuartillón</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64]+1" office:value-type="float" office:value="272">
            <text:p>272</text:p>
          </table:table-cell>
          <table:table-cell table:formula="of:=CONCATENATE([.$A665];TEXT([.$B665];&quot;#####&quot;))" office:value-type="string" office:string-value="SER_272">
            <text:p>SER_272</text:p>
          </table:table-cell>
          <table:table-cell table:number-columns-repeated="2" office:value-type="string">
            <text:p>var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65]+1" office:value-type="float" office:value="273">
            <text:p>273</text:p>
          </table:table-cell>
          <table:table-cell table:formula="of:=CONCATENATE([.$A666];TEXT([.$B666];&quot;#####&quot;))" office:value-type="string" office:string-value="SER_273">
            <text:p>SER_273</text:p>
          </table:table-cell>
          <table:table-cell office:value-type="string">
            <text:p>square_pouce</text:p>
          </table:table-cell>
          <table:table-cell office:value-type="string">
            <text:p>square pouce</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66]+1" office:value-type="float" office:value="274">
            <text:p>274</text:p>
          </table:table-cell>
          <table:table-cell table:formula="of:=CONCATENATE([.$A667];TEXT([.$B667];&quot;#####&quot;))" office:value-type="string" office:string-value="SER_274">
            <text:p>SER_274</text:p>
          </table:table-cell>
          <table:table-cell table:number-columns-repeated="2" office:value-type="string">
            <text:p>bril</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667]+1" office:value-type="float" office:value="275">
            <text:p>275</text:p>
          </table:table-cell>
          <table:table-cell table:formula="of:=CONCATENATE([.$A668];TEXT([.$B668];&quot;#####&quot;))" office:value-type="string" office:string-value="SER_275">
            <text:p>SER_275</text:p>
          </table:table-cell>
          <table:table-cell table:number-columns-repeated="2" office:value-type="string">
            <text:p>shtoff</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68]+1" office:value-type="float" office:value="276">
            <text:p>276</text:p>
          </table:table-cell>
          <table:table-cell table:formula="of:=CONCATENATE([.$A669];TEXT([.$B669];&quot;#####&quot;))" office:value-type="string" office:string-value="SER_276">
            <text:p>SER_276</text:p>
          </table:table-cell>
          <table:table-cell table:number-columns-repeated="2" office:value-type="string">
            <text:p>millicurie</text:p>
          </table:table-cell>
          <table:table-cell office:value-type="string">
            <text:p>mci</text:p>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669]+1" office:value-type="float" office:value="277">
            <text:p>277</text:p>
          </table:table-cell>
          <table:table-cell table:formula="of:=CONCATENATE([.$A670];TEXT([.$B670];&quot;#####&quot;))" office:value-type="string" office:string-value="SER_277">
            <text:p>SER_277</text:p>
          </table:table-cell>
          <table:table-cell office:value-type="string">
            <text:p>barrel_(petroleum)_per_day</text:p>
          </table:table-cell>
          <table:table-cell office:value-type="string">
            <text:p>barrel (petroleum) per day</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670]+1" office:value-type="float" office:value="278">
            <text:p>278</text:p>
          </table:table-cell>
          <table:table-cell table:formula="of:=CONCATENATE([.$A671];TEXT([.$B671];&quot;#####&quot;))" office:value-type="string" office:string-value="SER_278">
            <text:p>SER_278</text:p>
          </table:table-cell>
          <table:table-cell office:value-type="string">
            <text:p>density_of_iron</text:p>
          </table:table-cell>
          <table:table-cell office:value-type="string">
            <text:p>density of iron</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671]+1" office:value-type="float" office:value="279">
            <text:p>279</text:p>
          </table:table-cell>
          <table:table-cell table:formula="of:=CONCATENATE([.$A672];TEXT([.$B672];&quot;#####&quot;))" office:value-type="string" office:string-value="SER_279">
            <text:p>SER_279</text:p>
          </table:table-cell>
          <table:table-cell office:value-type="string">
            <text:p>gram_per_litre</text:p>
          </table:table-cell>
          <table:table-cell office:value-type="string">
            <text:p>gram per litre</text:p>
          </table:table-cell>
          <table:table-cell office:value-type="string">
            <text:p>g/l</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672]+1" office:value-type="float" office:value="280">
            <text:p>280</text:p>
          </table:table-cell>
          <table:table-cell table:formula="of:=CONCATENATE([.$A673];TEXT([.$B673];&quot;#####&quot;))" office:value-type="string" office:string-value="SER_280">
            <text:p>SER_280</text:p>
          </table:table-cell>
          <table:table-cell office:value-type="string">
            <text:p>macedonian_denar</text:p>
          </table:table-cell>
          <table:table-cell office:value-type="string">
            <text:p>macedonian denar</text:p>
          </table:table-cell>
          <table:table-cell office:value-type="string">
            <text:p>mk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73]+1" office:value-type="float" office:value="281">
            <text:p>281</text:p>
          </table:table-cell>
          <table:table-cell table:formula="of:=CONCATENATE([.$A674];TEXT([.$B674];&quot;#####&quot;))" office:value-type="string" office:string-value="SER_281">
            <text:p>SER_281</text:p>
          </table:table-cell>
          <table:table-cell office:value-type="string">
            <text:p>cuban_peso</text:p>
          </table:table-cell>
          <table:table-cell office:value-type="string">
            <text:p>cuban peso</text:p>
          </table:table-cell>
          <table:table-cell office:value-type="string">
            <text:p>cu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74]+1" office:value-type="float" office:value="282">
            <text:p>282</text:p>
          </table:table-cell>
          <table:table-cell table:formula="of:=CONCATENATE([.$A675];TEXT([.$B675];&quot;#####&quot;))" office:value-type="string" office:string-value="SER_282">
            <text:p>SER_282</text:p>
          </table:table-cell>
          <table:table-cell office:value-type="string">
            <text:p>mongolian_tugrik</text:p>
          </table:table-cell>
          <table:table-cell office:value-type="string">
            <text:p>mongolian tugrik</text:p>
          </table:table-cell>
          <table:table-cell office:value-type="string">
            <text:p>mnt</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75]+1" office:value-type="float" office:value="283">
            <text:p>283</text:p>
          </table:table-cell>
          <table:table-cell table:formula="of:=CONCATENATE([.$A676];TEXT([.$B676];&quot;#####&quot;))" office:value-type="string" office:string-value="SER_283">
            <text:p>SER_283</text:p>
          </table:table-cell>
          <table:table-cell office:value-type="string">
            <text:p>ped_(foot)_legal</text:p>
          </table:table-cell>
          <table:table-cell office:value-type="string">
            <text:p>ped (foot) legal</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76]+1" office:value-type="float" office:value="284">
            <text:p>284</text:p>
          </table:table-cell>
          <table:table-cell table:formula="of:=CONCATENATE([.$A677];TEXT([.$B677];&quot;#####&quot;))" office:value-type="string" office:string-value="SER_284">
            <text:p>SER_284</text:p>
          </table:table-cell>
          <table:table-cell office:value-type="string">
            <text:p>kilogram_per_day</text:p>
          </table:table-cell>
          <table:table-cell office:value-type="string">
            <text:p>kilogram per day</text:p>
          </table:table-cell>
          <table:table-cell office:value-type="string">
            <text:p>kg/day</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677]+1" office:value-type="float" office:value="285">
            <text:p>285</text:p>
          </table:table-cell>
          <table:table-cell table:formula="of:=CONCATENATE([.$A678];TEXT([.$B678];&quot;#####&quot;))" office:value-type="string" office:string-value="SER_285">
            <text:p>SER_285</text:p>
          </table:table-cell>
          <table:table-cell table:number-columns-repeated="2" office:value-type="string">
            <text:p>euro_€</text:p>
          </table:table-cell>
          <table:table-cell office:value-type="string">
            <text:p>eur</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678]+1" office:value-type="float" office:value="286">
            <text:p>286</text:p>
          </table:table-cell>
          <table:table-cell table:formula="of:=CONCATENATE([.$A679];TEXT([.$B679];&quot;#####&quot;))" office:value-type="string" office:string-value="SER_286">
            <text:p>SER_286</text:p>
          </table:table-cell>
          <table:table-cell office:value-type="string">
            <text:p>liang_(市兩)</text:p>
          </table:table-cell>
          <table:table-cell office:value-type="string">
            <text:p>liang (市兩)</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79]+1" office:value-type="float" office:value="287">
            <text:p>287</text:p>
          </table:table-cell>
          <table:table-cell table:formula="of:=CONCATENATE([.$A680];TEXT([.$B680];&quot;#####&quot;))" office:value-type="string" office:string-value="SER_287">
            <text:p>SER_287</text:p>
          </table:table-cell>
          <table:table-cell table:number-columns-repeated="2" office:value-type="string">
            <text:p>labor</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80]+1" office:value-type="float" office:value="288">
            <text:p>288</text:p>
          </table:table-cell>
          <table:table-cell table:formula="of:=CONCATENATE([.$A681];TEXT([.$B681];&quot;#####&quot;))" office:value-type="string" office:string-value="SER_288">
            <text:p>SER_288</text:p>
          </table:table-cell>
          <table:table-cell office:value-type="string">
            <text:p>newton_per_square_centimeter</text:p>
          </table:table-cell>
          <table:table-cell office:value-type="string">
            <text:p>newton per square centimeter</text:p>
          </table:table-cell>
          <table:table-cell office:value-type="string">
            <text:p>n/cm²</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681]+1" office:value-type="float" office:value="289">
            <text:p>289</text:p>
          </table:table-cell>
          <table:table-cell table:formula="of:=CONCATENATE([.$A682];TEXT([.$B682];&quot;#####&quot;))" office:value-type="string" office:string-value="SER_289">
            <text:p>SER_289</text:p>
          </table:table-cell>
          <table:table-cell office:value-type="string">
            <text:p>acceleration_of_free_fall_on_neptune</text:p>
          </table:table-cell>
          <table:table-cell office:value-type="string">
            <text:p>acceleration of free fall on neptune</text:p>
          </table:table-cell>
          <table:table-cell/>
          <table:table-cell office:value-type="string">
            <text:p>acceleration</text:p>
          </table:table-cell>
          <table:table-cell table:number-columns-repeated="2"/>
        </table:table-row>
        <table:table-row table:style-name="ro2">
          <table:table-cell table:formula="of:=&quot;SER_&quot;" office:value-type="string" office:string-value="SER_">
            <text:p>SER_</text:p>
          </table:table-cell>
          <table:table-cell table:formula="of:=[.B682]+1" office:value-type="float" office:value="290">
            <text:p>290</text:p>
          </table:table-cell>
          <table:table-cell table:formula="of:=CONCATENATE([.$A683];TEXT([.$B683];&quot;#####&quot;))" office:value-type="string" office:string-value="SER_290">
            <text:p>SER_290</text:p>
          </table:table-cell>
          <table:table-cell office:value-type="string">
            <text:p>kin_(斤)</text:p>
          </table:table-cell>
          <table:table-cell office:value-type="string">
            <text:p>kin (斤)</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83]+1" office:value-type="float" office:value="291">
            <text:p>291</text:p>
          </table:table-cell>
          <table:table-cell table:formula="of:=CONCATENATE([.$A684];TEXT([.$B684];&quot;#####&quot;))" office:value-type="string" office:string-value="SER_291">
            <text:p>SER_291</text:p>
          </table:table-cell>
          <table:table-cell office:value-type="string">
            <text:p>long_ton_(u.k.)_per_square_foot</text:p>
          </table:table-cell>
          <table:table-cell office:value-type="string">
            <text:p>long ton (u.k.) per square foot</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684]+1" office:value-type="float" office:value="292">
            <text:p>292</text:p>
          </table:table-cell>
          <table:table-cell table:formula="of:=CONCATENATE([.$A685];TEXT([.$B685];&quot;#####&quot;))" office:value-type="string" office:string-value="SER_292">
            <text:p>SER_292</text:p>
          </table:table-cell>
          <table:table-cell office:value-type="string">
            <text:p>canadian_dollar_$</text:p>
          </table:table-cell>
          <table:table-cell office:value-type="string">
            <text:p>canadian dollar_$</text:p>
          </table:table-cell>
          <table:table-cell office:value-type="string">
            <text:p>cad,$,c$</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85]+1" office:value-type="float" office:value="293">
            <text:p>293</text:p>
          </table:table-cell>
          <table:table-cell table:formula="of:=CONCATENATE([.$A686];TEXT([.$B686];&quot;#####&quot;))" office:value-type="string" office:string-value="SER_293">
            <text:p>SER_293</text:p>
          </table:table-cell>
          <table:table-cell office:value-type="string">
            <text:p>polegada_quadrada_(square_polegada)</text:p>
          </table:table-cell>
          <table:table-cell office:value-type="string">
            <text:p>polegada quadrada (square polegad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86]+1" office:value-type="float" office:value="294">
            <text:p>294</text:p>
          </table:table-cell>
          <table:table-cell table:formula="of:=CONCATENATE([.$A687];TEXT([.$B687];&quot;#####&quot;))" office:value-type="string" office:string-value="SER_294">
            <text:p>SER_294</text:p>
          </table:table-cell>
          <table:table-cell table:number-columns-repeated="2" office:value-type="string">
            <text:p>pixel</text:p>
          </table:table-cell>
          <table:table-cell office:value-type="string">
            <text:p>px</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87]+1" office:value-type="float" office:value="295">
            <text:p>295</text:p>
          </table:table-cell>
          <table:table-cell table:formula="of:=CONCATENATE([.$A688];TEXT([.$B688];&quot;#####&quot;))" office:value-type="string" office:string-value="SER_295">
            <text:p>SER_295</text:p>
          </table:table-cell>
          <table:table-cell table:number-columns-repeated="2" office:value-type="string">
            <text:p>ochav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88]+1" office:value-type="float" office:value="296">
            <text:p>296</text:p>
          </table:table-cell>
          <table:table-cell table:formula="of:=CONCATENATE([.$A689];TEXT([.$B689];&quot;#####&quot;))" office:value-type="string" office:string-value="SER_296">
            <text:p>SER_296</text:p>
          </table:table-cell>
          <table:table-cell office:value-type="string">
            <text:p>guinean_franc</text:p>
          </table:table-cell>
          <table:table-cell office:value-type="string">
            <text:p>guinean franc</text:p>
          </table:table-cell>
          <table:table-cell office:value-type="string">
            <text:p>gn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689]+1" office:value-type="float" office:value="297">
            <text:p>297</text:p>
          </table:table-cell>
          <table:table-cell table:formula="of:=CONCATENATE([.$A690];TEXT([.$B690];&quot;#####&quot;))" office:value-type="string" office:string-value="SER_297">
            <text:p>SER_297</text:p>
          </table:table-cell>
          <table:table-cell table:number-columns-repeated="2" office:value-type="string">
            <text:p>lethek</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690]+1" office:value-type="float" office:value="298">
            <text:p>298</text:p>
          </table:table-cell>
          <table:table-cell table:formula="of:=CONCATENATE([.$A691];TEXT([.$B691];&quot;#####&quot;))" office:value-type="string" office:string-value="SER_298">
            <text:p>SER_298</text:p>
          </table:table-cell>
          <table:table-cell office:value-type="string">
            <text:p>parts_per_million</text:p>
          </table:table-cell>
          <table:table-cell office:value-type="string">
            <text:p>parts per million</text:p>
          </table:table-cell>
          <table:table-cell office:value-type="string">
            <text:p>ppm</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691]+1" office:value-type="float" office:value="299">
            <text:p>299</text:p>
          </table:table-cell>
          <table:table-cell table:formula="of:=CONCATENATE([.$A692];TEXT([.$B692];&quot;#####&quot;))" office:value-type="string" office:string-value="SER_299">
            <text:p>SER_299</text:p>
          </table:table-cell>
          <table:table-cell table:number-columns-repeated="2" office:value-type="string">
            <text:p>weakness</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692]+1" office:value-type="float" office:value="300">
            <text:p>300</text:p>
          </table:table-cell>
          <table:table-cell table:formula="of:=CONCATENATE([.$A693];TEXT([.$B693];&quot;#####&quot;))" office:value-type="string" office:string-value="SER_300">
            <text:p>SER_300</text:p>
          </table:table-cell>
          <table:table-cell office:value-type="string">
            <text:p>minute_per_mile</text:p>
          </table:table-cell>
          <table:table-cell office:value-type="string">
            <text:p>minute per mile</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693]+1" office:value-type="float" office:value="301">
            <text:p>301</text:p>
          </table:table-cell>
          <table:table-cell table:formula="of:=CONCATENATE([.$A694];TEXT([.$B694];&quot;#####&quot;))" office:value-type="string" office:string-value="SER_301">
            <text:p>SER_301</text:p>
          </table:table-cell>
          <table:table-cell office:value-type="string">
            <text:p>desyatina_(state)</text:p>
          </table:table-cell>
          <table:table-cell office:value-type="string">
            <text:p>desyatina (state)</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94]+1" office:value-type="float" office:value="302">
            <text:p>302</text:p>
          </table:table-cell>
          <table:table-cell table:formula="of:=CONCATENATE([.$A695];TEXT([.$B695];&quot;#####&quot;))" office:value-type="string" office:string-value="SER_302">
            <text:p>SER_302</text:p>
          </table:table-cell>
          <table:table-cell table:number-columns-repeated="2" office:value-type="string">
            <text:p>ochav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695]+1" office:value-type="float" office:value="303">
            <text:p>303</text:p>
          </table:table-cell>
          <table:table-cell table:formula="of:=CONCATENATE([.$A696];TEXT([.$B696];&quot;#####&quot;))" office:value-type="string" office:string-value="SER_303">
            <text:p>SER_303</text:p>
          </table:table-cell>
          <table:table-cell office:value-type="string">
            <text:p>square_ped_(ordinary)</text:p>
          </table:table-cell>
          <table:table-cell office:value-type="string">
            <text:p>square ped (ordinary)</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696]+1" office:value-type="float" office:value="304">
            <text:p>304</text:p>
          </table:table-cell>
          <table:table-cell table:formula="of:=CONCATENATE([.$A697];TEXT([.$B697];&quot;#####&quot;))" office:value-type="string" office:string-value="SER_304">
            <text:p>SER_304</text:p>
          </table:table-cell>
          <table:table-cell office:value-type="string">
            <text:p>noon_on_summer_with_clear_sky</text:p>
          </table:table-cell>
          <table:table-cell office:value-type="string">
            <text:p>noon on summer with clear sky</text:p>
          </table:table-cell>
          <table:table-cell/>
          <table:table-cell office:value-type="string">
            <text:p>illuminance</text:p>
          </table:table-cell>
          <table:table-cell table:number-columns-repeated="2"/>
        </table:table-row>
        <table:table-row table:style-name="ro2">
          <table:table-cell table:formula="of:=&quot;SER_&quot;" office:value-type="string" office:string-value="SER_">
            <text:p>SER_</text:p>
          </table:table-cell>
          <table:table-cell table:formula="of:=[.B697]+1" office:value-type="float" office:value="305">
            <text:p>305</text:p>
          </table:table-cell>
          <table:table-cell table:formula="of:=CONCATENATE([.$A698];TEXT([.$B698];&quot;#####&quot;))" office:value-type="string" office:string-value="SER_305">
            <text:p>SER_305</text:p>
          </table:table-cell>
          <table:table-cell office:value-type="string">
            <text:p>zhang_(市丈)</text:p>
          </table:table-cell>
          <table:table-cell office:value-type="string">
            <text:p>zhang (市丈)</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698]+1" office:value-type="float" office:value="306">
            <text:p>306</text:p>
          </table:table-cell>
          <table:table-cell table:formula="of:=CONCATENATE([.$A699];TEXT([.$B699];&quot;#####&quot;))" office:value-type="string" office:string-value="SER_306">
            <text:p>SER_306</text:p>
          </table:table-cell>
          <table:table-cell office:value-type="string">
            <text:p>pound_per_day</text:p>
          </table:table-cell>
          <table:table-cell office:value-type="string">
            <text:p>pound per day</text:p>
          </table:table-cell>
          <table:table-cell office:value-type="string">
            <text:p>lb/day</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699]+1" office:value-type="float" office:value="307">
            <text:p>307</text:p>
          </table:table-cell>
          <table:table-cell table:formula="of:=CONCATENATE([.$A700];TEXT([.$B700];&quot;#####&quot;))" office:value-type="string" office:string-value="SER_307">
            <text:p>SER_307</text:p>
          </table:table-cell>
          <table:table-cell office:value-type="string">
            <text:p>newton_(on_earth_surface)</text:p>
          </table:table-cell>
          <table:table-cell office:value-type="string">
            <text:p>newton (on earth surface)</text:p>
          </table:table-cell>
          <table:table-cell office:value-type="string">
            <text:p>n</text:p>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00]+1" office:value-type="float" office:value="308">
            <text:p>308</text:p>
          </table:table-cell>
          <table:table-cell table:formula="of:=CONCATENATE([.$A701];TEXT([.$B701];&quot;#####&quot;))" office:value-type="string" office:string-value="SER_308">
            <text:p>SER_308</text:p>
          </table:table-cell>
          <table:table-cell office:value-type="string">
            <text:p>kilogram_per_minute</text:p>
          </table:table-cell>
          <table:table-cell office:value-type="string">
            <text:p>kilogram per minute</text:p>
          </table:table-cell>
          <table:table-cell office:value-type="string">
            <text:p>kg/min</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701]+1" office:value-type="float" office:value="309">
            <text:p>309</text:p>
          </table:table-cell>
          <table:table-cell table:formula="of:=CONCATENATE([.$A702];TEXT([.$B702];&quot;#####&quot;))" office:value-type="string" office:string-value="SER_309">
            <text:p>SER_309</text:p>
          </table:table-cell>
          <table:table-cell table:number-columns-repeated="2" office:value-type="string">
            <text:p>half</text:p>
          </table:table-cell>
          <table:table-cell table:style-name="ce1" office:value-type="string">
            <text:p>1/2</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702]+1" office:value-type="float" office:value="310">
            <text:p>310</text:p>
          </table:table-cell>
          <table:table-cell table:formula="of:=CONCATENATE([.$A703];TEXT([.$B703];&quot;#####&quot;))" office:value-type="string" office:string-value="SER_310">
            <text:p>SER_310</text:p>
          </table:table-cell>
          <table:table-cell table:number-columns-repeated="2" office:value-type="string">
            <text:p>foot</text:p>
          </table:table-cell>
          <table:table-cell office:value-type="string">
            <text:p>ft</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03]+1" office:value-type="float" office:value="311">
            <text:p>311</text:p>
          </table:table-cell>
          <table:table-cell table:formula="of:=CONCATENATE([.$A704];TEXT([.$B704];&quot;#####&quot;))" office:value-type="string" office:string-value="SER_311">
            <text:p>SER_311</text:p>
          </table:table-cell>
          <table:table-cell table:number-columns-repeated="2" office:value-type="string">
            <text:p>halk</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04]+1" office:value-type="float" office:value="312">
            <text:p>312</text:p>
          </table:table-cell>
          <table:table-cell table:formula="of:=CONCATENATE([.$A705];TEXT([.$B705];&quot;#####&quot;))" office:value-type="string" office:string-value="SER_312">
            <text:p>SER_312</text:p>
          </table:table-cell>
          <table:table-cell office:value-type="string">
            <text:p>belize_dollar</text:p>
          </table:table-cell>
          <table:table-cell office:value-type="string">
            <text:p>belize dollar</text:p>
          </table:table-cell>
          <table:table-cell office:value-type="string">
            <text:p>bzd,$,bz$</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05]+1" office:value-type="float" office:value="313">
            <text:p>313</text:p>
          </table:table-cell>
          <table:table-cell table:formula="of:=CONCATENATE([.$A706];TEXT([.$B706];&quot;#####&quot;))" office:value-type="string" office:string-value="SER_313">
            <text:p>SER_313</text:p>
          </table:table-cell>
          <table:table-cell office:value-type="string">
            <text:p>mexican_peso</text:p>
          </table:table-cell>
          <table:table-cell office:value-type="string">
            <text:p>mexican peso</text:p>
          </table:table-cell>
          <table:table-cell office:value-type="string">
            <text:p>mx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06]+1" office:value-type="float" office:value="314">
            <text:p>314</text:p>
          </table:table-cell>
          <table:table-cell table:formula="of:=CONCATENATE([.$A707];TEXT([.$B707];&quot;#####&quot;))" office:value-type="string" office:string-value="SER_314">
            <text:p>SER_314</text:p>
          </table:table-cell>
          <table:table-cell office:value-type="string">
            <text:p>djiboutian_franc</text:p>
          </table:table-cell>
          <table:table-cell office:value-type="string">
            <text:p>djiboutian franc</text:p>
          </table:table-cell>
          <table:table-cell office:value-type="string">
            <text:p>djf</text:p>
          </table:table-cell>
          <table:table-cell office:value-type="string">
            <text:p>currency</text:p>
          </table:table-cell>
          <table:table-cell table:number-columns-repeated="2"/>
        </table:table-row>
        <table:table-row table:style-name="ro3">
          <table:table-cell table:formula="of:=&quot;SER_&quot;" office:value-type="string" office:string-value="SER_">
            <text:p>SER_</text:p>
          </table:table-cell>
          <table:table-cell table:formula="of:=[.B707]+1" office:value-type="float" office:value="315">
            <text:p>315</text:p>
          </table:table-cell>
          <table:table-cell table:formula="of:=CONCATENATE([.$A708];TEXT([.$B708];&quot;#####&quot;))" office:value-type="string" office:string-value="SER_315">
            <text:p>SER_315</text:p>
          </table:table-cell>
          <table:table-cell office:value-type="string">
            <text:p>wa_(วา_fathom)</text:p>
          </table:table-cell>
          <table:table-cell office:value-type="string">
            <text:p>wa (วา_fathom)</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08]+1" office:value-type="float" office:value="316">
            <text:p>316</text:p>
          </table:table-cell>
          <table:table-cell table:formula="of:=CONCATENATE([.$A709];TEXT([.$B709];&quot;#####&quot;))" office:value-type="string" office:string-value="SER_316">
            <text:p>SER_316</text:p>
          </table:table-cell>
          <table:table-cell table:number-columns-repeated="2" office:value-type="string">
            <text:p>skot</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709]+1" office:value-type="float" office:value="317">
            <text:p>317</text:p>
          </table:table-cell>
          <table:table-cell table:formula="of:=CONCATENATE([.$A710];TEXT([.$B710];&quot;#####&quot;))" office:value-type="string" office:string-value="SER_317">
            <text:p>SER_317</text:p>
          </table:table-cell>
          <table:table-cell office:value-type="string">
            <text:p>french_polynesia_cfp_franc</text:p>
          </table:table-cell>
          <table:table-cell office:value-type="string">
            <text:p>french polynesia cfp franc</text:p>
          </table:table-cell>
          <table:table-cell office:value-type="string">
            <text:p>xp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10]+1" office:value-type="float" office:value="318">
            <text:p>318</text:p>
          </table:table-cell>
          <table:table-cell table:formula="of:=CONCATENATE([.$A711];TEXT([.$B711];&quot;#####&quot;))" office:value-type="string" office:string-value="SER_318">
            <text:p>SER_318</text:p>
          </table:table-cell>
          <table:table-cell office:value-type="string">
            <text:p>uruguayan_peso</text:p>
          </table:table-cell>
          <table:table-cell office:value-type="string">
            <text:p>uruguayan peso</text:p>
          </table:table-cell>
          <table:table-cell office:value-type="string">
            <text:p>uyu</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11]+1" office:value-type="float" office:value="319">
            <text:p>319</text:p>
          </table:table-cell>
          <table:table-cell table:formula="of:=CONCATENATE([.$A712];TEXT([.$B712];&quot;#####&quot;))" office:value-type="string" office:string-value="SER_319">
            <text:p>SER_319</text:p>
          </table:table-cell>
          <table:table-cell table:number-columns-repeated="2" office:value-type="string">
            <text:p>hectopascal</text:p>
          </table:table-cell>
          <table:table-cell office:value-type="string">
            <text:p>hpa</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712]+1" office:value-type="float" office:value="320">
            <text:p>320</text:p>
          </table:table-cell>
          <table:table-cell table:formula="of:=CONCATENATE([.$A713];TEXT([.$B713];&quot;#####&quot;))" office:value-type="string" office:string-value="SER_320">
            <text:p>SER_320</text:p>
          </table:table-cell>
          <table:table-cell office:value-type="string">
            <text:p>philippine_peso</text:p>
          </table:table-cell>
          <table:table-cell office:value-type="string">
            <text:p>philippine peso</text:p>
          </table:table-cell>
          <table:table-cell office:value-type="string">
            <text:p>php</text:p>
          </table:table-cell>
          <table:table-cell office:value-type="string">
            <text:p>currency</text:p>
          </table:table-cell>
          <table:table-cell table:number-columns-repeated="2"/>
        </table:table-row>
        <table:table-row table:style-name="ro3">
          <table:table-cell table:formula="of:=&quot;SER_&quot;" office:value-type="string" office:string-value="SER_">
            <text:p>SER_</text:p>
          </table:table-cell>
          <table:table-cell table:formula="of:=[.B713]+1" office:value-type="float" office:value="321">
            <text:p>321</text:p>
          </table:table-cell>
          <table:table-cell table:formula="of:=CONCATENATE([.$A714];TEXT([.$B714];&quot;#####&quot;))" office:value-type="string" office:string-value="SER_321">
            <text:p>SER_321</text:p>
          </table:table-cell>
          <table:table-cell office:value-type="string">
            <text:p>siao/pai_(เสี้ยว/ไพ)</text:p>
          </table:table-cell>
          <table:table-cell office:value-type="string">
            <text:p>siao/pai (เสี้ยว/ไพ)</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14]+1" office:value-type="float" office:value="322">
            <text:p>322</text:p>
          </table:table-cell>
          <table:table-cell table:formula="of:=CONCATENATE([.$A715];TEXT([.$B715];&quot;#####&quot;))" office:value-type="string" office:string-value="SER_322">
            <text:p>SER_322</text:p>
          </table:table-cell>
          <table:table-cell table:number-columns-repeated="2" office:value-type="string">
            <text:p>tera</text:p>
          </table:table-cell>
          <table:table-cell office:value-type="string">
            <text:p>t</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715]+1" office:value-type="float" office:value="323">
            <text:p>323</text:p>
          </table:table-cell>
          <table:table-cell table:formula="of:=CONCATENATE([.$A716];TEXT([.$B716];&quot;#####&quot;))" office:value-type="string" office:string-value="SER_323">
            <text:p>SER_323</text:p>
          </table:table-cell>
          <table:table-cell table:number-columns-repeated="2" office:value-type="string">
            <text:p>vershok</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16]+1" office:value-type="float" office:value="324">
            <text:p>324</text:p>
          </table:table-cell>
          <table:table-cell table:formula="of:=CONCATENATE([.$A717];TEXT([.$B717];&quot;#####&quot;))" office:value-type="string" office:string-value="SER_324">
            <text:p>SER_324</text:p>
          </table:table-cell>
          <table:table-cell table:number-columns-repeated="2" office:value-type="string">
            <text:p>toesa</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717]+1" office:value-type="float" office:value="325">
            <text:p>325</text:p>
          </table:table-cell>
          <table:table-cell table:formula="of:=CONCATENATE([.$A718];TEXT([.$B718];&quot;#####&quot;))" office:value-type="string" office:string-value="SER_325">
            <text:p>SER_325</text:p>
          </table:table-cell>
          <table:table-cell office:value-type="string">
            <text:p>to_(斗)</text:p>
          </table:table-cell>
          <table:table-cell office:value-type="string">
            <text:p>to (斗)</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718]+1" office:value-type="float" office:value="326">
            <text:p>326</text:p>
          </table:table-cell>
          <table:table-cell table:formula="of:=CONCATENATE([.$A719];TEXT([.$B719];&quot;#####&quot;))" office:value-type="string" office:string-value="SER_326">
            <text:p>SER_326</text:p>
          </table:table-cell>
          <table:table-cell table:number-columns-repeated="2" office:value-type="string">
            <text:p>grave-force</text:p>
          </table:table-cell>
          <table:table-cell office:value-type="string">
            <text:p>gf</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719]+1" office:value-type="float" office:value="327">
            <text:p>327</text:p>
          </table:table-cell>
          <table:table-cell table:formula="of:=CONCATENATE([.$A720];TEXT([.$B720];&quot;#####&quot;))" office:value-type="string" office:string-value="SER_327">
            <text:p>SER_327</text:p>
          </table:table-cell>
          <table:table-cell office:value-type="string">
            <text:p>new_taiwan_dollar</text:p>
          </table:table-cell>
          <table:table-cell office:value-type="string">
            <text:p>new taiwan dollar</text:p>
          </table:table-cell>
          <table:table-cell office:value-type="string">
            <text:p>twd,nt$,$</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20]+1" office:value-type="float" office:value="328">
            <text:p>328</text:p>
          </table:table-cell>
          <table:table-cell table:formula="of:=CONCATENATE([.$A721];TEXT([.$B721];&quot;#####&quot;))" office:value-type="string" office:string-value="SER_328">
            <text:p>SER_328</text:p>
          </table:table-cell>
          <table:table-cell table:number-columns-repeated="2" office:value-type="string">
            <text:p>geredium</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21]+1" office:value-type="float" office:value="329">
            <text:p>329</text:p>
          </table:table-cell>
          <table:table-cell table:formula="of:=CONCATENATE([.$A722];TEXT([.$B722];&quot;#####&quot;))" office:value-type="string" office:string-value="SER_329">
            <text:p>SER_329</text:p>
          </table:table-cell>
          <table:table-cell office:value-type="string">
            <text:p>slope_percent</text:p>
          </table:table-cell>
          <table:table-cell office:value-type="string">
            <text:p>slope percent</text:p>
          </table:table-cell>
          <table:table-cell office:value-type="string">
            <text:p>%</text:p>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722]+1" office:value-type="float" office:value="330">
            <text:p>330</text:p>
          </table:table-cell>
          <table:table-cell table:formula="of:=CONCATENATE([.$A723];TEXT([.$B723];&quot;#####&quot;))" office:value-type="string" office:string-value="SER_330">
            <text:p>SER_330</text:p>
          </table:table-cell>
          <table:table-cell table:number-columns-repeated="2" office:value-type="string">
            <text:p>t1</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723]+1" office:value-type="float" office:value="331">
            <text:p>331</text:p>
          </table:table-cell>
          <table:table-cell table:formula="of:=CONCATENATE([.$A724];TEXT([.$B724];&quot;#####&quot;))" office:value-type="string" office:string-value="SER_331">
            <text:p>SER_331</text:p>
          </table:table-cell>
          <table:table-cell table:number-columns-repeated="2" office:value-type="string">
            <text:p>quartet</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724]+1" office:value-type="float" office:value="332">
            <text:p>332</text:p>
          </table:table-cell>
          <table:table-cell table:formula="of:=CONCATENATE([.$A725];TEXT([.$B725];&quot;#####&quot;))" office:value-type="string" office:string-value="SER_332">
            <text:p>SER_332</text:p>
          </table:table-cell>
          <table:table-cell table:number-columns-repeated="2" office:value-type="string">
            <text:p>milliphot</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725]+1" office:value-type="float" office:value="333">
            <text:p>333</text:p>
          </table:table-cell>
          <table:table-cell table:formula="of:=CONCATENATE([.$A726];TEXT([.$B726];&quot;#####&quot;))" office:value-type="string" office:string-value="SER_333">
            <text:p>SER_333</text:p>
          </table:table-cell>
          <table:table-cell table:number-columns-repeated="2" office:value-type="string">
            <text:p>zolotnik</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26]+1" office:value-type="float" office:value="334">
            <text:p>334</text:p>
          </table:table-cell>
          <table:table-cell table:formula="of:=CONCATENATE([.$A727];TEXT([.$B727];&quot;#####&quot;))" office:value-type="string" office:string-value="SER_334">
            <text:p>SER_334</text:p>
          </table:table-cell>
          <table:table-cell office:value-type="string">
            <text:p>speed_of_sound_in_gas_(mach)</text:p>
          </table:table-cell>
          <table:table-cell office:value-type="string">
            <text:p>speed of sound in gas (mach)</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727]+1" office:value-type="float" office:value="335">
            <text:p>335</text:p>
          </table:table-cell>
          <table:table-cell table:formula="of:=CONCATENATE([.$A728];TEXT([.$B728];&quot;#####&quot;))" office:value-type="string" office:string-value="SER_335">
            <text:p>SER_335</text:p>
          </table:table-cell>
          <table:table-cell office:value-type="string">
            <text:p>kilobyte_per_day</text:p>
          </table:table-cell>
          <table:table-cell office:value-type="string">
            <text:p>kilobyte per day</text:p>
          </table:table-cell>
          <table:table-cell/>
          <table:table-cell office:value-type="string">
            <text:p>data_transfer_rate</text:p>
          </table:table-cell>
          <table:table-cell table:number-columns-repeated="2"/>
        </table:table-row>
        <table:table-row table:style-name="ro2">
          <table:table-cell table:formula="of:=&quot;SER_&quot;" office:value-type="string" office:string-value="SER_">
            <text:p>SER_</text:p>
          </table:table-cell>
          <table:table-cell table:formula="of:=[.B728]+1" office:value-type="float" office:value="336">
            <text:p>336</text:p>
          </table:table-cell>
          <table:table-cell table:formula="of:=CONCATENATE([.$A729];TEXT([.$B729];&quot;#####&quot;))" office:value-type="string" office:string-value="SER_336">
            <text:p>SER_336</text:p>
          </table:table-cell>
          <table:table-cell office:value-type="string">
            <text:p>ge_(合)</text:p>
          </table:table-cell>
          <table:table-cell office:value-type="string">
            <text:p>ge (合)</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729]+1" office:value-type="float" office:value="337">
            <text:p>337</text:p>
          </table:table-cell>
          <table:table-cell table:formula="of:=CONCATENATE([.$A730];TEXT([.$B730];&quot;#####&quot;))" office:value-type="string" office:string-value="SER_337">
            <text:p>SER_337</text:p>
          </table:table-cell>
          <table:table-cell office:value-type="string">
            <text:p>guyanaese_dollar</text:p>
          </table:table-cell>
          <table:table-cell office:value-type="string">
            <text:p>guyanaese dollar</text:p>
          </table:table-cell>
          <table:table-cell office:value-type="string">
            <text:p>gyd,g$,gy$,$</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30]+1" office:value-type="float" office:value="338">
            <text:p>338</text:p>
          </table:table-cell>
          <table:table-cell table:formula="of:=CONCATENATE([.$A731];TEXT([.$B731];&quot;#####&quot;))" office:value-type="string" office:string-value="SER_338">
            <text:p>SER_338</text:p>
          </table:table-cell>
          <table:table-cell office:value-type="string">
            <text:p>polish_zloty</text:p>
          </table:table-cell>
          <table:table-cell office:value-type="string">
            <text:p>polish zloty</text:p>
          </table:table-cell>
          <table:table-cell office:value-type="string">
            <text:p>pl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31]+1" office:value-type="float" office:value="339">
            <text:p>339</text:p>
          </table:table-cell>
          <table:table-cell table:formula="of:=CONCATENATE([.$A732];TEXT([.$B732];&quot;#####&quot;))" office:value-type="string" office:string-value="SER_339">
            <text:p>SER_339</text:p>
          </table:table-cell>
          <table:table-cell office:value-type="string">
            <text:p>long_ton_(u.k.)_per_square_inch</text:p>
          </table:table-cell>
          <table:table-cell office:value-type="string">
            <text:p>long ton (u.k.) per square inch</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732]+1" office:value-type="float" office:value="340">
            <text:p>340</text:p>
          </table:table-cell>
          <table:table-cell table:formula="of:=CONCATENATE([.$A733];TEXT([.$B733];&quot;#####&quot;))" office:value-type="string" office:string-value="SER_340">
            <text:p>SER_340</text:p>
          </table:table-cell>
          <table:table-cell table:number-columns-repeated="2" office:value-type="string">
            <text:p>doppelzentner</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33]+1" office:value-type="float" office:value="341">
            <text:p>341</text:p>
          </table:table-cell>
          <table:table-cell table:formula="of:=CONCATENATE([.$A734];TEXT([.$B734];&quot;#####&quot;))" office:value-type="string" office:string-value="SER_341">
            <text:p>SER_341</text:p>
          </table:table-cell>
          <table:table-cell table:number-columns-repeated="2" office:value-type="string">
            <text:p>fever</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734]+1" office:value-type="float" office:value="342">
            <text:p>342</text:p>
          </table:table-cell>
          <table:table-cell table:formula="of:=CONCATENATE([.$A735];TEXT([.$B735];&quot;#####&quot;))" office:value-type="string" office:string-value="SER_342">
            <text:p>SER_342</text:p>
          </table:table-cell>
          <table:table-cell office:value-type="string">
            <text:p>barrel_(petroleum)_per_second</text:p>
          </table:table-cell>
          <table:table-cell office:value-type="string">
            <text:p>barrel (petroleum) per second</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735]+1" office:value-type="float" office:value="343">
            <text:p>343</text:p>
          </table:table-cell>
          <table:table-cell table:formula="of:=CONCATENATE([.$A736];TEXT([.$B736];&quot;#####&quot;))" office:value-type="string" office:string-value="SER_343">
            <text:p>SER_343</text:p>
          </table:table-cell>
          <table:table-cell office:value-type="string">
            <text:p>lieue_metrique</text:p>
          </table:table-cell>
          <table:table-cell office:value-type="string">
            <text:p>lieue metrique</text:p>
          </table:table-cell>
          <table:table-cell/>
          <table:table-cell office:value-type="string">
            <text:p>length</text:p>
          </table:table-cell>
          <table:table-cell table:number-columns-repeated="2"/>
        </table:table-row>
        <table:table-row table:style-name="ro3">
          <table:table-cell table:formula="of:=&quot;SER_&quot;" office:value-type="string" office:string-value="SER_">
            <text:p>SER_</text:p>
          </table:table-cell>
          <table:table-cell table:formula="of:=[.B736]+1" office:value-type="float" office:value="344">
            <text:p>344</text:p>
          </table:table-cell>
          <table:table-cell table:formula="of:=CONCATENATE([.$A737];TEXT([.$B737];&quot;#####&quot;))" office:value-type="string" office:string-value="SER_344">
            <text:p>SER_344</text:p>
          </table:table-cell>
          <table:table-cell office:value-type="string">
            <text:p>baht_(บาท)</text:p>
          </table:table-cell>
          <table:table-cell office:value-type="string">
            <text:p>baht (บาท)</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37]+1" office:value-type="float" office:value="345">
            <text:p>345</text:p>
          </table:table-cell>
          <table:table-cell table:formula="of:=CONCATENATE([.$A738];TEXT([.$B738];&quot;#####&quot;))" office:value-type="string" office:string-value="SER_345">
            <text:p>SER_345</text:p>
          </table:table-cell>
          <table:table-cell office:value-type="string">
            <text:p>disintegrations_per_minute</text:p>
          </table:table-cell>
          <table:table-cell office:value-type="string">
            <text:p>disintegrations per minute</text:p>
          </table:table-cell>
          <table:table-cell office:value-type="string">
            <text:p>dpm</text:p>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738]+1" office:value-type="float" office:value="346">
            <text:p>346</text:p>
          </table:table-cell>
          <table:table-cell table:formula="of:=CONCATENATE([.$A739];TEXT([.$B739];&quot;#####&quot;))" office:value-type="string" office:string-value="SER_346">
            <text:p>SER_346</text:p>
          </table:table-cell>
          <table:table-cell office:value-type="string">
            <text:p>lieue_de_post</text:p>
          </table:table-cell>
          <table:table-cell office:value-type="string">
            <text:p>lieue de post</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739]+1" office:value-type="float" office:value="347">
            <text:p>347</text:p>
          </table:table-cell>
          <table:table-cell table:formula="of:=CONCATENATE([.$A740];TEXT([.$B740];&quot;#####&quot;))" office:value-type="string" office:string-value="SER_347">
            <text:p>SER_347</text:p>
          </table:table-cell>
          <table:table-cell office:value-type="string">
            <text:p>qian_(錢)</text:p>
          </table:table-cell>
          <table:table-cell office:value-type="string">
            <text:p>qian (錢)</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40]+1" office:value-type="float" office:value="348">
            <text:p>348</text:p>
          </table:table-cell>
          <table:table-cell table:formula="of:=CONCATENATE([.$A741];TEXT([.$B741];&quot;#####&quot;))" office:value-type="string" office:string-value="SER_348">
            <text:p>SER_348</text:p>
          </table:table-cell>
          <table:table-cell table:number-columns-repeated="2" office:value-type="string">
            <text:p>township</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41]+1" office:value-type="float" office:value="349">
            <text:p>349</text:p>
          </table:table-cell>
          <table:table-cell table:formula="of:=CONCATENATE([.$A742];TEXT([.$B742];&quot;#####&quot;))" office:value-type="string" office:string-value="SER_349">
            <text:p>SER_349</text:p>
          </table:table-cell>
          <table:table-cell office:value-type="string">
            <text:p>seconds_from_0_to_100_mph</text:p>
          </table:table-cell>
          <table:table-cell office:value-type="string">
            <text:p>seconds from 0 to 100 mph</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742]+1" office:value-type="float" office:value="350">
            <text:p>350</text:p>
          </table:table-cell>
          <table:table-cell table:formula="of:=CONCATENATE([.$A743];TEXT([.$B743];&quot;#####&quot;))" office:value-type="string" office:string-value="SER_350">
            <text:p>SER_350</text:p>
          </table:table-cell>
          <table:table-cell office:value-type="string">
            <text:p>density_of_water_at_0°c</text:p>
          </table:table-cell>
          <table:table-cell office:value-type="string">
            <text:p>density of water at 0°c</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743]+1" office:value-type="float" office:value="351">
            <text:p>351</text:p>
          </table:table-cell>
          <table:table-cell table:formula="of:=CONCATENATE([.$A744];TEXT([.$B744];&quot;#####&quot;))" office:value-type="string" office:string-value="SER_351">
            <text:p>SER_351</text:p>
          </table:table-cell>
          <table:table-cell office:value-type="string">
            <text:p>palmo_quadrado_(square_palmo)</text:p>
          </table:table-cell>
          <table:table-cell office:value-type="string">
            <text:p>palmo quadrado (square palmo)</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44]+1" office:value-type="float" office:value="352">
            <text:p>352</text:p>
          </table:table-cell>
          <table:table-cell table:formula="of:=CONCATENATE([.$A745];TEXT([.$B745];&quot;#####&quot;))" office:value-type="string" office:string-value="SER_352">
            <text:p>SER_352</text:p>
          </table:table-cell>
          <table:table-cell office:value-type="string">
            <text:p>cuban_convertible_peso</text:p>
          </table:table-cell>
          <table:table-cell office:value-type="string">
            <text:p>cuban convertible peso</text:p>
          </table:table-cell>
          <table:table-cell office:value-type="string">
            <text:p>cuc</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45]+1" office:value-type="float" office:value="353">
            <text:p>353</text:p>
          </table:table-cell>
          <table:table-cell table:formula="of:=CONCATENATE([.$A746];TEXT([.$B746];&quot;#####&quot;))" office:value-type="string" office:string-value="SER_353">
            <text:p>SER_353</text:p>
          </table:table-cell>
          <table:table-cell table:number-columns-repeated="2" office:value-type="string">
            <text:p>celemín</text:p>
          </table:table-cell>
          <table:table-cell/>
          <table:table-cell office:value-type="string">
            <text:p>volume</text:p>
          </table:table-cell>
          <table:table-cell table:number-columns-repeated="2"/>
        </table:table-row>
        <table:table-row table:style-name="ro3">
          <table:table-cell table:formula="of:=&quot;SER_&quot;" office:value-type="string" office:string-value="SER_">
            <text:p>SER_</text:p>
          </table:table-cell>
          <table:table-cell table:formula="of:=[.B746]+1" office:value-type="float" office:value="354">
            <text:p>354</text:p>
          </table:table-cell>
          <table:table-cell table:formula="of:=CONCATENATE([.$A747];TEXT([.$B747];&quot;#####&quot;))" office:value-type="string" office:string-value="SER_354">
            <text:p>SER_354</text:p>
          </table:table-cell>
          <table:table-cell office:value-type="string">
            <text:p>hap_(หาบ)</text:p>
          </table:table-cell>
          <table:table-cell office:value-type="string">
            <text:p>hap (หาบ)</text:p>
          </table:table-cell>
          <table:table-cell/>
          <table:table-cell office:value-type="string">
            <text:p>weight</text:p>
          </table:table-cell>
          <table:table-cell table:number-columns-repeated="2"/>
        </table:table-row>
        <table:table-row table:style-name="ro2">
          <table:table-cell table:formula="of:=&quot;SER_&quot;" office:value-type="string" office:string-value="SER_">
            <text:p>SER_</text:p>
          </table:table-cell>
          <table:table-cell table:formula="of:=[.B747]+1" office:value-type="float" office:value="355">
            <text:p>355</text:p>
          </table:table-cell>
          <table:table-cell table:formula="of:=CONCATENATE([.$A748];TEXT([.$B748];&quot;#####&quot;))" office:value-type="string" office:string-value="SER_355">
            <text:p>SER_355</text:p>
          </table:table-cell>
          <table:table-cell office:value-type="string">
            <text:p>hu_(斛)</text:p>
          </table:table-cell>
          <table:table-cell office:value-type="string">
            <text:p>hu (斛)</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748]+1" office:value-type="float" office:value="356">
            <text:p>356</text:p>
          </table:table-cell>
          <table:table-cell table:formula="of:=CONCATENATE([.$A749];TEXT([.$B749];&quot;#####&quot;))" office:value-type="string" office:string-value="SER_356">
            <text:p>SER_356</text:p>
          </table:table-cell>
          <table:table-cell office:value-type="string">
            <text:p>light_year</text:p>
          </table:table-cell>
          <table:table-cell office:value-type="string">
            <text:p>light year</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49]+1" office:value-type="float" office:value="357">
            <text:p>357</text:p>
          </table:table-cell>
          <table:table-cell table:formula="of:=CONCATENATE([.$A750];TEXT([.$B750];&quot;#####&quot;))" office:value-type="string" office:string-value="SER_357">
            <text:p>SER_357</text:p>
          </table:table-cell>
          <table:table-cell office:value-type="string">
            <text:p>ounce_per_square_foot</text:p>
          </table:table-cell>
          <table:table-cell office:value-type="string">
            <text:p>ounce per square foot</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750]+1" office:value-type="float" office:value="358">
            <text:p>358</text:p>
          </table:table-cell>
          <table:table-cell table:formula="of:=CONCATENATE([.$A751];TEXT([.$B751];&quot;#####&quot;))" office:value-type="string" office:string-value="SER_358">
            <text:p>SER_358</text:p>
          </table:table-cell>
          <table:table-cell office:value-type="string">
            <text:p>british_thermal_unit_per_second</text:p>
          </table:table-cell>
          <table:table-cell office:value-type="string">
            <text:p>british thermal unit per second</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751]+1" office:value-type="float" office:value="359">
            <text:p>359</text:p>
          </table:table-cell>
          <table:table-cell table:formula="of:=CONCATENATE([.$A752];TEXT([.$B752];&quot;#####&quot;))" office:value-type="string" office:string-value="SER_359">
            <text:p>SER_359</text:p>
          </table:table-cell>
          <table:table-cell office:value-type="string">
            <text:p>kilocalories_per_hour</text:p>
          </table:table-cell>
          <table:table-cell office:value-type="string">
            <text:p>kilocalories per hour</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752]+1" office:value-type="float" office:value="360">
            <text:p>360</text:p>
          </table:table-cell>
          <table:table-cell table:formula="of:=CONCATENATE([.$A753];TEXT([.$B753];&quot;#####&quot;))" office:value-type="string" office:string-value="SER_360">
            <text:p>SER_360</text:p>
          </table:table-cell>
          <table:table-cell office:value-type="string">
            <text:p>cubic_meter_per_minute</text:p>
          </table:table-cell>
          <table:table-cell office:value-type="string">
            <text:p>cubic meter per minute</text:p>
          </table:table-cell>
          <table:table-cell office:value-type="string">
            <text:p>m³/min</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753]+1" office:value-type="float" office:value="361">
            <text:p>361</text:p>
          </table:table-cell>
          <table:table-cell table:formula="of:=CONCATENATE([.$A754];TEXT([.$B754];&quot;#####&quot;))" office:value-type="string" office:string-value="SER_361">
            <text:p>SER_361</text:p>
          </table:table-cell>
          <table:table-cell office:value-type="string">
            <text:p>gunter's_(surveyors')_chain</text:p>
          </table:table-cell>
          <table:table-cell office:value-type="string">
            <text:p>gunter's (surveyors') chain</text:p>
          </table:table-cell>
          <table:table-cell office:value-type="string">
            <text:p>ch</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54]+1" office:value-type="float" office:value="362">
            <text:p>362</text:p>
          </table:table-cell>
          <table:table-cell table:formula="of:=CONCATENATE([.$A755];TEXT([.$B755];&quot;#####&quot;))" office:value-type="string" office:string-value="SER_362">
            <text:p>SER_362</text:p>
          </table:table-cell>
          <table:table-cell office:value-type="string">
            <text:p>umts_hspa+</text:p>
          </table:table-cell>
          <table:table-cell office:value-type="string">
            <text:p>umts hspa+</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755]+1" office:value-type="float" office:value="363">
            <text:p>363</text:p>
          </table:table-cell>
          <table:table-cell table:formula="of:=CONCATENATE([.$A756];TEXT([.$B756];&quot;#####&quot;))" office:value-type="string" office:string-value="SER_363">
            <text:p>SER_363</text:p>
          </table:table-cell>
          <table:table-cell office:value-type="string">
            <text:p>hourly_average_background_radiation</text:p>
          </table:table-cell>
          <table:table-cell office:value-type="string">
            <text:p>hourly average background radiation</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756]+1" office:value-type="float" office:value="364">
            <text:p>364</text:p>
          </table:table-cell>
          <table:table-cell table:formula="of:=CONCATENATE([.$A757];TEXT([.$B757];&quot;#####&quot;))" office:value-type="string" office:string-value="SER_364">
            <text:p>SER_364</text:p>
          </table:table-cell>
          <table:table-cell office:value-type="string">
            <text:p>russian_thousandth</text:p>
          </table:table-cell>
          <table:table-cell office:value-type="string">
            <text:p>russian thousandth</text:p>
          </table:table-cell>
          <table:table-cell/>
          <table:table-cell office:value-type="string">
            <text:p>circular</text:p>
          </table:table-cell>
          <table:table-cell table:number-columns-repeated="2"/>
        </table:table-row>
        <table:table-row table:style-name="ro2">
          <table:table-cell table:formula="of:=&quot;SER_&quot;" office:value-type="string" office:string-value="SER_">
            <text:p>SER_</text:p>
          </table:table-cell>
          <table:table-cell table:formula="of:=[.B757]+1" office:value-type="float" office:value="365">
            <text:p>365</text:p>
          </table:table-cell>
          <table:table-cell table:formula="of:=CONCATENATE([.$A758];TEXT([.$B758];&quot;#####&quot;))" office:value-type="string" office:string-value="SER_365">
            <text:p>SER_365</text:p>
          </table:table-cell>
          <table:table-cell office:value-type="string">
            <text:p>shaku_(勺)</text:p>
          </table:table-cell>
          <table:table-cell office:value-type="string">
            <text:p>shaku (勺)</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58]+1" office:value-type="float" office:value="366">
            <text:p>366</text:p>
          </table:table-cell>
          <table:table-cell table:formula="of:=CONCATENATE([.$A759];TEXT([.$B759];&quot;#####&quot;))" office:value-type="string" office:string-value="SER_366">
            <text:p>SER_366</text:p>
          </table:table-cell>
          <table:table-cell office:value-type="string">
            <text:p>gram_per_minute</text:p>
          </table:table-cell>
          <table:table-cell office:value-type="string">
            <text:p>gram per minute</text:p>
          </table:table-cell>
          <table:table-cell office:value-type="string">
            <text:p>g/min</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759]+1" office:value-type="float" office:value="367">
            <text:p>367</text:p>
          </table:table-cell>
          <table:table-cell table:formula="of:=CONCATENATE([.$A760];TEXT([.$B760];&quot;#####&quot;))" office:value-type="string" office:string-value="SER_367">
            <text:p>SER_367</text:p>
          </table:table-cell>
          <table:table-cell table:number-columns-repeated="2" office:value-type="string">
            <text:p>shekel</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60]+1" office:value-type="float" office:value="368">
            <text:p>368</text:p>
          </table:table-cell>
          <table:table-cell table:formula="of:=CONCATENATE([.$A761];TEXT([.$B761];&quot;#####&quot;))" office:value-type="string" office:string-value="SER_368">
            <text:p>SER_368</text:p>
          </table:table-cell>
          <table:table-cell table:number-columns-repeated="2" office:value-type="string">
            <text:p>klim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61]+1" office:value-type="float" office:value="369">
            <text:p>369</text:p>
          </table:table-cell>
          <table:table-cell table:formula="of:=CONCATENATE([.$A762];TEXT([.$B762];&quot;#####&quot;))" office:value-type="string" office:string-value="SER_369">
            <text:p>SER_369</text:p>
          </table:table-cell>
          <table:table-cell table:number-columns-repeated="2" office:value-type="string">
            <text:p>hecto</text:p>
          </table:table-cell>
          <table:table-cell office:value-type="string">
            <text:p>h</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762]+1" office:value-type="float" office:value="370">
            <text:p>370</text:p>
          </table:table-cell>
          <table:table-cell table:formula="of:=CONCATENATE([.$A763];TEXT([.$B763];&quot;#####&quot;))" office:value-type="string" office:string-value="SER_370">
            <text:p>SER_370</text:p>
          </table:table-cell>
          <table:table-cell office:value-type="string">
            <text:p>kilogram_per_millilitre</text:p>
          </table:table-cell>
          <table:table-cell office:value-type="string">
            <text:p>kilogram per millilitre</text:p>
          </table:table-cell>
          <table:table-cell office:value-type="string">
            <text:p>kg/ml</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763]+1" office:value-type="float" office:value="371">
            <text:p>371</text:p>
          </table:table-cell>
          <table:table-cell table:formula="of:=CONCATENATE([.$A764];TEXT([.$B764];&quot;#####&quot;))" office:value-type="string" office:string-value="SER_371">
            <text:p>SER_371</text:p>
          </table:table-cell>
          <table:table-cell office:value-type="string">
            <text:p>slug_per_cubic_foot</text:p>
          </table:table-cell>
          <table:table-cell office:value-type="string">
            <text:p>slug per cubic foot</text:p>
          </table:table-cell>
          <table:table-cell office:value-type="string">
            <text:p>slug/ft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764]+1" office:value-type="float" office:value="372">
            <text:p>372</text:p>
          </table:table-cell>
          <table:table-cell table:formula="of:=CONCATENATE([.$A765];TEXT([.$B765];&quot;#####&quot;))" office:value-type="string" office:string-value="SER_372">
            <text:p>SER_372</text:p>
          </table:table-cell>
          <table:table-cell office:value-type="string">
            <text:p>ped_ordinary</text:p>
          </table:table-cell>
          <table:table-cell office:value-type="string">
            <text:p>ped ordinary</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65]+1" office:value-type="float" office:value="373">
            <text:p>373</text:p>
          </table:table-cell>
          <table:table-cell table:formula="of:=CONCATENATE([.$A766];TEXT([.$B766];&quot;#####&quot;))" office:value-type="string" office:string-value="SER_373">
            <text:p>SER_373</text:p>
          </table:table-cell>
          <table:table-cell table:number-columns-repeated="2" office:value-type="string">
            <text:p>decare</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66]+1" office:value-type="float" office:value="374">
            <text:p>374</text:p>
          </table:table-cell>
          <table:table-cell table:formula="of:=CONCATENATE([.$A767];TEXT([.$B767];&quot;#####&quot;))" office:value-type="string" office:string-value="SER_374">
            <text:p>SER_374</text:p>
          </table:table-cell>
          <table:table-cell office:value-type="string">
            <text:p>minute_per_gibibyte</text:p>
          </table:table-cell>
          <table:table-cell office:value-type="string">
            <text:p>minute per gibi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767]+1" office:value-type="float" office:value="375">
            <text:p>375</text:p>
          </table:table-cell>
          <table:table-cell table:formula="of:=CONCATENATE([.$A768];TEXT([.$B768];&quot;#####&quot;))" office:value-type="string" office:string-value="SER_375">
            <text:p>SER_375</text:p>
          </table:table-cell>
          <table:table-cell table:number-columns-repeated="2" office:value-type="string">
            <text:p>celemin</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68]+1" office:value-type="float" office:value="376">
            <text:p>376</text:p>
          </table:table-cell>
          <table:table-cell table:formula="of:=CONCATENATE([.$A769];TEXT([.$B769];&quot;#####&quot;))" office:value-type="string" office:string-value="SER_376">
            <text:p>SER_376</text:p>
          </table:table-cell>
          <table:table-cell office:value-type="string">
            <text:p>turkmenistani_manat</text:p>
          </table:table-cell>
          <table:table-cell office:value-type="string">
            <text:p>turkmenistani manat</text:p>
          </table:table-cell>
          <table:table-cell office:value-type="string">
            <text:p>tmt</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69]+1" office:value-type="float" office:value="377">
            <text:p>377</text:p>
          </table:table-cell>
          <table:table-cell table:formula="of:=CONCATENATE([.$A770];TEXT([.$B770];&quot;#####&quot;))" office:value-type="string" office:string-value="SER_377">
            <text:p>SER_377</text:p>
          </table:table-cell>
          <table:table-cell office:value-type="string">
            <text:p>planck_power</text:p>
          </table:table-cell>
          <table:table-cell office:value-type="string">
            <text:p>planck power</text:p>
          </table:table-cell>
          <table:table-cell office:value-type="string">
            <text:p>l²mt⁻³</text:p>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770]+1" office:value-type="float" office:value="378">
            <text:p>378</text:p>
          </table:table-cell>
          <table:table-cell table:formula="of:=CONCATENATE([.$A771];TEXT([.$B771];&quot;#####&quot;))" office:value-type="string" office:string-value="SER_378">
            <text:p>SER_378</text:p>
          </table:table-cell>
          <table:table-cell office:value-type="string">
            <text:p>league_(square)</text:p>
          </table:table-cell>
          <table:table-cell office:value-type="string">
            <text:p>league (square)</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771]+1" office:value-type="float" office:value="379">
            <text:p>379</text:p>
          </table:table-cell>
          <table:table-cell table:formula="of:=CONCATENATE([.$A772];TEXT([.$B772];&quot;#####&quot;))" office:value-type="string" office:string-value="SER_379">
            <text:p>SER_379</text:p>
          </table:table-cell>
          <table:table-cell office:value-type="string">
            <text:p>square_decimeter</text:p>
          </table:table-cell>
          <table:table-cell office:value-type="string">
            <text:p>square decimeter</text:p>
          </table:table-cell>
          <table:table-cell office:value-type="string">
            <text:p>dm²</text:p>
          </table:table-cell>
          <table:table-cell office:value-type="string">
            <text:p>area</text:p>
          </table:table-cell>
          <table:table-cell table:number-columns-repeated="2"/>
        </table:table-row>
        <table:table-row table:style-name="ro2">
          <table:table-cell table:formula="of:=&quot;SER_&quot;" office:value-type="string" office:string-value="SER_">
            <text:p>SER_</text:p>
          </table:table-cell>
          <table:table-cell table:formula="of:=[.B772]+1" office:value-type="float" office:value="380">
            <text:p>380</text:p>
          </table:table-cell>
          <table:table-cell table:formula="of:=CONCATENATE([.$A773];TEXT([.$B773];&quot;#####&quot;))" office:value-type="string" office:string-value="SER_380">
            <text:p>SER_380</text:p>
          </table:table-cell>
          <table:table-cell office:value-type="string">
            <text:p>bu_(分)</text:p>
          </table:table-cell>
          <table:table-cell office:value-type="string">
            <text:p>bu (分)</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73]+1" office:value-type="float" office:value="381">
            <text:p>381</text:p>
          </table:table-cell>
          <table:table-cell table:formula="of:=CONCATENATE([.$A774];TEXT([.$B774];&quot;#####&quot;))" office:value-type="string" office:string-value="SER_381">
            <text:p>SER_381</text:p>
          </table:table-cell>
          <table:table-cell office:value-type="string">
            <text:p>moroccan_dirham</text:p>
          </table:table-cell>
          <table:table-cell office:value-type="string">
            <text:p>moroccan dirham</text:p>
          </table:table-cell>
          <table:table-cell office:value-type="string">
            <text:p>ma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74]+1" office:value-type="float" office:value="382">
            <text:p>382</text:p>
          </table:table-cell>
          <table:table-cell table:formula="of:=CONCATENATE([.$A775];TEXT([.$B775];&quot;#####&quot;))" office:value-type="string" office:string-value="SER_382">
            <text:p>SER_382</text:p>
          </table:table-cell>
          <table:table-cell table:number-columns-repeated="2" office:value-type="string">
            <text:p>foot-candle</text:p>
          </table:table-cell>
          <table:table-cell office:value-type="string">
            <text:p>fc</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775]+1" office:value-type="float" office:value="383">
            <text:p>383</text:p>
          </table:table-cell>
          <table:table-cell table:formula="of:=CONCATENATE([.$A776];TEXT([.$B776];&quot;#####&quot;))" office:value-type="string" office:string-value="SER_383">
            <text:p>SER_383</text:p>
          </table:table-cell>
          <table:table-cell office:value-type="string">
            <text:p>mace_(tsin)</text:p>
          </table:table-cell>
          <table:table-cell office:value-type="string">
            <text:p>mace (tsin)</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76]+1" office:value-type="float" office:value="384">
            <text:p>384</text:p>
          </table:table-cell>
          <table:table-cell table:formula="of:=CONCATENATE([.$A777];TEXT([.$B777];&quot;#####&quot;))" office:value-type="string" office:string-value="SER_384">
            <text:p>SER_384</text:p>
          </table:table-cell>
          <table:table-cell office:value-type="string">
            <text:p>acre_foot_per_second</text:p>
          </table:table-cell>
          <table:table-cell office:value-type="string">
            <text:p>acre foot per second</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777]+1" office:value-type="float" office:value="385">
            <text:p>385</text:p>
          </table:table-cell>
          <table:table-cell table:formula="of:=CONCATENATE([.$A778];TEXT([.$B778];&quot;#####&quot;))" office:value-type="string" office:string-value="SER_385">
            <text:p>SER_385</text:p>
          </table:table-cell>
          <table:table-cell office:value-type="string">
            <text:p>uzbekistan_som</text:p>
          </table:table-cell>
          <table:table-cell office:value-type="string">
            <text:p>uzbekistan som</text:p>
          </table:table-cell>
          <table:table-cell office:value-type="string">
            <text:p>uz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78]+1" office:value-type="float" office:value="386">
            <text:p>386</text:p>
          </table:table-cell>
          <table:table-cell table:formula="of:=CONCATENATE([.$A779];TEXT([.$B779];&quot;#####&quot;))" office:value-type="string" office:string-value="SER_386">
            <text:p>SER_386</text:p>
          </table:table-cell>
          <table:table-cell office:value-type="string">
            <text:p>nigerian_naira</text:p>
          </table:table-cell>
          <table:table-cell office:value-type="string">
            <text:p>nigerian naira</text:p>
          </table:table-cell>
          <table:table-cell office:value-type="string">
            <text:p>ng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79]+1" office:value-type="float" office:value="387">
            <text:p>387</text:p>
          </table:table-cell>
          <table:table-cell table:formula="of:=CONCATENATE([.$A780];TEXT([.$B780];&quot;#####&quot;))" office:value-type="string" office:string-value="SER_387">
            <text:p>SER_387</text:p>
          </table:table-cell>
          <table:table-cell office:value-type="string">
            <text:p>mile_per_second_squared</text:p>
          </table:table-cell>
          <table:table-cell office:value-type="string">
            <text:p>mile per second squared</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780]+1" office:value-type="float" office:value="388">
            <text:p>388</text:p>
          </table:table-cell>
          <table:table-cell table:formula="of:=CONCATENATE([.$A781];TEXT([.$B781];&quot;#####&quot;))" office:value-type="string" office:string-value="SER_388">
            <text:p>SER_388</text:p>
          </table:table-cell>
          <table:table-cell table:number-columns-repeated="2" office:value-type="string">
            <text:p>millimole</text:p>
          </table:table-cell>
          <table:table-cell office:value-type="string">
            <text:p>mmol</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781]+1" office:value-type="float" office:value="389">
            <text:p>389</text:p>
          </table:table-cell>
          <table:table-cell table:formula="of:=CONCATENATE([.$A782];TEXT([.$B782];&quot;#####&quot;))" office:value-type="string" office:string-value="SER_389">
            <text:p>SER_389</text:p>
          </table:table-cell>
          <table:table-cell office:value-type="string">
            <text:p>legua_de_por_grado_(league_of_the_degree)</text:p>
          </table:table-cell>
          <table:table-cell office:value-type="string">
            <text:p>legua de por grado (league of the degre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782]+1" office:value-type="float" office:value="390">
            <text:p>390</text:p>
          </table:table-cell>
          <table:table-cell table:formula="of:=CONCATENATE([.$A783];TEXT([.$B783];&quot;#####&quot;))" office:value-type="string" office:string-value="SER_390">
            <text:p>SER_390</text:p>
          </table:table-cell>
          <table:table-cell office:value-type="string">
            <text:p>serbian_dinar</text:p>
          </table:table-cell>
          <table:table-cell office:value-type="string">
            <text:p>serbian dinar</text:p>
          </table:table-cell>
          <table:table-cell office:value-type="string">
            <text:p>rs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83]+1" office:value-type="float" office:value="391">
            <text:p>391</text:p>
          </table:table-cell>
          <table:table-cell table:formula="of:=CONCATENATE([.$A784];TEXT([.$B784];&quot;#####&quot;))" office:value-type="string" office:string-value="SER_391">
            <text:p>SER_391</text:p>
          </table:table-cell>
          <table:table-cell office:value-type="string">
            <text:p>long_(uk)_ton_per_second</text:p>
          </table:table-cell>
          <table:table-cell office:value-type="string">
            <text:p>long (uk) ton per second</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784]+1" office:value-type="float" office:value="392">
            <text:p>392</text:p>
          </table:table-cell>
          <table:table-cell table:formula="of:=CONCATENATE([.$A785];TEXT([.$B785];&quot;#####&quot;))" office:value-type="string" office:string-value="SER_392">
            <text:p>SER_392</text:p>
          </table:table-cell>
          <table:table-cell office:value-type="string">
            <text:p>long_(uk)_ton_per_minute</text:p>
          </table:table-cell>
          <table:table-cell office:value-type="string">
            <text:p>long (uk) ton per minute</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785]+1" office:value-type="float" office:value="393">
            <text:p>393</text:p>
          </table:table-cell>
          <table:table-cell table:formula="of:=CONCATENATE([.$A786];TEXT([.$B786];&quot;#####&quot;))" office:value-type="string" office:string-value="SER_393">
            <text:p>SER_393</text:p>
          </table:table-cell>
          <table:table-cell office:value-type="string">
            <text:p>milligram_per_litre</text:p>
          </table:table-cell>
          <table:table-cell office:value-type="string">
            <text:p>milligram per litre</text:p>
          </table:table-cell>
          <table:table-cell office:value-type="string">
            <text:p>mg/l</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786]+1" office:value-type="float" office:value="394">
            <text:p>394</text:p>
          </table:table-cell>
          <table:table-cell table:formula="of:=CONCATENATE([.$A787];TEXT([.$B787];&quot;#####&quot;))" office:value-type="string" office:string-value="SER_394">
            <text:p>SER_394</text:p>
          </table:table-cell>
          <table:table-cell office:value-type="string">
            <text:p>gibibyte_per_hour</text:p>
          </table:table-cell>
          <table:table-cell office:value-type="string">
            <text:p>gibibyte per hour</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787]+1" office:value-type="float" office:value="395">
            <text:p>395</text:p>
          </table:table-cell>
          <table:table-cell table:formula="of:=CONCATENATE([.$A788];TEXT([.$B788];&quot;#####&quot;))" office:value-type="string" office:string-value="SER_395">
            <text:p>SER_395</text:p>
          </table:table-cell>
          <table:table-cell table:number-columns-repeated="2" office:value-type="string">
            <text:p>bushel</text:p>
          </table:table-cell>
          <table:table-cell office:value-type="string">
            <text:p>bu</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788]+1" office:value-type="float" office:value="396">
            <text:p>396</text:p>
          </table:table-cell>
          <table:table-cell table:formula="of:=CONCATENATE([.$A789];TEXT([.$B789];&quot;#####&quot;))" office:value-type="string" office:string-value="SER_396">
            <text:p>SER_396</text:p>
          </table:table-cell>
          <table:table-cell table:number-columns-repeated="2" office:value-type="string">
            <text:p>cahíz</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789]+1" office:value-type="float" office:value="397">
            <text:p>397</text:p>
          </table:table-cell>
          <table:table-cell table:formula="of:=CONCATENATE([.$A790];TEXT([.$B790];&quot;#####&quot;))" office:value-type="string" office:string-value="SER_397">
            <text:p>SER_397</text:p>
          </table:table-cell>
          <table:table-cell table:number-columns-repeated="2" office:value-type="string">
            <text:p>apostilb</text:p>
          </table:table-cell>
          <table:table-cell office:value-type="string">
            <text:p>asb</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790]+1" office:value-type="float" office:value="398">
            <text:p>398</text:p>
          </table:table-cell>
          <table:table-cell table:formula="of:=CONCATENATE([.$A791];TEXT([.$B791];&quot;#####&quot;))" office:value-type="string" office:string-value="SER_398">
            <text:p>SER_398</text:p>
          </table:table-cell>
          <table:table-cell office:value-type="string">
            <text:p>kilogram-force_centimeter</text:p>
          </table:table-cell>
          <table:table-cell office:value-type="string">
            <text:p>kilogram-force centi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791]+1" office:value-type="float" office:value="399">
            <text:p>399</text:p>
          </table:table-cell>
          <table:table-cell table:formula="of:=CONCATENATE([.$A792];TEXT([.$B792];&quot;#####&quot;))" office:value-type="string" office:string-value="SER_399">
            <text:p>SER_399</text:p>
          </table:table-cell>
          <table:table-cell office:value-type="string">
            <text:p>million_btu</text:p>
          </table:table-cell>
          <table:table-cell office:value-type="string">
            <text:p>million btu</text:p>
          </table:table-cell>
          <table:table-cell office:value-type="string">
            <text:p>mmbtu</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792]+1" office:value-type="float" office:value="400">
            <text:p>400</text:p>
          </table:table-cell>
          <table:table-cell table:formula="of:=CONCATENATE([.$A793];TEXT([.$B793];&quot;#####&quot;))" office:value-type="string" office:string-value="SER_400">
            <text:p>SER_400</text:p>
          </table:table-cell>
          <table:table-cell office:value-type="string">
            <text:p>kyrgystani_som</text:p>
          </table:table-cell>
          <table:table-cell office:value-type="string">
            <text:p>kyrgystani som</text:p>
          </table:table-cell>
          <table:table-cell office:value-type="string">
            <text:p>kg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793]+1" office:value-type="float" office:value="401">
            <text:p>401</text:p>
          </table:table-cell>
          <table:table-cell table:formula="of:=CONCATENATE([.$A794];TEXT([.$B794];&quot;#####&quot;))" office:value-type="string" office:string-value="SER_401">
            <text:p>SER_401</text:p>
          </table:table-cell>
          <table:table-cell table:number-columns-repeated="2" office:value-type="string">
            <text:p>grade</text:p>
          </table:table-cell>
          <table:table-cell office:value-type="string">
            <text:p>grad</text:p>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794]+1" office:value-type="float" office:value="402">
            <text:p>402</text:p>
          </table:table-cell>
          <table:table-cell table:formula="of:=CONCATENATE([.$A795];TEXT([.$B795];&quot;#####&quot;))" office:value-type="string" office:string-value="SER_402">
            <text:p>SER_402</text:p>
          </table:table-cell>
          <table:table-cell office:value-type="string">
            <text:p>tonne_per_hour</text:p>
          </table:table-cell>
          <table:table-cell office:value-type="string">
            <text:p>tonne per hour</text:p>
          </table:table-cell>
          <table:table-cell office:value-type="string">
            <text:p>t/hour</text:p>
          </table:table-cell>
          <table:table-cell office:value-type="string">
            <text:p>flow_rate_mass</text:p>
          </table:table-cell>
          <table:table-cell table:number-columns-repeated="2"/>
        </table:table-row>
        <table:table-row table:style-name="ro2">
          <table:table-cell table:formula="of:=&quot;SER_&quot;" office:value-type="string" office:string-value="SER_">
            <text:p>SER_</text:p>
          </table:table-cell>
          <table:table-cell table:formula="of:=[.B795]+1" office:value-type="float" office:value="403">
            <text:p>403</text:p>
          </table:table-cell>
          <table:table-cell table:formula="of:=CONCATENATE([.$A796];TEXT([.$B796];&quot;#####&quot;))" office:value-type="string" office:string-value="SER_403">
            <text:p>SER_403</text:p>
          </table:table-cell>
          <table:table-cell office:value-type="string">
            <text:p>fan_(分)</text:p>
          </table:table-cell>
          <table:table-cell office:value-type="string">
            <text:p>fan (分)</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796]+1" office:value-type="float" office:value="404">
            <text:p>404</text:p>
          </table:table-cell>
          <table:table-cell table:formula="of:=CONCATENATE([.$A797];TEXT([.$B797];&quot;#####&quot;))" office:value-type="string" office:string-value="SER_404">
            <text:p>SER_404</text:p>
          </table:table-cell>
          <table:table-cell office:value-type="string">
            <text:p>monnme_(匁)</text:p>
          </table:table-cell>
          <table:table-cell office:value-type="string">
            <text:p>monnme (匁)</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797]+1" office:value-type="float" office:value="405">
            <text:p>405</text:p>
          </table:table-cell>
          <table:table-cell table:formula="of:=CONCATENATE([.$A798];TEXT([.$B798];&quot;#####&quot;))" office:value-type="string" office:string-value="SER_405">
            <text:p>SER_405</text:p>
          </table:table-cell>
          <table:table-cell office:value-type="string">
            <text:p>kilogram_per_second</text:p>
          </table:table-cell>
          <table:table-cell office:value-type="string">
            <text:p>kilogram per second</text:p>
          </table:table-cell>
          <table:table-cell office:value-type="string">
            <text:p>kg/s</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798]+1" office:value-type="float" office:value="406">
            <text:p>406</text:p>
          </table:table-cell>
          <table:table-cell table:formula="of:=CONCATENATE([.$A799];TEXT([.$B799];&quot;#####&quot;))" office:value-type="string" office:string-value="SER_406">
            <text:p>SER_406</text:p>
          </table:table-cell>
          <table:table-cell office:value-type="string">
            <text:p>lumen_per_square_centimeter</text:p>
          </table:table-cell>
          <table:table-cell office:value-type="string">
            <text:p>lumen per square centimeter</text:p>
          </table:table-cell>
          <table:table-cell office:value-type="string">
            <text:p>lm/cm²</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799]+1" office:value-type="float" office:value="407">
            <text:p>407</text:p>
          </table:table-cell>
          <table:table-cell table:formula="of:=CONCATENATE([.$A800];TEXT([.$B800];&quot;#####&quot;))" office:value-type="string" office:string-value="SER_407">
            <text:p>SER_407</text:p>
          </table:table-cell>
          <table:table-cell office:value-type="string">
            <text:p>paraguayan_guarani</text:p>
          </table:table-cell>
          <table:table-cell office:value-type="string">
            <text:p>paraguayan guarani</text:p>
          </table:table-cell>
          <table:table-cell office:value-type="string">
            <text:p>pyg</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00]+1" office:value-type="float" office:value="408">
            <text:p>408</text:p>
          </table:table-cell>
          <table:table-cell table:formula="of:=CONCATENATE([.$A801];TEXT([.$B801];&quot;#####&quot;))" office:value-type="string" office:string-value="SER_408">
            <text:p>SER_408</text:p>
          </table:table-cell>
          <table:table-cell office:value-type="string">
            <text:p>atomic_unit_of_force</text:p>
          </table:table-cell>
          <table:table-cell office:value-type="string">
            <text:p>atomic unit of force</text:p>
          </table:table-cell>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801]+1" office:value-type="float" office:value="409">
            <text:p>409</text:p>
          </table:table-cell>
          <table:table-cell table:formula="of:=CONCATENATE([.$A802];TEXT([.$B802];&quot;#####&quot;))" office:value-type="string" office:string-value="SER_409">
            <text:p>SER_409</text:p>
          </table:table-cell>
          <table:table-cell office:value-type="string">
            <text:p>bluetooth_2.0</text:p>
          </table:table-cell>
          <table:table-cell office:value-type="string">
            <text:p>bluetooth 2.0</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802]+1" office:value-type="float" office:value="410">
            <text:p>410</text:p>
          </table:table-cell>
          <table:table-cell table:formula="of:=CONCATENATE([.$A803];TEXT([.$B803];&quot;#####&quot;))" office:value-type="string" office:string-value="SER_410">
            <text:p>SER_410</text:p>
          </table:table-cell>
          <table:table-cell office:value-type="string">
            <text:p>speed_of_light_in_vacuum</text:p>
          </table:table-cell>
          <table:table-cell office:value-type="string">
            <text:p>speed of light in vacuum</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803]+1" office:value-type="float" office:value="411">
            <text:p>411</text:p>
          </table:table-cell>
          <table:table-cell table:formula="of:=CONCATENATE([.$A804];TEXT([.$B804];&quot;#####&quot;))" office:value-type="string" office:string-value="SER_411">
            <text:p>SER_411</text:p>
          </table:table-cell>
          <table:table-cell office:value-type="string">
            <text:p>short_(us)_ton_per_second</text:p>
          </table:table-cell>
          <table:table-cell office:value-type="string">
            <text:p>short (us) ton per second</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804]+1" office:value-type="float" office:value="412">
            <text:p>412</text:p>
          </table:table-cell>
          <table:table-cell table:formula="of:=CONCATENATE([.$A805];TEXT([.$B805];&quot;#####&quot;))" office:value-type="string" office:string-value="SER_412">
            <text:p>SER_412</text:p>
          </table:table-cell>
          <table:table-cell office:value-type="string">
            <text:p>australian_dollar_$</text:p>
          </table:table-cell>
          <table:table-cell office:value-type="string">
            <text:p>australian dollar_$</text:p>
          </table:table-cell>
          <table:table-cell office:value-type="string">
            <text:p>aud,$,a$</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05]+1" office:value-type="float" office:value="413">
            <text:p>413</text:p>
          </table:table-cell>
          <table:table-cell table:formula="of:=CONCATENATE([.$A806];TEXT([.$B806];&quot;#####&quot;))" office:value-type="string" office:string-value="SER_413">
            <text:p>SER_413</text:p>
          </table:table-cell>
          <table:table-cell office:value-type="string">
            <text:p>royal_square_perche</text:p>
          </table:table-cell>
          <table:table-cell office:value-type="string">
            <text:p>royal square perche</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806]+1" office:value-type="float" office:value="414">
            <text:p>414</text:p>
          </table:table-cell>
          <table:table-cell table:formula="of:=CONCATENATE([.$A807];TEXT([.$B807];&quot;#####&quot;))" office:value-type="string" office:string-value="SER_414">
            <text:p>SER_414</text:p>
          </table:table-cell>
          <table:table-cell office:value-type="string">
            <text:p>billion_barrel_of_oil_equivalent</text:p>
          </table:table-cell>
          <table:table-cell office:value-type="string">
            <text:p>billion barrel of oil equivalent</text:p>
          </table:table-cell>
          <table:table-cell office:value-type="string">
            <text:p>bboe</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807]+1" office:value-type="float" office:value="415">
            <text:p>415</text:p>
          </table:table-cell>
          <table:table-cell table:formula="of:=CONCATENATE([.$A808];TEXT([.$B808];&quot;#####&quot;))" office:value-type="string" office:string-value="SER_415">
            <text:p>SER_415</text:p>
          </table:table-cell>
          <table:table-cell office:value-type="string">
            <text:p>chilean_peso</text:p>
          </table:table-cell>
          <table:table-cell office:value-type="string">
            <text:p>chilean peso</text:p>
          </table:table-cell>
          <table:table-cell office:value-type="string">
            <text:p>cl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08]+1" office:value-type="float" office:value="416">
            <text:p>416</text:p>
          </table:table-cell>
          <table:table-cell table:formula="of:=CONCATENATE([.$A809];TEXT([.$B809];&quot;#####&quot;))" office:value-type="string" office:string-value="SER_416">
            <text:p>SER_416</text:p>
          </table:table-cell>
          <table:table-cell office:value-type="string">
            <text:p>second_per_kilometer</text:p>
          </table:table-cell>
          <table:table-cell office:value-type="string">
            <text:p>second per kilometer</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809]+1" office:value-type="float" office:value="417">
            <text:p>417</text:p>
          </table:table-cell>
          <table:table-cell table:formula="of:=CONCATENATE([.$A810];TEXT([.$B810];&quot;#####&quot;))" office:value-type="string" office:string-value="SER_417">
            <text:p>SER_417</text:p>
          </table:table-cell>
          <table:table-cell office:value-type="string">
            <text:p>bahamian_dollar</text:p>
          </table:table-cell>
          <table:table-cell office:value-type="string">
            <text:p>bahamian dollar</text:p>
          </table:table-cell>
          <table:table-cell office:value-type="string">
            <text:p>bsd,b$,$</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10]+1" office:value-type="float" office:value="418">
            <text:p>418</text:p>
          </table:table-cell>
          <table:table-cell table:formula="of:=CONCATENATE([.$A811];TEXT([.$B811];&quot;#####&quot;))" office:value-type="string" office:string-value="SER_418">
            <text:p>SER_418</text:p>
          </table:table-cell>
          <table:table-cell office:value-type="string">
            <text:p>km_per_litre</text:p>
          </table:table-cell>
          <table:table-cell office:value-type="string">
            <text:p>km per litre</text:p>
          </table:table-cell>
          <table:table-cell office:value-type="string">
            <text:p>km/l</text:p>
          </table:table-cell>
          <table:table-cell office:value-type="string">
            <text:p>fuel</text:p>
          </table:table-cell>
          <table:table-cell table:number-columns-repeated="2"/>
        </table:table-row>
        <table:table-row table:style-name="ro1">
          <table:table-cell table:formula="of:=&quot;SER_&quot;" office:value-type="string" office:string-value="SER_">
            <text:p>SER_</text:p>
          </table:table-cell>
          <table:table-cell table:formula="of:=[.B811]+1" office:value-type="float" office:value="419">
            <text:p>419</text:p>
          </table:table-cell>
          <table:table-cell table:formula="of:=CONCATENATE([.$A812];TEXT([.$B812];&quot;#####&quot;))" office:value-type="string" office:string-value="SER_419">
            <text:p>SER_419</text:p>
          </table:table-cell>
          <table:table-cell table:number-columns-repeated="2" office:value-type="string">
            <text:p>microcurie</text:p>
          </table:table-cell>
          <table:table-cell office:value-type="string">
            <text:p>µci</text:p>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812]+1" office:value-type="float" office:value="420">
            <text:p>420</text:p>
          </table:table-cell>
          <table:table-cell table:formula="of:=CONCATENATE([.$A813];TEXT([.$B813];&quot;#####&quot;))" office:value-type="string" office:string-value="SER_420">
            <text:p>SER_420</text:p>
          </table:table-cell>
          <table:table-cell office:value-type="string">
            <text:p>gibibyte_per_minute</text:p>
          </table:table-cell>
          <table:table-cell office:value-type="string">
            <text:p>gibibyte per minu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813]+1" office:value-type="float" office:value="421">
            <text:p>421</text:p>
          </table:table-cell>
          <table:table-cell table:formula="of:=CONCATENATE([.$A814];TEXT([.$B814];&quot;#####&quot;))" office:value-type="string" office:string-value="SER_421">
            <text:p>SER_421</text:p>
          </table:table-cell>
          <table:table-cell table:number-columns-repeated="2" office:value-type="string">
            <text:p>bitcoin</text:p>
          </table:table-cell>
          <table:table-cell office:value-type="string">
            <text:p>btc</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14]+1" office:value-type="float" office:value="422">
            <text:p>422</text:p>
          </table:table-cell>
          <table:table-cell table:formula="of:=CONCATENATE([.$A815];TEXT([.$B815];&quot;#####&quot;))" office:value-type="string" office:string-value="SER_422">
            <text:p>SER_422</text:p>
          </table:table-cell>
          <table:table-cell office:value-type="string">
            <text:p>passo_geométrico</text:p>
          </table:table-cell>
          <table:table-cell office:value-type="string">
            <text:p>passo geométrico</text:p>
          </table:table-cell>
          <table:table-cell/>
          <table:table-cell office:value-type="string">
            <text:p>length</text:p>
          </table:table-cell>
          <table:table-cell table:number-columns-repeated="2"/>
        </table:table-row>
        <table:table-row table:style-name="ro3">
          <table:table-cell table:formula="of:=&quot;SER_&quot;" office:value-type="string" office:string-value="SER_">
            <text:p>SER_</text:p>
          </table:table-cell>
          <table:table-cell table:formula="of:=[.B815]+1" office:value-type="float" office:value="423">
            <text:p>423</text:p>
          </table:table-cell>
          <table:table-cell table:formula="of:=CONCATENATE([.$A816];TEXT([.$B816];&quot;#####&quot;))" office:value-type="string" office:string-value="SER_423">
            <text:p>SER_423</text:p>
          </table:table-cell>
          <table:table-cell office:value-type="string">
            <text:p>tamlueng_(ตำลึง)</text:p>
          </table:table-cell>
          <table:table-cell office:value-type="string">
            <text:p>tamlueng (ตำลึง)</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16]+1" office:value-type="float" office:value="424">
            <text:p>424</text:p>
          </table:table-cell>
          <table:table-cell table:formula="of:=CONCATENATE([.$A817];TEXT([.$B817];&quot;#####&quot;))" office:value-type="string" office:string-value="SER_424">
            <text:p>SER_424</text:p>
          </table:table-cell>
          <table:table-cell office:value-type="string">
            <text:p>cubic_inch_per_year</text:p>
          </table:table-cell>
          <table:table-cell office:value-type="string">
            <text:p>cubic inch per year</text:p>
          </table:table-cell>
          <table:table-cell office:value-type="string">
            <text:p>in³/yea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817]+1" office:value-type="float" office:value="425">
            <text:p>425</text:p>
          </table:table-cell>
          <table:table-cell table:formula="of:=CONCATENATE([.$A818];TEXT([.$B818];&quot;#####&quot;))" office:value-type="string" office:string-value="SER_425">
            <text:p>SER_425</text:p>
          </table:table-cell>
          <table:table-cell office:value-type="string">
            <text:p>cayman_islands_dollar</text:p>
          </table:table-cell>
          <table:table-cell office:value-type="string">
            <text:p>cayman islands dollar</text:p>
          </table:table-cell>
          <table:table-cell office:value-type="string">
            <text:p>ky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18]+1" office:value-type="float" office:value="426">
            <text:p>426</text:p>
          </table:table-cell>
          <table:table-cell table:formula="of:=CONCATENATE([.$A819];TEXT([.$B819];&quot;#####&quot;))" office:value-type="string" office:string-value="SER_426">
            <text:p>SER_426</text:p>
          </table:table-cell>
          <table:table-cell office:value-type="string">
            <text:p>colombian_peso</text:p>
          </table:table-cell>
          <table:table-cell office:value-type="string">
            <text:p>colombian peso</text:p>
          </table:table-cell>
          <table:table-cell office:value-type="string">
            <text:p>co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19]+1" office:value-type="float" office:value="427">
            <text:p>427</text:p>
          </table:table-cell>
          <table:table-cell table:formula="of:=CONCATENATE([.$A820];TEXT([.$B820];&quot;#####&quot;))" office:value-type="string" office:string-value="SER_427">
            <text:p>SER_427</text:p>
          </table:table-cell>
          <table:table-cell table:number-columns-repeated="2" office:value-type="string">
            <text:p>pot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20]+1" office:value-type="float" office:value="428">
            <text:p>428</text:p>
          </table:table-cell>
          <table:table-cell table:formula="of:=CONCATENATE([.$A821];TEXT([.$B821];&quot;#####&quot;))" office:value-type="string" office:string-value="SER_428">
            <text:p>SER_428</text:p>
          </table:table-cell>
          <table:table-cell table:number-columns-repeated="2" office:value-type="string">
            <text:p>millinewton</text:p>
          </table:table-cell>
          <table:table-cell office:value-type="string">
            <text:p>mn</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821]+1" office:value-type="float" office:value="429">
            <text:p>429</text:p>
          </table:table-cell>
          <table:table-cell table:formula="of:=CONCATENATE([.$A822];TEXT([.$B822];&quot;#####&quot;))" office:value-type="string" office:string-value="SER_429">
            <text:p>SER_429</text:p>
          </table:table-cell>
          <table:table-cell office:value-type="string">
            <text:p>kenyan_shilling</text:p>
          </table:table-cell>
          <table:table-cell office:value-type="string">
            <text:p>kenyan shilling</text:p>
          </table:table-cell>
          <table:table-cell office:value-type="string">
            <text:p>ke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22]+1" office:value-type="float" office:value="430">
            <text:p>430</text:p>
          </table:table-cell>
          <table:table-cell table:formula="of:=CONCATENATE([.$A823];TEXT([.$B823];&quot;#####&quot;))" office:value-type="string" office:string-value="SER_430">
            <text:p>SER_430</text:p>
          </table:table-cell>
          <table:table-cell table:number-columns-repeated="2" office:value-type="string">
            <text:p>cop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23]+1" office:value-type="float" office:value="431">
            <text:p>431</text:p>
          </table:table-cell>
          <table:table-cell table:formula="of:=CONCATENATE([.$A824];TEXT([.$B824];&quot;#####&quot;))" office:value-type="string" office:string-value="SER_431">
            <text:p>SER_431</text:p>
          </table:table-cell>
          <table:table-cell table:number-columns-repeated="2" office:value-type="string">
            <text:p>microsievert</text:p>
          </table:table-cell>
          <table:table-cell office:value-type="string">
            <text:p>µsv</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824]+1" office:value-type="float" office:value="432">
            <text:p>432</text:p>
          </table:table-cell>
          <table:table-cell table:formula="of:=CONCATENATE([.$A825];TEXT([.$B825];&quot;#####&quot;))" office:value-type="string" office:string-value="SER_432">
            <text:p>SER_432</text:p>
          </table:table-cell>
          <table:table-cell office:value-type="string">
            <text:p>one_fifth</text:p>
          </table:table-cell>
          <table:table-cell office:value-type="string">
            <text:p>one fifth</text:p>
          </table:table-cell>
          <table:table-cell table:style-name="ce1" office:value-type="string">
            <text:p>1/5</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825]+1" office:value-type="float" office:value="433">
            <text:p>433</text:p>
          </table:table-cell>
          <table:table-cell table:formula="of:=CONCATENATE([.$A826];TEXT([.$B826];&quot;#####&quot;))" office:value-type="string" office:string-value="SER_433">
            <text:p>SER_433</text:p>
          </table:table-cell>
          <table:table-cell office:value-type="string">
            <text:p>egyptian_pound</text:p>
          </table:table-cell>
          <table:table-cell office:value-type="string">
            <text:p>egyptian pound</text:p>
          </table:table-cell>
          <table:table-cell office:value-type="string">
            <text:p>eg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26]+1" office:value-type="float" office:value="434">
            <text:p>434</text:p>
          </table:table-cell>
          <table:table-cell table:formula="of:=CONCATENATE([.$A827];TEXT([.$B827];&quot;#####&quot;))" office:value-type="string" office:string-value="SER_434">
            <text:p>SER_434</text:p>
          </table:table-cell>
          <table:table-cell office:value-type="string">
            <text:p>russian_ruble_₽</text:p>
          </table:table-cell>
          <table:table-cell office:value-type="string">
            <text:p>russian ruble_₽</text:p>
          </table:table-cell>
          <table:table-cell office:value-type="string">
            <text:p>rub</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27]+1" office:value-type="float" office:value="435">
            <text:p>435</text:p>
          </table:table-cell>
          <table:table-cell table:formula="of:=CONCATENATE([.$A828];TEXT([.$B828];&quot;#####&quot;))" office:value-type="string" office:string-value="SER_435">
            <text:p>SER_435</text:p>
          </table:table-cell>
          <table:table-cell office:value-type="string">
            <text:p>degree_per_hour</text:p>
          </table:table-cell>
          <table:table-cell office:value-type="string">
            <text:p>degree per hour</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828]+1" office:value-type="float" office:value="436">
            <text:p>436</text:p>
          </table:table-cell>
          <table:table-cell table:formula="of:=CONCATENATE([.$A829];TEXT([.$B829];&quot;#####&quot;))" office:value-type="string" office:string-value="SER_436">
            <text:p>SER_436</text:p>
          </table:table-cell>
          <table:table-cell office:value-type="string">
            <text:p>degrees_reaumur</text:p>
          </table:table-cell>
          <table:table-cell office:value-type="string">
            <text:p>degrees reaumur</text:p>
          </table:table-cell>
          <table:table-cell office:value-type="string">
            <text:p>°re</text:p>
          </table:table-cell>
          <table:table-cell office:value-type="string">
            <text:p>temperature-inc</text:p>
          </table:table-cell>
          <table:table-cell table:number-columns-repeated="2"/>
        </table:table-row>
        <table:table-row table:style-name="ro1">
          <table:table-cell table:formula="of:=&quot;SER_&quot;" office:value-type="string" office:string-value="SER_">
            <text:p>SER_</text:p>
          </table:table-cell>
          <table:table-cell table:formula="of:=[.B829]+1" office:value-type="float" office:value="437">
            <text:p>437</text:p>
          </table:table-cell>
          <table:table-cell table:formula="of:=CONCATENATE([.$A830];TEXT([.$B830];&quot;#####&quot;))" office:value-type="string" office:string-value="SER_437">
            <text:p>SER_437</text:p>
          </table:table-cell>
          <table:table-cell office:value-type="string">
            <text:p>acceleration_of_free_fall_on_mars</text:p>
          </table:table-cell>
          <table:table-cell office:value-type="string">
            <text:p>acceleration of free fall on mars</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830]+1" office:value-type="float" office:value="438">
            <text:p>438</text:p>
          </table:table-cell>
          <table:table-cell table:formula="of:=CONCATENATE([.$A831];TEXT([.$B831];&quot;#####&quot;))" office:value-type="string" office:string-value="SER_438">
            <text:p>SER_438</text:p>
          </table:table-cell>
          <table:table-cell office:value-type="string">
            <text:p>vine_bottle</text:p>
          </table:table-cell>
          <table:table-cell office:value-type="string">
            <text:p>vine bottl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31]+1" office:value-type="float" office:value="439">
            <text:p>439</text:p>
          </table:table-cell>
          <table:table-cell table:formula="of:=CONCATENATE([.$A832];TEXT([.$B832];&quot;#####&quot;))" office:value-type="string" office:string-value="SER_439">
            <text:p>SER_439</text:p>
          </table:table-cell>
          <table:table-cell table:number-columns-repeated="2" office:value-type="string">
            <text:p>berkovets</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32]+1" office:value-type="float" office:value="440">
            <text:p>440</text:p>
          </table:table-cell>
          <table:table-cell table:formula="of:=CONCATENATE([.$A833];TEXT([.$B833];&quot;#####&quot;))" office:value-type="string" office:string-value="SER_440">
            <text:p>SER_440</text:p>
          </table:table-cell>
          <table:table-cell office:value-type="string">
            <text:p>dyne_centimeter</text:p>
          </table:table-cell>
          <table:table-cell office:value-type="string">
            <text:p>dyne centi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833]+1" office:value-type="float" office:value="441">
            <text:p>441</text:p>
          </table:table-cell>
          <table:table-cell table:formula="of:=CONCATENATE([.$A834];TEXT([.$B834];&quot;#####&quot;))" office:value-type="string" office:string-value="SER_441">
            <text:p>SER_441</text:p>
          </table:table-cell>
          <table:table-cell table:number-columns-repeated="2" office:value-type="string">
            <text:p>gerah</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34]+1" office:value-type="float" office:value="442">
            <text:p>442</text:p>
          </table:table-cell>
          <table:table-cell table:formula="of:=CONCATENATE([.$A835];TEXT([.$B835];&quot;#####&quot;))" office:value-type="string" office:string-value="SER_442">
            <text:p>SER_442</text:p>
          </table:table-cell>
          <table:table-cell table:number-columns-repeated="2" office:value-type="string">
            <text:p>quad</text:p>
          </table:table-cell>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835]+1" office:value-type="float" office:value="443">
            <text:p>443</text:p>
          </table:table-cell>
          <table:table-cell table:formula="of:=CONCATENATE([.$A836];TEXT([.$B836];&quot;#####&quot;))" office:value-type="string" office:string-value="SER_443">
            <text:p>SER_443</text:p>
          </table:table-cell>
          <table:table-cell office:value-type="string">
            <text:p>angolan_kwanza</text:p>
          </table:table-cell>
          <table:table-cell office:value-type="string">
            <text:p>angolan kwanza</text:p>
          </table:table-cell>
          <table:table-cell office:value-type="string">
            <text:p>aoa</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36]+1" office:value-type="float" office:value="444">
            <text:p>444</text:p>
          </table:table-cell>
          <table:table-cell table:formula="of:=CONCATENATE([.$A837];TEXT([.$B837];&quot;#####&quot;))" office:value-type="string" office:string-value="SER_444">
            <text:p>SER_444</text:p>
          </table:table-cell>
          <table:table-cell office:value-type="string">
            <text:p>thousand_board-feet</text:p>
          </table:table-cell>
          <table:table-cell office:value-type="string">
            <text:p>thousand board-feet</text:p>
          </table:table-cell>
          <table:table-cell office:value-type="string">
            <text:p>mfbm,mbdft,mbf</text:p>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837]+1" office:value-type="float" office:value="445">
            <text:p>445</text:p>
          </table:table-cell>
          <table:table-cell table:formula="of:=CONCATENATE([.$A838];TEXT([.$B838];&quot;#####&quot;))" office:value-type="string" office:string-value="SER_445">
            <text:p>SER_445</text:p>
          </table:table-cell>
          <table:table-cell office:value-type="string">
            <text:p>sai_(才)</text:p>
          </table:table-cell>
          <table:table-cell office:value-type="string">
            <text:p>sai (才)</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38]+1" office:value-type="float" office:value="446">
            <text:p>446</text:p>
          </table:table-cell>
          <table:table-cell table:formula="of:=CONCATENATE([.$A839];TEXT([.$B839];&quot;#####&quot;))" office:value-type="string" office:string-value="SER_446">
            <text:p>SER_446</text:p>
          </table:table-cell>
          <table:table-cell office:value-type="string">
            <text:p>revolution_per_hour</text:p>
          </table:table-cell>
          <table:table-cell office:value-type="string">
            <text:p>revolution per hour</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839]+1" office:value-type="float" office:value="447">
            <text:p>447</text:p>
          </table:table-cell>
          <table:table-cell table:formula="of:=CONCATENATE([.$A840];TEXT([.$B840];&quot;#####&quot;))" office:value-type="string" office:string-value="SER_447">
            <text:p>SER_447</text:p>
          </table:table-cell>
          <table:table-cell table:number-columns-repeated="2" office:value-type="string">
            <text:p>milligrave-force</text:p>
          </table:table-cell>
          <table:table-cell office:value-type="string">
            <text:p>mgf</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840]+1" office:value-type="float" office:value="448">
            <text:p>448</text:p>
          </table:table-cell>
          <table:table-cell table:formula="of:=CONCATENATE([.$A841];TEXT([.$B841];&quot;#####&quot;))" office:value-type="string" office:string-value="SER_448">
            <text:p>SER_448</text:p>
          </table:table-cell>
          <table:table-cell table:number-columns-repeated="2" office:value-type="string">
            <text:p>nail</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841]+1" office:value-type="float" office:value="449">
            <text:p>449</text:p>
          </table:table-cell>
          <table:table-cell table:formula="of:=CONCATENATE([.$A842];TEXT([.$B842];&quot;#####&quot;))" office:value-type="string" office:string-value="SER_449">
            <text:p>SER_449</text:p>
          </table:table-cell>
          <table:table-cell office:value-type="string">
            <text:p>liter_per_hour</text:p>
          </table:table-cell>
          <table:table-cell office:value-type="string">
            <text:p>liter per hour</text:p>
          </table:table-cell>
          <table:table-cell office:value-type="string">
            <text:p>l/hou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842]+1" office:value-type="float" office:value="450">
            <text:p>450</text:p>
          </table:table-cell>
          <table:table-cell table:formula="of:=CONCATENATE([.$A843];TEXT([.$B843];&quot;#####&quot;))" office:value-type="string" office:string-value="SER_450">
            <text:p>SER_450</text:p>
          </table:table-cell>
          <table:table-cell table:number-columns-repeated="2" office:value-type="string">
            <text:p>exabit</text:p>
          </table:table-cell>
          <table:table-cell office:value-type="string">
            <text:p>ebi</text:p>
          </table:table-cell>
          <table:table-cell office:value-type="string">
            <text:p>computer</text:p>
          </table:table-cell>
          <table:table-cell table:number-columns-repeated="2"/>
        </table:table-row>
        <table:table-row table:style-name="ro1">
          <table:table-cell table:formula="of:=&quot;SER_&quot;" office:value-type="string" office:string-value="SER_">
            <text:p>SER_</text:p>
          </table:table-cell>
          <table:table-cell table:formula="of:=[.B843]+1" office:value-type="float" office:value="451">
            <text:p>451</text:p>
          </table:table-cell>
          <table:table-cell table:formula="of:=CONCATENATE([.$A844];TEXT([.$B844];&quot;#####&quot;))" office:value-type="string" office:string-value="SER_451">
            <text:p>SER_451</text:p>
          </table:table-cell>
          <table:table-cell table:number-columns-repeated="2" office:value-type="string">
            <text:p>handbreadth</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844]+1" office:value-type="float" office:value="452">
            <text:p>452</text:p>
          </table:table-cell>
          <table:table-cell table:formula="of:=CONCATENATE([.$A845];TEXT([.$B845];&quot;#####&quot;))" office:value-type="string" office:string-value="SER_452">
            <text:p>SER_452</text:p>
          </table:table-cell>
          <table:table-cell table:number-columns-repeated="2" office:value-type="string">
            <text:p>côvad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845]+1" office:value-type="float" office:value="453">
            <text:p>453</text:p>
          </table:table-cell>
          <table:table-cell table:formula="of:=CONCATENATE([.$A846];TEXT([.$B846];&quot;#####&quot;))" office:value-type="string" office:string-value="SER_453">
            <text:p>SER_453</text:p>
          </table:table-cell>
          <table:table-cell office:value-type="string">
            <text:p>byte_per_hour</text:p>
          </table:table-cell>
          <table:table-cell office:value-type="string">
            <text:p>byte per hour</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846]+1" office:value-type="float" office:value="454">
            <text:p>454</text:p>
          </table:table-cell>
          <table:table-cell table:formula="of:=CONCATENATE([.$A847];TEXT([.$B847];&quot;#####&quot;))" office:value-type="string" office:string-value="SER_454">
            <text:p>SER_454</text:p>
          </table:table-cell>
          <table:table-cell office:value-type="string">
            <text:p>usb_2.0</text:p>
          </table:table-cell>
          <table:table-cell office:value-type="string">
            <text:p>usb 2.0</text:p>
          </table:table-cell>
          <table:table-cell/>
          <table:table-cell office:value-type="string">
            <text:p>data_transfer_rate</text:p>
          </table:table-cell>
          <table:table-cell table:number-columns-repeated="2"/>
        </table:table-row>
        <table:table-row table:style-name="ro2">
          <table:table-cell table:formula="of:=&quot;SER_&quot;" office:value-type="string" office:string-value="SER_">
            <text:p>SER_</text:p>
          </table:table-cell>
          <table:table-cell table:formula="of:=[.B847]+1" office:value-type="float" office:value="455">
            <text:p>455</text:p>
          </table:table-cell>
          <table:table-cell table:formula="of:=CONCATENATE([.$A848];TEXT([.$B848];&quot;#####&quot;))" office:value-type="string" office:string-value="SER_455">
            <text:p>SER_455</text:p>
          </table:table-cell>
          <table:table-cell office:value-type="string">
            <text:p>kan_kanme_(貫_貫目)</text:p>
          </table:table-cell>
          <table:table-cell office:value-type="string">
            <text:p>kan_kanme (貫_貫目)</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48]+1" office:value-type="float" office:value="456">
            <text:p>456</text:p>
          </table:table-cell>
          <table:table-cell table:formula="of:=CONCATENATE([.$A849];TEXT([.$B849];&quot;#####&quot;))" office:value-type="string" office:string-value="SER_456">
            <text:p>SER_456</text:p>
          </table:table-cell>
          <table:table-cell table:number-columns-repeated="2" office:value-type="string">
            <text:p>cortadill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49]+1" office:value-type="float" office:value="457">
            <text:p>457</text:p>
          </table:table-cell>
          <table:table-cell table:formula="of:=CONCATENATE([.$A850];TEXT([.$B850];&quot;#####&quot;))" office:value-type="string" office:string-value="SER_457">
            <text:p>SER_457</text:p>
          </table:table-cell>
          <table:table-cell office:value-type="string">
            <text:p>tebibyte_per_week</text:p>
          </table:table-cell>
          <table:table-cell office:value-type="string">
            <text:p>tebibyte per week</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850]+1" office:value-type="float" office:value="458">
            <text:p>458</text:p>
          </table:table-cell>
          <table:table-cell table:formula="of:=CONCATENATE([.$A851];TEXT([.$B851];&quot;#####&quot;))" office:value-type="string" office:string-value="SER_458">
            <text:p>SER_458</text:p>
          </table:table-cell>
          <table:table-cell office:value-type="string">
            <text:p>wifi_802.11n</text:p>
          </table:table-cell>
          <table:table-cell office:value-type="string">
            <text:p>wifi 802.11n</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851]+1" office:value-type="float" office:value="459">
            <text:p>459</text:p>
          </table:table-cell>
          <table:table-cell table:formula="of:=CONCATENATE([.$A852];TEXT([.$B852];&quot;#####&quot;))" office:value-type="string" office:string-value="SER_459">
            <text:p>SER_459</text:p>
          </table:table-cell>
          <table:table-cell office:value-type="string">
            <text:p>long_(uk)_ton_per_year</text:p>
          </table:table-cell>
          <table:table-cell office:value-type="string">
            <text:p>long (uk) ton per year</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852]+1" office:value-type="float" office:value="460">
            <text:p>460</text:p>
          </table:table-cell>
          <table:table-cell table:formula="of:=CONCATENATE([.$A853];TEXT([.$B853];&quot;#####&quot;))" office:value-type="string" office:string-value="SER_460">
            <text:p>SER_460</text:p>
          </table:table-cell>
          <table:table-cell office:value-type="string">
            <text:p>density_of_water_at_4°c</text:p>
          </table:table-cell>
          <table:table-cell office:value-type="string">
            <text:p>density of water at 4°c</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853]+1" office:value-type="float" office:value="461">
            <text:p>461</text:p>
          </table:table-cell>
          <table:table-cell table:formula="of:=CONCATENATE([.$A854];TEXT([.$B854];&quot;#####&quot;))" office:value-type="string" office:string-value="SER_461">
            <text:p>SER_461</text:p>
          </table:table-cell>
          <table:table-cell office:value-type="string">
            <text:p>u.s._gallon_per_year</text:p>
          </table:table-cell>
          <table:table-cell office:value-type="string">
            <text:p>u.s. gallon per year</text:p>
          </table:table-cell>
          <table:table-cell office:value-type="string">
            <text:p>gal/yea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854]+1" office:value-type="float" office:value="462">
            <text:p>462</text:p>
          </table:table-cell>
          <table:table-cell table:formula="of:=CONCATENATE([.$A855];TEXT([.$B855];&quot;#####&quot;))" office:value-type="string" office:string-value="SER_462">
            <text:p>SER_462</text:p>
          </table:table-cell>
          <table:table-cell office:value-type="string">
            <text:p>qatari_rial</text:p>
          </table:table-cell>
          <table:table-cell office:value-type="string">
            <text:p>qatari rial</text:p>
          </table:table-cell>
          <table:table-cell office:value-type="string">
            <text:p>qa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55]+1" office:value-type="float" office:value="463">
            <text:p>463</text:p>
          </table:table-cell>
          <table:table-cell table:formula="of:=CONCATENATE([.$A856];TEXT([.$B856];&quot;#####&quot;))" office:value-type="string" office:string-value="SER_463">
            <text:p>SER_463</text:p>
          </table:table-cell>
          <table:table-cell table:number-columns-repeated="2" office:value-type="string">
            <text:p>megacalorie</text:p>
          </table:table-cell>
          <table:table-cell office:value-type="string">
            <text:p>mcal</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856]+1" office:value-type="float" office:value="464">
            <text:p>464</text:p>
          </table:table-cell>
          <table:table-cell table:formula="of:=CONCATENATE([.$A857];TEXT([.$B857];&quot;#####&quot;))" office:value-type="string" office:string-value="SER_464">
            <text:p>SER_464</text:p>
          </table:table-cell>
          <table:table-cell office:value-type="string">
            <text:p>square_toise</text:p>
          </table:table-cell>
          <table:table-cell office:value-type="string">
            <text:p>square toise</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857]+1" office:value-type="float" office:value="465">
            <text:p>465</text:p>
          </table:table-cell>
          <table:table-cell table:formula="of:=CONCATENATE([.$A858];TEXT([.$B858];&quot;#####&quot;))" office:value-type="string" office:string-value="SER_465">
            <text:p>SER_465</text:p>
          </table:table-cell>
          <table:table-cell table:number-columns-repeated="2" office:value-type="string">
            <text:p>septet</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858]+1" office:value-type="float" office:value="466">
            <text:p>466</text:p>
          </table:table-cell>
          <table:table-cell table:formula="of:=CONCATENATE([.$A859];TEXT([.$B859];&quot;#####&quot;))" office:value-type="string" office:string-value="SER_466">
            <text:p>SER_466</text:p>
          </table:table-cell>
          <table:table-cell office:value-type="string">
            <text:p>pound-force_inch</text:p>
          </table:table-cell>
          <table:table-cell office:value-type="string">
            <text:p>pound-force inch</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859]+1" office:value-type="float" office:value="467">
            <text:p>467</text:p>
          </table:table-cell>
          <table:table-cell table:formula="of:=CONCATENATE([.$A860];TEXT([.$B860];&quot;#####&quot;))" office:value-type="string" office:string-value="SER_467">
            <text:p>SER_467</text:p>
          </table:table-cell>
          <table:table-cell office:value-type="string">
            <text:p>kosaya_sazhen</text:p>
          </table:table-cell>
          <table:table-cell office:value-type="string">
            <text:p>kosaya sazhe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860]+1" office:value-type="float" office:value="468">
            <text:p>468</text:p>
          </table:table-cell>
          <table:table-cell table:formula="of:=CONCATENATE([.$A861];TEXT([.$B861];&quot;#####&quot;))" office:value-type="string" office:string-value="SER_468">
            <text:p>SER_468</text:p>
          </table:table-cell>
          <table:table-cell office:value-type="string">
            <text:p>bulgarian_lev</text:p>
          </table:table-cell>
          <table:table-cell office:value-type="string">
            <text:p>bulgarian lev</text:p>
          </table:table-cell>
          <table:table-cell office:value-type="string">
            <text:p>bg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61]+1" office:value-type="float" office:value="469">
            <text:p>469</text:p>
          </table:table-cell>
          <table:table-cell table:formula="of:=CONCATENATE([.$A862];TEXT([.$B862];&quot;#####&quot;))" office:value-type="string" office:string-value="SER_469">
            <text:p>SER_469</text:p>
          </table:table-cell>
          <table:table-cell office:value-type="string">
            <text:p>foot_per_second</text:p>
          </table:table-cell>
          <table:table-cell office:value-type="string">
            <text:p>foot per second</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862]+1" office:value-type="float" office:value="470">
            <text:p>470</text:p>
          </table:table-cell>
          <table:table-cell table:formula="of:=CONCATENATE([.$A863];TEXT([.$B863];&quot;#####&quot;))" office:value-type="string" office:string-value="SER_470">
            <text:p>SER_470</text:p>
          </table:table-cell>
          <table:table-cell table:number-columns-repeated="2" office:value-type="string">
            <text:p>meganewton</text:p>
          </table:table-cell>
          <table:table-cell office:value-type="string">
            <text:p>mn</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863]+1" office:value-type="float" office:value="471">
            <text:p>471</text:p>
          </table:table-cell>
          <table:table-cell table:formula="of:=CONCATENATE([.$A864];TEXT([.$B864];&quot;#####&quot;))" office:value-type="string" office:string-value="SER_471">
            <text:p>SER_471</text:p>
          </table:table-cell>
          <table:table-cell table:number-columns-repeated="2" office:value-type="string">
            <text:p>min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64]+1" office:value-type="float" office:value="472">
            <text:p>472</text:p>
          </table:table-cell>
          <table:table-cell table:formula="of:=CONCATENATE([.$A865];TEXT([.$B865];&quot;#####&quot;))" office:value-type="string" office:string-value="SER_472">
            <text:p>SER_472</text:p>
          </table:table-cell>
          <table:table-cell table:number-columns-repeated="2" office:value-type="string">
            <text:p>mine</text:p>
          </table:table-cell>
          <table:table-cell/>
          <table:table-cell office:value-type="string">
            <text:p>weight</text:p>
          </table:table-cell>
          <table:table-cell table:number-columns-repeated="2"/>
        </table:table-row>
        <table:table-row table:style-name="ro2">
          <table:table-cell table:formula="of:=&quot;SER_&quot;" office:value-type="string" office:string-value="SER_">
            <text:p>SER_</text:p>
          </table:table-cell>
          <table:table-cell table:formula="of:=[.B865]+1" office:value-type="float" office:value="473">
            <text:p>473</text:p>
          </table:table-cell>
          <table:table-cell table:formula="of:=CONCATENATE([.$A866];TEXT([.$B866];&quot;#####&quot;))" office:value-type="string" office:string-value="SER_473">
            <text:p>SER_473</text:p>
          </table:table-cell>
          <table:table-cell office:value-type="string">
            <text:p>si_(絲)</text:p>
          </table:table-cell>
          <table:table-cell office:value-type="string">
            <text:p>si (絲)</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66]+1" office:value-type="float" office:value="474">
            <text:p>474</text:p>
          </table:table-cell>
          <table:table-cell table:formula="of:=CONCATENATE([.$A867];TEXT([.$B867];&quot;#####&quot;))" office:value-type="string" office:string-value="SER_474">
            <text:p>SER_474</text:p>
          </table:table-cell>
          <table:table-cell office:value-type="string">
            <text:p>latvian_lats</text:p>
          </table:table-cell>
          <table:table-cell office:value-type="string">
            <text:p>latvian lats</text:p>
          </table:table-cell>
          <table:table-cell office:value-type="string">
            <text:p>lv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67]+1" office:value-type="float" office:value="475">
            <text:p>475</text:p>
          </table:table-cell>
          <table:table-cell table:formula="of:=CONCATENATE([.$A868];TEXT([.$B868];&quot;#####&quot;))" office:value-type="string" office:string-value="SER_475">
            <text:p>SER_475</text:p>
          </table:table-cell>
          <table:table-cell table:number-columns-repeated="2" office:value-type="string">
            <text:p>semodiu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68]+1" office:value-type="float" office:value="476">
            <text:p>476</text:p>
          </table:table-cell>
          <table:table-cell table:formula="of:=CONCATENATE([.$A869];TEXT([.$B869];&quot;#####&quot;))" office:value-type="string" office:string-value="SER_476">
            <text:p>SER_476</text:p>
          </table:table-cell>
          <table:table-cell office:value-type="string">
            <text:p>seconds_from_0_to_100_km/h</text:p>
          </table:table-cell>
          <table:table-cell office:value-type="string">
            <text:p>seconds from 0 to 100 km/h</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869]+1" office:value-type="float" office:value="477">
            <text:p>477</text:p>
          </table:table-cell>
          <table:table-cell table:formula="of:=CONCATENATE([.$A870];TEXT([.$B870];&quot;#####&quot;))" office:value-type="string" office:string-value="SER_477">
            <text:p>SER_477</text:p>
          </table:table-cell>
          <table:table-cell table:number-columns-repeated="2" office:value-type="string">
            <text:p>onz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70]+1" office:value-type="float" office:value="478">
            <text:p>478</text:p>
          </table:table-cell>
          <table:table-cell table:formula="of:=CONCATENATE([.$A871];TEXT([.$B871];&quot;#####&quot;))" office:value-type="string" office:string-value="SER_478">
            <text:p>SER_478</text:p>
          </table:table-cell>
          <table:table-cell office:value-type="string">
            <text:p>gram_per_cubic_meter</text:p>
          </table:table-cell>
          <table:table-cell office:value-type="string">
            <text:p>gram per cubic meter</text:p>
          </table:table-cell>
          <table:table-cell office:value-type="string">
            <text:p>g/m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871]+1" office:value-type="float" office:value="479">
            <text:p>479</text:p>
          </table:table-cell>
          <table:table-cell table:formula="of:=CONCATENATE([.$A872];TEXT([.$B872];&quot;#####&quot;))" office:value-type="string" office:string-value="SER_479">
            <text:p>SER_479</text:p>
          </table:table-cell>
          <table:table-cell office:value-type="string">
            <text:p>density_of_platinum</text:p>
          </table:table-cell>
          <table:table-cell office:value-type="string">
            <text:p>density of platinum</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872]+1" office:value-type="float" office:value="480">
            <text:p>480</text:p>
          </table:table-cell>
          <table:table-cell table:formula="of:=CONCATENATE([.$A873];TEXT([.$B873];&quot;#####&quot;))" office:value-type="string" office:string-value="SER_480">
            <text:p>SER_480</text:p>
          </table:table-cell>
          <table:table-cell table:number-columns-repeated="2" office:value-type="string">
            <text:p>dozen</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873]+1" office:value-type="float" office:value="481">
            <text:p>481</text:p>
          </table:table-cell>
          <table:table-cell table:formula="of:=CONCATENATE([.$A874];TEXT([.$B874];&quot;#####&quot;))" office:value-type="string" office:string-value="SER_481">
            <text:p>SER_481</text:p>
          </table:table-cell>
          <table:table-cell office:value-type="string">
            <text:p>cubic_light_minute</text:p>
          </table:table-cell>
          <table:table-cell office:value-type="string">
            <text:p>cubic light minut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74]+1" office:value-type="float" office:value="482">
            <text:p>482</text:p>
          </table:table-cell>
          <table:table-cell table:formula="of:=CONCATENATE([.$A875];TEXT([.$B875];&quot;#####&quot;))" office:value-type="string" office:string-value="SER_482">
            <text:p>SER_482</text:p>
          </table:table-cell>
          <table:table-cell table:number-columns-repeated="2" office:value-type="string">
            <text:p>tetradram</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75]+1" office:value-type="float" office:value="483">
            <text:p>483</text:p>
          </table:table-cell>
          <table:table-cell table:formula="of:=CONCATENATE([.$A876];TEXT([.$B876];&quot;#####&quot;))" office:value-type="string" office:string-value="SER_483">
            <text:p>SER_483</text:p>
          </table:table-cell>
          <table:table-cell office:value-type="string">
            <text:p>israeli_new_sheqel</text:p>
          </table:table-cell>
          <table:table-cell office:value-type="string">
            <text:p>israeli new sheqel</text:p>
          </table:table-cell>
          <table:table-cell office:value-type="string">
            <text:p>il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76]+1" office:value-type="float" office:value="484">
            <text:p>484</text:p>
          </table:table-cell>
          <table:table-cell table:formula="of:=CONCATENATE([.$A877];TEXT([.$B877];&quot;#####&quot;))" office:value-type="string" office:string-value="SER_484">
            <text:p>SER_484</text:p>
          </table:table-cell>
          <table:table-cell office:value-type="string">
            <text:p>short_ton-force_foot</text:p>
          </table:table-cell>
          <table:table-cell office:value-type="string">
            <text:p>short ton-force foot</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877]+1" office:value-type="float" office:value="485">
            <text:p>485</text:p>
          </table:table-cell>
          <table:table-cell table:formula="of:=CONCATENATE([.$A878];TEXT([.$B878];&quot;#####&quot;))" office:value-type="string" office:string-value="SER_485">
            <text:p>SER_485</text:p>
          </table:table-cell>
          <table:table-cell table:number-columns-repeated="2" office:value-type="string">
            <text:p>mil</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878]+1" office:value-type="float" office:value="486">
            <text:p>486</text:p>
          </table:table-cell>
          <table:table-cell table:formula="of:=CONCATENATE([.$A879];TEXT([.$B879];&quot;#####&quot;))" office:value-type="string" office:string-value="SER_486">
            <text:p>SER_486</text:p>
          </table:table-cell>
          <table:table-cell office:value-type="string">
            <text:p>jin_(斤)</text:p>
          </table:table-cell>
          <table:table-cell office:value-type="string">
            <text:p>jin (斤)</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879]+1" office:value-type="float" office:value="487">
            <text:p>487</text:p>
          </table:table-cell>
          <table:table-cell table:formula="of:=CONCATENATE([.$A880];TEXT([.$B880];&quot;#####&quot;))" office:value-type="string" office:string-value="SER_487">
            <text:p>SER_487</text:p>
          </table:table-cell>
          <table:table-cell office:value-type="string">
            <text:p>hoppus_foot_hoppus_cube</text:p>
          </table:table-cell>
          <table:table-cell office:value-type="string">
            <text:p>hoppus foot_hoppus cube</text:p>
          </table:table-cell>
          <table:table-cell office:value-type="string">
            <text:p>hft</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80]+1" office:value-type="float" office:value="488">
            <text:p>488</text:p>
          </table:table-cell>
          <table:table-cell table:formula="of:=CONCATENATE([.$A881];TEXT([.$B881];&quot;#####&quot;))" office:value-type="string" office:string-value="SER_488">
            <text:p>SER_488</text:p>
          </table:table-cell>
          <table:table-cell office:value-type="string">
            <text:p>venezuelan_bolívar_fuerte</text:p>
          </table:table-cell>
          <table:table-cell office:value-type="string">
            <text:p>venezuelan bolívar fuerte</text:p>
          </table:table-cell>
          <table:table-cell office:value-type="string">
            <text:p>ve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81]+1" office:value-type="float" office:value="489">
            <text:p>489</text:p>
          </table:table-cell>
          <table:table-cell table:formula="of:=CONCATENATE([.$A882];TEXT([.$B882];&quot;#####&quot;))" office:value-type="string" office:string-value="SER_489">
            <text:p>SER_489</text:p>
          </table:table-cell>
          <table:table-cell table:number-columns-repeated="2" office:value-type="string">
            <text:p>millisievert</text:p>
          </table:table-cell>
          <table:table-cell office:value-type="string">
            <text:p>msv</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882]+1" office:value-type="float" office:value="490">
            <text:p>490</text:p>
          </table:table-cell>
          <table:table-cell table:formula="of:=CONCATENATE([.$A883];TEXT([.$B883];&quot;#####&quot;))" office:value-type="string" office:string-value="SER_490">
            <text:p>SER_490</text:p>
          </table:table-cell>
          <table:table-cell office:value-type="string">
            <text:p>tonne_per_year</text:p>
          </table:table-cell>
          <table:table-cell office:value-type="string">
            <text:p>tonne per year</text:p>
          </table:table-cell>
          <table:table-cell office:value-type="string">
            <text:p>t/yea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883]+1" office:value-type="float" office:value="491">
            <text:p>491</text:p>
          </table:table-cell>
          <table:table-cell table:formula="of:=CONCATENATE([.$A884];TEXT([.$B884];&quot;#####&quot;))" office:value-type="string" office:string-value="SER_491">
            <text:p>SER_491</text:p>
          </table:table-cell>
          <table:table-cell office:value-type="string">
            <text:p>thai_baht</text:p>
          </table:table-cell>
          <table:table-cell office:value-type="string">
            <text:p>thai baht</text:p>
          </table:table-cell>
          <table:table-cell office:value-type="string">
            <text:p>thb</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84]+1" office:value-type="float" office:value="492">
            <text:p>492</text:p>
          </table:table-cell>
          <table:table-cell table:formula="of:=CONCATENATE([.$A885];TEXT([.$B885];&quot;#####&quot;))" office:value-type="string" office:string-value="SER_492">
            <text:p>SER_492</text:p>
          </table:table-cell>
          <table:table-cell office:value-type="string">
            <text:p>tonne-force_centimeter</text:p>
          </table:table-cell>
          <table:table-cell office:value-type="string">
            <text:p>tonne-force centi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885]+1" office:value-type="float" office:value="493">
            <text:p>493</text:p>
          </table:table-cell>
          <table:table-cell table:formula="of:=CONCATENATE([.$A886];TEXT([.$B886];&quot;#####&quot;))" office:value-type="string" office:string-value="SER_493">
            <text:p>SER_493</text:p>
          </table:table-cell>
          <table:table-cell table:number-columns-repeated="2" office:value-type="string">
            <text:p>milli</text:p>
          </table:table-cell>
          <table:table-cell office:value-type="string">
            <text:p>m</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886]+1" office:value-type="float" office:value="494">
            <text:p>494</text:p>
          </table:table-cell>
          <table:table-cell table:formula="of:=CONCATENATE([.$A887];TEXT([.$B887];&quot;#####&quot;))" office:value-type="string" office:string-value="SER_494">
            <text:p>SER_494</text:p>
          </table:table-cell>
          <table:table-cell office:value-type="string">
            <text:p>noon_on_summer_cloudy_day</text:p>
          </table:table-cell>
          <table:table-cell office:value-type="string">
            <text:p>noon on summer cloudy day</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887]+1" office:value-type="float" office:value="495">
            <text:p>495</text:p>
          </table:table-cell>
          <table:table-cell table:formula="of:=CONCATENATE([.$A888];TEXT([.$B888];&quot;#####&quot;))" office:value-type="string" office:string-value="SER_495">
            <text:p>SER_495</text:p>
          </table:table-cell>
          <table:table-cell office:value-type="string">
            <text:p>guernsey_pound</text:p>
          </table:table-cell>
          <table:table-cell office:value-type="string">
            <text:p>guernsey pound</text:p>
          </table:table-cell>
          <table:table-cell office:value-type="string">
            <text:p>gg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88]+1" office:value-type="float" office:value="496">
            <text:p>496</text:p>
          </table:table-cell>
          <table:table-cell table:formula="of:=CONCATENATE([.$A889];TEXT([.$B889];&quot;#####&quot;))" office:value-type="string" office:string-value="SER_496">
            <text:p>SER_496</text:p>
          </table:table-cell>
          <table:table-cell office:value-type="string">
            <text:p>mile_per_second</text:p>
          </table:table-cell>
          <table:table-cell office:value-type="string">
            <text:p>mile per second</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889]+1" office:value-type="float" office:value="497">
            <text:p>497</text:p>
          </table:table-cell>
          <table:table-cell table:formula="of:=CONCATENATE([.$A890];TEXT([.$B890];&quot;#####&quot;))" office:value-type="string" office:string-value="SER_497">
            <text:p>SER_497</text:p>
          </table:table-cell>
          <table:table-cell table:number-columns-repeated="2" office:value-type="string">
            <text:p>mill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890]+1" office:value-type="float" office:value="498">
            <text:p>498</text:p>
          </table:table-cell>
          <table:table-cell table:formula="of:=CONCATENATE([.$A891];TEXT([.$B891];&quot;#####&quot;))" office:value-type="string" office:string-value="SER_498">
            <text:p>SER_498</text:p>
          </table:table-cell>
          <table:table-cell table:number-columns-repeated="2" office:value-type="string">
            <text:p>zepto</text:p>
          </table:table-cell>
          <table:table-cell office:value-type="string">
            <text:p>z</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891]+1" office:value-type="float" office:value="499">
            <text:p>499</text:p>
          </table:table-cell>
          <table:table-cell table:formula="of:=CONCATENATE([.$A892];TEXT([.$B892];&quot;#####&quot;))" office:value-type="string" office:string-value="SER_499">
            <text:p>SER_499</text:p>
          </table:table-cell>
          <table:table-cell table:number-columns-repeated="2" office:value-type="string">
            <text:p>gill</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892]+1" office:value-type="float" office:value="500">
            <text:p>500</text:p>
          </table:table-cell>
          <table:table-cell table:formula="of:=CONCATENATE([.$A893];TEXT([.$B893];&quot;#####&quot;))" office:value-type="string" office:string-value="SER_500">
            <text:p>SER_500</text:p>
          </table:table-cell>
          <table:table-cell office:value-type="string">
            <text:p>gigatonne_of_oil_equivalent</text:p>
          </table:table-cell>
          <table:table-cell office:value-type="string">
            <text:p>gigatonne of oil equivalent</text:p>
          </table:table-cell>
          <table:table-cell office:value-type="string">
            <text:p>gtoe</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893]+1" office:value-type="float" office:value="501">
            <text:p>501</text:p>
          </table:table-cell>
          <table:table-cell table:formula="of:=CONCATENATE([.$A894];TEXT([.$B894];&quot;#####&quot;))" office:value-type="string" office:string-value="SER_501">
            <text:p>SER_501</text:p>
          </table:table-cell>
          <table:table-cell table:number-columns-repeated="2" office:value-type="string">
            <text:p>caliber</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894]+1" office:value-type="float" office:value="502">
            <text:p>502</text:p>
          </table:table-cell>
          <table:table-cell table:formula="of:=CONCATENATE([.$A895];TEXT([.$B895];&quot;#####&quot;))" office:value-type="string" office:string-value="SER_502">
            <text:p>SER_502</text:p>
          </table:table-cell>
          <table:table-cell office:value-type="string">
            <text:p>nepalese_rupee</text:p>
          </table:table-cell>
          <table:table-cell office:value-type="string">
            <text:p>nepalese rupee</text:p>
          </table:table-cell>
          <table:table-cell office:value-type="string">
            <text:p>np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95]+1" office:value-type="float" office:value="503">
            <text:p>503</text:p>
          </table:table-cell>
          <table:table-cell table:formula="of:=CONCATENATE([.$A896];TEXT([.$B896];&quot;#####&quot;))" office:value-type="string" office:string-value="SER_503">
            <text:p>SER_503</text:p>
          </table:table-cell>
          <table:table-cell office:value-type="string">
            <text:p>gram-force_centimeter</text:p>
          </table:table-cell>
          <table:table-cell office:value-type="string">
            <text:p>gram-force centi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896]+1" office:value-type="float" office:value="504">
            <text:p>504</text:p>
          </table:table-cell>
          <table:table-cell table:formula="of:=CONCATENATE([.$A897];TEXT([.$B897];&quot;#####&quot;))" office:value-type="string" office:string-value="SER_504">
            <text:p>SER_504</text:p>
          </table:table-cell>
          <table:table-cell office:value-type="string">
            <text:p>namibian_dollar</text:p>
          </table:table-cell>
          <table:table-cell office:value-type="string">
            <text:p>namibian dollar</text:p>
          </table:table-cell>
          <table:table-cell office:value-type="string">
            <text:p>nad,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97]+1" office:value-type="float" office:value="505">
            <text:p>505</text:p>
          </table:table-cell>
          <table:table-cell table:formula="of:=CONCATENATE([.$A898];TEXT([.$B898];&quot;#####&quot;))" office:value-type="string" office:string-value="SER_505">
            <text:p>SER_505</text:p>
          </table:table-cell>
          <table:table-cell office:value-type="string">
            <text:p>kilogram_per_year</text:p>
          </table:table-cell>
          <table:table-cell office:value-type="string">
            <text:p>kilogram per year</text:p>
          </table:table-cell>
          <table:table-cell office:value-type="string">
            <text:p>kg/yea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898]+1" office:value-type="float" office:value="506">
            <text:p>506</text:p>
          </table:table-cell>
          <table:table-cell table:formula="of:=CONCATENATE([.$A899];TEXT([.$B899];&quot;#####&quot;))" office:value-type="string" office:string-value="SER_506">
            <text:p>SER_506</text:p>
          </table:table-cell>
          <table:table-cell office:value-type="string">
            <text:p>pakistani_rupee</text:p>
          </table:table-cell>
          <table:table-cell office:value-type="string">
            <text:p>pakistani rupee</text:p>
          </table:table-cell>
          <table:table-cell office:value-type="string">
            <text:p>pk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899]+1" office:value-type="float" office:value="507">
            <text:p>507</text:p>
          </table:table-cell>
          <table:table-cell table:formula="of:=CONCATENATE([.$A900];TEXT([.$B900];&quot;#####&quot;))" office:value-type="string" office:string-value="SER_507">
            <text:p>SER_507</text:p>
          </table:table-cell>
          <table:table-cell table:number-columns-repeated="2" office:value-type="string">
            <text:p>pé</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00]+1" office:value-type="float" office:value="508">
            <text:p>508</text:p>
          </table:table-cell>
          <table:table-cell table:formula="of:=CONCATENATE([.$A901];TEXT([.$B901];&quot;#####&quot;))" office:value-type="string" office:string-value="SER_508">
            <text:p>SER_508</text:p>
          </table:table-cell>
          <table:table-cell table:number-columns-repeated="2" office:value-type="string">
            <text:p>centigray</text:p>
          </table:table-cell>
          <table:table-cell office:value-type="string">
            <text:p>cgy</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901]+1" office:value-type="float" office:value="509">
            <text:p>509</text:p>
          </table:table-cell>
          <table:table-cell table:formula="of:=CONCATENATE([.$A902];TEXT([.$B902];&quot;#####&quot;))" office:value-type="string" office:string-value="SER_509">
            <text:p>SER_509</text:p>
          </table:table-cell>
          <table:table-cell office:value-type="string">
            <text:p>byte_(octet)</text:p>
          </table:table-cell>
          <table:table-cell office:value-type="string">
            <text:p>byte (octet)</text:p>
          </table:table-cell>
          <table:table-cell/>
          <table:table-cell office:value-type="string">
            <text:p>computer</text:p>
          </table:table-cell>
          <table:table-cell table:number-columns-repeated="2"/>
        </table:table-row>
        <table:table-row table:style-name="ro1">
          <table:table-cell table:formula="of:=&quot;SER_&quot;" office:value-type="string" office:string-value="SER_">
            <text:p>SER_</text:p>
          </table:table-cell>
          <table:table-cell table:formula="of:=[.B902]+1" office:value-type="float" office:value="510">
            <text:p>510</text:p>
          </table:table-cell>
          <table:table-cell table:formula="of:=CONCATENATE([.$A903];TEXT([.$B903];&quot;#####&quot;))" office:value-type="string" office:string-value="SER_510">
            <text:p>SER_510</text:p>
          </table:table-cell>
          <table:table-cell table:number-columns-repeated="2" office:value-type="string">
            <text:p>pair</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903]+1" office:value-type="float" office:value="511">
            <text:p>511</text:p>
          </table:table-cell>
          <table:table-cell table:formula="of:=CONCATENATE([.$A904];TEXT([.$B904];&quot;#####&quot;))" office:value-type="string" office:string-value="SER_511">
            <text:p>SER_511</text:p>
          </table:table-cell>
          <table:table-cell table:number-columns-repeated="2" office:value-type="string">
            <text:p>thou</text:p>
          </table:table-cell>
          <table:table-cell office:value-type="string">
            <text:p>th</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04]+1" office:value-type="float" office:value="512">
            <text:p>512</text:p>
          </table:table-cell>
          <table:table-cell table:formula="of:=CONCATENATE([.$A905];TEXT([.$B905];&quot;#####&quot;))" office:value-type="string" office:string-value="SER_512">
            <text:p>SER_512</text:p>
          </table:table-cell>
          <table:table-cell office:value-type="string">
            <text:p>pound_per_year</text:p>
          </table:table-cell>
          <table:table-cell office:value-type="string">
            <text:p>pound per year</text:p>
          </table:table-cell>
          <table:table-cell office:value-type="string">
            <text:p>lb/yea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905]+1" office:value-type="float" office:value="513">
            <text:p>513</text:p>
          </table:table-cell>
          <table:table-cell table:formula="of:=CONCATENATE([.$A906];TEXT([.$B906];&quot;#####&quot;))" office:value-type="string" office:string-value="SER_513">
            <text:p>SER_513</text:p>
          </table:table-cell>
          <table:table-cell office:value-type="string">
            <text:p>jordanian_dinar</text:p>
          </table:table-cell>
          <table:table-cell office:value-type="string">
            <text:p>jordanian dinar</text:p>
          </table:table-cell>
          <table:table-cell office:value-type="string">
            <text:p>jo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06]+1" office:value-type="float" office:value="514">
            <text:p>514</text:p>
          </table:table-cell>
          <table:table-cell table:formula="of:=CONCATENATE([.$A907];TEXT([.$B907];&quot;#####&quot;))" office:value-type="string" office:string-value="SER_514">
            <text:p>SER_514</text:p>
          </table:table-cell>
          <table:table-cell office:value-type="string">
            <text:p>norwegian_krone</text:p>
          </table:table-cell>
          <table:table-cell office:value-type="string">
            <text:p>norwegian krone</text:p>
          </table:table-cell>
          <table:table-cell office:value-type="string">
            <text:p>no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07]+1" office:value-type="float" office:value="515">
            <text:p>515</text:p>
          </table:table-cell>
          <table:table-cell table:formula="of:=CONCATENATE([.$A908];TEXT([.$B908];&quot;#####&quot;))" office:value-type="string" office:string-value="SER_515">
            <text:p>SER_515</text:p>
          </table:table-cell>
          <table:table-cell table:number-columns-repeated="2" office:value-type="string">
            <text:p>exa</text:p>
          </table:table-cell>
          <table:table-cell office:value-type="string">
            <text:p>e</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908]+1" office:value-type="float" office:value="516">
            <text:p>516</text:p>
          </table:table-cell>
          <table:table-cell table:formula="of:=CONCATENATE([.$A909];TEXT([.$B909];&quot;#####&quot;))" office:value-type="string" office:string-value="SER_516">
            <text:p>SER_516</text:p>
          </table:table-cell>
          <table:table-cell office:value-type="string">
            <text:p>byte_per_week</text:p>
          </table:table-cell>
          <table:table-cell office:value-type="string">
            <text:p>byte per week</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909]+1" office:value-type="float" office:value="517">
            <text:p>517</text:p>
          </table:table-cell>
          <table:table-cell table:formula="of:=CONCATENATE([.$A910];TEXT([.$B910];&quot;#####&quot;))" office:value-type="string" office:string-value="SER_517">
            <text:p>SER_517</text:p>
          </table:table-cell>
          <table:table-cell table:number-columns-repeated="2" office:value-type="string">
            <text:p>urn</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10]+1" office:value-type="float" office:value="518">
            <text:p>518</text:p>
          </table:table-cell>
          <table:table-cell table:formula="of:=CONCATENATE([.$A911];TEXT([.$B911];&quot;#####&quot;))" office:value-type="string" office:string-value="SER_518">
            <text:p>SER_518</text:p>
          </table:table-cell>
          <table:table-cell office:value-type="string">
            <text:p>special_drawing_rights_(international_monetary_fund)</text:p>
          </table:table-cell>
          <table:table-cell office:value-type="string">
            <text:p>special drawing rights (international monetary fund)</text:p>
          </table:table-cell>
          <table:table-cell office:value-type="string">
            <text:p>xdr</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911]+1" office:value-type="float" office:value="519">
            <text:p>519</text:p>
          </table:table-cell>
          <table:table-cell table:formula="of:=CONCATENATE([.$A912];TEXT([.$B912];&quot;#####&quot;))" office:value-type="string" office:string-value="SER_519">
            <text:p>SER_519</text:p>
          </table:table-cell>
          <table:table-cell office:value-type="string">
            <text:p>cho_(町)</text:p>
          </table:table-cell>
          <table:table-cell office:value-type="string">
            <text:p>cho (町)</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12]+1" office:value-type="float" office:value="520">
            <text:p>520</text:p>
          </table:table-cell>
          <table:table-cell table:formula="of:=CONCATENATE([.$A913];TEXT([.$B913];&quot;#####&quot;))" office:value-type="string" office:string-value="SER_520">
            <text:p>SER_520</text:p>
          </table:table-cell>
          <table:table-cell office:value-type="string">
            <text:p>planck_area</text:p>
          </table:table-cell>
          <table:table-cell office:value-type="string">
            <text:p>planck area</text:p>
          </table:table-cell>
          <table:table-cell office:value-type="string">
            <text:p>l²</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13]+1" office:value-type="float" office:value="521">
            <text:p>521</text:p>
          </table:table-cell>
          <table:table-cell table:formula="of:=CONCATENATE([.$A914];TEXT([.$B914];&quot;#####&quot;))" office:value-type="string" office:string-value="SER_521">
            <text:p>SER_521</text:p>
          </table:table-cell>
          <table:table-cell office:value-type="string">
            <text:p>north_korean_won</text:p>
          </table:table-cell>
          <table:table-cell office:value-type="string">
            <text:p>north korean won</text:p>
          </table:table-cell>
          <table:table-cell office:value-type="string">
            <text:p>kpw</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14]+1" office:value-type="float" office:value="522">
            <text:p>522</text:p>
          </table:table-cell>
          <table:table-cell table:formula="of:=CONCATENATE([.$A915];TEXT([.$B915];&quot;#####&quot;))" office:value-type="string" office:string-value="SER_522">
            <text:p>SER_522</text:p>
          </table:table-cell>
          <table:table-cell table:number-columns-repeated="2" office:value-type="string">
            <text:p>pip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15]+1" office:value-type="float" office:value="523">
            <text:p>523</text:p>
          </table:table-cell>
          <table:table-cell table:formula="of:=CONCATENATE([.$A916];TEXT([.$B916];&quot;#####&quot;))" office:value-type="string" office:string-value="SER_523">
            <text:p>SER_523</text:p>
          </table:table-cell>
          <table:table-cell table:number-columns-repeated="2" office:value-type="string">
            <text:p>se</text:p>
          </table:table-cell>
          <table:table-cell office:value-type="string">
            <text:p>畝</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16]+1" office:value-type="float" office:value="524">
            <text:p>524</text:p>
          </table:table-cell>
          <table:table-cell table:formula="of:=CONCATENATE([.$A917];TEXT([.$B917];&quot;#####&quot;))" office:value-type="string" office:string-value="SER_524">
            <text:p>SER_524</text:p>
          </table:table-cell>
          <table:table-cell table:number-columns-repeated="2" office:value-type="string">
            <text:p>boardfoot_board-foot</text:p>
          </table:table-cell>
          <table:table-cell office:value-type="string">
            <text:p>fbmm,bdft,bf</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17]+1" office:value-type="float" office:value="525">
            <text:p>525</text:p>
          </table:table-cell>
          <table:table-cell table:formula="of:=CONCATENATE([.$A918];TEXT([.$B918];&quot;#####&quot;))" office:value-type="string" office:string-value="SER_525">
            <text:p>SER_525</text:p>
          </table:table-cell>
          <table:table-cell office:value-type="string">
            <text:p>megatonne_of_oil_equivalent</text:p>
          </table:table-cell>
          <table:table-cell office:value-type="string">
            <text:p>megatonne of oil equivalent</text:p>
          </table:table-cell>
          <table:table-cell office:value-type="string">
            <text:p>mtoe</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918]+1" office:value-type="float" office:value="526">
            <text:p>526</text:p>
          </table:table-cell>
          <table:table-cell table:formula="of:=CONCATENATE([.$A919];TEXT([.$B919];&quot;#####&quot;))" office:value-type="string" office:string-value="SER_526">
            <text:p>SER_526</text:p>
          </table:table-cell>
          <table:table-cell table:number-columns-repeated="2" office:value-type="string">
            <text:p>barrel</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19]+1" office:value-type="float" office:value="527">
            <text:p>527</text:p>
          </table:table-cell>
          <table:table-cell table:formula="of:=CONCATENATE([.$A920];TEXT([.$B920];&quot;#####&quot;))" office:value-type="string" office:string-value="SER_527">
            <text:p>SER_527</text:p>
          </table:table-cell>
          <table:table-cell table:number-columns-repeated="2" office:value-type="string">
            <text:p>skei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20]+1" office:value-type="float" office:value="528">
            <text:p>528</text:p>
          </table:table-cell>
          <table:table-cell table:formula="of:=CONCATENATE([.$A921];TEXT([.$B921];&quot;#####&quot;))" office:value-type="string" office:string-value="SER_528">
            <text:p>SER_528</text:p>
          </table:table-cell>
          <table:table-cell table:number-columns-repeated="2" office:value-type="string">
            <text:p>salt</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21]+1" office:value-type="float" office:value="529">
            <text:p>529</text:p>
          </table:table-cell>
          <table:table-cell table:formula="of:=CONCATENATE([.$A922];TEXT([.$B922];&quot;#####&quot;))" office:value-type="string" office:string-value="SER_529">
            <text:p>SER_529</text:p>
          </table:table-cell>
          <table:table-cell office:value-type="string">
            <text:p>long_ton-force_foot</text:p>
          </table:table-cell>
          <table:table-cell office:value-type="string">
            <text:p>long ton-force foot</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922]+1" office:value-type="float" office:value="530">
            <text:p>530</text:p>
          </table:table-cell>
          <table:table-cell table:formula="of:=CONCATENATE([.$A923];TEXT([.$B923];&quot;#####&quot;))" office:value-type="string" office:string-value="SER_530">
            <text:p>SER_530</text:p>
          </table:table-cell>
          <table:table-cell table:number-columns-repeated="2" office:value-type="string">
            <text:p>perch</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23]+1" office:value-type="float" office:value="531">
            <text:p>531</text:p>
          </table:table-cell>
          <table:table-cell table:formula="of:=CONCATENATE([.$A924];TEXT([.$B924];&quot;#####&quot;))" office:value-type="string" office:string-value="SER_531">
            <text:p>SER_531</text:p>
          </table:table-cell>
          <table:table-cell table:number-columns-repeated="2" office:value-type="string">
            <text:p>caballerí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24]+1" office:value-type="float" office:value="532">
            <text:p>532</text:p>
          </table:table-cell>
          <table:table-cell table:formula="of:=CONCATENATE([.$A925];TEXT([.$B925];&quot;#####&quot;))" office:value-type="string" office:string-value="SER_532">
            <text:p>SER_532</text:p>
          </table:table-cell>
          <table:table-cell office:value-type="string">
            <text:p>jamaican_dollar</text:p>
          </table:table-cell>
          <table:table-cell office:value-type="string">
            <text:p>jamaican dollar</text:p>
          </table:table-cell>
          <table:table-cell office:value-type="string">
            <text:p>jm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25]+1" office:value-type="float" office:value="533">
            <text:p>533</text:p>
          </table:table-cell>
          <table:table-cell table:formula="of:=CONCATENATE([.$A926];TEXT([.$B926];&quot;#####&quot;))" office:value-type="string" office:string-value="SER_533">
            <text:p>SER_533</text:p>
          </table:table-cell>
          <table:table-cell office:value-type="string">
            <text:p>gallon_per_100_miles</text:p>
          </table:table-cell>
          <table:table-cell office:value-type="string">
            <text:p>gallon per 100 miles</text:p>
          </table:table-cell>
          <table:table-cell/>
          <table:table-cell office:value-type="string">
            <text:p>fuel</text:p>
          </table:table-cell>
          <table:table-cell table:number-columns-repeated="2"/>
        </table:table-row>
        <table:table-row table:style-name="ro1">
          <table:table-cell table:formula="of:=&quot;SER_&quot;" office:value-type="string" office:string-value="SER_">
            <text:p>SER_</text:p>
          </table:table-cell>
          <table:table-cell table:formula="of:=[.B926]+1" office:value-type="float" office:value="534">
            <text:p>534</text:p>
          </table:table-cell>
          <table:table-cell table:formula="of:=CONCATENATE([.$A927];TEXT([.$B927];&quot;#####&quot;))" office:value-type="string" office:string-value="SER_534">
            <text:p>SER_534</text:p>
          </table:table-cell>
          <table:table-cell office:value-type="string">
            <text:p>lumen_per_square_meter</text:p>
          </table:table-cell>
          <table:table-cell office:value-type="string">
            <text:p>lumen per square meter</text:p>
          </table:table-cell>
          <table:table-cell office:value-type="string">
            <text:p>lm/m²</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927]+1" office:value-type="float" office:value="535">
            <text:p>535</text:p>
          </table:table-cell>
          <table:table-cell table:formula="of:=CONCATENATE([.$A928];TEXT([.$B928];&quot;#####&quot;))" office:value-type="string" office:string-value="SER_535">
            <text:p>SER_535</text:p>
          </table:table-cell>
          <table:table-cell office:value-type="string">
            <text:p>dracontic_year</text:p>
          </table:table-cell>
          <table:table-cell office:value-type="string">
            <text:p>dracontic year</text:p>
          </table:table-cell>
          <table:table-cell/>
          <table:table-cell office:value-type="string">
            <text:p>time</text:p>
          </table:table-cell>
          <table:table-cell table:number-columns-repeated="2"/>
        </table:table-row>
        <table:table-row table:style-name="ro2">
          <table:table-cell table:formula="of:=&quot;SER_&quot;" office:value-type="string" office:string-value="SER_">
            <text:p>SER_</text:p>
          </table:table-cell>
          <table:table-cell table:formula="of:=[.B928]+1" office:value-type="float" office:value="536">
            <text:p>536</text:p>
          </table:table-cell>
          <table:table-cell table:formula="of:=CONCATENATE([.$A929];TEXT([.$B929];&quot;#####&quot;))" office:value-type="string" office:string-value="SER_536">
            <text:p>SER_536</text:p>
          </table:table-cell>
          <table:table-cell office:value-type="string">
            <text:p>bu_(步)</text:p>
          </table:table-cell>
          <table:table-cell office:value-type="string">
            <text:p>bu (步)</text:p>
          </table:table-cell>
          <table:table-cell/>
          <table:table-cell office:value-type="string">
            <text:p>length</text:p>
          </table:table-cell>
          <table:table-cell table:number-columns-repeated="2"/>
        </table:table-row>
        <table:table-row table:style-name="ro3">
          <table:table-cell table:formula="of:=&quot;SER_&quot;" office:value-type="string" office:string-value="SER_">
            <text:p>SER_</text:p>
          </table:table-cell>
          <table:table-cell table:formula="of:=[.B929]+1" office:value-type="float" office:value="537">
            <text:p>537</text:p>
          </table:table-cell>
          <table:table-cell table:formula="of:=CONCATENATE([.$A930];TEXT([.$B930];&quot;#####&quot;))" office:value-type="string" office:string-value="SER_537">
            <text:p>SER_537</text:p>
          </table:table-cell>
          <table:table-cell office:value-type="string">
            <text:p>salueng_(สลึง)</text:p>
          </table:table-cell>
          <table:table-cell office:value-type="string">
            <text:p>salueng (สลึง)</text:p>
          </table:table-cell>
          <table:table-cell/>
          <table:table-cell office:value-type="string">
            <text:p>weight</text:p>
          </table:table-cell>
          <table:table-cell table:number-columns-repeated="2"/>
        </table:table-row>
        <table:table-row table:style-name="ro3">
          <table:table-cell table:formula="of:=&quot;SER_&quot;" office:value-type="string" office:string-value="SER_">
            <text:p>SER_</text:p>
          </table:table-cell>
          <table:table-cell table:formula="of:=[.B930]+1" office:value-type="float" office:value="538">
            <text:p>538</text:p>
          </table:table-cell>
          <table:table-cell table:formula="of:=CONCATENATE([.$A931];TEXT([.$B931];&quot;#####&quot;))" office:value-type="string" office:string-value="SER_538">
            <text:p>SER_538</text:p>
          </table:table-cell>
          <table:table-cell office:value-type="string">
            <text:p>tarang_wah_(ตารางวา_square_wa)</text:p>
          </table:table-cell>
          <table:table-cell office:value-type="string">
            <text:p>tarang wah (ตารางวา_square w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31]+1" office:value-type="float" office:value="539">
            <text:p>539</text:p>
          </table:table-cell>
          <table:table-cell table:formula="of:=CONCATENATE([.$A932];TEXT([.$B932];&quot;#####&quot;))" office:value-type="string" office:string-value="SER_539">
            <text:p>SER_539</text:p>
          </table:table-cell>
          <table:table-cell office:value-type="string">
            <text:p>acre_foot</text:p>
          </table:table-cell>
          <table:table-cell office:value-type="string">
            <text:p>acre foot</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32]+1" office:value-type="float" office:value="540">
            <text:p>540</text:p>
          </table:table-cell>
          <table:table-cell table:formula="of:=CONCATENATE([.$A933];TEXT([.$B933];&quot;#####&quot;))" office:value-type="string" office:string-value="SER_540">
            <text:p>SER_540</text:p>
          </table:table-cell>
          <table:table-cell table:number-columns-repeated="2" office:value-type="string">
            <text:p>millarium</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33]+1" office:value-type="float" office:value="541">
            <text:p>541</text:p>
          </table:table-cell>
          <table:table-cell table:formula="of:=CONCATENATE([.$A934];TEXT([.$B934];&quot;#####&quot;))" office:value-type="string" office:string-value="SER_541">
            <text:p>SER_541</text:p>
          </table:table-cell>
          <table:table-cell office:value-type="string">
            <text:p>calendar_month</text:p>
          </table:table-cell>
          <table:table-cell office:value-type="string">
            <text:p>calendar month</text:p>
          </table:table-cell>
          <table:table-cell/>
          <table:table-cell office:value-type="string">
            <text:p>time</text:p>
          </table:table-cell>
          <table:table-cell table:number-columns-repeated="2"/>
        </table:table-row>
        <table:table-row table:style-name="ro1">
          <table:table-cell table:formula="of:=&quot;SER_&quot;" office:value-type="string" office:string-value="SER_">
            <text:p>SER_</text:p>
          </table:table-cell>
          <table:table-cell table:formula="of:=[.B934]+1" office:value-type="float" office:value="542">
            <text:p>542</text:p>
          </table:table-cell>
          <table:table-cell table:formula="of:=CONCATENATE([.$A935];TEXT([.$B935];&quot;#####&quot;))" office:value-type="string" office:string-value="SER_542">
            <text:p>SER_542</text:p>
          </table:table-cell>
          <table:table-cell office:value-type="string">
            <text:p>baht_in_gold_trading</text:p>
          </table:table-cell>
          <table:table-cell office:value-type="string">
            <text:p>baht in gold trading</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935]+1" office:value-type="float" office:value="543">
            <text:p>543</text:p>
          </table:table-cell>
          <table:table-cell table:formula="of:=CONCATENATE([.$A936];TEXT([.$B936];&quot;#####&quot;))" office:value-type="string" office:string-value="SER_543">
            <text:p>SER_543</text:p>
          </table:table-cell>
          <table:table-cell table:number-columns-repeated="2" office:value-type="string">
            <text:p>decimpeda</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936]+1" office:value-type="float" office:value="544">
            <text:p>544</text:p>
          </table:table-cell>
          <table:table-cell table:formula="of:=CONCATENATE([.$A937];TEXT([.$B937];&quot;#####&quot;))" office:value-type="string" office:string-value="SER_544">
            <text:p>SER_544</text:p>
          </table:table-cell>
          <table:table-cell office:value-type="string">
            <text:p>tsun_(寸)</text:p>
          </table:table-cell>
          <table:table-cell office:value-type="string">
            <text:p>tsun (寸)</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37]+1" office:value-type="float" office:value="545">
            <text:p>545</text:p>
          </table:table-cell>
          <table:table-cell table:formula="of:=CONCATENATE([.$A938];TEXT([.$B938];&quot;#####&quot;))" office:value-type="string" office:string-value="SER_545">
            <text:p>SER_545</text:p>
          </table:table-cell>
          <table:table-cell office:value-type="string">
            <text:p>estadal_cuadrado_(square_estadal)</text:p>
          </table:table-cell>
          <table:table-cell office:value-type="string">
            <text:p>estadal cuadrado (square estadal)</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38]+1" office:value-type="float" office:value="546">
            <text:p>546</text:p>
          </table:table-cell>
          <table:table-cell table:formula="of:=CONCATENATE([.$A939];TEXT([.$B939];&quot;#####&quot;))" office:value-type="string" office:string-value="SER_546">
            <text:p>SER_546</text:p>
          </table:table-cell>
          <table:table-cell office:value-type="string">
            <text:p>cubic_decimeter</text:p>
          </table:table-cell>
          <table:table-cell office:value-type="string">
            <text:p>cubic decimeter</text:p>
          </table:table-cell>
          <table:table-cell office:value-type="string">
            <text:p>dm³</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39]+1" office:value-type="float" office:value="547">
            <text:p>547</text:p>
          </table:table-cell>
          <table:table-cell table:formula="of:=CONCATENATE([.$A940];TEXT([.$B940];&quot;#####&quot;))" office:value-type="string" office:string-value="SER_547">
            <text:p>SER_547</text:p>
          </table:table-cell>
          <table:table-cell office:value-type="string">
            <text:p>saudi_riyal</text:p>
          </table:table-cell>
          <table:table-cell office:value-type="string">
            <text:p>saudi riyal</text:p>
          </table:table-cell>
          <table:table-cell office:value-type="string">
            <text:p>sa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40]+1" office:value-type="float" office:value="548">
            <text:p>548</text:p>
          </table:table-cell>
          <table:table-cell table:formula="of:=CONCATENATE([.$A941];TEXT([.$B941];&quot;#####&quot;))" office:value-type="string" office:string-value="SER_548">
            <text:p>SER_548</text:p>
          </table:table-cell>
          <table:table-cell office:value-type="string">
            <text:p>erg_per_second</text:p>
          </table:table-cell>
          <table:table-cell office:value-type="string">
            <text:p>erg per second</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941]+1" office:value-type="float" office:value="549">
            <text:p>549</text:p>
          </table:table-cell>
          <table:table-cell table:formula="of:=CONCATENATE([.$A942];TEXT([.$B942];&quot;#####&quot;))" office:value-type="string" office:string-value="SER_549">
            <text:p>SER_549</text:p>
          </table:table-cell>
          <table:table-cell table:number-columns-repeated="2" office:value-type="string">
            <text:p>libr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942]+1" office:value-type="float" office:value="550">
            <text:p>550</text:p>
          </table:table-cell>
          <table:table-cell table:formula="of:=CONCATENATE([.$A943];TEXT([.$B943];&quot;#####&quot;))" office:value-type="string" office:string-value="SER_550">
            <text:p>SER_550</text:p>
          </table:table-cell>
          <table:table-cell office:value-type="string">
            <text:p>cfa_franc_beac</text:p>
          </table:table-cell>
          <table:table-cell office:value-type="string">
            <text:p>cfa franc beac</text:p>
          </table:table-cell>
          <table:table-cell office:value-type="string">
            <text:p>xa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43]+1" office:value-type="float" office:value="551">
            <text:p>551</text:p>
          </table:table-cell>
          <table:table-cell table:formula="of:=CONCATENATE([.$A944];TEXT([.$B944];&quot;#####&quot;))" office:value-type="string" office:string-value="SER_551">
            <text:p>SER_551</text:p>
          </table:table-cell>
          <table:table-cell table:number-columns-repeated="2" office:value-type="string">
            <text:p>purpoura_hemorrhage_infections</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944]+1" office:value-type="float" office:value="552">
            <text:p>552</text:p>
          </table:table-cell>
          <table:table-cell table:formula="of:=CONCATENATE([.$A945];TEXT([.$B945];&quot;#####&quot;))" office:value-type="string" office:string-value="SER_552">
            <text:p>SER_552</text:p>
          </table:table-cell>
          <table:table-cell office:value-type="string">
            <text:p>minute_per_kilometer</text:p>
          </table:table-cell>
          <table:table-cell office:value-type="string">
            <text:p>minute per kilometer</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945]+1" office:value-type="float" office:value="553">
            <text:p>553</text:p>
          </table:table-cell>
          <table:table-cell table:formula="of:=CONCATENATE([.$A946];TEXT([.$B946];&quot;#####&quot;))" office:value-type="string" office:string-value="SER_553">
            <text:p>SER_553</text:p>
          </table:table-cell>
          <table:table-cell office:value-type="string">
            <text:p>cubic_inch</text:p>
          </table:table-cell>
          <table:table-cell office:value-type="string">
            <text:p>cubic inch</text:p>
          </table:table-cell>
          <table:table-cell office:value-type="string">
            <text:p>in³</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46]+1" office:value-type="float" office:value="554">
            <text:p>554</text:p>
          </table:table-cell>
          <table:table-cell table:formula="of:=CONCATENATE([.$A947];TEXT([.$B947];&quot;#####&quot;))" office:value-type="string" office:string-value="SER_554">
            <text:p>SER_554</text:p>
          </table:table-cell>
          <table:table-cell office:value-type="string">
            <text:p>iranian_rial</text:p>
          </table:table-cell>
          <table:table-cell office:value-type="string">
            <text:p>iranian rial</text:p>
          </table:table-cell>
          <table:table-cell office:value-type="string">
            <text:p>irr</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947]+1" office:value-type="float" office:value="555">
            <text:p>555</text:p>
          </table:table-cell>
          <table:table-cell table:formula="of:=CONCATENATE([.$A948];TEXT([.$B948];&quot;#####&quot;))" office:value-type="string" office:string-value="SER_555">
            <text:p>SER_555</text:p>
          </table:table-cell>
          <table:table-cell office:value-type="string">
            <text:p>mo_(毛_毫)</text:p>
          </table:table-cell>
          <table:table-cell office:value-type="string">
            <text:p>mo (毛_毫)</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48]+1" office:value-type="float" office:value="556">
            <text:p>556</text:p>
          </table:table-cell>
          <table:table-cell table:formula="of:=CONCATENATE([.$A949];TEXT([.$B949];&quot;#####&quot;))" office:value-type="string" office:string-value="SER_556">
            <text:p>SER_556</text:p>
          </table:table-cell>
          <table:table-cell office:value-type="string">
            <text:p>kilogram_of_tnt</text:p>
          </table:table-cell>
          <table:table-cell office:value-type="string">
            <text:p>kilogram of tnt</text:p>
          </table:table-cell>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949]+1" office:value-type="float" office:value="557">
            <text:p>557</text:p>
          </table:table-cell>
          <table:table-cell table:formula="of:=CONCATENATE([.$A950];TEXT([.$B950];&quot;#####&quot;))" office:value-type="string" office:string-value="SER_557">
            <text:p>SER_557</text:p>
          </table:table-cell>
          <table:table-cell office:value-type="string">
            <text:p>tonne_per_cubic_meter</text:p>
          </table:table-cell>
          <table:table-cell office:value-type="string">
            <text:p>tonne per cubic meter</text:p>
          </table:table-cell>
          <table:table-cell office:value-type="string">
            <text:p>t/m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950]+1" office:value-type="float" office:value="558">
            <text:p>558</text:p>
          </table:table-cell>
          <table:table-cell table:formula="of:=CONCATENATE([.$A951];TEXT([.$B951];&quot;#####&quot;))" office:value-type="string" office:string-value="SER_558">
            <text:p>SER_558</text:p>
          </table:table-cell>
          <table:table-cell office:value-type="string">
            <text:p>stadium_attic</text:p>
          </table:table-cell>
          <table:table-cell office:value-type="string">
            <text:p>stadium attic</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51]+1" office:value-type="float" office:value="559">
            <text:p>559</text:p>
          </table:table-cell>
          <table:table-cell table:formula="of:=CONCATENATE([.$A952];TEXT([.$B952];&quot;#####&quot;))" office:value-type="string" office:string-value="SER_559">
            <text:p>SER_559</text:p>
          </table:table-cell>
          <table:table-cell office:value-type="string">
            <text:p>dental_radiotherapy</text:p>
          </table:table-cell>
          <table:table-cell office:value-type="string">
            <text:p>dental radiotherapy</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952]+1" office:value-type="float" office:value="560">
            <text:p>560</text:p>
          </table:table-cell>
          <table:table-cell table:formula="of:=CONCATENATE([.$A953];TEXT([.$B953];&quot;#####&quot;))" office:value-type="string" office:string-value="SER_560">
            <text:p>SER_560</text:p>
          </table:table-cell>
          <table:table-cell table:number-columns-repeated="2" office:value-type="string">
            <text:p>quintal</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953]+1" office:value-type="float" office:value="561">
            <text:p>561</text:p>
          </table:table-cell>
          <table:table-cell table:formula="of:=CONCATENATE([.$A954];TEXT([.$B954];&quot;#####&quot;))" office:value-type="string" office:string-value="SER_561">
            <text:p>SER_561</text:p>
          </table:table-cell>
          <table:table-cell office:value-type="string">
            <text:p>libyan_dinar</text:p>
          </table:table-cell>
          <table:table-cell office:value-type="string">
            <text:p>libyan dinar</text:p>
          </table:table-cell>
          <table:table-cell office:value-type="string">
            <text:p>ly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54]+1" office:value-type="float" office:value="562">
            <text:p>562</text:p>
          </table:table-cell>
          <table:table-cell table:formula="of:=CONCATENATE([.$A955];TEXT([.$B955];&quot;#####&quot;))" office:value-type="string" office:string-value="SER_562">
            <text:p>SER_562</text:p>
          </table:table-cell>
          <table:table-cell table:number-columns-repeated="2" office:value-type="string">
            <text:p>shkalik</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55]+1" office:value-type="float" office:value="563">
            <text:p>563</text:p>
          </table:table-cell>
          <table:table-cell table:formula="of:=CONCATENATE([.$A956];TEXT([.$B956];&quot;#####&quot;))" office:value-type="string" office:string-value="SER_563">
            <text:p>SER_563</text:p>
          </table:table-cell>
          <table:table-cell office:value-type="string">
            <text:p>kibibyte_per_day</text:p>
          </table:table-cell>
          <table:table-cell office:value-type="string">
            <text:p>kibibyte per day</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956]+1" office:value-type="float" office:value="564">
            <text:p>564</text:p>
          </table:table-cell>
          <table:table-cell table:formula="of:=CONCATENATE([.$A957];TEXT([.$B957];&quot;#####&quot;))" office:value-type="string" office:string-value="SER_564">
            <text:p>SER_564</text:p>
          </table:table-cell>
          <table:table-cell office:value-type="string">
            <text:p>nio_(นิ้ว_finger)</text:p>
          </table:table-cell>
          <table:table-cell office:value-type="string">
            <text:p>nio (นิ้ว_finger)</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57]+1" office:value-type="float" office:value="565">
            <text:p>565</text:p>
          </table:table-cell>
          <table:table-cell table:formula="of:=CONCATENATE([.$A958];TEXT([.$B958];&quot;#####&quot;))" office:value-type="string" office:string-value="SER_565">
            <text:p>SER_565</text:p>
          </table:table-cell>
          <table:table-cell office:value-type="string">
            <text:p>netherlands_antillean_guilder</text:p>
          </table:table-cell>
          <table:table-cell office:value-type="string">
            <text:p>netherlands antillean guilder</text:p>
          </table:table-cell>
          <table:table-cell office:value-type="string">
            <text:p>ang</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58]+1" office:value-type="float" office:value="566">
            <text:p>566</text:p>
          </table:table-cell>
          <table:table-cell table:formula="of:=CONCATENATE([.$A959];TEXT([.$B959];&quot;#####&quot;))" office:value-type="string" office:string-value="SER_566">
            <text:p>SER_566</text:p>
          </table:table-cell>
          <table:table-cell office:value-type="string">
            <text:p>pound_per_hour</text:p>
          </table:table-cell>
          <table:table-cell office:value-type="string">
            <text:p>pound per hour</text:p>
          </table:table-cell>
          <table:table-cell office:value-type="string">
            <text:p>lb/hou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959]+1" office:value-type="float" office:value="567">
            <text:p>567</text:p>
          </table:table-cell>
          <table:table-cell table:formula="of:=CONCATENATE([.$A960];TEXT([.$B960];&quot;#####&quot;))" office:value-type="string" office:string-value="SER_567">
            <text:p>SER_567</text:p>
          </table:table-cell>
          <table:table-cell office:value-type="string">
            <text:p>hour_per_gibibyte</text:p>
          </table:table-cell>
          <table:table-cell office:value-type="string">
            <text:p>hour per gibi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960]+1" office:value-type="float" office:value="568">
            <text:p>568</text:p>
          </table:table-cell>
          <table:table-cell table:formula="of:=CONCATENATE([.$A961];TEXT([.$B961];&quot;#####&quot;))" office:value-type="string" office:string-value="SER_568">
            <text:p>SER_568</text:p>
          </table:table-cell>
          <table:table-cell office:value-type="string">
            <text:p>degree_per_minute</text:p>
          </table:table-cell>
          <table:table-cell office:value-type="string">
            <text:p>degree per minute</text:p>
          </table:table-cell>
          <table:table-cell/>
          <table:table-cell office:value-type="string">
            <text:p>angular_velocity</text:p>
          </table:table-cell>
          <table:table-cell table:number-columns-repeated="2"/>
        </table:table-row>
        <table:table-row table:style-name="ro2">
          <table:table-cell table:formula="of:=&quot;SER_&quot;" office:value-type="string" office:string-value="SER_">
            <text:p>SER_</text:p>
          </table:table-cell>
          <table:table-cell table:formula="of:=[.B961]+1" office:value-type="float" office:value="569">
            <text:p>569</text:p>
          </table:table-cell>
          <table:table-cell table:formula="of:=CONCATENATE([.$A962];TEXT([.$B962];&quot;#####&quot;))" office:value-type="string" office:string-value="SER_569">
            <text:p>SER_569</text:p>
          </table:table-cell>
          <table:table-cell office:value-type="string">
            <text:p>hu_(忽)</text:p>
          </table:table-cell>
          <table:table-cell office:value-type="string">
            <text:p>hu (忽)</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962]+1" office:value-type="float" office:value="570">
            <text:p>570</text:p>
          </table:table-cell>
          <table:table-cell table:formula="of:=CONCATENATE([.$A963];TEXT([.$B963];&quot;#####&quot;))" office:value-type="string" office:string-value="SER_570">
            <text:p>SER_570</text:p>
          </table:table-cell>
          <table:table-cell office:value-type="string">
            <text:p>ri_(里)</text:p>
          </table:table-cell>
          <table:table-cell office:value-type="string">
            <text:p>ri (里)</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63]+1" office:value-type="float" office:value="571">
            <text:p>571</text:p>
          </table:table-cell>
          <table:table-cell table:formula="of:=CONCATENATE([.$A964];TEXT([.$B964];&quot;#####&quot;))" office:value-type="string" office:string-value="SER_571">
            <text:p>SER_571</text:p>
          </table:table-cell>
          <table:table-cell table:number-columns-repeated="2" office:value-type="string">
            <text:p>denarium</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964]+1" office:value-type="float" office:value="572">
            <text:p>572</text:p>
          </table:table-cell>
          <table:table-cell table:formula="of:=CONCATENATE([.$A965];TEXT([.$B965];&quot;#####&quot;))" office:value-type="string" office:string-value="SER_572">
            <text:p>SER_572</text:p>
          </table:table-cell>
          <table:table-cell table:number-columns-repeated="2" office:value-type="string">
            <text:p>cot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65]+1" office:value-type="float" office:value="573">
            <text:p>573</text:p>
          </table:table-cell>
          <table:table-cell table:formula="of:=CONCATENATE([.$A966];TEXT([.$B966];&quot;#####&quot;))" office:value-type="string" office:string-value="SER_573">
            <text:p>SER_573</text:p>
          </table:table-cell>
          <table:table-cell table:number-columns-repeated="2" office:value-type="string">
            <text:p>hin</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66]+1" office:value-type="float" office:value="574">
            <text:p>574</text:p>
          </table:table-cell>
          <table:table-cell table:formula="of:=CONCATENATE([.$A967];TEXT([.$B967];&quot;#####&quot;))" office:value-type="string" office:string-value="SER_574">
            <text:p>SER_574</text:p>
          </table:table-cell>
          <table:table-cell table:number-columns-repeated="2" office:value-type="string">
            <text:p>homestead</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67]+1" office:value-type="float" office:value="575">
            <text:p>575</text:p>
          </table:table-cell>
          <table:table-cell table:formula="of:=CONCATENATE([.$A968];TEXT([.$B968];&quot;#####&quot;))" office:value-type="string" office:string-value="SER_575">
            <text:p>SER_575</text:p>
          </table:table-cell>
          <table:table-cell office:value-type="string">
            <text:p>liberian_dollar</text:p>
          </table:table-cell>
          <table:table-cell office:value-type="string">
            <text:p>liberian dollar</text:p>
          </table:table-cell>
          <table:table-cell office:value-type="string">
            <text:p>lrd,$,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68]+1" office:value-type="float" office:value="576">
            <text:p>576</text:p>
          </table:table-cell>
          <table:table-cell table:formula="of:=CONCATENATE([.$A969];TEXT([.$B969];&quot;#####&quot;))" office:value-type="string" office:string-value="SER_576">
            <text:p>SER_576</text:p>
          </table:table-cell>
          <table:table-cell office:value-type="string">
            <text:p>saint_helena_pound</text:p>
          </table:table-cell>
          <table:table-cell office:value-type="string">
            <text:p>saint helena pound</text:p>
          </table:table-cell>
          <table:table-cell office:value-type="string">
            <text:p>sh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69]+1" office:value-type="float" office:value="577">
            <text:p>577</text:p>
          </table:table-cell>
          <table:table-cell table:formula="of:=CONCATENATE([.$A970];TEXT([.$B970];&quot;#####&quot;))" office:value-type="string" office:string-value="SER_577">
            <text:p>SER_577</text:p>
          </table:table-cell>
          <table:table-cell table:number-columns-repeated="2" office:value-type="string">
            <text:p>braz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70]+1" office:value-type="float" office:value="578">
            <text:p>578</text:p>
          </table:table-cell>
          <table:table-cell table:formula="of:=CONCATENATE([.$A971];TEXT([.$B971];&quot;#####&quot;))" office:value-type="string" office:string-value="SER_578">
            <text:p>SER_578</text:p>
          </table:table-cell>
          <table:table-cell table:number-columns-repeated="2" office:value-type="string">
            <text:p>micromole</text:p>
          </table:table-cell>
          <table:table-cell office:value-type="string">
            <text:p>µmol</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971]+1" office:value-type="float" office:value="579">
            <text:p>579</text:p>
          </table:table-cell>
          <table:table-cell table:formula="of:=CONCATENATE([.$A972];TEXT([.$B972];&quot;#####&quot;))" office:value-type="string" office:string-value="SER_579">
            <text:p>SER_579</text:p>
          </table:table-cell>
          <table:table-cell table:number-columns-repeated="2" office:value-type="string">
            <text:p>ciat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72]+1" office:value-type="float" office:value="580">
            <text:p>580</text:p>
          </table:table-cell>
          <table:table-cell table:formula="of:=CONCATENATE([.$A973];TEXT([.$B973];&quot;#####&quot;))" office:value-type="string" office:string-value="SER_580">
            <text:p>SER_580</text:p>
          </table:table-cell>
          <table:table-cell office:value-type="string">
            <text:p>cmda_1x</text:p>
          </table:table-cell>
          <table:table-cell office:value-type="string">
            <text:p>cmda 1x</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973]+1" office:value-type="float" office:value="581">
            <text:p>581</text:p>
          </table:table-cell>
          <table:table-cell table:formula="of:=CONCATENATE([.$A974];TEXT([.$B974];&quot;#####&quot;))" office:value-type="string" office:string-value="SER_581">
            <text:p>SER_581</text:p>
          </table:table-cell>
          <table:table-cell office:value-type="string">
            <text:p>byte_per_second</text:p>
          </table:table-cell>
          <table:table-cell office:value-type="string">
            <text:p>byte per second</text:p>
          </table:table-cell>
          <table:table-cell office:value-type="string">
            <text:p>b/s</text:p>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974]+1" office:value-type="float" office:value="582">
            <text:p>582</text:p>
          </table:table-cell>
          <table:table-cell table:formula="of:=CONCATENATE([.$A975];TEXT([.$B975];&quot;#####&quot;))" office:value-type="string" office:string-value="SER_582">
            <text:p>SER_582</text:p>
          </table:table-cell>
          <table:table-cell table:number-columns-repeated="2" office:value-type="string">
            <text:p>cicer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75]+1" office:value-type="float" office:value="583">
            <text:p>583</text:p>
          </table:table-cell>
          <table:table-cell table:formula="of:=CONCATENATE([.$A976];TEXT([.$B976];&quot;#####&quot;))" office:value-type="string" office:string-value="SER_583">
            <text:p>SER_583</text:p>
          </table:table-cell>
          <table:table-cell office:value-type="string">
            <text:p>millicoulomb_per_kilogram</text:p>
          </table:table-cell>
          <table:table-cell office:value-type="string">
            <text:p>millicoulomb per kilogram</text:p>
          </table:table-cell>
          <table:table-cell office:value-type="string">
            <text:p>mc/kg</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976]+1" office:value-type="float" office:value="584">
            <text:p>584</text:p>
          </table:table-cell>
          <table:table-cell table:formula="of:=CONCATENATE([.$A977];TEXT([.$B977];&quot;#####&quot;))" office:value-type="string" office:string-value="SER_584">
            <text:p>SER_584</text:p>
          </table:table-cell>
          <table:table-cell office:value-type="string">
            <text:p>meio-quartilho_(half-quartilho)</text:p>
          </table:table-cell>
          <table:table-cell office:value-type="string">
            <text:p>meio-quartilho (half-quartilh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77]+1" office:value-type="float" office:value="585">
            <text:p>585</text:p>
          </table:table-cell>
          <table:table-cell table:formula="of:=CONCATENATE([.$A978];TEXT([.$B978];&quot;#####&quot;))" office:value-type="string" office:string-value="SER_585">
            <text:p>SER_585</text:p>
          </table:table-cell>
          <table:table-cell office:value-type="string">
            <text:p>tonne_per_minute</text:p>
          </table:table-cell>
          <table:table-cell office:value-type="string">
            <text:p>tonne per minute</text:p>
          </table:table-cell>
          <table:table-cell office:value-type="string">
            <text:p>t/min</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978]+1" office:value-type="float" office:value="586">
            <text:p>586</text:p>
          </table:table-cell>
          <table:table-cell table:formula="of:=CONCATENATE([.$A979];TEXT([.$B979];&quot;#####&quot;))" office:value-type="string" office:string-value="SER_586">
            <text:p>SER_586</text:p>
          </table:table-cell>
          <table:table-cell office:value-type="string">
            <text:p>ounce_per_year</text:p>
          </table:table-cell>
          <table:table-cell office:value-type="string">
            <text:p>ounce per year</text:p>
          </table:table-cell>
          <table:table-cell office:value-type="string">
            <text:p>oz/yea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979]+1" office:value-type="float" office:value="587">
            <text:p>587</text:p>
          </table:table-cell>
          <table:table-cell table:formula="of:=CONCATENATE([.$A980];TEXT([.$B980];&quot;#####&quot;))" office:value-type="string" office:string-value="SER_587">
            <text:p>SER_587</text:p>
          </table:table-cell>
          <table:table-cell table:number-columns-repeated="2" office:value-type="string">
            <text:p>etzbah</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80]+1" office:value-type="float" office:value="588">
            <text:p>588</text:p>
          </table:table-cell>
          <table:table-cell table:formula="of:=CONCATENATE([.$A981];TEXT([.$B981];&quot;#####&quot;))" office:value-type="string" office:string-value="SER_588">
            <text:p>SER_588</text:p>
          </table:table-cell>
          <table:table-cell office:value-type="string">
            <text:p>kibibyte_per_week</text:p>
          </table:table-cell>
          <table:table-cell office:value-type="string">
            <text:p>kibibyte per week</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981]+1" office:value-type="float" office:value="589">
            <text:p>589</text:p>
          </table:table-cell>
          <table:table-cell table:formula="of:=CONCATENATE([.$A982];TEXT([.$B982];&quot;#####&quot;))" office:value-type="string" office:string-value="SER_589">
            <text:p>SER_589</text:p>
          </table:table-cell>
          <table:table-cell office:value-type="string">
            <text:p>square_millimeter</text:p>
          </table:table-cell>
          <table:table-cell office:value-type="string">
            <text:p>square millimeter</text:p>
          </table:table-cell>
          <table:table-cell office:value-type="string">
            <text:p>mm²</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82]+1" office:value-type="float" office:value="590">
            <text:p>590</text:p>
          </table:table-cell>
          <table:table-cell table:formula="of:=CONCATENATE([.$A983];TEXT([.$B983];&quot;#####&quot;))" office:value-type="string" office:string-value="SER_590">
            <text:p>SER_590</text:p>
          </table:table-cell>
          <table:table-cell office:value-type="string">
            <text:p>vara_cuadrada_(square_vara)</text:p>
          </table:table-cell>
          <table:table-cell office:value-type="string">
            <text:p>vara cuadrada (square var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83]+1" office:value-type="float" office:value="591">
            <text:p>591</text:p>
          </table:table-cell>
          <table:table-cell table:formula="of:=CONCATENATE([.$A984];TEXT([.$B984];&quot;#####&quot;))" office:value-type="string" office:string-value="SER_591">
            <text:p>SER_591</text:p>
          </table:table-cell>
          <table:table-cell office:value-type="string">
            <text:p>fanega_de_trigo_(bushel_of_wheat)</text:p>
          </table:table-cell>
          <table:table-cell office:value-type="string">
            <text:p>fanega de trigo (bushel of wheat)</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984]+1" office:value-type="float" office:value="592">
            <text:p>592</text:p>
          </table:table-cell>
          <table:table-cell table:formula="of:=CONCATENATE([.$A985];TEXT([.$B985];&quot;#####&quot;))" office:value-type="string" office:string-value="SER_592">
            <text:p>SER_592</text:p>
          </table:table-cell>
          <table:table-cell table:number-columns-repeated="2" office:value-type="string">
            <text:p>stilb</text:p>
          </table:table-cell>
          <table:table-cell office:value-type="string">
            <text:p>sb</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985]+1" office:value-type="float" office:value="593">
            <text:p>593</text:p>
          </table:table-cell>
          <table:table-cell table:formula="of:=CONCATENATE([.$A986];TEXT([.$B986];&quot;#####&quot;))" office:value-type="string" office:string-value="SER_593">
            <text:p>SER_593</text:p>
          </table:table-cell>
          <table:table-cell office:value-type="string">
            <text:p>croatian_kuna</text:p>
          </table:table-cell>
          <table:table-cell office:value-type="string">
            <text:p>croatian kuna</text:p>
          </table:table-cell>
          <table:table-cell office:value-type="string">
            <text:p>hrk</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986]+1" office:value-type="float" office:value="594">
            <text:p>594</text:p>
          </table:table-cell>
          <table:table-cell table:formula="of:=CONCATENATE([.$A987];TEXT([.$B987];&quot;#####&quot;))" office:value-type="string" office:string-value="SER_594">
            <text:p>SER_594</text:p>
          </table:table-cell>
          <table:table-cell office:value-type="string">
            <text:p>yin_(引)</text:p>
          </table:table-cell>
          <table:table-cell office:value-type="string">
            <text:p>yin (引)</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87]+1" office:value-type="float" office:value="595">
            <text:p>595</text:p>
          </table:table-cell>
          <table:table-cell table:formula="of:=CONCATENATE([.$A988];TEXT([.$B988];&quot;#####&quot;))" office:value-type="string" office:string-value="SER_595">
            <text:p>SER_595</text:p>
          </table:table-cell>
          <table:table-cell office:value-type="string">
            <text:p>catty_(kan)</text:p>
          </table:table-cell>
          <table:table-cell office:value-type="string">
            <text:p>catty (kan)</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988]+1" office:value-type="float" office:value="596">
            <text:p>596</text:p>
          </table:table-cell>
          <table:table-cell table:formula="of:=CONCATENATE([.$A989];TEXT([.$B989];&quot;#####&quot;))" office:value-type="string" office:string-value="SER_596">
            <text:p>SER_596</text:p>
          </table:table-cell>
          <table:table-cell office:value-type="string">
            <text:p>malagasy_ariary</text:p>
          </table:table-cell>
          <table:table-cell office:value-type="string">
            <text:p>malagasy ariary</text:p>
          </table:table-cell>
          <table:table-cell office:value-type="string">
            <text:p>mga</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989]+1" office:value-type="float" office:value="597">
            <text:p>597</text:p>
          </table:table-cell>
          <table:table-cell table:formula="of:=CONCATENATE([.$A990];TEXT([.$B990];&quot;#####&quot;))" office:value-type="string" office:string-value="SER_597">
            <text:p>SER_597</text:p>
          </table:table-cell>
          <table:table-cell table:number-columns-repeated="2" office:value-type="string">
            <text:p>kilo</text:p>
          </table:table-cell>
          <table:table-cell office:value-type="string">
            <text:p>k</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990]+1" office:value-type="float" office:value="598">
            <text:p>598</text:p>
          </table:table-cell>
          <table:table-cell table:formula="of:=CONCATENATE([.$A991];TEXT([.$B991];&quot;#####&quot;))" office:value-type="string" office:string-value="SER_598">
            <text:p>SER_598</text:p>
          </table:table-cell>
          <table:table-cell office:value-type="string">
            <text:p>honduran_lempira</text:p>
          </table:table-cell>
          <table:table-cell office:value-type="string">
            <text:p>honduran lempira</text:p>
          </table:table-cell>
          <table:table-cell office:value-type="string">
            <text:p>hnl</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991]+1" office:value-type="float" office:value="599">
            <text:p>599</text:p>
          </table:table-cell>
          <table:table-cell table:formula="of:=CONCATENATE([.$A992];TEXT([.$B992];&quot;#####&quot;))" office:value-type="string" office:string-value="SER_599">
            <text:p>SER_599</text:p>
          </table:table-cell>
          <table:table-cell office:value-type="string">
            <text:p>fun_(分)</text:p>
          </table:table-cell>
          <table:table-cell office:value-type="string">
            <text:p>fun (分)</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992]+1" office:value-type="float" office:value="600">
            <text:p>600</text:p>
          </table:table-cell>
          <table:table-cell table:formula="of:=CONCATENATE([.$A993];TEXT([.$B993];&quot;#####&quot;))" office:value-type="string" office:string-value="SER_600">
            <text:p>SER_600</text:p>
          </table:table-cell>
          <table:table-cell office:value-type="string">
            <text:p>british_gallon_per_year</text:p>
          </table:table-cell>
          <table:table-cell office:value-type="string">
            <text:p>british gallon per year</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993]+1" office:value-type="float" office:value="601">
            <text:p>601</text:p>
          </table:table-cell>
          <table:table-cell table:formula="of:=CONCATENATE([.$A994];TEXT([.$B994];&quot;#####&quot;))" office:value-type="string" office:string-value="SER_601">
            <text:p>SER_601</text:p>
          </table:table-cell>
          <table:table-cell office:value-type="string">
            <text:p>anomalistic_year</text:p>
          </table:table-cell>
          <table:table-cell office:value-type="string">
            <text:p>anomalistic year</text:p>
          </table:table-cell>
          <table:table-cell/>
          <table:table-cell office:value-type="string">
            <text:p>time</text:p>
          </table:table-cell>
          <table:table-cell table:number-columns-repeated="2"/>
        </table:table-row>
        <table:table-row table:style-name="ro1">
          <table:table-cell table:formula="of:=&quot;SER_&quot;" office:value-type="string" office:string-value="SER_">
            <text:p>SER_</text:p>
          </table:table-cell>
          <table:table-cell table:formula="of:=[.B994]+1" office:value-type="float" office:value="602">
            <text:p>602</text:p>
          </table:table-cell>
          <table:table-cell table:formula="of:=CONCATENATE([.$A995];TEXT([.$B995];&quot;#####&quot;))" office:value-type="string" office:string-value="SER_602">
            <text:p>SER_602</text:p>
          </table:table-cell>
          <table:table-cell table:number-columns-repeated="2" office:value-type="string">
            <text:p>seah</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995]+1" office:value-type="float" office:value="603">
            <text:p>603</text:p>
          </table:table-cell>
          <table:table-cell table:formula="of:=CONCATENATE([.$A996];TEXT([.$B996];&quot;#####&quot;))" office:value-type="string" office:string-value="SER_603">
            <text:p>SER_603</text:p>
          </table:table-cell>
          <table:table-cell table:number-columns-repeated="2" office:value-type="string">
            <text:p>are</text:p>
          </table:table-cell>
          <table:table-cell office:value-type="string">
            <text:p>a</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96]+1" office:value-type="float" office:value="604">
            <text:p>604</text:p>
          </table:table-cell>
          <table:table-cell table:formula="of:=CONCATENATE([.$A997];TEXT([.$B997];&quot;#####&quot;))" office:value-type="string" office:string-value="SER_604">
            <text:p>SER_604</text:p>
          </table:table-cell>
          <table:table-cell office:value-type="string">
            <text:p>square_rod</text:p>
          </table:table-cell>
          <table:table-cell office:value-type="string">
            <text:p>square rod</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997]+1" office:value-type="float" office:value="605">
            <text:p>605</text:p>
          </table:table-cell>
          <table:table-cell table:formula="of:=CONCATENATE([.$A998];TEXT([.$B998];&quot;#####&quot;))" office:value-type="string" office:string-value="SER_605">
            <text:p>SER_605</text:p>
          </table:table-cell>
          <table:table-cell office:value-type="string">
            <text:p>barrel_(petroleum)_per_minute</text:p>
          </table:table-cell>
          <table:table-cell office:value-type="string">
            <text:p>barrel (petroleum) per minute</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998]+1" office:value-type="float" office:value="606">
            <text:p>606</text:p>
          </table:table-cell>
          <table:table-cell table:formula="of:=CONCATENATE([.$A999];TEXT([.$B999];&quot;#####&quot;))" office:value-type="string" office:string-value="SER_606">
            <text:p>SER_606</text:p>
          </table:table-cell>
          <table:table-cell office:value-type="string">
            <text:p>milla_marina_(nautical)</text:p>
          </table:table-cell>
          <table:table-cell office:value-type="string">
            <text:p>milla marina (nautical)</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999]+1" office:value-type="float" office:value="607">
            <text:p>607</text:p>
          </table:table-cell>
          <table:table-cell table:formula="of:=CONCATENATE([.$A1000];TEXT([.$B1000];&quot;#####&quot;))" office:value-type="string" office:string-value="SER_607">
            <text:p>SER_607</text:p>
          </table:table-cell>
          <table:table-cell table:number-columns-repeated="2" office:value-type="string">
            <text:p>barn</text:p>
          </table:table-cell>
          <table:table-cell office:value-type="string">
            <text:p>b</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000]+1" office:value-type="float" office:value="608">
            <text:p>608</text:p>
          </table:table-cell>
          <table:table-cell table:formula="of:=CONCATENATE([.$A1001];TEXT([.$B1001];&quot;#####&quot;))" office:value-type="string" office:string-value="SER_608">
            <text:p>SER_608</text:p>
          </table:table-cell>
          <table:table-cell office:value-type="string">
            <text:p>united_states_dollar_$</text:p>
          </table:table-cell>
          <table:table-cell office:value-type="string">
            <text:p>united states dollar_$</text:p>
          </table:table-cell>
          <table:table-cell office:value-type="string">
            <text:p>usd,$,u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001]+1" office:value-type="float" office:value="609">
            <text:p>609</text:p>
          </table:table-cell>
          <table:table-cell table:formula="of:=CONCATENATE([.$A1002];TEXT([.$B1002];&quot;#####&quot;))" office:value-type="string" office:string-value="SER_609">
            <text:p>SER_609</text:p>
          </table:table-cell>
          <table:table-cell table:number-columns-repeated="2" office:value-type="string">
            <text:p>peta</text:p>
          </table:table-cell>
          <table:table-cell office:value-type="string">
            <text:p>p</text:p>
          </table:table-cell>
          <table:table-cell office:value-type="string">
            <text:p>percent</text:p>
          </table:table-cell>
          <table:table-cell table:number-columns-repeated="2"/>
        </table:table-row>
        <table:table-row table:style-name="ro2">
          <table:table-cell table:formula="of:=&quot;SER_&quot;" office:value-type="string" office:string-value="SER_">
            <text:p>SER_</text:p>
          </table:table-cell>
          <table:table-cell table:formula="of:=[.B1002]+1" office:value-type="float" office:value="610">
            <text:p>610</text:p>
          </table:table-cell>
          <table:table-cell table:formula="of:=CONCATENATE([.$A1003];TEXT([.$B1003];&quot;#####&quot;))" office:value-type="string" office:string-value="SER_610">
            <text:p>SER_610</text:p>
          </table:table-cell>
          <table:table-cell office:value-type="string">
            <text:p>mu_(畝_or_亩)</text:p>
          </table:table-cell>
          <table:table-cell office:value-type="string">
            <text:p>mu (畝 or 亩)</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003]+1" office:value-type="float" office:value="611">
            <text:p>611</text:p>
          </table:table-cell>
          <table:table-cell table:formula="of:=CONCATENATE([.$A1004];TEXT([.$B1004];&quot;#####&quot;))" office:value-type="string" office:string-value="SER_611">
            <text:p>SER_611</text:p>
          </table:table-cell>
          <table:table-cell table:number-columns-repeated="2" office:value-type="string">
            <text:p>kip-force</text:p>
          </table:table-cell>
          <table:table-cell office:value-type="string">
            <text:p>kipf</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1004]+1" office:value-type="float" office:value="612">
            <text:p>612</text:p>
          </table:table-cell>
          <table:table-cell table:formula="of:=CONCATENATE([.$A1005];TEXT([.$B1005];&quot;#####&quot;))" office:value-type="string" office:string-value="SER_612">
            <text:p>SER_612</text:p>
          </table:table-cell>
          <table:table-cell office:value-type="string">
            <text:p>hoppus_ton</text:p>
          </table:table-cell>
          <table:table-cell office:value-type="string">
            <text:p>hoppus ton</text:p>
          </table:table-cell>
          <table:table-cell office:value-type="string">
            <text:p>ht</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05]+1" office:value-type="float" office:value="613">
            <text:p>613</text:p>
          </table:table-cell>
          <table:table-cell table:formula="of:=CONCATENATE([.$A1006];TEXT([.$B1006];&quot;#####&quot;))" office:value-type="string" office:string-value="SER_613">
            <text:p>SER_613</text:p>
          </table:table-cell>
          <table:table-cell office:value-type="string">
            <text:p>kilogram_per_hour</text:p>
          </table:table-cell>
          <table:table-cell office:value-type="string">
            <text:p>kilogram per hour</text:p>
          </table:table-cell>
          <table:table-cell office:value-type="string">
            <text:p>kg/hou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006]+1" office:value-type="float" office:value="614">
            <text:p>614</text:p>
          </table:table-cell>
          <table:table-cell table:formula="of:=CONCATENATE([.$A1007];TEXT([.$B1007];&quot;#####&quot;))" office:value-type="string" office:string-value="SER_614">
            <text:p>SER_614</text:p>
          </table:table-cell>
          <table:table-cell office:value-type="string">
            <text:p>german_thousandth</text:p>
          </table:table-cell>
          <table:table-cell office:value-type="string">
            <text:p>german thousandth</text:p>
          </table:table-cell>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1007]+1" office:value-type="float" office:value="615">
            <text:p>615</text:p>
          </table:table-cell>
          <table:table-cell table:formula="of:=CONCATENATE([.$A1008];TEXT([.$B1008];&quot;#####&quot;))" office:value-type="string" office:string-value="SER_615">
            <text:p>SER_615</text:p>
          </table:table-cell>
          <table:table-cell table:number-columns-repeated="2" office:value-type="string">
            <text:p>l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08]+1" office:value-type="float" office:value="616">
            <text:p>616</text:p>
          </table:table-cell>
          <table:table-cell table:formula="of:=CONCATENATE([.$A1009];TEXT([.$B1009];&quot;#####&quot;))" office:value-type="string" office:string-value="SER_616">
            <text:p>SER_616</text:p>
          </table:table-cell>
          <table:table-cell office:value-type="string">
            <text:p>acceleration_of_free_fall_on_mercury</text:p>
          </table:table-cell>
          <table:table-cell office:value-type="string">
            <text:p>acceleration of free fall on mercury</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009]+1" office:value-type="float" office:value="617">
            <text:p>617</text:p>
          </table:table-cell>
          <table:table-cell table:formula="of:=CONCATENATE([.$A1010];TEXT([.$B1010];&quot;#####&quot;))" office:value-type="string" office:string-value="SER_617">
            <text:p>SER_617</text:p>
          </table:table-cell>
          <table:table-cell table:number-columns-repeated="2" office:value-type="string">
            <text:p>finger</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10]+1" office:value-type="float" office:value="618">
            <text:p>618</text:p>
          </table:table-cell>
          <table:table-cell table:formula="of:=CONCATENATE([.$A1011];TEXT([.$B1011];&quot;#####&quot;))" office:value-type="string" office:string-value="SER_618">
            <text:p>SER_618</text:p>
          </table:table-cell>
          <table:table-cell office:value-type="string">
            <text:p>radian_per_week</text:p>
          </table:table-cell>
          <table:table-cell office:value-type="string">
            <text:p>radian per week</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011]+1" office:value-type="float" office:value="619">
            <text:p>619</text:p>
          </table:table-cell>
          <table:table-cell table:formula="of:=CONCATENATE([.$A1012];TEXT([.$B1012];&quot;#####&quot;))" office:value-type="string" office:string-value="SER_619">
            <text:p>SER_619</text:p>
          </table:table-cell>
          <table:table-cell office:value-type="string">
            <text:p>inch_of_water</text:p>
          </table:table-cell>
          <table:table-cell office:value-type="string">
            <text:p>inch of water</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012]+1" office:value-type="float" office:value="620">
            <text:p>620</text:p>
          </table:table-cell>
          <table:table-cell table:formula="of:=CONCATENATE([.$A1013];TEXT([.$B1013];&quot;#####&quot;))" office:value-type="string" office:string-value="SER_620">
            <text:p>SER_620</text:p>
          </table:table-cell>
          <table:table-cell table:number-columns-repeated="2" office:value-type="string">
            <text:p>roentgen</text:p>
          </table:table-cell>
          <table:table-cell office:value-type="string">
            <text:p>r</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1013]+1" office:value-type="float" office:value="621">
            <text:p>621</text:p>
          </table:table-cell>
          <table:table-cell table:formula="of:=CONCATENATE([.$A1014];TEXT([.$B1014];&quot;#####&quot;))" office:value-type="string" office:string-value="SER_621">
            <text:p>SER_621</text:p>
          </table:table-cell>
          <table:table-cell office:value-type="string">
            <text:p>cubic_meter_per_day</text:p>
          </table:table-cell>
          <table:table-cell office:value-type="string">
            <text:p>cubic meter per day</text:p>
          </table:table-cell>
          <table:table-cell office:value-type="string">
            <text:p>m³/day</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014]+1" office:value-type="float" office:value="622">
            <text:p>622</text:p>
          </table:table-cell>
          <table:table-cell table:formula="of:=CONCATENATE([.$A1015];TEXT([.$B1015];&quot;#####&quot;))" office:value-type="string" office:string-value="SER_622">
            <text:p>SER_622</text:p>
          </table:table-cell>
          <table:table-cell table:number-columns-repeated="2" office:value-type="string">
            <text:p>solo</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015]+1" office:value-type="float" office:value="623">
            <text:p>623</text:p>
          </table:table-cell>
          <table:table-cell table:formula="of:=CONCATENATE([.$A1016];TEXT([.$B1016];&quot;#####&quot;))" office:value-type="string" office:string-value="SER_623">
            <text:p>SER_623</text:p>
          </table:table-cell>
          <table:table-cell table:number-columns-repeated="2" office:value-type="string">
            <text:p>polegad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16]+1" office:value-type="float" office:value="624">
            <text:p>624</text:p>
          </table:table-cell>
          <table:table-cell table:formula="of:=CONCATENATE([.$A1017];TEXT([.$B1017];&quot;#####&quot;))" office:value-type="string" office:string-value="SER_624">
            <text:p>SER_624</text:p>
          </table:table-cell>
          <table:table-cell office:value-type="string">
            <text:p>one_forth</text:p>
          </table:table-cell>
          <table:table-cell office:value-type="string">
            <text:p>one forth</text:p>
          </table:table-cell>
          <table:table-cell table:style-name="ce1" office:value-type="string">
            <text:p>1/4</text:p>
          </table:table-cell>
          <table:table-cell office:value-type="string">
            <text:p>percent</text:p>
          </table:table-cell>
          <table:table-cell table:number-columns-repeated="2"/>
        </table:table-row>
        <table:table-row table:style-name="ro2">
          <table:table-cell table:formula="of:=&quot;SER_&quot;" office:value-type="string" office:string-value="SER_">
            <text:p>SER_</text:p>
          </table:table-cell>
          <table:table-cell table:formula="of:=[.B1017]+1" office:value-type="float" office:value="625">
            <text:p>625</text:p>
          </table:table-cell>
          <table:table-cell table:formula="of:=CONCATENATE([.$A1018];TEXT([.$B1018];&quot;#####&quot;))" office:value-type="string" office:string-value="SER_625">
            <text:p>SER_625</text:p>
          </table:table-cell>
          <table:table-cell office:value-type="string">
            <text:p>qing_(頃_or_顷)</text:p>
          </table:table-cell>
          <table:table-cell office:value-type="string">
            <text:p>qing (頃 or 顷)</text:p>
          </table:table-cell>
          <table:table-cell/>
          <table:table-cell office:value-type="string">
            <text:p>area</text:p>
          </table:table-cell>
          <table:table-cell table:number-columns-repeated="2"/>
        </table:table-row>
        <table:table-row table:style-name="ro2">
          <table:table-cell table:formula="of:=&quot;SER_&quot;" office:value-type="string" office:string-value="SER_">
            <text:p>SER_</text:p>
          </table:table-cell>
          <table:table-cell table:formula="of:=[.B1018]+1" office:value-type="float" office:value="626">
            <text:p>626</text:p>
          </table:table-cell>
          <table:table-cell table:formula="of:=CONCATENATE([.$A1019];TEXT([.$B1019];&quot;#####&quot;))" office:value-type="string" office:string-value="SER_626">
            <text:p>SER_626</text:p>
          </table:table-cell>
          <table:table-cell office:value-type="string">
            <text:p>dan_(石)</text:p>
          </table:table-cell>
          <table:table-cell office:value-type="string">
            <text:p>dan (石)</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19]+1" office:value-type="float" office:value="627">
            <text:p>627</text:p>
          </table:table-cell>
          <table:table-cell table:formula="of:=CONCATENATE([.$A1020];TEXT([.$B1020];&quot;#####&quot;))" office:value-type="string" office:string-value="SER_627">
            <text:p>SER_627</text:p>
          </table:table-cell>
          <table:table-cell office:value-type="string">
            <text:p>anomalistic_month</text:p>
          </table:table-cell>
          <table:table-cell office:value-type="string">
            <text:p>anomalistic month</text:p>
          </table:table-cell>
          <table:table-cell/>
          <table:table-cell office:value-type="string">
            <text:p>time</text:p>
          </table:table-cell>
          <table:table-cell table:number-columns-repeated="2"/>
        </table:table-row>
        <table:table-row table:style-name="ro1">
          <table:table-cell table:formula="of:=&quot;SER_&quot;" office:value-type="string" office:string-value="SER_">
            <text:p>SER_</text:p>
          </table:table-cell>
          <table:table-cell table:formula="of:=[.B1020]+1" office:value-type="float" office:value="628">
            <text:p>628</text:p>
          </table:table-cell>
          <table:table-cell table:formula="of:=CONCATENATE([.$A1021];TEXT([.$B1021];&quot;#####&quot;))" office:value-type="string" office:string-value="SER_628">
            <text:p>SER_628</text:p>
          </table:table-cell>
          <table:table-cell office:value-type="string">
            <text:p>gigacalories_per_second</text:p>
          </table:table-cell>
          <table:table-cell office:value-type="string">
            <text:p>gigacalories per second</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1021]+1" office:value-type="float" office:value="629">
            <text:p>629</text:p>
          </table:table-cell>
          <table:table-cell table:formula="of:=CONCATENATE([.$A1022];TEXT([.$B1022];&quot;#####&quot;))" office:value-type="string" office:string-value="SER_629">
            <text:p>SER_629</text:p>
          </table:table-cell>
          <table:table-cell office:value-type="string">
            <text:p>british_gallon_per_day</text:p>
          </table:table-cell>
          <table:table-cell office:value-type="string">
            <text:p>british gallon per day</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022]+1" office:value-type="float" office:value="630">
            <text:p>630</text:p>
          </table:table-cell>
          <table:table-cell table:formula="of:=CONCATENATE([.$A1023];TEXT([.$B1023];&quot;#####&quot;))" office:value-type="string" office:string-value="SER_630">
            <text:p>SER_630</text:p>
          </table:table-cell>
          <table:table-cell table:number-columns-repeated="2" office:value-type="string">
            <text:p>punt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23]+1" office:value-type="float" office:value="631">
            <text:p>631</text:p>
          </table:table-cell>
          <table:table-cell table:formula="of:=CONCATENATE([.$A1024];TEXT([.$B1024];&quot;#####&quot;))" office:value-type="string" office:string-value="SER_631">
            <text:p>SER_631</text:p>
          </table:table-cell>
          <table:table-cell office:value-type="string">
            <text:p>revolution_per_day</text:p>
          </table:table-cell>
          <table:table-cell office:value-type="string">
            <text:p>revolution per day</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024]+1" office:value-type="float" office:value="632">
            <text:p>632</text:p>
          </table:table-cell>
          <table:table-cell table:formula="of:=CONCATENATE([.$A1025];TEXT([.$B1025];&quot;#####&quot;))" office:value-type="string" office:string-value="SER_632">
            <text:p>SER_632</text:p>
          </table:table-cell>
          <table:table-cell table:number-columns-repeated="2" office:value-type="string">
            <text:p>diobol</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025]+1" office:value-type="float" office:value="633">
            <text:p>633</text:p>
          </table:table-cell>
          <table:table-cell table:formula="of:=CONCATENATE([.$A1026];TEXT([.$B1026];&quot;#####&quot;))" office:value-type="string" office:string-value="SER_633">
            <text:p>SER_633</text:p>
          </table:table-cell>
          <table:table-cell table:number-columns-repeated="2" office:value-type="string">
            <text:p>jo</text:p>
          </table:table-cell>
          <table:table-cell office:value-type="string">
            <text:p>畳</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026]+1" office:value-type="float" office:value="634">
            <text:p>634</text:p>
          </table:table-cell>
          <table:table-cell table:formula="of:=CONCATENATE([.$A1027];TEXT([.$B1027];&quot;#####&quot;))" office:value-type="string" office:string-value="SER_634">
            <text:p>SER_634</text:p>
          </table:table-cell>
          <table:table-cell table:number-columns-repeated="2" office:value-type="string">
            <text:p>arrob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27]+1" office:value-type="float" office:value="635">
            <text:p>635</text:p>
          </table:table-cell>
          <table:table-cell table:formula="of:=CONCATENATE([.$A1028];TEXT([.$B1028];&quot;#####&quot;))" office:value-type="string" office:string-value="SER_635">
            <text:p>SER_635</text:p>
          </table:table-cell>
          <table:table-cell office:value-type="string">
            <text:p>one_eights</text:p>
          </table:table-cell>
          <table:table-cell office:value-type="string">
            <text:p>one eights</text:p>
          </table:table-cell>
          <table:table-cell table:style-name="ce1" office:value-type="string">
            <text:p>1/8</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028]+1" office:value-type="float" office:value="636">
            <text:p>636</text:p>
          </table:table-cell>
          <table:table-cell table:formula="of:=CONCATENATE([.$A1029];TEXT([.$B1029];&quot;#####&quot;))" office:value-type="string" office:string-value="SER_636">
            <text:p>SER_636</text:p>
          </table:table-cell>
          <table:table-cell office:value-type="string">
            <text:p>pound_per_u.s._gallon</text:p>
          </table:table-cell>
          <table:table-cell office:value-type="string">
            <text:p>pound per u.s. gallon</text:p>
          </table:table-cell>
          <table:table-cell office:value-type="string">
            <text:p>lb/gal</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029]+1" office:value-type="float" office:value="637">
            <text:p>637</text:p>
          </table:table-cell>
          <table:table-cell table:formula="of:=CONCATENATE([.$A1030];TEXT([.$B1030];&quot;#####&quot;))" office:value-type="string" office:string-value="SER_637">
            <text:p>SER_637</text:p>
          </table:table-cell>
          <table:table-cell office:value-type="string">
            <text:p>umts_hsdpa</text:p>
          </table:table-cell>
          <table:table-cell office:value-type="string">
            <text:p>umts hsdpa</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1030]+1" office:value-type="float" office:value="638">
            <text:p>638</text:p>
          </table:table-cell>
          <table:table-cell table:formula="of:=CONCATENATE([.$A1031];TEXT([.$B1031];&quot;#####&quot;))" office:value-type="string" office:string-value="SER_638">
            <text:p>SER_638</text:p>
          </table:table-cell>
          <table:table-cell office:value-type="string">
            <text:p>sok_(ศอก_cubit)</text:p>
          </table:table-cell>
          <table:table-cell office:value-type="string">
            <text:p>sok (ศอก_cubit)</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31]+1" office:value-type="float" office:value="639">
            <text:p>639</text:p>
          </table:table-cell>
          <table:table-cell table:formula="of:=CONCATENATE([.$A1032];TEXT([.$B1032];&quot;#####&quot;))" office:value-type="string" office:string-value="SER_639">
            <text:p>SER_639</text:p>
          </table:table-cell>
          <table:table-cell office:value-type="string">
            <text:p>gastrointestinal_x-ray_investigation</text:p>
          </table:table-cell>
          <table:table-cell office:value-type="string">
            <text:p>gastrointestinal x-ray investigation</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1032]+1" office:value-type="float" office:value="640">
            <text:p>640</text:p>
          </table:table-cell>
          <table:table-cell table:formula="of:=CONCATENATE([.$A1033];TEXT([.$B1033];&quot;#####&quot;))" office:value-type="string" office:string-value="SER_640">
            <text:p>SER_640</text:p>
          </table:table-cell>
          <table:table-cell office:value-type="string">
            <text:p>degree_per_second</text:p>
          </table:table-cell>
          <table:table-cell office:value-type="string">
            <text:p>degree per second</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033]+1" office:value-type="float" office:value="641">
            <text:p>641</text:p>
          </table:table-cell>
          <table:table-cell table:formula="of:=CONCATENATE([.$A1034];TEXT([.$B1034];&quot;#####&quot;))" office:value-type="string" office:string-value="SER_641">
            <text:p>SER_641</text:p>
          </table:table-cell>
          <table:table-cell office:value-type="string">
            <text:p>tebibyte_per_day</text:p>
          </table:table-cell>
          <table:table-cell office:value-type="string">
            <text:p>tebibyte per day</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34]+1" office:value-type="float" office:value="642">
            <text:p>642</text:p>
          </table:table-cell>
          <table:table-cell table:formula="of:=CONCATENATE([.$A1035];TEXT([.$B1035];&quot;#####&quot;))" office:value-type="string" office:string-value="SER_642">
            <text:p>SER_642</text:p>
          </table:table-cell>
          <table:table-cell table:number-columns-repeated="2" office:value-type="string">
            <text:p>litron</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35]+1" office:value-type="float" office:value="643">
            <text:p>643</text:p>
          </table:table-cell>
          <table:table-cell table:formula="of:=CONCATENATE([.$A1036];TEXT([.$B1036];&quot;#####&quot;))" office:value-type="string" office:string-value="SER_643">
            <text:p>SER_643</text:p>
          </table:table-cell>
          <table:table-cell office:value-type="string">
            <text:p>u.s._gallon_per_day</text:p>
          </table:table-cell>
          <table:table-cell office:value-type="string">
            <text:p>u.s. gallon per day</text:p>
          </table:table-cell>
          <table:table-cell office:value-type="string">
            <text:p>gal/day</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036]+1" office:value-type="float" office:value="644">
            <text:p>644</text:p>
          </table:table-cell>
          <table:table-cell table:formula="of:=CONCATENATE([.$A1037];TEXT([.$B1037];&quot;#####&quot;))" office:value-type="string" office:string-value="SER_644">
            <text:p>SER_644</text:p>
          </table:table-cell>
          <table:table-cell table:number-columns-repeated="2" office:value-type="string">
            <text:p>mega</text:p>
          </table:table-cell>
          <table:table-cell office:value-type="string">
            <text:p>m</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037]+1" office:value-type="float" office:value="645">
            <text:p>645</text:p>
          </table:table-cell>
          <table:table-cell table:formula="of:=CONCATENATE([.$A1038];TEXT([.$B1038];&quot;#####&quot;))" office:value-type="string" office:string-value="SER_645">
            <text:p>SER_645</text:p>
          </table:table-cell>
          <table:table-cell office:value-type="string">
            <text:p>arrátel_(libra)</text:p>
          </table:table-cell>
          <table:table-cell office:value-type="string">
            <text:p>arrátel (libra)</text:p>
          </table:table-cell>
          <table:table-cell/>
          <table:table-cell office:value-type="string">
            <text:p>weight</text:p>
          </table:table-cell>
          <table:table-cell table:number-columns-repeated="2"/>
        </table:table-row>
        <table:table-row table:style-name="ro2">
          <table:table-cell table:formula="of:=&quot;SER_&quot;" office:value-type="string" office:string-value="SER_">
            <text:p>SER_</text:p>
          </table:table-cell>
          <table:table-cell table:formula="of:=[.B1038]+1" office:value-type="float" office:value="646">
            <text:p>646</text:p>
          </table:table-cell>
          <table:table-cell table:formula="of:=CONCATENATE([.$A1039];TEXT([.$B1039];&quot;#####&quot;))" office:value-type="string" office:string-value="SER_646">
            <text:p>SER_646</text:p>
          </table:table-cell>
          <table:table-cell office:value-type="string">
            <text:p>go_(合)</text:p>
          </table:table-cell>
          <table:table-cell office:value-type="string">
            <text:p>go (合)</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39]+1" office:value-type="float" office:value="647">
            <text:p>647</text:p>
          </table:table-cell>
          <table:table-cell table:formula="of:=CONCATENATE([.$A1040];TEXT([.$B1040];&quot;#####&quot;))" office:value-type="string" office:string-value="SER_647">
            <text:p>SER_647</text:p>
          </table:table-cell>
          <table:table-cell office:value-type="string">
            <text:p>km_per_gallon</text:p>
          </table:table-cell>
          <table:table-cell office:value-type="string">
            <text:p>km per gallon</text:p>
          </table:table-cell>
          <table:table-cell office:value-type="string">
            <text:p>km/gal</text:p>
          </table:table-cell>
          <table:table-cell office:value-type="string">
            <text:p>fuel</text:p>
          </table:table-cell>
          <table:table-cell table:number-columns-repeated="2"/>
        </table:table-row>
        <table:table-row table:style-name="ro1">
          <table:table-cell table:formula="of:=&quot;SER_&quot;" office:value-type="string" office:string-value="SER_">
            <text:p>SER_</text:p>
          </table:table-cell>
          <table:table-cell table:formula="of:=[.B1040]+1" office:value-type="float" office:value="648">
            <text:p>648</text:p>
          </table:table-cell>
          <table:table-cell table:formula="of:=CONCATENATE([.$A1041];TEXT([.$B1041];&quot;#####&quot;))" office:value-type="string" office:string-value="SER_648">
            <text:p>SER_648</text:p>
          </table:table-cell>
          <table:table-cell office:value-type="string">
            <text:p>second_per_100_yards</text:p>
          </table:table-cell>
          <table:table-cell office:value-type="string">
            <text:p>second per 100 yards</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1041]+1" office:value-type="float" office:value="649">
            <text:p>649</text:p>
          </table:table-cell>
          <table:table-cell table:formula="of:=CONCATENATE([.$A1042];TEXT([.$B1042];&quot;#####&quot;))" office:value-type="string" office:string-value="SER_649">
            <text:p>SER_649</text:p>
          </table:table-cell>
          <table:table-cell table:number-columns-repeated="2" office:value-type="string">
            <text:p>oc-768</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42]+1" office:value-type="float" office:value="650">
            <text:p>650</text:p>
          </table:table-cell>
          <table:table-cell table:formula="of:=CONCATENATE([.$A1043];TEXT([.$B1043];&quot;#####&quot;))" office:value-type="string" office:string-value="SER_650">
            <text:p>SER_650</text:p>
          </table:table-cell>
          <table:table-cell office:value-type="string">
            <text:p>lieue_commune</text:p>
          </table:table-cell>
          <table:table-cell office:value-type="string">
            <text:p>lieue commun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43]+1" office:value-type="float" office:value="651">
            <text:p>651</text:p>
          </table:table-cell>
          <table:table-cell table:formula="of:=CONCATENATE([.$A1044];TEXT([.$B1044];&quot;#####&quot;))" office:value-type="string" office:string-value="SER_651">
            <text:p>SER_651</text:p>
          </table:table-cell>
          <table:table-cell office:value-type="string">
            <text:p>acre_foot__per_minute</text:p>
          </table:table-cell>
          <table:table-cell office:value-type="string">
            <text:p>acre foot <text:s/>per minute</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044]+1" office:value-type="float" office:value="652">
            <text:p>652</text:p>
          </table:table-cell>
          <table:table-cell table:formula="of:=CONCATENATE([.$A1045];TEXT([.$B1045];&quot;#####&quot;))" office:value-type="string" office:string-value="SER_652">
            <text:p>SER_652</text:p>
          </table:table-cell>
          <table:table-cell table:number-columns-repeated="2" office:value-type="string">
            <text:p>cuerd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45]+1" office:value-type="float" office:value="653">
            <text:p>653</text:p>
          </table:table-cell>
          <table:table-cell table:formula="of:=CONCATENATE([.$A1046];TEXT([.$B1046];&quot;#####&quot;))" office:value-type="string" office:string-value="SER_653">
            <text:p>SER_653</text:p>
          </table:table-cell>
          <table:table-cell office:value-type="string">
            <text:p>storage_length_in_meters</text:p>
          </table:table-cell>
          <table:table-cell office:value-type="string">
            <text:p>storage length in meters</text:p>
          </table:table-cell>
          <table:table-cell office:value-type="string">
            <text:p>m</text:p>
          </table:table-cell>
          <table:table-cell office:value-type="string">
            <text:p>computer</text:p>
          </table:table-cell>
          <table:table-cell table:number-columns-repeated="2"/>
        </table:table-row>
        <table:table-row table:style-name="ro1">
          <table:table-cell table:formula="of:=&quot;SER_&quot;" office:value-type="string" office:string-value="SER_">
            <text:p>SER_</text:p>
          </table:table-cell>
          <table:table-cell table:formula="of:=[.B1046]+1" office:value-type="float" office:value="654">
            <text:p>654</text:p>
          </table:table-cell>
          <table:table-cell table:formula="of:=CONCATENATE([.$A1047];TEXT([.$B1047];&quot;#####&quot;))" office:value-type="string" office:string-value="SER_654">
            <text:p>SER_654</text:p>
          </table:table-cell>
          <table:table-cell table:number-columns-repeated="2" office:value-type="string">
            <text:p>grain</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047]+1" office:value-type="float" office:value="655">
            <text:p>655</text:p>
          </table:table-cell>
          <table:table-cell table:formula="of:=CONCATENATE([.$A1048];TEXT([.$B1048];&quot;#####&quot;))" office:value-type="string" office:string-value="SER_655">
            <text:p>SER_655</text:p>
          </table:table-cell>
          <table:table-cell office:value-type="string">
            <text:p>surinamese_dollar</text:p>
          </table:table-cell>
          <table:table-cell office:value-type="string">
            <text:p>surinamese dollar</text:p>
          </table:table-cell>
          <table:table-cell office:value-type="string">
            <text:p>sr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048]+1" office:value-type="float" office:value="656">
            <text:p>656</text:p>
          </table:table-cell>
          <table:table-cell table:formula="of:=CONCATENATE([.$A1049];TEXT([.$B1049];&quot;#####&quot;))" office:value-type="string" office:string-value="SER_656">
            <text:p>SER_656</text:p>
          </table:table-cell>
          <table:table-cell table:number-columns-repeated="2" office:value-type="string">
            <text:p>mithqal</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049]+1" office:value-type="float" office:value="657">
            <text:p>657</text:p>
          </table:table-cell>
          <table:table-cell table:formula="of:=CONCATENATE([.$A1050];TEXT([.$B1050];&quot;#####&quot;))" office:value-type="string" office:string-value="SER_657">
            <text:p>SER_657</text:p>
          </table:table-cell>
          <table:table-cell table:number-columns-repeated="2" office:value-type="string">
            <text:p>kogne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50]+1" office:value-type="float" office:value="658">
            <text:p>658</text:p>
          </table:table-cell>
          <table:table-cell table:formula="of:=CONCATENATE([.$A1051];TEXT([.$B1051];&quot;#####&quot;))" office:value-type="string" office:string-value="SER_658">
            <text:p>SER_658</text:p>
          </table:table-cell>
          <table:table-cell office:value-type="string">
            <text:p>joule_per_second</text:p>
          </table:table-cell>
          <table:table-cell office:value-type="string">
            <text:p>joule per second</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1051]+1" office:value-type="float" office:value="659">
            <text:p>659</text:p>
          </table:table-cell>
          <table:table-cell table:formula="of:=CONCATENATE([.$A1052];TEXT([.$B1052];&quot;#####&quot;))" office:value-type="string" office:string-value="SER_659">
            <text:p>SER_659</text:p>
          </table:table-cell>
          <table:table-cell office:value-type="string">
            <text:p>milligram_per_cubic_centimeter</text:p>
          </table:table-cell>
          <table:table-cell office:value-type="string">
            <text:p>milligram per cubic centimeter</text:p>
          </table:table-cell>
          <table:table-cell office:value-type="string">
            <text:p>mg/cm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052]+1" office:value-type="float" office:value="660">
            <text:p>660</text:p>
          </table:table-cell>
          <table:table-cell table:formula="of:=CONCATENATE([.$A1053];TEXT([.$B1053];&quot;#####&quot;))" office:value-type="string" office:string-value="SER_660">
            <text:p>SER_660</text:p>
          </table:table-cell>
          <table:table-cell office:value-type="string">
            <text:p>milligram_per_cubic_meter</text:p>
          </table:table-cell>
          <table:table-cell office:value-type="string">
            <text:p>milligram per cubic meter</text:p>
          </table:table-cell>
          <table:table-cell office:value-type="string">
            <text:p>mg/m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053]+1" office:value-type="float" office:value="661">
            <text:p>661</text:p>
          </table:table-cell>
          <table:table-cell table:formula="of:=CONCATENATE([.$A1054];TEXT([.$B1054];&quot;#####&quot;))" office:value-type="string" office:string-value="SER_661">
            <text:p>SER_661</text:p>
          </table:table-cell>
          <table:table-cell office:value-type="string">
            <text:p>afghan_afghani</text:p>
          </table:table-cell>
          <table:table-cell office:value-type="string">
            <text:p>afghan afghani</text:p>
          </table:table-cell>
          <table:table-cell office:value-type="string">
            <text:p>af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054]+1" office:value-type="float" office:value="662">
            <text:p>662</text:p>
          </table:table-cell>
          <table:table-cell table:formula="of:=CONCATENATE([.$A1055];TEXT([.$B1055];&quot;#####&quot;))" office:value-type="string" office:string-value="SER_662">
            <text:p>SER_662</text:p>
          </table:table-cell>
          <table:table-cell table:number-columns-repeated="2" office:value-type="string">
            <text:p>point</text:p>
          </table:table-cell>
          <table:table-cell office:value-type="string">
            <text:p>pt</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55]+1" office:value-type="float" office:value="663">
            <text:p>663</text:p>
          </table:table-cell>
          <table:table-cell table:formula="of:=CONCATENATE([.$A1056];TEXT([.$B1056];&quot;#####&quot;))" office:value-type="string" office:string-value="SER_663">
            <text:p>SER_663</text:p>
          </table:table-cell>
          <table:table-cell table:number-columns-repeated="2" office:value-type="string">
            <text:p>grão</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056]+1" office:value-type="float" office:value="664">
            <text:p>664</text:p>
          </table:table-cell>
          <table:table-cell table:formula="of:=CONCATENATE([.$A1057];TEXT([.$B1057];&quot;#####&quot;))" office:value-type="string" office:string-value="SER_664">
            <text:p>SER_664</text:p>
          </table:table-cell>
          <table:table-cell table:number-columns-repeated="2" office:value-type="string">
            <text:p>twip</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57]+1" office:value-type="float" office:value="665">
            <text:p>665</text:p>
          </table:table-cell>
          <table:table-cell table:formula="of:=CONCATENATE([.$A1058];TEXT([.$B1058];&quot;#####&quot;))" office:value-type="string" office:string-value="SER_665">
            <text:p>SER_665</text:p>
          </table:table-cell>
          <table:table-cell table:number-columns-repeated="2" office:value-type="string">
            <text:p>rad</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1058]+1" office:value-type="float" office:value="666">
            <text:p>666</text:p>
          </table:table-cell>
          <table:table-cell table:formula="of:=CONCATENATE([.$A1059];TEXT([.$B1059];&quot;#####&quot;))" office:value-type="string" office:string-value="SER_666">
            <text:p>SER_666</text:p>
          </table:table-cell>
          <table:table-cell office:value-type="string">
            <text:p>kilobyte_per_week</text:p>
          </table:table-cell>
          <table:table-cell office:value-type="string">
            <text:p>kilobyte per week</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59]+1" office:value-type="float" office:value="667">
            <text:p>667</text:p>
          </table:table-cell>
          <table:table-cell table:formula="of:=CONCATENATE([.$A1060];TEXT([.$B1060];&quot;#####&quot;))" office:value-type="string" office:string-value="SER_667">
            <text:p>SER_667</text:p>
          </table:table-cell>
          <table:table-cell office:value-type="string">
            <text:p>calories_per_second</text:p>
          </table:table-cell>
          <table:table-cell office:value-type="string">
            <text:p>calories per second</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1060]+1" office:value-type="float" office:value="668">
            <text:p>668</text:p>
          </table:table-cell>
          <table:table-cell table:formula="of:=CONCATENATE([.$A1061];TEXT([.$B1061];&quot;#####&quot;))" office:value-type="string" office:string-value="SER_668">
            <text:p>SER_668</text:p>
          </table:table-cell>
          <table:table-cell table:number-columns-repeated="2" office:value-type="string">
            <text:p>pol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61]+1" office:value-type="float" office:value="669">
            <text:p>669</text:p>
          </table:table-cell>
          <table:table-cell table:formula="of:=CONCATENATE([.$A1062];TEXT([.$B1062];&quot;#####&quot;))" office:value-type="string" office:string-value="SER_669">
            <text:p>SER_669</text:p>
          </table:table-cell>
          <table:table-cell office:value-type="string">
            <text:p>usb_3.0</text:p>
          </table:table-cell>
          <table:table-cell office:value-type="string">
            <text:p>usb 3.0</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62]+1" office:value-type="float" office:value="670">
            <text:p>670</text:p>
          </table:table-cell>
          <table:table-cell table:formula="of:=CONCATENATE([.$A1063];TEXT([.$B1063];&quot;#####&quot;))" office:value-type="string" office:string-value="SER_670">
            <text:p>SER_670</text:p>
          </table:table-cell>
          <table:table-cell office:value-type="string">
            <text:p>nigth_with_a_full_moon</text:p>
          </table:table-cell>
          <table:table-cell office:value-type="string">
            <text:p>nigth with a full moon</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1063]+1" office:value-type="float" office:value="671">
            <text:p>671</text:p>
          </table:table-cell>
          <table:table-cell table:formula="of:=CONCATENATE([.$A1064];TEXT([.$B1064];&quot;#####&quot;))" office:value-type="string" office:string-value="SER_671">
            <text:p>SER_671</text:p>
          </table:table-cell>
          <table:table-cell office:value-type="string">
            <text:p>salvadoran_colón</text:p>
          </table:table-cell>
          <table:table-cell office:value-type="string">
            <text:p>salvadoran colón</text:p>
          </table:table-cell>
          <table:table-cell office:value-type="string">
            <text:p>svc</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064]+1" office:value-type="float" office:value="672">
            <text:p>672</text:p>
          </table:table-cell>
          <table:table-cell table:formula="of:=CONCATENATE([.$A1065];TEXT([.$B1065];&quot;#####&quot;))" office:value-type="string" office:string-value="SER_672">
            <text:p>SER_672</text:p>
          </table:table-cell>
          <table:table-cell office:value-type="string">
            <text:p>angular_mil_(nato)</text:p>
          </table:table-cell>
          <table:table-cell office:value-type="string">
            <text:p>angular mil (nato)</text:p>
          </table:table-cell>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1065]+1" office:value-type="float" office:value="673">
            <text:p>673</text:p>
          </table:table-cell>
          <table:table-cell table:formula="of:=CONCATENATE([.$A1066];TEXT([.$B1066];&quot;#####&quot;))" office:value-type="string" office:string-value="SER_673">
            <text:p>SER_673</text:p>
          </table:table-cell>
          <table:table-cell office:value-type="string">
            <text:p>gigabyte_per_minute</text:p>
          </table:table-cell>
          <table:table-cell office:value-type="string">
            <text:p>gigabyte per minu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66]+1" office:value-type="float" office:value="674">
            <text:p>674</text:p>
          </table:table-cell>
          <table:table-cell table:formula="of:=CONCATENATE([.$A1067];TEXT([.$B1067];&quot;#####&quot;))" office:value-type="string" office:string-value="SER_674">
            <text:p>SER_674</text:p>
          </table:table-cell>
          <table:table-cell office:value-type="string">
            <text:p>botswanan_pula</text:p>
          </table:table-cell>
          <table:table-cell office:value-type="string">
            <text:p>botswanan pula</text:p>
          </table:table-cell>
          <table:table-cell office:value-type="string">
            <text:p>bw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067]+1" office:value-type="float" office:value="675">
            <text:p>675</text:p>
          </table:table-cell>
          <table:table-cell table:formula="of:=CONCATENATE([.$A1068];TEXT([.$B1068];&quot;#####&quot;))" office:value-type="string" office:string-value="SER_675">
            <text:p>SER_675</text:p>
          </table:table-cell>
          <table:table-cell table:number-columns-repeated="2" office:value-type="string">
            <text:p>zetta</text:p>
          </table:table-cell>
          <table:table-cell office:value-type="string">
            <text:p>z</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068]+1" office:value-type="float" office:value="676">
            <text:p>676</text:p>
          </table:table-cell>
          <table:table-cell table:formula="of:=CONCATENATE([.$A1069];TEXT([.$B1069];&quot;#####&quot;))" office:value-type="string" office:string-value="SER_676">
            <text:p>SER_676</text:p>
          </table:table-cell>
          <table:table-cell office:value-type="string">
            <text:p>milligram_per_millilitre</text:p>
          </table:table-cell>
          <table:table-cell office:value-type="string">
            <text:p>milligram per millilitre</text:p>
          </table:table-cell>
          <table:table-cell office:value-type="string">
            <text:p>mg/ml</text:p>
          </table:table-cell>
          <table:table-cell office:value-type="string">
            <text:p>density</text:p>
          </table:table-cell>
          <table:table-cell table:number-columns-repeated="2"/>
        </table:table-row>
        <table:table-row table:style-name="ro3">
          <table:table-cell table:formula="of:=&quot;SER_&quot;" office:value-type="string" office:string-value="SER_">
            <text:p>SER_</text:p>
          </table:table-cell>
          <table:table-cell table:formula="of:=[.B1069]+1" office:value-type="float" office:value="677">
            <text:p>677</text:p>
          </table:table-cell>
          <table:table-cell table:formula="of:=CONCATENATE([.$A1070];TEXT([.$B1070];&quot;#####&quot;))" office:value-type="string" office:string-value="SER_677">
            <text:p>SER_677</text:p>
          </table:table-cell>
          <table:table-cell office:value-type="string">
            <text:p>krabiat_(กระเบียด_quarter_of_a_finger)</text:p>
          </table:table-cell>
          <table:table-cell office:value-type="string">
            <text:p>krabiat (กระเบียด_quarter of a finger)</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70]+1" office:value-type="float" office:value="678">
            <text:p>678</text:p>
          </table:table-cell>
          <table:table-cell table:formula="of:=CONCATENATE([.$A1071];TEXT([.$B1071];&quot;#####&quot;))" office:value-type="string" office:string-value="SER_678">
            <text:p>SER_678</text:p>
          </table:table-cell>
          <table:table-cell office:value-type="string">
            <text:p>density_of_gold</text:p>
          </table:table-cell>
          <table:table-cell office:value-type="string">
            <text:p>density of gold</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071]+1" office:value-type="float" office:value="679">
            <text:p>679</text:p>
          </table:table-cell>
          <table:table-cell table:formula="of:=CONCATENATE([.$A1072];TEXT([.$B1072];&quot;#####&quot;))" office:value-type="string" office:string-value="SER_679">
            <text:p>SER_679</text:p>
          </table:table-cell>
          <table:table-cell table:number-columns-repeated="2" office:value-type="string">
            <text:p>doly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072]+1" office:value-type="float" office:value="680">
            <text:p>680</text:p>
          </table:table-cell>
          <table:table-cell table:formula="of:=CONCATENATE([.$A1073];TEXT([.$B1073];&quot;#####&quot;))" office:value-type="string" office:string-value="SER_680">
            <text:p>SER_680</text:p>
          </table:table-cell>
          <table:table-cell table:number-columns-repeated="2" office:value-type="string">
            <text:p>foot-pound</text:p>
          </table:table-cell>
          <table:table-cell office:value-type="string">
            <text:p>ft*lbs</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1073]+1" office:value-type="float" office:value="681">
            <text:p>681</text:p>
          </table:table-cell>
          <table:table-cell table:formula="of:=CONCATENATE([.$A1074];TEXT([.$B1074];&quot;#####&quot;))" office:value-type="string" office:string-value="SER_681">
            <text:p>SER_681</text:p>
          </table:table-cell>
          <table:table-cell office:value-type="string">
            <text:p>terabyte_per_day</text:p>
          </table:table-cell>
          <table:table-cell office:value-type="string">
            <text:p>terabyte per day</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74]+1" office:value-type="float" office:value="682">
            <text:p>682</text:p>
          </table:table-cell>
          <table:table-cell table:formula="of:=CONCATENATE([.$A1075];TEXT([.$B1075];&quot;#####&quot;))" office:value-type="string" office:string-value="SER_682">
            <text:p>SER_682</text:p>
          </table:table-cell>
          <table:table-cell office:value-type="string">
            <text:p>square_ped_(legal)</text:p>
          </table:table-cell>
          <table:table-cell office:value-type="string">
            <text:p>square ped (legal)</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075]+1" office:value-type="float" office:value="683">
            <text:p>683</text:p>
          </table:table-cell>
          <table:table-cell table:formula="of:=CONCATENATE([.$A1076];TEXT([.$B1076];&quot;#####&quot;))" office:value-type="string" office:string-value="SER_683">
            <text:p>SER_683</text:p>
          </table:table-cell>
          <table:table-cell office:value-type="string">
            <text:p>gibibyte_per_day</text:p>
          </table:table-cell>
          <table:table-cell office:value-type="string">
            <text:p>gibibyte per day</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76]+1" office:value-type="float" office:value="684">
            <text:p>684</text:p>
          </table:table-cell>
          <table:table-cell table:formula="of:=CONCATENATE([.$A1077];TEXT([.$B1077];&quot;#####&quot;))" office:value-type="string" office:string-value="SER_684">
            <text:p>SER_684</text:p>
          </table:table-cell>
          <table:table-cell office:value-type="string">
            <text:p>kilogram_per_litre</text:p>
          </table:table-cell>
          <table:table-cell office:value-type="string">
            <text:p>kilogram per litre</text:p>
          </table:table-cell>
          <table:table-cell office:value-type="string">
            <text:p>kg/l</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077]+1" office:value-type="float" office:value="685">
            <text:p>685</text:p>
          </table:table-cell>
          <table:table-cell table:formula="of:=CONCATENATE([.$A1078];TEXT([.$B1078];&quot;#####&quot;))" office:value-type="string" office:string-value="SER_685">
            <text:p>SER_685</text:p>
          </table:table-cell>
          <table:table-cell office:value-type="string">
            <text:p>one_third</text:p>
          </table:table-cell>
          <table:table-cell office:value-type="string">
            <text:p>one third</text:p>
          </table:table-cell>
          <table:table-cell table:style-name="ce1" office:value-type="string">
            <text:p>1/3</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078]+1" office:value-type="float" office:value="686">
            <text:p>686</text:p>
          </table:table-cell>
          <table:table-cell table:formula="of:=CONCATENATE([.$A1079];TEXT([.$B1079];&quot;#####&quot;))" office:value-type="string" office:string-value="SER_686">
            <text:p>SER_686</text:p>
          </table:table-cell>
          <table:table-cell table:number-columns-repeated="2" office:value-type="string">
            <text:p>megabecquerel</text:p>
          </table:table-cell>
          <table:table-cell office:value-type="string">
            <text:p>mbq</text:p>
          </table:table-cell>
          <table:table-cell office:value-type="string">
            <text:p>radioactivity</text:p>
          </table:table-cell>
          <table:table-cell table:number-columns-repeated="2"/>
        </table:table-row>
        <table:table-row table:style-name="ro1">
          <table:table-cell table:formula="of:=&quot;SER_&quot;" office:value-type="string" office:string-value="SER_">
            <text:p>SER_</text:p>
          </table:table-cell>
          <table:table-cell table:formula="of:=[.B1079]+1" office:value-type="float" office:value="687">
            <text:p>687</text:p>
          </table:table-cell>
          <table:table-cell table:formula="of:=CONCATENATE([.$A1080];TEXT([.$B1080];&quot;#####&quot;))" office:value-type="string" office:string-value="SER_687">
            <text:p>SER_687</text:p>
          </table:table-cell>
          <table:table-cell office:value-type="string">
            <text:p>ounce_(inch)</text:p>
          </table:table-cell>
          <table:table-cell office:value-type="string">
            <text:p>ounce (inch)</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80]+1" office:value-type="float" office:value="688">
            <text:p>688</text:p>
          </table:table-cell>
          <table:table-cell table:formula="of:=CONCATENATE([.$A1081];TEXT([.$B1081];&quot;#####&quot;))" office:value-type="string" office:string-value="SER_688">
            <text:p>SER_688</text:p>
          </table:table-cell>
          <table:table-cell office:value-type="string">
            <text:p>samoan_tala</text:p>
          </table:table-cell>
          <table:table-cell office:value-type="string">
            <text:p>samoan tala</text:p>
          </table:table-cell>
          <table:table-cell office:value-type="string">
            <text:p>wst</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081]+1" office:value-type="float" office:value="689">
            <text:p>689</text:p>
          </table:table-cell>
          <table:table-cell table:formula="of:=CONCATENATE([.$A1082];TEXT([.$B1082];&quot;#####&quot;))" office:value-type="string" office:string-value="SER_689">
            <text:p>SER_689</text:p>
          </table:table-cell>
          <table:table-cell office:value-type="string">
            <text:p>british_thermal_unit_per_hour</text:p>
          </table:table-cell>
          <table:table-cell office:value-type="string">
            <text:p>british thermal unit per hour</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1082]+1" office:value-type="float" office:value="690">
            <text:p>690</text:p>
          </table:table-cell>
          <table:table-cell table:formula="of:=CONCATENATE([.$A1083];TEXT([.$B1083];&quot;#####&quot;))" office:value-type="string" office:string-value="SER_690">
            <text:p>SER_690</text:p>
          </table:table-cell>
          <table:table-cell office:value-type="string">
            <text:p>mebibyte_per_hour</text:p>
          </table:table-cell>
          <table:table-cell office:value-type="string">
            <text:p>mebibyte per hour</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1083]+1" office:value-type="float" office:value="691">
            <text:p>691</text:p>
          </table:table-cell>
          <table:table-cell table:formula="of:=CONCATENATE([.$A1084];TEXT([.$B1084];&quot;#####&quot;))" office:value-type="string" office:string-value="SER_691">
            <text:p>SER_691</text:p>
          </table:table-cell>
          <table:table-cell office:value-type="string">
            <text:p>thanan_(ทะนาน_coconut_shell)</text:p>
          </table:table-cell>
          <table:table-cell office:value-type="string">
            <text:p>thanan (ทะนาน_coconut shell)</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84]+1" office:value-type="float" office:value="692">
            <text:p>692</text:p>
          </table:table-cell>
          <table:table-cell table:formula="of:=CONCATENATE([.$A1085];TEXT([.$B1085];&quot;#####&quot;))" office:value-type="string" office:string-value="SER_692">
            <text:p>SER_692</text:p>
          </table:table-cell>
          <table:table-cell table:number-columns-repeated="2" office:value-type="string">
            <text:p>tonelad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085]+1" office:value-type="float" office:value="693">
            <text:p>693</text:p>
          </table:table-cell>
          <table:table-cell table:formula="of:=CONCATENATE([.$A1086];TEXT([.$B1086];&quot;#####&quot;))" office:value-type="string" office:string-value="SER_693">
            <text:p>SER_693</text:p>
          </table:table-cell>
          <table:table-cell table:number-columns-repeated="2" office:value-type="string">
            <text:p>quintet</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086]+1" office:value-type="float" office:value="694">
            <text:p>694</text:p>
          </table:table-cell>
          <table:table-cell table:formula="of:=CONCATENATE([.$A1087];TEXT([.$B1087];&quot;#####&quot;))" office:value-type="string" office:string-value="SER_694">
            <text:p>SER_694</text:p>
          </table:table-cell>
          <table:table-cell office:value-type="string">
            <text:p>gram_per_hour</text:p>
          </table:table-cell>
          <table:table-cell office:value-type="string">
            <text:p>gram per hour</text:p>
          </table:table-cell>
          <table:table-cell office:value-type="string">
            <text:p>g/hou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087]+1" office:value-type="float" office:value="695">
            <text:p>695</text:p>
          </table:table-cell>
          <table:table-cell table:formula="of:=CONCATENATE([.$A1088];TEXT([.$B1088];&quot;#####&quot;))" office:value-type="string" office:string-value="SER_695">
            <text:p>SER_695</text:p>
          </table:table-cell>
          <table:table-cell office:value-type="string">
            <text:p>litre_per_100_km</text:p>
          </table:table-cell>
          <table:table-cell office:value-type="string">
            <text:p>litre per 100 km</text:p>
          </table:table-cell>
          <table:table-cell office:value-type="string">
            <text:p>l/100km</text:p>
          </table:table-cell>
          <table:table-cell office:value-type="string">
            <text:p>fuel</text:p>
          </table:table-cell>
          <table:table-cell table:number-columns-repeated="2"/>
        </table:table-row>
        <table:table-row table:style-name="ro1">
          <table:table-cell table:formula="of:=&quot;SER_&quot;" office:value-type="string" office:string-value="SER_">
            <text:p>SER_</text:p>
          </table:table-cell>
          <table:table-cell table:formula="of:=[.B1088]+1" office:value-type="float" office:value="696">
            <text:p>696</text:p>
          </table:table-cell>
          <table:table-cell table:formula="of:=CONCATENATE([.$A1089];TEXT([.$B1089];&quot;#####&quot;))" office:value-type="string" office:string-value="SER_696">
            <text:p>SER_696</text:p>
          </table:table-cell>
          <table:table-cell table:number-columns-repeated="2" office:value-type="string">
            <text:p>circumference</text:p>
          </table:table-cell>
          <table:table-cell office:value-type="string">
            <text:p>circle</text:p>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1089]+1" office:value-type="float" office:value="697">
            <text:p>697</text:p>
          </table:table-cell>
          <table:table-cell table:formula="of:=CONCATENATE([.$A1090];TEXT([.$B1090];&quot;#####&quot;))" office:value-type="string" office:string-value="SER_697">
            <text:p>SER_697</text:p>
          </table:table-cell>
          <table:table-cell table:number-columns-repeated="2" office:value-type="string">
            <text:p>microliter</text:p>
          </table:table-cell>
          <table:table-cell office:value-type="string">
            <text:p>µl</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90]+1" office:value-type="float" office:value="698">
            <text:p>698</text:p>
          </table:table-cell>
          <table:table-cell table:formula="of:=CONCATENATE([.$A1091];TEXT([.$B1091];&quot;#####&quot;))" office:value-type="string" office:string-value="SER_698">
            <text:p>SER_698</text:p>
          </table:table-cell>
          <table:table-cell office:value-type="string">
            <text:p>jersey_pound</text:p>
          </table:table-cell>
          <table:table-cell office:value-type="string">
            <text:p>jersey pound</text:p>
          </table:table-cell>
          <table:table-cell office:value-type="string">
            <text:p>je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091]+1" office:value-type="float" office:value="699">
            <text:p>699</text:p>
          </table:table-cell>
          <table:table-cell table:formula="of:=CONCATENATE([.$A1092];TEXT([.$B1092];&quot;#####&quot;))" office:value-type="string" office:string-value="SER_699">
            <text:p>SER_699</text:p>
          </table:table-cell>
          <table:table-cell office:value-type="string">
            <text:p>kilobyte_per_minute</text:p>
          </table:table-cell>
          <table:table-cell office:value-type="string">
            <text:p>kilobyte per minu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92]+1" office:value-type="float" office:value="700">
            <text:p>700</text:p>
          </table:table-cell>
          <table:table-cell table:formula="of:=CONCATENATE([.$A1093];TEXT([.$B1093];&quot;#####&quot;))" office:value-type="string" office:string-value="SER_700">
            <text:p>SER_700</text:p>
          </table:table-cell>
          <table:table-cell table:number-columns-repeated="2" office:value-type="string">
            <text:p>adarme</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093]+1" office:value-type="float" office:value="701">
            <text:p>701</text:p>
          </table:table-cell>
          <table:table-cell table:formula="of:=CONCATENATE([.$A1094];TEXT([.$B1094];&quot;#####&quot;))" office:value-type="string" office:string-value="SER_701">
            <text:p>SER_701</text:p>
          </table:table-cell>
          <table:table-cell table:number-columns-repeated="2" office:value-type="string">
            <text:p>mini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094]+1" office:value-type="float" office:value="702">
            <text:p>702</text:p>
          </table:table-cell>
          <table:table-cell table:formula="of:=CONCATENATE([.$A1095];TEXT([.$B1095];&quot;#####&quot;))" office:value-type="string" office:string-value="SER_702">
            <text:p>SER_702</text:p>
          </table:table-cell>
          <table:table-cell office:value-type="string">
            <text:p>one_seventh</text:p>
          </table:table-cell>
          <table:table-cell office:value-type="string">
            <text:p>one seventh</text:p>
          </table:table-cell>
          <table:table-cell table:style-name="ce1" office:value-type="string">
            <text:p>1/7</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095]+1" office:value-type="float" office:value="703">
            <text:p>703</text:p>
          </table:table-cell>
          <table:table-cell table:formula="of:=CONCATENATE([.$A1096];TEXT([.$B1096];&quot;#####&quot;))" office:value-type="string" office:string-value="SER_703">
            <text:p>SER_703</text:p>
          </table:table-cell>
          <table:table-cell table:number-columns-repeated="2" office:value-type="string">
            <text:p>gram-force</text:p>
          </table:table-cell>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1096]+1" office:value-type="float" office:value="704">
            <text:p>704</text:p>
          </table:table-cell>
          <table:table-cell table:formula="of:=CONCATENATE([.$A1097];TEXT([.$B1097];&quot;#####&quot;))" office:value-type="string" office:string-value="SER_704">
            <text:p>SER_704</text:p>
          </table:table-cell>
          <table:table-cell office:value-type="string">
            <text:p>gigabyte_per_week</text:p>
          </table:table-cell>
          <table:table-cell office:value-type="string">
            <text:p>gigabyte per week</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97]+1" office:value-type="float" office:value="705">
            <text:p>705</text:p>
          </table:table-cell>
          <table:table-cell table:formula="of:=CONCATENATE([.$A1098];TEXT([.$B1098];&quot;#####&quot;))" office:value-type="string" office:string-value="SER_705">
            <text:p>SER_705</text:p>
          </table:table-cell>
          <table:table-cell office:value-type="string">
            <text:p>kibibyte_per_minute</text:p>
          </table:table-cell>
          <table:table-cell office:value-type="string">
            <text:p>kibibyte per minu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098]+1" office:value-type="float" office:value="706">
            <text:p>706</text:p>
          </table:table-cell>
          <table:table-cell table:formula="of:=CONCATENATE([.$A1099];TEXT([.$B1099];&quot;#####&quot;))" office:value-type="string" office:string-value="SER_706">
            <text:p>SER_706</text:p>
          </table:table-cell>
          <table:table-cell office:value-type="string">
            <text:p>rack_unit</text:p>
          </table:table-cell>
          <table:table-cell office:value-type="string">
            <text:p>rack unit</text:p>
          </table:table-cell>
          <table:table-cell office:value-type="string">
            <text:p>u</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099]+1" office:value-type="float" office:value="707">
            <text:p>707</text:p>
          </table:table-cell>
          <table:table-cell table:formula="of:=CONCATENATE([.$A1100];TEXT([.$B1100];&quot;#####&quot;))" office:value-type="string" office:string-value="SER_707">
            <text:p>SER_707</text:p>
          </table:table-cell>
          <table:table-cell office:value-type="string">
            <text:p>codo_de_ribera</text:p>
          </table:table-cell>
          <table:table-cell office:value-type="string">
            <text:p>codo de riber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00]+1" office:value-type="float" office:value="708">
            <text:p>708</text:p>
          </table:table-cell>
          <table:table-cell table:formula="of:=CONCATENATE([.$A1101];TEXT([.$B1101];&quot;#####&quot;))" office:value-type="string" office:string-value="SER_708">
            <text:p>SER_708</text:p>
          </table:table-cell>
          <table:table-cell office:value-type="string">
            <text:p>ethiopian_birr</text:p>
          </table:table-cell>
          <table:table-cell office:value-type="string">
            <text:p>ethiopian birr</text:p>
          </table:table-cell>
          <table:table-cell office:value-type="string">
            <text:p>etb</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01]+1" office:value-type="float" office:value="709">
            <text:p>709</text:p>
          </table:table-cell>
          <table:table-cell table:formula="of:=CONCATENATE([.$A1102];TEXT([.$B1102];&quot;#####&quot;))" office:value-type="string" office:string-value="SER_709">
            <text:p>SER_709</text:p>
          </table:table-cell>
          <table:table-cell office:value-type="string">
            <text:p>gurley's_chain</text:p>
          </table:table-cell>
          <table:table-cell office:value-type="string">
            <text:p>gurley's chain</text:p>
          </table:table-cell>
          <table:table-cell office:value-type="string">
            <text:p>ch</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02]+1" office:value-type="float" office:value="710">
            <text:p>710</text:p>
          </table:table-cell>
          <table:table-cell table:formula="of:=CONCATENATE([.$A1103];TEXT([.$B1103];&quot;#####&quot;))" office:value-type="string" office:string-value="SER_710">
            <text:p>SER_710</text:p>
          </table:table-cell>
          <table:table-cell table:number-columns-repeated="2" office:value-type="string">
            <text:p>moy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03]+1" office:value-type="float" office:value="711">
            <text:p>711</text:p>
          </table:table-cell>
          <table:table-cell table:formula="of:=CONCATENATE([.$A1104];TEXT([.$B1104];&quot;#####&quot;))" office:value-type="string" office:string-value="SER_711">
            <text:p>SER_711</text:p>
          </table:table-cell>
          <table:table-cell office:value-type="string">
            <text:p>radian_per_hour</text:p>
          </table:table-cell>
          <table:table-cell office:value-type="string">
            <text:p>radian per hour</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104]+1" office:value-type="float" office:value="712">
            <text:p>712</text:p>
          </table:table-cell>
          <table:table-cell table:formula="of:=CONCATENATE([.$A1105];TEXT([.$B1105];&quot;#####&quot;))" office:value-type="string" office:string-value="SER_712">
            <text:p>SER_712</text:p>
          </table:table-cell>
          <table:table-cell office:value-type="string">
            <text:p>liter_per_second</text:p>
          </table:table-cell>
          <table:table-cell office:value-type="string">
            <text:p>liter per second</text:p>
          </table:table-cell>
          <table:table-cell office:value-type="string">
            <text:p>l/s</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105]+1" office:value-type="float" office:value="713">
            <text:p>713</text:p>
          </table:table-cell>
          <table:table-cell table:formula="of:=CONCATENATE([.$A1106];TEXT([.$B1106];&quot;#####&quot;))" office:value-type="string" office:string-value="SER_713">
            <text:p>SER_713</text:p>
          </table:table-cell>
          <table:table-cell table:number-columns-repeated="2" office:value-type="string">
            <text:p>perch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06]+1" office:value-type="float" office:value="714">
            <text:p>714</text:p>
          </table:table-cell>
          <table:table-cell table:formula="of:=CONCATENATE([.$A1107];TEXT([.$B1107];&quot;#####&quot;))" office:value-type="string" office:string-value="SER_714">
            <text:p>SER_714</text:p>
          </table:table-cell>
          <table:table-cell table:number-columns-repeated="2" office:value-type="string">
            <text:p>rop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07]+1" office:value-type="float" office:value="715">
            <text:p>715</text:p>
          </table:table-cell>
          <table:table-cell table:formula="of:=CONCATENATE([.$A1108];TEXT([.$B1108];&quot;#####&quot;))" office:value-type="string" office:string-value="SER_715">
            <text:p>SER_715</text:p>
          </table:table-cell>
          <table:table-cell table:number-columns-repeated="2" office:value-type="string">
            <text:p>pac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08]+1" office:value-type="float" office:value="716">
            <text:p>716</text:p>
          </table:table-cell>
          <table:table-cell table:formula="of:=CONCATENATE([.$A1109];TEXT([.$B1109];&quot;#####&quot;))" office:value-type="string" office:string-value="SER_716">
            <text:p>SER_716</text:p>
          </table:table-cell>
          <table:table-cell table:number-columns-repeated="2" office:value-type="string">
            <text:p>centigram</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09]+1" office:value-type="float" office:value="717">
            <text:p>717</text:p>
          </table:table-cell>
          <table:table-cell table:formula="of:=CONCATENATE([.$A1110];TEXT([.$B1110];&quot;#####&quot;))" office:value-type="string" office:string-value="SER_717">
            <text:p>SER_717</text:p>
          </table:table-cell>
          <table:table-cell table:number-columns-repeated="2" office:value-type="string">
            <text:p>death</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1110]+1" office:value-type="float" office:value="718">
            <text:p>718</text:p>
          </table:table-cell>
          <table:table-cell table:formula="of:=CONCATENATE([.$A1111];TEXT([.$B1111];&quot;#####&quot;))" office:value-type="string" office:string-value="SER_718">
            <text:p>SER_718</text:p>
          </table:table-cell>
          <table:table-cell office:value-type="string">
            <text:p>pound_per_u.s._bushel</text:p>
          </table:table-cell>
          <table:table-cell office:value-type="string">
            <text:p>pound per u.s. bushel</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111]+1" office:value-type="float" office:value="719">
            <text:p>719</text:p>
          </table:table-cell>
          <table:table-cell table:formula="of:=CONCATENATE([.$A1112];TEXT([.$B1112];&quot;#####&quot;))" office:value-type="string" office:string-value="SER_719">
            <text:p>SER_719</text:p>
          </table:table-cell>
          <table:table-cell office:value-type="string">
            <text:p>cubic_yard</text:p>
          </table:table-cell>
          <table:table-cell office:value-type="string">
            <text:p>cubic yard</text:p>
          </table:table-cell>
          <table:table-cell office:value-type="string">
            <text:p>yd³</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12]+1" office:value-type="float" office:value="720">
            <text:p>720</text:p>
          </table:table-cell>
          <table:table-cell table:formula="of:=CONCATENATE([.$A1113];TEXT([.$B1113];&quot;#####&quot;))" office:value-type="string" office:string-value="SER_720">
            <text:p>SER_720</text:p>
          </table:table-cell>
          <table:table-cell office:value-type="string">
            <text:p>degrees_rømer</text:p>
          </table:table-cell>
          <table:table-cell office:value-type="string">
            <text:p>degrees rømer</text:p>
          </table:table-cell>
          <table:table-cell office:value-type="string">
            <text:p>°rø</text:p>
          </table:table-cell>
          <table:table-cell office:value-type="string">
            <text:p>temperature-inc</text:p>
          </table:table-cell>
          <table:table-cell table:number-columns-repeated="2"/>
        </table:table-row>
        <table:table-row table:style-name="ro1">
          <table:table-cell table:formula="of:=&quot;SER_&quot;" office:value-type="string" office:string-value="SER_">
            <text:p>SER_</text:p>
          </table:table-cell>
          <table:table-cell table:formula="of:=[.B1113]+1" office:value-type="float" office:value="721">
            <text:p>721</text:p>
          </table:table-cell>
          <table:table-cell table:formula="of:=CONCATENATE([.$A1114];TEXT([.$B1114];&quot;#####&quot;))" office:value-type="string" office:string-value="SER_721">
            <text:p>SER_721</text:p>
          </table:table-cell>
          <table:table-cell office:value-type="string">
            <text:p>pound_per_cubic_inch</text:p>
          </table:table-cell>
          <table:table-cell office:value-type="string">
            <text:p>pound per cubic inch</text:p>
          </table:table-cell>
          <table:table-cell office:value-type="string">
            <text:p>lb/in³</text:p>
          </table:table-cell>
          <table:table-cell office:value-type="string">
            <text:p>density</text:p>
          </table:table-cell>
          <table:table-cell table:number-columns-repeated="2"/>
        </table:table-row>
        <table:table-row table:style-name="ro2">
          <table:table-cell table:formula="of:=&quot;SER_&quot;" office:value-type="string" office:string-value="SER_">
            <text:p>SER_</text:p>
          </table:table-cell>
          <table:table-cell table:formula="of:=[.B1114]+1" office:value-type="float" office:value="722">
            <text:p>722</text:p>
          </table:table-cell>
          <table:table-cell table:formula="of:=CONCATENATE([.$A1115];TEXT([.$B1115];&quot;#####&quot;))" office:value-type="string" office:string-value="SER_722">
            <text:p>SER_722</text:p>
          </table:table-cell>
          <table:table-cell office:value-type="string">
            <text:p>fen_(分)</text:p>
          </table:table-cell>
          <table:table-cell office:value-type="string">
            <text:p>fen (分)</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115]+1" office:value-type="float" office:value="723">
            <text:p>723</text:p>
          </table:table-cell>
          <table:table-cell table:formula="of:=CONCATENATE([.$A1116];TEXT([.$B1116];&quot;#####&quot;))" office:value-type="string" office:string-value="SER_723">
            <text:p>SER_723</text:p>
          </table:table-cell>
          <table:table-cell table:number-columns-repeated="2" office:value-type="string">
            <text:p>decaliter</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16]+1" office:value-type="float" office:value="724">
            <text:p>724</text:p>
          </table:table-cell>
          <table:table-cell table:formula="of:=CONCATENATE([.$A1117];TEXT([.$B1117];&quot;#####&quot;))" office:value-type="string" office:string-value="SER_724">
            <text:p>SER_724</text:p>
          </table:table-cell>
          <table:table-cell office:value-type="string">
            <text:p>newton_per_square_millimeter</text:p>
          </table:table-cell>
          <table:table-cell office:value-type="string">
            <text:p>newton per square millimeter</text:p>
          </table:table-cell>
          <table:table-cell office:value-type="string">
            <text:p>n/mm²</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117]+1" office:value-type="float" office:value="725">
            <text:p>725</text:p>
          </table:table-cell>
          <table:table-cell table:formula="of:=CONCATENATE([.$A1118];TEXT([.$B1118];&quot;#####&quot;))" office:value-type="string" office:string-value="SER_725">
            <text:p>SER_725</text:p>
          </table:table-cell>
          <table:table-cell office:value-type="string">
            <text:p>pie_cuadrado_(square_pie)</text:p>
          </table:table-cell>
          <table:table-cell office:value-type="string">
            <text:p>pie cuadrado (square pie)</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118]+1" office:value-type="float" office:value="726">
            <text:p>726</text:p>
          </table:table-cell>
          <table:table-cell table:formula="of:=CONCATENATE([.$A1119];TEXT([.$B1119];&quot;#####&quot;))" office:value-type="string" office:string-value="SER_726">
            <text:p>SER_726</text:p>
          </table:table-cell>
          <table:table-cell table:number-columns-repeated="2" office:value-type="string">
            <text:p>nakhud</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19]+1" office:value-type="float" office:value="727">
            <text:p>727</text:p>
          </table:table-cell>
          <table:table-cell table:formula="of:=CONCATENATE([.$A1120];TEXT([.$B1120];&quot;#####&quot;))" office:value-type="string" office:string-value="SER_727">
            <text:p>SER_727</text:p>
          </table:table-cell>
          <table:table-cell office:value-type="string">
            <text:p>one_sixth</text:p>
          </table:table-cell>
          <table:table-cell office:value-type="string">
            <text:p>one sixth</text:p>
          </table:table-cell>
          <table:table-cell table:style-name="ce1" office:value-type="string">
            <text:p>1/6</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120]+1" office:value-type="float" office:value="728">
            <text:p>728</text:p>
          </table:table-cell>
          <table:table-cell table:formula="of:=CONCATENATE([.$A1121];TEXT([.$B1121];&quot;#####&quot;))" office:value-type="string" office:string-value="SER_728">
            <text:p>SER_728</text:p>
          </table:table-cell>
          <table:table-cell office:value-type="string">
            <text:p>degree_per_week</text:p>
          </table:table-cell>
          <table:table-cell office:value-type="string">
            <text:p>degree per week</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121]+1" office:value-type="float" office:value="729">
            <text:p>729</text:p>
          </table:table-cell>
          <table:table-cell table:formula="of:=CONCATENATE([.$A1122];TEXT([.$B1122];&quot;#####&quot;))" office:value-type="string" office:string-value="SER_729">
            <text:p>SER_729</text:p>
          </table:table-cell>
          <table:table-cell table:number-columns-repeated="2" office:value-type="string">
            <text:p>ephah</text:p>
          </table:table-cell>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1122]+1" office:value-type="float" office:value="730">
            <text:p>730</text:p>
          </table:table-cell>
          <table:table-cell table:formula="of:=CONCATENATE([.$A1123];TEXT([.$B1123];&quot;#####&quot;))" office:value-type="string" office:string-value="SER_730">
            <text:p>SER_730</text:p>
          </table:table-cell>
          <table:table-cell office:value-type="string">
            <text:p>li_(釐_or_厘)</text:p>
          </table:table-cell>
          <table:table-cell office:value-type="string">
            <text:p>li (釐 or 厘)</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123]+1" office:value-type="float" office:value="731">
            <text:p>731</text:p>
          </table:table-cell>
          <table:table-cell table:formula="of:=CONCATENATE([.$A1124];TEXT([.$B1124];&quot;#####&quot;))" office:value-type="string" office:string-value="SER_731">
            <text:p>SER_731</text:p>
          </table:table-cell>
          <table:table-cell office:value-type="string">
            <text:p>admiralty_cable_length</text:p>
          </table:table-cell>
          <table:table-cell office:value-type="string">
            <text:p>admiralty cable length</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24]+1" office:value-type="float" office:value="732">
            <text:p>732</text:p>
          </table:table-cell>
          <table:table-cell table:formula="of:=CONCATENATE([.$A1125];TEXT([.$B1125];&quot;#####&quot;))" office:value-type="string" office:string-value="SER_732">
            <text:p>SER_732</text:p>
          </table:table-cell>
          <table:table-cell office:value-type="string">
            <text:p>lesotho_loti</text:p>
          </table:table-cell>
          <table:table-cell office:value-type="string">
            <text:p>lesotho loti</text:p>
          </table:table-cell>
          <table:table-cell office:value-type="string">
            <text:p>ls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25]+1" office:value-type="float" office:value="733">
            <text:p>733</text:p>
          </table:table-cell>
          <table:table-cell table:formula="of:=CONCATENATE([.$A1126];TEXT([.$B1126];&quot;#####&quot;))" office:value-type="string" office:string-value="SER_733">
            <text:p>SER_733</text:p>
          </table:table-cell>
          <table:table-cell office:value-type="string">
            <text:p>ounce_per_square_inch</text:p>
          </table:table-cell>
          <table:table-cell office:value-type="string">
            <text:p>ounce per square inch</text:p>
          </table:table-cell>
          <table:table-cell office:value-type="string">
            <text:p>osi,oz/in²</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126]+1" office:value-type="float" office:value="734">
            <text:p>734</text:p>
          </table:table-cell>
          <table:table-cell table:formula="of:=CONCATENATE([.$A1127];TEXT([.$B1127];&quot;#####&quot;))" office:value-type="string" office:string-value="SER_734">
            <text:p>SER_734</text:p>
          </table:table-cell>
          <table:table-cell table:number-columns-repeated="2" office:value-type="string">
            <text:p>unit</text:p>
          </table:table-cell>
          <table:table-cell office:value-type="float" office:value="1">
            <text:p>1</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127]+1" office:value-type="float" office:value="735">
            <text:p>735</text:p>
          </table:table-cell>
          <table:table-cell table:formula="of:=CONCATENATE([.$A1128];TEXT([.$B1128];&quot;#####&quot;))" office:value-type="string" office:string-value="SER_735">
            <text:p>SER_735</text:p>
          </table:table-cell>
          <table:table-cell table:number-columns-repeated="2" office:value-type="string">
            <text:p>kilopond</text:p>
          </table:table-cell>
          <table:table-cell office:value-type="string">
            <text:p>kp</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1128]+1" office:value-type="float" office:value="736">
            <text:p>736</text:p>
          </table:table-cell>
          <table:table-cell table:formula="of:=CONCATENATE([.$A1129];TEXT([.$B1129];&quot;#####&quot;))" office:value-type="string" office:string-value="SER_736">
            <text:p>SER_736</text:p>
          </table:table-cell>
          <table:table-cell office:value-type="string">
            <text:p>cubic_meter_per_year</text:p>
          </table:table-cell>
          <table:table-cell office:value-type="string">
            <text:p>cubic meter per year</text:p>
          </table:table-cell>
          <table:table-cell office:value-type="string">
            <text:p>m³/yea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129]+1" office:value-type="float" office:value="737">
            <text:p>737</text:p>
          </table:table-cell>
          <table:table-cell table:formula="of:=CONCATENATE([.$A1130];TEXT([.$B1130];&quot;#####&quot;))" office:value-type="string" office:string-value="SER_737">
            <text:p>SER_737</text:p>
          </table:table-cell>
          <table:table-cell office:value-type="string">
            <text:p>bhutanese_ngultrum</text:p>
          </table:table-cell>
          <table:table-cell office:value-type="string">
            <text:p>bhutanese ngultrum</text:p>
          </table:table-cell>
          <table:table-cell office:value-type="string">
            <text:p>bt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30]+1" office:value-type="float" office:value="738">
            <text:p>738</text:p>
          </table:table-cell>
          <table:table-cell table:formula="of:=CONCATENATE([.$A1131];TEXT([.$B1131];&quot;#####&quot;))" office:value-type="string" office:string-value="SER_738">
            <text:p>SER_738</text:p>
          </table:table-cell>
          <table:table-cell table:number-columns-repeated="2" office:value-type="string">
            <text:p>cântaro</text:p>
          </table:table-cell>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1131]+1" office:value-type="float" office:value="739">
            <text:p>739</text:p>
          </table:table-cell>
          <table:table-cell table:formula="of:=CONCATENATE([.$A1132];TEXT([.$B1132];&quot;#####&quot;))" office:value-type="string" office:string-value="SER_739">
            <text:p>SER_739</text:p>
          </table:table-cell>
          <table:table-cell office:value-type="string">
            <text:p>cun_(寸)</text:p>
          </table:table-cell>
          <table:table-cell office:value-type="string">
            <text:p>cun (寸)</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32]+1" office:value-type="float" office:value="740">
            <text:p>740</text:p>
          </table:table-cell>
          <table:table-cell table:formula="of:=CONCATENATE([.$A1133];TEXT([.$B1133];&quot;#####&quot;))" office:value-type="string" office:string-value="SER_740">
            <text:p>SER_740</text:p>
          </table:table-cell>
          <table:table-cell office:value-type="string">
            <text:p>paris_point</text:p>
          </table:table-cell>
          <table:table-cell office:value-type="string">
            <text:p>paris point</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33]+1" office:value-type="float" office:value="741">
            <text:p>741</text:p>
          </table:table-cell>
          <table:table-cell table:formula="of:=CONCATENATE([.$A1134];TEXT([.$B1134];&quot;#####&quot;))" office:value-type="string" office:string-value="SER_741">
            <text:p>SER_741</text:p>
          </table:table-cell>
          <table:table-cell office:value-type="string">
            <text:p>ethernet_100base-t</text:p>
          </table:table-cell>
          <table:table-cell office:value-type="string">
            <text:p>ethernet 100base-t</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134]+1" office:value-type="float" office:value="742">
            <text:p>742</text:p>
          </table:table-cell>
          <table:table-cell table:formula="of:=CONCATENATE([.$A1135];TEXT([.$B1135];&quot;#####&quot;))" office:value-type="string" office:string-value="SER_742">
            <text:p>SER_742</text:p>
          </table:table-cell>
          <table:table-cell office:value-type="string">
            <text:p>square_akt</text:p>
          </table:table-cell>
          <table:table-cell office:value-type="string">
            <text:p>square akt</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135]+1" office:value-type="float" office:value="743">
            <text:p>743</text:p>
          </table:table-cell>
          <table:table-cell table:formula="of:=CONCATENATE([.$A1136];TEXT([.$B1136];&quot;#####&quot;))" office:value-type="string" office:string-value="SER_743">
            <text:p>SER_743</text:p>
          </table:table-cell>
          <table:table-cell table:number-columns-repeated="2" office:value-type="string">
            <text:p>medi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36]+1" office:value-type="float" office:value="744">
            <text:p>744</text:p>
          </table:table-cell>
          <table:table-cell table:formula="of:=CONCATENATE([.$A1137];TEXT([.$B1137];&quot;#####&quot;))" office:value-type="string" office:string-value="SER_744">
            <text:p>SER_744</text:p>
          </table:table-cell>
          <table:table-cell office:value-type="string">
            <text:p>barrel_(petroleum)_per_year</text:p>
          </table:table-cell>
          <table:table-cell office:value-type="string">
            <text:p>barrel (petroleum) per year</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137]+1" office:value-type="float" office:value="745">
            <text:p>745</text:p>
          </table:table-cell>
          <table:table-cell table:formula="of:=CONCATENATE([.$A1138];TEXT([.$B1138];&quot;#####&quot;))" office:value-type="string" office:string-value="SER_745">
            <text:p>SER_745</text:p>
          </table:table-cell>
          <table:table-cell table:number-columns-repeated="2" office:value-type="string">
            <text:p>diarrhea</text:p>
          </table:table-cell>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1138]+1" office:value-type="float" office:value="746">
            <text:p>746</text:p>
          </table:table-cell>
          <table:table-cell table:formula="of:=CONCATENATE([.$A1139];TEXT([.$B1139];&quot;#####&quot;))" office:value-type="string" office:string-value="SER_746">
            <text:p>SER_746</text:p>
          </table:table-cell>
          <table:table-cell table:number-columns-repeated="2" office:value-type="string">
            <text:p>metre-kilogram</text:p>
          </table:table-cell>
          <table:table-cell office:value-type="string">
            <text:p>mkg</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1139]+1" office:value-type="float" office:value="747">
            <text:p>747</text:p>
          </table:table-cell>
          <table:table-cell table:formula="of:=CONCATENATE([.$A1140];TEXT([.$B1140];&quot;#####&quot;))" office:value-type="string" office:string-value="SER_747">
            <text:p>SER_747</text:p>
          </table:table-cell>
          <table:table-cell office:value-type="string">
            <text:p>ton_(u.s.)_per_square_inch</text:p>
          </table:table-cell>
          <table:table-cell office:value-type="string">
            <text:p>ton (u.s.) per square inch</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140]+1" office:value-type="float" office:value="748">
            <text:p>748</text:p>
          </table:table-cell>
          <table:table-cell table:formula="of:=CONCATENATE([.$A1141];TEXT([.$B1141];&quot;#####&quot;))" office:value-type="string" office:string-value="SER_748">
            <text:p>SER_748</text:p>
          </table:table-cell>
          <table:table-cell table:number-columns-repeated="2" office:value-type="string">
            <text:p>onç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41]+1" office:value-type="float" office:value="749">
            <text:p>749</text:p>
          </table:table-cell>
          <table:table-cell table:formula="of:=CONCATENATE([.$A1142];TEXT([.$B1142];&quot;#####&quot;))" office:value-type="string" office:string-value="SER_749">
            <text:p>SER_749</text:p>
          </table:table-cell>
          <table:table-cell office:value-type="string">
            <text:p>newton_centimeter</text:p>
          </table:table-cell>
          <table:table-cell office:value-type="string">
            <text:p>newton centimeter</text:p>
          </table:table-cell>
          <table:table-cell office:value-type="string">
            <text:p>ncm</text:p>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1142]+1" office:value-type="float" office:value="750">
            <text:p>750</text:p>
          </table:table-cell>
          <table:table-cell table:formula="of:=CONCATENATE([.$A1143];TEXT([.$B1143];&quot;#####&quot;))" office:value-type="string" office:string-value="SER_750">
            <text:p>SER_750</text:p>
          </table:table-cell>
          <table:table-cell office:value-type="string">
            <text:p>syrian_pound</text:p>
          </table:table-cell>
          <table:table-cell office:value-type="string">
            <text:p>syrian pound</text:p>
          </table:table-cell>
          <table:table-cell office:value-type="string">
            <text:p>sy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43]+1" office:value-type="float" office:value="751">
            <text:p>751</text:p>
          </table:table-cell>
          <table:table-cell table:formula="of:=CONCATENATE([.$A1144];TEXT([.$B1144];&quot;#####&quot;))" office:value-type="string" office:string-value="SER_751">
            <text:p>SER_751</text:p>
          </table:table-cell>
          <table:table-cell table:number-columns-repeated="2" office:value-type="string">
            <text:p>shackl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44]+1" office:value-type="float" office:value="752">
            <text:p>752</text:p>
          </table:table-cell>
          <table:table-cell table:formula="of:=CONCATENATE([.$A1145];TEXT([.$B1145];&quot;#####&quot;))" office:value-type="string" office:string-value="SER_752">
            <text:p>SER_752</text:p>
          </table:table-cell>
          <table:table-cell office:value-type="string">
            <text:p>square_verst</text:p>
          </table:table-cell>
          <table:table-cell office:value-type="string">
            <text:p>square verst</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145]+1" office:value-type="float" office:value="753">
            <text:p>753</text:p>
          </table:table-cell>
          <table:table-cell table:formula="of:=CONCATENATE([.$A1146];TEXT([.$B1146];&quot;#####&quot;))" office:value-type="string" office:string-value="SER_753">
            <text:p>SER_753</text:p>
          </table:table-cell>
          <table:table-cell office:value-type="string">
            <text:p>british_gallon_per_minute</text:p>
          </table:table-cell>
          <table:table-cell office:value-type="string">
            <text:p>british gallon per minute</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146]+1" office:value-type="float" office:value="754">
            <text:p>754</text:p>
          </table:table-cell>
          <table:table-cell table:formula="of:=CONCATENATE([.$A1147];TEXT([.$B1147];&quot;#####&quot;))" office:value-type="string" office:string-value="SER_754">
            <text:p>SER_754</text:p>
          </table:table-cell>
          <table:table-cell table:number-columns-repeated="2" office:value-type="string">
            <text:p>isdn</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147]+1" office:value-type="float" office:value="755">
            <text:p>755</text:p>
          </table:table-cell>
          <table:table-cell table:formula="of:=CONCATENATE([.$A1148];TEXT([.$B1148];&quot;#####&quot;))" office:value-type="string" office:string-value="SER_755">
            <text:p>SER_755</text:p>
          </table:table-cell>
          <table:table-cell table:number-columns-repeated="2" office:value-type="string">
            <text:p>azumbre</text:p>
          </table:table-cell>
          <table:table-cell/>
          <table:table-cell office:value-type="string">
            <text:p>volume</text:p>
          </table:table-cell>
          <table:table-cell table:number-columns-repeated="2"/>
        </table:table-row>
        <table:table-row table:style-name="ro3">
          <table:table-cell table:formula="of:=&quot;SER_&quot;" office:value-type="string" office:string-value="SER_">
            <text:p>SER_</text:p>
          </table:table-cell>
          <table:table-cell table:formula="of:=[.B1148]+1" office:value-type="float" office:value="756">
            <text:p>756</text:p>
          </table:table-cell>
          <table:table-cell table:formula="of:=CONCATENATE([.$A1149];TEXT([.$B1149];&quot;#####&quot;))" office:value-type="string" office:string-value="SER_756">
            <text:p>SER_756</text:p>
          </table:table-cell>
          <table:table-cell office:value-type="string">
            <text:p>solos_(โสฬส)</text:p>
          </table:table-cell>
          <table:table-cell office:value-type="string">
            <text:p>solos (โสฬส)</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49]+1" office:value-type="float" office:value="757">
            <text:p>757</text:p>
          </table:table-cell>
          <table:table-cell table:formula="of:=CONCATENATE([.$A1150];TEXT([.$B1150];&quot;#####&quot;))" office:value-type="string" office:string-value="SER_757">
            <text:p>SER_757</text:p>
          </table:table-cell>
          <table:table-cell office:value-type="string">
            <text:p>dyne_meter</text:p>
          </table:table-cell>
          <table:table-cell office:value-type="string">
            <text:p>dyne meter</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1150]+1" office:value-type="float" office:value="758">
            <text:p>758</text:p>
          </table:table-cell>
          <table:table-cell table:formula="of:=CONCATENATE([.$A1151];TEXT([.$B1151];&quot;#####&quot;))" office:value-type="string" office:string-value="SER_758">
            <text:p>SER_758</text:p>
          </table:table-cell>
          <table:table-cell table:number-columns-repeated="2" office:value-type="string">
            <text:p>grano</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51]+1" office:value-type="float" office:value="759">
            <text:p>759</text:p>
          </table:table-cell>
          <table:table-cell table:formula="of:=CONCATENATE([.$A1152];TEXT([.$B1152];&quot;#####&quot;))" office:value-type="string" office:string-value="SER_759">
            <text:p>SER_759</text:p>
          </table:table-cell>
          <table:table-cell office:value-type="string">
            <text:p>ounce_per_second</text:p>
          </table:table-cell>
          <table:table-cell office:value-type="string">
            <text:p>ounce per second</text:p>
          </table:table-cell>
          <table:table-cell office:value-type="string">
            <text:p>oz/s</text:p>
          </table:table-cell>
          <table:table-cell office:value-type="string">
            <text:p>flow_rate_mass</text:p>
          </table:table-cell>
          <table:table-cell table:number-columns-repeated="2"/>
        </table:table-row>
        <table:table-row table:style-name="ro3">
          <table:table-cell table:formula="of:=&quot;SER_&quot;" office:value-type="string" office:string-value="SER_">
            <text:p>SER_</text:p>
          </table:table-cell>
          <table:table-cell table:formula="of:=[.B1152]+1" office:value-type="float" office:value="760">
            <text:p>760</text:p>
          </table:table-cell>
          <table:table-cell table:formula="of:=CONCATENATE([.$A1153];TEXT([.$B1153];&quot;#####&quot;))" office:value-type="string" office:string-value="SER_760">
            <text:p>SER_760</text:p>
          </table:table-cell>
          <table:table-cell office:value-type="string">
            <text:p>yot_(โยชน์_league)</text:p>
          </table:table-cell>
          <table:table-cell office:value-type="string">
            <text:p>yot (โยชน์_leagu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53]+1" office:value-type="float" office:value="761">
            <text:p>761</text:p>
          </table:table-cell>
          <table:table-cell table:formula="of:=CONCATENATE([.$A1154];TEXT([.$B1154];&quot;#####&quot;))" office:value-type="string" office:string-value="SER_761">
            <text:p>SER_761</text:p>
          </table:table-cell>
          <table:table-cell office:value-type="string">
            <text:p>liter_per_year</text:p>
          </table:table-cell>
          <table:table-cell office:value-type="string">
            <text:p>liter per year</text:p>
          </table:table-cell>
          <table:table-cell office:value-type="string">
            <text:p>l/yea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154]+1" office:value-type="float" office:value="762">
            <text:p>762</text:p>
          </table:table-cell>
          <table:table-cell table:formula="of:=CONCATENATE([.$A1155];TEXT([.$B1155];&quot;#####&quot;))" office:value-type="string" office:string-value="SER_762">
            <text:p>SER_762</text:p>
          </table:table-cell>
          <table:table-cell table:number-columns-repeated="2" office:value-type="string">
            <text:p>livre</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55]+1" office:value-type="float" office:value="763">
            <text:p>763</text:p>
          </table:table-cell>
          <table:table-cell table:formula="of:=CONCATENATE([.$A1156];TEXT([.$B1156];&quot;#####&quot;))" office:value-type="string" office:string-value="SER_763">
            <text:p>SER_763</text:p>
          </table:table-cell>
          <table:table-cell office:value-type="string">
            <text:p>gibibyte_per_week</text:p>
          </table:table-cell>
          <table:table-cell office:value-type="string">
            <text:p>gibibyte per week</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156]+1" office:value-type="float" office:value="764">
            <text:p>764</text:p>
          </table:table-cell>
          <table:table-cell table:formula="of:=CONCATENATE([.$A1157];TEXT([.$B1157];&quot;#####&quot;))" office:value-type="string" office:string-value="SER_764">
            <text:p>SER_764</text:p>
          </table:table-cell>
          <table:table-cell office:value-type="string">
            <text:p>slope_permille</text:p>
          </table:table-cell>
          <table:table-cell office:value-type="string">
            <text:p>slope permille</text:p>
          </table:table-cell>
          <table:table-cell office:value-type="string">
            <text:p>‰</text:p>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1157]+1" office:value-type="float" office:value="765">
            <text:p>765</text:p>
          </table:table-cell>
          <table:table-cell table:formula="of:=CONCATENATE([.$A1158];TEXT([.$B1158];&quot;#####&quot;))" office:value-type="string" office:string-value="SER_765">
            <text:p>SER_765</text:p>
          </table:table-cell>
          <table:table-cell table:number-columns-repeated="2" office:value-type="string">
            <text:p>centner</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58]+1" office:value-type="float" office:value="766">
            <text:p>766</text:p>
          </table:table-cell>
          <table:table-cell table:formula="of:=CONCATENATE([.$A1159];TEXT([.$B1159];&quot;#####&quot;))" office:value-type="string" office:string-value="SER_766">
            <text:p>SER_766</text:p>
          </table:table-cell>
          <table:table-cell office:value-type="string">
            <text:p>long_(uk)_ton_per_hour</text:p>
          </table:table-cell>
          <table:table-cell office:value-type="string">
            <text:p>long (uk) ton per hour</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159]+1" office:value-type="float" office:value="767">
            <text:p>767</text:p>
          </table:table-cell>
          <table:table-cell table:formula="of:=CONCATENATE([.$A1160];TEXT([.$B1160];&quot;#####&quot;))" office:value-type="string" office:string-value="SER_767">
            <text:p>SER_767</text:p>
          </table:table-cell>
          <table:table-cell table:number-columns-repeated="2" office:value-type="string">
            <text:p>hand</text:p>
          </table:table-cell>
          <table:table-cell office:value-type="string">
            <text:p>hd</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60]+1" office:value-type="float" office:value="768">
            <text:p>768</text:p>
          </table:table-cell>
          <table:table-cell table:formula="of:=CONCATENATE([.$A1161];TEXT([.$B1161];&quot;#####&quot;))" office:value-type="string" office:string-value="SER_768">
            <text:p>SER_768</text:p>
          </table:table-cell>
          <table:table-cell office:value-type="string">
            <text:p>gram_per_cubic_centimeter</text:p>
          </table:table-cell>
          <table:table-cell office:value-type="string">
            <text:p>gram per cubic centimeter</text:p>
          </table:table-cell>
          <table:table-cell office:value-type="string">
            <text:p>g/cm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161]+1" office:value-type="float" office:value="769">
            <text:p>769</text:p>
          </table:table-cell>
          <table:table-cell table:formula="of:=CONCATENATE([.$A1162];TEXT([.$B1162];&quot;#####&quot;))" office:value-type="string" office:string-value="SER_769">
            <text:p>SER_769</text:p>
          </table:table-cell>
          <table:table-cell office:value-type="string">
            <text:p>barrel_(petroleum)_per_hour</text:p>
          </table:table-cell>
          <table:table-cell office:value-type="string">
            <text:p>barrel (petroleum) per hour</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162]+1" office:value-type="float" office:value="770">
            <text:p>770</text:p>
          </table:table-cell>
          <table:table-cell table:formula="of:=CONCATENATE([.$A1163];TEXT([.$B1163];&quot;#####&quot;))" office:value-type="string" office:string-value="SER_770">
            <text:p>SER_770</text:p>
          </table:table-cell>
          <table:table-cell table:number-columns-repeated="2" office:value-type="string">
            <text:p>femto</text:p>
          </table:table-cell>
          <table:table-cell office:value-type="string">
            <text:p>f</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163]+1" office:value-type="float" office:value="771">
            <text:p>771</text:p>
          </table:table-cell>
          <table:table-cell table:formula="of:=CONCATENATE([.$A1164];TEXT([.$B1164];&quot;#####&quot;))" office:value-type="string" office:string-value="SER_771">
            <text:p>SER_771</text:p>
          </table:table-cell>
          <table:table-cell office:value-type="string">
            <text:p>united_arab_emirates_dirham</text:p>
          </table:table-cell>
          <table:table-cell office:value-type="string">
            <text:p>united arab emirates dirham</text:p>
          </table:table-cell>
          <table:table-cell office:value-type="string">
            <text:p>aed</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1164]+1" office:value-type="float" office:value="772">
            <text:p>772</text:p>
          </table:table-cell>
          <table:table-cell table:formula="of:=CONCATENATE([.$A1165];TEXT([.$B1165];&quot;#####&quot;))" office:value-type="string" office:string-value="SER_772">
            <text:p>SER_772</text:p>
          </table:table-cell>
          <table:table-cell office:value-type="string">
            <text:p>shao_(勺)</text:p>
          </table:table-cell>
          <table:table-cell office:value-type="string">
            <text:p>shao (勺)</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65]+1" office:value-type="float" office:value="773">
            <text:p>773</text:p>
          </table:table-cell>
          <table:table-cell table:formula="of:=CONCATENATE([.$A1166];TEXT([.$B1166];&quot;#####&quot;))" office:value-type="string" office:string-value="SER_773">
            <text:p>SER_773</text:p>
          </table:table-cell>
          <table:table-cell office:value-type="string">
            <text:p>ounce_per_hour</text:p>
          </table:table-cell>
          <table:table-cell office:value-type="string">
            <text:p>ounce per hour</text:p>
          </table:table-cell>
          <table:table-cell office:value-type="string">
            <text:p>oz/hou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166]+1" office:value-type="float" office:value="774">
            <text:p>774</text:p>
          </table:table-cell>
          <table:table-cell table:formula="of:=CONCATENATE([.$A1167];TEXT([.$B1167];&quot;#####&quot;))" office:value-type="string" office:string-value="SER_774">
            <text:p>SER_774</text:p>
          </table:table-cell>
          <table:table-cell table:number-columns-repeated="2" office:value-type="string">
            <text:p>nit</text:p>
          </table:table-cell>
          <table:table-cell office:value-type="string">
            <text:p>nt</text:p>
          </table:table-cell>
          <table:table-cell office:value-type="string">
            <text:p>illuminance</text:p>
          </table:table-cell>
          <table:table-cell table:number-columns-repeated="2"/>
        </table:table-row>
        <table:table-row table:style-name="ro2">
          <table:table-cell table:formula="of:=&quot;SER_&quot;" office:value-type="string" office:string-value="SER_">
            <text:p>SER_</text:p>
          </table:table-cell>
          <table:table-cell table:formula="of:=[.B1167]+1" office:value-type="float" office:value="775">
            <text:p>775</text:p>
          </table:table-cell>
          <table:table-cell table:formula="of:=CONCATENATE([.$A1168];TEXT([.$B1168];&quot;#####&quot;))" office:value-type="string" office:string-value="SER_775">
            <text:p>SER_775</text:p>
          </table:table-cell>
          <table:table-cell office:value-type="string">
            <text:p>sho_(升)</text:p>
          </table:table-cell>
          <table:table-cell office:value-type="string">
            <text:p>sho (升)</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68]+1" office:value-type="float" office:value="776">
            <text:p>776</text:p>
          </table:table-cell>
          <table:table-cell table:formula="of:=CONCATENATE([.$A1169];TEXT([.$B1169];&quot;#####&quot;))" office:value-type="string" office:string-value="SER_776">
            <text:p>SER_776</text:p>
          </table:table-cell>
          <table:table-cell office:value-type="string">
            <text:p>mebibyte_per_week</text:p>
          </table:table-cell>
          <table:table-cell office:value-type="string">
            <text:p>mebibyte per week</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1169]+1" office:value-type="float" office:value="777">
            <text:p>777</text:p>
          </table:table-cell>
          <table:table-cell table:formula="of:=CONCATENATE([.$A1170];TEXT([.$B1170];&quot;#####&quot;))" office:value-type="string" office:string-value="SER_777">
            <text:p>SER_777</text:p>
          </table:table-cell>
          <table:table-cell office:value-type="string">
            <text:p>kam_mue_(กำมือ_hand_of_grain)</text:p>
          </table:table-cell>
          <table:table-cell office:value-type="string">
            <text:p>kam mue (กำมือ_hand of grain)</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70]+1" office:value-type="float" office:value="778">
            <text:p>778</text:p>
          </table:table-cell>
          <table:table-cell table:formula="of:=CONCATENATE([.$A1171];TEXT([.$B1171];&quot;#####&quot;))" office:value-type="string" office:string-value="SER_778">
            <text:p>SER_778</text:p>
          </table:table-cell>
          <table:table-cell office:value-type="string">
            <text:p>square_decimpeda</text:p>
          </table:table-cell>
          <table:table-cell office:value-type="string">
            <text:p>square decimped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171]+1" office:value-type="float" office:value="779">
            <text:p>779</text:p>
          </table:table-cell>
          <table:table-cell table:formula="of:=CONCATENATE([.$A1172];TEXT([.$B1172];&quot;#####&quot;))" office:value-type="string" office:string-value="SER_779">
            <text:p>SER_779</text:p>
          </table:table-cell>
          <table:table-cell table:number-columns-repeated="2" office:value-type="string">
            <text:p>gemin</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72]+1" office:value-type="float" office:value="780">
            <text:p>780</text:p>
          </table:table-cell>
          <table:table-cell table:formula="of:=CONCATENATE([.$A1173];TEXT([.$B1173];&quot;#####&quot;))" office:value-type="string" office:string-value="SER_780">
            <text:p>SER_780</text:p>
          </table:table-cell>
          <table:table-cell office:value-type="string">
            <text:p>romanian_leu</text:p>
          </table:table-cell>
          <table:table-cell office:value-type="string">
            <text:p>romanian leu</text:p>
          </table:table-cell>
          <table:table-cell office:value-type="string">
            <text:p>ro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73]+1" office:value-type="float" office:value="781">
            <text:p>781</text:p>
          </table:table-cell>
          <table:table-cell table:formula="of:=CONCATENATE([.$A1174];TEXT([.$B1174];&quot;#####&quot;))" office:value-type="string" office:string-value="SER_781">
            <text:p>SER_781</text:p>
          </table:table-cell>
          <table:table-cell office:value-type="string">
            <text:p>macanese_pataca</text:p>
          </table:table-cell>
          <table:table-cell office:value-type="string">
            <text:p>macanese pataca</text:p>
          </table:table-cell>
          <table:table-cell office:value-type="string">
            <text:p>mop</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1174]+1" office:value-type="float" office:value="782">
            <text:p>782</text:p>
          </table:table-cell>
          <table:table-cell table:formula="of:=CONCATENATE([.$A1175];TEXT([.$B1175];&quot;#####&quot;))" office:value-type="string" office:string-value="SER_782">
            <text:p>SER_782</text:p>
          </table:table-cell>
          <table:table-cell office:value-type="string">
            <text:p>dan_(市担_/_擔)</text:p>
          </table:table-cell>
          <table:table-cell office:value-type="string">
            <text:p>dan (市担 / 擔)</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75]+1" office:value-type="float" office:value="783">
            <text:p>783</text:p>
          </table:table-cell>
          <table:table-cell table:formula="of:=CONCATENATE([.$A1176];TEXT([.$B1176];&quot;#####&quot;))" office:value-type="string" office:string-value="SER_783">
            <text:p>SER_783</text:p>
          </table:table-cell>
          <table:table-cell office:value-type="string">
            <text:p>czech_republic_koruna</text:p>
          </table:table-cell>
          <table:table-cell office:value-type="string">
            <text:p>czech republic koruna</text:p>
          </table:table-cell>
          <table:table-cell office:value-type="string">
            <text:p>cz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76]+1" office:value-type="float" office:value="784">
            <text:p>784</text:p>
          </table:table-cell>
          <table:table-cell table:formula="of:=CONCATENATE([.$A1177];TEXT([.$B1177];&quot;#####&quot;))" office:value-type="string" office:string-value="SER_784">
            <text:p>SER_784</text:p>
          </table:table-cell>
          <table:table-cell table:number-columns-repeated="2" office:value-type="string">
            <text:p>maqui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77]+1" office:value-type="float" office:value="785">
            <text:p>785</text:p>
          </table:table-cell>
          <table:table-cell table:formula="of:=CONCATENATE([.$A1178];TEXT([.$B1178];&quot;#####&quot;))" office:value-type="string" office:string-value="SER_785">
            <text:p>SER_785</text:p>
          </table:table-cell>
          <table:table-cell office:value-type="string">
            <text:p>night_withouth_the_moon</text:p>
          </table:table-cell>
          <table:table-cell office:value-type="string">
            <text:p>night withouth the moon</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1178]+1" office:value-type="float" office:value="786">
            <text:p>786</text:p>
          </table:table-cell>
          <table:table-cell table:formula="of:=CONCATENATE([.$A1179];TEXT([.$B1179];&quot;#####&quot;))" office:value-type="string" office:string-value="SER_786">
            <text:p>SER_786</text:p>
          </table:table-cell>
          <table:table-cell table:number-columns-repeated="2" office:value-type="string">
            <text:p>edg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179]+1" office:value-type="float" office:value="787">
            <text:p>787</text:p>
          </table:table-cell>
          <table:table-cell table:formula="of:=CONCATENATE([.$A1180];TEXT([.$B1180];&quot;#####&quot;))" office:value-type="string" office:string-value="SER_787">
            <text:p>SER_787</text:p>
          </table:table-cell>
          <table:table-cell office:value-type="string">
            <text:p>pound_per_minute</text:p>
          </table:table-cell>
          <table:table-cell office:value-type="string">
            <text:p>pound per minute</text:p>
          </table:table-cell>
          <table:table-cell office:value-type="string">
            <text:p>lb/min</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180]+1" office:value-type="float" office:value="788">
            <text:p>788</text:p>
          </table:table-cell>
          <table:table-cell table:formula="of:=CONCATENATE([.$A1181];TEXT([.$B1181];&quot;#####&quot;))" office:value-type="string" office:string-value="SER_788">
            <text:p>SER_788</text:p>
          </table:table-cell>
          <table:table-cell office:value-type="string">
            <text:p>palmo_de_craveira</text:p>
          </table:table-cell>
          <table:table-cell office:value-type="string">
            <text:p>palmo de craveira</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81]+1" office:value-type="float" office:value="789">
            <text:p>789</text:p>
          </table:table-cell>
          <table:table-cell table:formula="of:=CONCATENATE([.$A1182];TEXT([.$B1182];&quot;#####&quot;))" office:value-type="string" office:string-value="SER_789">
            <text:p>SER_789</text:p>
          </table:table-cell>
          <table:table-cell office:value-type="string">
            <text:p>fanega_de_cebada_(bushel_of_barley)</text:p>
          </table:table-cell>
          <table:table-cell office:value-type="string">
            <text:p>fanega de cebada (bushel of barley)</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82]+1" office:value-type="float" office:value="790">
            <text:p>790</text:p>
          </table:table-cell>
          <table:table-cell table:formula="of:=CONCATENATE([.$A1183];TEXT([.$B1183];&quot;#####&quot;))" office:value-type="string" office:string-value="SER_790">
            <text:p>SER_790</text:p>
          </table:table-cell>
          <table:table-cell table:number-columns-repeated="2" office:value-type="string">
            <text:p>nox</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1183]+1" office:value-type="float" office:value="791">
            <text:p>791</text:p>
          </table:table-cell>
          <table:table-cell table:formula="of:=CONCATENATE([.$A1184];TEXT([.$B1184];&quot;#####&quot;))" office:value-type="string" office:string-value="SER_791">
            <text:p>SER_791</text:p>
          </table:table-cell>
          <table:table-cell office:value-type="string">
            <text:p>ethernet_10base-t</text:p>
          </table:table-cell>
          <table:table-cell office:value-type="string">
            <text:p>ethernet 10base-t</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184]+1" office:value-type="float" office:value="792">
            <text:p>792</text:p>
          </table:table-cell>
          <table:table-cell table:formula="of:=CONCATENATE([.$A1185];TEXT([.$B1185];&quot;#####&quot;))" office:value-type="string" office:string-value="SER_792">
            <text:p>SER_792</text:p>
          </table:table-cell>
          <table:table-cell office:value-type="string">
            <text:p>aruban_florin</text:p>
          </table:table-cell>
          <table:table-cell office:value-type="string">
            <text:p>aruban florin</text:p>
          </table:table-cell>
          <table:table-cell office:value-type="string">
            <text:p>awg</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85]+1" office:value-type="float" office:value="793">
            <text:p>793</text:p>
          </table:table-cell>
          <table:table-cell table:formula="of:=CONCATENATE([.$A1186];TEXT([.$B1186];&quot;#####&quot;))" office:value-type="string" office:string-value="SER_793">
            <text:p>SER_793</text:p>
          </table:table-cell>
          <table:table-cell office:value-type="string">
            <text:p>acceleration_of_free_fall_on_sun</text:p>
          </table:table-cell>
          <table:table-cell office:value-type="string">
            <text:p>acceleration of free fall on sun</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186]+1" office:value-type="float" office:value="794">
            <text:p>794</text:p>
          </table:table-cell>
          <table:table-cell table:formula="of:=CONCATENATE([.$A1187];TEXT([.$B1187];&quot;#####&quot;))" office:value-type="string" office:string-value="SER_794">
            <text:p>SER_794</text:p>
          </table:table-cell>
          <table:table-cell office:value-type="string">
            <text:p>sierra_leonean_leone</text:p>
          </table:table-cell>
          <table:table-cell office:value-type="string">
            <text:p>sierra leonean leone</text:p>
          </table:table-cell>
          <table:table-cell office:value-type="string">
            <text:p>sl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87]+1" office:value-type="float" office:value="795">
            <text:p>795</text:p>
          </table:table-cell>
          <table:table-cell table:formula="of:=CONCATENATE([.$A1188];TEXT([.$B1188];&quot;#####&quot;))" office:value-type="string" office:string-value="SER_795">
            <text:p>SER_795</text:p>
          </table:table-cell>
          <table:table-cell office:value-type="string">
            <text:p>mozambican_metical</text:p>
          </table:table-cell>
          <table:table-cell office:value-type="string">
            <text:p>mozambican metical</text:p>
          </table:table-cell>
          <table:table-cell office:value-type="string">
            <text:p>mz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88]+1" office:value-type="float" office:value="796">
            <text:p>796</text:p>
          </table:table-cell>
          <table:table-cell table:formula="of:=CONCATENATE([.$A1189];TEXT([.$B1189];&quot;#####&quot;))" office:value-type="string" office:string-value="SER_796">
            <text:p>SER_796</text:p>
          </table:table-cell>
          <table:table-cell office:value-type="string">
            <text:p>gold_(troy_ounce)</text:p>
          </table:table-cell>
          <table:table-cell office:value-type="string">
            <text:p>gold (troy ounce)</text:p>
          </table:table-cell>
          <table:table-cell office:value-type="string">
            <text:p>xau</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89]+1" office:value-type="float" office:value="797">
            <text:p>797</text:p>
          </table:table-cell>
          <table:table-cell table:formula="of:=CONCATENATE([.$A1190];TEXT([.$B1190];&quot;#####&quot;))" office:value-type="string" office:string-value="SER_797">
            <text:p>SER_797</text:p>
          </table:table-cell>
          <table:table-cell office:value-type="string">
            <text:p>ramsden's_(engineers')_link</text:p>
          </table:table-cell>
          <table:table-cell office:value-type="string">
            <text:p>ramsden's (engineers') link</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90]+1" office:value-type="float" office:value="798">
            <text:p>798</text:p>
          </table:table-cell>
          <table:table-cell table:formula="of:=CONCATENATE([.$A1191];TEXT([.$B1191];&quot;#####&quot;))" office:value-type="string" office:string-value="SER_798">
            <text:p>SER_798</text:p>
          </table:table-cell>
          <table:table-cell table:number-columns-repeated="2" office:value-type="string">
            <text:p>sextariu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91]+1" office:value-type="float" office:value="799">
            <text:p>799</text:p>
          </table:table-cell>
          <table:table-cell table:formula="of:=CONCATENATE([.$A1192];TEXT([.$B1192];&quot;#####&quot;))" office:value-type="string" office:string-value="SER_799">
            <text:p>SER_799</text:p>
          </table:table-cell>
          <table:table-cell office:value-type="string">
            <text:p>swazi_lilangeni</text:p>
          </table:table-cell>
          <table:table-cell office:value-type="string">
            <text:p>swazi lilangeni</text:p>
          </table:table-cell>
          <table:table-cell office:value-type="string">
            <text:p>sz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92]+1" office:value-type="float" office:value="800">
            <text:p>800</text:p>
          </table:table-cell>
          <table:table-cell table:formula="of:=CONCATENATE([.$A1193];TEXT([.$B1193];&quot;#####&quot;))" office:value-type="string" office:string-value="SER_800">
            <text:p>SER_800</text:p>
          </table:table-cell>
          <table:table-cell office:value-type="string">
            <text:p>quarto_de_selamim_(quarter_of_selamim)</text:p>
          </table:table-cell>
          <table:table-cell office:value-type="string">
            <text:p>quarto de selamim (quarter of selamim)</text:p>
          </table:table-cell>
          <table:table-cell/>
          <table:table-cell office:value-type="string">
            <text:p>volume</text:p>
          </table:table-cell>
          <table:table-cell table:number-columns-repeated="2"/>
        </table:table-row>
        <table:table-row table:style-name="ro3">
          <table:table-cell table:formula="of:=&quot;SER_&quot;" office:value-type="string" office:string-value="SER_">
            <text:p>SER_</text:p>
          </table:table-cell>
          <table:table-cell table:formula="of:=[.B1193]+1" office:value-type="float" office:value="801">
            <text:p>801</text:p>
          </table:table-cell>
          <table:table-cell table:formula="of:=CONCATENATE([.$A1194];TEXT([.$B1194];&quot;#####&quot;))" office:value-type="string" office:string-value="SER_801">
            <text:p>SER_801</text:p>
          </table:table-cell>
          <table:table-cell office:value-type="string">
            <text:p>ath_(อัฐ)</text:p>
          </table:table-cell>
          <table:table-cell office:value-type="string">
            <text:p>ath (อัฐ)</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194]+1" office:value-type="float" office:value="802">
            <text:p>802</text:p>
          </table:table-cell>
          <table:table-cell table:formula="of:=CONCATENATE([.$A1195];TEXT([.$B1195];&quot;#####&quot;))" office:value-type="string" office:string-value="SER_802">
            <text:p>SER_802</text:p>
          </table:table-cell>
          <table:table-cell office:value-type="string">
            <text:p>lieue_marine</text:p>
          </table:table-cell>
          <table:table-cell office:value-type="string">
            <text:p>lieue marin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195]+1" office:value-type="float" office:value="803">
            <text:p>803</text:p>
          </table:table-cell>
          <table:table-cell table:formula="of:=CONCATENATE([.$A1196];TEXT([.$B1196];&quot;#####&quot;))" office:value-type="string" office:string-value="SER_803">
            <text:p>SER_803</text:p>
          </table:table-cell>
          <table:table-cell table:number-columns-repeated="2" office:value-type="string">
            <text:p>acetabul</text:p>
          </table:table-cell>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1196]+1" office:value-type="float" office:value="804">
            <text:p>804</text:p>
          </table:table-cell>
          <table:table-cell table:formula="of:=CONCATENATE([.$A1197];TEXT([.$B1197];&quot;#####&quot;))" office:value-type="string" office:string-value="SER_804">
            <text:p>SER_804</text:p>
          </table:table-cell>
          <table:table-cell office:value-type="string">
            <text:p>dou_(市斗)</text:p>
          </table:table-cell>
          <table:table-cell office:value-type="string">
            <text:p>dou (市斗)</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197]+1" office:value-type="float" office:value="805">
            <text:p>805</text:p>
          </table:table-cell>
          <table:table-cell table:formula="of:=CONCATENATE([.$A1198];TEXT([.$B1198];&quot;#####&quot;))" office:value-type="string" office:string-value="SER_805">
            <text:p>SER_805</text:p>
          </table:table-cell>
          <table:table-cell office:value-type="string">
            <text:p>ghanaian_cedi</text:p>
          </table:table-cell>
          <table:table-cell office:value-type="string">
            <text:p>ghanaian cedi</text:p>
          </table:table-cell>
          <table:table-cell office:value-type="string">
            <text:p>gh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198]+1" office:value-type="float" office:value="806">
            <text:p>806</text:p>
          </table:table-cell>
          <table:table-cell table:formula="of:=CONCATENATE([.$A1199];TEXT([.$B1199];&quot;#####&quot;))" office:value-type="string" office:string-value="SER_806">
            <text:p>SER_806</text:p>
          </table:table-cell>
          <table:table-cell office:value-type="string">
            <text:p>watt_second</text:p>
          </table:table-cell>
          <table:table-cell office:value-type="string">
            <text:p>watt second</text:p>
          </table:table-cell>
          <table:table-cell office:value-type="string">
            <text:p>w*s</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1199]+1" office:value-type="float" office:value="807">
            <text:p>807</text:p>
          </table:table-cell>
          <table:table-cell table:formula="of:=CONCATENATE([.$A1200];TEXT([.$B1200];&quot;#####&quot;))" office:value-type="string" office:string-value="SER_807">
            <text:p>SER_807</text:p>
          </table:table-cell>
          <table:table-cell office:value-type="string">
            <text:p>brazilian_real</text:p>
          </table:table-cell>
          <table:table-cell office:value-type="string">
            <text:p>brazilian real</text:p>
          </table:table-cell>
          <table:table-cell office:value-type="string">
            <text:p>br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00]+1" office:value-type="float" office:value="808">
            <text:p>808</text:p>
          </table:table-cell>
          <table:table-cell table:formula="of:=CONCATENATE([.$A1201];TEXT([.$B1201];&quot;#####&quot;))" office:value-type="string" office:string-value="SER_808">
            <text:p>SER_808</text:p>
          </table:table-cell>
          <table:table-cell office:value-type="string">
            <text:p>meter_per_minute</text:p>
          </table:table-cell>
          <table:table-cell office:value-type="string">
            <text:p>meter per minute</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1201]+1" office:value-type="float" office:value="809">
            <text:p>809</text:p>
          </table:table-cell>
          <table:table-cell table:formula="of:=CONCATENATE([.$A1202];TEXT([.$B1202];&quot;#####&quot;))" office:value-type="string" office:string-value="SER_809">
            <text:p>SER_809</text:p>
          </table:table-cell>
          <table:table-cell table:number-columns-repeated="2" office:value-type="string">
            <text:p>estadal</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02]+1" office:value-type="float" office:value="810">
            <text:p>810</text:p>
          </table:table-cell>
          <table:table-cell table:formula="of:=CONCATENATE([.$A1203];TEXT([.$B1203];&quot;#####&quot;))" office:value-type="string" office:string-value="SER_810">
            <text:p>SER_810</text:p>
          </table:table-cell>
          <table:table-cell office:value-type="string">
            <text:p>calories_per_hour</text:p>
          </table:table-cell>
          <table:table-cell office:value-type="string">
            <text:p>calories per hour</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1203]+1" office:value-type="float" office:value="811">
            <text:p>811</text:p>
          </table:table-cell>
          <table:table-cell table:formula="of:=CONCATENATE([.$A1204];TEXT([.$B1204];&quot;#####&quot;))" office:value-type="string" office:string-value="SER_811">
            <text:p>SER_811</text:p>
          </table:table-cell>
          <table:table-cell office:value-type="string">
            <text:p>gunter's_(surveyors')_link</text:p>
          </table:table-cell>
          <table:table-cell office:value-type="string">
            <text:p>gunter's (surveyors') link</text:p>
          </table:table-cell>
          <table:table-cell/>
          <table:table-cell office:value-type="string">
            <text:p>length</text:p>
          </table:table-cell>
          <table:table-cell table:number-columns-repeated="2"/>
        </table:table-row>
        <table:table-row table:style-name="ro2">
          <table:table-cell table:formula="of:=&quot;SER_&quot;" office:value-type="string" office:string-value="SER_">
            <text:p>SER_</text:p>
          </table:table-cell>
          <table:table-cell table:formula="of:=[.B1204]+1" office:value-type="float" office:value="812">
            <text:p>812</text:p>
          </table:table-cell>
          <table:table-cell table:formula="of:=CONCATENATE([.$A1205];TEXT([.$B1205];&quot;#####&quot;))" office:value-type="string" office:string-value="SER_812">
            <text:p>SER_812</text:p>
          </table:table-cell>
          <table:table-cell office:value-type="string">
            <text:p>sheng_(市升)</text:p>
          </table:table-cell>
          <table:table-cell office:value-type="string">
            <text:p>sheng (市升)</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05]+1" office:value-type="float" office:value="813">
            <text:p>813</text:p>
          </table:table-cell>
          <table:table-cell table:formula="of:=CONCATENATE([.$A1206];TEXT([.$B1206];&quot;#####&quot;))" office:value-type="string" office:string-value="SER_813">
            <text:p>SER_813</text:p>
          </table:table-cell>
          <table:table-cell office:value-type="string">
            <text:p>joule_per_hour</text:p>
          </table:table-cell>
          <table:table-cell office:value-type="string">
            <text:p>joule per hour</text:p>
          </table:table-cell>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1206]+1" office:value-type="float" office:value="814">
            <text:p>814</text:p>
          </table:table-cell>
          <table:table-cell table:formula="of:=CONCATENATE([.$A1207];TEXT([.$B1207];&quot;#####&quot;))" office:value-type="string" office:string-value="SER_814">
            <text:p>SER_814</text:p>
          </table:table-cell>
          <table:table-cell office:value-type="string">
            <text:p>gambian_dalasi</text:p>
          </table:table-cell>
          <table:table-cell office:value-type="string">
            <text:p>gambian dalasi</text:p>
          </table:table-cell>
          <table:table-cell office:value-type="string">
            <text:p>gm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07]+1" office:value-type="float" office:value="815">
            <text:p>815</text:p>
          </table:table-cell>
          <table:table-cell table:formula="of:=CONCATENATE([.$A1208];TEXT([.$B1208];&quot;#####&quot;))" office:value-type="string" office:string-value="SER_815">
            <text:p>SER_815</text:p>
          </table:table-cell>
          <table:table-cell table:number-columns-repeated="2" office:value-type="string">
            <text:p>verst</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08]+1" office:value-type="float" office:value="816">
            <text:p>816</text:p>
          </table:table-cell>
          <table:table-cell table:formula="of:=CONCATENATE([.$A1209];TEXT([.$B1209];&quot;#####&quot;))" office:value-type="string" office:string-value="SER_816">
            <text:p>SER_816</text:p>
          </table:table-cell>
          <table:table-cell table:number-columns-repeated="2" office:value-type="string">
            <text:p>alqueir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09]+1" office:value-type="float" office:value="817">
            <text:p>817</text:p>
          </table:table-cell>
          <table:table-cell table:formula="of:=CONCATENATE([.$A1210];TEXT([.$B1210];&quot;#####&quot;))" office:value-type="string" office:string-value="SER_817">
            <text:p>SER_817</text:p>
          </table:table-cell>
          <table:table-cell office:value-type="string">
            <text:p>acceleration_of_free_fall_on_moon</text:p>
          </table:table-cell>
          <table:table-cell office:value-type="string">
            <text:p>acceleration of free fall on moon</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210]+1" office:value-type="float" office:value="818">
            <text:p>818</text:p>
          </table:table-cell>
          <table:table-cell table:formula="of:=CONCATENATE([.$A1211];TEXT([.$B1211];&quot;#####&quot;))" office:value-type="string" office:string-value="SER_818">
            <text:p>SER_818</text:p>
          </table:table-cell>
          <table:table-cell table:number-columns-repeated="2" office:value-type="string">
            <text:p>cup</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11]+1" office:value-type="float" office:value="819">
            <text:p>819</text:p>
          </table:table-cell>
          <table:table-cell table:formula="of:=CONCATENATE([.$A1212];TEXT([.$B1212];&quot;#####&quot;))" office:value-type="string" office:string-value="SER_819">
            <text:p>SER_819</text:p>
          </table:table-cell>
          <table:table-cell office:value-type="string">
            <text:p>tebibyte_per_hour</text:p>
          </table:table-cell>
          <table:table-cell office:value-type="string">
            <text:p>tebibyte per hour</text:p>
          </table:table-cell>
          <table:table-cell/>
          <table:table-cell office:value-type="string">
            <text:p>data_transfer_rate</text:p>
          </table:table-cell>
          <table:table-cell table:number-columns-repeated="2"/>
        </table:table-row>
        <table:table-row table:style-name="ro2">
          <table:table-cell table:formula="of:=&quot;SER_&quot;" office:value-type="string" office:string-value="SER_">
            <text:p>SER_</text:p>
          </table:table-cell>
          <table:table-cell table:formula="of:=[.B1212]+1" office:value-type="float" office:value="820">
            <text:p>820</text:p>
          </table:table-cell>
          <table:table-cell table:formula="of:=CONCATENATE([.$A1213];TEXT([.$B1213];&quot;#####&quot;))" office:value-type="string" office:string-value="SER_820">
            <text:p>SER_820</text:p>
          </table:table-cell>
          <table:table-cell office:value-type="string">
            <text:p>dan_(擔_/_担)</text:p>
          </table:table-cell>
          <table:table-cell office:value-type="string">
            <text:p>dan (擔 / 担)</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13]+1" office:value-type="float" office:value="821">
            <text:p>821</text:p>
          </table:table-cell>
          <table:table-cell table:formula="of:=CONCATENATE([.$A1214];TEXT([.$B1214];&quot;#####&quot;))" office:value-type="string" office:string-value="SER_821">
            <text:p>SER_821</text:p>
          </table:table-cell>
          <table:table-cell table:number-columns-repeated="2" office:value-type="string">
            <text:p>meter-candle</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1214]+1" office:value-type="float" office:value="822">
            <text:p>822</text:p>
          </table:table-cell>
          <table:table-cell table:formula="of:=CONCATENATE([.$A1215];TEXT([.$B1215];&quot;#####&quot;))" office:value-type="string" office:string-value="SER_822">
            <text:p>SER_822</text:p>
          </table:table-cell>
          <table:table-cell office:value-type="string">
            <text:p>cubic_foot_per_year</text:p>
          </table:table-cell>
          <table:table-cell office:value-type="string">
            <text:p>cubic foot per year</text:p>
          </table:table-cell>
          <table:table-cell office:value-type="string">
            <text:p>ft³/year</text:p>
          </table:table-cell>
          <table:table-cell office:value-type="string">
            <text:p>flow_rate_volume</text:p>
          </table:table-cell>
          <table:table-cell table:number-columns-repeated="2"/>
        </table:table-row>
        <table:table-row table:style-name="ro2">
          <table:table-cell table:formula="of:=&quot;SER_&quot;" office:value-type="string" office:string-value="SER_">
            <text:p>SER_</text:p>
          </table:table-cell>
          <table:table-cell table:formula="of:=[.B1215]+1" office:value-type="float" office:value="823">
            <text:p>823</text:p>
          </table:table-cell>
          <table:table-cell table:formula="of:=CONCATENATE([.$A1216];TEXT([.$B1216];&quot;#####&quot;))" office:value-type="string" office:string-value="SER_823">
            <text:p>SER_823</text:p>
          </table:table-cell>
          <table:table-cell office:value-type="string">
            <text:p>li_(市里)</text:p>
          </table:table-cell>
          <table:table-cell office:value-type="string">
            <text:p>li (市里)</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16]+1" office:value-type="float" office:value="824">
            <text:p>824</text:p>
          </table:table-cell>
          <table:table-cell table:formula="of:=CONCATENATE([.$A1217];TEXT([.$B1217];&quot;#####&quot;))" office:value-type="string" office:string-value="SER_824">
            <text:p>SER_824</text:p>
          </table:table-cell>
          <table:table-cell office:value-type="string">
            <text:p>homer_(cor)</text:p>
          </table:table-cell>
          <table:table-cell office:value-type="string">
            <text:p>homer (cor)</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17]+1" office:value-type="float" office:value="825">
            <text:p>825</text:p>
          </table:table-cell>
          <table:table-cell table:formula="of:=CONCATENATE([.$A1218];TEXT([.$B1218];&quot;#####&quot;))" office:value-type="string" office:string-value="SER_825">
            <text:p>SER_825</text:p>
          </table:table-cell>
          <table:table-cell table:number-columns-repeated="2" office:value-type="string">
            <text:p>milligram-force</text:p>
          </table:table-cell>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1218]+1" office:value-type="float" office:value="826">
            <text:p>826</text:p>
          </table:table-cell>
          <table:table-cell table:formula="of:=CONCATENATE([.$A1219];TEXT([.$B1219];&quot;#####&quot;))" office:value-type="string" office:string-value="SER_826">
            <text:p>SER_826</text:p>
          </table:table-cell>
          <table:table-cell office:value-type="string">
            <text:p>pondus_(libra)</text:p>
          </table:table-cell>
          <table:table-cell office:value-type="string">
            <text:p>pondus (libr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19]+1" office:value-type="float" office:value="827">
            <text:p>827</text:p>
          </table:table-cell>
          <table:table-cell table:formula="of:=CONCATENATE([.$A1220];TEXT([.$B1220];&quot;#####&quot;))" office:value-type="string" office:string-value="SER_827">
            <text:p>SER_827</text:p>
          </table:table-cell>
          <table:table-cell office:value-type="string">
            <text:p>us_nautical_mile</text:p>
          </table:table-cell>
          <table:table-cell office:value-type="string">
            <text:p>us nautical mil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20]+1" office:value-type="float" office:value="828">
            <text:p>828</text:p>
          </table:table-cell>
          <table:table-cell table:formula="of:=CONCATENATE([.$A1221];TEXT([.$B1221];&quot;#####&quot;))" office:value-type="string" office:string-value="SER_828">
            <text:p>SER_828</text:p>
          </table:table-cell>
          <table:table-cell table:number-columns-repeated="2" office:value-type="string">
            <text:p>marco</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21]+1" office:value-type="float" office:value="829">
            <text:p>829</text:p>
          </table:table-cell>
          <table:table-cell table:formula="of:=CONCATENATE([.$A1222];TEXT([.$B1222];&quot;#####&quot;))" office:value-type="string" office:string-value="SER_829">
            <text:p>SER_829</text:p>
          </table:table-cell>
          <table:table-cell table:number-columns-repeated="2" office:value-type="string">
            <text:p>oc-3072</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1222]+1" office:value-type="float" office:value="830">
            <text:p>830</text:p>
          </table:table-cell>
          <table:table-cell table:formula="of:=CONCATENATE([.$A1223];TEXT([.$B1223];&quot;#####&quot;))" office:value-type="string" office:string-value="SER_830">
            <text:p>SER_830</text:p>
          </table:table-cell>
          <table:table-cell office:value-type="string">
            <text:p>thang_(ถัง_tank)</text:p>
          </table:table-cell>
          <table:table-cell office:value-type="string">
            <text:p>thang (ถัง_tank)</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23]+1" office:value-type="float" office:value="831">
            <text:p>831</text:p>
          </table:table-cell>
          <table:table-cell table:formula="of:=CONCATENATE([.$A1224];TEXT([.$B1224];&quot;#####&quot;))" office:value-type="string" office:string-value="SER_831">
            <text:p>SER_831</text:p>
          </table:table-cell>
          <table:table-cell table:number-columns-repeated="2" office:value-type="string">
            <text:p>vedr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24]+1" office:value-type="float" office:value="832">
            <text:p>832</text:p>
          </table:table-cell>
          <table:table-cell table:formula="of:=CONCATENATE([.$A1225];TEXT([.$B1225];&quot;#####&quot;))" office:value-type="string" office:string-value="SER_832">
            <text:p>SER_832</text:p>
          </table:table-cell>
          <table:table-cell table:number-columns-repeated="2" office:value-type="string">
            <text:p>pied</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25]+1" office:value-type="float" office:value="833">
            <text:p>833</text:p>
          </table:table-cell>
          <table:table-cell table:formula="of:=CONCATENATE([.$A1226];TEXT([.$B1226];&quot;#####&quot;))" office:value-type="string" office:string-value="SER_833">
            <text:p>SER_833</text:p>
          </table:table-cell>
          <table:table-cell office:value-type="string">
            <text:p>wifi_802.11b</text:p>
          </table:table-cell>
          <table:table-cell office:value-type="string">
            <text:p>wifi 802.11b</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26]+1" office:value-type="float" office:value="834">
            <text:p>834</text:p>
          </table:table-cell>
          <table:table-cell table:formula="of:=CONCATENATE([.$A1227];TEXT([.$B1227];&quot;#####&quot;))" office:value-type="string" office:string-value="SER_834">
            <text:p>SER_834</text:p>
          </table:table-cell>
          <table:table-cell office:value-type="string">
            <text:p>mile_per_british_gallon</text:p>
          </table:table-cell>
          <table:table-cell office:value-type="string">
            <text:p>mile per british gallon</text:p>
          </table:table-cell>
          <table:table-cell office:value-type="string">
            <text:p>mpg</text:p>
          </table:table-cell>
          <table:table-cell office:value-type="string">
            <text:p>fuel efficiency</text:p>
          </table:table-cell>
          <table:table-cell table:number-columns-repeated="2"/>
        </table:table-row>
        <table:table-row table:style-name="ro1">
          <table:table-cell table:formula="of:=&quot;SER_&quot;" office:value-type="string" office:string-value="SER_">
            <text:p>SER_</text:p>
          </table:table-cell>
          <table:table-cell table:formula="of:=[.B1227]+1" office:value-type="float" office:value="835">
            <text:p>835</text:p>
          </table:table-cell>
          <table:table-cell table:formula="of:=CONCATENATE([.$A1228];TEXT([.$B1228];&quot;#####&quot;))" office:value-type="string" office:string-value="SER_835">
            <text:p>SER_835</text:p>
          </table:table-cell>
          <table:table-cell office:value-type="string">
            <text:p>baker's_dozen</text:p>
          </table:table-cell>
          <table:table-cell office:value-type="string">
            <text:p>baker's dozen</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228]+1" office:value-type="float" office:value="836">
            <text:p>836</text:p>
          </table:table-cell>
          <table:table-cell table:formula="of:=CONCATENATE([.$A1229];TEXT([.$B1229];&quot;#####&quot;))" office:value-type="string" office:string-value="SER_836">
            <text:p>SER_836</text:p>
          </table:table-cell>
          <table:table-cell office:value-type="string">
            <text:p>movie_theater_screen</text:p>
          </table:table-cell>
          <table:table-cell office:value-type="string">
            <text:p>movie theater screen</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1229]+1" office:value-type="float" office:value="837">
            <text:p>837</text:p>
          </table:table-cell>
          <table:table-cell table:formula="of:=CONCATENATE([.$A1230];TEXT([.$B1230];&quot;#####&quot;))" office:value-type="string" office:string-value="SER_837">
            <text:p>SER_837</text:p>
          </table:table-cell>
          <table:table-cell office:value-type="string">
            <text:p>radian_per_day</text:p>
          </table:table-cell>
          <table:table-cell office:value-type="string">
            <text:p>radian per day</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230]+1" office:value-type="float" office:value="838">
            <text:p>838</text:p>
          </table:table-cell>
          <table:table-cell table:formula="of:=CONCATENATE([.$A1231];TEXT([.$B1231];&quot;#####&quot;))" office:value-type="string" office:string-value="SER_838">
            <text:p>SER_838</text:p>
          </table:table-cell>
          <table:table-cell office:value-type="string">
            <text:p>tael_troy</text:p>
          </table:table-cell>
          <table:table-cell office:value-type="string">
            <text:p>tael troy</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31]+1" office:value-type="float" office:value="839">
            <text:p>839</text:p>
          </table:table-cell>
          <table:table-cell table:formula="of:=CONCATENATE([.$A1232];TEXT([.$B1232];&quot;#####&quot;))" office:value-type="string" office:string-value="SER_839">
            <text:p>SER_839</text:p>
          </table:table-cell>
          <table:table-cell table:number-columns-repeated="2" office:value-type="string">
            <text:p>knot</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1232]+1" office:value-type="float" office:value="840">
            <text:p>840</text:p>
          </table:table-cell>
          <table:table-cell table:formula="of:=CONCATENATE([.$A1233];TEXT([.$B1233];&quot;#####&quot;))" office:value-type="string" office:string-value="SER_840">
            <text:p>SER_840</text:p>
          </table:table-cell>
          <table:table-cell office:value-type="string">
            <text:p>ramsden's_(engineers')_chain</text:p>
          </table:table-cell>
          <table:table-cell office:value-type="string">
            <text:p>ramsden's (engineers') chain</text:p>
          </table:table-cell>
          <table:table-cell office:value-type="string">
            <text:p>ch</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33]+1" office:value-type="float" office:value="841">
            <text:p>841</text:p>
          </table:table-cell>
          <table:table-cell table:formula="of:=CONCATENATE([.$A1234];TEXT([.$B1234];&quot;#####&quot;))" office:value-type="string" office:string-value="SER_841">
            <text:p>SER_841</text:p>
          </table:table-cell>
          <table:table-cell office:value-type="string">
            <text:p>megabyte_per_hour</text:p>
          </table:table-cell>
          <table:table-cell office:value-type="string">
            <text:p>megabyte per hour</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34]+1" office:value-type="float" office:value="842">
            <text:p>842</text:p>
          </table:table-cell>
          <table:table-cell table:formula="of:=CONCATENATE([.$A1235];TEXT([.$B1235];&quot;#####&quot;))" office:value-type="string" office:string-value="SER_842">
            <text:p>SER_842</text:p>
          </table:table-cell>
          <table:table-cell office:value-type="string">
            <text:p>burundian_franc</text:p>
          </table:table-cell>
          <table:table-cell office:value-type="string">
            <text:p>burundian franc</text:p>
          </table:table-cell>
          <table:table-cell office:value-type="string">
            <text:p>bi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35]+1" office:value-type="float" office:value="843">
            <text:p>843</text:p>
          </table:table-cell>
          <table:table-cell table:formula="of:=CONCATENATE([.$A1236];TEXT([.$B1236];&quot;#####&quot;))" office:value-type="string" office:string-value="SER_843">
            <text:p>SER_843</text:p>
          </table:table-cell>
          <table:table-cell office:value-type="string">
            <text:p>trinidad_and_tobago_dollar</text:p>
          </table:table-cell>
          <table:table-cell office:value-type="string">
            <text:p>trinidad and tobago dollar</text:p>
          </table:table-cell>
          <table:table-cell office:value-type="string">
            <text:p>tt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36]+1" office:value-type="float" office:value="844">
            <text:p>844</text:p>
          </table:table-cell>
          <table:table-cell table:formula="of:=CONCATENATE([.$A1237];TEXT([.$B1237];&quot;#####&quot;))" office:value-type="string" office:string-value="SER_844">
            <text:p>SER_844</text:p>
          </table:table-cell>
          <table:table-cell office:value-type="string">
            <text:p>kilogram_per_cubic_centimeter</text:p>
          </table:table-cell>
          <table:table-cell office:value-type="string">
            <text:p>kilogram per cubic centimeter</text:p>
          </table:table-cell>
          <table:table-cell office:value-type="string">
            <text:p>kg/cm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237]+1" office:value-type="float" office:value="845">
            <text:p>845</text:p>
          </table:table-cell>
          <table:table-cell table:formula="of:=CONCATENATE([.$A1238];TEXT([.$B1238];&quot;#####&quot;))" office:value-type="string" office:string-value="SER_845">
            <text:p>SER_845</text:p>
          </table:table-cell>
          <table:table-cell table:number-columns-repeated="2" office:value-type="string">
            <text:p>scruple</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38]+1" office:value-type="float" office:value="846">
            <text:p>846</text:p>
          </table:table-cell>
          <table:table-cell table:formula="of:=CONCATENATE([.$A1239];TEXT([.$B1239];&quot;#####&quot;))" office:value-type="string" office:string-value="SER_846">
            <text:p>SER_846</text:p>
          </table:table-cell>
          <table:table-cell office:value-type="string">
            <text:p>u.s._gallon_per_second</text:p>
          </table:table-cell>
          <table:table-cell office:value-type="string">
            <text:p>u.s. gallon per second</text:p>
          </table:table-cell>
          <table:table-cell office:value-type="string">
            <text:p>gps</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239]+1" office:value-type="float" office:value="847">
            <text:p>847</text:p>
          </table:table-cell>
          <table:table-cell table:formula="of:=CONCATENATE([.$A1240];TEXT([.$B1240];&quot;#####&quot;))" office:value-type="string" office:string-value="SER_847">
            <text:p>SER_847</text:p>
          </table:table-cell>
          <table:table-cell office:value-type="string">
            <text:p>kibibyte_per_hour</text:p>
          </table:table-cell>
          <table:table-cell office:value-type="string">
            <text:p>kibibyte per hour</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40]+1" office:value-type="float" office:value="848">
            <text:p>848</text:p>
          </table:table-cell>
          <table:table-cell table:formula="of:=CONCATENATE([.$A1241];TEXT([.$B1241];&quot;#####&quot;))" office:value-type="string" office:string-value="SER_848">
            <text:p>SER_848</text:p>
          </table:table-cell>
          <table:table-cell office:value-type="string">
            <text:p>barrel_(petroleum)</text:p>
          </table:table-cell>
          <table:table-cell office:value-type="string">
            <text:p>barrel (petroleu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41]+1" office:value-type="float" office:value="849">
            <text:p>849</text:p>
          </table:table-cell>
          <table:table-cell table:formula="of:=CONCATENATE([.$A1242];TEXT([.$B1242];&quot;#####&quot;))" office:value-type="string" office:string-value="SER_849">
            <text:p>SER_849</text:p>
          </table:table-cell>
          <table:table-cell office:value-type="string">
            <text:p>kilometer_per_second_squared</text:p>
          </table:table-cell>
          <table:table-cell office:value-type="string">
            <text:p>kilometer per second squared</text:p>
          </table:table-cell>
          <table:table-cell office:value-type="string">
            <text:p>km/s²</text:p>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242]+1" office:value-type="float" office:value="850">
            <text:p>850</text:p>
          </table:table-cell>
          <table:table-cell table:formula="of:=CONCATENATE([.$A1243];TEXT([.$B1243];&quot;#####&quot;))" office:value-type="string" office:string-value="SER_850">
            <text:p>SER_850</text:p>
          </table:table-cell>
          <table:table-cell office:value-type="string">
            <text:p>zambian_kwacha</text:p>
          </table:table-cell>
          <table:table-cell office:value-type="string">
            <text:p>zambian kwacha</text:p>
          </table:table-cell>
          <table:table-cell office:value-type="string">
            <text:p>zmw</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43]+1" office:value-type="float" office:value="851">
            <text:p>851</text:p>
          </table:table-cell>
          <table:table-cell table:formula="of:=CONCATENATE([.$A1244];TEXT([.$B1244];&quot;#####&quot;))" office:value-type="string" office:string-value="SER_851">
            <text:p>SER_851</text:p>
          </table:table-cell>
          <table:table-cell office:value-type="string">
            <text:p>singapore_dollar</text:p>
          </table:table-cell>
          <table:table-cell office:value-type="string">
            <text:p>singapore dollar</text:p>
          </table:table-cell>
          <table:table-cell office:value-type="string">
            <text:p>sgd,$,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44]+1" office:value-type="float" office:value="852">
            <text:p>852</text:p>
          </table:table-cell>
          <table:table-cell table:formula="of:=CONCATENATE([.$A1245];TEXT([.$B1245];&quot;#####&quot;))" office:value-type="string" office:string-value="SER_852">
            <text:p>SER_852</text:p>
          </table:table-cell>
          <table:table-cell office:value-type="string">
            <text:p>u.s._gallon_per_minute</text:p>
          </table:table-cell>
          <table:table-cell office:value-type="string">
            <text:p>u.s. gallon per minute</text:p>
          </table:table-cell>
          <table:table-cell office:value-type="string">
            <text:p>gpm</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245]+1" office:value-type="float" office:value="853">
            <text:p>853</text:p>
          </table:table-cell>
          <table:table-cell table:formula="of:=CONCATENATE([.$A1246];TEXT([.$B1246];&quot;#####&quot;))" office:value-type="string" office:string-value="SER_853">
            <text:p>SER_853</text:p>
          </table:table-cell>
          <table:table-cell office:value-type="string">
            <text:p>planck_force</text:p>
          </table:table-cell>
          <table:table-cell office:value-type="string">
            <text:p>planck force</text:p>
          </table:table-cell>
          <table:table-cell office:value-type="string">
            <text:p>lmt⁻²</text:p>
          </table:table-cell>
          <table:table-cell office:value-type="string">
            <text:p>force</text:p>
          </table:table-cell>
          <table:table-cell table:number-columns-repeated="2"/>
        </table:table-row>
        <table:table-row table:style-name="ro1">
          <table:table-cell table:formula="of:=&quot;SER_&quot;" office:value-type="string" office:string-value="SER_">
            <text:p>SER_</text:p>
          </table:table-cell>
          <table:table-cell table:formula="of:=[.B1246]+1" office:value-type="float" office:value="854">
            <text:p>854</text:p>
          </table:table-cell>
          <table:table-cell table:formula="of:=CONCATENATE([.$A1247];TEXT([.$B1247];&quot;#####&quot;))" office:value-type="string" office:string-value="SER_854">
            <text:p>SER_854</text:p>
          </table:table-cell>
          <table:table-cell table:number-columns-repeated="2" office:value-type="string">
            <text:p>uger</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247]+1" office:value-type="float" office:value="855">
            <text:p>855</text:p>
          </table:table-cell>
          <table:table-cell table:formula="of:=CONCATENATE([.$A1248];TEXT([.$B1248];&quot;#####&quot;))" office:value-type="string" office:string-value="SER_855">
            <text:p>SER_855</text:p>
          </table:table-cell>
          <table:table-cell office:value-type="string">
            <text:p>acre_foot__per_year</text:p>
          </table:table-cell>
          <table:table-cell office:value-type="string">
            <text:p>acre foot <text:s/>per year</text:p>
          </table:table-cell>
          <table:table-cell/>
          <table:table-cell office:value-type="string">
            <text:p>flow_rate_volume</text:p>
          </table:table-cell>
          <table:table-cell table:number-columns-repeated="2"/>
        </table:table-row>
        <table:table-row table:style-name="ro2">
          <table:table-cell table:formula="of:=&quot;SER_&quot;" office:value-type="string" office:string-value="SER_">
            <text:p>SER_</text:p>
          </table:table-cell>
          <table:table-cell table:formula="of:=[.B1248]+1" office:value-type="float" office:value="856">
            <text:p>856</text:p>
          </table:table-cell>
          <table:table-cell table:formula="of:=CONCATENATE([.$A1249];TEXT([.$B1249];&quot;#####&quot;))" office:value-type="string" office:string-value="SER_856">
            <text:p>SER_856</text:p>
          </table:table-cell>
          <table:table-cell office:value-type="string">
            <text:p>fang_zhang_(方丈)</text:p>
          </table:table-cell>
          <table:table-cell office:value-type="string">
            <text:p>fang zhang (方丈)</text:p>
          </table:table-cell>
          <table:table-cell office:value-type="string">
            <text:p>zhang²</text:p>
          </table:table-cell>
          <table:table-cell office:value-type="string">
            <text:p>area</text:p>
          </table:table-cell>
          <table:table-cell table:number-columns-repeated="2"/>
        </table:table-row>
        <table:table-row table:style-name="ro2">
          <table:table-cell table:formula="of:=&quot;SER_&quot;" office:value-type="string" office:string-value="SER_">
            <text:p>SER_</text:p>
          </table:table-cell>
          <table:table-cell table:formula="of:=[.B1249]+1" office:value-type="float" office:value="857">
            <text:p>857</text:p>
          </table:table-cell>
          <table:table-cell table:formula="of:=CONCATENATE([.$A1250];TEXT([.$B1250];&quot;#####&quot;))" office:value-type="string" office:string-value="SER_857">
            <text:p>SER_857</text:p>
          </table:table-cell>
          <table:table-cell office:value-type="string">
            <text:p>qian_(市钱)</text:p>
          </table:table-cell>
          <table:table-cell office:value-type="string">
            <text:p>qian (市钱)</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50]+1" office:value-type="float" office:value="858">
            <text:p>858</text:p>
          </table:table-cell>
          <table:table-cell table:formula="of:=CONCATENATE([.$A1251];TEXT([.$B1251];&quot;#####&quot;))" office:value-type="string" office:string-value="SER_858">
            <text:p>SER_858</text:p>
          </table:table-cell>
          <table:table-cell table:number-columns-repeated="2" office:value-type="string">
            <text:p>pyad</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51]+1" office:value-type="float" office:value="859">
            <text:p>859</text:p>
          </table:table-cell>
          <table:table-cell table:formula="of:=CONCATENATE([.$A1252];TEXT([.$B1252];&quot;#####&quot;))" office:value-type="string" office:string-value="SER_859">
            <text:p>SER_859</text:p>
          </table:table-cell>
          <table:table-cell table:number-columns-repeated="2" office:value-type="string">
            <text:p>escrópulo</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52]+1" office:value-type="float" office:value="860">
            <text:p>860</text:p>
          </table:table-cell>
          <table:table-cell table:formula="of:=CONCATENATE([.$A1253];TEXT([.$B1253];&quot;#####&quot;))" office:value-type="string" office:string-value="SER_860">
            <text:p>SER_860</text:p>
          </table:table-cell>
          <table:table-cell office:value-type="string">
            <text:p>gigabyte_per_day</text:p>
          </table:table-cell>
          <table:table-cell office:value-type="string">
            <text:p>gigabyte per day</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53]+1" office:value-type="float" office:value="861">
            <text:p>861</text:p>
          </table:table-cell>
          <table:table-cell table:formula="of:=CONCATENATE([.$A1254];TEXT([.$B1254];&quot;#####&quot;))" office:value-type="string" office:string-value="SER_861">
            <text:p>SER_861</text:p>
          </table:table-cell>
          <table:table-cell office:value-type="string">
            <text:p>swiss_franc_fr</text:p>
          </table:table-cell>
          <table:table-cell office:value-type="string">
            <text:p>swiss franc_fr</text:p>
          </table:table-cell>
          <table:table-cell office:value-type="string">
            <text:p>ch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54]+1" office:value-type="float" office:value="862">
            <text:p>862</text:p>
          </table:table-cell>
          <table:table-cell table:formula="of:=CONCATENATE([.$A1255];TEXT([.$B1255];&quot;#####&quot;))" office:value-type="string" office:string-value="SER_862">
            <text:p>SER_862</text:p>
          </table:table-cell>
          <table:table-cell office:value-type="string">
            <text:p>kilobyte_per_hour</text:p>
          </table:table-cell>
          <table:table-cell office:value-type="string">
            <text:p>kilobyte per hour</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55]+1" office:value-type="float" office:value="863">
            <text:p>863</text:p>
          </table:table-cell>
          <table:table-cell table:formula="of:=CONCATENATE([.$A1256];TEXT([.$B1256];&quot;#####&quot;))" office:value-type="string" office:string-value="SER_863">
            <text:p>SER_863</text:p>
          </table:table-cell>
          <table:table-cell office:value-type="string">
            <text:p>second_per_100_metres</text:p>
          </table:table-cell>
          <table:table-cell office:value-type="string">
            <text:p>second per 100 metres</text:p>
          </table:table-cell>
          <table:table-cell/>
          <table:table-cell office:value-type="string">
            <text:p>speed</text:p>
          </table:table-cell>
          <table:table-cell table:number-columns-repeated="2"/>
        </table:table-row>
        <table:table-row table:style-name="ro1">
          <table:table-cell table:formula="of:=&quot;SER_&quot;" office:value-type="string" office:string-value="SER_">
            <text:p>SER_</text:p>
          </table:table-cell>
          <table:table-cell table:formula="of:=[.B1256]+1" office:value-type="float" office:value="864">
            <text:p>864</text:p>
          </table:table-cell>
          <table:table-cell table:formula="of:=CONCATENATE([.$A1257];TEXT([.$B1257];&quot;#####&quot;))" office:value-type="string" office:string-value="SER_864">
            <text:p>SER_864</text:p>
          </table:table-cell>
          <table:table-cell office:value-type="string">
            <text:p>belarusian_ruble</text:p>
          </table:table-cell>
          <table:table-cell office:value-type="string">
            <text:p>belarusian ruble</text:p>
          </table:table-cell>
          <table:table-cell office:value-type="string">
            <text:p>by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57]+1" office:value-type="float" office:value="865">
            <text:p>865</text:p>
          </table:table-cell>
          <table:table-cell table:formula="of:=CONCATENATE([.$A1258];TEXT([.$B1258];&quot;#####&quot;))" office:value-type="string" office:string-value="SER_865">
            <text:p>SER_865</text:p>
          </table:table-cell>
          <table:table-cell office:value-type="string">
            <text:p>second_per_mebibyte</text:p>
          </table:table-cell>
          <table:table-cell office:value-type="string">
            <text:p>second per mebi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58]+1" office:value-type="float" office:value="866">
            <text:p>866</text:p>
          </table:table-cell>
          <table:table-cell table:formula="of:=CONCATENATE([.$A1259];TEXT([.$B1259];&quot;#####&quot;))" office:value-type="string" office:string-value="SER_866">
            <text:p>SER_866</text:p>
          </table:table-cell>
          <table:table-cell office:value-type="string">
            <text:p>cubic_inch_per_hour</text:p>
          </table:table-cell>
          <table:table-cell office:value-type="string">
            <text:p>cubic inch per hour</text:p>
          </table:table-cell>
          <table:table-cell office:value-type="string">
            <text:p>in³/hour</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259]+1" office:value-type="float" office:value="867">
            <text:p>867</text:p>
          </table:table-cell>
          <table:table-cell table:formula="of:=CONCATENATE([.$A1260];TEXT([.$B1260];&quot;#####&quot;))" office:value-type="string" office:string-value="SER_867">
            <text:p>SER_867</text:p>
          </table:table-cell>
          <table:table-cell office:value-type="string">
            <text:p>millimeter_per_second_squared</text:p>
          </table:table-cell>
          <table:table-cell office:value-type="string">
            <text:p>millimeter per second squared</text:p>
          </table:table-cell>
          <table:table-cell office:value-type="string">
            <text:p>mm/s²</text:p>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260]+1" office:value-type="float" office:value="868">
            <text:p>868</text:p>
          </table:table-cell>
          <table:table-cell table:formula="of:=CONCATENATE([.$A1261];TEXT([.$B1261];&quot;#####&quot;))" office:value-type="string" office:string-value="SER_868">
            <text:p>SER_868</text:p>
          </table:table-cell>
          <table:table-cell table:number-columns-repeated="2" office:value-type="string">
            <text:p>oc-12</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61]+1" office:value-type="float" office:value="869">
            <text:p>869</text:p>
          </table:table-cell>
          <table:table-cell table:formula="of:=CONCATENATE([.$A1262];TEXT([.$B1262];&quot;#####&quot;))" office:value-type="string" office:string-value="SER_869">
            <text:p>SER_869</text:p>
          </table:table-cell>
          <table:table-cell office:value-type="string">
            <text:p>cuerda_of_puerto_rico</text:p>
          </table:table-cell>
          <table:table-cell office:value-type="string">
            <text:p>cuerda of puerto rico</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262]+1" office:value-type="float" office:value="870">
            <text:p>870</text:p>
          </table:table-cell>
          <table:table-cell table:formula="of:=CONCATENATE([.$A1263];TEXT([.$B1263];&quot;#####&quot;))" office:value-type="string" office:string-value="SER_870">
            <text:p>SER_870</text:p>
          </table:table-cell>
          <table:table-cell table:number-columns-repeated="2" office:value-type="string">
            <text:p>microgray</text:p>
          </table:table-cell>
          <table:table-cell office:value-type="string">
            <text:p>µgy</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1263]+1" office:value-type="float" office:value="871">
            <text:p>871</text:p>
          </table:table-cell>
          <table:table-cell table:formula="of:=CONCATENATE([.$A1264];TEXT([.$B1264];&quot;#####&quot;))" office:value-type="string" office:string-value="SER_871">
            <text:p>SER_871</text:p>
          </table:table-cell>
          <table:table-cell office:value-type="string">
            <text:p>cubic_inch_per_second</text:p>
          </table:table-cell>
          <table:table-cell office:value-type="string">
            <text:p>cubic inch per second</text:p>
          </table:table-cell>
          <table:table-cell office:value-type="string">
            <text:p>in³/s</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264]+1" office:value-type="float" office:value="872">
            <text:p>872</text:p>
          </table:table-cell>
          <table:table-cell table:formula="of:=CONCATENATE([.$A1265];TEXT([.$B1265];&quot;#####&quot;))" office:value-type="string" office:string-value="SER_872">
            <text:p>SER_872</text:p>
          </table:table-cell>
          <table:table-cell office:value-type="string">
            <text:p>indian_rupee</text:p>
          </table:table-cell>
          <table:table-cell office:value-type="string">
            <text:p>indian rupee</text:p>
          </table:table-cell>
          <table:table-cell office:value-type="string">
            <text:p>in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65]+1" office:value-type="float" office:value="873">
            <text:p>873</text:p>
          </table:table-cell>
          <table:table-cell table:formula="of:=CONCATENATE([.$A1266];TEXT([.$B1266];&quot;#####&quot;))" office:value-type="string" office:string-value="SER_873">
            <text:p>SER_873</text:p>
          </table:table-cell>
          <table:table-cell table:number-columns-repeated="2" office:value-type="string">
            <text:p>adsl2</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66]+1" office:value-type="float" office:value="874">
            <text:p>874</text:p>
          </table:table-cell>
          <table:table-cell table:formula="of:=CONCATENATE([.$A1267];TEXT([.$B1267];&quot;#####&quot;))" office:value-type="string" office:string-value="SER_874">
            <text:p>SER_874</text:p>
          </table:table-cell>
          <table:table-cell table:number-columns-repeated="2" office:value-type="string">
            <text:p>garnetz</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67]+1" office:value-type="float" office:value="875">
            <text:p>875</text:p>
          </table:table-cell>
          <table:table-cell table:formula="of:=CONCATENATE([.$A1268];TEXT([.$B1268];&quot;#####&quot;))" office:value-type="string" office:string-value="SER_875">
            <text:p>SER_875</text:p>
          </table:table-cell>
          <table:table-cell office:value-type="string">
            <text:p>yemeni_rial</text:p>
          </table:table-cell>
          <table:table-cell office:value-type="string">
            <text:p>yemeni rial</text:p>
          </table:table-cell>
          <table:table-cell office:value-type="string">
            <text:p>ye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68]+1" office:value-type="float" office:value="876">
            <text:p>876</text:p>
          </table:table-cell>
          <table:table-cell table:formula="of:=CONCATENATE([.$A1269];TEXT([.$B1269];&quot;#####&quot;))" office:value-type="string" office:string-value="SER_876">
            <text:p>SER_876</text:p>
          </table:table-cell>
          <table:table-cell office:value-type="string">
            <text:p>standard_acceleration_of_free_fall_on_earth</text:p>
          </table:table-cell>
          <table:table-cell office:value-type="string">
            <text:p>standard acceleration of free fall on earth</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269]+1" office:value-type="float" office:value="877">
            <text:p>877</text:p>
          </table:table-cell>
          <table:table-cell table:formula="of:=CONCATENATE([.$A1270];TEXT([.$B1270];&quot;#####&quot;))" office:value-type="string" office:string-value="SER_877">
            <text:p>SER_877</text:p>
          </table:table-cell>
          <table:table-cell table:number-columns-repeated="2" office:value-type="string">
            <text:p>palm</text:p>
          </table:table-cell>
          <table:table-cell office:value-type="string">
            <text:p>plm</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70]+1" office:value-type="float" office:value="878">
            <text:p>878</text:p>
          </table:table-cell>
          <table:table-cell table:formula="of:=CONCATENATE([.$A1271];TEXT([.$B1271];&quot;#####&quot;))" office:value-type="string" office:string-value="SER_878">
            <text:p>SER_878</text:p>
          </table:table-cell>
          <table:table-cell office:value-type="string">
            <text:p>hong_kong_dollar_$</text:p>
          </table:table-cell>
          <table:table-cell office:value-type="string">
            <text:p>hong kong dollar_$</text:p>
          </table:table-cell>
          <table:table-cell office:value-type="string">
            <text:p>hkd,$,h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71]+1" office:value-type="float" office:value="879">
            <text:p>879</text:p>
          </table:table-cell>
          <table:table-cell table:formula="of:=CONCATENATE([.$A1272];TEXT([.$B1272];&quot;#####&quot;))" office:value-type="string" office:string-value="SER_879">
            <text:p>SER_879</text:p>
          </table:table-cell>
          <table:table-cell office:value-type="string">
            <text:p>makhovaya_sazhen</text:p>
          </table:table-cell>
          <table:table-cell office:value-type="string">
            <text:p>makhovaya sazhe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72]+1" office:value-type="float" office:value="880">
            <text:p>880</text:p>
          </table:table-cell>
          <table:table-cell table:formula="of:=CONCATENATE([.$A1273];TEXT([.$B1273];&quot;#####&quot;))" office:value-type="string" office:string-value="SER_880">
            <text:p>SER_880</text:p>
          </table:table-cell>
          <table:table-cell office:value-type="string">
            <text:p>gram_per_day</text:p>
          </table:table-cell>
          <table:table-cell office:value-type="string">
            <text:p>gram per day</text:p>
          </table:table-cell>
          <table:table-cell office:value-type="string">
            <text:p>g/day</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273]+1" office:value-type="float" office:value="881">
            <text:p>881</text:p>
          </table:table-cell>
          <table:table-cell table:formula="of:=CONCATENATE([.$A1274];TEXT([.$B1274];&quot;#####&quot;))" office:value-type="string" office:string-value="SER_881">
            <text:p>SER_881</text:p>
          </table:table-cell>
          <table:table-cell office:value-type="string">
            <text:p>east_caribbean_dollar</text:p>
          </table:table-cell>
          <table:table-cell office:value-type="string">
            <text:p>east caribbean dollar</text:p>
          </table:table-cell>
          <table:table-cell office:value-type="string">
            <text:p>xcd,ec$,$</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74]+1" office:value-type="float" office:value="882">
            <text:p>882</text:p>
          </table:table-cell>
          <table:table-cell table:formula="of:=CONCATENATE([.$A1275];TEXT([.$B1275];&quot;#####&quot;))" office:value-type="string" office:string-value="SER_882">
            <text:p>SER_882</text:p>
          </table:table-cell>
          <table:table-cell office:value-type="string">
            <text:p>cubic_foot_per_minute</text:p>
          </table:table-cell>
          <table:table-cell office:value-type="string">
            <text:p>cubic foot per minute</text:p>
          </table:table-cell>
          <table:table-cell office:value-type="string">
            <text:p>ft³/min</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275]+1" office:value-type="float" office:value="883">
            <text:p>883</text:p>
          </table:table-cell>
          <table:table-cell table:formula="of:=CONCATENATE([.$A1276];TEXT([.$B1276];&quot;#####&quot;))" office:value-type="string" office:string-value="SER_883">
            <text:p>SER_883</text:p>
          </table:table-cell>
          <table:table-cell table:number-columns-repeated="2" office:value-type="string">
            <text:p>gross</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276]+1" office:value-type="float" office:value="884">
            <text:p>884</text:p>
          </table:table-cell>
          <table:table-cell table:formula="of:=CONCATENATE([.$A1277];TEXT([.$B1277];&quot;#####&quot;))" office:value-type="string" office:string-value="SER_884">
            <text:p>SER_884</text:p>
          </table:table-cell>
          <table:table-cell office:value-type="string">
            <text:p>cetverik_(mera)</text:p>
          </table:table-cell>
          <table:table-cell office:value-type="string">
            <text:p>cetverik (mer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77]+1" office:value-type="float" office:value="885">
            <text:p>885</text:p>
          </table:table-cell>
          <table:table-cell table:formula="of:=CONCATENATE([.$A1278];TEXT([.$B1278];&quot;#####&quot;))" office:value-type="string" office:string-value="SER_885">
            <text:p>SER_885</text:p>
          </table:table-cell>
          <table:table-cell office:value-type="string">
            <text:p>second_per_gibibyte</text:p>
          </table:table-cell>
          <table:table-cell office:value-type="string">
            <text:p>second per gibibyte</text:p>
          </table:table-cell>
          <table:table-cell/>
          <table:table-cell office:value-type="string">
            <text:p>data_transfer_rate</text:p>
          </table:table-cell>
          <table:table-cell table:number-columns-repeated="2"/>
        </table:table-row>
        <table:table-row table:style-name="ro2">
          <table:table-cell table:formula="of:=&quot;SER_&quot;" office:value-type="string" office:string-value="SER_">
            <text:p>SER_</text:p>
          </table:table-cell>
          <table:table-cell table:formula="of:=[.B1278]+1" office:value-type="float" office:value="886">
            <text:p>886</text:p>
          </table:table-cell>
          <table:table-cell table:formula="of:=CONCATENATE([.$A1279];TEXT([.$B1279];&quot;#####&quot;))" office:value-type="string" office:string-value="SER_886">
            <text:p>SER_886</text:p>
          </table:table-cell>
          <table:table-cell office:value-type="string">
            <text:p>cek_(尺)</text:p>
          </table:table-cell>
          <table:table-cell office:value-type="string">
            <text:p>cek (尺)</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279]+1" office:value-type="float" office:value="887">
            <text:p>887</text:p>
          </table:table-cell>
          <table:table-cell table:formula="of:=CONCATENATE([.$A1280];TEXT([.$B1280];&quot;#####&quot;))" office:value-type="string" office:string-value="SER_887">
            <text:p>SER_887</text:p>
          </table:table-cell>
          <table:table-cell table:number-columns-repeated="2" office:value-type="string">
            <text:p>micro</text:p>
          </table:table-cell>
          <table:table-cell office:value-type="string">
            <text:p>µ,mc</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280]+1" office:value-type="float" office:value="888">
            <text:p>888</text:p>
          </table:table-cell>
          <table:table-cell table:formula="of:=CONCATENATE([.$A1281];TEXT([.$B1281];&quot;#####&quot;))" office:value-type="string" office:string-value="SER_888">
            <text:p>SER_888</text:p>
          </table:table-cell>
          <table:table-cell office:value-type="string">
            <text:p>cubic_parsec</text:p>
          </table:table-cell>
          <table:table-cell office:value-type="string">
            <text:p>cubic parsec</text:p>
          </table:table-cell>
          <table:table-cell office:value-type="string">
            <text:p>pc³</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81]+1" office:value-type="float" office:value="889">
            <text:p>889</text:p>
          </table:table-cell>
          <table:table-cell table:formula="of:=CONCATENATE([.$A1282];TEXT([.$B1282];&quot;#####&quot;))" office:value-type="string" office:string-value="SER_889">
            <text:p>SER_889</text:p>
          </table:table-cell>
          <table:table-cell office:value-type="string">
            <text:p>planck_temperature</text:p>
          </table:table-cell>
          <table:table-cell office:value-type="string">
            <text:p>planck temperature</text:p>
          </table:table-cell>
          <table:table-cell office:value-type="string">
            <text:p>Θ</text:p>
          </table:table-cell>
          <table:table-cell office:value-type="string">
            <text:p>temperature-inc</text:p>
          </table:table-cell>
          <table:table-cell table:number-columns-repeated="2"/>
        </table:table-row>
        <table:table-row table:style-name="ro1">
          <table:table-cell table:formula="of:=&quot;SER_&quot;" office:value-type="string" office:string-value="SER_">
            <text:p>SER_</text:p>
          </table:table-cell>
          <table:table-cell table:formula="of:=[.B1282]+1" office:value-type="float" office:value="890">
            <text:p>890</text:p>
          </table:table-cell>
          <table:table-cell table:formula="of:=CONCATENATE([.$A1283];TEXT([.$B1283];&quot;#####&quot;))" office:value-type="string" office:string-value="SER_890">
            <text:p>SER_890</text:p>
          </table:table-cell>
          <table:table-cell table:number-columns-repeated="2" office:value-type="string">
            <text:p>octet</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283]+1" office:value-type="float" office:value="891">
            <text:p>891</text:p>
          </table:table-cell>
          <table:table-cell table:formula="of:=CONCATENATE([.$A1284];TEXT([.$B1284];&quot;#####&quot;))" office:value-type="string" office:string-value="SER_891">
            <text:p>SER_891</text:p>
          </table:table-cell>
          <table:table-cell table:number-columns-repeated="2" office:value-type="string">
            <text:p>modiu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84]+1" office:value-type="float" office:value="892">
            <text:p>892</text:p>
          </table:table-cell>
          <table:table-cell table:formula="of:=CONCATENATE([.$A1285];TEXT([.$B1285];&quot;#####&quot;))" office:value-type="string" office:string-value="SER_892">
            <text:p>SER_892</text:p>
          </table:table-cell>
          <table:table-cell office:value-type="string">
            <text:p>malawian_kwacha</text:p>
          </table:table-cell>
          <table:table-cell office:value-type="string">
            <text:p>malawian kwacha</text:p>
          </table:table-cell>
          <table:table-cell office:value-type="string">
            <text:p>mw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85]+1" office:value-type="float" office:value="893">
            <text:p>893</text:p>
          </table:table-cell>
          <table:table-cell table:formula="of:=CONCATENATE([.$A1286];TEXT([.$B1286];&quot;#####&quot;))" office:value-type="string" office:string-value="SER_893">
            <text:p>SER_893</text:p>
          </table:table-cell>
          <table:table-cell office:value-type="string">
            <text:p>byte_per_minute</text:p>
          </table:table-cell>
          <table:table-cell office:value-type="string">
            <text:p>byte per minute</text:p>
          </table:table-cell>
          <table:table-cell/>
          <table:table-cell office:value-type="string">
            <text:p>data_transfer_rate</text:p>
          </table:table-cell>
          <table:table-cell table:number-columns-repeated="2"/>
        </table:table-row>
        <table:table-row table:style-name="ro3">
          <table:table-cell table:formula="of:=&quot;SER_&quot;" office:value-type="string" office:string-value="SER_">
            <text:p>SER_</text:p>
          </table:table-cell>
          <table:table-cell table:formula="of:=[.B1286]+1" office:value-type="float" office:value="894">
            <text:p>894</text:p>
          </table:table-cell>
          <table:table-cell table:formula="of:=CONCATENATE([.$A1287];TEXT([.$B1287];&quot;#####&quot;))" office:value-type="string" office:string-value="SER_894">
            <text:p>SER_894</text:p>
          </table:table-cell>
          <table:table-cell office:value-type="string">
            <text:p>rai_(ไร่)</text:p>
          </table:table-cell>
          <table:table-cell office:value-type="string">
            <text:p>rai (ไร่)</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287]+1" office:value-type="float" office:value="895">
            <text:p>895</text:p>
          </table:table-cell>
          <table:table-cell table:formula="of:=CONCATENATE([.$A1288];TEXT([.$B1288];&quot;#####&quot;))" office:value-type="string" office:string-value="SER_895">
            <text:p>SER_895</text:p>
          </table:table-cell>
          <table:table-cell office:value-type="string">
            <text:p>density_of_air_at_sea_level</text:p>
          </table:table-cell>
          <table:table-cell office:value-type="string">
            <text:p>density of air at sea level</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288]+1" office:value-type="float" office:value="896">
            <text:p>896</text:p>
          </table:table-cell>
          <table:table-cell table:formula="of:=CONCATENATE([.$A1289];TEXT([.$B1289];&quot;#####&quot;))" office:value-type="string" office:string-value="SER_896">
            <text:p>SER_896</text:p>
          </table:table-cell>
          <table:table-cell office:value-type="string">
            <text:p>ounce_per_u.s._bushel</text:p>
          </table:table-cell>
          <table:table-cell office:value-type="string">
            <text:p>ounce per u.s. bushel</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289]+1" office:value-type="float" office:value="897">
            <text:p>897</text:p>
          </table:table-cell>
          <table:table-cell table:formula="of:=CONCATENATE([.$A1290];TEXT([.$B1290];&quot;#####&quot;))" office:value-type="string" office:string-value="SER_897">
            <text:p>SER_897</text:p>
          </table:table-cell>
          <table:table-cell table:number-columns-repeated="2" office:value-type="string">
            <text:p>cord</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290]+1" office:value-type="float" office:value="898">
            <text:p>898</text:p>
          </table:table-cell>
          <table:table-cell table:formula="of:=CONCATENATE([.$A1291];TEXT([.$B1291];&quot;#####&quot;))" office:value-type="string" office:string-value="SER_898">
            <text:p>SER_898</text:p>
          </table:table-cell>
          <table:table-cell office:value-type="string">
            <text:p>dracontic_month</text:p>
          </table:table-cell>
          <table:table-cell office:value-type="string">
            <text:p>dracontic month</text:p>
          </table:table-cell>
          <table:table-cell/>
          <table:table-cell office:value-type="string">
            <text:p>time</text:p>
          </table:table-cell>
          <table:table-cell table:number-columns-repeated="2"/>
        </table:table-row>
        <table:table-row table:style-name="ro1">
          <table:table-cell table:formula="of:=&quot;SER_&quot;" office:value-type="string" office:string-value="SER_">
            <text:p>SER_</text:p>
          </table:table-cell>
          <table:table-cell table:formula="of:=[.B1291]+1" office:value-type="float" office:value="899">
            <text:p>899</text:p>
          </table:table-cell>
          <table:table-cell table:formula="of:=CONCATENATE([.$A1292];TEXT([.$B1292];&quot;#####&quot;))" office:value-type="string" office:string-value="SER_899">
            <text:p>SER_899</text:p>
          </table:table-cell>
          <table:table-cell table:number-columns-repeated="2" office:value-type="string">
            <text:p>bek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92]+1" office:value-type="float" office:value="900">
            <text:p>900</text:p>
          </table:table-cell>
          <table:table-cell table:formula="of:=CONCATENATE([.$A1293];TEXT([.$B1293];&quot;#####&quot;))" office:value-type="string" office:string-value="SER_900">
            <text:p>SER_900</text:p>
          </table:table-cell>
          <table:table-cell office:value-type="string">
            <text:p>cambodian_riel</text:p>
          </table:table-cell>
          <table:table-cell office:value-type="string">
            <text:p>cambodian riel</text:p>
          </table:table-cell>
          <table:table-cell office:value-type="string">
            <text:p>kh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293]+1" office:value-type="float" office:value="901">
            <text:p>901</text:p>
          </table:table-cell>
          <table:table-cell table:formula="of:=CONCATENATE([.$A1294];TEXT([.$B1294];&quot;#####&quot;))" office:value-type="string" office:string-value="SER_901">
            <text:p>SER_901</text:p>
          </table:table-cell>
          <table:table-cell office:value-type="string">
            <text:p>megabyte_per_week</text:p>
          </table:table-cell>
          <table:table-cell office:value-type="string">
            <text:p>megabyte per week</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294]+1" office:value-type="float" office:value="902">
            <text:p>902</text:p>
          </table:table-cell>
          <table:table-cell table:formula="of:=CONCATENATE([.$A1295];TEXT([.$B1295];&quot;#####&quot;))" office:value-type="string" office:string-value="SER_902">
            <text:p>SER_902</text:p>
          </table:table-cell>
          <table:table-cell office:value-type="string">
            <text:p>stadium_olympic</text:p>
          </table:table-cell>
          <table:table-cell office:value-type="string">
            <text:p>stadium olympic</text:p>
          </table:table-cell>
          <table:table-cell/>
          <table:table-cell office:value-type="string">
            <text:p>length</text:p>
          </table:table-cell>
          <table:table-cell table:number-columns-repeated="2"/>
        </table:table-row>
        <table:table-row table:style-name="ro3">
          <table:table-cell table:formula="of:=&quot;SER_&quot;" office:value-type="string" office:string-value="SER_">
            <text:p>SER_</text:p>
          </table:table-cell>
          <table:table-cell table:formula="of:=[.B1295]+1" office:value-type="float" office:value="903">
            <text:p>903</text:p>
          </table:table-cell>
          <table:table-cell table:formula="of:=CONCATENATE([.$A1296];TEXT([.$B1296];&quot;#####&quot;))" office:value-type="string" office:string-value="SER_903">
            <text:p>SER_903</text:p>
          </table:table-cell>
          <table:table-cell office:value-type="string">
            <text:p>seek_(ซีก)</text:p>
          </table:table-cell>
          <table:table-cell office:value-type="string">
            <text:p>seek (ซีก)</text:p>
          </table:table-cell>
          <table:table-cell/>
          <table:table-cell office:value-type="string">
            <text:p>weight</text:p>
          </table:table-cell>
          <table:table-cell table:number-columns-repeated="2"/>
        </table:table-row>
        <table:table-row table:style-name="ro3">
          <table:table-cell table:formula="of:=&quot;SER_&quot;" office:value-type="string" office:string-value="SER_">
            <text:p>SER_</text:p>
          </table:table-cell>
          <table:table-cell table:formula="of:=[.B1296]+1" office:value-type="float" office:value="904">
            <text:p>904</text:p>
          </table:table-cell>
          <table:table-cell table:formula="of:=CONCATENATE([.$A1297];TEXT([.$B1297];&quot;#####&quot;))" office:value-type="string" office:string-value="SER_904">
            <text:p>SER_904</text:p>
          </table:table-cell>
          <table:table-cell office:value-type="string">
            <text:p>bia_(เบี้ย)</text:p>
          </table:table-cell>
          <table:table-cell office:value-type="string">
            <text:p>bia (เบี้ย)</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297]+1" office:value-type="float" office:value="905">
            <text:p>905</text:p>
          </table:table-cell>
          <table:table-cell table:formula="of:=CONCATENATE([.$A1298];TEXT([.$B1298];&quot;#####&quot;))" office:value-type="string" office:string-value="SER_905">
            <text:p>SER_905</text:p>
          </table:table-cell>
          <table:table-cell table:number-columns-repeated="2" office:value-type="string">
            <text:p>bu</text:p>
          </table:table-cell>
          <table:table-cell office:value-type="string">
            <text:p>歩</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298]+1" office:value-type="float" office:value="906">
            <text:p>906</text:p>
          </table:table-cell>
          <table:table-cell table:formula="of:=CONCATENATE([.$A1299];TEXT([.$B1299];&quot;#####&quot;))" office:value-type="string" office:string-value="SER_906">
            <text:p>SER_906</text:p>
          </table:table-cell>
          <table:table-cell office:value-type="string">
            <text:p>square_pied</text:p>
          </table:table-cell>
          <table:table-cell office:value-type="string">
            <text:p>square pied</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299]+1" office:value-type="float" office:value="907">
            <text:p>907</text:p>
          </table:table-cell>
          <table:table-cell table:formula="of:=CONCATENATE([.$A1300];TEXT([.$B1300];&quot;#####&quot;))" office:value-type="string" office:string-value="SER_907">
            <text:p>SER_907</text:p>
          </table:table-cell>
          <table:table-cell table:number-columns-repeated="2" office:value-type="string">
            <text:p>bolt</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00]+1" office:value-type="float" office:value="908">
            <text:p>908</text:p>
          </table:table-cell>
          <table:table-cell table:formula="of:=CONCATENATE([.$A1301];TEXT([.$B1301];&quot;#####&quot;))" office:value-type="string" office:string-value="SER_908">
            <text:p>SER_908</text:p>
          </table:table-cell>
          <table:table-cell office:value-type="string">
            <text:p>slug_per_cubic_yard</text:p>
          </table:table-cell>
          <table:table-cell office:value-type="string">
            <text:p>slug per cubic yard</text:p>
          </table:table-cell>
          <table:table-cell office:value-type="string">
            <text:p>slug/yd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301]+1" office:value-type="float" office:value="909">
            <text:p>909</text:p>
          </table:table-cell>
          <table:table-cell table:formula="of:=CONCATENATE([.$A1302];TEXT([.$B1302];&quot;#####&quot;))" office:value-type="string" office:string-value="SER_909">
            <text:p>SER_909</text:p>
          </table:table-cell>
          <table:table-cell office:value-type="string">
            <text:p>mace_troy</text:p>
          </table:table-cell>
          <table:table-cell office:value-type="string">
            <text:p>mace troy</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02]+1" office:value-type="float" office:value="910">
            <text:p>910</text:p>
          </table:table-cell>
          <table:table-cell table:formula="of:=CONCATENATE([.$A1303];TEXT([.$B1303];&quot;#####&quot;))" office:value-type="string" office:string-value="SER_910">
            <text:p>SER_910</text:p>
          </table:table-cell>
          <table:table-cell table:number-columns-repeated="2" office:value-type="string">
            <text:p>mite</text:p>
          </table:table-cell>
          <table:table-cell/>
          <table:table-cell office:value-type="string">
            <text:p>weight</text:p>
          </table:table-cell>
          <table:table-cell table:number-columns-repeated="2"/>
        </table:table-row>
        <table:table-row table:style-name="ro2">
          <table:table-cell table:formula="of:=&quot;SER_&quot;" office:value-type="string" office:string-value="SER_">
            <text:p>SER_</text:p>
          </table:table-cell>
          <table:table-cell table:formula="of:=[.B1303]+1" office:value-type="float" office:value="911">
            <text:p>911</text:p>
          </table:table-cell>
          <table:table-cell table:formula="of:=CONCATENATE([.$A1304];TEXT([.$B1304];&quot;#####&quot;))" office:value-type="string" office:string-value="SER_911">
            <text:p>SER_911</text:p>
          </table:table-cell>
          <table:table-cell office:value-type="string">
            <text:p>jo_(丈)</text:p>
          </table:table-cell>
          <table:table-cell office:value-type="string">
            <text:p>jo (丈)</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04]+1" office:value-type="float" office:value="912">
            <text:p>912</text:p>
          </table:table-cell>
          <table:table-cell table:formula="of:=CONCATENATE([.$A1305];TEXT([.$B1305];&quot;#####&quot;))" office:value-type="string" office:string-value="SER_912">
            <text:p>SER_912</text:p>
          </table:table-cell>
          <table:table-cell table:number-columns-repeated="2" office:value-type="string">
            <text:p>stone</text:p>
          </table:table-cell>
          <table:table-cell/>
          <table:table-cell office:value-type="string">
            <text:p>weight</text:p>
          </table:table-cell>
          <table:table-cell table:number-columns-repeated="2"/>
        </table:table-row>
        <table:table-row table:style-name="ro2">
          <table:table-cell table:formula="of:=&quot;SER_&quot;" office:value-type="string" office:string-value="SER_">
            <text:p>SER_</text:p>
          </table:table-cell>
          <table:table-cell table:formula="of:=[.B1305]+1" office:value-type="float" office:value="913">
            <text:p>913</text:p>
          </table:table-cell>
          <table:table-cell table:formula="of:=CONCATENATE([.$A1306];TEXT([.$B1306];&quot;#####&quot;))" office:value-type="string" office:string-value="SER_913">
            <text:p>SER_913</text:p>
          </table:table-cell>
          <table:table-cell office:value-type="string">
            <text:p>li_(市釐)</text:p>
          </table:table-cell>
          <table:table-cell office:value-type="string">
            <text:p>li (市釐)</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06]+1" office:value-type="float" office:value="914">
            <text:p>914</text:p>
          </table:table-cell>
          <table:table-cell table:formula="of:=CONCATENATE([.$A1307];TEXT([.$B1307];&quot;#####&quot;))" office:value-type="string" office:string-value="SER_914">
            <text:p>SER_914</text:p>
          </table:table-cell>
          <table:table-cell office:value-type="string">
            <text:p>tael_(leung)</text:p>
          </table:table-cell>
          <table:table-cell office:value-type="string">
            <text:p>tael (leung)</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07]+1" office:value-type="float" office:value="915">
            <text:p>915</text:p>
          </table:table-cell>
          <table:table-cell table:formula="of:=CONCATENATE([.$A1308];TEXT([.$B1308];&quot;#####&quot;))" office:value-type="string" office:string-value="SER_915">
            <text:p>SER_915</text:p>
          </table:table-cell>
          <table:table-cell office:value-type="string">
            <text:p>terabyte_per_minute</text:p>
          </table:table-cell>
          <table:table-cell office:value-type="string">
            <text:p>terabyte per minu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308]+1" office:value-type="float" office:value="916">
            <text:p>916</text:p>
          </table:table-cell>
          <table:table-cell table:formula="of:=CONCATENATE([.$A1309];TEXT([.$B1309];&quot;#####&quot;))" office:value-type="string" office:string-value="SER_916">
            <text:p>SER_916</text:p>
          </table:table-cell>
          <table:table-cell office:value-type="string">
            <text:p>quarto_de_quartilho_(quarter_of_quartilho)</text:p>
          </table:table-cell>
          <table:table-cell office:value-type="string">
            <text:p>quarto de quartilho (quarter of quartilh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09]+1" office:value-type="float" office:value="917">
            <text:p>917</text:p>
          </table:table-cell>
          <table:table-cell table:formula="of:=CONCATENATE([.$A1310];TEXT([.$B1310];&quot;#####&quot;))" office:value-type="string" office:string-value="SER_917">
            <text:p>SER_917</text:p>
          </table:table-cell>
          <table:table-cell office:value-type="string">
            <text:p>somali_shilling</text:p>
          </table:table-cell>
          <table:table-cell office:value-type="string">
            <text:p>somali shilling</text:p>
          </table:table-cell>
          <table:table-cell office:value-type="string">
            <text:p>so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10]+1" office:value-type="float" office:value="918">
            <text:p>918</text:p>
          </table:table-cell>
          <table:table-cell table:formula="of:=CONCATENATE([.$A1311];TEXT([.$B1311];&quot;#####&quot;))" office:value-type="string" office:string-value="SER_918">
            <text:p>SER_918</text:p>
          </table:table-cell>
          <table:table-cell table:number-columns-repeated="2" office:value-type="string">
            <text:p>exbibit</text:p>
          </table:table-cell>
          <table:table-cell office:value-type="string">
            <text:p>eibit</text:p>
          </table:table-cell>
          <table:table-cell office:value-type="string">
            <text:p>computer</text:p>
          </table:table-cell>
          <table:table-cell table:number-columns-repeated="2"/>
        </table:table-row>
        <table:table-row table:style-name="ro2">
          <table:table-cell table:formula="of:=&quot;SER_&quot;" office:value-type="string" office:string-value="SER_">
            <text:p>SER_</text:p>
          </table:table-cell>
          <table:table-cell table:formula="of:=[.B1311]+1" office:value-type="float" office:value="919">
            <text:p>919</text:p>
          </table:table-cell>
          <table:table-cell table:formula="of:=CONCATENATE([.$A1312];TEXT([.$B1312];&quot;#####&quot;))" office:value-type="string" office:string-value="SER_919">
            <text:p>SER_919</text:p>
          </table:table-cell>
          <table:table-cell office:value-type="string">
            <text:p>chi_(市尺)</text:p>
          </table:table-cell>
          <table:table-cell office:value-type="string">
            <text:p>chi (市尺)</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12]+1" office:value-type="float" office:value="920">
            <text:p>920</text:p>
          </table:table-cell>
          <table:table-cell table:formula="of:=CONCATENATE([.$A1313];TEXT([.$B1313];&quot;#####&quot;))" office:value-type="string" office:string-value="SER_920">
            <text:p>SER_920</text:p>
          </table:table-cell>
          <table:table-cell office:value-type="string">
            <text:p>second_per_gigabyte</text:p>
          </table:table-cell>
          <table:table-cell office:value-type="string">
            <text:p>second per giga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313]+1" office:value-type="float" office:value="921">
            <text:p>921</text:p>
          </table:table-cell>
          <table:table-cell table:formula="of:=CONCATENATE([.$A1314];TEXT([.$B1314];&quot;#####&quot;))" office:value-type="string" office:string-value="SER_921">
            <text:p>SER_921</text:p>
          </table:table-cell>
          <table:table-cell office:value-type="string">
            <text:p>long_(uk)_ton_per_day</text:p>
          </table:table-cell>
          <table:table-cell office:value-type="string">
            <text:p>long (uk) ton per day</text:p>
          </table:table-cell>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314]+1" office:value-type="float" office:value="922">
            <text:p>922</text:p>
          </table:table-cell>
          <table:table-cell table:formula="of:=CONCATENATE([.$A1315];TEXT([.$B1315];&quot;#####&quot;))" office:value-type="string" office:string-value="SER_922">
            <text:p>SER_922</text:p>
          </table:table-cell>
          <table:table-cell office:value-type="string">
            <text:p>v.92_dial-up_modem</text:p>
          </table:table-cell>
          <table:table-cell office:value-type="string">
            <text:p>v.92 dial-up modem</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315]+1" office:value-type="float" office:value="923">
            <text:p>923</text:p>
          </table:table-cell>
          <table:table-cell table:formula="of:=CONCATENATE([.$A1316];TEXT([.$B1316];&quot;#####&quot;))" office:value-type="string" office:string-value="SER_923">
            <text:p>SER_923</text:p>
          </table:table-cell>
          <table:table-cell table:number-columns-repeated="2" office:value-type="string">
            <text:p>quartilho</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16]+1" office:value-type="float" office:value="924">
            <text:p>924</text:p>
          </table:table-cell>
          <table:table-cell table:formula="of:=CONCATENATE([.$A1317];TEXT([.$B1317];&quot;#####&quot;))" office:value-type="string" office:string-value="SER_924">
            <text:p>SER_924</text:p>
          </table:table-cell>
          <table:table-cell table:number-columns-repeated="2" office:value-type="string">
            <text:p>gprs</text:p>
          </table:table-cell>
          <table:table-cell/>
          <table:table-cell office:value-type="string">
            <text:p>data_transfer_rate</text:p>
          </table:table-cell>
          <table:table-cell table:number-columns-repeated="2"/>
        </table:table-row>
        <table:table-row table:style-name="ro2">
          <table:table-cell table:formula="of:=&quot;SER_&quot;" office:value-type="string" office:string-value="SER_">
            <text:p>SER_</text:p>
          </table:table-cell>
          <table:table-cell table:formula="of:=[.B1317]+1" office:value-type="float" office:value="925">
            <text:p>925</text:p>
          </table:table-cell>
          <table:table-cell table:formula="of:=CONCATENATE([.$A1318];TEXT([.$B1318];&quot;#####&quot;))" office:value-type="string" office:string-value="SER_925">
            <text:p>SER_925</text:p>
          </table:table-cell>
          <table:table-cell office:value-type="string">
            <text:p>fang_cun_(方寸)</text:p>
          </table:table-cell>
          <table:table-cell office:value-type="string">
            <text:p>fang cun (方寸)</text:p>
          </table:table-cell>
          <table:table-cell office:value-type="string">
            <text:p>cun²</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318]+1" office:value-type="float" office:value="926">
            <text:p>926</text:p>
          </table:table-cell>
          <table:table-cell table:formula="of:=CONCATENATE([.$A1319];TEXT([.$B1319];&quot;#####&quot;))" office:value-type="string" office:string-value="SER_926">
            <text:p>SER_926</text:p>
          </table:table-cell>
          <table:table-cell table:number-columns-repeated="2" office:value-type="string">
            <text:p>oc-1536</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319]+1" office:value-type="float" office:value="927">
            <text:p>927</text:p>
          </table:table-cell>
          <table:table-cell table:formula="of:=CONCATENATE([.$A1320];TEXT([.$B1320];&quot;#####&quot;))" office:value-type="string" office:string-value="SER_927">
            <text:p>SER_927</text:p>
          </table:table-cell>
          <table:table-cell office:value-type="string">
            <text:p>mile_per_gallon</text:p>
          </table:table-cell>
          <table:table-cell office:value-type="string">
            <text:p>mile per gallon</text:p>
          </table:table-cell>
          <table:table-cell office:value-type="string">
            <text:p>mpg</text:p>
          </table:table-cell>
          <table:table-cell office:value-type="string">
            <text:p>fuel efficiency</text:p>
          </table:table-cell>
          <table:table-cell table:number-columns-repeated="2"/>
        </table:table-row>
        <table:table-row table:style-name="ro1">
          <table:table-cell table:formula="of:=&quot;SER_&quot;" office:value-type="string" office:string-value="SER_">
            <text:p>SER_</text:p>
          </table:table-cell>
          <table:table-cell table:formula="of:=[.B1320]+1" office:value-type="float" office:value="928">
            <text:p>928</text:p>
          </table:table-cell>
          <table:table-cell table:formula="of:=CONCATENATE([.$A1321];TEXT([.$B1321];&quot;#####&quot;))" office:value-type="string" office:string-value="SER_928">
            <text:p>SER_928</text:p>
          </table:table-cell>
          <table:table-cell office:value-type="string">
            <text:p>mile_per_gallon_equivalent</text:p>
          </table:table-cell>
          <table:table-cell office:value-type="string">
            <text:p>mile per gallon equivalent</text:p>
          </table:table-cell>
          <table:table-cell office:value-type="string">
            <text:p>mpge</text:p>
          </table:table-cell>
          <table:table-cell office:value-type="string">
            <text:p>fuel efficiency</text:p>
          </table:table-cell>
          <table:table-cell table:number-columns-repeated="2"/>
        </table:table-row>
        <table:table-row table:style-name="ro3">
          <table:table-cell table:formula="of:=&quot;SER_&quot;" office:value-type="string" office:string-value="SER_">
            <text:p>SER_</text:p>
          </table:table-cell>
          <table:table-cell table:formula="of:=[.B1321]+1" office:value-type="float" office:value="929">
            <text:p>929</text:p>
          </table:table-cell>
          <table:table-cell table:formula="of:=CONCATENATE([.$A1322];TEXT([.$B1322];&quot;#####&quot;))" office:value-type="string" office:string-value="SER_929">
            <text:p>SER_929</text:p>
          </table:table-cell>
          <table:table-cell office:value-type="string">
            <text:p>fai_mue_(ฟายมือ_palm_of_grain)</text:p>
          </table:table-cell>
          <table:table-cell office:value-type="string">
            <text:p>fai mue (ฟายมือ_palm of grain)</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22]+1" office:value-type="float" office:value="930">
            <text:p>930</text:p>
          </table:table-cell>
          <table:table-cell table:formula="of:=CONCATENATE([.$A1323];TEXT([.$B1323];&quot;#####&quot;))" office:value-type="string" office:string-value="SER_930">
            <text:p>SER_930</text:p>
          </table:table-cell>
          <table:table-cell office:value-type="string">
            <text:p>one_tenth</text:p>
          </table:table-cell>
          <table:table-cell office:value-type="string">
            <text:p>one tenth</text:p>
          </table:table-cell>
          <table:table-cell table:style-name="ce1" office:value-type="string">
            <text:p>1/10</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323]+1" office:value-type="float" office:value="931">
            <text:p>931</text:p>
          </table:table-cell>
          <table:table-cell table:formula="of:=CONCATENATE([.$A1324];TEXT([.$B1324];&quot;#####&quot;))" office:value-type="string" office:string-value="SER_931">
            <text:p>SER_931</text:p>
          </table:table-cell>
          <table:table-cell office:value-type="string">
            <text:p>eritrean_nakfa</text:p>
          </table:table-cell>
          <table:table-cell office:value-type="string">
            <text:p>eritrean nakfa</text:p>
          </table:table-cell>
          <table:table-cell office:value-type="string">
            <text:p>ern</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24]+1" office:value-type="float" office:value="932">
            <text:p>932</text:p>
          </table:table-cell>
          <table:table-cell table:formula="of:=CONCATENATE([.$A1325];TEXT([.$B1325];&quot;#####&quot;))" office:value-type="string" office:string-value="SER_932">
            <text:p>SER_932</text:p>
          </table:table-cell>
          <table:table-cell office:value-type="string">
            <text:p>falkland_islands_pound</text:p>
          </table:table-cell>
          <table:table-cell office:value-type="string">
            <text:p>falkland islands pound</text:p>
          </table:table-cell>
          <table:table-cell office:value-type="string">
            <text:p>fkp</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1325]+1" office:value-type="float" office:value="933">
            <text:p>933</text:p>
          </table:table-cell>
          <table:table-cell table:formula="of:=CONCATENATE([.$A1326];TEXT([.$B1326];&quot;#####&quot;))" office:value-type="string" office:string-value="SER_933">
            <text:p>SER_933</text:p>
          </table:table-cell>
          <table:table-cell office:value-type="string">
            <text:p>ken_(間)</text:p>
          </table:table-cell>
          <table:table-cell office:value-type="string">
            <text:p>ken (間)</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26]+1" office:value-type="float" office:value="934">
            <text:p>934</text:p>
          </table:table-cell>
          <table:table-cell table:formula="of:=CONCATENATE([.$A1327];TEXT([.$B1327];&quot;#####&quot;))" office:value-type="string" office:string-value="SER_934">
            <text:p>SER_934</text:p>
          </table:table-cell>
          <table:table-cell table:number-columns-repeated="2" office:value-type="string">
            <text:p>bath</text:p>
          </table:table-cell>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1327]+1" office:value-type="float" office:value="935">
            <text:p>935</text:p>
          </table:table-cell>
          <table:table-cell table:formula="of:=CONCATENATE([.$A1328];TEXT([.$B1328];&quot;#####&quot;))" office:value-type="string" office:string-value="SER_935">
            <text:p>SER_935</text:p>
          </table:table-cell>
          <table:table-cell office:value-type="string">
            <text:p>li_(里)</text:p>
          </table:table-cell>
          <table:table-cell office:value-type="string">
            <text:p>li (里)</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28]+1" office:value-type="float" office:value="936">
            <text:p>936</text:p>
          </table:table-cell>
          <table:table-cell table:formula="of:=CONCATENATE([.$A1329];TEXT([.$B1329];&quot;#####&quot;))" office:value-type="string" office:string-value="SER_936">
            <text:p>SER_936</text:p>
          </table:table-cell>
          <table:table-cell office:value-type="string">
            <text:p>planck_volume</text:p>
          </table:table-cell>
          <table:table-cell office:value-type="string">
            <text:p>planck volume</text:p>
          </table:table-cell>
          <table:table-cell office:value-type="string">
            <text:p>l³</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29]+1" office:value-type="float" office:value="937">
            <text:p>937</text:p>
          </table:table-cell>
          <table:table-cell table:formula="of:=CONCATENATE([.$A1330];TEXT([.$B1330];&quot;#####&quot;))" office:value-type="string" office:string-value="SER_937">
            <text:p>SER_937</text:p>
          </table:table-cell>
          <table:table-cell office:value-type="string">
            <text:p>density_of_water_at_100°c</text:p>
          </table:table-cell>
          <table:table-cell office:value-type="string">
            <text:p>density of water at 100°c</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330]+1" office:value-type="float" office:value="938">
            <text:p>938</text:p>
          </table:table-cell>
          <table:table-cell table:formula="of:=CONCATENATE([.$A1331];TEXT([.$B1331];&quot;#####&quot;))" office:value-type="string" office:string-value="SER_938">
            <text:p>SER_938</text:p>
          </table:table-cell>
          <table:table-cell office:value-type="string">
            <text:p>hour_per_megabyte</text:p>
          </table:table-cell>
          <table:table-cell office:value-type="string">
            <text:p>hour per mega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331]+1" office:value-type="float" office:value="939">
            <text:p>939</text:p>
          </table:table-cell>
          <table:table-cell table:formula="of:=CONCATENATE([.$A1332];TEXT([.$B1332];&quot;#####&quot;))" office:value-type="string" office:string-value="SER_939">
            <text:p>SER_939</text:p>
          </table:table-cell>
          <table:table-cell office:value-type="string">
            <text:p>candareen_(fan)</text:p>
          </table:table-cell>
          <table:table-cell office:value-type="string">
            <text:p>candareen (fan)</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32]+1" office:value-type="float" office:value="940">
            <text:p>940</text:p>
          </table:table-cell>
          <table:table-cell table:formula="of:=CONCATENATE([.$A1333];TEXT([.$B1333];&quot;#####&quot;))" office:value-type="string" office:string-value="SER_940">
            <text:p>SER_940</text:p>
          </table:table-cell>
          <table:table-cell office:value-type="string">
            <text:p>british_pound_sterling_£</text:p>
          </table:table-cell>
          <table:table-cell office:value-type="string">
            <text:p>british pound sterling_£</text:p>
          </table:table-cell>
          <table:table-cell office:value-type="string">
            <text:p>gbp</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33]+1" office:value-type="float" office:value="941">
            <text:p>941</text:p>
          </table:table-cell>
          <table:table-cell table:formula="of:=CONCATENATE([.$A1334];TEXT([.$B1334];&quot;#####&quot;))" office:value-type="string" office:string-value="SER_941">
            <text:p>SER_941</text:p>
          </table:table-cell>
          <table:table-cell office:value-type="string">
            <text:p>kilonewton_(on_earth_surface</text:p>
          </table:table-cell>
          <table:table-cell office:value-type="string">
            <text:p>kilonewton (on earth surface</text:p>
          </table:table-cell>
          <table:table-cell office:value-type="string">
            <text:p>kn</text:p>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34]+1" office:value-type="float" office:value="942">
            <text:p>942</text:p>
          </table:table-cell>
          <table:table-cell table:formula="of:=CONCATENATE([.$A1335];TEXT([.$B1335];&quot;#####&quot;))" office:value-type="string" office:string-value="SER_942">
            <text:p>SER_942</text:p>
          </table:table-cell>
          <table:table-cell office:value-type="string">
            <text:p>degree_per_day</text:p>
          </table:table-cell>
          <table:table-cell office:value-type="string">
            <text:p>degree per day</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335]+1" office:value-type="float" office:value="943">
            <text:p>943</text:p>
          </table:table-cell>
          <table:table-cell table:formula="of:=CONCATENATE([.$A1336];TEXT([.$B1336];&quot;#####&quot;))" office:value-type="string" office:string-value="SER_943">
            <text:p>SER_943</text:p>
          </table:table-cell>
          <table:table-cell table:number-columns-repeated="2" office:value-type="string">
            <text:p>chark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36]+1" office:value-type="float" office:value="944">
            <text:p>944</text:p>
          </table:table-cell>
          <table:table-cell table:formula="of:=CONCATENATE([.$A1337];TEXT([.$B1337];&quot;#####&quot;))" office:value-type="string" office:string-value="SER_944">
            <text:p>SER_944</text:p>
          </table:table-cell>
          <table:table-cell table:number-columns-repeated="2" office:value-type="string">
            <text:p>therm</text:p>
          </table:table-cell>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1337]+1" office:value-type="float" office:value="945">
            <text:p>945</text:p>
          </table:table-cell>
          <table:table-cell table:formula="of:=CONCATENATE([.$A1338];TEXT([.$B1338];&quot;#####&quot;))" office:value-type="string" office:string-value="SER_945">
            <text:p>SER_945</text:p>
          </table:table-cell>
          <table:table-cell table:number-columns-repeated="2" office:value-type="string">
            <text:p>spa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38]+1" office:value-type="float" office:value="946">
            <text:p>946</text:p>
          </table:table-cell>
          <table:table-cell table:formula="of:=CONCATENATE([.$A1339];TEXT([.$B1339];&quot;#####&quot;))" office:value-type="string" office:string-value="SER_946">
            <text:p>SER_946</text:p>
          </table:table-cell>
          <table:table-cell table:number-columns-repeated="2" office:value-type="string">
            <text:p>log</text:p>
          </table:table-cell>
          <table:table-cell/>
          <table:table-cell office:value-type="string">
            <text:p>volume</text:p>
          </table:table-cell>
          <table:table-cell table:number-columns-repeated="2"/>
        </table:table-row>
        <table:table-row table:style-name="ro3">
          <table:table-cell table:formula="of:=&quot;SER_&quot;" office:value-type="string" office:string-value="SER_">
            <text:p>SER_</text:p>
          </table:table-cell>
          <table:table-cell table:formula="of:=[.B1339]+1" office:value-type="float" office:value="947">
            <text:p>947</text:p>
          </table:table-cell>
          <table:table-cell table:formula="of:=CONCATENATE([.$A1340];TEXT([.$B1340];&quot;#####&quot;))" office:value-type="string" office:string-value="SER_947">
            <text:p>SER_947</text:p>
          </table:table-cell>
          <table:table-cell office:value-type="string">
            <text:p>ngan_(งาน)</text:p>
          </table:table-cell>
          <table:table-cell office:value-type="string">
            <text:p>ngan (งาน)</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340]+1" office:value-type="float" office:value="948">
            <text:p>948</text:p>
          </table:table-cell>
          <table:table-cell table:formula="of:=CONCATENATE([.$A1341];TEXT([.$B1341];&quot;#####&quot;))" office:value-type="string" office:string-value="SER_948">
            <text:p>SER_948</text:p>
          </table:table-cell>
          <table:table-cell office:value-type="string">
            <text:p>nautical_rhumb</text:p>
          </table:table-cell>
          <table:table-cell office:value-type="string">
            <text:p>nautical rhumb</text:p>
          </table:table-cell>
          <table:table-cell/>
          <table:table-cell office:value-type="string">
            <text:p>circular</text:p>
          </table:table-cell>
          <table:table-cell table:number-columns-repeated="2"/>
        </table:table-row>
        <table:table-row table:style-name="ro1">
          <table:table-cell table:formula="of:=&quot;SER_&quot;" office:value-type="string" office:string-value="SER_">
            <text:p>SER_</text:p>
          </table:table-cell>
          <table:table-cell table:formula="of:=[.B1341]+1" office:value-type="float" office:value="949">
            <text:p>949</text:p>
          </table:table-cell>
          <table:table-cell table:formula="of:=CONCATENATE([.$A1342];TEXT([.$B1342];&quot;#####&quot;))" office:value-type="string" office:string-value="SER_949">
            <text:p>SER_949</text:p>
          </table:table-cell>
          <table:table-cell office:value-type="string">
            <text:p>slug_per_cubic_inch</text:p>
          </table:table-cell>
          <table:table-cell office:value-type="string">
            <text:p>slug per cubic inch</text:p>
          </table:table-cell>
          <table:table-cell office:value-type="string">
            <text:p>slug/in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342]+1" office:value-type="float" office:value="950">
            <text:p>950</text:p>
          </table:table-cell>
          <table:table-cell table:formula="of:=CONCATENATE([.$A1343];TEXT([.$B1343];&quot;#####&quot;))" office:value-type="string" office:string-value="SER_950">
            <text:p>SER_950</text:p>
          </table:table-cell>
          <table:table-cell office:value-type="string">
            <text:p>bosnia-herzegovina_convertible_mark</text:p>
          </table:table-cell>
          <table:table-cell office:value-type="string">
            <text:p>bosnia-herzegovina convertible mark</text:p>
          </table:table-cell>
          <table:table-cell office:value-type="string">
            <text:p>bam</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43]+1" office:value-type="float" office:value="951">
            <text:p>951</text:p>
          </table:table-cell>
          <table:table-cell table:formula="of:=CONCATENATE([.$A1344];TEXT([.$B1344];&quot;#####&quot;))" office:value-type="string" office:string-value="SER_951">
            <text:p>SER_951</text:p>
          </table:table-cell>
          <table:table-cell office:value-type="string">
            <text:p>red_shift</text:p>
          </table:table-cell>
          <table:table-cell office:value-type="string">
            <text:p>red shift</text:p>
          </table:table-cell>
          <table:table-cell office:value-type="string">
            <text:p>z</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44]+1" office:value-type="float" office:value="952">
            <text:p>952</text:p>
          </table:table-cell>
          <table:table-cell table:formula="of:=CONCATENATE([.$A1345];TEXT([.$B1345];&quot;#####&quot;))" office:value-type="string" office:string-value="SER_952">
            <text:p>SER_952</text:p>
          </table:table-cell>
          <table:table-cell table:number-columns-repeated="2" office:value-type="string">
            <text:p>quartarium</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45]+1" office:value-type="float" office:value="953">
            <text:p>953</text:p>
          </table:table-cell>
          <table:table-cell table:formula="of:=CONCATENATE([.$A1346];TEXT([.$B1346];&quot;#####&quot;))" office:value-type="string" office:string-value="SER_953">
            <text:p>SER_953</text:p>
          </table:table-cell>
          <table:table-cell table:number-columns-repeated="2" office:value-type="string">
            <text:p>lot</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46]+1" office:value-type="float" office:value="954">
            <text:p>954</text:p>
          </table:table-cell>
          <table:table-cell table:formula="of:=CONCATENATE([.$A1347];TEXT([.$B1347];&quot;#####&quot;))" office:value-type="string" office:string-value="SER_954">
            <text:p>SER_954</text:p>
          </table:table-cell>
          <table:table-cell office:value-type="string">
            <text:p>chinese_yuan_¥</text:p>
          </table:table-cell>
          <table:table-cell office:value-type="string">
            <text:p>chinese yuan_¥</text:p>
          </table:table-cell>
          <table:table-cell office:value-type="string">
            <text:p>cny</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47]+1" office:value-type="float" office:value="955">
            <text:p>955</text:p>
          </table:table-cell>
          <table:table-cell table:formula="of:=CONCATENATE([.$A1348];TEXT([.$B1348];&quot;#####&quot;))" office:value-type="string" office:string-value="SER_955">
            <text:p>SER_955</text:p>
          </table:table-cell>
          <table:table-cell table:number-columns-repeated="2" office:value-type="string">
            <text:p>milliroentgen</text:p>
          </table:table-cell>
          <table:table-cell office:value-type="string">
            <text:p>mr</text:p>
          </table:table-cell>
          <table:table-cell office:value-type="string">
            <text:p>radiation</text:p>
          </table:table-cell>
          <table:table-cell table:number-columns-repeated="2"/>
        </table:table-row>
        <table:table-row table:style-name="ro1">
          <table:table-cell table:formula="of:=&quot;SER_&quot;" office:value-type="string" office:string-value="SER_">
            <text:p>SER_</text:p>
          </table:table-cell>
          <table:table-cell table:formula="of:=[.B1348]+1" office:value-type="float" office:value="956">
            <text:p>956</text:p>
          </table:table-cell>
          <table:table-cell table:formula="of:=CONCATENATE([.$A1349];TEXT([.$B1349];&quot;#####&quot;))" office:value-type="string" office:string-value="SER_956">
            <text:p>SER_956</text:p>
          </table:table-cell>
          <table:table-cell table:number-columns-repeated="2" office:value-type="string">
            <text:p>sicilicus</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49]+1" office:value-type="float" office:value="957">
            <text:p>957</text:p>
          </table:table-cell>
          <table:table-cell table:formula="of:=CONCATENATE([.$A1350];TEXT([.$B1350];&quot;#####&quot;))" office:value-type="string" office:string-value="SER_957">
            <text:p>SER_957</text:p>
          </table:table-cell>
          <table:table-cell office:value-type="string">
            <text:p>tajikistani_somoni</text:p>
          </table:table-cell>
          <table:table-cell office:value-type="string">
            <text:p>tajikistani somoni</text:p>
          </table:table-cell>
          <table:table-cell office:value-type="string">
            <text:p>tj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50]+1" office:value-type="float" office:value="958">
            <text:p>958</text:p>
          </table:table-cell>
          <table:table-cell table:formula="of:=CONCATENATE([.$A1351];TEXT([.$B1351];&quot;#####&quot;))" office:value-type="string" office:string-value="SER_958">
            <text:p>SER_958</text:p>
          </table:table-cell>
          <table:table-cell office:value-type="string">
            <text:p>ounce_per_cubic_inch</text:p>
          </table:table-cell>
          <table:table-cell office:value-type="string">
            <text:p>ounce per cubic inch</text:p>
          </table:table-cell>
          <table:table-cell office:value-type="string">
            <text:p>oz/in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351]+1" office:value-type="float" office:value="959">
            <text:p>959</text:p>
          </table:table-cell>
          <table:table-cell table:formula="of:=CONCATENATE([.$A1352];TEXT([.$B1352];&quot;#####&quot;))" office:value-type="string" office:string-value="SER_959">
            <text:p>SER_959</text:p>
          </table:table-cell>
          <table:table-cell office:value-type="string">
            <text:p>us_fathom</text:p>
          </table:table-cell>
          <table:table-cell office:value-type="string">
            <text:p>us fathom</text:p>
          </table:table-cell>
          <table:table-cell office:value-type="string">
            <text:p>fath</text:p>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52]+1" office:value-type="float" office:value="960">
            <text:p>960</text:p>
          </table:table-cell>
          <table:table-cell table:formula="of:=CONCATENATE([.$A1353];TEXT([.$B1353];&quot;#####&quot;))" office:value-type="string" office:string-value="SER_960">
            <text:p>SER_960</text:p>
          </table:table-cell>
          <table:table-cell table:number-columns-repeated="2" office:value-type="string">
            <text:p>sthene</text:p>
          </table:table-cell>
          <table:table-cell office:value-type="string">
            <text:p>sn</text:p>
          </table:table-cell>
          <table:table-cell office:value-type="string">
            <text:p>force</text:p>
          </table:table-cell>
          <table:table-cell table:number-columns-repeated="2"/>
        </table:table-row>
        <table:table-row table:style-name="ro2">
          <table:table-cell table:formula="of:=&quot;SER_&quot;" office:value-type="string" office:string-value="SER_">
            <text:p>SER_</text:p>
          </table:table-cell>
          <table:table-cell table:formula="of:=[.B1353]+1" office:value-type="float" office:value="961">
            <text:p>961</text:p>
          </table:table-cell>
          <table:table-cell table:formula="of:=CONCATENATE([.$A1354];TEXT([.$B1354];&quot;#####&quot;))" office:value-type="string" office:string-value="SER_961">
            <text:p>SER_961</text:p>
          </table:table-cell>
          <table:table-cell office:value-type="string">
            <text:p>fang_chi_(方尺)</text:p>
          </table:table-cell>
          <table:table-cell office:value-type="string">
            <text:p>fang chi (方尺)</text:p>
          </table:table-cell>
          <table:table-cell office:value-type="string">
            <text:p>chi²</text:p>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354]+1" office:value-type="float" office:value="962">
            <text:p>962</text:p>
          </table:table-cell>
          <table:table-cell table:formula="of:=CONCATENATE([.$A1355];TEXT([.$B1355];&quot;#####&quot;))" office:value-type="string" office:string-value="SER_962">
            <text:p>SER_962</text:p>
          </table:table-cell>
          <table:table-cell table:number-columns-repeated="2" office:value-type="string">
            <text:p>lign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55]+1" office:value-type="float" office:value="963">
            <text:p>963</text:p>
          </table:table-cell>
          <table:table-cell table:formula="of:=CONCATENATE([.$A1356];TEXT([.$B1356];&quot;#####&quot;))" office:value-type="string" office:string-value="SER_963">
            <text:p>SER_963</text:p>
          </table:table-cell>
          <table:table-cell office:value-type="string">
            <text:p>revolution_per_week</text:p>
          </table:table-cell>
          <table:table-cell office:value-type="string">
            <text:p>revolution per week</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356]+1" office:value-type="float" office:value="964">
            <text:p>964</text:p>
          </table:table-cell>
          <table:table-cell table:formula="of:=CONCATENATE([.$A1357];TEXT([.$B1357];&quot;#####&quot;))" office:value-type="string" office:string-value="SER_964">
            <text:p>SER_964</text:p>
          </table:table-cell>
          <table:table-cell office:value-type="string">
            <text:p>lumen_per_square_foot</text:p>
          </table:table-cell>
          <table:table-cell office:value-type="string">
            <text:p>lumen per square foot</text:p>
          </table:table-cell>
          <table:table-cell office:value-type="string">
            <text:p>lm/ft²</text:p>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1357]+1" office:value-type="float" office:value="965">
            <text:p>965</text:p>
          </table:table-cell>
          <table:table-cell table:formula="of:=CONCATENATE([.$A1358];TEXT([.$B1358];&quot;#####&quot;))" office:value-type="string" office:string-value="SER_965">
            <text:p>SER_965</text:p>
          </table:table-cell>
          <table:table-cell office:value-type="string">
            <text:p>seconds_from_0_to_200_mph</text:p>
          </table:table-cell>
          <table:table-cell office:value-type="string">
            <text:p>seconds from 0 to 200 mph</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358]+1" office:value-type="float" office:value="966">
            <text:p>966</text:p>
          </table:table-cell>
          <table:table-cell table:formula="of:=CONCATENATE([.$A1359];TEXT([.$B1359];&quot;#####&quot;))" office:value-type="string" office:string-value="SER_966">
            <text:p>SER_966</text:p>
          </table:table-cell>
          <table:table-cell office:value-type="string">
            <text:p>swedish_krona</text:p>
          </table:table-cell>
          <table:table-cell office:value-type="string">
            <text:p>swedish krona</text:p>
          </table:table-cell>
          <table:table-cell office:value-type="string">
            <text:p>sek</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59]+1" office:value-type="float" office:value="967">
            <text:p>967</text:p>
          </table:table-cell>
          <table:table-cell table:formula="of:=CONCATENATE([.$A1360];TEXT([.$B1360];&quot;#####&quot;))" office:value-type="string" office:string-value="SER_967">
            <text:p>SER_967</text:p>
          </table:table-cell>
          <table:table-cell office:value-type="string">
            <text:p>ounce-force_inch</text:p>
          </table:table-cell>
          <table:table-cell office:value-type="string">
            <text:p>ounce-force inch</text:p>
          </table:table-cell>
          <table:table-cell/>
          <table:table-cell office:value-type="string">
            <text:p>torque</text:p>
          </table:table-cell>
          <table:table-cell table:number-columns-repeated="2"/>
        </table:table-row>
        <table:table-row table:style-name="ro1">
          <table:table-cell table:formula="of:=&quot;SER_&quot;" office:value-type="string" office:string-value="SER_">
            <text:p>SER_</text:p>
          </table:table-cell>
          <table:table-cell table:formula="of:=[.B1360]+1" office:value-type="float" office:value="968">
            <text:p>968</text:p>
          </table:table-cell>
          <table:table-cell table:formula="of:=CONCATENATE([.$A1361];TEXT([.$B1361];&quot;#####&quot;))" office:value-type="string" office:string-value="SER_968">
            <text:p>SER_968</text:p>
          </table:table-cell>
          <table:table-cell office:value-type="string">
            <text:p>u.s._gallon_per_hour</text:p>
          </table:table-cell>
          <table:table-cell office:value-type="string">
            <text:p>u.s. gallon per hour</text:p>
          </table:table-cell>
          <table:table-cell office:value-type="string">
            <text:p>gph</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361]+1" office:value-type="float" office:value="969">
            <text:p>969</text:p>
          </table:table-cell>
          <table:table-cell table:formula="of:=CONCATENATE([.$A1362];TEXT([.$B1362];&quot;#####&quot;))" office:value-type="string" office:string-value="SER_969">
            <text:p>SER_969</text:p>
          </table:table-cell>
          <table:table-cell office:value-type="string">
            <text:p>newton_per_square_meter</text:p>
          </table:table-cell>
          <table:table-cell office:value-type="string">
            <text:p>newton per square meter</text:p>
          </table:table-cell>
          <table:table-cell office:value-type="string">
            <text:p>n/m²</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362]+1" office:value-type="float" office:value="970">
            <text:p>970</text:p>
          </table:table-cell>
          <table:table-cell table:formula="of:=CONCATENATE([.$A1363];TEXT([.$B1363];&quot;#####&quot;))" office:value-type="string" office:string-value="SER_970">
            <text:p>SER_970</text:p>
          </table:table-cell>
          <table:table-cell table:number-columns-repeated="2" office:value-type="string">
            <text:p>lin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63]+1" office:value-type="float" office:value="971">
            <text:p>971</text:p>
          </table:table-cell>
          <table:table-cell table:formula="of:=CONCATENATE([.$A1364];TEXT([.$B1364];&quot;#####&quot;))" office:value-type="string" office:string-value="SER_971">
            <text:p>SER_971</text:p>
          </table:table-cell>
          <table:table-cell office:value-type="string">
            <text:p>lithuanian_litas</text:p>
          </table:table-cell>
          <table:table-cell office:value-type="string">
            <text:p>lithuanian litas</text:p>
          </table:table-cell>
          <table:table-cell office:value-type="string">
            <text:p>ltl</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64]+1" office:value-type="float" office:value="972">
            <text:p>972</text:p>
          </table:table-cell>
          <table:table-cell table:formula="of:=CONCATENATE([.$A1365];TEXT([.$B1365];&quot;#####&quot;))" office:value-type="string" office:string-value="SER_972">
            <text:p>SER_972</text:p>
          </table:table-cell>
          <table:table-cell office:value-type="string">
            <text:p>kab_(cab)</text:p>
          </table:table-cell>
          <table:table-cell office:value-type="string">
            <text:p>kab (cab)</text:p>
          </table:table-cell>
          <table:table-cell/>
          <table:table-cell office:value-type="string">
            <text:p>volume</text:p>
          </table:table-cell>
          <table:table-cell table:number-columns-repeated="2"/>
        </table:table-row>
        <table:table-row table:style-name="ro2">
          <table:table-cell table:formula="of:=&quot;SER_&quot;" office:value-type="string" office:string-value="SER_">
            <text:p>SER_</text:p>
          </table:table-cell>
          <table:table-cell table:formula="of:=[.B1365]+1" office:value-type="float" office:value="973">
            <text:p>973</text:p>
          </table:table-cell>
          <table:table-cell table:formula="of:=CONCATENATE([.$A1366];TEXT([.$B1366];&quot;#####&quot;))" office:value-type="string" office:string-value="SER_973">
            <text:p>SER_973</text:p>
          </table:table-cell>
          <table:table-cell office:value-type="string">
            <text:p>chi_(尺)</text:p>
          </table:table-cell>
          <table:table-cell office:value-type="string">
            <text:p>chi (尺)</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66]+1" office:value-type="float" office:value="974">
            <text:p>974</text:p>
          </table:table-cell>
          <table:table-cell table:formula="of:=CONCATENATE([.$A1367];TEXT([.$B1367];&quot;#####&quot;))" office:value-type="string" office:string-value="SER_974">
            <text:p>SER_974</text:p>
          </table:table-cell>
          <table:table-cell office:value-type="string">
            <text:p>planck_energy</text:p>
          </table:table-cell>
          <table:table-cell office:value-type="string">
            <text:p>planck energy</text:p>
          </table:table-cell>
          <table:table-cell office:value-type="string">
            <text:p>l²mt⁻²</text:p>
          </table:table-cell>
          <table:table-cell office:value-type="string">
            <text:p>energy</text:p>
          </table:table-cell>
          <table:table-cell table:number-columns-repeated="2"/>
        </table:table-row>
        <table:table-row table:style-name="ro1">
          <table:table-cell table:formula="of:=&quot;SER_&quot;" office:value-type="string" office:string-value="SER_">
            <text:p>SER_</text:p>
          </table:table-cell>
          <table:table-cell table:formula="of:=[.B1367]+1" office:value-type="float" office:value="975">
            <text:p>975</text:p>
          </table:table-cell>
          <table:table-cell table:formula="of:=CONCATENATE([.$A1368];TEXT([.$B1368];&quot;#####&quot;))" office:value-type="string" office:string-value="SER_975">
            <text:p>SER_975</text:p>
          </table:table-cell>
          <table:table-cell table:number-columns-repeated="2" office:value-type="string">
            <text:p>tonel</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68]+1" office:value-type="float" office:value="976">
            <text:p>976</text:p>
          </table:table-cell>
          <table:table-cell table:formula="of:=CONCATENATE([.$A1369];TEXT([.$B1369];&quot;#####&quot;))" office:value-type="string" office:string-value="SER_976">
            <text:p>SER_976</text:p>
          </table:table-cell>
          <table:table-cell office:value-type="string">
            <text:p>physical_atmosphere</text:p>
          </table:table-cell>
          <table:table-cell office:value-type="string">
            <text:p>physical atmosphere</text:p>
          </table:table-cell>
          <table:table-cell office:value-type="string">
            <text:p>atm</text:p>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369]+1" office:value-type="float" office:value="977">
            <text:p>977</text:p>
          </table:table-cell>
          <table:table-cell table:formula="of:=CONCATENATE([.$A1370];TEXT([.$B1370];&quot;#####&quot;))" office:value-type="string" office:string-value="SER_977">
            <text:p>SER_977</text:p>
          </table:table-cell>
          <table:table-cell table:number-columns-repeated="2" office:value-type="string">
            <text:p>fanegada</text:p>
          </table:table-cell>
          <table:table-cell/>
          <table:table-cell office:value-type="string">
            <text:p>area</text:p>
          </table:table-cell>
          <table:table-cell table:number-columns-repeated="2"/>
        </table:table-row>
        <table:table-row table:style-name="ro2">
          <table:table-cell table:formula="of:=&quot;SER_&quot;" office:value-type="string" office:string-value="SER_">
            <text:p>SER_</text:p>
          </table:table-cell>
          <table:table-cell table:formula="of:=[.B1370]+1" office:value-type="float" office:value="978">
            <text:p>978</text:p>
          </table:table-cell>
          <table:table-cell table:formula="of:=CONCATENATE([.$A1371];TEXT([.$B1371];&quot;#####&quot;))" office:value-type="string" office:string-value="SER_978">
            <text:p>SER_978</text:p>
          </table:table-cell>
          <table:table-cell office:value-type="string">
            <text:p>fen_(市分)</text:p>
          </table:table-cell>
          <table:table-cell office:value-type="string">
            <text:p>fen (市分)</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371]+1" office:value-type="float" office:value="979">
            <text:p>979</text:p>
          </table:table-cell>
          <table:table-cell table:formula="of:=CONCATENATE([.$A1372];TEXT([.$B1372];&quot;#####&quot;))" office:value-type="string" office:string-value="SER_979">
            <text:p>SER_979</text:p>
          </table:table-cell>
          <table:table-cell table:number-columns-repeated="2" office:value-type="string">
            <text:p>yotta</text:p>
          </table:table-cell>
          <table:table-cell office:value-type="string">
            <text:p>y</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372]+1" office:value-type="float" office:value="980">
            <text:p>980</text:p>
          </table:table-cell>
          <table:table-cell table:formula="of:=CONCATENATE([.$A1373];TEXT([.$B1373];&quot;#####&quot;))" office:value-type="string" office:string-value="SER_980">
            <text:p>SER_980</text:p>
          </table:table-cell>
          <table:table-cell office:value-type="string">
            <text:p>malaysian_ringgit</text:p>
          </table:table-cell>
          <table:table-cell office:value-type="string">
            <text:p>malaysian ringgit</text:p>
          </table:table-cell>
          <table:table-cell office:value-type="string">
            <text:p>my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73]+1" office:value-type="float" office:value="981">
            <text:p>981</text:p>
          </table:table-cell>
          <table:table-cell table:formula="of:=CONCATENATE([.$A1374];TEXT([.$B1374];&quot;#####&quot;))" office:value-type="string" office:string-value="SER_981">
            <text:p>SER_981</text:p>
          </table:table-cell>
          <table:table-cell office:value-type="string">
            <text:p>omani_rial</text:p>
          </table:table-cell>
          <table:table-cell office:value-type="string">
            <text:p>omani rial</text:p>
          </table:table-cell>
          <table:table-cell office:value-type="string">
            <text:p>omr</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74]+1" office:value-type="float" office:value="982">
            <text:p>982</text:p>
          </table:table-cell>
          <table:table-cell table:formula="of:=CONCATENATE([.$A1375];TEXT([.$B1375];&quot;#####&quot;))" office:value-type="string" office:string-value="SER_982">
            <text:p>SER_982</text:p>
          </table:table-cell>
          <table:table-cell office:value-type="string">
            <text:p>cubic_ped_(quadrantal)</text:p>
          </table:table-cell>
          <table:table-cell office:value-type="string">
            <text:p>cubic ped (quadrantal)</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75]+1" office:value-type="float" office:value="983">
            <text:p>983</text:p>
          </table:table-cell>
          <table:table-cell table:formula="of:=CONCATENATE([.$A1376];TEXT([.$B1376];&quot;#####&quot;))" office:value-type="string" office:string-value="SER_983">
            <text:p>SER_983</text:p>
          </table:table-cell>
          <table:table-cell table:number-columns-repeated="2" office:value-type="string">
            <text:p>barleycor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76]+1" office:value-type="float" office:value="984">
            <text:p>984</text:p>
          </table:table-cell>
          <table:table-cell table:formula="of:=CONCATENATE([.$A1377];TEXT([.$B1377];&quot;#####&quot;))" office:value-type="string" office:string-value="SER_984">
            <text:p>SER_984</text:p>
          </table:table-cell>
          <table:table-cell table:number-columns-repeated="2" office:value-type="string">
            <text:p>atto</text:p>
          </table:table-cell>
          <table:table-cell office:value-type="string">
            <text:p>a</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377]+1" office:value-type="float" office:value="985">
            <text:p>985</text:p>
          </table:table-cell>
          <table:table-cell table:formula="of:=CONCATENATE([.$A1378];TEXT([.$B1378];&quot;#####&quot;))" office:value-type="string" office:string-value="SER_985">
            <text:p>SER_985</text:p>
          </table:table-cell>
          <table:table-cell table:number-columns-repeated="2" office:value-type="string">
            <text:p>duet</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378]+1" office:value-type="float" office:value="986">
            <text:p>986</text:p>
          </table:table-cell>
          <table:table-cell table:formula="of:=CONCATENATE([.$A1379];TEXT([.$B1379];&quot;#####&quot;))" office:value-type="string" office:string-value="SER_986">
            <text:p>SER_986</text:p>
          </table:table-cell>
          <table:table-cell table:number-columns-repeated="2" office:value-type="string">
            <text:p>duella</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79]+1" office:value-type="float" office:value="987">
            <text:p>987</text:p>
          </table:table-cell>
          <table:table-cell table:formula="of:=CONCATENATE([.$A1380];TEXT([.$B1380];&quot;#####&quot;))" office:value-type="string" office:string-value="SER_987">
            <text:p>SER_987</text:p>
          </table:table-cell>
          <table:table-cell office:value-type="string">
            <text:p>cape_verdean_escudo</text:p>
          </table:table-cell>
          <table:table-cell office:value-type="string">
            <text:p>cape verdean escudo</text:p>
          </table:table-cell>
          <table:table-cell office:value-type="string">
            <text:p>cve</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380]+1" office:value-type="float" office:value="988">
            <text:p>988</text:p>
          </table:table-cell>
          <table:table-cell table:formula="of:=CONCATENATE([.$A1381];TEXT([.$B1381];&quot;#####&quot;))" office:value-type="string" office:string-value="SER_988">
            <text:p>SER_988</text:p>
          </table:table-cell>
          <table:table-cell office:value-type="string">
            <text:p>legua_marina_(nautical)</text:p>
          </table:table-cell>
          <table:table-cell office:value-type="string">
            <text:p>legua marina (nautical)</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81]+1" office:value-type="float" office:value="989">
            <text:p>989</text:p>
          </table:table-cell>
          <table:table-cell table:formula="of:=CONCATENATE([.$A1382];TEXT([.$B1382];&quot;#####&quot;))" office:value-type="string" office:string-value="SER_989">
            <text:p>SER_989</text:p>
          </table:table-cell>
          <table:table-cell table:number-columns-repeated="2" office:value-type="string">
            <text:p>oitav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82]+1" office:value-type="float" office:value="990">
            <text:p>990</text:p>
          </table:table-cell>
          <table:table-cell table:formula="of:=CONCATENATE([.$A1383];TEXT([.$B1383];&quot;#####&quot;))" office:value-type="string" office:string-value="SER_990">
            <text:p>SER_990</text:p>
          </table:table-cell>
          <table:table-cell table:number-columns-repeated="2" office:value-type="string">
            <text:p>semiounce</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83]+1" office:value-type="float" office:value="991">
            <text:p>991</text:p>
          </table:table-cell>
          <table:table-cell table:formula="of:=CONCATENATE([.$A1384];TEXT([.$B1384];&quot;#####&quot;))" office:value-type="string" office:string-value="SER_991">
            <text:p>SER_991</text:p>
          </table:table-cell>
          <table:table-cell table:number-columns-repeated="2" office:value-type="string">
            <text:p>trio</text:p>
          </table:table-cell>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384]+1" office:value-type="float" office:value="992">
            <text:p>992</text:p>
          </table:table-cell>
          <table:table-cell table:formula="of:=CONCATENATE([.$A1385];TEXT([.$B1385];&quot;#####&quot;))" office:value-type="string" office:string-value="SER_992">
            <text:p>SER_992</text:p>
          </table:table-cell>
          <table:table-cell office:value-type="string">
            <text:p>pound_per_cubic_yard</text:p>
          </table:table-cell>
          <table:table-cell office:value-type="string">
            <text:p>pound per cubic yard</text:p>
          </table:table-cell>
          <table:table-cell office:value-type="string">
            <text:p>lb/yd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385]+1" office:value-type="float" office:value="993">
            <text:p>993</text:p>
          </table:table-cell>
          <table:table-cell table:formula="of:=CONCATENATE([.$A1386];TEXT([.$B1386];&quot;#####&quot;))" office:value-type="string" office:string-value="SER_993">
            <text:p>SER_993</text:p>
          </table:table-cell>
          <table:table-cell table:number-columns-repeated="2" office:value-type="string">
            <text:p>pim</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86]+1" office:value-type="float" office:value="994">
            <text:p>994</text:p>
          </table:table-cell>
          <table:table-cell table:formula="of:=CONCATENATE([.$A1387];TEXT([.$B1387];&quot;#####&quot;))" office:value-type="string" office:string-value="SER_994">
            <text:p>SER_994</text:p>
          </table:table-cell>
          <table:table-cell office:value-type="string">
            <text:p>british_gallon_per_hour</text:p>
          </table:table-cell>
          <table:table-cell office:value-type="string">
            <text:p>british gallon per hour</text:p>
          </table:table-cell>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387]+1" office:value-type="float" office:value="995">
            <text:p>995</text:p>
          </table:table-cell>
          <table:table-cell table:formula="of:=CONCATENATE([.$A1388];TEXT([.$B1388];&quot;#####&quot;))" office:value-type="string" office:string-value="SER_995">
            <text:p>SER_995</text:p>
          </table:table-cell>
          <table:table-cell office:value-type="string">
            <text:p>acceleration_of_free_fall_on_jupiter</text:p>
          </table:table-cell>
          <table:table-cell office:value-type="string">
            <text:p>acceleration of free fall on jupiter</text:p>
          </table:table-cell>
          <table:table-cell/>
          <table:table-cell office:value-type="string">
            <text:p>acceleration</text:p>
          </table:table-cell>
          <table:table-cell table:number-columns-repeated="2"/>
        </table:table-row>
        <table:table-row table:style-name="ro1">
          <table:table-cell table:formula="of:=&quot;SER_&quot;" office:value-type="string" office:string-value="SER_">
            <text:p>SER_</text:p>
          </table:table-cell>
          <table:table-cell table:formula="of:=[.B1388]+1" office:value-type="float" office:value="996">
            <text:p>996</text:p>
          </table:table-cell>
          <table:table-cell table:formula="of:=CONCATENATE([.$A1389];TEXT([.$B1389];&quot;#####&quot;))" office:value-type="string" office:string-value="SER_996">
            <text:p>SER_996</text:p>
          </table:table-cell>
          <table:table-cell office:value-type="string">
            <text:p>cubic_inch_per_minute</text:p>
          </table:table-cell>
          <table:table-cell office:value-type="string">
            <text:p>cubic inch per minute</text:p>
          </table:table-cell>
          <table:table-cell office:value-type="string">
            <text:p>in³/min</text:p>
          </table:table-cell>
          <table:table-cell office:value-type="string">
            <text:p>flow_rate_volume</text:p>
          </table:table-cell>
          <table:table-cell table:number-columns-repeated="2"/>
        </table:table-row>
        <table:table-row table:style-name="ro1">
          <table:table-cell table:formula="of:=&quot;SER_&quot;" office:value-type="string" office:string-value="SER_">
            <text:p>SER_</text:p>
          </table:table-cell>
          <table:table-cell table:formula="of:=[.B1389]+1" office:value-type="float" office:value="997">
            <text:p>997</text:p>
          </table:table-cell>
          <table:table-cell table:formula="of:=CONCATENATE([.$A1390];TEXT([.$B1390];&quot;#####&quot;))" office:value-type="string" office:string-value="SER_997">
            <text:p>SER_997</text:p>
          </table:table-cell>
          <table:table-cell table:number-columns-repeated="2" office:value-type="string">
            <text:p>pie</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390]+1" office:value-type="float" office:value="998">
            <text:p>998</text:p>
          </table:table-cell>
          <table:table-cell table:formula="of:=CONCATENATE([.$A1391];TEXT([.$B1391];&quot;#####&quot;))" office:value-type="string" office:string-value="SER_998">
            <text:p>SER_998</text:p>
          </table:table-cell>
          <table:table-cell table:number-columns-repeated="2" office:value-type="string">
            <text:p>adsl</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391]+1" office:value-type="float" office:value="999">
            <text:p>999</text:p>
          </table:table-cell>
          <table:table-cell table:formula="of:=CONCATENATE([.$A1392];TEXT([.$B1392];&quot;#####&quot;))" office:value-type="string" office:string-value="SER_999">
            <text:p>SER_999</text:p>
          </table:table-cell>
          <table:table-cell office:value-type="string">
            <text:p>cubic_ton_of_timber</text:p>
          </table:table-cell>
          <table:table-cell office:value-type="string">
            <text:p>cubic ton of timber</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392]+1" office:value-type="float" office:value="1000">
            <text:p>1000</text:p>
          </table:table-cell>
          <table:table-cell table:formula="of:=CONCATENATE([.$A1393];TEXT([.$B1393];&quot;#####&quot;))" office:value-type="string" office:string-value="SER_1000">
            <text:p>SER_1000</text:p>
          </table:table-cell>
          <table:table-cell table:number-columns-repeated="2" office:value-type="string">
            <text:p>mole</text:p>
          </table:table-cell>
          <table:table-cell office:value-type="string">
            <text:p>mol</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393]+1" office:value-type="float" office:value="1001">
            <text:p>1001</text:p>
          </table:table-cell>
          <table:table-cell table:formula="of:=CONCATENATE([.$A1394];TEXT([.$B1394];&quot;#####&quot;))" office:value-type="string" office:string-value="SER_1001">
            <text:p>SER_1001</text:p>
          </table:table-cell>
          <table:table-cell table:number-columns-repeated="2" office:value-type="string">
            <text:p>deka</text:p>
          </table:table-cell>
          <table:table-cell office:value-type="string">
            <text:p>da</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394]+1" office:value-type="float" office:value="1002">
            <text:p>1002</text:p>
          </table:table-cell>
          <table:table-cell table:formula="of:=CONCATENATE([.$A1395];TEXT([.$B1395];&quot;#####&quot;))" office:value-type="string" office:string-value="SER_1002">
            <text:p>SER_1002</text:p>
          </table:table-cell>
          <table:table-cell table:number-columns-repeated="2" office:value-type="string">
            <text:p>pfund</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95]+1" office:value-type="float" office:value="1003">
            <text:p>1003</text:p>
          </table:table-cell>
          <table:table-cell table:formula="of:=CONCATENATE([.$A1396];TEXT([.$B1396];&quot;#####&quot;))" office:value-type="string" office:string-value="SER_1003">
            <text:p>SER_1003</text:p>
          </table:table-cell>
          <table:table-cell office:value-type="string">
            <text:p>planck_density</text:p>
          </table:table-cell>
          <table:table-cell office:value-type="string">
            <text:p>planck density</text:p>
          </table:table-cell>
          <table:table-cell office:value-type="string">
            <text:p>l⁻³m</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396]+1" office:value-type="float" office:value="1004">
            <text:p>1004</text:p>
          </table:table-cell>
          <table:table-cell table:formula="of:=CONCATENATE([.$A1397];TEXT([.$B1397];&quot;#####&quot;))" office:value-type="string" office:string-value="SER_1004">
            <text:p>SER_1004</text:p>
          </table:table-cell>
          <table:table-cell office:value-type="string">
            <text:p>thousand_pounds_per_square_inch</text:p>
          </table:table-cell>
          <table:table-cell office:value-type="string">
            <text:p>thousand pounds per square inch</text:p>
          </table:table-cell>
          <table:table-cell office:value-type="string">
            <text:p>ksi</text:p>
          </table:table-cell>
          <table:table-cell office:value-type="string">
            <text:p>pressure</text:p>
          </table:table-cell>
          <table:table-cell table:number-columns-repeated="2"/>
        </table:table-row>
        <table:table-row table:style-name="ro2">
          <table:table-cell table:formula="of:=&quot;SER_&quot;" office:value-type="string" office:string-value="SER_">
            <text:p>SER_</text:p>
          </table:table-cell>
          <table:table-cell table:formula="of:=[.B1397]+1" office:value-type="float" office:value="1005">
            <text:p>1005</text:p>
          </table:table-cell>
          <table:table-cell table:formula="of:=CONCATENATE([.$A1398];TEXT([.$B1398];&quot;#####&quot;))" office:value-type="string" office:string-value="SER_1005">
            <text:p>SER_1005</text:p>
          </table:table-cell>
          <table:table-cell office:value-type="string">
            <text:p>qian_(市錢)</text:p>
          </table:table-cell>
          <table:table-cell office:value-type="string">
            <text:p>qian (市錢)</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398]+1" office:value-type="float" office:value="1006">
            <text:p>1006</text:p>
          </table:table-cell>
          <table:table-cell table:formula="of:=CONCATENATE([.$A1399];TEXT([.$B1399];&quot;#####&quot;))" office:value-type="string" office:string-value="SER_1006">
            <text:p>SER_1006</text:p>
          </table:table-cell>
          <table:table-cell office:value-type="string">
            <text:p>vietnamese_dong</text:p>
          </table:table-cell>
          <table:table-cell office:value-type="string">
            <text:p>vietnamese dong</text:p>
          </table:table-cell>
          <table:table-cell office:value-type="string">
            <text:p>vnd</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1399]+1" office:value-type="float" office:value="1007">
            <text:p>1007</text:p>
          </table:table-cell>
          <table:table-cell table:formula="of:=CONCATENATE([.$A1400];TEXT([.$B1400];&quot;#####&quot;))" office:value-type="string" office:string-value="SER_1007">
            <text:p>SER_1007</text:p>
          </table:table-cell>
          <table:table-cell office:value-type="string">
            <text:p>liang_(兩)</text:p>
          </table:table-cell>
          <table:table-cell office:value-type="string">
            <text:p>liang (兩)</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400]+1" office:value-type="float" office:value="1008">
            <text:p>1008</text:p>
          </table:table-cell>
          <table:table-cell table:formula="of:=CONCATENATE([.$A1401];TEXT([.$B1401];&quot;#####&quot;))" office:value-type="string" office:string-value="SER_1008">
            <text:p>SER_1008</text:p>
          </table:table-cell>
          <table:table-cell table:number-columns-repeated="2" office:value-type="string">
            <text:p>percent</text:p>
          </table:table-cell>
          <table:table-cell office:value-type="string">
            <text:p>%</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401]+1" office:value-type="float" office:value="1009">
            <text:p>1009</text:p>
          </table:table-cell>
          <table:table-cell table:formula="of:=CONCATENATE([.$A1402];TEXT([.$B1402];&quot;#####&quot;))" office:value-type="string" office:string-value="SER_1009">
            <text:p>SER_1009</text:p>
          </table:table-cell>
          <table:table-cell office:value-type="string">
            <text:p>revolution_per_minute</text:p>
          </table:table-cell>
          <table:table-cell office:value-type="string">
            <text:p>revolution per minute</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402]+1" office:value-type="float" office:value="1010">
            <text:p>1010</text:p>
          </table:table-cell>
          <table:table-cell table:formula="of:=CONCATENATE([.$A1403];TEXT([.$B1403];&quot;#####&quot;))" office:value-type="string" office:string-value="SER_1010">
            <text:p>SER_1010</text:p>
          </table:table-cell>
          <table:table-cell office:value-type="string">
            <text:p>centimeter_of_mercury</text:p>
          </table:table-cell>
          <table:table-cell office:value-type="string">
            <text:p>centimeter of mercury</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403]+1" office:value-type="float" office:value="1011">
            <text:p>1011</text:p>
          </table:table-cell>
          <table:table-cell table:formula="of:=CONCATENATE([.$A1404];TEXT([.$B1404];&quot;#####&quot;))" office:value-type="string" office:string-value="SER_1011">
            <text:p>SER_1011</text:p>
          </table:table-cell>
          <table:table-cell office:value-type="string">
            <text:p>mebibyte_per_day</text:p>
          </table:table-cell>
          <table:table-cell office:value-type="string">
            <text:p>mebibyte per day</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404]+1" office:value-type="float" office:value="1012">
            <text:p>1012</text:p>
          </table:table-cell>
          <table:table-cell table:formula="of:=CONCATENATE([.$A1405];TEXT([.$B1405];&quot;#####&quot;))" office:value-type="string" office:string-value="SER_1012">
            <text:p>SER_1012</text:p>
          </table:table-cell>
          <table:table-cell office:value-type="string">
            <text:p>barbadian_dollar</text:p>
          </table:table-cell>
          <table:table-cell office:value-type="string">
            <text:p>barbadian dollar</text:p>
          </table:table-cell>
          <table:table-cell office:value-type="string">
            <text:p>bbd,bds$,$</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405]+1" office:value-type="float" office:value="1013">
            <text:p>1013</text:p>
          </table:table-cell>
          <table:table-cell table:formula="of:=CONCATENATE([.$A1406];TEXT([.$B1406];&quot;#####&quot;))" office:value-type="string" office:string-value="SER_1013">
            <text:p>SER_1013</text:p>
          </table:table-cell>
          <table:table-cell table:number-columns-repeated="2" office:value-type="string">
            <text:p>exbibyte</text:p>
          </table:table-cell>
          <table:table-cell office:value-type="string">
            <text:p>e</text:p>
          </table:table-cell>
          <table:table-cell office:value-type="string">
            <text:p>computer</text:p>
          </table:table-cell>
          <table:table-cell table:number-columns-repeated="2"/>
        </table:table-row>
        <table:table-row table:style-name="ro1">
          <table:table-cell table:formula="of:=&quot;SER_&quot;" office:value-type="string" office:string-value="SER_">
            <text:p>SER_</text:p>
          </table:table-cell>
          <table:table-cell table:formula="of:=[.B1406]+1" office:value-type="float" office:value="1014">
            <text:p>1014</text:p>
          </table:table-cell>
          <table:table-cell table:formula="of:=CONCATENATE([.$A1407];TEXT([.$B1407];&quot;#####&quot;))" office:value-type="string" office:string-value="SER_1014">
            <text:p>SER_1014</text:p>
          </table:table-cell>
          <table:table-cell office:value-type="string">
            <text:p>gallon_per_100_km</text:p>
          </table:table-cell>
          <table:table-cell office:value-type="string">
            <text:p>gallon per 100 km</text:p>
          </table:table-cell>
          <table:table-cell office:value-type="string">
            <text:p>gal/100km</text:p>
          </table:table-cell>
          <table:table-cell office:value-type="string">
            <text:p>fuel</text:p>
          </table:table-cell>
          <table:table-cell table:number-columns-repeated="2"/>
        </table:table-row>
        <table:table-row table:style-name="ro1">
          <table:table-cell table:formula="of:=&quot;SER_&quot;" office:value-type="string" office:string-value="SER_">
            <text:p>SER_</text:p>
          </table:table-cell>
          <table:table-cell table:formula="of:=[.B1407]+1" office:value-type="float" office:value="1015">
            <text:p>1015</text:p>
          </table:table-cell>
          <table:table-cell table:formula="of:=CONCATENATE([.$A1408];TEXT([.$B1408];&quot;#####&quot;))" office:value-type="string" office:string-value="SER_1015">
            <text:p>SER_1015</text:p>
          </table:table-cell>
          <table:table-cell office:value-type="string">
            <text:p>haitian_gourde</text:p>
          </table:table-cell>
          <table:table-cell office:value-type="string">
            <text:p>haitian gourde</text:p>
          </table:table-cell>
          <table:table-cell office:value-type="string">
            <text:p>htg</text:p>
          </table:table-cell>
          <table:table-cell office:value-type="string">
            <text:p>currency</text:p>
          </table:table-cell>
          <table:table-cell table:number-columns-repeated="2"/>
        </table:table-row>
        <table:table-row table:style-name="ro3">
          <table:table-cell table:formula="of:=&quot;SER_&quot;" office:value-type="string" office:string-value="SER_">
            <text:p>SER_</text:p>
          </table:table-cell>
          <table:table-cell table:formula="of:=[.B1408]+1" office:value-type="float" office:value="1016">
            <text:p>1016</text:p>
          </table:table-cell>
          <table:table-cell table:formula="of:=CONCATENATE([.$A1409];TEXT([.$B1409];&quot;#####&quot;))" office:value-type="string" office:string-value="SER_1016">
            <text:p>SER_1016</text:p>
          </table:table-cell>
          <table:table-cell office:value-type="string">
            <text:p>sat_(สัด_basket)</text:p>
          </table:table-cell>
          <table:table-cell office:value-type="string">
            <text:p>sat (สัด_basket)</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409]+1" office:value-type="float" office:value="1017">
            <text:p>1017</text:p>
          </table:table-cell>
          <table:table-cell table:formula="of:=CONCATENATE([.$A1410];TEXT([.$B1410];&quot;#####&quot;))" office:value-type="string" office:string-value="SER_1017">
            <text:p>SER_1017</text:p>
          </table:table-cell>
          <table:table-cell office:value-type="string">
            <text:p>pound_per_square_foot</text:p>
          </table:table-cell>
          <table:table-cell office:value-type="string">
            <text:p>pound per square foot</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410]+1" office:value-type="float" office:value="1018">
            <text:p>1018</text:p>
          </table:table-cell>
          <table:table-cell table:formula="of:=CONCATENATE([.$A1411];TEXT([.$B1411];&quot;#####&quot;))" office:value-type="string" office:string-value="SER_1018">
            <text:p>SER_1018</text:p>
          </table:table-cell>
          <table:table-cell office:value-type="string">
            <text:p>bermudan_dollar</text:p>
          </table:table-cell>
          <table:table-cell office:value-type="string">
            <text:p>bermudan dollar</text:p>
          </table:table-cell>
          <table:table-cell office:value-type="string">
            <text:p>bmd,bd$,$</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411]+1" office:value-type="float" office:value="1019">
            <text:p>1019</text:p>
          </table:table-cell>
          <table:table-cell table:formula="of:=CONCATENATE([.$A1412];TEXT([.$B1412];&quot;#####&quot;))" office:value-type="string" office:string-value="SER_1019">
            <text:p>SER_1019</text:p>
          </table:table-cell>
          <table:table-cell office:value-type="string">
            <text:p>density_of_lead</text:p>
          </table:table-cell>
          <table:table-cell office:value-type="string">
            <text:p>density of lead</text:p>
          </table:table-cell>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412]+1" office:value-type="float" office:value="1020">
            <text:p>1020</text:p>
          </table:table-cell>
          <table:table-cell table:formula="of:=CONCATENATE([.$A1413];TEXT([.$B1413];&quot;#####&quot;))" office:value-type="string" office:string-value="SER_1020">
            <text:p>SER_1020</text:p>
          </table:table-cell>
          <table:table-cell table:number-columns-repeated="2" office:value-type="string">
            <text:p>canad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413]+1" office:value-type="float" office:value="1021">
            <text:p>1021</text:p>
          </table:table-cell>
          <table:table-cell table:formula="of:=CONCATENATE([.$A1414];TEXT([.$B1414];&quot;#####&quot;))" office:value-type="string" office:string-value="SER_1021">
            <text:p>SER_1021</text:p>
          </table:table-cell>
          <table:table-cell office:value-type="string">
            <text:p>pound_per_cubic_foot</text:p>
          </table:table-cell>
          <table:table-cell office:value-type="string">
            <text:p>pound per cubic foot</text:p>
          </table:table-cell>
          <table:table-cell office:value-type="string">
            <text:p>lb/ft³</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414]+1" office:value-type="float" office:value="1022">
            <text:p>1022</text:p>
          </table:table-cell>
          <table:table-cell table:formula="of:=CONCATENATE([.$A1415];TEXT([.$B1415];&quot;#####&quot;))" office:value-type="string" office:string-value="SER_1022">
            <text:p>SER_1022</text:p>
          </table:table-cell>
          <table:table-cell office:value-type="string">
            <text:p>square_arshin</text:p>
          </table:table-cell>
          <table:table-cell office:value-type="string">
            <text:p>square arshin</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415]+1" office:value-type="float" office:value="1023">
            <text:p>1023</text:p>
          </table:table-cell>
          <table:table-cell table:formula="of:=CONCATENATE([.$A1416];TEXT([.$B1416];&quot;#####&quot;))" office:value-type="string" office:string-value="SER_1023">
            <text:p>SER_1023</text:p>
          </table:table-cell>
          <table:table-cell office:value-type="string">
            <text:p>hour_per_gigabyte</text:p>
          </table:table-cell>
          <table:table-cell office:value-type="string">
            <text:p>hour per gigabyte</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416]+1" office:value-type="float" office:value="1024">
            <text:p>1024</text:p>
          </table:table-cell>
          <table:table-cell table:formula="of:=CONCATENATE([.$A1417];TEXT([.$B1417];&quot;#####&quot;))" office:value-type="string" office:string-value="SER_1024">
            <text:p>SER_1024</text:p>
          </table:table-cell>
          <table:table-cell table:number-columns-repeated="2" office:value-type="string">
            <text:p>almude</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417]+1" office:value-type="float" office:value="1025">
            <text:p>1025</text:p>
          </table:table-cell>
          <table:table-cell table:formula="of:=CONCATENATE([.$A1418];TEXT([.$B1418];&quot;#####&quot;))" office:value-type="string" office:string-value="SER_1025">
            <text:p>SER_1025</text:p>
          </table:table-cell>
          <table:table-cell table:number-columns-repeated="2" office:value-type="string">
            <text:p>sazhen</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418]+1" office:value-type="float" office:value="1026">
            <text:p>1026</text:p>
          </table:table-cell>
          <table:table-cell table:formula="of:=CONCATENATE([.$A1419];TEXT([.$B1419];&quot;#####&quot;))" office:value-type="string" office:string-value="SER_1026">
            <text:p>SER_1026</text:p>
          </table:table-cell>
          <table:table-cell table:number-columns-repeated="2" office:value-type="string">
            <text:p>pood</text:p>
          </table:table-cell>
          <table:table-cell/>
          <table:table-cell office:value-type="string">
            <text:p>weight</text:p>
          </table:table-cell>
          <table:table-cell table:number-columns-repeated="2"/>
        </table:table-row>
        <table:table-row table:style-name="ro1">
          <table:table-cell table:formula="of:=&quot;SER_&quot;" office:value-type="string" office:string-value="SER_">
            <text:p>SER_</text:p>
          </table:table-cell>
          <table:table-cell table:formula="of:=[.B1419]+1" office:value-type="float" office:value="1027">
            <text:p>1027</text:p>
          </table:table-cell>
          <table:table-cell table:formula="of:=CONCATENATE([.$A1420];TEXT([.$B1420];&quot;#####&quot;))" office:value-type="string" office:string-value="SER_1027">
            <text:p>SER_1027</text:p>
          </table:table-cell>
          <table:table-cell office:value-type="string">
            <text:p>ethernet_1000base-t</text:p>
          </table:table-cell>
          <table:table-cell office:value-type="string">
            <text:p>ethernet 1000base-t</text:p>
          </table:table-cell>
          <table:table-cell/>
          <table:table-cell office:value-type="string">
            <text:p>data_transfer_rate</text:p>
          </table:table-cell>
          <table:table-cell table:number-columns-repeated="2"/>
        </table:table-row>
        <table:table-row table:style-name="ro1">
          <table:table-cell table:formula="of:=&quot;SER_&quot;" office:value-type="string" office:string-value="SER_">
            <text:p>SER_</text:p>
          </table:table-cell>
          <table:table-cell table:formula="of:=[.B1420]+1" office:value-type="float" office:value="1028">
            <text:p>1028</text:p>
          </table:table-cell>
          <table:table-cell table:formula="of:=CONCATENATE([.$A1421];TEXT([.$B1421];&quot;#####&quot;))" office:value-type="string" office:string-value="SER_1028">
            <text:p>SER_1028</text:p>
          </table:table-cell>
          <table:table-cell table:number-columns-repeated="2" office:value-type="string">
            <text:p>quarta</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421]+1" office:value-type="float" office:value="1029">
            <text:p>1029</text:p>
          </table:table-cell>
          <table:table-cell table:formula="of:=CONCATENATE([.$A1422];TEXT([.$B1422];&quot;#####&quot;))" office:value-type="string" office:string-value="SER_1029">
            <text:p>SER_1029</text:p>
          </table:table-cell>
          <table:table-cell table:number-columns-repeated="2" office:value-type="string">
            <text:p>blondel</text:p>
          </table:table-cell>
          <table:table-cell/>
          <table:table-cell office:value-type="string">
            <text:p>illuminance</text:p>
          </table:table-cell>
          <table:table-cell table:number-columns-repeated="2"/>
        </table:table-row>
        <table:table-row table:style-name="ro1">
          <table:table-cell table:formula="of:=&quot;SER_&quot;" office:value-type="string" office:string-value="SER_">
            <text:p>SER_</text:p>
          </table:table-cell>
          <table:table-cell table:formula="of:=[.B1422]+1" office:value-type="float" office:value="1030">
            <text:p>1030</text:p>
          </table:table-cell>
          <table:table-cell table:formula="of:=CONCATENATE([.$A1423];TEXT([.$B1423];&quot;#####&quot;))" office:value-type="string" office:string-value="SER_1030">
            <text:p>SER_1030</text:p>
          </table:table-cell>
          <table:table-cell table:number-columns-repeated="2" office:value-type="string">
            <text:p>palmo</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423]+1" office:value-type="float" office:value="1031">
            <text:p>1031</text:p>
          </table:table-cell>
          <table:table-cell table:formula="of:=CONCATENATE([.$A1424];TEXT([.$B1424];&quot;#####&quot;))" office:value-type="string" office:string-value="SER_1031">
            <text:p>SER_1031</text:p>
          </table:table-cell>
          <table:table-cell office:value-type="string">
            <text:p>tebibyte_per_minute</text:p>
          </table:table-cell>
          <table:table-cell office:value-type="string">
            <text:p>tebibyte per minute</text:p>
          </table:table-cell>
          <table:table-cell/>
          <table:table-cell office:value-type="string">
            <text:p>data_transfer_rate</text:p>
          </table:table-cell>
          <table:table-cell table:number-columns-repeated="2"/>
        </table:table-row>
        <table:table-row table:style-name="ro2">
          <table:table-cell table:formula="of:=&quot;SER_&quot;" office:value-type="string" office:string-value="SER_">
            <text:p>SER_</text:p>
          </table:table-cell>
          <table:table-cell table:formula="of:=[.B1424]+1" office:value-type="float" office:value="1032">
            <text:p>1032</text:p>
          </table:table-cell>
          <table:table-cell table:formula="of:=CONCATENATE([.$A1425];TEXT([.$B1425];&quot;#####&quot;))" office:value-type="string" office:string-value="SER_1032">
            <text:p>SER_1032</text:p>
          </table:table-cell>
          <table:table-cell office:value-type="string">
            <text:p>hiro_(尋)</text:p>
          </table:table-cell>
          <table:table-cell office:value-type="string">
            <text:p>hiro (尋)</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425]+1" office:value-type="float" office:value="1033">
            <text:p>1033</text:p>
          </table:table-cell>
          <table:table-cell table:formula="of:=CONCATENATE([.$A1426];TEXT([.$B1426];&quot;#####&quot;))" office:value-type="string" office:string-value="SER_1033">
            <text:p>SER_1033</text:p>
          </table:table-cell>
          <table:table-cell office:value-type="string">
            <text:p>vanuatu_vatu</text:p>
          </table:table-cell>
          <table:table-cell office:value-type="string">
            <text:p>vanuatu vatu</text:p>
          </table:table-cell>
          <table:table-cell office:value-type="string">
            <text:p>vuv</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426]+1" office:value-type="float" office:value="1034">
            <text:p>1034</text:p>
          </table:table-cell>
          <table:table-cell table:formula="of:=CONCATENATE([.$A1427];TEXT([.$B1427];&quot;#####&quot;))" office:value-type="string" office:string-value="SER_1034">
            <text:p>SER_1034</text:p>
          </table:table-cell>
          <table:table-cell office:value-type="string">
            <text:p>radian_per_minute</text:p>
          </table:table-cell>
          <table:table-cell office:value-type="string">
            <text:p>radian per minute</text:p>
          </table:table-cell>
          <table:table-cell/>
          <table:table-cell office:value-type="string">
            <text:p>angular_velocity</text:p>
          </table:table-cell>
          <table:table-cell table:number-columns-repeated="2"/>
        </table:table-row>
        <table:table-row table:style-name="ro1">
          <table:table-cell table:formula="of:=&quot;SER_&quot;" office:value-type="string" office:string-value="SER_">
            <text:p>SER_</text:p>
          </table:table-cell>
          <table:table-cell table:formula="of:=[.B1427]+1" office:value-type="float" office:value="1035">
            <text:p>1035</text:p>
          </table:table-cell>
          <table:table-cell table:formula="of:=CONCATENATE([.$A1428];TEXT([.$B1428];&quot;#####&quot;))" office:value-type="string" office:string-value="SER_1035">
            <text:p>SER_1035</text:p>
          </table:table-cell>
          <table:table-cell office:value-type="string">
            <text:p>braça_quadrada_(square_braça)</text:p>
          </table:table-cell>
          <table:table-cell office:value-type="string">
            <text:p>braça quadrada (square braç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428]+1" office:value-type="float" office:value="1036">
            <text:p>1036</text:p>
          </table:table-cell>
          <table:table-cell table:formula="of:=CONCATENATE([.$A1429];TEXT([.$B1429];&quot;#####&quot;))" office:value-type="string" office:string-value="SER_1036">
            <text:p>SER_1036</text:p>
          </table:table-cell>
          <table:table-cell table:number-columns-repeated="2" office:value-type="string">
            <text:p>land</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429]+1" office:value-type="float" office:value="1037">
            <text:p>1037</text:p>
          </table:table-cell>
          <table:table-cell table:formula="of:=CONCATENATE([.$A1430];TEXT([.$B1430];&quot;#####&quot;))" office:value-type="string" office:string-value="SER_1037">
            <text:p>SER_1037</text:p>
          </table:table-cell>
          <table:table-cell office:value-type="string">
            <text:p>foot_pound-force_per_second</text:p>
          </table:table-cell>
          <table:table-cell office:value-type="string">
            <text:p>foot pound-force per second</text:p>
          </table:table-cell>
          <table:table-cell office:value-type="string">
            <text:p>ft*lbf/s</text:p>
          </table:table-cell>
          <table:table-cell office:value-type="string">
            <text:p>power</text:p>
          </table:table-cell>
          <table:table-cell table:number-columns-repeated="2"/>
        </table:table-row>
        <table:table-row table:style-name="ro1">
          <table:table-cell table:formula="of:=&quot;SER_&quot;" office:value-type="string" office:string-value="SER_">
            <text:p>SER_</text:p>
          </table:table-cell>
          <table:table-cell table:formula="of:=[.B1430]+1" office:value-type="float" office:value="1038">
            <text:p>1038</text:p>
          </table:table-cell>
          <table:table-cell table:formula="of:=CONCATENATE([.$A1431];TEXT([.$B1431];&quot;#####&quot;))" office:value-type="string" office:string-value="SER_1038">
            <text:p>SER_1038</text:p>
          </table:table-cell>
          <table:table-cell office:value-type="string">
            <text:p>ounce_per_u.s._gallon</text:p>
          </table:table-cell>
          <table:table-cell office:value-type="string">
            <text:p>ounce per u.s. gallon</text:p>
          </table:table-cell>
          <table:table-cell office:value-type="string">
            <text:p>oz/gal</text:p>
          </table:table-cell>
          <table:table-cell office:value-type="string">
            <text:p>density</text:p>
          </table:table-cell>
          <table:table-cell table:number-columns-repeated="2"/>
        </table:table-row>
        <table:table-row table:style-name="ro1">
          <table:table-cell table:formula="of:=&quot;SER_&quot;" office:value-type="string" office:string-value="SER_">
            <text:p>SER_</text:p>
          </table:table-cell>
          <table:table-cell table:formula="of:=[.B1431]+1" office:value-type="float" office:value="1039">
            <text:p>1039</text:p>
          </table:table-cell>
          <table:table-cell table:formula="of:=CONCATENATE([.$A1432];TEXT([.$B1432];&quot;#####&quot;))" office:value-type="string" office:string-value="SER_1039">
            <text:p>SER_1039</text:p>
          </table:table-cell>
          <table:table-cell table:number-columns-repeated="2" office:value-type="string">
            <text:p>permille</text:p>
          </table:table-cell>
          <table:table-cell office:value-type="string">
            <text:p>‰</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432]+1" office:value-type="float" office:value="1040">
            <text:p>1040</text:p>
          </table:table-cell>
          <table:table-cell table:formula="of:=CONCATENATE([.$A1433];TEXT([.$B1433];&quot;#####&quot;))" office:value-type="string" office:string-value="SER_1040">
            <text:p>SER_1040</text:p>
          </table:table-cell>
          <table:table-cell office:value-type="string">
            <text:p>ugandan_shilling</text:p>
          </table:table-cell>
          <table:table-cell office:value-type="string">
            <text:p>ugandan shilling</text:p>
          </table:table-cell>
          <table:table-cell office:value-type="string">
            <text:p>ugx</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433]+1" office:value-type="float" office:value="1041">
            <text:p>1041</text:p>
          </table:table-cell>
          <table:table-cell table:formula="of:=CONCATENATE([.$A1434];TEXT([.$B1434];&quot;#####&quot;))" office:value-type="string" office:string-value="SER_1041">
            <text:p>SER_1041</text:p>
          </table:table-cell>
          <table:table-cell office:value-type="string">
            <text:p>cubic_millimeter</text:p>
          </table:table-cell>
          <table:table-cell office:value-type="string">
            <text:p>cubic millimeter</text:p>
          </table:table-cell>
          <table:table-cell office:value-type="string">
            <text:p>mm³</text:p>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434]+1" office:value-type="float" office:value="1042">
            <text:p>1042</text:p>
          </table:table-cell>
          <table:table-cell table:formula="of:=CONCATENATE([.$A1435];TEXT([.$B1435];&quot;#####&quot;))" office:value-type="string" office:string-value="SER_1042">
            <text:p>SER_1042</text:p>
          </table:table-cell>
          <table:table-cell office:value-type="string">
            <text:p>parts_per_billion</text:p>
          </table:table-cell>
          <table:table-cell office:value-type="string">
            <text:p>parts per billion</text:p>
          </table:table-cell>
          <table:table-cell office:value-type="string">
            <text:p>ppb</text:p>
          </table:table-cell>
          <table:table-cell office:value-type="string">
            <text:p>percent</text:p>
          </table:table-cell>
          <table:table-cell table:number-columns-repeated="2"/>
        </table:table-row>
        <table:table-row table:style-name="ro1">
          <table:table-cell table:formula="of:=&quot;SER_&quot;" office:value-type="string" office:string-value="SER_">
            <text:p>SER_</text:p>
          </table:table-cell>
          <table:table-cell table:formula="of:=[.B1435]+1" office:value-type="float" office:value="1043">
            <text:p>1043</text:p>
          </table:table-cell>
          <table:table-cell table:formula="of:=CONCATENATE([.$A1436];TEXT([.$B1436];&quot;#####&quot;))" office:value-type="string" office:string-value="SER_1043">
            <text:p>SER_1043</text:p>
          </table:table-cell>
          <table:table-cell office:value-type="string">
            <text:p>rwandan_franc</text:p>
          </table:table-cell>
          <table:table-cell office:value-type="string">
            <text:p>rwandan franc</text:p>
          </table:table-cell>
          <table:table-cell office:value-type="string">
            <text:p>rwf</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436]+1" office:value-type="float" office:value="1044">
            <text:p>1044</text:p>
          </table:table-cell>
          <table:table-cell table:formula="of:=CONCATENATE([.$A1437];TEXT([.$B1437];&quot;#####&quot;))" office:value-type="string" office:string-value="SER_1044">
            <text:p>SER_1044</text:p>
          </table:table-cell>
          <table:table-cell table:number-columns-repeated="2" office:value-type="string">
            <text:p>microinch</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437]+1" office:value-type="float" office:value="1045">
            <text:p>1045</text:p>
          </table:table-cell>
          <table:table-cell table:formula="of:=CONCATENATE([.$A1438];TEXT([.$B1438];&quot;#####&quot;))" office:value-type="string" office:string-value="SER_1045">
            <text:p>SER_1045</text:p>
          </table:table-cell>
          <table:table-cell office:value-type="string">
            <text:p>panamanian_balboa</text:p>
          </table:table-cell>
          <table:table-cell office:value-type="string">
            <text:p>panamanian balboa</text:p>
          </table:table-cell>
          <table:table-cell office:value-type="string">
            <text:p>pab</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438]+1" office:value-type="float" office:value="1046">
            <text:p>1046</text:p>
          </table:table-cell>
          <table:table-cell table:formula="of:=CONCATENATE([.$A1439];TEXT([.$B1439];&quot;#####&quot;))" office:value-type="string" office:string-value="SER_1046">
            <text:p>SER_1046</text:p>
          </table:table-cell>
          <table:table-cell office:value-type="string">
            <text:p>gram_per_year</text:p>
          </table:table-cell>
          <table:table-cell office:value-type="string">
            <text:p>gram per year</text:p>
          </table:table-cell>
          <table:table-cell office:value-type="string">
            <text:p>g/year</text:p>
          </table:table-cell>
          <table:table-cell office:value-type="string">
            <text:p>flow_rate_mass</text:p>
          </table:table-cell>
          <table:table-cell table:number-columns-repeated="2"/>
        </table:table-row>
        <table:table-row table:style-name="ro1">
          <table:table-cell table:formula="of:=&quot;SER_&quot;" office:value-type="string" office:string-value="SER_">
            <text:p>SER_</text:p>
          </table:table-cell>
          <table:table-cell table:formula="of:=[.B1439]+1" office:value-type="float" office:value="1047">
            <text:p>1047</text:p>
          </table:table-cell>
          <table:table-cell table:formula="of:=CONCATENATE([.$A1440];TEXT([.$B1440];&quot;#####&quot;))" office:value-type="string" office:string-value="SER_1047">
            <text:p>SER_1047</text:p>
          </table:table-cell>
          <table:table-cell office:value-type="string">
            <text:p>maldivian_rufiyaa</text:p>
          </table:table-cell>
          <table:table-cell office:value-type="string">
            <text:p>maldivian rufiyaa</text:p>
          </table:table-cell>
          <table:table-cell office:value-type="string">
            <text:p>mvr</text:p>
          </table:table-cell>
          <table:table-cell office:value-type="string">
            <text:p>currency</text:p>
          </table:table-cell>
          <table:table-cell table:number-columns-repeated="2"/>
        </table:table-row>
        <table:table-row table:style-name="ro2">
          <table:table-cell table:formula="of:=&quot;SER_&quot;" office:value-type="string" office:string-value="SER_">
            <text:p>SER_</text:p>
          </table:table-cell>
          <table:table-cell table:formula="of:=[.B1440]+1" office:value-type="float" office:value="1048">
            <text:p>1048</text:p>
          </table:table-cell>
          <table:table-cell table:formula="of:=CONCATENATE([.$A1441];TEXT([.$B1441];&quot;#####&quot;))" office:value-type="string" office:string-value="SER_1048">
            <text:p>SER_1048</text:p>
          </table:table-cell>
          <table:table-cell office:value-type="string">
            <text:p>cun_(市寸)</text:p>
          </table:table-cell>
          <table:table-cell office:value-type="string">
            <text:p>cun (市寸)</text:p>
          </table:table-cell>
          <table:table-cell/>
          <table:table-cell office:value-type="string">
            <text:p>length</text:p>
          </table:table-cell>
          <table:table-cell table:number-columns-repeated="2"/>
        </table:table-row>
        <table:table-row table:style-name="ro1">
          <table:table-cell table:formula="of:=&quot;SER_&quot;" office:value-type="string" office:string-value="SER_">
            <text:p>SER_</text:p>
          </table:table-cell>
          <table:table-cell table:formula="of:=[.B1441]+1" office:value-type="float" office:value="1049">
            <text:p>1049</text:p>
          </table:table-cell>
          <table:table-cell table:formula="of:=CONCATENATE([.$A1442];TEXT([.$B1442];&quot;#####&quot;))" office:value-type="string" office:string-value="SER_1049">
            <text:p>SER_1049</text:p>
          </table:table-cell>
          <table:table-cell office:value-type="string">
            <text:p>cubic_light_year</text:p>
          </table:table-cell>
          <table:table-cell office:value-type="string">
            <text:p>cubic light year</text:p>
          </table:table-cell>
          <table:table-cell/>
          <table:table-cell office:value-type="string">
            <text:p>volume</text:p>
          </table:table-cell>
          <table:table-cell table:number-columns-repeated="2"/>
        </table:table-row>
        <table:table-row table:style-name="ro1">
          <table:table-cell table:formula="of:=&quot;SER_&quot;" office:value-type="string" office:string-value="SER_">
            <text:p>SER_</text:p>
          </table:table-cell>
          <table:table-cell table:formula="of:=[.B1442]+1" office:value-type="float" office:value="1050">
            <text:p>1050</text:p>
          </table:table-cell>
          <table:table-cell table:formula="of:=CONCATENATE([.$A1443];TEXT([.$B1443];&quot;#####&quot;))" office:value-type="string" office:string-value="SER_1050">
            <text:p>SER_1050</text:p>
          </table:table-cell>
          <table:table-cell office:value-type="string">
            <text:p>japanese_yen_¥</text:p>
          </table:table-cell>
          <table:table-cell office:value-type="string">
            <text:p>japanese yen_¥,yen,japanese yen</text:p>
          </table:table-cell>
          <table:table-cell office:value-type="string">
            <text:p>jpy,¥</text:p>
          </table:table-cell>
          <table:table-cell office:value-type="string">
            <text:p>currency</text:p>
          </table:table-cell>
          <table:table-cell table:number-columns-repeated="2"/>
        </table:table-row>
        <table:table-row table:style-name="ro1">
          <table:table-cell table:formula="of:=&quot;SER_&quot;" office:value-type="string" office:string-value="SER_">
            <text:p>SER_</text:p>
          </table:table-cell>
          <table:table-cell table:formula="of:=[.B1443]+1" office:value-type="float" office:value="1051">
            <text:p>1051</text:p>
          </table:table-cell>
          <table:table-cell table:formula="of:=CONCATENATE([.$A1444];TEXT([.$B1444];&quot;#####&quot;))" office:value-type="string" office:string-value="SER_1051">
            <text:p>SER_1051</text:p>
          </table:table-cell>
          <table:table-cell table:number-columns-repeated="2" office:value-type="string">
            <text:p>aranzada</text:p>
          </table:table-cell>
          <table:table-cell/>
          <table:table-cell office:value-type="string">
            <text:p>area</text:p>
          </table:table-cell>
          <table:table-cell table:number-columns-repeated="2"/>
        </table:table-row>
        <table:table-row table:style-name="ro1">
          <table:table-cell table:formula="of:=&quot;SER_&quot;" office:value-type="string" office:string-value="SER_">
            <text:p>SER_</text:p>
          </table:table-cell>
          <table:table-cell table:formula="of:=[.B1444]+1" office:value-type="float" office:value="1052">
            <text:p>1052</text:p>
          </table:table-cell>
          <table:table-cell table:formula="of:=CONCATENATE([.$A1445];TEXT([.$B1445];&quot;#####&quot;))" office:value-type="string" office:string-value="SER_1052">
            <text:p>SER_1052</text:p>
          </table:table-cell>
          <table:table-cell office:value-type="string">
            <text:p>ton_(u.s.)_per_square_foot</text:p>
          </table:table-cell>
          <table:table-cell office:value-type="string">
            <text:p>ton (u.s.) per square foot</text:p>
          </table:table-cell>
          <table:table-cell/>
          <table:table-cell office:value-type="string">
            <text:p>pressure</text:p>
          </table:table-cell>
          <table:table-cell table:number-columns-repeated="2"/>
        </table:table-row>
        <table:table-row table:style-name="ro1">
          <table:table-cell table:formula="of:=&quot;SER_&quot;" office:value-type="string" office:string-value="SER_">
            <text:p>SER_</text:p>
          </table:table-cell>
          <table:table-cell table:formula="of:=[.B1445]+1" office:value-type="float" office:value="1053">
            <text:p>1053</text:p>
          </table:table-cell>
          <table:table-cell table:formula="of:=CONCATENATE([.$A1446];TEXT([.$B1446];&quot;#####&quot;))" office:value-type="string" office:string-value="SER_1053">
            <text:p>SER_1053</text:p>
          </table:table-cell>
          <table:table-cell office:value-type="string">
            <text:p>south_korean_won</text:p>
          </table:table-cell>
          <table:table-cell office:value-type="string">
            <text:p>south korean won</text:p>
          </table:table-cell>
          <table:table-cell office:value-type="string">
            <text:p>krw</text:p>
          </table:table-cell>
          <table:table-cell office:value-type="string">
            <text:p>currency</text:p>
          </table:table-cell>
          <table:table-cell table:number-columns-repeated="2"/>
        </table:table-row>
        <table:table-row table:style-name="ro1" table:number-rows-repeated="1047129">
          <table:table-cell table:number-columns-repeated="9"/>
        </table:table-row>
        <table:table-row table:style-name="ro1">
          <table:table-cell table:number-columns-repeated="9"/>
        </table:table-row>
      </table:table>
      <table:table table:name="Sheet2" table:style-name="ta1">
        <table:table-column table:style-name="co1" table:default-cell-style-name="Default"/>
        <table:table-row table:style-name="ro4">
          <table:table-cell/>
        </table:table-row>
      </table:table>
      <table:table table:name="Sheet3" table:style-name="ta1">
        <table:table-column table:style-name="co1" table:default-cell-style-name="Default"/>
        <table:table-row table:style-name="ro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Arial" fo:language="en" fo:country="US" style:font-name-asian="Bitstream Vera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3:54:10</meta:creation-date>
    <dc:date>2016-02-14T14:12:20</dc:date>
    <meta:editing-duration>PT3M</meta:editing-duration>
    <meta:editing-cycles>1</meta:editing-cycles>
    <meta:document-statistic meta:table-count="3" meta:cell-count="9047" meta:object-count="0"/>
    <meta:generator>LibreOffice/3.5$Linux_X86_64 LibreOffice_project/350m1$Build-2</meta:generator>
  </office:meta>
</office:document-meta>
</file>